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54.75mm"/>
    </style:style>
    <style:style style:name="co18" style:family="table-column">
      <style:table-column-properties fo:break-before="auto" style:column-width="33.53mm"/>
    </style:style>
    <style:style style:name="co19" style:family="table-column">
      <style:table-column-properties fo:break-before="auto" style:column-width="19.31mm"/>
    </style:style>
    <style:style style:name="co20" style:family="table-column">
      <style:table-column-properties fo:break-before="auto" style:column-width="20.58mm"/>
    </style:style>
    <style:style style:name="co21" style:family="table-column">
      <style:table-column-properties fo:break-before="auto" style:column-width="7.85mm"/>
    </style:style>
    <style:style style:name="co22" style:family="table-column">
      <style:table-column-properties fo:break-before="auto" style:column-width="8.06mm"/>
    </style:style>
    <style:style style:name="co23" style:family="table-column">
      <style:table-column-properties fo:break-before="auto" style:column-width="21.85mm"/>
    </style:style>
    <style:style style:name="co24" style:family="table-column">
      <style:table-column-properties fo:break-before="auto" style:column-width="7.43mm"/>
    </style:style>
    <style:style style:name="co25" style:family="table-column">
      <style:table-column-properties fo:break-before="auto" style:column-width="7mm"/>
    </style:style>
    <style:style style:name="co26" style:family="table-column">
      <style:table-column-properties fo:break-before="auto" style:column-width="6.14mm"/>
    </style:style>
    <style:style style:name="co27" style:family="table-column">
      <style:table-column-properties fo:break-before="auto" style:column-width="7.64mm"/>
    </style:style>
    <style:style style:name="co28" style:family="table-column">
      <style:table-column-properties fo:break-before="auto" style:column-width="7.21mm"/>
    </style:style>
    <style:style style:name="co29" style:family="table-column">
      <style:table-column-properties fo:break-before="auto" style:column-width="9.97mm"/>
    </style:style>
    <style:style style:name="co30" style:family="table-column">
      <style:table-column-properties fo:break-before="auto" style:column-width="8.27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89mm"/>
    </style:style>
    <style:style style:name="co33" style:family="table-column">
      <style:table-column-properties fo:break-before="auto" style:column-width="15.91mm"/>
    </style:style>
    <style:style style:name="co34" style:family="table-column">
      <style:table-column-properties fo:break-before="auto" style:column-width="14.22mm"/>
    </style:style>
    <style:style style:name="co35" style:family="table-column">
      <style:table-column-properties fo:break-before="auto" style:column-width="6.79mm"/>
    </style:style>
    <style:style style:name="co36" style:family="table-column">
      <style:table-column-properties fo:break-before="auto" style:column-width="118mm"/>
    </style:style>
    <style:style style:name="co37" style:family="table-column">
      <style:table-column-properties fo:break-before="auto" style:column-width="142.63mm"/>
    </style:style>
    <style:style style:name="co38" style:family="table-column">
      <style:table-column-properties fo:break-before="auto" style:column-width="44.79mm"/>
    </style:style>
    <style:style style:name="co39" style:family="table-column">
      <style:table-column-properties fo:break-before="auto" style:column-width="22.91mm"/>
    </style:style>
    <style:style style:name="co40" style:family="table-column">
      <style:table-column-properties fo:break-before="auto" style:column-width="18.24mm"/>
    </style:style>
    <style:style style:name="co41" style:family="table-column">
      <style:table-column-properties fo:break-before="auto" style:column-width="12.74mm"/>
    </style:style>
    <style:style style:name="co42" style:family="table-column">
      <style:table-column-properties fo:break-before="auto" style:column-width="15.56mm"/>
    </style:style>
    <style:style style:name="co43" style:family="table-column">
      <style:table-column-properties fo:break-before="auto" style:column-width="16.76mm"/>
    </style:style>
    <style:style style:name="co44" style:family="table-column">
      <style:table-column-properties fo:break-before="auto" style:column-width="13.16mm"/>
    </style:style>
    <style:style style:name="co45" style:family="table-column">
      <style:table-column-properties fo:break-before="auto" style:column-width="19.74mm"/>
    </style:style>
    <style:style style:name="co46" style:family="table-column">
      <style:table-column-properties fo:break-before="auto" style:column-width="11.87mm"/>
    </style:style>
    <style:style style:name="co47" style:family="table-column">
      <style:table-column-properties fo:break-before="auto" style:column-width="12.95mm"/>
    </style:style>
    <style:style style:name="co48" style:family="table-column">
      <style:table-column-properties fo:break-before="auto" style:column-width="39.9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8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17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217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174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176" style:family="table-cell" style:parent-style-name="Default" style:data-style-name="N129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254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font-weight="normal" style:font-weight-asian="normal" style:font-weight-complex="normal"/>
    </style:style>
    <style:style style:name="ce267" style:family="table-cell" style:parent-style-name="Default" style:data-style-name="N129">
      <style:table-cell-properties style:text-align-source="fix" style:repeat-content="false" fo:background-color="transparent" fo:wrap-option="wrap"/>
      <style:paragraph-properties fo:text-align="end" fo:margin-left="0mm"/>
      <style:text-properties fo:font-weight="normal" style:font-weight-asian="normal" style:font-weight-complex="normal"/>
    </style:style>
    <style:style style:name="ce26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27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fo:font-weight="normal" style:font-weight-asian="normal" style:font-weight-complex="normal"/>
    </style:style>
    <style:style style:name="ce284" style:family="table-cell" style:parent-style-name="Default" style:data-style-name="N125">
      <style:table-cell-properties fo:border-bottom="none" style:text-align-source="fix" style:repeat-content="false" fo:background-color="transparent" fo:wrap-option="no-wrap" fo:border-left="0.99pt ridge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286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28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288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269" style:family="table-cell" style:parent-style-name="Default" style:data-style-name="N130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25">
      <style:table-cell-properties fo:border-bottom="none" style:text-align-source="fix" style:repeat-content="false" fo:background-color="transparent" fo:wrap-option="wrap" fo:border-left="0.99pt ridge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2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293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4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295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298" style:family="table-cell" style:parent-style-name="Default" style:data-style-name="N128">
      <style:table-cell-properties fo:border-bottom="none" style:text-align-source="fix" style:repeat-content="false" fo:wrap-option="wrap" fo:border-left="0.99pt ridge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128">
      <style:table-cell-properties fo:border-bottom="none" style:text-align-source="fix" style:repeat-content="false" fo:border-left="0.99pt ridg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300" style:family="table-cell" style:parent-style-name="Default" style:data-style-name="N128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301" style:family="table-cell" style:parent-style-name="Default" style:data-style-name="N1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302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03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304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05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30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0" style:family="table-cell" style:parent-style-name="Default" style:data-style-name="N129">
      <style:table-cell-properties fo:border-bottom="none" style:text-align-source="fix" style:repeat-content="false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311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312" style:family="table-cell" style:parent-style-name="Default" style:data-style-name="N1">
      <style:table-cell-properties fo:border-bottom="none" style:text-align-source="fix" style:repeat-content="false" fo:wrap-option="no-wrap" fo:border-left="0.99pt ridge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3" style:family="table-cell" style:parent-style-name="Default" style:data-style-name="N1">
      <style:table-cell-properties fo:border-bottom="none" style:text-align-source="fix" style:repeat-content="false" fo:border-left="0.99pt ridg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314" style:family="table-cell" style:parent-style-name="Default" style:data-style-name="N1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315" style:family="table-cell" style:parent-style-name="Default" style:data-style-name="N128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316" style:family="table-cell" style:parent-style-name="Default" style:data-style-name="N128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17" style:family="table-cell" style:parent-style-name="Default" style:data-style-name="N128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318" style:family="table-cell" style:parent-style-name="Default" style:data-style-name="N128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20" style:family="table-cell" style:parent-style-name="Default" style:data-style-name="N128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321" style:family="table-cell" style:parent-style-name="Default" style:data-style-name="N1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2" style:family="table-cell" style:parent-style-name="Default" style:data-style-name="N1">
      <style:table-cell-properties fo:border-bottom="none" style:text-align-source="fix" style:repeat-content="false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323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282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2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19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7" style:family="table-cell" style:parent-style-name="Default" style:data-style-name="N129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9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03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35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11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126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121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30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2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89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3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0.99pt dotted #0d1f63" fo:border-right="none" fo:border-top="none"/>
      <style:paragraph-properties fo:text-align="start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9" style:family="table-cell" style:parent-style-name="Default" style:data-style-name="N129">
      <style:table-cell-properties fo:border-bottom="0.99pt dotted #0d1f63" fo:background-color="#fcc79b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1" style:family="table-cell" style:parent-style-name="Default" style:data-style-name="N129">
      <style:table-cell-properties fo:border-bottom="0.99pt dotted #0d1f63" fo:background-color="#dfcce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6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7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8" style:family="table-cell" style:parent-style-name="Default" style:data-style-name="N129">
      <style:table-cell-properties fo:border-bottom="0.99pt dotted #0d1f63" fo:background-color="#c2e0ae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10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5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7" style:family="table-cell" style:parent-style-name="Default" style:data-style-name="N129">
      <style:table-cell-properties fo:border-bottom="0.99pt dotted #0d1f63" fo:background-color="#adc5e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19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26">
      <style:table-cell-properties fo:border-bottom="0.99pt dotted #0d1f63" fo:background-color="#87d1d1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29" style:family="table-cell" style:parent-style-name="Default" style:data-style-name="N126">
      <style:table-cell-properties fo:border-bottom="0.99pt dotted #0d1f63" fo:background-color="#f8aa97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30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1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2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4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5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6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7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0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5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3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126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472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0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04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05" style:family="table-cell" style:parent-style-name="Default" style:data-style-name="N127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36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7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font-style="normal" style:font-weight-asian="bold" style:font-weight-complex="bold" style:font-style-asian="normal" style:font-style-complex="normal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9"/>
        <table:table-column table:style-name="co12" table:default-cell-style-name="ce9"/>
        <table:table-column table:style-name="co12" table:default-cell-style-name="ce8"/>
        <table:table-column table:style-name="co12" table:number-columns-repeated="27" table:default-cell-style-name="ce9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91" table:number-columns-spanned="3" table:number-rows-spanned="1"/>
          <table:covered-table-cell table:style-name="ce22"/>
          <table:covered-table-cell table:style-name="ce91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9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Root</text:p>
          </table:table-cell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Open Source License and Credits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2">
          <table:table-cell table:style-name="ce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"/>
          <table:table-cell table:style-name="ce9"/>
          <table:table-cell table:style-name="ce14" office:value-type="string" calcext:value-type="string">
            <text:p>female_2016_08_05.dae</text:p>
            <text:p>male_2016_08_05.dae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2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Skeleton.Female.blend</text:p>
            <text:p>Skeleton.Male.blend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avatar_skeleton.xml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4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/>
          <table:table-cell/>
          <table:table-cell table:style-name="ce13"/>
          <table:table-cell table:number-columns-repeated="980"/>
          <table:table-cell table:style-name="ce9"/>
          <table:table-cell table:number-columns-repeated="40"/>
        </table:table-row>
        <table:table-row table:style-name="ro3">
          <table:table-cell table:style-name="ce5" office:value-type="string" calcext:value-type="string">
            <text:p>last updated 2020-02-11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world Appearance Sliders" table:style-name="ta2"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19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17"/>
          <table:covered-table-cell table:style-name="ce126"/>
          <table:covered-table-cell table:style-name="ce134"/>
          <table:table-cell table:style-name="ce134" table:number-columns-repeated="1018"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1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34"/>
          <table:table-cell table:style-name="ce134" table:number-columns-repeated="1018"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34"/>
          <table:table-cell table:style-name="ce134" table:number-columns-repeated="1018"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34"/>
          <table:table-cell table:style-name="ce134" table:number-columns-repeated="1018"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19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34"/>
          <table:table-cell table:style-name="ce134" table:number-columns-repeated="1018"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34"/>
          <table:table-cell table:style-name="ce134" table:number-columns-repeated="1018"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34"/>
          <table:table-cell table:style-name="ce134" table:number-columns-repeated="1018"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34"/>
          <table:table-cell table:style-name="ce134" table:number-columns-repeated="1018"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34"/>
          <table:table-cell table:style-name="ce134" table:number-columns-repeated="1018"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17" table:number-columns-repeated="2"/>
          <table:table-cell table:style-name="ce126"/>
          <table:table-cell table:style-name="ce134" table:number-columns-repeated="1019"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17" table:number-columns-repeated="2"/>
          <table:table-cell table:style-name="ce126"/>
          <table:table-cell table:style-name="ce134" table:number-columns-repeated="1019"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1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lender values MALE" table:style-name="ta2">
        <office:forms form:automatic-focus="false" form:apply-design-mode="false"/>
        <table:table-column table:style-name="co17" table:default-cell-style-name="ce151"/>
        <table:table-column table:style-name="co18" table:default-cell-style-name="ce199"/>
        <table:table-column table:style-name="co19" table:default-cell-style-name="ce135"/>
        <table:table-column table:style-name="co20" table:default-cell-style-name="ce219"/>
        <table:table-column table:style-name="co20" table:default-cell-style-name="ce267"/>
        <table:table-column table:style-name="co20" table:default-cell-style-name="ce271"/>
        <table:table-column table:style-name="co15" table:number-columns-repeated="3" table:default-cell-style-name="ce267"/>
        <table:table-column table:style-name="co19" table:number-columns-repeated="3" table:default-cell-style-name="ce267"/>
        <table:table-column table:style-name="co15" table:number-columns-repeated="3" table:default-cell-style-name="ce281"/>
        <table:table-column table:style-name="co21" table:default-cell-style-name="ce285"/>
        <table:table-column table:style-name="co22" table:default-cell-style-name="ce288"/>
        <table:table-column table:style-name="co21" table:default-cell-style-name="ce288"/>
        <table:table-column table:style-name="co23" table:default-cell-style-name="ce290"/>
        <table:table-column table:style-name="co24" table:default-cell-style-name="ce285"/>
        <table:table-column table:style-name="co25" table:number-columns-repeated="2" table:default-cell-style-name="ce288"/>
        <table:table-column table:style-name="co20" table:default-cell-style-name="ce290"/>
        <table:table-column table:style-name="co26" table:default-cell-style-name="ce285"/>
        <table:table-column table:style-name="co26" table:default-cell-style-name="ce288"/>
        <table:table-column table:style-name="co21" table:default-cell-style-name="ce288"/>
        <table:table-column table:style-name="co20" table:default-cell-style-name="ce290"/>
        <table:table-column table:style-name="co27" table:default-cell-style-name="ce285"/>
        <table:table-column table:style-name="co28" table:default-cell-style-name="ce288"/>
        <table:table-column table:style-name="co29" table:default-cell-style-name="ce288"/>
        <table:table-column table:style-name="co30" table:default-cell-style-name="ce295"/>
        <table:table-column table:style-name="co31" table:default-cell-style-name="ce300"/>
        <table:table-column table:style-name="co27" table:number-columns-repeated="2" table:default-cell-style-name="ce305"/>
        <table:table-column table:style-name="co32" table:default-cell-style-name="ce311"/>
        <table:table-column table:style-name="co22" table:default-cell-style-name="ce314"/>
        <table:table-column table:style-name="co33" table:default-cell-style-name="ce320"/>
        <table:table-column table:style-name="co27" table:default-cell-style-name="ce305"/>
        <table:table-column table:style-name="co32" table:default-cell-style-name="ce311"/>
        <table:table-column table:style-name="co24" table:default-cell-style-name="ce314"/>
        <table:table-column table:style-name="co27" table:default-cell-style-name="ce305"/>
        <table:table-column table:style-name="co34" table:default-cell-style-name="ce320"/>
        <table:table-column table:style-name="co32" table:default-cell-style-name="ce311"/>
        <table:table-column table:style-name="co35" table:default-cell-style-name="ce314"/>
        <table:table-column table:style-name="co27" table:number-columns-repeated="2" table:default-cell-style-name="ce305"/>
        <table:table-column table:style-name="co35" table:default-cell-style-name="ce323"/>
        <table:table-column table:style-name="co36" table:default-cell-style-name="ce281"/>
        <table:table-column table:style-name="co37" table:default-cell-style-name="ce297"/>
        <table:table-column table:style-name="co12" table:number-columns-repeated="12" table:default-cell-style-name="ce324"/>
        <table:table-column table:style-name="co20" table:number-columns-repeated="926" table:default-cell-style-name="ce324"/>
        <table:table-column table:style-name="co20" table:default-cell-style-name="ce327"/>
        <table:table-column table:style-name="co12" table:number-columns-repeated="35" table:default-cell-style-name="ce327"/>
        <table:table-row table:style-name="ro12">
          <table:table-cell table:style-name="ce135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153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217" office:value-type="string" calcext:value-type="string" table:number-columns-spanned="3" table:number-rows-spanned="1">
            <text:p><text:span text:style-name="T3">x=bone head parent+transform x</text:span></text:p>
            <text:p><text:span text:style-name="T3">y=bone head parent-transform y</text:span></text:p>
            <text:p><text:span text:style-name="T3">z=bone head parent +transform z</text:span></text:p>
            <text:p><text:span text:style-name="T3">- male_2016_08_05.dae transform</text:span></text:p>
            <text:p><text:span text:style-name="T3">Blender</text:span> bone head</text:p>
            <text:p>          x               y                 z      </text:p>
          </table:table-cell>
          <table:covered-table-cell table:style-name="ce176"/>
          <table:covered-table-cell table:style-name="ce268"/>
          <table:table-cell table:style-name="ce277" office:value-type="string" calcext:value-type="string" table:number-columns-spanned="3" table:number-rows-spanned="1">
            <text:p><text:span text:style-name="T3">x=G parent - X male transform</text:span></text:p>
            <text:p><text:span text:style-name="T3">y=H parent - T male transform</text:span></text:p>
            <text:p><text:span text:style-name="T3">z=I parent - AB male transform</text:span></text:p>
            <text:p><text:span text:style-name="T3">parent - transform</text:span></text:p>
            <text:p><text:span text:style-name="T3">Blender</text:span> bone tail</text:p>
            <text:p>          x               y                 z</text:p>
          </table:table-cell>
          <table:covered-table-cell table:number-columns-repeated="2" table:style-name="ce176"/>
          <table:table-cell table:style-name="ce176" table:formula="of:=+[$'avatar_skeleton.xml convert'.D1]" office:value-type="string" office:string-value="x=bone head parent+pivot y&#10;y=bone head parent - pivot x&#10;z=bone head parent + pivot z&#10;COLLISION: pos instead of pivot&#10;avatar_skeleton.xml&#10;Blender bone head (female)&#10;x                   y                 z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avatar_skeleton.xml</text:p>
            <text:p>Blender bone head (female)</text:p>
            <text:p>x                   y                 z</text:p>
          </table:table-cell>
          <table:covered-table-cell table:number-columns-repeated="2" table:style-name="ce176"/>
          <table:table-cell table:style-name="ce135" table:formula="of:=+[$'avatar_skeleton.xml convert'.G1]" office:value-type="string" office:string-value="x=bone head x + end y&#10;y=bone head y - end x&#10;z=bone head z + end z&#10;avatar_skeleton.xml&#10;Blender bone tail (female)&#10;x             y           z" calcext:value-type="string" table:number-columns-spanned="3" table:number-rows-spanned="1">
            <text:p>x=bone head x + end y</text:p>
            <text:p>y=bone head y - end x</text:p>
            <text:p>z=bone head z + end z</text:p>
            <text:p>avatar_skeleton.xml</text:p>
            <text:p>Blender bone tail (female)</text:p>
            <text:p>x             y           z</text:p>
          </table:table-cell>
          <table:covered-table-cell table:number-columns-repeated="2" table:style-name="ce135"/>
          <table:table-cell table:style-name="ce284" office:value-type="string" calcext:value-type="string" table:number-columns-spanned="16" table:number-rows-spanned="1">
            <text:p>                                         <text:span text:style-name="T4"> matrix sid="transform" from male_2016_08_05.dae</text:span></text:p>
            <text:p><text:span text:style-name="T4">  -y                                        x                                     z</text:span></text:p>
          </table:table-cell>
          <table:covered-table-cell table:number-columns-repeated="2" table:style-name="ce286"/>
          <table:covered-table-cell table:style-name="ce269"/>
          <table:covered-table-cell table:style-name="ce291"/>
          <table:covered-table-cell table:number-columns-repeated="2" table:style-name="ce292"/>
          <table:covered-table-cell table:style-name="ce269"/>
          <table:covered-table-cell table:style-name="ce291"/>
          <table:covered-table-cell table:number-columns-repeated="2" table:style-name="ce286"/>
          <table:covered-table-cell table:style-name="ce269"/>
          <table:covered-table-cell table:style-name="ce291"/>
          <table:covered-table-cell table:number-columns-repeated="2" table:style-name="ce286"/>
          <table:covered-table-cell table:style-name="ce293"/>
          <table:table-cell table:style-name="ce298" office:value-type="string" calcext:value-type="string" table:number-columns-spanned="16" table:number-rows-spanned="1">
            <text:p><text:span text:style-name="T5">skin-bind_poses-array</text:span></text:p>
            <text:p><text:span text:style-name="T5">for male_2016_08_05.dae</text:span></text:p>
            <text:p><text:span text:style-name="T5">               </text:span></text:p>
          </table:table-cell>
          <table:covered-table-cell table:number-columns-repeated="2" table:style-name="ce301"/>
          <table:covered-table-cell table:style-name="ce309"/>
          <table:covered-table-cell table:style-name="ce312"/>
          <table:covered-table-cell table:style-name="ce315"/>
          <table:covered-table-cell table:style-name="ce301"/>
          <table:covered-table-cell table:style-name="ce309"/>
          <table:covered-table-cell table:style-name="ce312"/>
          <table:covered-table-cell table:style-name="ce301"/>
          <table:covered-table-cell table:style-name="ce315"/>
          <table:covered-table-cell table:style-name="ce309"/>
          <table:covered-table-cell table:style-name="ce312"/>
          <table:covered-table-cell table:number-columns-repeated="2" table:style-name="ce301"/>
          <table:covered-table-cell table:style-name="ce321"/>
          <table:table-cell table:style-name="ce135" office:value-type="string" calcext:value-type="string">
            <text:p>Blender custom property</text:p>
            <text:p>rest_mat</text:p>
          </table:table-cell>
          <table:table-cell table:style-name="ce135" office:value-type="string" calcext:value-type="string">
            <text:p>Blender cust prop bind_mat</text:p>
          </table:table-cell>
          <table:table-cell table:style-name="ce135" table:number-columns-repeated="938"/>
          <table:table-cell table:style-name="ce325" table:number-columns-repeated="36"/>
        </table:table-row>
        <table:table-row table:style-name="ro3">
          <table:table-cell table:style-name="ce150" office:value-type="string" calcext:value-type="string">
            <text:p>mPelvis</text:p>
          </table:table-cell>
          <table:table-cell table:style-name="ce153"/>
          <table:table-cell table:style-name="ce171" table:formula="of:=+[$'avatar_skeleton.xml convert'.C2]" office:value-type="string" office:string-value="&quot;false&quot;" calcext:value-type="string">
            <text:p>"false"</text:p>
          </table:table-cell>
          <table:table-cell table:formula="of:=+[.J2]" office:value-type="float" office:value="0" calcext:value-type="float">
            <text:p>0.000000</text:p>
          </table:table-cell>
          <table:table-cell table:style-name="ce254" table:formula="of:=+[.K2]" office:value-type="float" office:value="-0" calcext:value-type="float">
            <text:p>0.000000</text:p>
          </table:table-cell>
          <table:table-cell table:formula="of:=+[.L2]" office:value-type="float" office:value="1.067015" calcext:value-type="float">
            <text:p>1.067015</text:p>
          </table:table-cell>
          <table:table-cell table:style-name="ce254" table:formula="of:=+[.M2]" office:value-type="float" office:value="0" calcext:value-type="float">
            <text:p>0.000000</text:p>
          </table:table-cell>
          <table:table-cell table:style-name="ce254" table:formula="of:=+[.N2]" office:value-type="float" office:value="-0" calcext:value-type="float">
            <text:p>0.000000</text:p>
          </table:table-cell>
          <table:table-cell table:style-name="ce254" table:formula="of:=+[.O2]" office:value-type="float" office:value="1.151015" calcext:value-type="float">
            <text:p>1.151015</text:p>
          </table:table-cell>
          <table:table-cell table:style-name="ce254" table:formula="of:=+[$'avatar_skeleton.xml convert'.D2]" office:value-type="float" office:value="0" calcext:value-type="float">
            <text:p>0.000000</text:p>
          </table:table-cell>
          <table:table-cell table:style-name="ce254" table:formula="of:=+[$'avatar_skeleton.xml convert'.E2]" office:value-type="float" office:value="-0" calcext:value-type="float">
            <text:p>0.000000</text:p>
          </table:table-cell>
          <table:table-cell table:style-name="ce254" table:formula="of:=+[$'avatar_skeleton.xml convert'.F2]" office:value-type="float" office:value="1.067015" calcext:value-type="float">
            <text:p>1.067015</text:p>
          </table:table-cell>
          <table:table-cell table:style-name="ce254" table:formula="of:=+[$'avatar_skeleton.xml convert'.G2]" office:value-type="float" office:value="0" calcext:value-type="float">
            <text:p>0.000000</text:p>
          </table:table-cell>
          <table:table-cell table:style-name="ce254" table:formula="of:=+[$'avatar_skeleton.xml convert'.H2]" office:value-type="float" office:value="-0" calcext:value-type="float">
            <text:p>0.000000</text:p>
          </table:table-cell>
          <table:table-cell table:style-name="ce254" table:formula="of:=+[$'avatar_skeleton.xml convert'.I2]" office:value-type="float" office:value="1.151015" calcext:value-type="float">
            <text:p>1.151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1.067" calcext:value-type="float">
            <text:p>1.067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2" office:value-type="float" office:value="0" calcext:value-type="float">
            <text:p>0</text:p>
          </table:table-cell>
          <table:table-cell table:style-name="ce310" office:value-type="float" office:value="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16" office:value-type="float" office:value="1" calcext:value-type="float">
            <text:p>1.00000</text:p>
          </table:table-cell>
          <table:table-cell table:style-name="ce302" office:value-type="float" office:value="0" calcext:value-type="float">
            <text:p>0</text:p>
          </table:table-cell>
          <table:table-cell table:style-name="ce310" office:value-type="float" office:value="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316" office:value-type="float" office:value="1" calcext:value-type="float">
            <text:p>1.00000</text:p>
          </table:table-cell>
          <table:table-cell table:style-name="ce310" office:value-type="float" office:value="-1.11386" calcext:value-type="float">
            <text:p>-1.11386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2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2]&amp;&quot;, &quot;&amp;[.T2]&amp;&quot;, &quot;&amp;[.X2]&amp;&quot;, &quot;&amp;[.AB2]&amp;&quot;, &quot;&amp;[.Q2]&amp;&quot;, &quot;&amp;[.U2]&amp;&quot;, &quot;&amp;[.Y2]&amp;&quot;, &quot;&amp;[.AC2]&amp;&quot;, &quot;&amp;[.R2]&amp;&quot;, &quot;&amp;[.V2]&amp;&quot;, &quot;&amp;[.Z2]&amp;&quot;, &quot;&amp;[.AD2]&amp;&quot;, &quot;&amp;[.S2]&amp;&quot;, &quot;&amp;[.W2]&amp;&quot;, &quot;&amp;[.AA2]&amp;&quot;, &quot;&amp;[.AE2]" office:value-type="string" office:string-value="1, 0, 0, 0, 0, 1, 0, 0, 0, 0, 1, 0, 0, 0, 1.067, 1" calcext:value-type="string">
            <text:p>1, 0, 0, 0, 0, 1, 0, 0, 0, 0, 1, 0, 0, 0, 1.067, 1</text:p>
          </table:table-cell>
          <table:table-cell table:style-name="ce282" table:formula="of:=[.AF2]&amp;&quot;, &quot;&amp;-[.AJ2]&amp;&quot;, &quot;&amp;[.AN2]&amp;&quot;, &quot;&amp;[.AR2]&amp;&quot;, &quot;&amp;[.AG2]&amp;&quot;, &quot;&amp;[.AK2]&amp;&quot;, &quot;&amp;[.AO2]&amp;&quot;, &quot;&amp;[.AS2]&amp;&quot;, &quot;&amp;[.AH2]&amp;&quot;, &quot;&amp;[.AL2]&amp;&quot;, &quot;&amp;[.AP2]&amp;&quot;, &quot;&amp;[.AT2]&amp;&quot;, &quot;&amp;[.AI2]&amp;&quot;, &quot;&amp;[.AM2]&amp;&quot;, &quot;&amp;-[.AQ2]&amp;&quot;, &quot;&amp;[.AU2]" office:value-type="string" office:string-value="1, 0, 0, 0, 0, 1, 0, 0, 0, 0, 1, 0, 0, 0, 1.11386, 1" calcext:value-type="string">
            <text:p>1, 0, 0, 0, 0, 1, 0, 0, 0, 0, 1, 0, 0, 0, 1.11386, 1</text:p>
          </table:table-cell>
          <table:table-cell table:style-name="ce297" table:number-columns-repeated="938"/>
          <table:table-cell table:style-name="ce326" table:number-columns-repeated="27"/>
          <table:table-cell table:number-columns-repeated="9"/>
        </table:table-row>
        <table:table-row table:style-name="ro3">
          <table:table-cell table:style-name="ce150" office:value-type="string" calcext:value-type="string">
            <text:p>PELVIS</text:p>
          </table:table-cell>
          <table:table-cell table:style-name="ce154" table:formula="of:=+[$'avatar_skeleton.xml convert'.B3]" office:value-type="string" office:string-value="mPelvis" calcext:value-type="string">
            <text:p>mPelvis</text:p>
          </table:table-cell>
          <table:table-cell table:style-name="ce171" table:formula="of:=+[$'avatar_skeleton.xml convert'.C3]" office:value-type="string" office:string-value="&quot;false&quot;" calcext:value-type="string">
            <text:p>"false"</text:p>
          </table:table-cell>
          <table:table-cell table:style-name="ce174" table:formula="of:=+[.D$2]+[.W3]" office:value-type="float" office:value="0" calcext:value-type="float">
            <text:p>0.000000</text:p>
          </table:table-cell>
          <table:table-cell table:style-name="ce254" table:formula="of:=+[.E$2]-[.S3]" office:value-type="float" office:value="0.01" calcext:value-type="float">
            <text:p>0.010000</text:p>
          </table:table-cell>
          <table:table-cell table:style-name="ce254" table:formula="of:=+[.F$2]+[.AA3]" office:value-type="float" office:value="1.04701502" calcext:value-type="float">
            <text:p>1.047015</text:p>
          </table:table-cell>
          <table:table-cell table:style-name="ce174" table:formula="of:=+[.G$2]-[.W3]" office:value-type="float" office:value="0" calcext:value-type="float">
            <text:p>0.000000</text:p>
          </table:table-cell>
          <table:table-cell table:style-name="ce254" table:formula="of:=+[.H$2]-[.S3]" office:value-type="float" office:value="0.01" calcext:value-type="float">
            <text:p>0.010000</text:p>
          </table:table-cell>
          <table:table-cell table:style-name="ce254" table:formula="of:=+[.I$2]-[.AA3]" office:value-type="float" office:value="1.17101498" calcext:value-type="float">
            <text:p>1.171015</text:p>
          </table:table-cell>
          <table:table-cell table:style-name="ce254" table:formula="of:=+[$'avatar_skeleton.xml convert'.D3]" office:value-type="float" office:value="0" calcext:value-type="float">
            <text:p>0.000000</text:p>
          </table:table-cell>
          <table:table-cell table:style-name="ce254" table:formula="of:=+[$'avatar_skeleton.xml convert'.E3]" office:value-type="float" office:value="0.01" calcext:value-type="float">
            <text:p>0.010000</text:p>
          </table:table-cell>
          <table:table-cell table:style-name="ce254" table:formula="of:=+[$'avatar_skeleton.xml convert'.F3]" office:value-type="float" office:value="1.047015" calcext:value-type="float">
            <text:p>1.047015</text:p>
          </table:table-cell>
          <table:table-cell table:style-name="ce254" table:formula="of:=+[$'avatar_skeleton.xml convert'.G3]" office:value-type="float" office:value="0" calcext:value-type="float">
            <text:p>0.000000</text:p>
          </table:table-cell>
          <table:table-cell table:style-name="ce254" table:formula="of:=+[$'avatar_skeleton.xml convert'.H3]" office:value-type="float" office:value="-0.02" calcext:value-type="float">
            <text:p>-0.020000</text:p>
          </table:table-cell>
          <table:table-cell table:style-name="ce254" table:formula="of:=+[$'avatar_skeleton.xml convert'.I3]" office:value-type="float" office:value="1.142015" calcext:value-type="float">
            <text:p>1.142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1999998" calcext:value-type="float">
            <text:p>-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3]&amp;&quot;, &quot;&amp;[.T3]&amp;&quot;, &quot;&amp;[.X3]&amp;&quot;, &quot;&amp;[.AB3]&amp;&quot;, &quot;&amp;[.Q3]&amp;&quot;, &quot;&amp;[.U3]&amp;&quot;, &quot;&amp;[.Y3]&amp;&quot;, &quot;&amp;[.AC3]&amp;&quot;, &quot;&amp;[.R3]&amp;&quot;, &quot;&amp;[.V3]&amp;&quot;, &quot;&amp;[.Z3]&amp;&quot;, &quot;&amp;[.AD3]&amp;&quot;, &quot;&amp;[.S3]&amp;&quot;, &quot;&amp;[.W3]&amp;&quot;, &quot;&amp;[.AA3]&amp;&quot;, &quot;&amp;[.AE3]" office:value-type="string" office:string-value="1, 0, 0, 0, 0, 1, 0, 0, 0, 0, 1, 0, -0.01, 0, -0.01999998, 1" calcext:value-type="string">
            <text:p>1, 0, 0, 0, 0, 1, 0, 0, 0, 0, 1, 0, -0.01, 0, -0.01999998, 1</text:p>
          </table:table-cell>
          <table:table-cell/>
          <table:table-cell table:style-name="ce297" table:number-columns-repeated="938"/>
          <table:table-cell table:style-name="ce326" table:number-columns-repeated="27"/>
          <table:table-cell table:number-columns-repeated="9"/>
        </table:table-row>
        <table:table-row table:style-name="ro3">
          <table:table-cell table:style-name="ce150" office:value-type="string" calcext:value-type="string">
            <text:p>BUTT</text:p>
          </table:table-cell>
          <table:table-cell table:style-name="ce155" table:formula="of:=+[$'avatar_skeleton.xml convert'.B4]" office:value-type="string" office:string-value="mPelvis" calcext:value-type="string">
            <text:p>mPelvis</text:p>
          </table:table-cell>
          <table:table-cell table:style-name="ce171" table:formula="of:=+[$'avatar_skeleton.xml convert'.C4]" office:value-type="string" office:string-value="&quot;false&quot;" calcext:value-type="string">
            <text:p>"false"</text:p>
          </table:table-cell>
          <table:table-cell table:style-name="ce174" table:formula="of:=+[.D$2]+[.W4]" office:value-type="float" office:value="0" calcext:value-type="float">
            <text:p>0.000000</text:p>
          </table:table-cell>
          <table:table-cell table:style-name="ce254" table:formula="of:=+[.E$2]-[.S4]" office:value-type="float" office:value="0.06" calcext:value-type="float">
            <text:p>0.060000</text:p>
          </table:table-cell>
          <table:table-cell table:style-name="ce254" table:formula="of:=+[.F$2]+[.AA4]" office:value-type="float" office:value="0.967015" calcext:value-type="float">
            <text:p>0.967015</text:p>
          </table:table-cell>
          <table:table-cell table:style-name="ce174" table:formula="of:=+[.G$2]-[.W4]" office:value-type="float" office:value="0" calcext:value-type="float">
            <text:p>0.000000</text:p>
          </table:table-cell>
          <table:table-cell table:style-name="ce254" table:formula="of:=+[.H$2]-[.S4]" office:value-type="float" office:value="0.06" calcext:value-type="float">
            <text:p>0.060000</text:p>
          </table:table-cell>
          <table:table-cell table:style-name="ce254" table:formula="of:=+[.I$2]-[.AA4]" office:value-type="float" office:value="1.251015" calcext:value-type="float">
            <text:p>1.251015</text:p>
          </table:table-cell>
          <table:table-cell table:style-name="ce254" table:formula="of:=+[$'avatar_skeleton.xml convert'.D4]" office:value-type="float" office:value="0" calcext:value-type="float">
            <text:p>0.000000</text:p>
          </table:table-cell>
          <table:table-cell table:style-name="ce254" table:formula="of:=+[$'avatar_skeleton.xml convert'.E4]" office:value-type="float" office:value="0.06" calcext:value-type="float">
            <text:p>0.060000</text:p>
          </table:table-cell>
          <table:table-cell table:style-name="ce254" table:formula="of:=+[$'avatar_skeleton.xml convert'.F4]" office:value-type="float" office:value="0.967015" calcext:value-type="float">
            <text:p>0.967015</text:p>
          </table:table-cell>
          <table:table-cell table:style-name="ce254" table:formula="of:=+[$'avatar_skeleton.xml convert'.G4]" office:value-type="float" office:value="0" calcext:value-type="float">
            <text:p>0.000000</text:p>
          </table:table-cell>
          <table:table-cell table:style-name="ce254" table:formula="of:=+[$'avatar_skeleton.xml convert'.H4]" office:value-type="float" office:value="0.16" calcext:value-type="float">
            <text:p>0.160000</text:p>
          </table:table-cell>
          <table:table-cell table:style-name="ce254" table:formula="of:=+[$'avatar_skeleton.xml convert'.I4]" office:value-type="float" office:value="0.967015" calcext:value-type="float">
            <text:p>0.967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" calcext:value-type="float">
            <text:p>-0.06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1" calcext:value-type="float">
            <text:p>-0.1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4]&amp;&quot;, &quot;&amp;[.T4]&amp;&quot;, &quot;&amp;[.X4]&amp;&quot;, &quot;&amp;[.AB4]&amp;&quot;, &quot;&amp;[.Q4]&amp;&quot;, &quot;&amp;[.U4]&amp;&quot;, &quot;&amp;[.Y4]&amp;&quot;, &quot;&amp;[.AC4]&amp;&quot;, &quot;&amp;[.R4]&amp;&quot;, &quot;&amp;[.V4]&amp;&quot;, &quot;&amp;[.Z4]&amp;&quot;, &quot;&amp;[.AD4]&amp;&quot;, &quot;&amp;[.S4]&amp;&quot;, &quot;&amp;[.W4]&amp;&quot;, &quot;&amp;[.AA4]&amp;&quot;, &quot;&amp;[.AE4]" office:value-type="string" office:string-value="1, 0, 0, 0, 0, 1, 0, 0, 0, 0, 1, 0, -0.06, 0, -0.1, 1" calcext:value-type="string">
            <text:p>1, 0, 0, 0, 0, 1, 0, 0, 0, 0, 1, 0, -0.06, 0, -0.1, 1</text:p>
          </table:table-cell>
          <table:table-cell/>
          <table:table-cell table:style-name="ce297" table:number-columns-repeated="938"/>
          <table:table-cell table:style-name="ce326" table:number-columns-repeated="27"/>
          <table:table-cell table:number-columns-repeated="9"/>
        </table:table-row>
        <table:table-row table:style-name="ro3">
          <table:table-cell table:style-name="ce150" office:value-type="string" calcext:value-type="string">
            <text:p>mSpine1</text:p>
          </table:table-cell>
          <table:table-cell table:style-name="ce155" table:formula="of:=+[$'avatar_skeleton.xml convert'.B5]" office:value-type="string" office:string-value="mPelvis" calcext:value-type="string">
            <text:p>mPelvis</text:p>
          </table:table-cell>
          <table:table-cell table:style-name="ce171" table:formula="of:=+[$'avatar_skeleton.xml convert'.C5]" office:value-type="string" office:string-value="&quot;true&quot;" calcext:value-type="string">
            <text:p>"true"</text:p>
          </table:table-cell>
          <table:table-cell table:style-name="ce174" table:formula="of:=+[.D$2]+[.W5]" office:value-type="float" office:value="0" calcext:value-type="float">
            <text:p>0.000000</text:p>
          </table:table-cell>
          <table:table-cell table:style-name="ce254" table:formula="of:=+[.E$2]-[.S5]" office:value-type="float" office:value="-0" calcext:value-type="float">
            <text:p>0.000000</text:p>
          </table:table-cell>
          <table:table-cell table:style-name="ce254" table:formula="of:=+[.F$2]+[.AA5]" office:value-type="float" office:value="1.15101499" calcext:value-type="float">
            <text:p>1.151015</text:p>
          </table:table-cell>
          <table:table-cell table:style-name="ce174" table:formula="of:=+[.G$2]-[.W5]" office:value-type="float" office:value="0" calcext:value-type="float">
            <text:p>0.000000</text:p>
          </table:table-cell>
          <table:table-cell table:style-name="ce254" table:formula="of:=+[.H$2]-[.S5]" office:value-type="float" office:value="-0" calcext:value-type="float">
            <text:p>0.000000</text:p>
          </table:table-cell>
          <table:table-cell table:style-name="ce254" table:formula="of:=+[.I$2]-[.AA5]" office:value-type="float" office:value="1.06701501" calcext:value-type="float">
            <text:p>1.067015</text:p>
          </table:table-cell>
          <table:table-cell table:style-name="ce254" table:formula="of:=+[$'avatar_skeleton.xml convert'.D5]" office:value-type="float" office:value="0" calcext:value-type="float">
            <text:p>0.000000</text:p>
          </table:table-cell>
          <table:table-cell table:style-name="ce254" table:formula="of:=+[$'avatar_skeleton.xml convert'.E5]" office:value-type="float" office:value="-0" calcext:value-type="float">
            <text:p>0.000000</text:p>
          </table:table-cell>
          <table:table-cell table:style-name="ce254" table:formula="of:=+[$'avatar_skeleton.xml convert'.F5]" office:value-type="float" office:value="1.151088" calcext:value-type="float">
            <text:p>1.151088</text:p>
          </table:table-cell>
          <table:table-cell table:style-name="ce254" table:formula="of:=+[$'avatar_skeleton.xml convert'.G5]" office:value-type="float" office:value="0" calcext:value-type="float">
            <text:p>0.000000</text:p>
          </table:table-cell>
          <table:table-cell table:style-name="ce254" table:formula="of:=+[$'avatar_skeleton.xml convert'.H5]" office:value-type="float" office:value="-0" calcext:value-type="float">
            <text:p>0.000000</text:p>
          </table:table-cell>
          <table:table-cell table:style-name="ce254" table:formula="of:=+[$'avatar_skeleton.xml convert'.I5]" office:value-type="float" office:value="1.067088" calcext:value-type="float">
            <text:p>1.067088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8399999" calcext:value-type="float">
            <text:p>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5]&amp;&quot;, &quot;&amp;[.T5]&amp;&quot;, &quot;&amp;[.X5]&amp;&quot;, &quot;&amp;[.AB5]&amp;&quot;, &quot;&amp;[.Q5]&amp;&quot;, &quot;&amp;[.U5]&amp;&quot;, &quot;&amp;[.Y5]&amp;&quot;, &quot;&amp;[.AC5]&amp;&quot;, &quot;&amp;[.R5]&amp;&quot;, &quot;&amp;[.V5]&amp;&quot;, &quot;&amp;[.Z5]&amp;&quot;, &quot;&amp;[.AD5]&amp;&quot;, &quot;&amp;[.S5]&amp;&quot;, &quot;&amp;[.W5]&amp;&quot;, &quot;&amp;[.AA5]&amp;&quot;, &quot;&amp;[.AE5]" office:value-type="string" office:string-value="1, 0, 0, 0, 0, 1, 0, 0, 0, 0, 1, 0, 0, 0, 0.08399999, 1" calcext:value-type="string">
            <text:p>1, 0, 0, 0, 0, 1, 0, 0, 0, 0, 1, 0, 0, 0, 0.08399999, 1</text:p>
          </table:table-cell>
          <table:table-cell/>
          <table:table-cell table:style-name="ce297" table:number-columns-repeated="938"/>
          <table:table-cell table:style-name="ce326" table:number-columns-repeated="27"/>
          <table:table-cell table:number-columns-repeated="9"/>
        </table:table-row>
        <table:table-row table:style-name="ro3">
          <table:table-cell table:style-name="ce150" office:value-type="string" calcext:value-type="string">
            <text:p>mSpine2</text:p>
          </table:table-cell>
          <table:table-cell table:style-name="ce153" table:formula="of:=+[$'avatar_skeleton.xml convert'.B6]" office:value-type="string" office:string-value="mSpine1" calcext:value-type="string">
            <text:p>mSpine1</text:p>
          </table:table-cell>
          <table:table-cell table:style-name="ce171" table:formula="of:=+[$'avatar_skeleton.xml convert'.C6]" office:value-type="string" office:string-value="&quot;true&quot;" calcext:value-type="string">
            <text:p>"true"</text:p>
          </table:table-cell>
          <table:table-cell table:formula="of:=+[.D3]+[.W6]" office:value-type="float" office:value="0" calcext:value-type="float">
            <text:p>0.000000</text:p>
          </table:table-cell>
          <table:table-cell table:style-name="ce254" table:formula="of:=+[.E5]-[.S6]" office:value-type="float" office:value="-0" calcext:value-type="float">
            <text:p>0.000000</text:p>
          </table:table-cell>
          <table:table-cell table:formula="of:=+[.F5]+[.AA6]" office:value-type="float" office:value="1.067015" calcext:value-type="float">
            <text:p>1.067015</text:p>
          </table:table-cell>
          <table:table-cell table:style-name="ce254" table:formula="of:=+[.G5]-[.W6]" office:value-type="float" office:value="0" calcext:value-type="float">
            <text:p>0.000000</text:p>
          </table:table-cell>
          <table:table-cell table:style-name="ce254" table:formula="of:=+[.H5]-[.S6]" office:value-type="float" office:value="-0" calcext:value-type="float">
            <text:p>0.000000</text:p>
          </table:table-cell>
          <table:table-cell table:style-name="ce254" table:formula="of:=+[.I5]-[.AA6]" office:value-type="float" office:value="1.151015" calcext:value-type="float">
            <text:p>1.151015</text:p>
          </table:table-cell>
          <table:table-cell table:style-name="ce254" table:formula="of:=+[$'avatar_skeleton.xml convert'.D6]" office:value-type="float" office:value="0" calcext:value-type="float">
            <text:p>0.000000</text:p>
          </table:table-cell>
          <table:table-cell table:style-name="ce254" table:formula="of:=+[$'avatar_skeleton.xml convert'.E6]" office:value-type="float" office:value="-0" calcext:value-type="float">
            <text:p>0.000000</text:p>
          </table:table-cell>
          <table:table-cell table:style-name="ce254" table:formula="of:=+[$'avatar_skeleton.xml convert'.F6]" office:value-type="float" office:value="1.067015" calcext:value-type="float">
            <text:p>1.067015</text:p>
          </table:table-cell>
          <table:table-cell table:style-name="ce254" table:formula="of:=+[$'avatar_skeleton.xml convert'.G6]" office:value-type="float" office:value="0" calcext:value-type="float">
            <text:p>0.000000</text:p>
          </table:table-cell>
          <table:table-cell table:style-name="ce254" table:formula="of:=+[$'avatar_skeleton.xml convert'.H6]" office:value-type="float" office:value="-0" calcext:value-type="float">
            <text:p>0.000000</text:p>
          </table:table-cell>
          <table:table-cell table:style-name="ce254" table:formula="of:=+[$'avatar_skeleton.xml convert'.I6]" office:value-type="float" office:value="1.151015" calcext:value-type="float">
            <text:p>1.151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8399999" calcext:value-type="float">
            <text:p>-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6]&amp;&quot;, &quot;&amp;[.T6]&amp;&quot;, &quot;&amp;[.X6]&amp;&quot;, &quot;&amp;[.AB6]&amp;&quot;, &quot;&amp;[.Q6]&amp;&quot;, &quot;&amp;[.U6]&amp;&quot;, &quot;&amp;[.Y6]&amp;&quot;, &quot;&amp;[.AC6]&amp;&quot;, &quot;&amp;[.R6]&amp;&quot;, &quot;&amp;[.V6]&amp;&quot;, &quot;&amp;[.Z6]&amp;&quot;, &quot;&amp;[.AD6]&amp;&quot;, &quot;&amp;[.S6]&amp;&quot;, &quot;&amp;[.W6]&amp;&quot;, &quot;&amp;[.AA6]&amp;&quot;, &quot;&amp;[.AE6]" office:value-type="string" office:string-value="1, 0, 0, 0, 0, 1, 0, 0, 0, 0, 1, 0, 0, 0, -0.08399999, 1" calcext:value-type="string">
            <text:p>1, 0, 0, 0, 0, 1, 0, 0, 0, 0, 1, 0, 0, 0, -0.08399999, 1</text:p>
          </table:table-cell>
          <table:table-cell/>
          <table:table-cell table:style-name="ce297" table:number-columns-repeated="938"/>
          <table:table-cell table:style-name="ce326" table:number-columns-repeated="27"/>
          <table:table-cell table:number-columns-repeated="9"/>
        </table:table-row>
        <table:table-row table:style-name="ro3">
          <table:table-cell table:style-name="ce150" office:value-type="string" calcext:value-type="string">
            <text:p>mTorso</text:p>
          </table:table-cell>
          <table:table-cell table:style-name="ce153" table:formula="of:=+[$'avatar_skeleton.xml convert'.B7]" office:value-type="string" office:string-value="mSpine2" calcext:value-type="string">
            <text:p>mSpine2</text:p>
          </table:table-cell>
          <table:table-cell table:style-name="ce171" table:formula="of:=+[$'avatar_skeleton.xml convert'.C7]" office:value-type="string" office:string-value="&quot;true&quot;" calcext:value-type="string">
            <text:p>"true"</text:p>
          </table:table-cell>
          <table:table-cell table:formula="of:=+[.D4]+[.W7]" office:value-type="float" office:value="0" calcext:value-type="float">
            <text:p>0.000000</text:p>
          </table:table-cell>
          <table:table-cell table:style-name="ce254" table:formula="of:=+[.E6]-[.S7]" office:value-type="float" office:value="-0" calcext:value-type="float">
            <text:p>0.000000</text:p>
          </table:table-cell>
          <table:table-cell table:formula="of:=+[.F6]+[.AA7]" office:value-type="float" office:value="1.15101501" calcext:value-type="float">
            <text:p>1.151015</text:p>
          </table:table-cell>
          <table:table-cell table:style-name="ce254" table:formula="of:=+[.G6]-[.W7]" office:value-type="float" office:value="0" calcext:value-type="float">
            <text:p>0.000000</text:p>
          </table:table-cell>
          <table:table-cell table:style-name="ce254" table:formula="of:=+[.H6]-[.S7]" office:value-type="float" office:value="-0" calcext:value-type="float">
            <text:p>0.000000</text:p>
          </table:table-cell>
          <table:table-cell table:style-name="ce254" table:formula="of:=+[.I6]-[.AA7]" office:value-type="float" office:value="1.06701499" calcext:value-type="float">
            <text:p>1.067015</text:p>
          </table:table-cell>
          <table:table-cell table:style-name="ce254" table:formula="of:=+[$'avatar_skeleton.xml convert'.D7]" office:value-type="float" office:value="0" calcext:value-type="float">
            <text:p>0.000000</text:p>
          </table:table-cell>
          <table:table-cell table:style-name="ce254" table:formula="of:=+[$'avatar_skeleton.xml convert'.E7]" office:value-type="float" office:value="-0" calcext:value-type="float">
            <text:p>0.000000</text:p>
          </table:table-cell>
          <table:table-cell table:style-name="ce254" table:formula="of:=+[$'avatar_skeleton.xml convert'.F7]" office:value-type="float" office:value="1.151088" calcext:value-type="float">
            <text:p>1.151088</text:p>
          </table:table-cell>
          <table:table-cell table:style-name="ce254" table:formula="of:=+[$'avatar_skeleton.xml convert'.G7]" office:value-type="float" office:value="0" calcext:value-type="float">
            <text:p>0.000000</text:p>
          </table:table-cell>
          <table:table-cell table:style-name="ce254" table:formula="of:=+[$'avatar_skeleton.xml convert'.H7]" office:value-type="float" office:value="0.015" calcext:value-type="float">
            <text:p>0.015000</text:p>
          </table:table-cell>
          <table:table-cell table:style-name="ce254" table:formula="of:=+[$'avatar_skeleton.xml convert'.I7]" office:value-type="float" office:value="1.356088" calcext:value-type="float">
            <text:p>1.356088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8400001" calcext:value-type="float">
            <text:p>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2" office:value-type="float" office:value="0" calcext:value-type="float">
            <text:p>0</text:p>
          </table:table-cell>
          <table:table-cell table:style-name="ce310" office:value-type="float" office:value="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16" office:value-type="float" office:value="1" calcext:value-type="float">
            <text:p>1.00000</text:p>
          </table:table-cell>
          <table:table-cell table:style-name="ce302" office:value-type="float" office:value="0" calcext:value-type="float">
            <text:p>0</text:p>
          </table:table-cell>
          <table:table-cell table:style-name="ce310" office:value-type="float" office:value="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316" office:value-type="float" office:value="0.952381" calcext:value-type="float">
            <text:p>0.95238</text:p>
          </table:table-cell>
          <table:table-cell table:style-name="ce310" office:value-type="float" office:value="-1.14089" calcext:value-type="float">
            <text:p>-1.1408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2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7]&amp;&quot;, &quot;&amp;[.T7]&amp;&quot;, &quot;&amp;[.X7]&amp;&quot;, &quot;&amp;[.AB7]&amp;&quot;, &quot;&amp;[.Q7]&amp;&quot;, &quot;&amp;[.U7]&amp;&quot;, &quot;&amp;[.Y7]&amp;&quot;, &quot;&amp;[.AC7]&amp;&quot;, &quot;&amp;[.R7]&amp;&quot;, &quot;&amp;[.V7]&amp;&quot;, &quot;&amp;[.Z7]&amp;&quot;, &quot;&amp;[.AD7]&amp;&quot;, &quot;&amp;[.S7]&amp;&quot;, &quot;&amp;[.W7]&amp;&quot;, &quot;&amp;[.AA7]&amp;&quot;, &quot;&amp;[.AE7]" office:value-type="string" office:string-value="1, 0, 0, 0, 0, 1, 0, 0, 0, 0, 1, 0, 0, 0, 0.08400001, 1" calcext:value-type="string">
            <text:p>1, 0, 0, 0, 0, 1, 0, 0, 0, 0, 1, 0, 0, 0, 0.08400001, 1</text:p>
          </table:table-cell>
          <table:table-cell table:style-name="ce282" table:formula="of:=[.AF7]&amp;&quot;, &quot;&amp;-[.AJ7]&amp;&quot;, &quot;&amp;[.AN7]&amp;&quot;, &quot;&amp;[.AR7]&amp;&quot;, &quot;&amp;[.AG7]&amp;&quot;, &quot;&amp;[.AK7]&amp;&quot;, &quot;&amp;[.AO7]&amp;&quot;, &quot;&amp;[.AS7]&amp;&quot;, &quot;&amp;[.AH7]&amp;&quot;, &quot;&amp;[.AL7]&amp;&quot;, &quot;&amp;[.AP7]&amp;&quot;, &quot;&amp;[.AT7]&amp;&quot;, &quot;&amp;[.AI7]&amp;&quot;, &quot;&amp;[.AM7]&amp;&quot;, &quot;&amp;-[.AQ7]&amp;&quot;, &quot;&amp;[.AU7]" office:value-type="string" office:string-value="1, 0, 0, 0, 0, 1, 0, 0, 0, 0, 0.952381, 0, 0, 0, 1.14089, 1" calcext:value-type="string">
            <text:p>1, 0, 0, 0, 0, 1, 0, 0, 0, 0, 0.952381, 0, 0, 0, 1.14089, 1</text:p>
          </table:table-cell>
          <table:table-cell table:style-name="ce297" table:number-columns-repeated="938"/>
          <table:table-cell table:style-name="ce326" table:number-columns-repeated="27"/>
          <table:table-cell table:number-columns-repeated="9"/>
        </table:table-row>
        <table:table-row table:style-name="ro3">
          <table:table-cell table:style-name="ce150" office:value-type="string" calcext:value-type="string">
            <text:p>BELLY</text:p>
          </table:table-cell>
          <table:table-cell table:style-name="ce156" table:formula="of:=+[$'avatar_skeleton.xml convert'.B8]" office:value-type="string" office:string-value="mTorso" calcext:value-type="string">
            <text:p>mTorso</text:p>
          </table:table-cell>
          <table:table-cell table:style-name="ce171" table:formula="of:=+[$'avatar_skeleton.xml convert'.C8]" office:value-type="string" office:string-value="&quot;false&quot;" calcext:value-type="string">
            <text:p>"false"</text:p>
          </table:table-cell>
          <table:table-cell table:formula="of:=+[.D$5]+[.W8]" office:value-type="float" office:value="0" calcext:value-type="float">
            <text:p>0.000000</text:p>
          </table:table-cell>
          <table:table-cell table:style-name="ce254" table:formula="of:=+[.E$7]-[.S8]" office:value-type="float" office:value="-0.028" calcext:value-type="float">
            <text:p>-0.028000</text:p>
          </table:table-cell>
          <table:table-cell table:formula="of:=+[.F$7]+[.AA8]" office:value-type="float" office:value="1.19301507" calcext:value-type="float">
            <text:p>1.193015</text:p>
          </table:table-cell>
          <table:table-cell table:style-name="ce254" table:formula="of:=+[.G$7]-[.W8]" office:value-type="float" office:value="0" calcext:value-type="float">
            <text:p>0.000000</text:p>
          </table:table-cell>
          <table:table-cell table:style-name="ce254" table:formula="of:=+[.H$7]-[.S8]" office:value-type="float" office:value="-0.028" calcext:value-type="float">
            <text:p>-0.028000</text:p>
          </table:table-cell>
          <table:table-cell table:style-name="ce254" table:formula="of:=+[.I$7]-[.AA8]" office:value-type="float" office:value="1.02501493" calcext:value-type="float">
            <text:p>1.025015</text:p>
          </table:table-cell>
          <table:table-cell table:style-name="ce254" table:formula="of:=+[$'avatar_skeleton.xml convert'.D8]" office:value-type="float" office:value="0" calcext:value-type="float">
            <text:p>0.000000</text:p>
          </table:table-cell>
          <table:table-cell table:style-name="ce254" table:formula="of:=+[$'avatar_skeleton.xml convert'.E8]" office:value-type="float" office:value="-0.028" calcext:value-type="float">
            <text:p>-0.028000</text:p>
          </table:table-cell>
          <table:table-cell table:style-name="ce254" table:formula="of:=+[$'avatar_skeleton.xml convert'.F8]" office:value-type="float" office:value="1.191088" calcext:value-type="float">
            <text:p>1.191088</text:p>
          </table:table-cell>
          <table:table-cell table:style-name="ce254" table:formula="of:=+[$'avatar_skeleton.xml convert'.G8]" office:value-type="float" office:value="0" calcext:value-type="float">
            <text:p>0.000000</text:p>
          </table:table-cell>
          <table:table-cell table:style-name="ce254" table:formula="of:=+[$'avatar_skeleton.xml convert'.H8]" office:value-type="float" office:value="-0.056" calcext:value-type="float">
            <text:p>-0.056000</text:p>
          </table:table-cell>
          <table:table-cell table:style-name="ce254" table:formula="of:=+[$'avatar_skeleton.xml convert'.I8]" office:value-type="float" office:value="1.285088" calcext:value-type="float">
            <text:p>1.285088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200006" calcext:value-type="float">
            <text:p>0.042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8]&amp;&quot;, &quot;&amp;[.T8]&amp;&quot;, &quot;&amp;[.X8]&amp;&quot;, &quot;&amp;[.AB8]&amp;&quot;, &quot;&amp;[.Q8]&amp;&quot;, &quot;&amp;[.U8]&amp;&quot;, &quot;&amp;[.Y8]&amp;&quot;, &quot;&amp;[.AC8]&amp;&quot;, &quot;&amp;[.R8]&amp;&quot;, &quot;&amp;[.V8]&amp;&quot;, &quot;&amp;[.Z8]&amp;&quot;, &quot;&amp;[.AD8]&amp;&quot;, &quot;&amp;[.S8]&amp;&quot;, &quot;&amp;[.W8]&amp;&quot;, &quot;&amp;[.AA8]&amp;&quot;, &quot;&amp;[.AE8]" office:value-type="string" office:string-value="1, 0, 0, 0, 0, 1, 0, 0, 0, 0, 1, 0, 0.028, 0, 0.04200006, 1" calcext:value-type="string">
            <text:p>1, 0, 0, 0, 0, 1, 0, 0, 0, 0, 1, 0, 0.028, 0, 0.04200006, 1</text:p>
          </table:table-cell>
          <table:table-cell/>
          <table:table-cell table:style-name="ce297" table:number-columns-repeated="938"/>
          <table:table-cell table:style-name="ce326" table:number-columns-repeated="27"/>
          <table:table-cell table:number-columns-repeated="9"/>
        </table:table-row>
        <table:table-row table:style-name="ro3">
          <table:table-cell table:style-name="ce150" office:value-type="string" calcext:value-type="string">
            <text:p>LEFT_HANDLE</text:p>
          </table:table-cell>
          <table:table-cell table:style-name="ce156" table:formula="of:=+[$'avatar_skeleton.xml convert'.B9]" office:value-type="string" office:string-value="mTorso" calcext:value-type="string">
            <text:p>mTorso</text:p>
          </table:table-cell>
          <table:table-cell table:formula="of:=+[$'avatar_skeleton.xml convert'.C9]" office:value-type="string" office:string-value="&quot;false&quot;" calcext:value-type="string">
            <text:p>"false"</text:p>
          </table:table-cell>
          <table:table-cell table:formula="of:=+[.D$5]+[.W9]" office:value-type="float" office:value="0.1" calcext:value-type="float">
            <text:p>0.100000</text:p>
          </table:table-cell>
          <table:table-cell table:style-name="ce254" table:formula="of:=+[.E$7]-[.S9]" office:value-type="float" office:value="-0" calcext:value-type="float">
            <text:p>0.000000</text:p>
          </table:table-cell>
          <table:table-cell table:formula="of:=+[.F$7]+[.AA9]" office:value-type="float" office:value="1.21191498" calcext:value-type="float">
            <text:p>1.211915</text:p>
          </table:table-cell>
          <table:table-cell table:style-name="ce254" table:formula="of:=+[.G$7]-[.W9]" office:value-type="float" office:value="-0.1" calcext:value-type="float">
            <text:p>-0.100000</text:p>
          </table:table-cell>
          <table:table-cell table:style-name="ce254" table:formula="of:=+[.H$7]-[.S9]" office:value-type="float" office:value="-0" calcext:value-type="float">
            <text:p>0.000000</text:p>
          </table:table-cell>
          <table:table-cell table:style-name="ce254" table:formula="of:=+[.I$7]-[.AA9]" office:value-type="float" office:value="1.00611502" calcext:value-type="float">
            <text:p>1.006115</text:p>
          </table:table-cell>
          <table:table-cell table:style-name="ce254" table:formula="of:=+[$'avatar_skeleton.xml convert'.D9]" office:value-type="float" office:value="0.1" calcext:value-type="float">
            <text:p>0.100000</text:p>
          </table:table-cell>
          <table:table-cell table:style-name="ce254" table:formula="of:=+[$'avatar_skeleton.xml convert'.E9]" office:value-type="float" office:value="-0" calcext:value-type="float">
            <text:p>0.000000</text:p>
          </table:table-cell>
          <table:table-cell table:style-name="ce254" table:formula="of:=+[$'avatar_skeleton.xml convert'.F9]" office:value-type="float" office:value="1.209088" calcext:value-type="float">
            <text:p>1.209088</text:p>
          </table:table-cell>
          <table:table-cell table:style-name="ce254" table:formula="of:=+[$'avatar_skeleton.xml convert'.G9]" office:value-type="float" office:value="0.2" calcext:value-type="float">
            <text:p>0.200000</text:p>
          </table:table-cell>
          <table:table-cell table:style-name="ce254" table:formula="of:=+[$'avatar_skeleton.xml convert'.H9]" office:value-type="float" office:value="-0" calcext:value-type="float">
            <text:p>0.000000</text:p>
          </table:table-cell>
          <table:table-cell table:style-name="ce254" table:formula="of:=+[$'avatar_skeleton.xml convert'.I9]" office:value-type="float" office:value="1.209088" calcext:value-type="float">
            <text:p>1.209088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6089997" calcext:value-type="float">
            <text:p>0.0609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9]&amp;&quot;, &quot;&amp;[.T9]&amp;&quot;, &quot;&amp;[.X9]&amp;&quot;, &quot;&amp;[.AB9]&amp;&quot;, &quot;&amp;[.Q9]&amp;&quot;, &quot;&amp;[.U9]&amp;&quot;, &quot;&amp;[.Y9]&amp;&quot;, &quot;&amp;[.AC9]&amp;&quot;, &quot;&amp;[.R9]&amp;&quot;, &quot;&amp;[.V9]&amp;&quot;, &quot;&amp;[.Z9]&amp;&quot;, &quot;&amp;[.AD9]&amp;&quot;, &quot;&amp;[.S9]&amp;&quot;, &quot;&amp;[.W9]&amp;&quot;, &quot;&amp;[.AA9]&amp;&quot;, &quot;&amp;[.AE9]" office:value-type="string" office:string-value="1, 0, 0, 0, 0, 1, 0, 0, 0, 0, 1, 0, 0, 0.1, 0.06089997, 1" calcext:value-type="string">
            <text:p>1, 0, 0, 0, 0, 1, 0, 0, 0, 0, 1, 0, 0, 0.1, 0.06089997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RIGHT_HANDLE</text:p>
          </table:table-cell>
          <table:table-cell table:style-name="ce156" table:formula="of:=+[$'avatar_skeleton.xml convert'.B10]" office:value-type="string" office:string-value="mTorso" calcext:value-type="string">
            <text:p>mTorso</text:p>
          </table:table-cell>
          <table:table-cell table:formula="of:=+[$'avatar_skeleton.xml convert'.C10]" office:value-type="string" office:string-value="&quot;false&quot;" calcext:value-type="string">
            <text:p>"false"</text:p>
          </table:table-cell>
          <table:table-cell table:formula="of:=+[.D$5]+[.W10]" office:value-type="float" office:value="-0.1" calcext:value-type="float">
            <text:p>-0.100000</text:p>
          </table:table-cell>
          <table:table-cell table:style-name="ce254" table:formula="of:=+[.E$7]-[.S10]" office:value-type="float" office:value="-0" calcext:value-type="float">
            <text:p>0.000000</text:p>
          </table:table-cell>
          <table:table-cell table:formula="of:=+[.F$7]+[.AA10]" office:value-type="float" office:value="1.21191498" calcext:value-type="float">
            <text:p>1.211915</text:p>
          </table:table-cell>
          <table:table-cell table:style-name="ce254" table:formula="of:=+[.G$7]-[.W10]" office:value-type="float" office:value="0.1" calcext:value-type="float">
            <text:p>0.100000</text:p>
          </table:table-cell>
          <table:table-cell table:style-name="ce254" table:formula="of:=+[.H$7]-[.S10]" office:value-type="float" office:value="-0" calcext:value-type="float">
            <text:p>0.000000</text:p>
          </table:table-cell>
          <table:table-cell table:style-name="ce254" table:formula="of:=+[.I$7]-[.AA10]" office:value-type="float" office:value="1.00611502" calcext:value-type="float">
            <text:p>1.006115</text:p>
          </table:table-cell>
          <table:table-cell table:style-name="ce254" table:formula="of:=+[$'avatar_skeleton.xml convert'.D10]" office:value-type="float" office:value="-0.1" calcext:value-type="float">
            <text:p>-0.100000</text:p>
          </table:table-cell>
          <table:table-cell table:style-name="ce254" table:formula="of:=+[$'avatar_skeleton.xml convert'.E10]" office:value-type="float" office:value="-0" calcext:value-type="float">
            <text:p>0.000000</text:p>
          </table:table-cell>
          <table:table-cell table:style-name="ce254" table:formula="of:=+[$'avatar_skeleton.xml convert'.F10]" office:value-type="float" office:value="1.209088" calcext:value-type="float">
            <text:p>1.209088</text:p>
          </table:table-cell>
          <table:table-cell table:style-name="ce254" table:formula="of:=+[$'avatar_skeleton.xml convert'.G10]" office:value-type="float" office:value="-0.2" calcext:value-type="float">
            <text:p>-0.200000</text:p>
          </table:table-cell>
          <table:table-cell table:style-name="ce254" table:formula="of:=+[$'avatar_skeleton.xml convert'.H10]" office:value-type="float" office:value="-0" calcext:value-type="float">
            <text:p>0.000000</text:p>
          </table:table-cell>
          <table:table-cell table:style-name="ce254" table:formula="of:=+[$'avatar_skeleton.xml convert'.I10]" office:value-type="float" office:value="1.209088" calcext:value-type="float">
            <text:p>1.209088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" calcext:value-type="float">
            <text:p>-0.1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6089997" calcext:value-type="float">
            <text:p>0.0609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0]&amp;&quot;, &quot;&amp;[.T10]&amp;&quot;, &quot;&amp;[.X10]&amp;&quot;, &quot;&amp;[.AB10]&amp;&quot;, &quot;&amp;[.Q10]&amp;&quot;, &quot;&amp;[.U10]&amp;&quot;, &quot;&amp;[.Y10]&amp;&quot;, &quot;&amp;[.AC10]&amp;&quot;, &quot;&amp;[.R10]&amp;&quot;, &quot;&amp;[.V10]&amp;&quot;, &quot;&amp;[.Z10]&amp;&quot;, &quot;&amp;[.AD10]&amp;&quot;, &quot;&amp;[.S10]&amp;&quot;, &quot;&amp;[.W10]&amp;&quot;, &quot;&amp;[.AA10]&amp;&quot;, &quot;&amp;[.AE10]" office:value-type="string" office:string-value="1, 0, 0, 0, 0, 1, 0, 0, 0, 0, 1, 0, 0, -0.1, 0.06089997, 1" calcext:value-type="string">
            <text:p>1, 0, 0, 0, 0, 1, 0, 0, 0, 0, 1, 0, 0, -0.1, 0.06089997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LOWER_BACK</text:p>
          </table:table-cell>
          <table:table-cell table:style-name="ce156" table:formula="of:=+[$'avatar_skeleton.xml convert'.B11]" office:value-type="string" office:string-value="mTorso" calcext:value-type="string">
            <text:p>mTorso</text:p>
          </table:table-cell>
          <table:table-cell table:formula="of:=+[$'avatar_skeleton.xml convert'.C11]" office:value-type="string" office:string-value="&quot;false&quot;" calcext:value-type="string">
            <text:p>"false"</text:p>
          </table:table-cell>
          <table:table-cell table:formula="of:=+[.D$5]+[.W11]" office:value-type="float" office:value="0" calcext:value-type="float">
            <text:p>0.000000</text:p>
          </table:table-cell>
          <table:table-cell table:style-name="ce254" table:formula="of:=+[.E$7]-[.S11]" office:value-type="float" office:value="-0" calcext:value-type="float">
            <text:p>0.000000</text:p>
          </table:table-cell>
          <table:table-cell table:formula="of:=+[.F$7]+[.AA11]" office:value-type="float" office:value="1.17516502" calcext:value-type="float">
            <text:p>1.175165</text:p>
          </table:table-cell>
          <table:table-cell table:style-name="ce254" table:formula="of:=+[.G$7]-[.W11]" office:value-type="float" office:value="0" calcext:value-type="float">
            <text:p>0.000000</text:p>
          </table:table-cell>
          <table:table-cell table:style-name="ce254" table:formula="of:=+[.H$7]-[.S11]" office:value-type="float" office:value="-0" calcext:value-type="float">
            <text:p>0.000000</text:p>
          </table:table-cell>
          <table:table-cell table:style-name="ce254" table:formula="of:=+[.I$7]-[.AA11]" office:value-type="float" office:value="1.04286498" calcext:value-type="float">
            <text:p>1.042865</text:p>
          </table:table-cell>
          <table:table-cell table:style-name="ce254" table:formula="of:=+[$'avatar_skeleton.xml convert'.D11]" office:value-type="float" office:value="0" calcext:value-type="float">
            <text:p>0.000000</text:p>
          </table:table-cell>
          <table:table-cell table:style-name="ce254" table:formula="of:=+[$'avatar_skeleton.xml convert'.E11]" office:value-type="float" office:value="-0" calcext:value-type="float">
            <text:p>0.000000</text:p>
          </table:table-cell>
          <table:table-cell table:style-name="ce254" table:formula="of:=+[$'avatar_skeleton.xml convert'.F11]" office:value-type="float" office:value="1.174088" calcext:value-type="float">
            <text:p>1.174088</text:p>
          </table:table-cell>
          <table:table-cell table:style-name="ce254" table:formula="of:=+[$'avatar_skeleton.xml convert'.G11]" office:value-type="float" office:value="0" calcext:value-type="float">
            <text:p>0.000000</text:p>
          </table:table-cell>
          <table:table-cell table:style-name="ce254" table:formula="of:=+[$'avatar_skeleton.xml convert'.H11]" office:value-type="float" office:value="0.1" calcext:value-type="float">
            <text:p>0.100000</text:p>
          </table:table-cell>
          <table:table-cell table:style-name="ce254" table:formula="of:=+[$'avatar_skeleton.xml convert'.I11]" office:value-type="float" office:value="1.174088" calcext:value-type="float">
            <text:p>1.174088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2415001" calcext:value-type="float">
            <text:p>0.0241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1]&amp;&quot;, &quot;&amp;[.T11]&amp;&quot;, &quot;&amp;[.X11]&amp;&quot;, &quot;&amp;[.AB11]&amp;&quot;, &quot;&amp;[.Q11]&amp;&quot;, &quot;&amp;[.U11]&amp;&quot;, &quot;&amp;[.Y11]&amp;&quot;, &quot;&amp;[.AC11]&amp;&quot;, &quot;&amp;[.R11]&amp;&quot;, &quot;&amp;[.V11]&amp;&quot;, &quot;&amp;[.Z11]&amp;&quot;, &quot;&amp;[.AD11]&amp;&quot;, &quot;&amp;[.S11]&amp;&quot;, &quot;&amp;[.W11]&amp;&quot;, &quot;&amp;[.AA11]&amp;&quot;, &quot;&amp;[.AE11]" office:value-type="string" office:string-value="1, 0, 0, 0, 0, 1, 0, 0, 0, 0, 1, 0, 0, 0, 0.02415001, 1" calcext:value-type="string">
            <text:p>1, 0, 0, 0, 0, 1, 0, 0, 0, 0, 1, 0, 0, 0, 0.02415001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Spine3</text:p>
          </table:table-cell>
          <table:table-cell table:style-name="ce156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+[.D$5]+[.W12]" office:value-type="float" office:value="0" calcext:value-type="float">
            <text:p>0.000000</text:p>
          </table:table-cell>
          <table:table-cell table:style-name="ce254" table:formula="of:=+[.E$7]-[.S12]" office:value-type="float" office:value="0.015" calcext:value-type="float">
            <text:p>0.015000</text:p>
          </table:table-cell>
          <table:table-cell table:formula="of:=+[.F$7]+[.AA12]" office:value-type="float" office:value="1.36626501" calcext:value-type="float">
            <text:p>1.366265</text:p>
          </table:table-cell>
          <table:table-cell table:style-name="ce254" table:formula="of:=+[.G$7]-[.W12]" office:value-type="float" office:value="0" calcext:value-type="float">
            <text:p>0.000000</text:p>
          </table:table-cell>
          <table:table-cell table:style-name="ce254" table:formula="of:=+[.H$7]-[.S12]" office:value-type="float" office:value="0.015" calcext:value-type="float">
            <text:p>0.015000</text:p>
          </table:table-cell>
          <table:table-cell table:style-name="ce254" table:formula="of:=+[.I$7]-[.AA12]" office:value-type="float" office:value="0.85176499" calcext:value-type="float">
            <text:p>0.851765</text:p>
          </table:table-cell>
          <table:table-cell table:style-name="ce254" table:formula="of:=+[$'avatar_skeleton.xml convert'.D12]" office:value-type="float" office:value="0" calcext:value-type="float">
            <text:p>0.000000</text:p>
          </table:table-cell>
          <table:table-cell table:style-name="ce254" table:formula="of:=+[$'avatar_skeleton.xml convert'.E12]" office:value-type="float" office:value="0.015368" calcext:value-type="float">
            <text:p>0.015368</text:p>
          </table:table-cell>
          <table:table-cell table:style-name="ce254" table:formula="of:=+[$'avatar_skeleton.xml convert'.F12]" office:value-type="float" office:value="1.355965" calcext:value-type="float">
            <text:p>1.355965</text:p>
          </table:table-cell>
          <table:table-cell table:style-name="ce254" table:formula="of:=+[$'avatar_skeleton.xml convert'.G12]" office:value-type="float" office:value="0" calcext:value-type="float">
            <text:p>0.000000</text:p>
          </table:table-cell>
          <table:table-cell table:style-name="ce254" table:formula="of:=+[$'avatar_skeleton.xml convert'.H12]" office:value-type="float" office:value="0.000368" calcext:value-type="float">
            <text:p>0.000368</text:p>
          </table:table-cell>
          <table:table-cell table:style-name="ce254" table:formula="of:=+[$'avatar_skeleton.xml convert'.I12]" office:value-type="float" office:value="1.150965" calcext:value-type="float">
            <text:p>1.150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21525" calcext:value-type="float">
            <text:p>0.2152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2]&amp;&quot;, &quot;&amp;[.T12]&amp;&quot;, &quot;&amp;[.X12]&amp;&quot;, &quot;&amp;[.AB12]&amp;&quot;, &quot;&amp;[.Q12]&amp;&quot;, &quot;&amp;[.U12]&amp;&quot;, &quot;&amp;[.Y12]&amp;&quot;, &quot;&amp;[.AC12]&amp;&quot;, &quot;&amp;[.R12]&amp;&quot;, &quot;&amp;[.V12]&amp;&quot;, &quot;&amp;[.Z12]&amp;&quot;, &quot;&amp;[.AD12]&amp;&quot;, &quot;&amp;[.S12]&amp;&quot;, &quot;&amp;[.W12]&amp;&quot;, &quot;&amp;[.AA12]&amp;&quot;, &quot;&amp;[.AE12]" office:value-type="string" office:string-value="1, 0, 0, 0, 0, 1, 0, 0, 0, 0, 1, 0, -0.015, 0, 0.21525, 1" calcext:value-type="string">
            <text:p>1, 0, 0, 0, 0, 1, 0, 0, 0, 0, 1, 0, -0.015, 0, 0.2152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Spine4</text:p>
          </table:table-cell>
          <table:table-cell table:style-name="ce153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+[.D12]+[.W13]" office:value-type="float" office:value="0" calcext:value-type="float">
            <text:p>0.000000</text:p>
          </table:table-cell>
          <table:table-cell table:style-name="ce254" table:formula="of:=+[.E12]-[.S13]" office:value-type="float" office:value="0" calcext:value-type="float">
            <text:p>0.000000</text:p>
          </table:table-cell>
          <table:table-cell table:formula="of:=+[.F12]+[.AA13]" office:value-type="float" office:value="1.15101501" calcext:value-type="float">
            <text:p>1.151015</text:p>
          </table:table-cell>
          <table:table-cell table:formula="of:=+[.G12]-[.W13]" office:value-type="float" office:value="0" calcext:value-type="float">
            <text:p>0.000000</text:p>
          </table:table-cell>
          <table:table-cell table:formula="of:=+[.H12]-[.S13]" office:value-type="float" office:value="0" calcext:value-type="float">
            <text:p>0.000000</text:p>
          </table:table-cell>
          <table:table-cell table:formula="of:=+[.I12]-[.AA13]" office:value-type="float" office:value="1.06701499" calcext:value-type="float">
            <text:p>1.067015</text:p>
          </table:table-cell>
          <table:table-cell table:style-name="ce254" table:formula="of:=+[$'avatar_skeleton.xml convert'.D13]" office:value-type="float" office:value="0" calcext:value-type="float">
            <text:p>0.000000</text:p>
          </table:table-cell>
          <table:table-cell table:style-name="ce254" table:formula="of:=+[$'avatar_skeleton.xml convert'.E13]" office:value-type="float" office:value="0" calcext:value-type="float">
            <text:p>0.000000</text:p>
          </table:table-cell>
          <table:table-cell table:style-name="ce254" table:formula="of:=+[$'avatar_skeleton.xml convert'.F13]" office:value-type="float" office:value="1.151088" calcext:value-type="float">
            <text:p>1.151088</text:p>
          </table:table-cell>
          <table:table-cell table:style-name="ce254" table:formula="of:=+[$'avatar_skeleton.xml convert'.G13]" office:value-type="float" office:value="0" calcext:value-type="float">
            <text:p>0.000000</text:p>
          </table:table-cell>
          <table:table-cell table:style-name="ce254" table:formula="of:=+[$'avatar_skeleton.xml convert'.H13]" office:value-type="float" office:value="0.015" calcext:value-type="float">
            <text:p>0.015000</text:p>
          </table:table-cell>
          <table:table-cell table:style-name="ce254" table:formula="of:=+[$'avatar_skeleton.xml convert'.I13]" office:value-type="float" office:value="1.356088" calcext:value-type="float">
            <text:p>1.356088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21525" calcext:value-type="float">
            <text:p>-0.2152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3]&amp;&quot;, &quot;&amp;[.T13]&amp;&quot;, &quot;&amp;[.X13]&amp;&quot;, &quot;&amp;[.AB13]&amp;&quot;, &quot;&amp;[.Q13]&amp;&quot;, &quot;&amp;[.U13]&amp;&quot;, &quot;&amp;[.Y13]&amp;&quot;, &quot;&amp;[.AC13]&amp;&quot;, &quot;&amp;[.R13]&amp;&quot;, &quot;&amp;[.V13]&amp;&quot;, &quot;&amp;[.Z13]&amp;&quot;, &quot;&amp;[.AD13]&amp;&quot;, &quot;&amp;[.S13]&amp;&quot;, &quot;&amp;[.W13]&amp;&quot;, &quot;&amp;[.AA13]&amp;&quot;, &quot;&amp;[.AE13]" office:value-type="string" office:string-value="1, 0, 0, 0, 0, 1, 0, 0, 0, 0, 1, 0, 0.015, 0, -0.21525, 1" calcext:value-type="string">
            <text:p>1, 0, 0, 0, 0, 1, 0, 0, 0, 0, 1, 0, 0.015, 0, -0.2152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Chest</text:p>
          </table:table-cell>
          <table:table-cell table:style-name="ce153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+[.D13]+[.W14]" office:value-type="float" office:value="0" calcext:value-type="float">
            <text:p>0.000000</text:p>
          </table:table-cell>
          <table:table-cell table:style-name="ce254" table:formula="of:=+[.E13]-[.S14]" office:value-type="float" office:value="0.015" calcext:value-type="float">
            <text:p>0.015000</text:p>
          </table:table-cell>
          <table:table-cell table:formula="of:=+[.F$13]+[.AA14]" office:value-type="float" office:value="1.35601501" calcext:value-type="float">
            <text:p>1.356015</text:p>
          </table:table-cell>
          <table:table-cell table:formula="of:=+[.G13]-[.W14]" office:value-type="float" office:value="0" calcext:value-type="float">
            <text:p>0.000000</text:p>
          </table:table-cell>
          <table:table-cell table:formula="of:=+[.H13]-[.S14]" office:value-type="float" office:value="0.015" calcext:value-type="float">
            <text:p>0.015000</text:p>
          </table:table-cell>
          <table:table-cell table:formula="of:=+[.I13]-[.AA14]" office:value-type="float" office:value="0.86201499" calcext:value-type="float">
            <text:p>0.862015</text:p>
          </table:table-cell>
          <table:table-cell table:style-name="ce254" table:formula="of:=+[$'avatar_skeleton.xml convert'.D14]" office:value-type="float" office:value="0" calcext:value-type="float">
            <text:p>0.000000</text:p>
          </table:table-cell>
          <table:table-cell table:style-name="ce254" table:formula="of:=+[$'avatar_skeleton.xml convert'.E14]" office:value-type="float" office:value="0.015368" calcext:value-type="float">
            <text:p>0.015368</text:p>
          </table:table-cell>
          <table:table-cell table:style-name="ce254" table:formula="of:=+[$'avatar_skeleton.xml convert'.F14]" office:value-type="float" office:value="1.355965" calcext:value-type="float">
            <text:p>1.355965</text:p>
          </table:table-cell>
          <table:table-cell table:style-name="ce254" table:formula="of:=+[$'avatar_skeleton.xml convert'.G14]" office:value-type="float" office:value="0" calcext:value-type="float">
            <text:p>0.000000</text:p>
          </table:table-cell>
          <table:table-cell table:style-name="ce254" table:formula="of:=+[$'avatar_skeleton.xml convert'.H14]" office:value-type="float" office:value="0.025368" calcext:value-type="float">
            <text:p>0.025368</text:p>
          </table:table-cell>
          <table:table-cell table:style-name="ce254" table:formula="of:=+[$'avatar_skeleton.xml convert'.I14]" office:value-type="float" office:value="1.605965" calcext:value-type="float">
            <text:p>1.605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205" calcext:value-type="float">
            <text:p>0.2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0.961538" calcext:value-type="float">
            <text:p>0.96154</text:p>
          </table:table-cell>
          <table:table-cell table:number-columns-repeated="2" table:style-name="ce304" office:value-type="float" office:value="-0" calcext:value-type="float">
            <text:p>0</text:p>
          </table:table-cell>
          <table:table-cell table:style-name="ce310" office:value-type="float" office:value="0.014777" calcext:value-type="float">
            <text:p>0.014777</text:p>
          </table:table-cell>
          <table:table-cell table:style-name="ce313" office:value-type="float" office:value="-0" calcext:value-type="float">
            <text:p>0</text:p>
          </table:table-cell>
          <table:table-cell table:style-name="ce318" office:value-type="float" office:value="0.990099" calcext:value-type="float">
            <text:p>0.9901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0.952381" calcext:value-type="float">
            <text:p>0.95238</text:p>
          </table:table-cell>
          <table:table-cell table:style-name="ce310" office:value-type="float" office:value="-1.34577" calcext:value-type="float">
            <text:p>-1.34577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4]&amp;&quot;, &quot;&amp;[.T14]&amp;&quot;, &quot;&amp;[.X14]&amp;&quot;, &quot;&amp;[.AB14]&amp;&quot;, &quot;&amp;[.Q14]&amp;&quot;, &quot;&amp;[.U14]&amp;&quot;, &quot;&amp;[.Y14]&amp;&quot;, &quot;&amp;[.AC14]&amp;&quot;, &quot;&amp;[.R14]&amp;&quot;, &quot;&amp;[.V14]&amp;&quot;, &quot;&amp;[.Z14]&amp;&quot;, &quot;&amp;[.AD14]&amp;&quot;, &quot;&amp;[.S14]&amp;&quot;, &quot;&amp;[.W14]&amp;&quot;, &quot;&amp;[.AA14]&amp;&quot;, &quot;&amp;[.AE14]" office:value-type="string" office:string-value="1, 0, 0, 0, 0, 1, 0, 0, 0, 0, 1, 0, -0.015, 0, 0.205, 1" calcext:value-type="string">
            <text:p>1, 0, 0, 0, 0, 1, 0, 0, 0, 0, 1, 0, -0.015, 0, 0.205, 1</text:p>
          </table:table-cell>
          <table:table-cell table:style-name="ce282" table:formula="of:=[.AF14]&amp;&quot;, &quot;&amp;-[.AJ14]&amp;&quot;, &quot;&amp;[.AN14]&amp;&quot;, &quot;&amp;[.AR14]&amp;&quot;, &quot;&amp;[.AG14]&amp;&quot;, &quot;&amp;[.AK14]&amp;&quot;, &quot;&amp;[.AO14]&amp;&quot;, &quot;&amp;[.AS14]&amp;&quot;, &quot;&amp;[.AH14]&amp;&quot;, &quot;&amp;[.AL14]&amp;&quot;, &quot;&amp;[.AP14]&amp;&quot;, &quot;&amp;[.AT14]&amp;&quot;, &quot;&amp;[.AI14]&amp;&quot;, &quot;&amp;[.AM14]&amp;&quot;, &quot;&amp;-[.AQ14]&amp;&quot;, &quot;&amp;[.AU14]" office:value-type="string" office:string-value="0.961538, 0, 0, 0, 0, 0.990099, 0, 0, 0, 0, 0.952381, 0, 0.014777, 0, 1.34577, 1" calcext:value-type="string">
            <text:p>0.961538, 0, 0, 0, 0, 0.990099, 0, 0, 0, 0, 0.952381, 0, 0.014777, 0, 1.34577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CHEST</text:p>
          </table:table-cell>
          <table:table-cell table:style-name="ce159" table:formula="of:=+[$'avatar_skeleton.xml convert'.B15]" office:value-type="string" office:string-value="mChest" calcext:value-type="string">
            <text:p>mChest</text:p>
          </table:table-cell>
          <table:table-cell table:formula="of:=+[$'avatar_skeleton.xml convert'.C15]" office:value-type="string" office:string-value="&quot;false&quot;" calcext:value-type="string">
            <text:p>"false"</text:p>
          </table:table-cell>
          <table:table-cell table:formula="of:=+[.D$14]+[.W15]" office:value-type="float" office:value="0" calcext:value-type="float">
            <text:p>0.000000</text:p>
          </table:table-cell>
          <table:table-cell table:style-name="ce254" table:formula="of:=+[.E$14]-[.S15]" office:value-type="float" office:value="-0.01412001" calcext:value-type="float">
            <text:p>-0.014120</text:p>
          </table:table-cell>
          <table:table-cell table:formula="of:=+[.F14]+[.AA15]" office:value-type="float" office:value="1.42951505" calcext:value-type="float">
            <text:p>1.429515</text:p>
          </table:table-cell>
          <table:table-cell table:formula="of:=+[.G$14]-[.W15]" office:value-type="float" office:value="0" calcext:value-type="float">
            <text:p>0.000000</text:p>
          </table:table-cell>
          <table:table-cell table:formula="of:=+[.H$14]-[.S15]" office:value-type="float" office:value="-0.01412001" calcext:value-type="float">
            <text:p>-0.014120</text:p>
          </table:table-cell>
          <table:table-cell table:formula="of:=+[.I$14]-[.AA15]" office:value-type="float" office:value="0.78851495" calcext:value-type="float">
            <text:p>0.788515</text:p>
          </table:table-cell>
          <table:table-cell table:style-name="ce254" table:formula="of:=+[$'avatar_skeleton.xml convert'.D15]" office:value-type="float" office:value="0" calcext:value-type="float">
            <text:p>0.000000</text:p>
          </table:table-cell>
          <table:table-cell table:style-name="ce254" table:formula="of:=+[$'avatar_skeleton.xml convert'.E15]" office:value-type="float" office:value="-0.012632" calcext:value-type="float">
            <text:p>-0.012632</text:p>
          </table:table-cell>
          <table:table-cell table:style-name="ce254" table:formula="of:=+[$'avatar_skeleton.xml convert'.F15]" office:value-type="float" office:value="1.425965" calcext:value-type="float">
            <text:p>1.425965</text:p>
          </table:table-cell>
          <table:table-cell table:style-name="ce254" table:formula="of:=+[$'avatar_skeleton.xml convert'.G15]" office:value-type="float" office:value="0" calcext:value-type="float">
            <text:p>0.000000</text:p>
          </table:table-cell>
          <table:table-cell table:style-name="ce254" table:formula="of:=+[$'avatar_skeleton.xml convert'.H15]" office:value-type="float" office:value="0.083368" calcext:value-type="float">
            <text:p>0.083368</text:p>
          </table:table-cell>
          <table:table-cell table:style-name="ce254" table:formula="of:=+[$'avatar_skeleton.xml convert'.I15]" office:value-type="float" office:value="1.577965" calcext:value-type="float">
            <text:p>1.577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912001" calcext:value-type="float">
            <text:p>0.02912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350004" calcext:value-type="float">
            <text:p>0.0735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]&amp;&quot;, &quot;&amp;[.T15]&amp;&quot;, &quot;&amp;[.X15]&amp;&quot;, &quot;&amp;[.AB15]&amp;&quot;, &quot;&amp;[.Q15]&amp;&quot;, &quot;&amp;[.U15]&amp;&quot;, &quot;&amp;[.Y15]&amp;&quot;, &quot;&amp;[.AC15]&amp;&quot;, &quot;&amp;[.R15]&amp;&quot;, &quot;&amp;[.V15]&amp;&quot;, &quot;&amp;[.Z15]&amp;&quot;, &quot;&amp;[.AD15]&amp;&quot;, &quot;&amp;[.S15]&amp;&quot;, &quot;&amp;[.W15]&amp;&quot;, &quot;&amp;[.AA15]&amp;&quot;, &quot;&amp;[.AE15]" office:value-type="string" office:string-value="1, 0, 0, 0, 0, 1, 0, 0, 0, 0, 1, 0, 0.02912001, 0, 0.07350004, 1" calcext:value-type="string">
            <text:p>1, 0, 0, 0, 0, 1, 0, 0, 0, 0, 1, 0, 0.02912001, 0, 0.07350004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LEFT_PEC</text:p>
          </table:table-cell>
          <table:table-cell table:style-name="ce159" table:formula="of:=+[$'avatar_skeleton.xml convert'.B16]" office:value-type="string" office:string-value="mChest" calcext:value-type="string">
            <text:p>mChest</text:p>
          </table:table-cell>
          <table:table-cell table:formula="of:=+[$'avatar_skeleton.xml convert'.C16]" office:value-type="string" office:string-value="&quot;false&quot;" calcext:value-type="string">
            <text:p>"false"</text:p>
          </table:table-cell>
          <table:table-cell table:formula="of:=+[.D$14]+[.W16]" office:value-type="float" office:value="0.08282" calcext:value-type="float">
            <text:p>0.082820</text:p>
          </table:table-cell>
          <table:table-cell table:style-name="ce254" table:formula="of:=+[.E$14]-[.S16]" office:value-type="float" office:value="-0.1087601" calcext:value-type="float">
            <text:p>-0.108760</text:p>
          </table:table-cell>
          <table:table-cell table:formula="of:=+[.F15]+[.AA16]" office:value-type="float" office:value="1.4736151" calcext:value-type="float">
            <text:p>1.473615</text:p>
          </table:table-cell>
          <table:table-cell table:formula="of:=+[.G$14]-[.W16]" office:value-type="float" office:value="-0.08282" calcext:value-type="float">
            <text:p>-0.082820</text:p>
          </table:table-cell>
          <table:table-cell table:formula="of:=+[.H$14]-[.S16]" office:value-type="float" office:value="-0.1087601" calcext:value-type="float">
            <text:p>-0.108760</text:p>
          </table:table-cell>
          <table:table-cell table:formula="of:=+[.I$14]-[.AA16]" office:value-type="float" office:value="0.81791494" calcext:value-type="float">
            <text:p>0.817915</text:p>
          </table:table-cell>
          <table:table-cell table:style-name="ce254" table:formula="of:=+[$'avatar_skeleton.xml convert'.D16]" office:value-type="float" office:value="0.082" calcext:value-type="float">
            <text:p>0.082000</text:p>
          </table:table-cell>
          <table:table-cell table:style-name="ce254" table:formula="of:=+[$'avatar_skeleton.xml convert'.E16]" office:value-type="float" office:value="-0.103632" calcext:value-type="float">
            <text:p>-0.103632</text:p>
          </table:table-cell>
          <table:table-cell table:style-name="ce254" table:formula="of:=+[$'avatar_skeleton.xml convert'.F16]" office:value-type="float" office:value="1.397965" calcext:value-type="float">
            <text:p>1.397965</text:p>
          </table:table-cell>
          <table:table-cell table:style-name="ce254" table:formula="of:=+[$'avatar_skeleton.xml convert'.G16]" office:value-type="float" office:value="0.082" calcext:value-type="float">
            <text:p>0.082000</text:p>
          </table:table-cell>
          <table:table-cell table:style-name="ce254" table:formula="of:=+[$'avatar_skeleton.xml convert'.H16]" office:value-type="float" office:value="-0.183632" calcext:value-type="float">
            <text:p>-0.183632</text:p>
          </table:table-cell>
          <table:table-cell table:style-name="ce254" table:formula="of:=+[$'avatar_skeleton.xml convert'.I16]" office:value-type="float" office:value="1.391965" calcext:value-type="float">
            <text:p>1.391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237601" calcext:value-type="float">
            <text:p>0.12376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8282" calcext:value-type="float">
            <text:p>0.08282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410005" calcext:value-type="float">
            <text:p>0.0441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6]&amp;&quot;, &quot;&amp;[.T16]&amp;&quot;, &quot;&amp;[.X16]&amp;&quot;, &quot;&amp;[.AB16]&amp;&quot;, &quot;&amp;[.Q16]&amp;&quot;, &quot;&amp;[.U16]&amp;&quot;, &quot;&amp;[.Y16]&amp;&quot;, &quot;&amp;[.AC16]&amp;&quot;, &quot;&amp;[.R16]&amp;&quot;, &quot;&amp;[.V16]&amp;&quot;, &quot;&amp;[.Z16]&amp;&quot;, &quot;&amp;[.AD16]&amp;&quot;, &quot;&amp;[.S16]&amp;&quot;, &quot;&amp;[.W16]&amp;&quot;, &quot;&amp;[.AA16]&amp;&quot;, &quot;&amp;[.AE16]" office:value-type="string" office:string-value="1, 0, 0, 0, 0, 1, 0, 0, 0, 0, 1, 0, 0.1237601, 0.08282, 0.04410005, 1" calcext:value-type="string">
            <text:p>1, 0, 0, 0, 0, 1, 0, 0, 0, 0, 1, 0, 0.1237601, 0.08282, 0.0441000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RIGHT_PEC</text:p>
          </table:table-cell>
          <table:table-cell table:style-name="ce159" table:formula="of:=+[$'avatar_skeleton.xml convert'.B17]" office:value-type="string" office:string-value="mChest" calcext:value-type="string">
            <text:p>mChest</text:p>
          </table:table-cell>
          <table:table-cell table:formula="of:=+[$'avatar_skeleton.xml convert'.C17]" office:value-type="string" office:string-value="&quot;false&quot;" calcext:value-type="string">
            <text:p>"false"</text:p>
          </table:table-cell>
          <table:table-cell table:formula="of:=+[.D$14]+[.W17]" office:value-type="float" office:value="-0.08282" calcext:value-type="float">
            <text:p>-0.082820</text:p>
          </table:table-cell>
          <table:table-cell table:style-name="ce254" table:formula="of:=+[.E$14]-[.S17]" office:value-type="float" office:value="-0.1087601" calcext:value-type="float">
            <text:p>-0.108760</text:p>
          </table:table-cell>
          <table:table-cell table:formula="of:=+[.F16]+[.AA17]" office:value-type="float" office:value="1.51771515" calcext:value-type="float">
            <text:p>1.517715</text:p>
          </table:table-cell>
          <table:table-cell table:formula="of:=+[.G$14]-[.W17]" office:value-type="float" office:value="0.08282" calcext:value-type="float">
            <text:p>0.082820</text:p>
          </table:table-cell>
          <table:table-cell table:formula="of:=+[.H$14]-[.S17]" office:value-type="float" office:value="-0.1087601" calcext:value-type="float">
            <text:p>-0.108760</text:p>
          </table:table-cell>
          <table:table-cell table:formula="of:=+[.I$14]-[.AA17]" office:value-type="float" office:value="0.81791494" calcext:value-type="float">
            <text:p>0.817915</text:p>
          </table:table-cell>
          <table:table-cell table:style-name="ce254" table:formula="of:=+[$'avatar_skeleton.xml convert'.D17]" office:value-type="float" office:value="-0.082" calcext:value-type="float">
            <text:p>-0.082000</text:p>
          </table:table-cell>
          <table:table-cell table:style-name="ce254" table:formula="of:=+[$'avatar_skeleton.xml convert'.E17]" office:value-type="float" office:value="-0.103632" calcext:value-type="float">
            <text:p>-0.103632</text:p>
          </table:table-cell>
          <table:table-cell table:style-name="ce254" table:formula="of:=+[$'avatar_skeleton.xml convert'.F17]" office:value-type="float" office:value="1.397965" calcext:value-type="float">
            <text:p>1.397965</text:p>
          </table:table-cell>
          <table:table-cell table:style-name="ce254" table:formula="of:=+[$'avatar_skeleton.xml convert'.G17]" office:value-type="float" office:value="-0.082" calcext:value-type="float">
            <text:p>-0.082000</text:p>
          </table:table-cell>
          <table:table-cell table:style-name="ce254" table:formula="of:=+[$'avatar_skeleton.xml convert'.H17]" office:value-type="float" office:value="-0.183632" calcext:value-type="float">
            <text:p>-0.183632</text:p>
          </table:table-cell>
          <table:table-cell table:style-name="ce254" table:formula="of:=+[$'avatar_skeleton.xml convert'.I17]" office:value-type="float" office:value="1.391965" calcext:value-type="float">
            <text:p>1.391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237601" calcext:value-type="float">
            <text:p>0.12376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8282" calcext:value-type="float">
            <text:p>-0.08282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410005" calcext:value-type="float">
            <text:p>0.0441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7]&amp;&quot;, &quot;&amp;[.T17]&amp;&quot;, &quot;&amp;[.X17]&amp;&quot;, &quot;&amp;[.AB17]&amp;&quot;, &quot;&amp;[.Q17]&amp;&quot;, &quot;&amp;[.U17]&amp;&quot;, &quot;&amp;[.Y17]&amp;&quot;, &quot;&amp;[.AC17]&amp;&quot;, &quot;&amp;[.R17]&amp;&quot;, &quot;&amp;[.V17]&amp;&quot;, &quot;&amp;[.Z17]&amp;&quot;, &quot;&amp;[.AD17]&amp;&quot;, &quot;&amp;[.S17]&amp;&quot;, &quot;&amp;[.W17]&amp;&quot;, &quot;&amp;[.AA17]&amp;&quot;, &quot;&amp;[.AE17]" office:value-type="string" office:string-value="1, 0, 0, 0, 0, 1, 0, 0, 0, 0, 1, 0, 0.1237601, -0.08282, 0.04410005, 1" calcext:value-type="string">
            <text:p>1, 0, 0, 0, 0, 1, 0, 0, 0, 0, 1, 0, 0.1237601, -0.08282, 0.0441000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UPPER_BACK</text:p>
          </table:table-cell>
          <table:table-cell table:style-name="ce159" table:formula="of:=+[$'avatar_skeleton.xml convert'.B18]" office:value-type="string" office:string-value="mChest" calcext:value-type="string">
            <text:p>mChest</text:p>
          </table:table-cell>
          <table:table-cell table:formula="of:=+[$'avatar_skeleton.xml convert'.C18]" office:value-type="string" office:string-value="&quot;false&quot;" calcext:value-type="string">
            <text:p>"false"</text:p>
          </table:table-cell>
          <table:table-cell table:formula="of:=+[.D$14]+[.W18]" office:value-type="float" office:value="0" calcext:value-type="float">
            <text:p>0.000000</text:p>
          </table:table-cell>
          <table:table-cell table:style-name="ce254" table:formula="of:=+[.E$14]-[.S18]" office:value-type="float" office:value="0.015" calcext:value-type="float">
            <text:p>0.015000</text:p>
          </table:table-cell>
          <table:table-cell table:formula="of:=+[.F17]+[.AA18]" office:value-type="float" office:value="1.53556519" calcext:value-type="float">
            <text:p>1.535565</text:p>
          </table:table-cell>
          <table:table-cell table:formula="of:=+[.G$14]-[.W18]" office:value-type="float" office:value="0" calcext:value-type="float">
            <text:p>0.000000</text:p>
          </table:table-cell>
          <table:table-cell table:formula="of:=+[.H$14]-[.S18]" office:value-type="float" office:value="0.015" calcext:value-type="float">
            <text:p>0.015000</text:p>
          </table:table-cell>
          <table:table-cell table:formula="of:=+[.I$14]-[.AA18]" office:value-type="float" office:value="0.84416495" calcext:value-type="float">
            <text:p>0.844165</text:p>
          </table:table-cell>
          <table:table-cell table:style-name="ce254" table:formula="of:=+[$'avatar_skeleton.xml convert'.D18]" office:value-type="float" office:value="0" calcext:value-type="float">
            <text:p>0.000000</text:p>
          </table:table-cell>
          <table:table-cell table:style-name="ce254" table:formula="of:=+[$'avatar_skeleton.xml convert'.E18]" office:value-type="float" office:value="0.015368" calcext:value-type="float">
            <text:p>0.015368</text:p>
          </table:table-cell>
          <table:table-cell table:style-name="ce254" table:formula="of:=+[$'avatar_skeleton.xml convert'.F18]" office:value-type="float" office:value="1.372965" calcext:value-type="float">
            <text:p>1.372965</text:p>
          </table:table-cell>
          <table:table-cell table:style-name="ce254" table:formula="of:=+[$'avatar_skeleton.xml convert'.G18]" office:value-type="float" office:value="0" calcext:value-type="float">
            <text:p>0.000000</text:p>
          </table:table-cell>
          <table:table-cell table:style-name="ce254" table:formula="of:=+[$'avatar_skeleton.xml convert'.H18]" office:value-type="float" office:value="0.115368" calcext:value-type="float">
            <text:p>0.115368</text:p>
          </table:table-cell>
          <table:table-cell table:style-name="ce254" table:formula="of:=+[$'avatar_skeleton.xml convert'.I18]" office:value-type="float" office:value="1.372965" calcext:value-type="float">
            <text:p>1.372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785004" calcext:value-type="float">
            <text:p>0.0178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8]&amp;&quot;, &quot;&amp;[.T18]&amp;&quot;, &quot;&amp;[.X18]&amp;&quot;, &quot;&amp;[.AB18]&amp;&quot;, &quot;&amp;[.Q18]&amp;&quot;, &quot;&amp;[.U18]&amp;&quot;, &quot;&amp;[.Y18]&amp;&quot;, &quot;&amp;[.AC18]&amp;&quot;, &quot;&amp;[.R18]&amp;&quot;, &quot;&amp;[.V18]&amp;&quot;, &quot;&amp;[.Z18]&amp;&quot;, &quot;&amp;[.AD18]&amp;&quot;, &quot;&amp;[.S18]&amp;&quot;, &quot;&amp;[.W18]&amp;&quot;, &quot;&amp;[.AA18]&amp;&quot;, &quot;&amp;[.AE18]" office:value-type="string" office:string-value="1, 0, 0, 0, 0, 1, 0, 0, 0, 0, 1, 0, 0, 0, 0.01785004, 1" calcext:value-type="string">
            <text:p>1, 0, 0, 0, 0, 1, 0, 0, 0, 0, 1, 0, 0, 0, 0.01785004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Neck</text:p>
          </table:table-cell>
          <table:table-cell table:style-name="ce159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+[.D$14]+[.W19]" office:value-type="float" office:value="0" calcext:value-type="float">
            <text:p>0.000000</text:p>
          </table:table-cell>
          <table:table-cell table:style-name="ce254" table:formula="of:=+[.E$14]-[.S19]" office:value-type="float" office:value="0.025" calcext:value-type="float">
            <text:p>0.025000</text:p>
          </table:table-cell>
          <table:table-cell table:formula="of:=+[.F18]+[.AA19]" office:value-type="float" office:value="1.78656519" calcext:value-type="float">
            <text:p>1.786565</text:p>
          </table:table-cell>
          <table:table-cell table:formula="of:=+[.G$14]-[.W19]" office:value-type="float" office:value="0" calcext:value-type="float">
            <text:p>0.000000</text:p>
          </table:table-cell>
          <table:table-cell table:formula="of:=+[.H$14]-[.S19]" office:value-type="float" office:value="0.025" calcext:value-type="float">
            <text:p>0.025000</text:p>
          </table:table-cell>
          <table:table-cell table:formula="of:=+[.I$14]-[.AA19]" office:value-type="float" office:value="0.61101499" calcext:value-type="float">
            <text:p>0.611015</text:p>
          </table:table-cell>
          <table:table-cell table:style-name="ce254" table:formula="of:=+[$'avatar_skeleton.xml convert'.D19]" office:value-type="float" office:value="0" calcext:value-type="float">
            <text:p>0.000000</text:p>
          </table:table-cell>
          <table:table-cell table:style-name="ce254" table:formula="of:=+[$'avatar_skeleton.xml convert'.E19]" office:value-type="float" office:value="0.024875" calcext:value-type="float">
            <text:p>0.024875</text:p>
          </table:table-cell>
          <table:table-cell table:style-name="ce254" table:formula="of:=+[$'avatar_skeleton.xml convert'.F19]" office:value-type="float" office:value="1.607073" calcext:value-type="float">
            <text:p>1.607073</text:p>
          </table:table-cell>
          <table:table-cell table:style-name="ce254" table:formula="of:=+[$'avatar_skeleton.xml convert'.G19]" office:value-type="float" office:value="0" calcext:value-type="float">
            <text:p>0.000000</text:p>
          </table:table-cell>
          <table:table-cell table:style-name="ce254" table:formula="of:=+[$'avatar_skeleton.xml convert'.H19]" office:value-type="float" office:value="0.024875" calcext:value-type="float">
            <text:p>0.024875</text:p>
          </table:table-cell>
          <table:table-cell table:style-name="ce254" table:formula="of:=+[$'avatar_skeleton.xml convert'.I19]" office:value-type="float" office:value="1.684073" calcext:value-type="float">
            <text:p>1.68407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251" calcext:value-type="float">
            <text:p>0.25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18343" calcext:value-type="float">
            <text:p>1.18343</text:p>
          </table:table-cell>
          <table:table-cell table:number-columns-repeated="2" table:style-name="ce304" office:value-type="float" office:value="-0" calcext:value-type="float">
            <text:p>0</text:p>
          </table:table-cell>
          <table:table-cell table:style-name="ce310" office:value-type="float" office:value="0.029888" calcext:value-type="float">
            <text:p>0.029888</text:p>
          </table:table-cell>
          <table:table-cell table:style-name="ce313" office:value-type="float" office:value="-0" calcext:value-type="float">
            <text:p>0</text:p>
          </table:table-cell>
          <table:table-cell table:style-name="ce318" office:value-type="float" office:value="1.19761" calcext:value-type="float">
            <text:p>1.19761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0.833333" calcext:value-type="float">
            <text:p>0.83333</text:p>
          </table:table-cell>
          <table:table-cell table:style-name="ce310" office:value-type="float" office:value="-1.39726" calcext:value-type="float">
            <text:p>-1.39726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9]&amp;&quot;, &quot;&amp;[.T19]&amp;&quot;, &quot;&amp;[.X19]&amp;&quot;, &quot;&amp;[.AB19]&amp;&quot;, &quot;&amp;[.Q19]&amp;&quot;, &quot;&amp;[.U19]&amp;&quot;, &quot;&amp;[.Y19]&amp;&quot;, &quot;&amp;[.AC19]&amp;&quot;, &quot;&amp;[.R19]&amp;&quot;, &quot;&amp;[.V19]&amp;&quot;, &quot;&amp;[.Z19]&amp;&quot;, &quot;&amp;[.AD19]&amp;&quot;, &quot;&amp;[.S19]&amp;&quot;, &quot;&amp;[.W19]&amp;&quot;, &quot;&amp;[.AA19]&amp;&quot;, &quot;&amp;[.AE19]" office:value-type="string" office:string-value="1, 0, 0, 0, 0, 1, 0, 0, 0, 0, 1, 0, -0.01, 0, 0.251, 1" calcext:value-type="string">
            <text:p>1, 0, 0, 0, 0, 1, 0, 0, 0, 0, 1, 0, -0.01, 0, 0.251, 1</text:p>
          </table:table-cell>
          <table:table-cell table:style-name="ce282" table:formula="of:=[.AF19]&amp;&quot;, &quot;&amp;-[.AJ19]&amp;&quot;, &quot;&amp;[.AN19]&amp;&quot;, &quot;&amp;[.AR19]&amp;&quot;, &quot;&amp;[.AG19]&amp;&quot;, &quot;&amp;[.AK19]&amp;&quot;, &quot;&amp;[.AO19]&amp;&quot;, &quot;&amp;[.AS19]&amp;&quot;, &quot;&amp;[.AH19]&amp;&quot;, &quot;&amp;[.AL19]&amp;&quot;, &quot;&amp;[.AP19]&amp;&quot;, &quot;&amp;[.AT19]&amp;&quot;, &quot;&amp;[.AI19]&amp;&quot;, &quot;&amp;[.AM19]&amp;&quot;, &quot;&amp;-[.AQ19]&amp;&quot;, &quot;&amp;[.AU19]" office:value-type="string" office:string-value="1.18343, 0, 0, 0, 0, 1.19761, 0, 0, 0, 0, 0.833333, 0, 0.029888, 0, 1.39726, 1" calcext:value-type="string">
            <text:p>1.18343, 0, 0, 0, 0, 1.19761, 0, 0, 0, 0, 0.833333, 0, 0.029888, 0, 1.39726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NECK</text:p>
          </table:table-cell>
          <table:table-cell table:style-name="ce153" table:formula="of:=+[$'avatar_skeleton.xml convert'.B20]" office:value-type="string" office:string-value="mNeck" calcext:value-type="string">
            <text:p>mNeck</text:p>
          </table:table-cell>
          <table:table-cell table:formula="of:=+[$'avatar_skeleton.xml convert'.C20]" office:value-type="string" office:string-value="&quot;false&quot;" calcext:value-type="string">
            <text:p>"false"</text:p>
          </table:table-cell>
          <table:table-cell table:formula="of:=+[.D$19]+[.W20]" office:value-type="float" office:value="0" calcext:value-type="float">
            <text:p>0.000000</text:p>
          </table:table-cell>
          <table:table-cell table:style-name="ce254" table:formula="of:=+[.E$19]-[.S20]" office:value-type="float" office:value="0.025" calcext:value-type="float">
            <text:p>0.025000</text:p>
          </table:table-cell>
          <table:table-cell table:formula="of:=+[.F$19]+[.AA20]" office:value-type="float" office:value="1.81056524" calcext:value-type="float">
            <text:p>1.810565</text:p>
          </table:table-cell>
          <table:table-cell table:formula="of:=+[.G$19]-[.W20]" office:value-type="float" office:value="0" calcext:value-type="float">
            <text:p>0.000000</text:p>
          </table:table-cell>
          <table:table-cell table:formula="of:=+[.H$19]-[.S20]" office:value-type="float" office:value="0.025" calcext:value-type="float">
            <text:p>0.025000</text:p>
          </table:table-cell>
          <table:table-cell table:formula="of:=+[.I$19]-[.AA20]" office:value-type="float" office:value="0.58701494" calcext:value-type="float">
            <text:p>0.587015</text:p>
          </table:table-cell>
          <table:table-cell table:style-name="ce254" table:formula="of:=+[$'avatar_skeleton.xml convert'.D20]" office:value-type="float" office:value="0" calcext:value-type="float">
            <text:p>0.000000</text:p>
          </table:table-cell>
          <table:table-cell table:style-name="ce254" table:formula="of:=+[$'avatar_skeleton.xml convert'.E20]" office:value-type="float" office:value="0.024875" calcext:value-type="float">
            <text:p>0.024875</text:p>
          </table:table-cell>
          <table:table-cell table:style-name="ce254" table:formula="of:=+[$'avatar_skeleton.xml convert'.F20]" office:value-type="float" office:value="1.627073" calcext:value-type="float">
            <text:p>1.627073</text:p>
          </table:table-cell>
          <table:table-cell table:style-name="ce254" table:formula="of:=+[$'avatar_skeleton.xml convert'.G20]" office:value-type="float" office:value="0" calcext:value-type="float">
            <text:p>0.000000</text:p>
          </table:table-cell>
          <table:table-cell table:style-name="ce254" table:formula="of:=+[$'avatar_skeleton.xml convert'.H20]" office:value-type="float" office:value="0.024875" calcext:value-type="float">
            <text:p>0.024875</text:p>
          </table:table-cell>
          <table:table-cell table:style-name="ce254" table:formula="of:=+[$'avatar_skeleton.xml convert'.I20]" office:value-type="float" office:value="1.707073" calcext:value-type="float">
            <text:p>1.70707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2400005" calcext:value-type="float">
            <text:p>0.024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20]&amp;&quot;, &quot;&amp;[.T20]&amp;&quot;, &quot;&amp;[.X20]&amp;&quot;, &quot;&amp;[.AB20]&amp;&quot;, &quot;&amp;[.Q20]&amp;&quot;, &quot;&amp;[.U20]&amp;&quot;, &quot;&amp;[.Y20]&amp;&quot;, &quot;&amp;[.AC20]&amp;&quot;, &quot;&amp;[.R20]&amp;&quot;, &quot;&amp;[.V20]&amp;&quot;, &quot;&amp;[.Z20]&amp;&quot;, &quot;&amp;[.AD20]&amp;&quot;, &quot;&amp;[.S20]&amp;&quot;, &quot;&amp;[.W20]&amp;&quot;, &quot;&amp;[.AA20]&amp;&quot;, &quot;&amp;[.AE20]" office:value-type="string" office:string-value="1, 0, 0, 0, 0, 1, 0, 0, 0, 0, 1, 0, 0, 0, 0.02400005, 1" calcext:value-type="string">
            <text:p>1, 0, 0, 0, 0, 1, 0, 0, 0, 0, 1, 0, 0, 0, 0.0240000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ead</text:p>
          </table:table-cell>
          <table:table-cell table:style-name="ce153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+[.D$19]+[.W21]" office:value-type="float" office:value="0" calcext:value-type="float">
            <text:p>0.000000</text:p>
          </table:table-cell>
          <table:table-cell table:style-name="ce254" table:formula="of:=+[.E$19]-[.S21]" office:value-type="float" office:value="0.025" calcext:value-type="float">
            <text:p>0.025000</text:p>
          </table:table-cell>
          <table:table-cell table:formula="of:=+[.F$19]+[.AA21]" office:value-type="float" office:value="1.8625652" calcext:value-type="float">
            <text:p>1.862565</text:p>
          </table:table-cell>
          <table:table-cell table:formula="of:=+[.G$19]-[.W21]" office:value-type="float" office:value="0" calcext:value-type="float">
            <text:p>0.000000</text:p>
          </table:table-cell>
          <table:table-cell table:formula="of:=+[.H$19]-[.S21]" office:value-type="float" office:value="0.025" calcext:value-type="float">
            <text:p>0.025000</text:p>
          </table:table-cell>
          <table:table-cell table:formula="of:=+[.I$19]-[.AA21]" office:value-type="float" office:value="0.53501498" calcext:value-type="float">
            <text:p>0.535015</text:p>
          </table:table-cell>
          <table:table-cell table:style-name="ce254" table:formula="of:=+[$'avatar_skeleton.xml convert'.D21]" office:value-type="float" office:value="0" calcext:value-type="float">
            <text:p>0.000000</text:p>
          </table:table-cell>
          <table:table-cell table:style-name="ce254" table:formula="of:=+[$'avatar_skeleton.xml convert'.E21]" office:value-type="float" office:value="0.024875" calcext:value-type="float">
            <text:p>0.024875</text:p>
          </table:table-cell>
          <table:table-cell table:style-name="ce254" table:formula="of:=+[$'avatar_skeleton.xml convert'.F21]" office:value-type="float" office:value="1.682703" calcext:value-type="float">
            <text:p>1.682703</text:p>
          </table:table-cell>
          <table:table-cell table:style-name="ce254" table:formula="of:=+[$'avatar_skeleton.xml convert'.G21]" office:value-type="float" office:value="0" calcext:value-type="float">
            <text:p>0.000000</text:p>
          </table:table-cell>
          <table:table-cell table:style-name="ce254" table:formula="of:=+[$'avatar_skeleton.xml convert'.H21]" office:value-type="float" office:value="0.024875" calcext:value-type="float">
            <text:p>0.024875</text:p>
          </table:table-cell>
          <table:table-cell table:style-name="ce254" table:formula="of:=+[$'avatar_skeleton.xml convert'.I21]" office:value-type="float" office:value="1.761703" calcext:value-type="float">
            <text:p>1.761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600001" calcext:value-type="float">
            <text:p>0.07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27303" calcext:value-type="float">
            <text:p>0.027303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1078" calcext:value-type="float">
            <text:p>-1.91078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21]&amp;&quot;, &quot;&amp;[.T21]&amp;&quot;, &quot;&amp;[.X21]&amp;&quot;, &quot;&amp;[.AB21]&amp;&quot;, &quot;&amp;[.Q21]&amp;&quot;, &quot;&amp;[.U21]&amp;&quot;, &quot;&amp;[.Y21]&amp;&quot;, &quot;&amp;[.AC21]&amp;&quot;, &quot;&amp;[.R21]&amp;&quot;, &quot;&amp;[.V21]&amp;&quot;, &quot;&amp;[.Z21]&amp;&quot;, &quot;&amp;[.AD21]&amp;&quot;, &quot;&amp;[.S21]&amp;&quot;, &quot;&amp;[.W21]&amp;&quot;, &quot;&amp;[.AA21]&amp;&quot;, &quot;&amp;[.AE21]" office:value-type="string" office:string-value="1, 0, 0, 0, 0, 1, 0, 0, 0, 0, 1, 0, 0, 0, 0.07600001, 1" calcext:value-type="string">
            <text:p>1, 0, 0, 0, 0, 1, 0, 0, 0, 0, 1, 0, 0, 0, 0.07600001, 1</text:p>
          </table:table-cell>
          <table:table-cell table:style-name="ce282" table:formula="of:=[.AF21]&amp;&quot;, &quot;&amp;-[.AJ21]&amp;&quot;, &quot;&amp;[.AN21]&amp;&quot;, &quot;&amp;[.AR21]&amp;&quot;, &quot;&amp;[.AG21]&amp;&quot;, &quot;&amp;[.AK21]&amp;&quot;, &quot;&amp;[.AO21]&amp;&quot;, &quot;&amp;[.AS21]&amp;&quot;, &quot;&amp;[.AH21]&amp;&quot;, &quot;&amp;[.AL21]&amp;&quot;, &quot;&amp;[.AP21]&amp;&quot;, &quot;&amp;[.AT21]&amp;&quot;, &quot;&amp;[.AI21]&amp;&quot;, &quot;&amp;[.AM21]&amp;&quot;, &quot;&amp;-[.AQ21]&amp;&quot;, &quot;&amp;[.AU21]" office:value-type="string" office:string-value="1.08108, 0, 0, 0, 0, 1.08108, 0, 0, 0, 0, 1.08108, 0, 0.027303, 0, 1.91078, 1" calcext:value-type="string">
            <text:p>1.08108, 0, 0, 0, 0, 1.08108, 0, 0, 0, 0, 1.08108, 0, 0.027303, 0, 1.91078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HEAD</text:p>
          </table:table-cell>
          <table:table-cell table:style-name="ce162" table:formula="of:=+[$'avatar_skeleton.xml convert'.B22]" office:value-type="string" office:string-value="mHead" calcext:value-type="string">
            <text:p>mHead</text:p>
          </table:table-cell>
          <table:table-cell table:formula="of:=+[$'avatar_skeleton.xml convert'.C22]" office:value-type="string" office:string-value="&quot;false&quot;" calcext:value-type="string">
            <text:p>"false"</text:p>
          </table:table-cell>
          <table:table-cell table:formula="of:=+[.D$21]+[.W22]" office:value-type="float" office:value="0" calcext:value-type="float">
            <text:p>0.000000</text:p>
          </table:table-cell>
          <table:table-cell table:style-name="ce254" table:formula="of:=+[.E$21]-[.S22]" office:value-type="float" office:value="0.00649998" calcext:value-type="float">
            <text:p>0.006500</text:p>
          </table:table-cell>
          <table:table-cell table:formula="of:=+[.F$21]+[.AA22]" office:value-type="float" office:value="1.92731528" calcext:value-type="float">
            <text:p>1.927315</text:p>
          </table:table-cell>
          <table:table-cell table:formula="of:=+[.G$21]-[.W22]" office:value-type="float" office:value="0" calcext:value-type="float">
            <text:p>0.000000</text:p>
          </table:table-cell>
          <table:table-cell table:formula="of:=+[.H$21]-[.S22]" office:value-type="float" office:value="0.00649998" calcext:value-type="float">
            <text:p>0.006500</text:p>
          </table:table-cell>
          <table:table-cell table:formula="of:=+[.I$21]-[.AA22]" office:value-type="float" office:value="0.4702649" calcext:value-type="float">
            <text:p>0.470265</text:p>
          </table:table-cell>
          <table:table-cell table:style-name="ce254" table:formula="of:=+[$'avatar_skeleton.xml convert'.D22]" office:value-type="float" office:value="0" calcext:value-type="float">
            <text:p>0.000000</text:p>
          </table:table-cell>
          <table:table-cell table:style-name="ce254" table:formula="of:=+[$'avatar_skeleton.xml convert'.E22]" office:value-type="float" office:value="0.004875" calcext:value-type="float">
            <text:p>0.004875</text:p>
          </table:table-cell>
          <table:table-cell table:style-name="ce254" table:formula="of:=+[$'avatar_skeleton.xml convert'.F22]" office:value-type="float" office:value="1.752703" calcext:value-type="float">
            <text:p>1.752703</text:p>
          </table:table-cell>
          <table:table-cell table:style-name="ce254" table:formula="of:=+[$'avatar_skeleton.xml convert'.G22]" office:value-type="float" office:value="0" calcext:value-type="float">
            <text:p>0.000000</text:p>
          </table:table-cell>
          <table:table-cell table:style-name="ce254" table:formula="of:=+[$'avatar_skeleton.xml convert'.H22]" office:value-type="float" office:value="0.004875" calcext:value-type="float">
            <text:p>0.004875</text:p>
          </table:table-cell>
          <table:table-cell table:style-name="ce254" table:formula="of:=+[$'avatar_skeleton.xml convert'.I22]" office:value-type="float" office:value="1.852703" calcext:value-type="float">
            <text:p>1.852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850002" calcext:value-type="float">
            <text:p>0.0185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6475008" calcext:value-type="float">
            <text:p>0.06475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22]&amp;&quot;, &quot;&amp;[.T22]&amp;&quot;, &quot;&amp;[.X22]&amp;&quot;, &quot;&amp;[.AB22]&amp;&quot;, &quot;&amp;[.Q22]&amp;&quot;, &quot;&amp;[.U22]&amp;&quot;, &quot;&amp;[.Y22]&amp;&quot;, &quot;&amp;[.AC22]&amp;&quot;, &quot;&amp;[.R22]&amp;&quot;, &quot;&amp;[.V22]&amp;&quot;, &quot;&amp;[.Z22]&amp;&quot;, &quot;&amp;[.AD22]&amp;&quot;, &quot;&amp;[.S22]&amp;&quot;, &quot;&amp;[.W22]&amp;&quot;, &quot;&amp;[.AA22]&amp;&quot;, &quot;&amp;[.AE22]" office:value-type="string" office:string-value="1, 0, 0, 0, 0, 1, 0, 0, 0, 0, 1, 0, 0.01850002, 0, 0.06475008, 1" calcext:value-type="string">
            <text:p>1, 0, 0, 0, 0, 1, 0, 0, 0, 0, 1, 0, 0.01850002, 0, 0.06475008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Skull</text:p>
          </table:table-cell>
          <table:table-cell table:style-name="ce162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+[.D$21]+[.W23]" office:value-type="float" office:value="0" calcext:value-type="float">
            <text:p>0.000000</text:p>
          </table:table-cell>
          <table:table-cell table:style-name="ce254" table:formula="of:=+[.E$21]-[.S23]" office:value-type="float" office:value="0.025" calcext:value-type="float">
            <text:p>0.025000</text:p>
          </table:table-cell>
          <table:table-cell table:formula="of:=+[.F$21]+[.AA23]" office:value-type="float" office:value="1.93564026" calcext:value-type="float">
            <text:p>1.935640</text:p>
          </table:table-cell>
          <table:table-cell table:formula="of:=+[.G$21]-[.W23]" office:value-type="float" office:value="0" calcext:value-type="float">
            <text:p>0.000000</text:p>
          </table:table-cell>
          <table:table-cell table:formula="of:=+[.H$21]-[.S23]" office:value-type="float" office:value="0.025" calcext:value-type="float">
            <text:p>0.025000</text:p>
          </table:table-cell>
          <table:table-cell table:formula="of:=+[.I$21]-[.AA23]" office:value-type="float" office:value="0.46193992" calcext:value-type="float">
            <text:p>0.461940</text:p>
          </table:table-cell>
          <table:table-cell table:style-name="ce254" table:formula="of:=+[$'avatar_skeleton.xml convert'.D23]" office:value-type="float" office:value="0" calcext:value-type="float">
            <text:p>0.000000</text:p>
          </table:table-cell>
          <table:table-cell table:style-name="ce254" table:formula="of:=+[$'avatar_skeleton.xml convert'.E23]" office:value-type="float" office:value="0.024875" calcext:value-type="float">
            <text:p>0.024875</text:p>
          </table:table-cell>
          <table:table-cell table:style-name="ce254" table:formula="of:=+[$'avatar_skeleton.xml convert'.F23]" office:value-type="float" office:value="1.761703" calcext:value-type="float">
            <text:p>1.761703</text:p>
          </table:table-cell>
          <table:table-cell table:style-name="ce254" table:formula="of:=+[$'avatar_skeleton.xml convert'.G23]" office:value-type="float" office:value="0" calcext:value-type="float">
            <text:p>0.000000</text:p>
          </table:table-cell>
          <table:table-cell table:style-name="ce254" table:formula="of:=+[$'avatar_skeleton.xml convert'.H23]" office:value-type="float" office:value="0.024875" calcext:value-type="float">
            <text:p>0.024875</text:p>
          </table:table-cell>
          <table:table-cell table:style-name="ce254" table:formula="of:=+[$'avatar_skeleton.xml convert'.I23]" office:value-type="float" office:value="1.794703" calcext:value-type="float">
            <text:p>1.794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307506" calcext:value-type="float">
            <text:p>0.073075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23]&amp;&quot;, &quot;&amp;[.T23]&amp;&quot;, &quot;&amp;[.X23]&amp;&quot;, &quot;&amp;[.AB23]&amp;&quot;, &quot;&amp;[.Q23]&amp;&quot;, &quot;&amp;[.U23]&amp;&quot;, &quot;&amp;[.Y23]&amp;&quot;, &quot;&amp;[.AC23]&amp;&quot;, &quot;&amp;[.R23]&amp;&quot;, &quot;&amp;[.V23]&amp;&quot;, &quot;&amp;[.Z23]&amp;&quot;, &quot;&amp;[.AD23]&amp;&quot;, &quot;&amp;[.S23]&amp;&quot;, &quot;&amp;[.W23]&amp;&quot;, &quot;&amp;[.AA23]&amp;&quot;, &quot;&amp;[.AE23]" office:value-type="string" office:string-value="1, 0, 0, 0, 0, 1, 0, 0, 0, 0, 1, 0, 0, 0, 0.07307506, 1" calcext:value-type="string">
            <text:p>1, 0, 0, 0, 0, 1, 0, 0, 0, 0, 1, 0, 0, 0, 0.07307506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EyeRight</text:p>
          </table:table-cell>
          <table:table-cell table:style-name="ce162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+[.D$21]+[.W24]" office:value-type="float" office:value="-0.036" calcext:value-type="float">
            <text:p>-0.036000</text:p>
          </table:table-cell>
          <table:table-cell table:style-name="ce254" table:formula="of:=+[.E$21]-[.S24]" office:value-type="float" office:value="-0.073" calcext:value-type="float">
            <text:p>-0.073000</text:p>
          </table:table-cell>
          <table:table-cell table:formula="of:=+[.F$21]+[.AA24]" office:value-type="float" office:value="1.9415652" calcext:value-type="float">
            <text:p>1.941565</text:p>
          </table:table-cell>
          <table:table-cell table:formula="of:=+[.G$21]-[.W24]" office:value-type="float" office:value="0.036" calcext:value-type="float">
            <text:p>0.036000</text:p>
          </table:table-cell>
          <table:table-cell table:formula="of:=+[.H$21]-[.S24]" office:value-type="float" office:value="-0.073" calcext:value-type="float">
            <text:p>-0.073000</text:p>
          </table:table-cell>
          <table:table-cell table:formula="of:=+[.I$21]-[.AA24]" office:value-type="float" office:value="0.45601498" calcext:value-type="float">
            <text:p>0.456015</text:p>
          </table:table-cell>
          <table:table-cell table:style-name="ce254" table:formula="of:=+[$'avatar_skeleton.xml convert'.D24]" office:value-type="float" office:value="-0.036" calcext:value-type="float">
            <text:p>-0.036000</text:p>
          </table:table-cell>
          <table:table-cell table:style-name="ce254" table:formula="of:=+[$'avatar_skeleton.xml convert'.E24]" office:value-type="float" office:value="-0.073591" calcext:value-type="float">
            <text:p>-0.073591</text:p>
          </table:table-cell>
          <table:table-cell table:style-name="ce254" table:formula="of:=+[$'avatar_skeleton.xml convert'.F24]" office:value-type="float" office:value="1.761703" calcext:value-type="float">
            <text:p>1.761703</text:p>
          </table:table-cell>
          <table:table-cell table:style-name="ce254" table:formula="of:=+[$'avatar_skeleton.xml convert'.G24]" office:value-type="float" office:value="-0.036" calcext:value-type="float">
            <text:p>-0.036000</text:p>
          </table:table-cell>
          <table:table-cell table:style-name="ce254" table:formula="of:=+[$'avatar_skeleton.xml convert'.H24]" office:value-type="float" office:value="-0.098591" calcext:value-type="float">
            <text:p>-0.098591</text:p>
          </table:table-cell>
          <table:table-cell table:style-name="ce254" table:formula="of:=+[$'avatar_skeleton.xml convert'.I24]" office:value-type="float" office:value="1.761703" calcext:value-type="float">
            <text:p>1.761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8" calcext:value-type="float">
            <text:p>0.09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9" calcext:value-type="float">
            <text:p>0.07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1163" calcext:value-type="float">
            <text:p>-0.071163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39" calcext:value-type="float">
            <text:p>0.039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8978" calcext:value-type="float">
            <text:p>-1.98978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24]&amp;&quot;, &quot;&amp;[.T24]&amp;&quot;, &quot;&amp;[.X24]&amp;&quot;, &quot;&amp;[.AB24]&amp;&quot;, &quot;&amp;[.Q24]&amp;&quot;, &quot;&amp;[.U24]&amp;&quot;, &quot;&amp;[.Y24]&amp;&quot;, &quot;&amp;[.AC24]&amp;&quot;, &quot;&amp;[.R24]&amp;&quot;, &quot;&amp;[.V24]&amp;&quot;, &quot;&amp;[.Z24]&amp;&quot;, &quot;&amp;[.AD24]&amp;&quot;, &quot;&amp;[.S24]&amp;&quot;, &quot;&amp;[.W24]&amp;&quot;, &quot;&amp;[.AA24]&amp;&quot;, &quot;&amp;[.AE24]" office:value-type="string" office:string-value="1, 0, 0, 0, 0, 1, 0, 0, 0, 0, 1, 0, 0.098, -0.036, 0.079, 1" calcext:value-type="string">
            <text:p>1, 0, 0, 0, 0, 1, 0, 0, 0, 0, 1, 0, 0.098, -0.036, 0.079, 1</text:p>
          </table:table-cell>
          <table:table-cell table:style-name="ce282" table:formula="of:=[.AF24]&amp;&quot;, &quot;&amp;-[.AJ24]&amp;&quot;, &quot;&amp;[.AN24]&amp;&quot;, &quot;&amp;[.AR24]&amp;&quot;, &quot;&amp;[.AG24]&amp;&quot;, &quot;&amp;[.AK24]&amp;&quot;, &quot;&amp;[.AO24]&amp;&quot;, &quot;&amp;[.AS24]&amp;&quot;, &quot;&amp;[.AH24]&amp;&quot;, &quot;&amp;[.AL24]&amp;&quot;, &quot;&amp;[.AP24]&amp;&quot;, &quot;&amp;[.AT24]&amp;&quot;, &quot;&amp;[.AI24]&amp;&quot;, &quot;&amp;[.AM24]&amp;&quot;, &quot;&amp;-[.AQ24]&amp;&quot;, &quot;&amp;[.AU24]" office:value-type="string" office:string-value="1.08108, 0, 0, 0, 0, 1.08108, 0, 0, 0, 0, 1.08108, 0, -0.071163, 0.039, 1.98978, 1" calcext:value-type="string">
            <text:p>1.08108, 0, 0, 0, 0, 1.08108, 0, 0, 0, 0, 1.08108, 0, -0.071163, 0.039, 1.98978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EyeLeft</text:p>
          </table:table-cell>
          <table:table-cell table:style-name="ce162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+[.D$21]+[.W25]" office:value-type="float" office:value="0.036" calcext:value-type="float">
            <text:p>0.036000</text:p>
          </table:table-cell>
          <table:table-cell table:style-name="ce254" table:formula="of:=+[.E$21]-[.S25]" office:value-type="float" office:value="-0.073" calcext:value-type="float">
            <text:p>-0.073000</text:p>
          </table:table-cell>
          <table:table-cell table:formula="of:=+[.F$21]+[.AA25]" office:value-type="float" office:value="1.9415652" calcext:value-type="float">
            <text:p>1.941565</text:p>
          </table:table-cell>
          <table:table-cell table:formula="of:=+[.G$21]-[.W25]" office:value-type="float" office:value="-0.036" calcext:value-type="float">
            <text:p>-0.036000</text:p>
          </table:table-cell>
          <table:table-cell table:formula="of:=+[.H$21]-[.S25]" office:value-type="float" office:value="-0.073" calcext:value-type="float">
            <text:p>-0.073000</text:p>
          </table:table-cell>
          <table:table-cell table:formula="of:=+[.I$21]-[.AA25]" office:value-type="float" office:value="0.45601498" calcext:value-type="float">
            <text:p>0.456015</text:p>
          </table:table-cell>
          <table:table-cell table:style-name="ce254" table:formula="of:=+[$'avatar_skeleton.xml convert'.D25]" office:value-type="float" office:value="0.036" calcext:value-type="float">
            <text:p>0.036000</text:p>
          </table:table-cell>
          <table:table-cell table:style-name="ce254" table:formula="of:=+[$'avatar_skeleton.xml convert'.E25]" office:value-type="float" office:value="-0.073591" calcext:value-type="float">
            <text:p>-0.073591</text:p>
          </table:table-cell>
          <table:table-cell table:style-name="ce254" table:formula="of:=+[$'avatar_skeleton.xml convert'.F25]" office:value-type="float" office:value="1.761703" calcext:value-type="float">
            <text:p>1.761703</text:p>
          </table:table-cell>
          <table:table-cell table:style-name="ce254" table:formula="of:=+[$'avatar_skeleton.xml convert'.G25]" office:value-type="float" office:value="0.036" calcext:value-type="float">
            <text:p>0.036000</text:p>
          </table:table-cell>
          <table:table-cell table:style-name="ce254" table:formula="of:=+[$'avatar_skeleton.xml convert'.H25]" office:value-type="float" office:value="-0.098591" calcext:value-type="float">
            <text:p>-0.098591</text:p>
          </table:table-cell>
          <table:table-cell table:style-name="ce254" table:formula="of:=+[$'avatar_skeleton.xml convert'.I25]" office:value-type="float" office:value="1.761703" calcext:value-type="float">
            <text:p>1.761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8" calcext:value-type="float">
            <text:p>0.09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9" calcext:value-type="float">
            <text:p>0.07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1158" calcext:value-type="float">
            <text:p>-0.07115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39" calcext:value-type="float">
            <text:p>-0.039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8978" calcext:value-type="float">
            <text:p>-1.98978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25]&amp;&quot;, &quot;&amp;[.T25]&amp;&quot;, &quot;&amp;[.X25]&amp;&quot;, &quot;&amp;[.AB25]&amp;&quot;, &quot;&amp;[.Q25]&amp;&quot;, &quot;&amp;[.U25]&amp;&quot;, &quot;&amp;[.Y25]&amp;&quot;, &quot;&amp;[.AC25]&amp;&quot;, &quot;&amp;[.R25]&amp;&quot;, &quot;&amp;[.V25]&amp;&quot;, &quot;&amp;[.Z25]&amp;&quot;, &quot;&amp;[.AD25]&amp;&quot;, &quot;&amp;[.S25]&amp;&quot;, &quot;&amp;[.W25]&amp;&quot;, &quot;&amp;[.AA25]&amp;&quot;, &quot;&amp;[.AE25]" office:value-type="string" office:string-value="1, 0, 0, 0, 0, 1, 0, 0, 0, 0, 1, 0, 0.098, 0.036, 0.079, 1" calcext:value-type="string">
            <text:p>1, 0, 0, 0, 0, 1, 0, 0, 0, 0, 1, 0, 0.098, 0.036, 0.079, 1</text:p>
          </table:table-cell>
          <table:table-cell table:style-name="ce282" table:formula="of:=[.AF25]&amp;&quot;, &quot;&amp;-[.AJ25]&amp;&quot;, &quot;&amp;[.AN25]&amp;&quot;, &quot;&amp;[.AR25]&amp;&quot;, &quot;&amp;[.AG25]&amp;&quot;, &quot;&amp;[.AK25]&amp;&quot;, &quot;&amp;[.AO25]&amp;&quot;, &quot;&amp;[.AS25]&amp;&quot;, &quot;&amp;[.AH25]&amp;&quot;, &quot;&amp;[.AL25]&amp;&quot;, &quot;&amp;[.AP25]&amp;&quot;, &quot;&amp;[.AT25]&amp;&quot;, &quot;&amp;[.AI25]&amp;&quot;, &quot;&amp;[.AM25]&amp;&quot;, &quot;&amp;-[.AQ25]&amp;&quot;, &quot;&amp;[.AU25]" office:value-type="string" office:string-value="1.08108, 0, 0, 0, 0, 1.08108, 0, 0, 0, 0, 1.08108, 0, -0.071158, -0.039, 1.98978, 1" calcext:value-type="string">
            <text:p>1.08108, 0, 0, 0, 0, 1.08108, 0, 0, 0, 0, 1.08108, 0, -0.071158, -0.039, 1.98978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Root</text:p>
          </table:table-cell>
          <table:table-cell table:style-name="ce162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+[.D$21]+[.W26]" office:value-type="float" office:value="0" calcext:value-type="float">
            <text:p>0.000000</text:p>
          </table:table-cell>
          <table:table-cell table:style-name="ce254" table:formula="of:=+[.E$21]-[.S26]" office:value-type="float" office:value="0" calcext:value-type="float">
            <text:p>0.000000</text:p>
          </table:table-cell>
          <table:table-cell table:formula="of:=+[.F$21]+[.AA26]" office:value-type="float" office:value="1.9075652" calcext:value-type="float">
            <text:p>1.907565</text:p>
          </table:table-cell>
          <table:table-cell table:formula="of:=+[.G$21]-[.W26]" office:value-type="float" office:value="0" calcext:value-type="float">
            <text:p>0.000000</text:p>
          </table:table-cell>
          <table:table-cell table:formula="of:=+[.H$21]-[.S26]" office:value-type="float" office:value="0" calcext:value-type="float">
            <text:p>0.000000</text:p>
          </table:table-cell>
          <table:table-cell table:formula="of:=+[.I$21]-[.AA26]" office:value-type="float" office:value="0.49001498" calcext:value-type="float">
            <text:p>0.490015</text:p>
          </table:table-cell>
          <table:table-cell table:style-name="ce254" table:formula="of:=+[$'avatar_skeleton.xml convert'.D26]" office:value-type="float" office:value="0" calcext:value-type="float">
            <text:p>0.000000</text:p>
          </table:table-cell>
          <table:table-cell table:style-name="ce254" table:formula="of:=+[$'avatar_skeleton.xml convert'.E26]" office:value-type="float" office:value="-0.000125" calcext:value-type="float">
            <text:p>-0.000125</text:p>
          </table:table-cell>
          <table:table-cell table:style-name="ce254" table:formula="of:=+[$'avatar_skeleton.xml convert'.F26]" office:value-type="float" office:value="1.727703" calcext:value-type="float">
            <text:p>1.727703</text:p>
          </table:table-cell>
          <table:table-cell table:style-name="ce254" table:formula="of:=+[$'avatar_skeleton.xml convert'.G26]" office:value-type="float" office:value="0" calcext:value-type="float">
            <text:p>0.000000</text:p>
          </table:table-cell>
          <table:table-cell table:style-name="ce254" table:formula="of:=+[$'avatar_skeleton.xml convert'.H26]" office:value-type="float" office:value="-0.020125" calcext:value-type="float">
            <text:p>-0.020125</text:p>
          </table:table-cell>
          <table:table-cell table:style-name="ce254" table:formula="of:=+[$'avatar_skeleton.xml convert'.I26]" office:value-type="float" office:value="1.727703" calcext:value-type="float">
            <text:p>1.727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02303" calcext:value-type="float">
            <text:p>0.002303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5708" calcext:value-type="float">
            <text:p>1.057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1062" calcext:value-type="float">
            <text:p>1.10620</text:p>
          </table:table-cell>
          <table:table-cell table:style-name="ce310" office:value-type="float" office:value="-2.00275" calcext:value-type="float">
            <text:p>-2.00275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26]&amp;&quot;, &quot;&amp;[.T26]&amp;&quot;, &quot;&amp;[.X26]&amp;&quot;, &quot;&amp;[.AB26]&amp;&quot;, &quot;&amp;[.Q26]&amp;&quot;, &quot;&amp;[.U26]&amp;&quot;, &quot;&amp;[.Y26]&amp;&quot;, &quot;&amp;[.AC26]&amp;&quot;, &quot;&amp;[.R26]&amp;&quot;, &quot;&amp;[.V26]&amp;&quot;, &quot;&amp;[.Z26]&amp;&quot;, &quot;&amp;[.AD26]&amp;&quot;, &quot;&amp;[.S26]&amp;&quot;, &quot;&amp;[.W26]&amp;&quot;, &quot;&amp;[.AA26]&amp;&quot;, &quot;&amp;[.AE26]" office:value-type="string" office:string-value="1, 0, 0, 0, 0, 1, 0, 0, 0, 0, 1, 0, 0.025, 0, 0.045, 1" calcext:value-type="string">
            <text:p>1, 0, 0, 0, 0, 1, 0, 0, 0, 0, 1, 0, 0.025, 0, 0.045, 1</text:p>
          </table:table-cell>
          <table:table-cell table:style-name="ce282" table:formula="of:=[.AF26]&amp;&quot;, &quot;&amp;-[.AJ26]&amp;&quot;, &quot;&amp;[.AN26]&amp;&quot;, &quot;&amp;[.AR26]&amp;&quot;, &quot;&amp;[.AG26]&amp;&quot;, &quot;&amp;[.AK26]&amp;&quot;, &quot;&amp;[.AO26]&amp;&quot;, &quot;&amp;[.AS26]&amp;&quot;, &quot;&amp;[.AH26]&amp;&quot;, &quot;&amp;[.AL26]&amp;&quot;, &quot;&amp;[.AP26]&amp;&quot;, &quot;&amp;[.AT26]&amp;&quot;, &quot;&amp;[.AI26]&amp;&quot;, &quot;&amp;[.AM26]&amp;&quot;, &quot;&amp;-[.AQ26]&amp;&quot;, &quot;&amp;[.AU26]" office:value-type="string" office:string-value="1.08108, 0, 0, 0, 0, 1.05708, 0, 0, 0, 0, 1.1062, 0, 0.002303, 0, 2.00275, 1" calcext:value-type="string">
            <text:p>1.08108, 0, 0, 0, 0, 1.05708, 0, 0, 0, 0, 1.1062, 0, 0.002303, 0, 2.00275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AltRight</text:p>
          </table:table-cell>
          <table:table-cell table:style-name="ce164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+[.D$26]+[.W27]" office:value-type="float" office:value="-0.03405608" calcext:value-type="float">
            <text:p>-0.034056</text:p>
          </table:table-cell>
          <table:table-cell table:style-name="ce254" table:formula="of:=+[.E$26]-[.S27]" office:value-type="float" office:value="-0.06752507" calcext:value-type="float">
            <text:p>-0.067525</text:p>
          </table:table-cell>
          <table:table-cell table:formula="of:=+[.F$26]+[.AA27]" office:value-type="float" office:value="1.93830105" calcext:value-type="float">
            <text:p>1.938301</text:p>
          </table:table-cell>
          <table:table-cell table:formula="of:=+[.G$26]-[.W27]" office:value-type="float" office:value="0.03405608" calcext:value-type="float">
            <text:p>0.034056</text:p>
          </table:table-cell>
          <table:table-cell table:formula="of:=+[.H$26]-[.S27]" office:value-type="float" office:value="-0.06752507" calcext:value-type="float">
            <text:p>-0.067525</text:p>
          </table:table-cell>
          <table:table-cell table:formula="of:=+[.I$26]-[.AA27]" office:value-type="float" office:value="0.45927913" calcext:value-type="float">
            <text:p>0.459279</text:p>
          </table:table-cell>
          <table:table-cell table:style-name="ce254" table:formula="of:=+[$'avatar_skeleton.xml convert'.D27]" office:value-type="float" office:value="-0.036" calcext:value-type="float">
            <text:p>-0.036000</text:p>
          </table:table-cell>
          <table:table-cell table:style-name="ce254" table:formula="of:=+[$'avatar_skeleton.xml convert'.E27]" office:value-type="float" office:value="-0.073591" calcext:value-type="float">
            <text:p>-0.073591</text:p>
          </table:table-cell>
          <table:table-cell table:style-name="ce254" table:formula="of:=+[$'avatar_skeleton.xml convert'.F27]" office:value-type="float" office:value="1.761633" calcext:value-type="float">
            <text:p>1.761633</text:p>
          </table:table-cell>
          <table:table-cell table:style-name="ce254" table:formula="of:=+[$'avatar_skeleton.xml convert'.G27]" office:value-type="float" office:value="-0.036" calcext:value-type="float">
            <text:p>-0.036000</text:p>
          </table:table-cell>
          <table:table-cell table:style-name="ce254" table:formula="of:=+[$'avatar_skeleton.xml convert'.H27]" office:value-type="float" office:value="-0.098591" calcext:value-type="float">
            <text:p>-0.098591</text:p>
          </table:table-cell>
          <table:table-cell table:style-name="ce254" table:formula="of:=+[$'avatar_skeleton.xml convert'.I27]" office:value-type="float" office:value="1.761633" calcext:value-type="float">
            <text:p>1.76163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752507" calcext:value-type="float">
            <text:p>0.067525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05608" calcext:value-type="float">
            <text:p>-0.034056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073585" calcext:value-type="float">
            <text:p>0.030735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27]&amp;&quot;, &quot;&amp;[.T27]&amp;&quot;, &quot;&amp;[.X27]&amp;&quot;, &quot;&amp;[.AB27]&amp;&quot;, &quot;&amp;[.Q27]&amp;&quot;, &quot;&amp;[.U27]&amp;&quot;, &quot;&amp;[.Y27]&amp;&quot;, &quot;&amp;[.AC27]&amp;&quot;, &quot;&amp;[.R27]&amp;&quot;, &quot;&amp;[.V27]&amp;&quot;, &quot;&amp;[.Z27]&amp;&quot;, &quot;&amp;[.AD27]&amp;&quot;, &quot;&amp;[.S27]&amp;&quot;, &quot;&amp;[.W27]&amp;&quot;, &quot;&amp;[.AA27]&amp;&quot;, &quot;&amp;[.AE27]" office:value-type="string" office:string-value="1, 0, 0, 0, 0, 1, 0, 0, 0, 0, 1, 0, 0.06752507, -0.03405608, 0.03073585, 1" calcext:value-type="string">
            <text:p>1, 0, 0, 0, 0, 1, 0, 0, 0, 0, 1, 0, 0.06752507, -0.03405608, 0.0307358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AltLeft</text:p>
          </table:table-cell>
          <table:table-cell table:style-name="ce164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+[.D$26]+[.W28]" office:value-type="float" office:value="0.03405608" calcext:value-type="float">
            <text:p>0.034056</text:p>
          </table:table-cell>
          <table:table-cell table:style-name="ce254" table:formula="of:=+[.E$26]-[.S28]" office:value-type="float" office:value="-0.06752507" calcext:value-type="float">
            <text:p>-0.067525</text:p>
          </table:table-cell>
          <table:table-cell table:formula="of:=+[.F$26]+[.AA28]" office:value-type="float" office:value="1.93830105" calcext:value-type="float">
            <text:p>1.938301</text:p>
          </table:table-cell>
          <table:table-cell table:formula="of:=+[.G$26]-[.W28]" office:value-type="float" office:value="-0.03405608" calcext:value-type="float">
            <text:p>-0.034056</text:p>
          </table:table-cell>
          <table:table-cell table:formula="of:=+[.H$26]-[.S28]" office:value-type="float" office:value="-0.06752507" calcext:value-type="float">
            <text:p>-0.067525</text:p>
          </table:table-cell>
          <table:table-cell table:formula="of:=+[.I$26]-[.AA28]" office:value-type="float" office:value="0.45927913" calcext:value-type="float">
            <text:p>0.459279</text:p>
          </table:table-cell>
          <table:table-cell table:style-name="ce254" table:formula="of:=+[$'avatar_skeleton.xml convert'.D28]" office:value-type="float" office:value="0.036" calcext:value-type="float">
            <text:p>0.036000</text:p>
          </table:table-cell>
          <table:table-cell table:style-name="ce254" table:formula="of:=+[$'avatar_skeleton.xml convert'.E28]" office:value-type="float" office:value="-0.073586" calcext:value-type="float">
            <text:p>-0.073586</text:p>
          </table:table-cell>
          <table:table-cell table:style-name="ce254" table:formula="of:=+[$'avatar_skeleton.xml convert'.F28]" office:value-type="float" office:value="1.761633" calcext:value-type="float">
            <text:p>1.761633</text:p>
          </table:table-cell>
          <table:table-cell table:style-name="ce254" table:formula="of:=+[$'avatar_skeleton.xml convert'.G28]" office:value-type="float" office:value="0.036" calcext:value-type="float">
            <text:p>0.036000</text:p>
          </table:table-cell>
          <table:table-cell table:style-name="ce254" table:formula="of:=+[$'avatar_skeleton.xml convert'.H28]" office:value-type="float" office:value="-0.098586" calcext:value-type="float">
            <text:p>-0.098586</text:p>
          </table:table-cell>
          <table:table-cell table:style-name="ce254" table:formula="of:=+[$'avatar_skeleton.xml convert'.I28]" office:value-type="float" office:value="1.761633" calcext:value-type="float">
            <text:p>1.76163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752507" calcext:value-type="float">
            <text:p>0.067525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05608" calcext:value-type="float">
            <text:p>0.034056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073585" calcext:value-type="float">
            <text:p>0.030735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28]&amp;&quot;, &quot;&amp;[.T28]&amp;&quot;, &quot;&amp;[.X28]&amp;&quot;, &quot;&amp;[.AB28]&amp;&quot;, &quot;&amp;[.Q28]&amp;&quot;, &quot;&amp;[.U28]&amp;&quot;, &quot;&amp;[.Y28]&amp;&quot;, &quot;&amp;[.AC28]&amp;&quot;, &quot;&amp;[.R28]&amp;&quot;, &quot;&amp;[.V28]&amp;&quot;, &quot;&amp;[.Z28]&amp;&quot;, &quot;&amp;[.AD28]&amp;&quot;, &quot;&amp;[.S28]&amp;&quot;, &quot;&amp;[.W28]&amp;&quot;, &quot;&amp;[.AA28]&amp;&quot;, &quot;&amp;[.AE28]" office:value-type="string" office:string-value="1, 0, 0, 0, 0, 1, 0, 0, 0, 0, 1, 0, 0.06752507, 0.03405608, 0.03073585, 1" calcext:value-type="string">
            <text:p>1, 0, 0, 0, 0, 1, 0, 0, 0, 0, 1, 0, 0.06752507, 0.03405608, 0.0307358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ForeheadLeft</text:p>
          </table:table-cell>
          <table:table-cell table:style-name="ce164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+[.D$26]+[.W29]" office:value-type="float" office:value="0.035" calcext:value-type="float">
            <text:p>0.035000</text:p>
          </table:table-cell>
          <table:table-cell table:style-name="ce254" table:formula="of:=+[.E$26]-[.S29]" office:value-type="float" office:value="-0.061" calcext:value-type="float">
            <text:p>-0.061000</text:p>
          </table:table-cell>
          <table:table-cell table:formula="of:=+[.F$26]+[.AA29]" office:value-type="float" office:value="1.9905652" calcext:value-type="float">
            <text:p>1.990565</text:p>
          </table:table-cell>
          <table:table-cell table:formula="of:=+[.G$26]-[.W29]" office:value-type="float" office:value="-0.035" calcext:value-type="float">
            <text:p>-0.035000</text:p>
          </table:table-cell>
          <table:table-cell table:formula="of:=+[.H$26]-[.S29]" office:value-type="float" office:value="-0.061" calcext:value-type="float">
            <text:p>-0.061000</text:p>
          </table:table-cell>
          <table:table-cell table:formula="of:=+[.I$26]-[.AA29]" office:value-type="float" office:value="0.40701498" calcext:value-type="float">
            <text:p>0.407015</text:p>
          </table:table-cell>
          <table:table-cell table:style-name="ce254" table:formula="of:=+[$'avatar_skeleton.xml convert'.D29]" office:value-type="float" office:value="0.035" calcext:value-type="float">
            <text:p>0.035000</text:p>
          </table:table-cell>
          <table:table-cell table:style-name="ce254" table:formula="of:=+[$'avatar_skeleton.xml convert'.E29]" office:value-type="float" office:value="-0.061125" calcext:value-type="float">
            <text:p>-0.061125</text:p>
          </table:table-cell>
          <table:table-cell table:style-name="ce254" table:formula="of:=+[$'avatar_skeleton.xml convert'.F29]" office:value-type="float" office:value="1.810703" calcext:value-type="float">
            <text:p>1.810703</text:p>
          </table:table-cell>
          <table:table-cell table:style-name="ce254" table:formula="of:=+[$'avatar_skeleton.xml convert'.G29]" office:value-type="float" office:value="0.039" calcext:value-type="float">
            <text:p>0.039000</text:p>
          </table:table-cell>
          <table:table-cell table:style-name="ce254" table:formula="of:=+[$'avatar_skeleton.xml convert'.H29]" office:value-type="float" office:value="-0.085125" calcext:value-type="float">
            <text:p>-0.085125</text:p>
          </table:table-cell>
          <table:table-cell table:style-name="ce254" table:formula="of:=+[$'avatar_skeleton.xml convert'.I29]" office:value-type="float" office:value="1.828703" calcext:value-type="float">
            <text:p>1.828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1" calcext:value-type="float">
            <text:p>0.06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5" calcext:value-type="float">
            <text:p>0.03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83" calcext:value-type="float">
            <text:p>0.08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1697" calcext:value-type="float">
            <text:p>-0.061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35795" calcext:value-type="float">
            <text:p>-0.0357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15607" calcext:value-type="float">
            <text:p>1.15607</text:p>
          </table:table-cell>
          <table:table-cell table:style-name="ce310" office:value-type="float" office:value="-2.18293" calcext:value-type="float">
            <text:p>-2.18293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29]&amp;&quot;, &quot;&amp;[.T29]&amp;&quot;, &quot;&amp;[.X29]&amp;&quot;, &quot;&amp;[.AB29]&amp;&quot;, &quot;&amp;[.Q29]&amp;&quot;, &quot;&amp;[.U29]&amp;&quot;, &quot;&amp;[.Y29]&amp;&quot;, &quot;&amp;[.AC29]&amp;&quot;, &quot;&amp;[.R29]&amp;&quot;, &quot;&amp;[.V29]&amp;&quot;, &quot;&amp;[.Z29]&amp;&quot;, &quot;&amp;[.AD29]&amp;&quot;, &quot;&amp;[.S29]&amp;&quot;, &quot;&amp;[.W29]&amp;&quot;, &quot;&amp;[.AA29]&amp;&quot;, &quot;&amp;[.AE29]" office:value-type="string" office:string-value="1, 0, 0, 0, 0, 1, 0, 0, 0, 0, 1, 0, 0.061, 0.035, 0.083, 1" calcext:value-type="string">
            <text:p>1, 0, 0, 0, 0, 1, 0, 0, 0, 0, 1, 0, 0.061, 0.035, 0.083, 1</text:p>
          </table:table-cell>
          <table:table-cell table:style-name="ce282" table:formula="of:=[.AF29]&amp;&quot;, &quot;&amp;-[.AJ29]&amp;&quot;, &quot;&amp;[.AN29]&amp;&quot;, &quot;&amp;[.AR29]&amp;&quot;, &quot;&amp;[.AG29]&amp;&quot;, &quot;&amp;[.AK29]&amp;&quot;, &quot;&amp;[.AO29]&amp;&quot;, &quot;&amp;[.AS29]&amp;&quot;, &quot;&amp;[.AH29]&amp;&quot;, &quot;&amp;[.AL29]&amp;&quot;, &quot;&amp;[.AP29]&amp;&quot;, &quot;&amp;[.AT29]&amp;&quot;, &quot;&amp;[.AI29]&amp;&quot;, &quot;&amp;[.AM29]&amp;&quot;, &quot;&amp;-[.AQ29]&amp;&quot;, &quot;&amp;[.AU29]" office:value-type="string" office:string-value="1.08108, 0, 0, 0, 0, 1.08108, 0, 0, 0, 0, 1.15607, 0, -0.061697, -0.035795, 2.18293, 1" calcext:value-type="string">
            <text:p>1.08108, 0, 0, 0, 0, 1.08108, 0, 0, 0, 0, 1.15607, 0, -0.061697, -0.035795, 2.18293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ForeheadRight</text:p>
          </table:table-cell>
          <table:table-cell table:style-name="ce164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+[.D$26]+[.W30]" office:value-type="float" office:value="-0.035" calcext:value-type="float">
            <text:p>-0.035000</text:p>
          </table:table-cell>
          <table:table-cell table:style-name="ce254" table:formula="of:=+[.E$26]-[.S30]" office:value-type="float" office:value="-0.061" calcext:value-type="float">
            <text:p>-0.061000</text:p>
          </table:table-cell>
          <table:table-cell table:formula="of:=+[.F$26]+[.AA30]" office:value-type="float" office:value="1.9905652" calcext:value-type="float">
            <text:p>1.990565</text:p>
          </table:table-cell>
          <table:table-cell table:formula="of:=+[.G$26]-[.W30]" office:value-type="float" office:value="0.035" calcext:value-type="float">
            <text:p>0.035000</text:p>
          </table:table-cell>
          <table:table-cell table:formula="of:=+[.H$26]-[.S30]" office:value-type="float" office:value="-0.061" calcext:value-type="float">
            <text:p>-0.061000</text:p>
          </table:table-cell>
          <table:table-cell table:formula="of:=+[.I$26]-[.AA30]" office:value-type="float" office:value="0.40701498" calcext:value-type="float">
            <text:p>0.407015</text:p>
          </table:table-cell>
          <table:table-cell table:style-name="ce254" table:formula="of:=+[$'avatar_skeleton.xml convert'.D30]" office:value-type="float" office:value="-0.035" calcext:value-type="float">
            <text:p>-0.035000</text:p>
          </table:table-cell>
          <table:table-cell table:style-name="ce254" table:formula="of:=+[$'avatar_skeleton.xml convert'.E30]" office:value-type="float" office:value="-0.061125" calcext:value-type="float">
            <text:p>-0.061125</text:p>
          </table:table-cell>
          <table:table-cell table:style-name="ce254" table:formula="of:=+[$'avatar_skeleton.xml convert'.F30]" office:value-type="float" office:value="1.810703" calcext:value-type="float">
            <text:p>1.810703</text:p>
          </table:table-cell>
          <table:table-cell table:style-name="ce254" table:formula="of:=+[$'avatar_skeleton.xml convert'.G30]" office:value-type="float" office:value="-0.039" calcext:value-type="float">
            <text:p>-0.039000</text:p>
          </table:table-cell>
          <table:table-cell table:style-name="ce254" table:formula="of:=+[$'avatar_skeleton.xml convert'.H30]" office:value-type="float" office:value="-0.085125" calcext:value-type="float">
            <text:p>-0.085125</text:p>
          </table:table-cell>
          <table:table-cell table:style-name="ce254" table:formula="of:=+[$'avatar_skeleton.xml convert'.I30]" office:value-type="float" office:value="1.828703" calcext:value-type="float">
            <text:p>1.828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1" calcext:value-type="float">
            <text:p>0.06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5" calcext:value-type="float">
            <text:p>-0.03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83" calcext:value-type="float">
            <text:p>0.08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1697" calcext:value-type="float">
            <text:p>-0.061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35795" calcext:value-type="float">
            <text:p>0.0357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15607" calcext:value-type="float">
            <text:p>1.15607</text:p>
          </table:table-cell>
          <table:table-cell table:style-name="ce310" office:value-type="float" office:value="-2.18293" calcext:value-type="float">
            <text:p>-2.18293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30]&amp;&quot;, &quot;&amp;[.T30]&amp;&quot;, &quot;&amp;[.X30]&amp;&quot;, &quot;&amp;[.AB30]&amp;&quot;, &quot;&amp;[.Q30]&amp;&quot;, &quot;&amp;[.U30]&amp;&quot;, &quot;&amp;[.Y30]&amp;&quot;, &quot;&amp;[.AC30]&amp;&quot;, &quot;&amp;[.R30]&amp;&quot;, &quot;&amp;[.V30]&amp;&quot;, &quot;&amp;[.Z30]&amp;&quot;, &quot;&amp;[.AD30]&amp;&quot;, &quot;&amp;[.S30]&amp;&quot;, &quot;&amp;[.W30]&amp;&quot;, &quot;&amp;[.AA30]&amp;&quot;, &quot;&amp;[.AE30]" office:value-type="string" office:string-value="1, 0, 0, 0, 0, 1, 0, 0, 0, 0, 1, 0, 0.061, -0.035, 0.083, 1" calcext:value-type="string">
            <text:p>1, 0, 0, 0, 0, 1, 0, 0, 0, 0, 1, 0, 0.061, -0.035, 0.083, 1</text:p>
          </table:table-cell>
          <table:table-cell table:style-name="ce282" table:formula="of:=[.AF30]&amp;&quot;, &quot;&amp;-[.AJ30]&amp;&quot;, &quot;&amp;[.AN30]&amp;&quot;, &quot;&amp;[.AR30]&amp;&quot;, &quot;&amp;[.AG30]&amp;&quot;, &quot;&amp;[.AK30]&amp;&quot;, &quot;&amp;[.AO30]&amp;&quot;, &quot;&amp;[.AS30]&amp;&quot;, &quot;&amp;[.AH30]&amp;&quot;, &quot;&amp;[.AL30]&amp;&quot;, &quot;&amp;[.AP30]&amp;&quot;, &quot;&amp;[.AT30]&amp;&quot;, &quot;&amp;[.AI30]&amp;&quot;, &quot;&amp;[.AM30]&amp;&quot;, &quot;&amp;-[.AQ30]&amp;&quot;, &quot;&amp;[.AU30]" office:value-type="string" office:string-value="1.08108, 0, 0, 0, 0, 1.08108, 0, 0, 0, 0, 1.15607, 0, -0.061697, 0.035795, 2.18293, 1" calcext:value-type="string">
            <text:p>1.08108, 0, 0, 0, 0, 1.08108, 0, 0, 0, 0, 1.15607, 0, -0.061697, 0.035795, 2.18293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browOuterLeft</text:p>
          </table:table-cell>
          <table:table-cell table:style-name="ce164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+[.D$26]+[.W31]" office:value-type="float" office:value="0.051" calcext:value-type="float">
            <text:p>0.051000</text:p>
          </table:table-cell>
          <table:table-cell table:style-name="ce254" table:formula="of:=+[.E$26]-[.S31]" office:value-type="float" office:value="-0.064" calcext:value-type="float">
            <text:p>-0.064000</text:p>
          </table:table-cell>
          <table:table-cell table:formula="of:=+[.F$26]+[.AA31]" office:value-type="float" office:value="1.9555652" calcext:value-type="float">
            <text:p>1.955565</text:p>
          </table:table-cell>
          <table:table-cell table:formula="of:=+[.G$26]-[.W31]" office:value-type="float" office:value="-0.051" calcext:value-type="float">
            <text:p>-0.051000</text:p>
          </table:table-cell>
          <table:table-cell table:formula="of:=+[.H$26]-[.S31]" office:value-type="float" office:value="-0.064" calcext:value-type="float">
            <text:p>-0.064000</text:p>
          </table:table-cell>
          <table:table-cell table:formula="of:=+[.I$26]-[.AA31]" office:value-type="float" office:value="0.44201498" calcext:value-type="float">
            <text:p>0.442015</text:p>
          </table:table-cell>
          <table:table-cell table:style-name="ce254" table:formula="of:=+[$'avatar_skeleton.xml convert'.D31]" office:value-type="float" office:value="0.051" calcext:value-type="float">
            <text:p>0.051000</text:p>
          </table:table-cell>
          <table:table-cell table:style-name="ce254" table:formula="of:=+[$'avatar_skeleton.xml convert'.E31]" office:value-type="float" office:value="-0.064125" calcext:value-type="float">
            <text:p>-0.064125</text:p>
          </table:table-cell>
          <table:table-cell table:style-name="ce254" table:formula="of:=+[$'avatar_skeleton.xml convert'.F31]" office:value-type="float" office:value="1.775703" calcext:value-type="float">
            <text:p>1.775703</text:p>
          </table:table-cell>
          <table:table-cell table:style-name="ce254" table:formula="of:=+[$'avatar_skeleton.xml convert'.G31]" office:value-type="float" office:value="0.064" calcext:value-type="float">
            <text:p>0.064000</text:p>
          </table:table-cell>
          <table:table-cell table:style-name="ce254" table:formula="of:=+[$'avatar_skeleton.xml convert'.H31]" office:value-type="float" office:value="-0.087125" calcext:value-type="float">
            <text:p>-0.087125</text:p>
          </table:table-cell>
          <table:table-cell table:style-name="ce254" table:formula="of:=+[$'avatar_skeleton.xml convert'.I31]" office:value-type="float" office:value="1.775703" calcext:value-type="float">
            <text:p>1.775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4" calcext:value-type="float">
            <text:p>0.06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1" calcext:value-type="float">
            <text:p>0.05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8" calcext:value-type="float">
            <text:p>0.04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1697" calcext:value-type="float">
            <text:p>-0.061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52635" calcext:value-type="float">
            <text:p>-0.05263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2.00378" calcext:value-type="float">
            <text:p>-2.00378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31]&amp;&quot;, &quot;&amp;[.T31]&amp;&quot;, &quot;&amp;[.X31]&amp;&quot;, &quot;&amp;[.AB31]&amp;&quot;, &quot;&amp;[.Q31]&amp;&quot;, &quot;&amp;[.U31]&amp;&quot;, &quot;&amp;[.Y31]&amp;&quot;, &quot;&amp;[.AC31]&amp;&quot;, &quot;&amp;[.R31]&amp;&quot;, &quot;&amp;[.V31]&amp;&quot;, &quot;&amp;[.Z31]&amp;&quot;, &quot;&amp;[.AD31]&amp;&quot;, &quot;&amp;[.S31]&amp;&quot;, &quot;&amp;[.W31]&amp;&quot;, &quot;&amp;[.AA31]&amp;&quot;, &quot;&amp;[.AE31]" office:value-type="string" office:string-value="1, 0, 0, 0, 0, 1, 0, 0, 0, 0, 1, 0, 0.064, 0.051, 0.048, 1" calcext:value-type="string">
            <text:p>1, 0, 0, 0, 0, 1, 0, 0, 0, 0, 1, 0, 0.064, 0.051, 0.048, 1</text:p>
          </table:table-cell>
          <table:table-cell table:style-name="ce282" table:formula="of:=[.AF31]&amp;&quot;, &quot;&amp;-[.AJ31]&amp;&quot;, &quot;&amp;[.AN31]&amp;&quot;, &quot;&amp;[.AR31]&amp;&quot;, &quot;&amp;[.AG31]&amp;&quot;, &quot;&amp;[.AK31]&amp;&quot;, &quot;&amp;[.AO31]&amp;&quot;, &quot;&amp;[.AS31]&amp;&quot;, &quot;&amp;[.AH31]&amp;&quot;, &quot;&amp;[.AL31]&amp;&quot;, &quot;&amp;[.AP31]&amp;&quot;, &quot;&amp;[.AT31]&amp;&quot;, &quot;&amp;[.AI31]&amp;&quot;, &quot;&amp;[.AM31]&amp;&quot;, &quot;&amp;-[.AQ31]&amp;&quot;, &quot;&amp;[.AU31]" office:value-type="string" office:string-value="1.08108, 0, 0, 0, 0, 1.08108, 0, 0, 0, 0, 1.08108, 0, -0.061697, -0.052635, 2.00378, 1" calcext:value-type="string">
            <text:p>1.08108, 0, 0, 0, 0, 1.08108, 0, 0, 0, 0, 1.08108, 0, -0.061697, -0.052635, 2.00378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browCenterLeft</text:p>
          </table:table-cell>
          <table:table-cell table:style-name="ce164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+[.D$26]+[.W32]" office:value-type="float" office:value="0.043" calcext:value-type="float">
            <text:p>0.043000</text:p>
          </table:table-cell>
          <table:table-cell table:style-name="ce254" table:formula="of:=+[.E$26]-[.S32]" office:value-type="float" office:value="-0.07" calcext:value-type="float">
            <text:p>-0.070000</text:p>
          </table:table-cell>
          <table:table-cell table:formula="of:=+[.F$26]+[.AA32]" office:value-type="float" office:value="1.9635652" calcext:value-type="float">
            <text:p>1.963565</text:p>
          </table:table-cell>
          <table:table-cell table:formula="of:=+[.G$26]-[.W32]" office:value-type="float" office:value="-0.043" calcext:value-type="float">
            <text:p>-0.043000</text:p>
          </table:table-cell>
          <table:table-cell table:formula="of:=+[.H$26]-[.S32]" office:value-type="float" office:value="-0.07" calcext:value-type="float">
            <text:p>-0.070000</text:p>
          </table:table-cell>
          <table:table-cell table:formula="of:=+[.I$26]-[.AA32]" office:value-type="float" office:value="0.43401498" calcext:value-type="float">
            <text:p>0.434015</text:p>
          </table:table-cell>
          <table:table-cell table:style-name="ce254" table:formula="of:=+[$'avatar_skeleton.xml convert'.D32]" office:value-type="float" office:value="0.043" calcext:value-type="float">
            <text:p>0.043000</text:p>
          </table:table-cell>
          <table:table-cell table:style-name="ce254" table:formula="of:=+[$'avatar_skeleton.xml convert'.E32]" office:value-type="float" office:value="-0.070125" calcext:value-type="float">
            <text:p>-0.070125</text:p>
          </table:table-cell>
          <table:table-cell table:style-name="ce254" table:formula="of:=+[$'avatar_skeleton.xml convert'.F32]" office:value-type="float" office:value="1.783703" calcext:value-type="float">
            <text:p>1.783703</text:p>
          </table:table-cell>
          <table:table-cell table:style-name="ce254" table:formula="of:=+[$'avatar_skeleton.xml convert'.G32]" office:value-type="float" office:value="0.043" calcext:value-type="float">
            <text:p>0.043000</text:p>
          </table:table-cell>
          <table:table-cell table:style-name="ce254" table:formula="of:=+[$'avatar_skeleton.xml convert'.H32]" office:value-type="float" office:value="-0.097125" calcext:value-type="float">
            <text:p>-0.097125</text:p>
          </table:table-cell>
          <table:table-cell table:style-name="ce254" table:formula="of:=+[$'avatar_skeleton.xml convert'.I32]" office:value-type="float" office:value="1.783703" calcext:value-type="float">
            <text:p>1.783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3" calcext:value-type="float">
            <text:p>0.04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56" calcext:value-type="float">
            <text:p>0.05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7697" calcext:value-type="float">
            <text:p>-0.067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45888" calcext:value-type="float">
            <text:p>-0.045888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2.01183" calcext:value-type="float">
            <text:p>-2.01183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32]&amp;&quot;, &quot;&amp;[.T32]&amp;&quot;, &quot;&amp;[.X32]&amp;&quot;, &quot;&amp;[.AB32]&amp;&quot;, &quot;&amp;[.Q32]&amp;&quot;, &quot;&amp;[.U32]&amp;&quot;, &quot;&amp;[.Y32]&amp;&quot;, &quot;&amp;[.AC32]&amp;&quot;, &quot;&amp;[.R32]&amp;&quot;, &quot;&amp;[.V32]&amp;&quot;, &quot;&amp;[.Z32]&amp;&quot;, &quot;&amp;[.AD32]&amp;&quot;, &quot;&amp;[.S32]&amp;&quot;, &quot;&amp;[.W32]&amp;&quot;, &quot;&amp;[.AA32]&amp;&quot;, &quot;&amp;[.AE32]" office:value-type="string" office:string-value="1, 0, 0, 0, 0, 1, 0, 0, 0, 0, 1, 0, 0.07, 0.043, 0.056, 1" calcext:value-type="string">
            <text:p>1, 0, 0, 0, 0, 1, 0, 0, 0, 0, 1, 0, 0.07, 0.043, 0.056, 1</text:p>
          </table:table-cell>
          <table:table-cell table:style-name="ce282" table:formula="of:=[.AF32]&amp;&quot;, &quot;&amp;-[.AJ32]&amp;&quot;, &quot;&amp;[.AN32]&amp;&quot;, &quot;&amp;[.AR32]&amp;&quot;, &quot;&amp;[.AG32]&amp;&quot;, &quot;&amp;[.AK32]&amp;&quot;, &quot;&amp;[.AO32]&amp;&quot;, &quot;&amp;[.AS32]&amp;&quot;, &quot;&amp;[.AH32]&amp;&quot;, &quot;&amp;[.AL32]&amp;&quot;, &quot;&amp;[.AP32]&amp;&quot;, &quot;&amp;[.AT32]&amp;&quot;, &quot;&amp;[.AI32]&amp;&quot;, &quot;&amp;[.AM32]&amp;&quot;, &quot;&amp;-[.AQ32]&amp;&quot;, &quot;&amp;[.AU32]" office:value-type="string" office:string-value="1.08108, 0, 0, 0, 0, 1.08108, 0, 0, 0, 0, 1.08108, 0, -0.067697, -0.045888, 2.01183, 1" calcext:value-type="string">
            <text:p>1.08108, 0, 0, 0, 0, 1.08108, 0, 0, 0, 0, 1.08108, 0, -0.067697, -0.045888, 2.01183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browInnerLeft</text:p>
          </table:table-cell>
          <table:table-cell table:style-name="ce164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+[.D$26]+[.W33]" office:value-type="float" office:value="0.022" calcext:value-type="float">
            <text:p>0.022000</text:p>
          </table:table-cell>
          <table:table-cell table:style-name="ce254" table:formula="of:=+[.E$26]-[.S33]" office:value-type="float" office:value="-0.075" calcext:value-type="float">
            <text:p>-0.075000</text:p>
          </table:table-cell>
          <table:table-cell table:formula="of:=+[.F$26]+[.AA33]" office:value-type="float" office:value="1.9585652" calcext:value-type="float">
            <text:p>1.958565</text:p>
          </table:table-cell>
          <table:table-cell table:formula="of:=+[.G$26]-[.W33]" office:value-type="float" office:value="-0.022" calcext:value-type="float">
            <text:p>-0.022000</text:p>
          </table:table-cell>
          <table:table-cell table:formula="of:=+[.H$26]-[.S33]" office:value-type="float" office:value="-0.075" calcext:value-type="float">
            <text:p>-0.075000</text:p>
          </table:table-cell>
          <table:table-cell table:formula="of:=+[.I$26]-[.AA33]" office:value-type="float" office:value="0.43901498" calcext:value-type="float">
            <text:p>0.439015</text:p>
          </table:table-cell>
          <table:table-cell table:style-name="ce254" table:formula="of:=+[$'avatar_skeleton.xml convert'.D33]" office:value-type="float" office:value="0.022" calcext:value-type="float">
            <text:p>0.022000</text:p>
          </table:table-cell>
          <table:table-cell table:style-name="ce254" table:formula="of:=+[$'avatar_skeleton.xml convert'.E33]" office:value-type="float" office:value="-0.075125" calcext:value-type="float">
            <text:p>-0.075125</text:p>
          </table:table-cell>
          <table:table-cell table:style-name="ce254" table:formula="of:=+[$'avatar_skeleton.xml convert'.F33]" office:value-type="float" office:value="1.778703" calcext:value-type="float">
            <text:p>1.778703</text:p>
          </table:table-cell>
          <table:table-cell table:style-name="ce254" table:formula="of:=+[$'avatar_skeleton.xml convert'.G33]" office:value-type="float" office:value="0.022" calcext:value-type="float">
            <text:p>0.022000</text:p>
          </table:table-cell>
          <table:table-cell table:style-name="ce254" table:formula="of:=+[$'avatar_skeleton.xml convert'.H33]" office:value-type="float" office:value="-0.101125" calcext:value-type="float">
            <text:p>-0.101125</text:p>
          </table:table-cell>
          <table:table-cell table:style-name="ce254" table:formula="of:=+[$'avatar_skeleton.xml convert'.I33]" office:value-type="float" office:value="1.778703" calcext:value-type="float">
            <text:p>1.778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22" calcext:value-type="float">
            <text:p>0.02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51" calcext:value-type="float">
            <text:p>0.05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2697" calcext:value-type="float">
            <text:p>-0.072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24877" calcext:value-type="float">
            <text:p>-0.024877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2.00683" calcext:value-type="float">
            <text:p>-2.00683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33]&amp;&quot;, &quot;&amp;[.T33]&amp;&quot;, &quot;&amp;[.X33]&amp;&quot;, &quot;&amp;[.AB33]&amp;&quot;, &quot;&amp;[.Q33]&amp;&quot;, &quot;&amp;[.U33]&amp;&quot;, &quot;&amp;[.Y33]&amp;&quot;, &quot;&amp;[.AC33]&amp;&quot;, &quot;&amp;[.R33]&amp;&quot;, &quot;&amp;[.V33]&amp;&quot;, &quot;&amp;[.Z33]&amp;&quot;, &quot;&amp;[.AD33]&amp;&quot;, &quot;&amp;[.S33]&amp;&quot;, &quot;&amp;[.W33]&amp;&quot;, &quot;&amp;[.AA33]&amp;&quot;, &quot;&amp;[.AE33]" office:value-type="string" office:string-value="1, 0, 0, 0, 0, 1, 0, 0, 0, 0, 1, 0, 0.075, 0.022, 0.051, 1" calcext:value-type="string">
            <text:p>1, 0, 0, 0, 0, 1, 0, 0, 0, 0, 1, 0, 0.075, 0.022, 0.051, 1</text:p>
          </table:table-cell>
          <table:table-cell table:style-name="ce282" table:formula="of:=[.AF33]&amp;&quot;, &quot;&amp;-[.AJ33]&amp;&quot;, &quot;&amp;[.AN33]&amp;&quot;, &quot;&amp;[.AR33]&amp;&quot;, &quot;&amp;[.AG33]&amp;&quot;, &quot;&amp;[.AK33]&amp;&quot;, &quot;&amp;[.AO33]&amp;&quot;, &quot;&amp;[.AS33]&amp;&quot;, &quot;&amp;[.AH33]&amp;&quot;, &quot;&amp;[.AL33]&amp;&quot;, &quot;&amp;[.AP33]&amp;&quot;, &quot;&amp;[.AT33]&amp;&quot;, &quot;&amp;[.AI33]&amp;&quot;, &quot;&amp;[.AM33]&amp;&quot;, &quot;&amp;-[.AQ33]&amp;&quot;, &quot;&amp;[.AU33]" office:value-type="string" office:string-value="1.08108, 0, 0, 0, 0, 1.08108, 0, 0, 0, 0, 1.08108, 0, -0.072697, -0.024877, 2.00683, 1" calcext:value-type="string">
            <text:p>1.08108, 0, 0, 0, 0, 1.08108, 0, 0, 0, 0, 1.08108, 0, -0.072697, -0.024877, 2.00683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browOuterRight</text:p>
          </table:table-cell>
          <table:table-cell table:style-name="ce164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+[.D$26]+[.W34]" office:value-type="float" office:value="-0.051" calcext:value-type="float">
            <text:p>-0.051000</text:p>
          </table:table-cell>
          <table:table-cell table:style-name="ce254" table:formula="of:=+[.E$26]-[.S34]" office:value-type="float" office:value="-0.064" calcext:value-type="float">
            <text:p>-0.064000</text:p>
          </table:table-cell>
          <table:table-cell table:formula="of:=+[.F$26]+[.AA34]" office:value-type="float" office:value="1.9555652" calcext:value-type="float">
            <text:p>1.955565</text:p>
          </table:table-cell>
          <table:table-cell table:formula="of:=+[.G$26]-[.W34]" office:value-type="float" office:value="0.051" calcext:value-type="float">
            <text:p>0.051000</text:p>
          </table:table-cell>
          <table:table-cell table:formula="of:=+[.H$26]-[.S34]" office:value-type="float" office:value="-0.064" calcext:value-type="float">
            <text:p>-0.064000</text:p>
          </table:table-cell>
          <table:table-cell table:formula="of:=+[.I$26]-[.AA34]" office:value-type="float" office:value="0.44201498" calcext:value-type="float">
            <text:p>0.442015</text:p>
          </table:table-cell>
          <table:table-cell table:style-name="ce254" table:formula="of:=+[$'avatar_skeleton.xml convert'.D34]" office:value-type="float" office:value="-0.051" calcext:value-type="float">
            <text:p>-0.051000</text:p>
          </table:table-cell>
          <table:table-cell table:style-name="ce254" table:formula="of:=+[$'avatar_skeleton.xml convert'.E34]" office:value-type="float" office:value="-0.064125" calcext:value-type="float">
            <text:p>-0.064125</text:p>
          </table:table-cell>
          <table:table-cell table:style-name="ce254" table:formula="of:=+[$'avatar_skeleton.xml convert'.F34]" office:value-type="float" office:value="1.775703" calcext:value-type="float">
            <text:p>1.775703</text:p>
          </table:table-cell>
          <table:table-cell table:style-name="ce254" table:formula="of:=+[$'avatar_skeleton.xml convert'.G34]" office:value-type="float" office:value="-0.064" calcext:value-type="float">
            <text:p>-0.064000</text:p>
          </table:table-cell>
          <table:table-cell table:style-name="ce254" table:formula="of:=+[$'avatar_skeleton.xml convert'.H34]" office:value-type="float" office:value="-0.087125" calcext:value-type="float">
            <text:p>-0.087125</text:p>
          </table:table-cell>
          <table:table-cell table:style-name="ce254" table:formula="of:=+[$'avatar_skeleton.xml convert'.I34]" office:value-type="float" office:value="1.775703" calcext:value-type="float">
            <text:p>1.775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4" calcext:value-type="float">
            <text:p>0.06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1" calcext:value-type="float">
            <text:p>-0.05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8" calcext:value-type="float">
            <text:p>0.04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1697" calcext:value-type="float">
            <text:p>-0.061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52635" calcext:value-type="float">
            <text:p>0.05263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2.00378" calcext:value-type="float">
            <text:p>-2.00378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34]&amp;&quot;, &quot;&amp;[.T34]&amp;&quot;, &quot;&amp;[.X34]&amp;&quot;, &quot;&amp;[.AB34]&amp;&quot;, &quot;&amp;[.Q34]&amp;&quot;, &quot;&amp;[.U34]&amp;&quot;, &quot;&amp;[.Y34]&amp;&quot;, &quot;&amp;[.AC34]&amp;&quot;, &quot;&amp;[.R34]&amp;&quot;, &quot;&amp;[.V34]&amp;&quot;, &quot;&amp;[.Z34]&amp;&quot;, &quot;&amp;[.AD34]&amp;&quot;, &quot;&amp;[.S34]&amp;&quot;, &quot;&amp;[.W34]&amp;&quot;, &quot;&amp;[.AA34]&amp;&quot;, &quot;&amp;[.AE34]" office:value-type="string" office:string-value="1, 0, 0, 0, 0, 1, 0, 0, 0, 0, 1, 0, 0.064, -0.051, 0.048, 1" calcext:value-type="string">
            <text:p>1, 0, 0, 0, 0, 1, 0, 0, 0, 0, 1, 0, 0.064, -0.051, 0.048, 1</text:p>
          </table:table-cell>
          <table:table-cell table:style-name="ce282" table:formula="of:=[.AF34]&amp;&quot;, &quot;&amp;-[.AJ34]&amp;&quot;, &quot;&amp;[.AN34]&amp;&quot;, &quot;&amp;[.AR34]&amp;&quot;, &quot;&amp;[.AG34]&amp;&quot;, &quot;&amp;[.AK34]&amp;&quot;, &quot;&amp;[.AO34]&amp;&quot;, &quot;&amp;[.AS34]&amp;&quot;, &quot;&amp;[.AH34]&amp;&quot;, &quot;&amp;[.AL34]&amp;&quot;, &quot;&amp;[.AP34]&amp;&quot;, &quot;&amp;[.AT34]&amp;&quot;, &quot;&amp;[.AI34]&amp;&quot;, &quot;&amp;[.AM34]&amp;&quot;, &quot;&amp;-[.AQ34]&amp;&quot;, &quot;&amp;[.AU34]" office:value-type="string" office:string-value="1.08108, 0, 0, 0, 0, 1.08108, 0, 0, 0, 0, 1.08108, 0, -0.061697, 0.052635, 2.00378, 1" calcext:value-type="string">
            <text:p>1.08108, 0, 0, 0, 0, 1.08108, 0, 0, 0, 0, 1.08108, 0, -0.061697, 0.052635, 2.00378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browCenterRight</text:p>
          </table:table-cell>
          <table:table-cell table:style-name="ce164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+[.D$26]+[.W35]" office:value-type="float" office:value="-0.043" calcext:value-type="float">
            <text:p>-0.043000</text:p>
          </table:table-cell>
          <table:table-cell table:style-name="ce254" table:formula="of:=+[.E$26]-[.S35]" office:value-type="float" office:value="-0.07" calcext:value-type="float">
            <text:p>-0.070000</text:p>
          </table:table-cell>
          <table:table-cell table:formula="of:=+[.F$26]+[.AA35]" office:value-type="float" office:value="1.9635652" calcext:value-type="float">
            <text:p>1.963565</text:p>
          </table:table-cell>
          <table:table-cell table:formula="of:=+[.G$26]-[.W35]" office:value-type="float" office:value="0.043" calcext:value-type="float">
            <text:p>0.043000</text:p>
          </table:table-cell>
          <table:table-cell table:formula="of:=+[.H$26]-[.S35]" office:value-type="float" office:value="-0.07" calcext:value-type="float">
            <text:p>-0.070000</text:p>
          </table:table-cell>
          <table:table-cell table:formula="of:=+[.I$26]-[.AA35]" office:value-type="float" office:value="0.43401498" calcext:value-type="float">
            <text:p>0.434015</text:p>
          </table:table-cell>
          <table:table-cell table:style-name="ce254" table:formula="of:=+[$'avatar_skeleton.xml convert'.D35]" office:value-type="float" office:value="-0.043" calcext:value-type="float">
            <text:p>-0.043000</text:p>
          </table:table-cell>
          <table:table-cell table:style-name="ce254" table:formula="of:=+[$'avatar_skeleton.xml convert'.E35]" office:value-type="float" office:value="-0.070125" calcext:value-type="float">
            <text:p>-0.070125</text:p>
          </table:table-cell>
          <table:table-cell table:style-name="ce254" table:formula="of:=+[$'avatar_skeleton.xml convert'.F35]" office:value-type="float" office:value="1.783703" calcext:value-type="float">
            <text:p>1.783703</text:p>
          </table:table-cell>
          <table:table-cell table:style-name="ce254" table:formula="of:=+[$'avatar_skeleton.xml convert'.G35]" office:value-type="float" office:value="-0.043" calcext:value-type="float">
            <text:p>-0.043000</text:p>
          </table:table-cell>
          <table:table-cell table:style-name="ce254" table:formula="of:=+[$'avatar_skeleton.xml convert'.H35]" office:value-type="float" office:value="-0.097125" calcext:value-type="float">
            <text:p>-0.097125</text:p>
          </table:table-cell>
          <table:table-cell table:style-name="ce254" table:formula="of:=+[$'avatar_skeleton.xml convert'.I35]" office:value-type="float" office:value="1.783703" calcext:value-type="float">
            <text:p>1.783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3" calcext:value-type="float">
            <text:p>-0.04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56" calcext:value-type="float">
            <text:p>0.05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7697" calcext:value-type="float">
            <text:p>-0.067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45888" calcext:value-type="float">
            <text:p>0.045888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2.01183" calcext:value-type="float">
            <text:p>-2.01183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35]&amp;&quot;, &quot;&amp;[.T35]&amp;&quot;, &quot;&amp;[.X35]&amp;&quot;, &quot;&amp;[.AB35]&amp;&quot;, &quot;&amp;[.Q35]&amp;&quot;, &quot;&amp;[.U35]&amp;&quot;, &quot;&amp;[.Y35]&amp;&quot;, &quot;&amp;[.AC35]&amp;&quot;, &quot;&amp;[.R35]&amp;&quot;, &quot;&amp;[.V35]&amp;&quot;, &quot;&amp;[.Z35]&amp;&quot;, &quot;&amp;[.AD35]&amp;&quot;, &quot;&amp;[.S35]&amp;&quot;, &quot;&amp;[.W35]&amp;&quot;, &quot;&amp;[.AA35]&amp;&quot;, &quot;&amp;[.AE35]" office:value-type="string" office:string-value="1, 0, 0, 0, 0, 1, 0, 0, 0, 0, 1, 0, 0.07, -0.043, 0.056, 1" calcext:value-type="string">
            <text:p>1, 0, 0, 0, 0, 1, 0, 0, 0, 0, 1, 0, 0.07, -0.043, 0.056, 1</text:p>
          </table:table-cell>
          <table:table-cell table:style-name="ce282" table:formula="of:=[.AF35]&amp;&quot;, &quot;&amp;-[.AJ35]&amp;&quot;, &quot;&amp;[.AN35]&amp;&quot;, &quot;&amp;[.AR35]&amp;&quot;, &quot;&amp;[.AG35]&amp;&quot;, &quot;&amp;[.AK35]&amp;&quot;, &quot;&amp;[.AO35]&amp;&quot;, &quot;&amp;[.AS35]&amp;&quot;, &quot;&amp;[.AH35]&amp;&quot;, &quot;&amp;[.AL35]&amp;&quot;, &quot;&amp;[.AP35]&amp;&quot;, &quot;&amp;[.AT35]&amp;&quot;, &quot;&amp;[.AI35]&amp;&quot;, &quot;&amp;[.AM35]&amp;&quot;, &quot;&amp;-[.AQ35]&amp;&quot;, &quot;&amp;[.AU35]" office:value-type="string" office:string-value="1.08108, 0, 0, 0, 0, 1.08108, 0, 0, 0, 0, 1.08108, 0, -0.067697, 0.045888, 2.01183, 1" calcext:value-type="string">
            <text:p>1.08108, 0, 0, 0, 0, 1.08108, 0, 0, 0, 0, 1.08108, 0, -0.067697, 0.045888, 2.01183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browInnerRight</text:p>
          </table:table-cell>
          <table:table-cell table:style-name="ce164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+[.D$26]+[.W36]" office:value-type="float" office:value="-0.022" calcext:value-type="float">
            <text:p>-0.022000</text:p>
          </table:table-cell>
          <table:table-cell table:style-name="ce254" table:formula="of:=+[.E$26]-[.S36]" office:value-type="float" office:value="-0.075" calcext:value-type="float">
            <text:p>-0.075000</text:p>
          </table:table-cell>
          <table:table-cell table:formula="of:=+[.F$26]+[.AA36]" office:value-type="float" office:value="1.9585652" calcext:value-type="float">
            <text:p>1.958565</text:p>
          </table:table-cell>
          <table:table-cell table:formula="of:=+[.G$26]-[.W36]" office:value-type="float" office:value="0.022" calcext:value-type="float">
            <text:p>0.022000</text:p>
          </table:table-cell>
          <table:table-cell table:formula="of:=+[.H$26]-[.S36]" office:value-type="float" office:value="-0.075" calcext:value-type="float">
            <text:p>-0.075000</text:p>
          </table:table-cell>
          <table:table-cell table:formula="of:=+[.I$26]-[.AA36]" office:value-type="float" office:value="0.43901498" calcext:value-type="float">
            <text:p>0.439015</text:p>
          </table:table-cell>
          <table:table-cell table:style-name="ce254" table:formula="of:=+[$'avatar_skeleton.xml convert'.D36]" office:value-type="float" office:value="-0.022" calcext:value-type="float">
            <text:p>-0.022000</text:p>
          </table:table-cell>
          <table:table-cell table:style-name="ce254" table:formula="of:=+[$'avatar_skeleton.xml convert'.E36]" office:value-type="float" office:value="-0.075125" calcext:value-type="float">
            <text:p>-0.075125</text:p>
          </table:table-cell>
          <table:table-cell table:style-name="ce254" table:formula="of:=+[$'avatar_skeleton.xml convert'.F36]" office:value-type="float" office:value="1.778703" calcext:value-type="float">
            <text:p>1.778703</text:p>
          </table:table-cell>
          <table:table-cell table:style-name="ce254" table:formula="of:=+[$'avatar_skeleton.xml convert'.G36]" office:value-type="float" office:value="-0.022" calcext:value-type="float">
            <text:p>-0.022000</text:p>
          </table:table-cell>
          <table:table-cell table:style-name="ce254" table:formula="of:=+[$'avatar_skeleton.xml convert'.H36]" office:value-type="float" office:value="-0.101125" calcext:value-type="float">
            <text:p>-0.101125</text:p>
          </table:table-cell>
          <table:table-cell table:style-name="ce254" table:formula="of:=+[$'avatar_skeleton.xml convert'.I36]" office:value-type="float" office:value="1.778703" calcext:value-type="float">
            <text:p>1.778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22" calcext:value-type="float">
            <text:p>-0.02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51" calcext:value-type="float">
            <text:p>0.05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2697" calcext:value-type="float">
            <text:p>-0.072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24877" calcext:value-type="float">
            <text:p>0.024877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2.00683" calcext:value-type="float">
            <text:p>-2.00683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36]&amp;&quot;, &quot;&amp;[.T36]&amp;&quot;, &quot;&amp;[.X36]&amp;&quot;, &quot;&amp;[.AB36]&amp;&quot;, &quot;&amp;[.Q36]&amp;&quot;, &quot;&amp;[.U36]&amp;&quot;, &quot;&amp;[.Y36]&amp;&quot;, &quot;&amp;[.AC36]&amp;&quot;, &quot;&amp;[.R36]&amp;&quot;, &quot;&amp;[.V36]&amp;&quot;, &quot;&amp;[.Z36]&amp;&quot;, &quot;&amp;[.AD36]&amp;&quot;, &quot;&amp;[.S36]&amp;&quot;, &quot;&amp;[.W36]&amp;&quot;, &quot;&amp;[.AA36]&amp;&quot;, &quot;&amp;[.AE36]" office:value-type="string" office:string-value="1, 0, 0, 0, 0, 1, 0, 0, 0, 0, 1, 0, 0.075, -0.022, 0.051, 1" calcext:value-type="string">
            <text:p>1, 0, 0, 0, 0, 1, 0, 0, 0, 0, 1, 0, 0.075, -0.022, 0.051, 1</text:p>
          </table:table-cell>
          <table:table-cell table:style-name="ce282" table:formula="of:=[.AF36]&amp;&quot;, &quot;&amp;-[.AJ36]&amp;&quot;, &quot;&amp;[.AN36]&amp;&quot;, &quot;&amp;[.AR36]&amp;&quot;, &quot;&amp;[.AG36]&amp;&quot;, &quot;&amp;[.AK36]&amp;&quot;, &quot;&amp;[.AO36]&amp;&quot;, &quot;&amp;[.AS36]&amp;&quot;, &quot;&amp;[.AH36]&amp;&quot;, &quot;&amp;[.AL36]&amp;&quot;, &quot;&amp;[.AP36]&amp;&quot;, &quot;&amp;[.AT36]&amp;&quot;, &quot;&amp;[.AI36]&amp;&quot;, &quot;&amp;[.AM36]&amp;&quot;, &quot;&amp;-[.AQ36]&amp;&quot;, &quot;&amp;[.AU36]" office:value-type="string" office:string-value="1.08108, 0, 0, 0, 0, 1.08108, 0, 0, 0, 0, 1.08108, 0, -0.072697, 0.024877, 2.00683, 1" calcext:value-type="string">
            <text:p>1.08108, 0, 0, 0, 0, 1.08108, 0, 0, 0, 0, 1.08108, 0, -0.072697, 0.024877, 2.00683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LidUpperLeft</text:p>
          </table:table-cell>
          <table:table-cell table:style-name="ce164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+[.D$26]+[.W37]" office:value-type="float" office:value="0.036" calcext:value-type="float">
            <text:p>0.036000</text:p>
          </table:table-cell>
          <table:table-cell table:style-name="ce254" table:formula="of:=+[.E$26]-[.S37]" office:value-type="float" office:value="-0.07300001" calcext:value-type="float">
            <text:p>-0.073000</text:p>
          </table:table-cell>
          <table:table-cell table:formula="of:=+[.F$26]+[.AA37]" office:value-type="float" office:value="1.9415652" calcext:value-type="float">
            <text:p>1.941565</text:p>
          </table:table-cell>
          <table:table-cell table:formula="of:=+[.G$26]-[.W37]" office:value-type="float" office:value="-0.036" calcext:value-type="float">
            <text:p>-0.036000</text:p>
          </table:table-cell>
          <table:table-cell table:formula="of:=+[.H$26]-[.S37]" office:value-type="float" office:value="-0.07300001" calcext:value-type="float">
            <text:p>-0.073000</text:p>
          </table:table-cell>
          <table:table-cell table:formula="of:=+[.I$26]-[.AA37]" office:value-type="float" office:value="0.45601498" calcext:value-type="float">
            <text:p>0.456015</text:p>
          </table:table-cell>
          <table:table-cell table:style-name="ce254" table:formula="of:=+[$'avatar_skeleton.xml convert'.D37]" office:value-type="float" office:value="0.036" calcext:value-type="float">
            <text:p>0.036000</text:p>
          </table:table-cell>
          <table:table-cell table:style-name="ce254" table:formula="of:=+[$'avatar_skeleton.xml convert'.E37]" office:value-type="float" office:value="-0.073125" calcext:value-type="float">
            <text:p>-0.073125</text:p>
          </table:table-cell>
          <table:table-cell table:style-name="ce254" table:formula="of:=+[$'avatar_skeleton.xml convert'.F37]" office:value-type="float" office:value="1.761703" calcext:value-type="float">
            <text:p>1.761703</text:p>
          </table:table-cell>
          <table:table-cell table:style-name="ce254" table:formula="of:=+[$'avatar_skeleton.xml convert'.G37]" office:value-type="float" office:value="0.036" calcext:value-type="float">
            <text:p>0.036000</text:p>
          </table:table-cell>
          <table:table-cell table:style-name="ce254" table:formula="of:=+[$'avatar_skeleton.xml convert'.H37]" office:value-type="float" office:value="-0.100125" calcext:value-type="float">
            <text:p>-0.100125</text:p>
          </table:table-cell>
          <table:table-cell table:style-name="ce254" table:formula="of:=+[$'avatar_skeleton.xml convert'.I37]" office:value-type="float" office:value="1.766703" calcext:value-type="float">
            <text:p>1.766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0697" calcext:value-type="float">
            <text:p>-0.070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38873" calcext:value-type="float">
            <text:p>-0.038873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8992" calcext:value-type="float">
            <text:p>-1.9899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37]&amp;&quot;, &quot;&amp;[.T37]&amp;&quot;, &quot;&amp;[.X37]&amp;&quot;, &quot;&amp;[.AB37]&amp;&quot;, &quot;&amp;[.Q37]&amp;&quot;, &quot;&amp;[.U37]&amp;&quot;, &quot;&amp;[.Y37]&amp;&quot;, &quot;&amp;[.AC37]&amp;&quot;, &quot;&amp;[.R37]&amp;&quot;, &quot;&amp;[.V37]&amp;&quot;, &quot;&amp;[.Z37]&amp;&quot;, &quot;&amp;[.AD37]&amp;&quot;, &quot;&amp;[.S37]&amp;&quot;, &quot;&amp;[.W37]&amp;&quot;, &quot;&amp;[.AA37]&amp;&quot;, &quot;&amp;[.AE37]" office:value-type="string" office:string-value="1, 0, 0, 0, 0, 1, 0, 0, 0, 0, 1, 0, 0.07300001, 0.036, 0.034, 1" calcext:value-type="string">
            <text:p>1, 0, 0, 0, 0, 1, 0, 0, 0, 0, 1, 0, 0.07300001, 0.036, 0.034, 1</text:p>
          </table:table-cell>
          <table:table-cell table:style-name="ce282" table:formula="of:=[.AF37]&amp;&quot;, &quot;&amp;-[.AJ37]&amp;&quot;, &quot;&amp;[.AN37]&amp;&quot;, &quot;&amp;[.AR37]&amp;&quot;, &quot;&amp;[.AG37]&amp;&quot;, &quot;&amp;[.AK37]&amp;&quot;, &quot;&amp;[.AO37]&amp;&quot;, &quot;&amp;[.AS37]&amp;&quot;, &quot;&amp;[.AH37]&amp;&quot;, &quot;&amp;[.AL37]&amp;&quot;, &quot;&amp;[.AP37]&amp;&quot;, &quot;&amp;[.AT37]&amp;&quot;, &quot;&amp;[.AI37]&amp;&quot;, &quot;&amp;[.AM37]&amp;&quot;, &quot;&amp;-[.AQ37]&amp;&quot;, &quot;&amp;[.AU37]" office:value-type="string" office:string-value="1.08108, 0, 0, 0, 0, 1.08108, 0, 0, 0, 0, 1.08108, 0, -0.070697, -0.038873, 1.98992, 1" calcext:value-type="string">
            <text:p>1.08108, 0, 0, 0, 0, 1.08108, 0, 0, 0, 0, 1.08108, 0, -0.070697, -0.038873, 1.9899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LidLowerLeft</text:p>
          </table:table-cell>
          <table:table-cell table:style-name="ce164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+[.D$26]+[.W38]" office:value-type="float" office:value="0.036" calcext:value-type="float">
            <text:p>0.036000</text:p>
          </table:table-cell>
          <table:table-cell table:style-name="ce254" table:formula="of:=+[.E$26]-[.S38]" office:value-type="float" office:value="-0.07300001" calcext:value-type="float">
            <text:p>-0.073000</text:p>
          </table:table-cell>
          <table:table-cell table:formula="of:=+[.F$26]+[.AA38]" office:value-type="float" office:value="1.9415652" calcext:value-type="float">
            <text:p>1.941565</text:p>
          </table:table-cell>
          <table:table-cell table:formula="of:=+[.G$26]-[.W38]" office:value-type="float" office:value="-0.036" calcext:value-type="float">
            <text:p>-0.036000</text:p>
          </table:table-cell>
          <table:table-cell table:formula="of:=+[.H$26]-[.S38]" office:value-type="float" office:value="-0.07300001" calcext:value-type="float">
            <text:p>-0.073000</text:p>
          </table:table-cell>
          <table:table-cell table:formula="of:=+[.I$26]-[.AA38]" office:value-type="float" office:value="0.45601498" calcext:value-type="float">
            <text:p>0.456015</text:p>
          </table:table-cell>
          <table:table-cell table:style-name="ce254" table:formula="of:=+[$'avatar_skeleton.xml convert'.D38]" office:value-type="float" office:value="0.036" calcext:value-type="float">
            <text:p>0.036000</text:p>
          </table:table-cell>
          <table:table-cell table:style-name="ce254" table:formula="of:=+[$'avatar_skeleton.xml convert'.E38]" office:value-type="float" office:value="-0.073125" calcext:value-type="float">
            <text:p>-0.073125</text:p>
          </table:table-cell>
          <table:table-cell table:style-name="ce254" table:formula="of:=+[$'avatar_skeleton.xml convert'.F38]" office:value-type="float" office:value="1.761703" calcext:value-type="float">
            <text:p>1.761703</text:p>
          </table:table-cell>
          <table:table-cell table:style-name="ce254" table:formula="of:=+[$'avatar_skeleton.xml convert'.G38]" office:value-type="float" office:value="0.036" calcext:value-type="float">
            <text:p>0.036000</text:p>
          </table:table-cell>
          <table:table-cell table:style-name="ce254" table:formula="of:=+[$'avatar_skeleton.xml convert'.H38]" office:value-type="float" office:value="-0.097125" calcext:value-type="float">
            <text:p>-0.097125</text:p>
          </table:table-cell>
          <table:table-cell table:style-name="ce254" table:formula="of:=+[$'avatar_skeleton.xml convert'.I38]" office:value-type="float" office:value="1.754703" calcext:value-type="float">
            <text:p>1.754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0697" calcext:value-type="float">
            <text:p>-0.070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38873" calcext:value-type="float">
            <text:p>-0.038873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8978" calcext:value-type="float">
            <text:p>-1.98978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38]&amp;&quot;, &quot;&amp;[.T38]&amp;&quot;, &quot;&amp;[.X38]&amp;&quot;, &quot;&amp;[.AB38]&amp;&quot;, &quot;&amp;[.Q38]&amp;&quot;, &quot;&amp;[.U38]&amp;&quot;, &quot;&amp;[.Y38]&amp;&quot;, &quot;&amp;[.AC38]&amp;&quot;, &quot;&amp;[.R38]&amp;&quot;, &quot;&amp;[.V38]&amp;&quot;, &quot;&amp;[.Z38]&amp;&quot;, &quot;&amp;[.AD38]&amp;&quot;, &quot;&amp;[.S38]&amp;&quot;, &quot;&amp;[.W38]&amp;&quot;, &quot;&amp;[.AA38]&amp;&quot;, &quot;&amp;[.AE38]" office:value-type="string" office:string-value="1, 0, 0, 0, 0, 1, 0, 0, 0, 0, 1, 0, 0.07300001, 0.036, 0.034, 1" calcext:value-type="string">
            <text:p>1, 0, 0, 0, 0, 1, 0, 0, 0, 0, 1, 0, 0.07300001, 0.036, 0.034, 1</text:p>
          </table:table-cell>
          <table:table-cell table:style-name="ce282" table:formula="of:=[.AF38]&amp;&quot;, &quot;&amp;-[.AJ38]&amp;&quot;, &quot;&amp;[.AN38]&amp;&quot;, &quot;&amp;[.AR38]&amp;&quot;, &quot;&amp;[.AG38]&amp;&quot;, &quot;&amp;[.AK38]&amp;&quot;, &quot;&amp;[.AO38]&amp;&quot;, &quot;&amp;[.AS38]&amp;&quot;, &quot;&amp;[.AH38]&amp;&quot;, &quot;&amp;[.AL38]&amp;&quot;, &quot;&amp;[.AP38]&amp;&quot;, &quot;&amp;[.AT38]&amp;&quot;, &quot;&amp;[.AI38]&amp;&quot;, &quot;&amp;[.AM38]&amp;&quot;, &quot;&amp;-[.AQ38]&amp;&quot;, &quot;&amp;[.AU38]" office:value-type="string" office:string-value="1.08108, 0, 0, 0, 0, 1.08108, 0, 0, 0, 0, 1.08108, 0, -0.070697, -0.038873, 1.98978, 1" calcext:value-type="string">
            <text:p>1.08108, 0, 0, 0, 0, 1.08108, 0, 0, 0, 0, 1.08108, 0, -0.070697, -0.038873, 1.98978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LidUpperRight</text:p>
          </table:table-cell>
          <table:table-cell table:style-name="ce164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+[.D$26]+[.W39]" office:value-type="float" office:value="-0.036" calcext:value-type="float">
            <text:p>-0.036000</text:p>
          </table:table-cell>
          <table:table-cell table:style-name="ce254" table:formula="of:=+[.E$26]-[.S39]" office:value-type="float" office:value="-0.07300001" calcext:value-type="float">
            <text:p>-0.073000</text:p>
          </table:table-cell>
          <table:table-cell table:formula="of:=+[.F$26]+[.AA39]" office:value-type="float" office:value="1.9415652" calcext:value-type="float">
            <text:p>1.941565</text:p>
          </table:table-cell>
          <table:table-cell table:formula="of:=+[.G$26]-[.W39]" office:value-type="float" office:value="0.036" calcext:value-type="float">
            <text:p>0.036000</text:p>
          </table:table-cell>
          <table:table-cell table:formula="of:=+[.H$26]-[.S39]" office:value-type="float" office:value="-0.07300001" calcext:value-type="float">
            <text:p>-0.073000</text:p>
          </table:table-cell>
          <table:table-cell table:formula="of:=+[.I$26]-[.AA39]" office:value-type="float" office:value="0.45601498" calcext:value-type="float">
            <text:p>0.456015</text:p>
          </table:table-cell>
          <table:table-cell table:style-name="ce254" table:formula="of:=+[$'avatar_skeleton.xml convert'.D39]" office:value-type="float" office:value="-0.036" calcext:value-type="float">
            <text:p>-0.036000</text:p>
          </table:table-cell>
          <table:table-cell table:style-name="ce254" table:formula="of:=+[$'avatar_skeleton.xml convert'.E39]" office:value-type="float" office:value="-0.073125" calcext:value-type="float">
            <text:p>-0.073125</text:p>
          </table:table-cell>
          <table:table-cell table:style-name="ce254" table:formula="of:=+[$'avatar_skeleton.xml convert'.F39]" office:value-type="float" office:value="1.761703" calcext:value-type="float">
            <text:p>1.761703</text:p>
          </table:table-cell>
          <table:table-cell table:style-name="ce254" table:formula="of:=+[$'avatar_skeleton.xml convert'.G39]" office:value-type="float" office:value="-0.036" calcext:value-type="float">
            <text:p>-0.036000</text:p>
          </table:table-cell>
          <table:table-cell table:style-name="ce254" table:formula="of:=+[$'avatar_skeleton.xml convert'.H39]" office:value-type="float" office:value="-0.100125" calcext:value-type="float">
            <text:p>-0.100125</text:p>
          </table:table-cell>
          <table:table-cell table:style-name="ce254" table:formula="of:=+[$'avatar_skeleton.xml convert'.I39]" office:value-type="float" office:value="1.766703" calcext:value-type="float">
            <text:p>1.766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0697" calcext:value-type="float">
            <text:p>-0.070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38873" calcext:value-type="float">
            <text:p>0.038873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8992" calcext:value-type="float">
            <text:p>-1.9899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39]&amp;&quot;, &quot;&amp;[.T39]&amp;&quot;, &quot;&amp;[.X39]&amp;&quot;, &quot;&amp;[.AB39]&amp;&quot;, &quot;&amp;[.Q39]&amp;&quot;, &quot;&amp;[.U39]&amp;&quot;, &quot;&amp;[.Y39]&amp;&quot;, &quot;&amp;[.AC39]&amp;&quot;, &quot;&amp;[.R39]&amp;&quot;, &quot;&amp;[.V39]&amp;&quot;, &quot;&amp;[.Z39]&amp;&quot;, &quot;&amp;[.AD39]&amp;&quot;, &quot;&amp;[.S39]&amp;&quot;, &quot;&amp;[.W39]&amp;&quot;, &quot;&amp;[.AA39]&amp;&quot;, &quot;&amp;[.AE39]" office:value-type="string" office:string-value="1, 0, 0, 0, 0, 1, 0, 0, 0, 0, 1, 0, 0.07300001, -0.036, 0.034, 1" calcext:value-type="string">
            <text:p>1, 0, 0, 0, 0, 1, 0, 0, 0, 0, 1, 0, 0.07300001, -0.036, 0.034, 1</text:p>
          </table:table-cell>
          <table:table-cell table:style-name="ce282" table:formula="of:=[.AF39]&amp;&quot;, &quot;&amp;-[.AJ39]&amp;&quot;, &quot;&amp;[.AN39]&amp;&quot;, &quot;&amp;[.AR39]&amp;&quot;, &quot;&amp;[.AG39]&amp;&quot;, &quot;&amp;[.AK39]&amp;&quot;, &quot;&amp;[.AO39]&amp;&quot;, &quot;&amp;[.AS39]&amp;&quot;, &quot;&amp;[.AH39]&amp;&quot;, &quot;&amp;[.AL39]&amp;&quot;, &quot;&amp;[.AP39]&amp;&quot;, &quot;&amp;[.AT39]&amp;&quot;, &quot;&amp;[.AI39]&amp;&quot;, &quot;&amp;[.AM39]&amp;&quot;, &quot;&amp;-[.AQ39]&amp;&quot;, &quot;&amp;[.AU39]" office:value-type="string" office:string-value="1.08108, 0, 0, 0, 0, 1.08108, 0, 0, 0, 0, 1.08108, 0, -0.070697, 0.038873, 1.98992, 1" calcext:value-type="string">
            <text:p>1.08108, 0, 0, 0, 0, 1.08108, 0, 0, 0, 0, 1.08108, 0, -0.070697, 0.038873, 1.9899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LidLowerRight</text:p>
          </table:table-cell>
          <table:table-cell table:style-name="ce164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+[.D$26]+[.W40]" office:value-type="float" office:value="-0.036" calcext:value-type="float">
            <text:p>-0.036000</text:p>
          </table:table-cell>
          <table:table-cell table:style-name="ce254" table:formula="of:=+[.E$26]-[.S40]" office:value-type="float" office:value="-0.07300001" calcext:value-type="float">
            <text:p>-0.073000</text:p>
          </table:table-cell>
          <table:table-cell table:formula="of:=+[.F$26]+[.AA40]" office:value-type="float" office:value="1.9415652" calcext:value-type="float">
            <text:p>1.941565</text:p>
          </table:table-cell>
          <table:table-cell table:formula="of:=+[.G$26]-[.W40]" office:value-type="float" office:value="0.036" calcext:value-type="float">
            <text:p>0.036000</text:p>
          </table:table-cell>
          <table:table-cell table:formula="of:=+[.H$26]-[.S40]" office:value-type="float" office:value="-0.07300001" calcext:value-type="float">
            <text:p>-0.073000</text:p>
          </table:table-cell>
          <table:table-cell table:formula="of:=+[.I$26]-[.AA40]" office:value-type="float" office:value="0.45601498" calcext:value-type="float">
            <text:p>0.456015</text:p>
          </table:table-cell>
          <table:table-cell table:style-name="ce254" table:formula="of:=+[$'avatar_skeleton.xml convert'.D40]" office:value-type="float" office:value="-0.036" calcext:value-type="float">
            <text:p>-0.036000</text:p>
          </table:table-cell>
          <table:table-cell table:style-name="ce254" table:formula="of:=+[$'avatar_skeleton.xml convert'.E40]" office:value-type="float" office:value="-0.073125" calcext:value-type="float">
            <text:p>-0.073125</text:p>
          </table:table-cell>
          <table:table-cell table:style-name="ce254" table:formula="of:=+[$'avatar_skeleton.xml convert'.F40]" office:value-type="float" office:value="1.761703" calcext:value-type="float">
            <text:p>1.761703</text:p>
          </table:table-cell>
          <table:table-cell table:style-name="ce254" table:formula="of:=+[$'avatar_skeleton.xml convert'.G40]" office:value-type="float" office:value="-0.036" calcext:value-type="float">
            <text:p>-0.036000</text:p>
          </table:table-cell>
          <table:table-cell table:style-name="ce254" table:formula="of:=+[$'avatar_skeleton.xml convert'.H40]" office:value-type="float" office:value="-0.097125" calcext:value-type="float">
            <text:p>-0.097125</text:p>
          </table:table-cell>
          <table:table-cell table:style-name="ce254" table:formula="of:=+[$'avatar_skeleton.xml convert'.I40]" office:value-type="float" office:value="1.754703" calcext:value-type="float">
            <text:p>1.754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0697" calcext:value-type="float">
            <text:p>-0.070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38873" calcext:value-type="float">
            <text:p>0.038873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8978" calcext:value-type="float">
            <text:p>-1.98978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40]&amp;&quot;, &quot;&amp;[.T40]&amp;&quot;, &quot;&amp;[.X40]&amp;&quot;, &quot;&amp;[.AB40]&amp;&quot;, &quot;&amp;[.Q40]&amp;&quot;, &quot;&amp;[.U40]&amp;&quot;, &quot;&amp;[.Y40]&amp;&quot;, &quot;&amp;[.AC40]&amp;&quot;, &quot;&amp;[.R40]&amp;&quot;, &quot;&amp;[.V40]&amp;&quot;, &quot;&amp;[.Z40]&amp;&quot;, &quot;&amp;[.AD40]&amp;&quot;, &quot;&amp;[.S40]&amp;&quot;, &quot;&amp;[.W40]&amp;&quot;, &quot;&amp;[.AA40]&amp;&quot;, &quot;&amp;[.AE40]" office:value-type="string" office:string-value="1, 0, 0, 0, 0, 1, 0, 0, 0, 0, 1, 0, 0.07300001, -0.036, 0.034, 1" calcext:value-type="string">
            <text:p>1, 0, 0, 0, 0, 1, 0, 0, 0, 0, 1, 0, 0.07300001, -0.036, 0.034, 1</text:p>
          </table:table-cell>
          <table:table-cell table:style-name="ce282" table:formula="of:=[.AF40]&amp;&quot;, &quot;&amp;-[.AJ40]&amp;&quot;, &quot;&amp;[.AN40]&amp;&quot;, &quot;&amp;[.AR40]&amp;&quot;, &quot;&amp;[.AG40]&amp;&quot;, &quot;&amp;[.AK40]&amp;&quot;, &quot;&amp;[.AO40]&amp;&quot;, &quot;&amp;[.AS40]&amp;&quot;, &quot;&amp;[.AH40]&amp;&quot;, &quot;&amp;[.AL40]&amp;&quot;, &quot;&amp;[.AP40]&amp;&quot;, &quot;&amp;[.AT40]&amp;&quot;, &quot;&amp;[.AI40]&amp;&quot;, &quot;&amp;[.AM40]&amp;&quot;, &quot;&amp;-[.AQ40]&amp;&quot;, &quot;&amp;[.AU40]" office:value-type="string" office:string-value="1.08108, 0, 0, 0, 0, 1.08108, 0, 0, 0, 0, 1.08108, 0, -0.070697, 0.038873, 1.98978, 1" calcext:value-type="string">
            <text:p>1.08108, 0, 0, 0, 0, 1.08108, 0, 0, 0, 0, 1.08108, 0, -0.070697, 0.038873, 1.98978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ar1Left</text:p>
          </table:table-cell>
          <table:table-cell table:style-name="ce164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+[.D$26]+[.W41]" office:value-type="float" office:value="0.08" calcext:value-type="float">
            <text:p>0.080000</text:p>
          </table:table-cell>
          <table:table-cell table:style-name="ce254" table:formula="of:=+[.E$26]-[.S41]" office:value-type="float" office:value="0" calcext:value-type="float">
            <text:p>0.000000</text:p>
          </table:table-cell>
          <table:table-cell table:formula="of:=+[.F$26]+[.AA41]" office:value-type="float" office:value="1.9095652" calcext:value-type="float">
            <text:p>1.909565</text:p>
          </table:table-cell>
          <table:table-cell table:formula="of:=+[.G$26]-[.W41]" office:value-type="float" office:value="-0.08" calcext:value-type="float">
            <text:p>-0.080000</text:p>
          </table:table-cell>
          <table:table-cell table:formula="of:=+[.H$26]-[.S41]" office:value-type="float" office:value="0" calcext:value-type="float">
            <text:p>0.000000</text:p>
          </table:table-cell>
          <table:table-cell table:formula="of:=+[.I$26]-[.AA41]" office:value-type="float" office:value="0.48801498" calcext:value-type="float">
            <text:p>0.488015</text:p>
          </table:table-cell>
          <table:table-cell table:style-name="ce254" table:formula="of:=+[$'avatar_skeleton.xml convert'.D41]" office:value-type="float" office:value="0.08" calcext:value-type="float">
            <text:p>0.080000</text:p>
          </table:table-cell>
          <table:table-cell table:style-name="ce254" table:formula="of:=+[$'avatar_skeleton.xml convert'.E41]" office:value-type="float" office:value="-0.000125" calcext:value-type="float">
            <text:p>-0.000125</text:p>
          </table:table-cell>
          <table:table-cell table:style-name="ce254" table:formula="of:=+[$'avatar_skeleton.xml convert'.F41]" office:value-type="float" office:value="1.729703" calcext:value-type="float">
            <text:p>1.729703</text:p>
          </table:table-cell>
          <table:table-cell table:style-name="ce254" table:formula="of:=+[$'avatar_skeleton.xml convert'.G41]" office:value-type="float" office:value="0.098" calcext:value-type="float">
            <text:p>0.098000</text:p>
          </table:table-cell>
          <table:table-cell table:style-name="ce254" table:formula="of:=+[$'avatar_skeleton.xml convert'.H41]" office:value-type="float" office:value="0.018875" calcext:value-type="float">
            <text:p>0.018875</text:p>
          </table:table-cell>
          <table:table-cell table:style-name="ce254" table:formula="of:=+[$'avatar_skeleton.xml convert'.I41]" office:value-type="float" office:value="1.754703" calcext:value-type="float">
            <text:p>1.754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2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0213" calcext:value-type="float">
            <text:p>0.002130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7568" calcext:value-type="float">
            <text:p>-0.07568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81229" calcext:value-type="float">
            <text:p>-1.8122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41]&amp;&quot;, &quot;&amp;[.T41]&amp;&quot;, &quot;&amp;[.X41]&amp;&quot;, &quot;&amp;[.AB41]&amp;&quot;, &quot;&amp;[.Q41]&amp;&quot;, &quot;&amp;[.U41]&amp;&quot;, &quot;&amp;[.Y41]&amp;&quot;, &quot;&amp;[.AC41]&amp;&quot;, &quot;&amp;[.R41]&amp;&quot;, &quot;&amp;[.V41]&amp;&quot;, &quot;&amp;[.Z41]&amp;&quot;, &quot;&amp;[.AD41]&amp;&quot;, &quot;&amp;[.S41]&amp;&quot;, &quot;&amp;[.W41]&amp;&quot;, &quot;&amp;[.AA41]&amp;&quot;, &quot;&amp;[.AE41]" office:value-type="string" office:string-value="1, 0, 0, 0, 0, 1, 0, 0, 0, 0, 1, 0, 0, 0.08, 0.002, 1" calcext:value-type="string">
            <text:p>1, 0, 0, 0, 0, 1, 0, 0, 0, 0, 1, 0, 0, 0.08, 0.002, 1</text:p>
          </table:table-cell>
          <table:table-cell table:style-name="ce282" table:formula="of:=[.AF41]&amp;&quot;, &quot;&amp;-[.AJ41]&amp;&quot;, &quot;&amp;[.AN41]&amp;&quot;, &quot;&amp;[.AR41]&amp;&quot;, &quot;&amp;[.AG41]&amp;&quot;, &quot;&amp;[.AK41]&amp;&quot;, &quot;&amp;[.AO41]&amp;&quot;, &quot;&amp;[.AS41]&amp;&quot;, &quot;&amp;[.AH41]&amp;&quot;, &quot;&amp;[.AL41]&amp;&quot;, &quot;&amp;[.AP41]&amp;&quot;, &quot;&amp;[.AT41]&amp;&quot;, &quot;&amp;[.AI41]&amp;&quot;, &quot;&amp;[.AM41]&amp;&quot;, &quot;&amp;-[.AQ41]&amp;&quot;, &quot;&amp;[.AU41]" office:value-type="string" office:string-value="1, 0, 0, 0, 0, 1, 0, 0, 0, 0, 1, 0, 0.00213, -0.07568, 1.81229, 1" calcext:value-type="string">
            <text:p>1, 0, 0, 0, 0, 1, 0, 0, 0, 0, 1, 0, 0.00213, -0.07568, 1.8122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ar2Left</text:p>
          </table:table-cell>
          <table:table-cell table:style-name="ce153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+[.D41]+[.W42]" office:value-type="float" office:value="0.098" calcext:value-type="float">
            <text:p>0.098000</text:p>
          </table:table-cell>
          <table:table-cell table:style-name="ce254" table:formula="of:=+[.E41]-[.S42]" office:value-type="float" office:value="0.019" calcext:value-type="float">
            <text:p>0.019000</text:p>
          </table:table-cell>
          <table:table-cell table:formula="of:=+[.F41]+[.AA42]" office:value-type="float" office:value="1.9345652" calcext:value-type="float">
            <text:p>1.934565</text:p>
          </table:table-cell>
          <table:table-cell table:formula="of:=+[.G41]-[.W42]" office:value-type="float" office:value="-0.098" calcext:value-type="float">
            <text:p>-0.098000</text:p>
          </table:table-cell>
          <table:table-cell table:formula="of:=+[.H41]-[.S42]" office:value-type="float" office:value="0.019" calcext:value-type="float">
            <text:p>0.019000</text:p>
          </table:table-cell>
          <table:table-cell table:formula="of:=+[.I41]-[.AA42]" office:value-type="float" office:value="0.46301498" calcext:value-type="float">
            <text:p>0.463015</text:p>
          </table:table-cell>
          <table:table-cell table:style-name="ce254" table:formula="of:=+[$'avatar_skeleton.xml convert'.D42]" office:value-type="float" office:value="0.098" calcext:value-type="float">
            <text:p>0.098000</text:p>
          </table:table-cell>
          <table:table-cell table:style-name="ce254" table:formula="of:=+[$'avatar_skeleton.xml convert'.E42]" office:value-type="float" office:value="0.018875" calcext:value-type="float">
            <text:p>0.018875</text:p>
          </table:table-cell>
          <table:table-cell table:style-name="ce254" table:formula="of:=+[$'avatar_skeleton.xml convert'.F42]" office:value-type="float" office:value="1.754703" calcext:value-type="float">
            <text:p>1.754703</text:p>
          </table:table-cell>
          <table:table-cell table:style-name="ce254" table:formula="of:=+[$'avatar_skeleton.xml convert'.G42]" office:value-type="float" office:value="0.098" calcext:value-type="float">
            <text:p>0.098000</text:p>
          </table:table-cell>
          <table:table-cell table:style-name="ce254" table:formula="of:=+[$'avatar_skeleton.xml convert'.H42]" office:value-type="float" office:value="0.018875" calcext:value-type="float">
            <text:p>0.018875</text:p>
          </table:table-cell>
          <table:table-cell table:style-name="ce254" table:formula="of:=+[$'avatar_skeleton.xml convert'.I42]" office:value-type="float" office:value="1.787703" calcext:value-type="float">
            <text:p>1.787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8" calcext:value-type="float">
            <text:p>0.01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2113" calcext:value-type="float">
            <text:p>0.021130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9368" calcext:value-type="float">
            <text:p>-0.09368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83729" calcext:value-type="float">
            <text:p>-1.8372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42]&amp;&quot;, &quot;&amp;[.T42]&amp;&quot;, &quot;&amp;[.X42]&amp;&quot;, &quot;&amp;[.AB42]&amp;&quot;, &quot;&amp;[.Q42]&amp;&quot;, &quot;&amp;[.U42]&amp;&quot;, &quot;&amp;[.Y42]&amp;&quot;, &quot;&amp;[.AC42]&amp;&quot;, &quot;&amp;[.R42]&amp;&quot;, &quot;&amp;[.V42]&amp;&quot;, &quot;&amp;[.Z42]&amp;&quot;, &quot;&amp;[.AD42]&amp;&quot;, &quot;&amp;[.S42]&amp;&quot;, &quot;&amp;[.W42]&amp;&quot;, &quot;&amp;[.AA42]&amp;&quot;, &quot;&amp;[.AE42]" office:value-type="string" office:string-value="1, 0, 0, 0, 0, 1, 0, 0, 0, 0, 1, 0, -0.019, 0.018, 0.025, 1" calcext:value-type="string">
            <text:p>1, 0, 0, 0, 0, 1, 0, 0, 0, 0, 1, 0, -0.019, 0.018, 0.025, 1</text:p>
          </table:table-cell>
          <table:table-cell table:style-name="ce282" table:formula="of:=[.AF42]&amp;&quot;, &quot;&amp;-[.AJ42]&amp;&quot;, &quot;&amp;[.AN42]&amp;&quot;, &quot;&amp;[.AR42]&amp;&quot;, &quot;&amp;[.AG42]&amp;&quot;, &quot;&amp;[.AK42]&amp;&quot;, &quot;&amp;[.AO42]&amp;&quot;, &quot;&amp;[.AS42]&amp;&quot;, &quot;&amp;[.AH42]&amp;&quot;, &quot;&amp;[.AL42]&amp;&quot;, &quot;&amp;[.AP42]&amp;&quot;, &quot;&amp;[.AT42]&amp;&quot;, &quot;&amp;[.AI42]&amp;&quot;, &quot;&amp;[.AM42]&amp;&quot;, &quot;&amp;-[.AQ42]&amp;&quot;, &quot;&amp;[.AU42]" office:value-type="string" office:string-value="1, 0, 0, 0, 0, 1, 0, 0, 0, 0, 1, 0, 0.02113, -0.09368, 1.83729, 1" calcext:value-type="string">
            <text:p>1, 0, 0, 0, 0, 1, 0, 0, 0, 0, 1, 0, 0.02113, -0.09368, 1.8372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ar1Right</text:p>
          </table:table-cell>
          <table:table-cell table:style-name="ce164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+[.D$26]+[.W43]" office:value-type="float" office:value="-0.08" calcext:value-type="float">
            <text:p>-0.080000</text:p>
          </table:table-cell>
          <table:table-cell table:style-name="ce254" table:formula="of:=+[.E$26]-[.S43]" office:value-type="float" office:value="0" calcext:value-type="float">
            <text:p>0.000000</text:p>
          </table:table-cell>
          <table:table-cell table:formula="of:=+[.F$26]+[.AA43]" office:value-type="float" office:value="1.9095652" calcext:value-type="float">
            <text:p>1.909565</text:p>
          </table:table-cell>
          <table:table-cell table:formula="of:=+[.G$26]-[.W43]" office:value-type="float" office:value="0.08" calcext:value-type="float">
            <text:p>0.080000</text:p>
          </table:table-cell>
          <table:table-cell table:formula="of:=+[.H$26]-[.S43]" office:value-type="float" office:value="0" calcext:value-type="float">
            <text:p>0.000000</text:p>
          </table:table-cell>
          <table:table-cell table:formula="of:=+[.I$26]-[.AA43]" office:value-type="float" office:value="0.48801498" calcext:value-type="float">
            <text:p>0.488015</text:p>
          </table:table-cell>
          <table:table-cell table:style-name="ce254" table:formula="of:=+[$'avatar_skeleton.xml convert'.D43]" office:value-type="float" office:value="-0.08" calcext:value-type="float">
            <text:p>-0.080000</text:p>
          </table:table-cell>
          <table:table-cell table:style-name="ce254" table:formula="of:=+[$'avatar_skeleton.xml convert'.E43]" office:value-type="float" office:value="-0.000125" calcext:value-type="float">
            <text:p>-0.000125</text:p>
          </table:table-cell>
          <table:table-cell table:style-name="ce254" table:formula="of:=+[$'avatar_skeleton.xml convert'.F43]" office:value-type="float" office:value="1.729703" calcext:value-type="float">
            <text:p>1.729703</text:p>
          </table:table-cell>
          <table:table-cell table:style-name="ce254" table:formula="of:=+[$'avatar_skeleton.xml convert'.G43]" office:value-type="float" office:value="-0.098" calcext:value-type="float">
            <text:p>-0.098000</text:p>
          </table:table-cell>
          <table:table-cell table:style-name="ce254" table:formula="of:=+[$'avatar_skeleton.xml convert'.H43]" office:value-type="float" office:value="0.018875" calcext:value-type="float">
            <text:p>0.018875</text:p>
          </table:table-cell>
          <table:table-cell table:style-name="ce254" table:formula="of:=+[$'avatar_skeleton.xml convert'.I43]" office:value-type="float" office:value="1.754703" calcext:value-type="float">
            <text:p>1.754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8" calcext:value-type="float">
            <text:p>-0.08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2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0213" calcext:value-type="float">
            <text:p>0.002130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7568" calcext:value-type="float">
            <text:p>0.07568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81229" calcext:value-type="float">
            <text:p>-1.8122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43]&amp;&quot;, &quot;&amp;[.T43]&amp;&quot;, &quot;&amp;[.X43]&amp;&quot;, &quot;&amp;[.AB43]&amp;&quot;, &quot;&amp;[.Q43]&amp;&quot;, &quot;&amp;[.U43]&amp;&quot;, &quot;&amp;[.Y43]&amp;&quot;, &quot;&amp;[.AC43]&amp;&quot;, &quot;&amp;[.R43]&amp;&quot;, &quot;&amp;[.V43]&amp;&quot;, &quot;&amp;[.Z43]&amp;&quot;, &quot;&amp;[.AD43]&amp;&quot;, &quot;&amp;[.S43]&amp;&quot;, &quot;&amp;[.W43]&amp;&quot;, &quot;&amp;[.AA43]&amp;&quot;, &quot;&amp;[.AE43]" office:value-type="string" office:string-value="1, 0, 0, 0, 0, 1, 0, 0, 0, 0, 1, 0, 0, -0.08, 0.002, 1" calcext:value-type="string">
            <text:p>1, 0, 0, 0, 0, 1, 0, 0, 0, 0, 1, 0, 0, -0.08, 0.002, 1</text:p>
          </table:table-cell>
          <table:table-cell table:style-name="ce282" table:formula="of:=[.AF43]&amp;&quot;, &quot;&amp;-[.AJ43]&amp;&quot;, &quot;&amp;[.AN43]&amp;&quot;, &quot;&amp;[.AR43]&amp;&quot;, &quot;&amp;[.AG43]&amp;&quot;, &quot;&amp;[.AK43]&amp;&quot;, &quot;&amp;[.AO43]&amp;&quot;, &quot;&amp;[.AS43]&amp;&quot;, &quot;&amp;[.AH43]&amp;&quot;, &quot;&amp;[.AL43]&amp;&quot;, &quot;&amp;[.AP43]&amp;&quot;, &quot;&amp;[.AT43]&amp;&quot;, &quot;&amp;[.AI43]&amp;&quot;, &quot;&amp;[.AM43]&amp;&quot;, &quot;&amp;-[.AQ43]&amp;&quot;, &quot;&amp;[.AU43]" office:value-type="string" office:string-value="1, 0, 0, 0, 0, 1, 0, 0, 0, 0, 1, 0, 0.00213, 0.07568, 1.81229, 1" calcext:value-type="string">
            <text:p>1, 0, 0, 0, 0, 1, 0, 0, 0, 0, 1, 0, 0.00213, 0.07568, 1.8122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ar2Right</text:p>
          </table:table-cell>
          <table:table-cell table:style-name="ce153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+[.D43]+[.W44]" office:value-type="float" office:value="-0.098" calcext:value-type="float">
            <text:p>-0.098000</text:p>
          </table:table-cell>
          <table:table-cell table:style-name="ce254" table:formula="of:=+[.E43]-[.S44]" office:value-type="float" office:value="0.019" calcext:value-type="float">
            <text:p>0.019000</text:p>
          </table:table-cell>
          <table:table-cell table:formula="of:=+[.F43]+[.AA44]" office:value-type="float" office:value="1.9345652" calcext:value-type="float">
            <text:p>1.934565</text:p>
          </table:table-cell>
          <table:table-cell table:formula="of:=+[.G43]-[.W44]" office:value-type="float" office:value="0.098" calcext:value-type="float">
            <text:p>0.098000</text:p>
          </table:table-cell>
          <table:table-cell table:formula="of:=+[.H43]-[.S44]" office:value-type="float" office:value="0.019" calcext:value-type="float">
            <text:p>0.019000</text:p>
          </table:table-cell>
          <table:table-cell table:formula="of:=+[.I43]-[.AA44]" office:value-type="float" office:value="0.46301498" calcext:value-type="float">
            <text:p>0.463015</text:p>
          </table:table-cell>
          <table:table-cell table:style-name="ce254" table:formula="of:=+[$'avatar_skeleton.xml convert'.D44]" office:value-type="float" office:value="-0.098" calcext:value-type="float">
            <text:p>-0.098000</text:p>
          </table:table-cell>
          <table:table-cell table:style-name="ce254" table:formula="of:=+[$'avatar_skeleton.xml convert'.E44]" office:value-type="float" office:value="0.018875" calcext:value-type="float">
            <text:p>0.018875</text:p>
          </table:table-cell>
          <table:table-cell table:style-name="ce254" table:formula="of:=+[$'avatar_skeleton.xml convert'.F44]" office:value-type="float" office:value="1.754703" calcext:value-type="float">
            <text:p>1.754703</text:p>
          </table:table-cell>
          <table:table-cell table:style-name="ce254" table:formula="of:=+[$'avatar_skeleton.xml convert'.G44]" office:value-type="float" office:value="-0.098" calcext:value-type="float">
            <text:p>-0.098000</text:p>
          </table:table-cell>
          <table:table-cell table:style-name="ce254" table:formula="of:=+[$'avatar_skeleton.xml convert'.H44]" office:value-type="float" office:value="0.018875" calcext:value-type="float">
            <text:p>0.018875</text:p>
          </table:table-cell>
          <table:table-cell table:style-name="ce254" table:formula="of:=+[$'avatar_skeleton.xml convert'.I44]" office:value-type="float" office:value="1.787703" calcext:value-type="float">
            <text:p>1.787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8" calcext:value-type="float">
            <text:p>-0.01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2113" calcext:value-type="float">
            <text:p>0.021130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9368" calcext:value-type="float">
            <text:p>0.09368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83729" calcext:value-type="float">
            <text:p>-1.8372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44]&amp;&quot;, &quot;&amp;[.T44]&amp;&quot;, &quot;&amp;[.X44]&amp;&quot;, &quot;&amp;[.AB44]&amp;&quot;, &quot;&amp;[.Q44]&amp;&quot;, &quot;&amp;[.U44]&amp;&quot;, &quot;&amp;[.Y44]&amp;&quot;, &quot;&amp;[.AC44]&amp;&quot;, &quot;&amp;[.R44]&amp;&quot;, &quot;&amp;[.V44]&amp;&quot;, &quot;&amp;[.Z44]&amp;&quot;, &quot;&amp;[.AD44]&amp;&quot;, &quot;&amp;[.S44]&amp;&quot;, &quot;&amp;[.W44]&amp;&quot;, &quot;&amp;[.AA44]&amp;&quot;, &quot;&amp;[.AE44]" office:value-type="string" office:string-value="1, 0, 0, 0, 0, 1, 0, 0, 0, 0, 1, 0, -0.019, -0.018, 0.025, 1" calcext:value-type="string">
            <text:p>1, 0, 0, 0, 0, 1, 0, 0, 0, 0, 1, 0, -0.019, -0.018, 0.025, 1</text:p>
          </table:table-cell>
          <table:table-cell table:style-name="ce282" table:formula="of:=[.AF44]&amp;&quot;, &quot;&amp;-[.AJ44]&amp;&quot;, &quot;&amp;[.AN44]&amp;&quot;, &quot;&amp;[.AR44]&amp;&quot;, &quot;&amp;[.AG44]&amp;&quot;, &quot;&amp;[.AK44]&amp;&quot;, &quot;&amp;[.AO44]&amp;&quot;, &quot;&amp;[.AS44]&amp;&quot;, &quot;&amp;[.AH44]&amp;&quot;, &quot;&amp;[.AL44]&amp;&quot;, &quot;&amp;[.AP44]&amp;&quot;, &quot;&amp;[.AT44]&amp;&quot;, &quot;&amp;[.AI44]&amp;&quot;, &quot;&amp;[.AM44]&amp;&quot;, &quot;&amp;-[.AQ44]&amp;&quot;, &quot;&amp;[.AU44]" office:value-type="string" office:string-value="1, 0, 0, 0, 0, 1, 0, 0, 0, 0, 1, 0, 0.02113, 0.09368, 1.83729, 1" calcext:value-type="string">
            <text:p>1, 0, 0, 0, 0, 1, 0, 0, 0, 0, 1, 0, 0.02113, 0.09368, 1.8372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NoseLeft</text:p>
          </table:table-cell>
          <table:table-cell table:style-name="ce164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+[.D$26]+[.W45]" office:value-type="float" office:value="0.015" calcext:value-type="float">
            <text:p>0.015000</text:p>
          </table:table-cell>
          <table:table-cell table:style-name="ce254" table:formula="of:=+[.E$26]-[.S45]" office:value-type="float" office:value="-0.086" calcext:value-type="float">
            <text:p>-0.086000</text:p>
          </table:table-cell>
          <table:table-cell table:formula="of:=+[.F$26]+[.AA45]" office:value-type="float" office:value="1.9035652" calcext:value-type="float">
            <text:p>1.903565</text:p>
          </table:table-cell>
          <table:table-cell table:formula="of:=+[.G$26]-[.W45]" office:value-type="float" office:value="-0.015" calcext:value-type="float">
            <text:p>-0.015000</text:p>
          </table:table-cell>
          <table:table-cell table:formula="of:=+[.H$26]-[.S45]" office:value-type="float" office:value="-0.086" calcext:value-type="float">
            <text:p>-0.086000</text:p>
          </table:table-cell>
          <table:table-cell table:formula="of:=+[.I$26]-[.AA45]" office:value-type="float" office:value="0.49401498" calcext:value-type="float">
            <text:p>0.494015</text:p>
          </table:table-cell>
          <table:table-cell table:style-name="ce254" table:formula="of:=+[$'avatar_skeleton.xml convert'.D45]" office:value-type="float" office:value="0.015" calcext:value-type="float">
            <text:p>0.015000</text:p>
          </table:table-cell>
          <table:table-cell table:style-name="ce254" table:formula="of:=+[$'avatar_skeleton.xml convert'.E45]" office:value-type="float" office:value="-0.086125" calcext:value-type="float">
            <text:p>-0.086125</text:p>
          </table:table-cell>
          <table:table-cell table:style-name="ce254" table:formula="of:=+[$'avatar_skeleton.xml convert'.F45]" office:value-type="float" office:value="1.723703" calcext:value-type="float">
            <text:p>1.723703</text:p>
          </table:table-cell>
          <table:table-cell table:style-name="ce254" table:formula="of:=+[$'avatar_skeleton.xml convert'.G45]" office:value-type="float" office:value="0.019" calcext:value-type="float">
            <text:p>0.019000</text:p>
          </table:table-cell>
          <table:table-cell table:style-name="ce254" table:formula="of:=+[$'avatar_skeleton.xml convert'.H45]" office:value-type="float" office:value="-0.101125" calcext:value-type="float">
            <text:p>-0.101125</text:p>
          </table:table-cell>
          <table:table-cell table:style-name="ce254" table:formula="of:=+[$'avatar_skeleton.xml convert'.I45]" office:value-type="float" office:value="1.723703" calcext:value-type="float">
            <text:p>1.723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86" calcext:value-type="float">
            <text:p>0.08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83697" calcext:value-type="float">
            <text:p>-0.083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15341" calcext:value-type="float">
            <text:p>-0.015341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5191" calcext:value-type="float">
            <text:p>-1.95191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45]&amp;&quot;, &quot;&amp;[.T45]&amp;&quot;, &quot;&amp;[.X45]&amp;&quot;, &quot;&amp;[.AB45]&amp;&quot;, &quot;&amp;[.Q45]&amp;&quot;, &quot;&amp;[.U45]&amp;&quot;, &quot;&amp;[.Y45]&amp;&quot;, &quot;&amp;[.AC45]&amp;&quot;, &quot;&amp;[.R45]&amp;&quot;, &quot;&amp;[.V45]&amp;&quot;, &quot;&amp;[.Z45]&amp;&quot;, &quot;&amp;[.AD45]&amp;&quot;, &quot;&amp;[.S45]&amp;&quot;, &quot;&amp;[.W45]&amp;&quot;, &quot;&amp;[.AA45]&amp;&quot;, &quot;&amp;[.AE45]" office:value-type="string" office:string-value="1, 0, 0, 0, 0, 1, 0, 0, 0, 0, 1, 0, 0.086, 0.015, -0.004, 1" calcext:value-type="string">
            <text:p>1, 0, 0, 0, 0, 1, 0, 0, 0, 0, 1, 0, 0.086, 0.015, -0.004, 1</text:p>
          </table:table-cell>
          <table:table-cell table:style-name="ce282" table:formula="of:=[.AF45]&amp;&quot;, &quot;&amp;-[.AJ45]&amp;&quot;, &quot;&amp;[.AN45]&amp;&quot;, &quot;&amp;[.AR45]&amp;&quot;, &quot;&amp;[.AG45]&amp;&quot;, &quot;&amp;[.AK45]&amp;&quot;, &quot;&amp;[.AO45]&amp;&quot;, &quot;&amp;[.AS45]&amp;&quot;, &quot;&amp;[.AH45]&amp;&quot;, &quot;&amp;[.AL45]&amp;&quot;, &quot;&amp;[.AP45]&amp;&quot;, &quot;&amp;[.AT45]&amp;&quot;, &quot;&amp;[.AI45]&amp;&quot;, &quot;&amp;[.AM45]&amp;&quot;, &quot;&amp;-[.AQ45]&amp;&quot;, &quot;&amp;[.AU45]" office:value-type="string" office:string-value="1.08108, 0, 0, 0, 0, 1.08108, 0, 0, 0, 0, 1.08108, 0, -0.083697, -0.015341, 1.95191, 1" calcext:value-type="string">
            <text:p>1.08108, 0, 0, 0, 0, 1.08108, 0, 0, 0, 0, 1.08108, 0, -0.083697, -0.015341, 1.95191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NoseCenter</text:p>
          </table:table-cell>
          <table:table-cell table:style-name="ce164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+[.D$26]+[.W46]" office:value-type="float" office:value="0" calcext:value-type="float">
            <text:p>0.000000</text:p>
          </table:table-cell>
          <table:table-cell table:style-name="ce254" table:formula="of:=+[.E$26]-[.S46]" office:value-type="float" office:value="-0.102" calcext:value-type="float">
            <text:p>-0.102000</text:p>
          </table:table-cell>
          <table:table-cell table:formula="of:=+[.F$26]+[.AA46]" office:value-type="float" office:value="1.9075652" calcext:value-type="float">
            <text:p>1.907565</text:p>
          </table:table-cell>
          <table:table-cell table:formula="of:=+[.G$26]-[.W46]" office:value-type="float" office:value="0" calcext:value-type="float">
            <text:p>0.000000</text:p>
          </table:table-cell>
          <table:table-cell table:formula="of:=+[.H$26]-[.S46]" office:value-type="float" office:value="-0.102" calcext:value-type="float">
            <text:p>-0.102000</text:p>
          </table:table-cell>
          <table:table-cell table:formula="of:=+[.I$26]-[.AA46]" office:value-type="float" office:value="0.49001498" calcext:value-type="float">
            <text:p>0.490015</text:p>
          </table:table-cell>
          <table:table-cell table:style-name="ce254" table:formula="of:=+[$'avatar_skeleton.xml convert'.D46]" office:value-type="float" office:value="0" calcext:value-type="float">
            <text:p>0.000000</text:p>
          </table:table-cell>
          <table:table-cell table:style-name="ce254" table:formula="of:=+[$'avatar_skeleton.xml convert'.E46]" office:value-type="float" office:value="-0.102125" calcext:value-type="float">
            <text:p>-0.102125</text:p>
          </table:table-cell>
          <table:table-cell table:style-name="ce254" table:formula="of:=+[$'avatar_skeleton.xml convert'.F46]" office:value-type="float" office:value="1.727703" calcext:value-type="float">
            <text:p>1.727703</text:p>
          </table:table-cell>
          <table:table-cell table:style-name="ce254" table:formula="of:=+[$'avatar_skeleton.xml convert'.G46]" office:value-type="float" office:value="0" calcext:value-type="float">
            <text:p>0.000000</text:p>
          </table:table-cell>
          <table:table-cell table:style-name="ce254" table:formula="of:=+[$'avatar_skeleton.xml convert'.H46]" office:value-type="float" office:value="-0.127125" calcext:value-type="float">
            <text:p>-0.127125</text:p>
          </table:table-cell>
          <table:table-cell table:style-name="ce254" table:formula="of:=+[$'avatar_skeleton.xml convert'.I46]" office:value-type="float" office:value="1.727703" calcext:value-type="float">
            <text:p>1.727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2" calcext:value-type="float">
            <text:p>0.10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1329" calcext:value-type="float">
            <text:p>1.1329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104476" calcext:value-type="float">
            <text:p>-0.104476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1329" calcext:value-type="float">
            <text:p>1.1329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1329" calcext:value-type="float">
            <text:p>1.13290</text:p>
          </table:table-cell>
          <table:table-cell table:style-name="ce310" office:value-type="float" office:value="-2.04956" calcext:value-type="float">
            <text:p>-2.04956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46]&amp;&quot;, &quot;&amp;[.T46]&amp;&quot;, &quot;&amp;[.X46]&amp;&quot;, &quot;&amp;[.AB46]&amp;&quot;, &quot;&amp;[.Q46]&amp;&quot;, &quot;&amp;[.U46]&amp;&quot;, &quot;&amp;[.Y46]&amp;&quot;, &quot;&amp;[.AC46]&amp;&quot;, &quot;&amp;[.R46]&amp;&quot;, &quot;&amp;[.V46]&amp;&quot;, &quot;&amp;[.Z46]&amp;&quot;, &quot;&amp;[.AD46]&amp;&quot;, &quot;&amp;[.S46]&amp;&quot;, &quot;&amp;[.W46]&amp;&quot;, &quot;&amp;[.AA46]&amp;&quot;, &quot;&amp;[.AE46]" office:value-type="string" office:string-value="1, 0, 0, 0, 0, 1, 0, 0, 0, 0, 1, 0, 0.102, 0, 0, 1" calcext:value-type="string">
            <text:p>1, 0, 0, 0, 0, 1, 0, 0, 0, 0, 1, 0, 0.102, 0, 0, 1</text:p>
          </table:table-cell>
          <table:table-cell table:style-name="ce282" table:formula="of:=[.AF46]&amp;&quot;, &quot;&amp;-[.AJ46]&amp;&quot;, &quot;&amp;[.AN46]&amp;&quot;, &quot;&amp;[.AR46]&amp;&quot;, &quot;&amp;[.AG46]&amp;&quot;, &quot;&amp;[.AK46]&amp;&quot;, &quot;&amp;[.AO46]&amp;&quot;, &quot;&amp;[.AS46]&amp;&quot;, &quot;&amp;[.AH46]&amp;&quot;, &quot;&amp;[.AL46]&amp;&quot;, &quot;&amp;[.AP46]&amp;&quot;, &quot;&amp;[.AT46]&amp;&quot;, &quot;&amp;[.AI46]&amp;&quot;, &quot;&amp;[.AM46]&amp;&quot;, &quot;&amp;-[.AQ46]&amp;&quot;, &quot;&amp;[.AU46]" office:value-type="string" office:string-value="1.1329, 0, 0, 0, 0, 1.1329, 0, 0, 0, 0, 1.1329, 0, -0.104476, 0, 2.04956, 1" calcext:value-type="string">
            <text:p>1.1329, 0, 0, 0, 0, 1.1329, 0, 0, 0, 0, 1.1329, 0, -0.104476, 0, 2.04956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NoseRight</text:p>
          </table:table-cell>
          <table:table-cell table:style-name="ce164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+[.D$26]+[.W47]" office:value-type="float" office:value="-0.015" calcext:value-type="float">
            <text:p>-0.015000</text:p>
          </table:table-cell>
          <table:table-cell table:style-name="ce254" table:formula="of:=+[.E$26]-[.S47]" office:value-type="float" office:value="-0.086" calcext:value-type="float">
            <text:p>-0.086000</text:p>
          </table:table-cell>
          <table:table-cell table:formula="of:=+[.F$26]+[.AA47]" office:value-type="float" office:value="1.9035652" calcext:value-type="float">
            <text:p>1.903565</text:p>
          </table:table-cell>
          <table:table-cell table:formula="of:=+[.G$26]-[.W47]" office:value-type="float" office:value="0.015" calcext:value-type="float">
            <text:p>0.015000</text:p>
          </table:table-cell>
          <table:table-cell table:formula="of:=+[.H$26]-[.S47]" office:value-type="float" office:value="-0.086" calcext:value-type="float">
            <text:p>-0.086000</text:p>
          </table:table-cell>
          <table:table-cell table:formula="of:=+[.I$26]-[.AA47]" office:value-type="float" office:value="0.49401498" calcext:value-type="float">
            <text:p>0.494015</text:p>
          </table:table-cell>
          <table:table-cell table:style-name="ce254" table:formula="of:=+[$'avatar_skeleton.xml convert'.D47]" office:value-type="float" office:value="-0.015" calcext:value-type="float">
            <text:p>-0.015000</text:p>
          </table:table-cell>
          <table:table-cell table:style-name="ce254" table:formula="of:=+[$'avatar_skeleton.xml convert'.E47]" office:value-type="float" office:value="-0.086125" calcext:value-type="float">
            <text:p>-0.086125</text:p>
          </table:table-cell>
          <table:table-cell table:style-name="ce254" table:formula="of:=+[$'avatar_skeleton.xml convert'.F47]" office:value-type="float" office:value="1.723703" calcext:value-type="float">
            <text:p>1.723703</text:p>
          </table:table-cell>
          <table:table-cell table:style-name="ce254" table:formula="of:=+[$'avatar_skeleton.xml convert'.G47]" office:value-type="float" office:value="-0.019" calcext:value-type="float">
            <text:p>-0.019000</text:p>
          </table:table-cell>
          <table:table-cell table:style-name="ce254" table:formula="of:=+[$'avatar_skeleton.xml convert'.H47]" office:value-type="float" office:value="-0.101125" calcext:value-type="float">
            <text:p>-0.101125</text:p>
          </table:table-cell>
          <table:table-cell table:style-name="ce254" table:formula="of:=+[$'avatar_skeleton.xml convert'.I47]" office:value-type="float" office:value="1.723703" calcext:value-type="float">
            <text:p>1.723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86" calcext:value-type="float">
            <text:p>0.08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83697" calcext:value-type="float">
            <text:p>-0.083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15341" calcext:value-type="float">
            <text:p>0.015341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5191" calcext:value-type="float">
            <text:p>-1.95191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47]&amp;&quot;, &quot;&amp;[.T47]&amp;&quot;, &quot;&amp;[.X47]&amp;&quot;, &quot;&amp;[.AB47]&amp;&quot;, &quot;&amp;[.Q47]&amp;&quot;, &quot;&amp;[.U47]&amp;&quot;, &quot;&amp;[.Y47]&amp;&quot;, &quot;&amp;[.AC47]&amp;&quot;, &quot;&amp;[.R47]&amp;&quot;, &quot;&amp;[.V47]&amp;&quot;, &quot;&amp;[.Z47]&amp;&quot;, &quot;&amp;[.AD47]&amp;&quot;, &quot;&amp;[.S47]&amp;&quot;, &quot;&amp;[.W47]&amp;&quot;, &quot;&amp;[.AA47]&amp;&quot;, &quot;&amp;[.AE47]" office:value-type="string" office:string-value="1, 0, 0, 0, 0, 1, 0, 0, 0, 0, 1, 0, 0.086, -0.015, -0.004, 1" calcext:value-type="string">
            <text:p>1, 0, 0, 0, 0, 1, 0, 0, 0, 0, 1, 0, 0.086, -0.015, -0.004, 1</text:p>
          </table:table-cell>
          <table:table-cell table:style-name="ce282" table:formula="of:=[.AF47]&amp;&quot;, &quot;&amp;-[.AJ47]&amp;&quot;, &quot;&amp;[.AN47]&amp;&quot;, &quot;&amp;[.AR47]&amp;&quot;, &quot;&amp;[.AG47]&amp;&quot;, &quot;&amp;[.AK47]&amp;&quot;, &quot;&amp;[.AO47]&amp;&quot;, &quot;&amp;[.AS47]&amp;&quot;, &quot;&amp;[.AH47]&amp;&quot;, &quot;&amp;[.AL47]&amp;&quot;, &quot;&amp;[.AP47]&amp;&quot;, &quot;&amp;[.AT47]&amp;&quot;, &quot;&amp;[.AI47]&amp;&quot;, &quot;&amp;[.AM47]&amp;&quot;, &quot;&amp;-[.AQ47]&amp;&quot;, &quot;&amp;[.AU47]" office:value-type="string" office:string-value="1.08108, 0, 0, 0, 0, 1.08108, 0, 0, 0, 0, 1.08108, 0, -0.083697, 0.015341, 1.95191, 1" calcext:value-type="string">
            <text:p>1.08108, 0, 0, 0, 0, 1.08108, 0, 0, 0, 0, 1.08108, 0, -0.083697, 0.015341, 1.95191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CheekLowerLeft</text:p>
          </table:table-cell>
          <table:table-cell table:style-name="ce164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+[.D$26]+[.W48]" office:value-type="float" office:value="0.034" calcext:value-type="float">
            <text:p>0.034000</text:p>
          </table:table-cell>
          <table:table-cell table:style-name="ce254" table:formula="of:=+[.E$26]-[.S48]" office:value-type="float" office:value="-0.05" calcext:value-type="float">
            <text:p>-0.050000</text:p>
          </table:table-cell>
          <table:table-cell table:formula="of:=+[.F$26]+[.AA48]" office:value-type="float" office:value="1.8765652" calcext:value-type="float">
            <text:p>1.876565</text:p>
          </table:table-cell>
          <table:table-cell table:formula="of:=+[.G$26]-[.W48]" office:value-type="float" office:value="-0.034" calcext:value-type="float">
            <text:p>-0.034000</text:p>
          </table:table-cell>
          <table:table-cell table:formula="of:=+[.H$26]-[.S48]" office:value-type="float" office:value="-0.05" calcext:value-type="float">
            <text:p>-0.050000</text:p>
          </table:table-cell>
          <table:table-cell table:formula="of:=+[.I$26]-[.AA48]" office:value-type="float" office:value="0.52101498" calcext:value-type="float">
            <text:p>0.521015</text:p>
          </table:table-cell>
          <table:table-cell table:style-name="ce254" table:formula="of:=+[$'avatar_skeleton.xml convert'.D48]" office:value-type="float" office:value="0.034" calcext:value-type="float">
            <text:p>0.034000</text:p>
          </table:table-cell>
          <table:table-cell table:style-name="ce254" table:formula="of:=+[$'avatar_skeleton.xml convert'.E48]" office:value-type="float" office:value="-0.050125" calcext:value-type="float">
            <text:p>-0.050125</text:p>
          </table:table-cell>
          <table:table-cell table:style-name="ce254" table:formula="of:=+[$'avatar_skeleton.xml convert'.F48]" office:value-type="float" office:value="1.696703" calcext:value-type="float">
            <text:p>1.696703</text:p>
          </table:table-cell>
          <table:table-cell table:style-name="ce254" table:formula="of:=+[$'avatar_skeleton.xml convert'.G48]" office:value-type="float" office:value="0.064" calcext:value-type="float">
            <text:p>0.064000</text:p>
          </table:table-cell>
          <table:table-cell table:style-name="ce254" table:formula="of:=+[$'avatar_skeleton.xml convert'.H48]" office:value-type="float" office:value="-0.063125" calcext:value-type="float">
            <text:p>-0.063125</text:p>
          </table:table-cell>
          <table:table-cell table:style-name="ce254" table:formula="of:=+[$'avatar_skeleton.xml convert'.I48]" office:value-type="float" office:value="1.696703" calcext:value-type="float">
            <text:p>1.696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47697" calcext:value-type="float">
            <text:p>-0.047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34772" calcext:value-type="float">
            <text:p>-0.034772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2449" calcext:value-type="float">
            <text:p>-1.9244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48]&amp;&quot;, &quot;&amp;[.T48]&amp;&quot;, &quot;&amp;[.X48]&amp;&quot;, &quot;&amp;[.AB48]&amp;&quot;, &quot;&amp;[.Q48]&amp;&quot;, &quot;&amp;[.U48]&amp;&quot;, &quot;&amp;[.Y48]&amp;&quot;, &quot;&amp;[.AC48]&amp;&quot;, &quot;&amp;[.R48]&amp;&quot;, &quot;&amp;[.V48]&amp;&quot;, &quot;&amp;[.Z48]&amp;&quot;, &quot;&amp;[.AD48]&amp;&quot;, &quot;&amp;[.S48]&amp;&quot;, &quot;&amp;[.W48]&amp;&quot;, &quot;&amp;[.AA48]&amp;&quot;, &quot;&amp;[.AE48]" office:value-type="string" office:string-value="1, 0, 0, 0, 0, 1, 0, 0, 0, 0, 1, 0, 0.05, 0.034, -0.031, 1" calcext:value-type="string">
            <text:p>1, 0, 0, 0, 0, 1, 0, 0, 0, 0, 1, 0, 0.05, 0.034, -0.031, 1</text:p>
          </table:table-cell>
          <table:table-cell table:style-name="ce282" table:formula="of:=[.AF48]&amp;&quot;, &quot;&amp;-[.AJ48]&amp;&quot;, &quot;&amp;[.AN48]&amp;&quot;, &quot;&amp;[.AR48]&amp;&quot;, &quot;&amp;[.AG48]&amp;&quot;, &quot;&amp;[.AK48]&amp;&quot;, &quot;&amp;[.AO48]&amp;&quot;, &quot;&amp;[.AS48]&amp;&quot;, &quot;&amp;[.AH48]&amp;&quot;, &quot;&amp;[.AL48]&amp;&quot;, &quot;&amp;[.AP48]&amp;&quot;, &quot;&amp;[.AT48]&amp;&quot;, &quot;&amp;[.AI48]&amp;&quot;, &quot;&amp;[.AM48]&amp;&quot;, &quot;&amp;-[.AQ48]&amp;&quot;, &quot;&amp;[.AU48]" office:value-type="string" office:string-value="1.08108, 0, 0, 0, 0, 1.08108, 0, 0, 0, 0, 1.08108, 0, -0.047697, -0.034772, 1.92449, 1" calcext:value-type="string">
            <text:p>1.08108, 0, 0, 0, 0, 1.08108, 0, 0, 0, 0, 1.08108, 0, -0.047697, -0.034772, 1.9244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CheekUpperLeft</text:p>
          </table:table-cell>
          <table:table-cell table:style-name="ce164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+[.D$26]+[.W49]" office:value-type="float" office:value="0.034" calcext:value-type="float">
            <text:p>0.034000</text:p>
          </table:table-cell>
          <table:table-cell table:style-name="ce254" table:formula="of:=+[.E$26]-[.S49]" office:value-type="float" office:value="-0.07" calcext:value-type="float">
            <text:p>-0.070000</text:p>
          </table:table-cell>
          <table:table-cell table:formula="of:=+[.F$26]+[.AA49]" office:value-type="float" office:value="1.9025652" calcext:value-type="float">
            <text:p>1.902565</text:p>
          </table:table-cell>
          <table:table-cell table:formula="of:=+[.G$26]-[.W49]" office:value-type="float" office:value="-0.034" calcext:value-type="float">
            <text:p>-0.034000</text:p>
          </table:table-cell>
          <table:table-cell table:formula="of:=+[.H$26]-[.S49]" office:value-type="float" office:value="-0.07" calcext:value-type="float">
            <text:p>-0.070000</text:p>
          </table:table-cell>
          <table:table-cell table:formula="of:=+[.I$26]-[.AA49]" office:value-type="float" office:value="0.49501498" calcext:value-type="float">
            <text:p>0.495015</text:p>
          </table:table-cell>
          <table:table-cell table:style-name="ce254" table:formula="of:=+[$'avatar_skeleton.xml convert'.D49]" office:value-type="float" office:value="0.034" calcext:value-type="float">
            <text:p>0.034000</text:p>
          </table:table-cell>
          <table:table-cell table:style-name="ce254" table:formula="of:=+[$'avatar_skeleton.xml convert'.E49]" office:value-type="float" office:value="-0.070125" calcext:value-type="float">
            <text:p>-0.070125</text:p>
          </table:table-cell>
          <table:table-cell table:style-name="ce254" table:formula="of:=+[$'avatar_skeleton.xml convert'.F49]" office:value-type="float" office:value="1.722703" calcext:value-type="float">
            <text:p>1.722703</text:p>
          </table:table-cell>
          <table:table-cell table:style-name="ce254" table:formula="of:=+[$'avatar_skeleton.xml convert'.G49]" office:value-type="float" office:value="0.049" calcext:value-type="float">
            <text:p>0.049000</text:p>
          </table:table-cell>
          <table:table-cell table:style-name="ce254" table:formula="of:=+[$'avatar_skeleton.xml convert'.H49]" office:value-type="float" office:value="-0.092125" calcext:value-type="float">
            <text:p>-0.092125</text:p>
          </table:table-cell>
          <table:table-cell table:style-name="ce254" table:formula="of:=+[$'avatar_skeleton.xml convert'.I49]" office:value-type="float" office:value="1.722703" calcext:value-type="float">
            <text:p>1.722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5" calcext:value-type="float">
            <text:p>-0.0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7697" calcext:value-type="float">
            <text:p>-0.067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34772" calcext:value-type="float">
            <text:p>-0.034772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5093" calcext:value-type="float">
            <text:p>-1.95093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49]&amp;&quot;, &quot;&amp;[.T49]&amp;&quot;, &quot;&amp;[.X49]&amp;&quot;, &quot;&amp;[.AB49]&amp;&quot;, &quot;&amp;[.Q49]&amp;&quot;, &quot;&amp;[.U49]&amp;&quot;, &quot;&amp;[.Y49]&amp;&quot;, &quot;&amp;[.AC49]&amp;&quot;, &quot;&amp;[.R49]&amp;&quot;, &quot;&amp;[.V49]&amp;&quot;, &quot;&amp;[.Z49]&amp;&quot;, &quot;&amp;[.AD49]&amp;&quot;, &quot;&amp;[.S49]&amp;&quot;, &quot;&amp;[.W49]&amp;&quot;, &quot;&amp;[.AA49]&amp;&quot;, &quot;&amp;[.AE49]" office:value-type="string" office:string-value="1, 0, 0, 0, 0, 1, 0, 0, 0, 0, 1, 0, 0.07, 0.034, -0.005, 1" calcext:value-type="string">
            <text:p>1, 0, 0, 0, 0, 1, 0, 0, 0, 0, 1, 0, 0.07, 0.034, -0.005, 1</text:p>
          </table:table-cell>
          <table:table-cell table:style-name="ce282" table:formula="of:=[.AF49]&amp;&quot;, &quot;&amp;-[.AJ49]&amp;&quot;, &quot;&amp;[.AN49]&amp;&quot;, &quot;&amp;[.AR49]&amp;&quot;, &quot;&amp;[.AG49]&amp;&quot;, &quot;&amp;[.AK49]&amp;&quot;, &quot;&amp;[.AO49]&amp;&quot;, &quot;&amp;[.AS49]&amp;&quot;, &quot;&amp;[.AH49]&amp;&quot;, &quot;&amp;[.AL49]&amp;&quot;, &quot;&amp;[.AP49]&amp;&quot;, &quot;&amp;[.AT49]&amp;&quot;, &quot;&amp;[.AI49]&amp;&quot;, &quot;&amp;[.AM49]&amp;&quot;, &quot;&amp;-[.AQ49]&amp;&quot;, &quot;&amp;[.AU49]" office:value-type="string" office:string-value="1.08108, 0, 0, 0, 0, 1.08108, 0, 0, 0, 0, 1.08108, 0, -0.067697, -0.034772, 1.95093, 1" calcext:value-type="string">
            <text:p>1.08108, 0, 0, 0, 0, 1.08108, 0, 0, 0, 0, 1.08108, 0, -0.067697, -0.034772, 1.95093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CheekLowerRight</text:p>
          </table:table-cell>
          <table:table-cell table:style-name="ce164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+[.D$26]+[.W50]" office:value-type="float" office:value="-0.034" calcext:value-type="float">
            <text:p>-0.034000</text:p>
          </table:table-cell>
          <table:table-cell table:style-name="ce254" table:formula="of:=+[.E$26]-[.S50]" office:value-type="float" office:value="-0.05" calcext:value-type="float">
            <text:p>-0.050000</text:p>
          </table:table-cell>
          <table:table-cell table:formula="of:=+[.F$26]+[.AA50]" office:value-type="float" office:value="1.8765652" calcext:value-type="float">
            <text:p>1.876565</text:p>
          </table:table-cell>
          <table:table-cell table:formula="of:=+[.G$26]-[.W50]" office:value-type="float" office:value="0.034" calcext:value-type="float">
            <text:p>0.034000</text:p>
          </table:table-cell>
          <table:table-cell table:formula="of:=+[.H$26]-[.S50]" office:value-type="float" office:value="-0.05" calcext:value-type="float">
            <text:p>-0.050000</text:p>
          </table:table-cell>
          <table:table-cell table:formula="of:=+[.I$26]-[.AA50]" office:value-type="float" office:value="0.52101498" calcext:value-type="float">
            <text:p>0.521015</text:p>
          </table:table-cell>
          <table:table-cell table:style-name="ce254" table:formula="of:=+[$'avatar_skeleton.xml convert'.D50]" office:value-type="float" office:value="-0.034" calcext:value-type="float">
            <text:p>-0.034000</text:p>
          </table:table-cell>
          <table:table-cell table:style-name="ce254" table:formula="of:=+[$'avatar_skeleton.xml convert'.E50]" office:value-type="float" office:value="-0.050125" calcext:value-type="float">
            <text:p>-0.050125</text:p>
          </table:table-cell>
          <table:table-cell table:style-name="ce254" table:formula="of:=+[$'avatar_skeleton.xml convert'.F50]" office:value-type="float" office:value="1.696703" calcext:value-type="float">
            <text:p>1.696703</text:p>
          </table:table-cell>
          <table:table-cell table:style-name="ce254" table:formula="of:=+[$'avatar_skeleton.xml convert'.G50]" office:value-type="float" office:value="-0.064" calcext:value-type="float">
            <text:p>-0.064000</text:p>
          </table:table-cell>
          <table:table-cell table:style-name="ce254" table:formula="of:=+[$'avatar_skeleton.xml convert'.H50]" office:value-type="float" office:value="-0.063125" calcext:value-type="float">
            <text:p>-0.063125</text:p>
          </table:table-cell>
          <table:table-cell table:style-name="ce254" table:formula="of:=+[$'avatar_skeleton.xml convert'.I50]" office:value-type="float" office:value="1.696703" calcext:value-type="float">
            <text:p>1.696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" calcext:value-type="float">
            <text:p>-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47697" calcext:value-type="float">
            <text:p>-0.047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34772" calcext:value-type="float">
            <text:p>0.034772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2449" calcext:value-type="float">
            <text:p>-1.9244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50]&amp;&quot;, &quot;&amp;[.T50]&amp;&quot;, &quot;&amp;[.X50]&amp;&quot;, &quot;&amp;[.AB50]&amp;&quot;, &quot;&amp;[.Q50]&amp;&quot;, &quot;&amp;[.U50]&amp;&quot;, &quot;&amp;[.Y50]&amp;&quot;, &quot;&amp;[.AC50]&amp;&quot;, &quot;&amp;[.R50]&amp;&quot;, &quot;&amp;[.V50]&amp;&quot;, &quot;&amp;[.Z50]&amp;&quot;, &quot;&amp;[.AD50]&amp;&quot;, &quot;&amp;[.S50]&amp;&quot;, &quot;&amp;[.W50]&amp;&quot;, &quot;&amp;[.AA50]&amp;&quot;, &quot;&amp;[.AE50]" office:value-type="string" office:string-value="1, 0, 0, 0, 0, 1, 0, 0, 0, 0, 1, 0, 0.05, -0.034, -0.031, 1" calcext:value-type="string">
            <text:p>1, 0, 0, 0, 0, 1, 0, 0, 0, 0, 1, 0, 0.05, -0.034, -0.031, 1</text:p>
          </table:table-cell>
          <table:table-cell table:style-name="ce282" table:formula="of:=[.AF50]&amp;&quot;, &quot;&amp;-[.AJ50]&amp;&quot;, &quot;&amp;[.AN50]&amp;&quot;, &quot;&amp;[.AR50]&amp;&quot;, &quot;&amp;[.AG50]&amp;&quot;, &quot;&amp;[.AK50]&amp;&quot;, &quot;&amp;[.AO50]&amp;&quot;, &quot;&amp;[.AS50]&amp;&quot;, &quot;&amp;[.AH50]&amp;&quot;, &quot;&amp;[.AL50]&amp;&quot;, &quot;&amp;[.AP50]&amp;&quot;, &quot;&amp;[.AT50]&amp;&quot;, &quot;&amp;[.AI50]&amp;&quot;, &quot;&amp;[.AM50]&amp;&quot;, &quot;&amp;-[.AQ50]&amp;&quot;, &quot;&amp;[.AU50]" office:value-type="string" office:string-value="1.08108, 0, 0, 0, 0, 1.08108, 0, 0, 0, 0, 1.08108, 0, -0.047697, 0.034772, 1.92449, 1" calcext:value-type="string">
            <text:p>1.08108, 0, 0, 0, 0, 1.08108, 0, 0, 0, 0, 1.08108, 0, -0.047697, 0.034772, 1.9244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CheekUpperRight</text:p>
          </table:table-cell>
          <table:table-cell table:style-name="ce164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+[.D$26]+[.W51]" office:value-type="float" office:value="-0.034" calcext:value-type="float">
            <text:p>-0.034000</text:p>
          </table:table-cell>
          <table:table-cell table:style-name="ce254" table:formula="of:=+[.E$26]-[.S51]" office:value-type="float" office:value="-0.07" calcext:value-type="float">
            <text:p>-0.070000</text:p>
          </table:table-cell>
          <table:table-cell table:formula="of:=+[.F$26]+[.AA51]" office:value-type="float" office:value="1.9025652" calcext:value-type="float">
            <text:p>1.902565</text:p>
          </table:table-cell>
          <table:table-cell table:formula="of:=+[.G$26]-[.W51]" office:value-type="float" office:value="0.034" calcext:value-type="float">
            <text:p>0.034000</text:p>
          </table:table-cell>
          <table:table-cell table:formula="of:=+[.H$26]-[.S51]" office:value-type="float" office:value="-0.07" calcext:value-type="float">
            <text:p>-0.070000</text:p>
          </table:table-cell>
          <table:table-cell table:formula="of:=+[.I$26]-[.AA51]" office:value-type="float" office:value="0.49501498" calcext:value-type="float">
            <text:p>0.495015</text:p>
          </table:table-cell>
          <table:table-cell table:style-name="ce254" table:formula="of:=+[$'avatar_skeleton.xml convert'.D51]" office:value-type="float" office:value="-0.034" calcext:value-type="float">
            <text:p>-0.034000</text:p>
          </table:table-cell>
          <table:table-cell table:style-name="ce254" table:formula="of:=+[$'avatar_skeleton.xml convert'.E51]" office:value-type="float" office:value="-0.070125" calcext:value-type="float">
            <text:p>-0.070125</text:p>
          </table:table-cell>
          <table:table-cell table:style-name="ce254" table:formula="of:=+[$'avatar_skeleton.xml convert'.F51]" office:value-type="float" office:value="1.722703" calcext:value-type="float">
            <text:p>1.722703</text:p>
          </table:table-cell>
          <table:table-cell table:style-name="ce254" table:formula="of:=+[$'avatar_skeleton.xml convert'.G51]" office:value-type="float" office:value="-0.049" calcext:value-type="float">
            <text:p>-0.049000</text:p>
          </table:table-cell>
          <table:table-cell table:style-name="ce254" table:formula="of:=+[$'avatar_skeleton.xml convert'.H51]" office:value-type="float" office:value="-0.092125" calcext:value-type="float">
            <text:p>-0.092125</text:p>
          </table:table-cell>
          <table:table-cell table:style-name="ce254" table:formula="of:=+[$'avatar_skeleton.xml convert'.I51]" office:value-type="float" office:value="1.722703" calcext:value-type="float">
            <text:p>1.722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" calcext:value-type="float">
            <text:p>-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5" calcext:value-type="float">
            <text:p>-0.0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7697" calcext:value-type="float">
            <text:p>-0.067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34772" calcext:value-type="float">
            <text:p>0.034772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5093" calcext:value-type="float">
            <text:p>-1.95093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51]&amp;&quot;, &quot;&amp;[.T51]&amp;&quot;, &quot;&amp;[.X51]&amp;&quot;, &quot;&amp;[.AB51]&amp;&quot;, &quot;&amp;[.Q51]&amp;&quot;, &quot;&amp;[.U51]&amp;&quot;, &quot;&amp;[.Y51]&amp;&quot;, &quot;&amp;[.AC51]&amp;&quot;, &quot;&amp;[.R51]&amp;&quot;, &quot;&amp;[.V51]&amp;&quot;, &quot;&amp;[.Z51]&amp;&quot;, &quot;&amp;[.AD51]&amp;&quot;, &quot;&amp;[.S51]&amp;&quot;, &quot;&amp;[.W51]&amp;&quot;, &quot;&amp;[.AA51]&amp;&quot;, &quot;&amp;[.AE51]" office:value-type="string" office:string-value="1, 0, 0, 0, 0, 1, 0, 0, 0, 0, 1, 0, 0.07, -0.034, -0.005, 1" calcext:value-type="string">
            <text:p>1, 0, 0, 0, 0, 1, 0, 0, 0, 0, 1, 0, 0.07, -0.034, -0.005, 1</text:p>
          </table:table-cell>
          <table:table-cell table:style-name="ce282" table:formula="of:=[.AF51]&amp;&quot;, &quot;&amp;-[.AJ51]&amp;&quot;, &quot;&amp;[.AN51]&amp;&quot;, &quot;&amp;[.AR51]&amp;&quot;, &quot;&amp;[.AG51]&amp;&quot;, &quot;&amp;[.AK51]&amp;&quot;, &quot;&amp;[.AO51]&amp;&quot;, &quot;&amp;[.AS51]&amp;&quot;, &quot;&amp;[.AH51]&amp;&quot;, &quot;&amp;[.AL51]&amp;&quot;, &quot;&amp;[.AP51]&amp;&quot;, &quot;&amp;[.AT51]&amp;&quot;, &quot;&amp;[.AI51]&amp;&quot;, &quot;&amp;[.AM51]&amp;&quot;, &quot;&amp;-[.AQ51]&amp;&quot;, &quot;&amp;[.AU51]" office:value-type="string" office:string-value="1.08108, 0, 0, 0, 0, 1.08108, 0, 0, 0, 0, 1.08108, 0, -0.067697, 0.034772, 1.95093, 1" calcext:value-type="string">
            <text:p>1.08108, 0, 0, 0, 0, 1.08108, 0, 0, 0, 0, 1.08108, 0, -0.067697, 0.034772, 1.95093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Jaw</text:p>
          </table:table-cell>
          <table:table-cell table:style-name="ce164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+[.D$26]+[.W52]" office:value-type="float" office:value="0" calcext:value-type="float">
            <text:p>0.000000</text:p>
          </table:table-cell>
          <table:table-cell table:style-name="ce254" table:formula="of:=+[.E$26]-[.S52]" office:value-type="float" office:value="0.000925001" calcext:value-type="float">
            <text:p>0.000925</text:p>
          </table:table-cell>
          <table:table-cell table:formula="of:=+[.F$26]+[.AA52]" office:value-type="float" office:value="1.89400526" calcext:value-type="float">
            <text:p>1.894005</text:p>
          </table:table-cell>
          <table:table-cell table:formula="of:=+[.G$26]-[.W52]" office:value-type="float" office:value="0" calcext:value-type="float">
            <text:p>0.000000</text:p>
          </table:table-cell>
          <table:table-cell table:formula="of:=+[.H$26]-[.S52]" office:value-type="float" office:value="0.000925001" calcext:value-type="float">
            <text:p>0.000925</text:p>
          </table:table-cell>
          <table:table-cell table:formula="of:=+[.I$26]-[.AA52]" office:value-type="float" office:value="0.50357492" calcext:value-type="float">
            <text:p>0.503575</text:p>
          </table:table-cell>
          <table:table-cell table:style-name="ce254" table:formula="of:=+[$'avatar_skeleton.xml convert'.D52]" office:value-type="float" office:value="0" calcext:value-type="float">
            <text:p>0.000000</text:p>
          </table:table-cell>
          <table:table-cell table:style-name="ce254" table:formula="of:=+[$'avatar_skeleton.xml convert'.E52]" office:value-type="float" office:value="0.000875" calcext:value-type="float">
            <text:p>0.000875</text:p>
          </table:table-cell>
          <table:table-cell table:style-name="ce254" table:formula="of:=+[$'avatar_skeleton.xml convert'.F52]" office:value-type="float" office:value="1.712703" calcext:value-type="float">
            <text:p>1.712703</text:p>
          </table:table-cell>
          <table:table-cell table:style-name="ce254" table:formula="of:=+[$'avatar_skeleton.xml convert'.G52]" office:value-type="float" office:value="0" calcext:value-type="float">
            <text:p>0.000000</text:p>
          </table:table-cell>
          <table:table-cell table:style-name="ce254" table:formula="of:=+[$'avatar_skeleton.xml convert'.H52]" office:value-type="float" office:value="-0.058125" calcext:value-type="float">
            <text:p>-0.058125</text:p>
          </table:table-cell>
          <table:table-cell table:style-name="ce254" table:formula="of:=+[$'avatar_skeleton.xml convert'.I52]" office:value-type="float" office:value="1.673703" calcext:value-type="float">
            <text:p>1.673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0925001" calcext:value-type="float">
            <text:p>-0.00092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1355994" calcext:value-type="float">
            <text:p>-0.013559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52]&amp;&quot;, &quot;&amp;[.T52]&amp;&quot;, &quot;&amp;[.X52]&amp;&quot;, &quot;&amp;[.AB52]&amp;&quot;, &quot;&amp;[.Q52]&amp;&quot;, &quot;&amp;[.U52]&amp;&quot;, &quot;&amp;[.Y52]&amp;&quot;, &quot;&amp;[.AC52]&amp;&quot;, &quot;&amp;[.R52]&amp;&quot;, &quot;&amp;[.V52]&amp;&quot;, &quot;&amp;[.Z52]&amp;&quot;, &quot;&amp;[.AD52]&amp;&quot;, &quot;&amp;[.S52]&amp;&quot;, &quot;&amp;[.W52]&amp;&quot;, &quot;&amp;[.AA52]&amp;&quot;, &quot;&amp;[.AE52]" office:value-type="string" office:string-value="1, 0, 0, 0, 0, 1, 0, 0, 0, 0, 1, 0, -0.000925001, 0, -0.01355994, 1" calcext:value-type="string">
            <text:p>1, 0, 0, 0, 0, 1, 0, 0, 0, 0, 1, 0, -0.000925001, 0, -0.01355994, 1</text:p>
          </table:table-cell>
          <table:table-cell table:style-name="ce282"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Chin</text:p>
          </table:table-cell>
          <table:table-cell table:style-name="ce153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+[.D$52]+[.W53]" office:value-type="float" office:value="0" calcext:value-type="float">
            <text:p>0.000000</text:p>
          </table:table-cell>
          <table:table-cell table:style-name="ce254" table:formula="of:=+[.E$52]-[.S53]" office:value-type="float" office:value="-0.073074999" calcext:value-type="float">
            <text:p>-0.073075</text:p>
          </table:table-cell>
          <table:table-cell table:formula="of:=+[.F$52]+[.AA53]" office:value-type="float" office:value="1.84000526" calcext:value-type="float">
            <text:p>1.840005</text:p>
          </table:table-cell>
          <table:table-cell table:number-columns-repeated="3"/>
          <table:table-cell table:style-name="ce254" table:formula="of:=+[$'avatar_skeleton.xml convert'.D53]" office:value-type="float" office:value="0" calcext:value-type="float">
            <text:p>0.000000</text:p>
          </table:table-cell>
          <table:table-cell table:style-name="ce254" table:formula="of:=+[$'avatar_skeleton.xml convert'.E53]" office:value-type="float" office:value="-0.073125" calcext:value-type="float">
            <text:p>-0.073125</text:p>
          </table:table-cell>
          <table:table-cell table:style-name="ce254" table:formula="of:=+[$'avatar_skeleton.xml convert'.F53]" office:value-type="float" office:value="1.658703" calcext:value-type="float">
            <text:p>1.658703</text:p>
          </table:table-cell>
          <table:table-cell table:style-name="ce254" table:formula="of:=+[$'avatar_skeleton.xml convert'.G53]" office:value-type="float" office:value="0" calcext:value-type="float">
            <text:p>0.000000</text:p>
          </table:table-cell>
          <table:table-cell table:style-name="ce254" table:formula="of:=+[$'avatar_skeleton.xml convert'.H53]" office:value-type="float" office:value="-0.094125" calcext:value-type="float">
            <text:p>-0.094125</text:p>
          </table:table-cell>
          <table:table-cell table:style-name="ce254" table:formula="of:=+[$'avatar_skeleton.xml convert'.I53]" office:value-type="float" office:value="1.640703" calcext:value-type="float">
            <text:p>1.640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4" calcext:value-type="float">
            <text:p>0.07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54" calcext:value-type="float">
            <text:p>-0.05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6197" calcext:value-type="float">
            <text:p>-0.0661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88712" calcext:value-type="float">
            <text:p>-1.8871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53]&amp;&quot;, &quot;&amp;[.T53]&amp;&quot;, &quot;&amp;[.X53]&amp;&quot;, &quot;&amp;[.AB53]&amp;&quot;, &quot;&amp;[.Q53]&amp;&quot;, &quot;&amp;[.U53]&amp;&quot;, &quot;&amp;[.Y53]&amp;&quot;, &quot;&amp;[.AC53]&amp;&quot;, &quot;&amp;[.R53]&amp;&quot;, &quot;&amp;[.V53]&amp;&quot;, &quot;&amp;[.Z53]&amp;&quot;, &quot;&amp;[.AD53]&amp;&quot;, &quot;&amp;[.S53]&amp;&quot;, &quot;&amp;[.W53]&amp;&quot;, &quot;&amp;[.AA53]&amp;&quot;, &quot;&amp;[.AE53]" office:value-type="string" office:string-value="1, 0, 0, 0, 0, 1, 0, 0, 0, 0, 1, 0, 0.074, 0, -0.054, 1" calcext:value-type="string">
            <text:p>1, 0, 0, 0, 0, 1, 0, 0, 0, 0, 1, 0, 0.074, 0, -0.054, 1</text:p>
          </table:table-cell>
          <table:table-cell table:style-name="ce282" table:formula="of:=[.AF53]&amp;&quot;, &quot;&amp;-[.AJ53]&amp;&quot;, &quot;&amp;[.AN53]&amp;&quot;, &quot;&amp;[.AR53]&amp;&quot;, &quot;&amp;[.AG53]&amp;&quot;, &quot;&amp;[.AK53]&amp;&quot;, &quot;&amp;[.AO53]&amp;&quot;, &quot;&amp;[.AS53]&amp;&quot;, &quot;&amp;[.AH53]&amp;&quot;, &quot;&amp;[.AL53]&amp;&quot;, &quot;&amp;[.AP53]&amp;&quot;, &quot;&amp;[.AT53]&amp;&quot;, &quot;&amp;[.AI53]&amp;&quot;, &quot;&amp;[.AM53]&amp;&quot;, &quot;&amp;-[.AQ53]&amp;&quot;, &quot;&amp;[.AU53]" office:value-type="string" office:string-value="1.08108, 0, 0, 0, 0, 1.08108, 0, 0, 0, 0, 1.08108, 0, -0.066197, 0, 1.88712, 1" calcext:value-type="string">
            <text:p>1.08108, 0, 0, 0, 0, 1.08108, 0, 0, 0, 0, 1.08108, 0, -0.066197, 0, 1.8871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TeethLower</text:p>
          </table:table-cell>
          <table:table-cell table:style-name="ce153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+[.D$52]+[.W54]" office:value-type="float" office:value="0" calcext:value-type="float">
            <text:p>0.000000</text:p>
          </table:table-cell>
          <table:table-cell table:style-name="ce254" table:formula="of:=+[.E$52]-[.S54]" office:value-type="float" office:value="-0.020074999" calcext:value-type="float">
            <text:p>-0.020075</text:p>
          </table:table-cell>
          <table:table-cell table:formula="of:=+[.F$52]+[.AA54]" office:value-type="float" office:value="1.85500526" calcext:value-type="float">
            <text:p>1.855005</text:p>
          </table:table-cell>
          <table:table-cell table:number-columns-repeated="3"/>
          <table:table-cell table:style-name="ce254" table:formula="of:=+[$'avatar_skeleton.xml convert'.D54]" office:value-type="float" office:value="0" calcext:value-type="float">
            <text:p>0.000000</text:p>
          </table:table-cell>
          <table:table-cell table:style-name="ce254" table:formula="of:=+[$'avatar_skeleton.xml convert'.E54]" office:value-type="float" office:value="-0.020125" calcext:value-type="float">
            <text:p>-0.020125</text:p>
          </table:table-cell>
          <table:table-cell table:style-name="ce254" table:formula="of:=+[$'avatar_skeleton.xml convert'.F54]" office:value-type="float" office:value="1.673703" calcext:value-type="float">
            <text:p>1.673703</text:p>
          </table:table-cell>
          <table:table-cell table:style-name="ce254" table:formula="of:=+[$'avatar_skeleton.xml convert'.G54]" office:value-type="float" office:value="0" calcext:value-type="float">
            <text:p>0.000000</text:p>
          </table:table-cell>
          <table:table-cell table:style-name="ce254" table:formula="of:=+[$'avatar_skeleton.xml convert'.H54]" office:value-type="float" office:value="-0.055125" calcext:value-type="float">
            <text:p>-0.055125</text:p>
          </table:table-cell>
          <table:table-cell table:style-name="ce254" table:formula="of:=+[$'avatar_skeleton.xml convert'.I54]" office:value-type="float" office:value="1.673703" calcext:value-type="float">
            <text:p>1.673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1" calcext:value-type="float">
            <text:p>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39" calcext:value-type="float">
            <text:p>-0.03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17697" calcext:value-type="float">
            <text:p>-0.017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0179" calcext:value-type="float">
            <text:p>-1.9017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54]&amp;&quot;, &quot;&amp;[.T54]&amp;&quot;, &quot;&amp;[.X54]&amp;&quot;, &quot;&amp;[.AB54]&amp;&quot;, &quot;&amp;[.Q54]&amp;&quot;, &quot;&amp;[.U54]&amp;&quot;, &quot;&amp;[.Y54]&amp;&quot;, &quot;&amp;[.AC54]&amp;&quot;, &quot;&amp;[.R54]&amp;&quot;, &quot;&amp;[.V54]&amp;&quot;, &quot;&amp;[.Z54]&amp;&quot;, &quot;&amp;[.AD54]&amp;&quot;, &quot;&amp;[.S54]&amp;&quot;, &quot;&amp;[.W54]&amp;&quot;, &quot;&amp;[.AA54]&amp;&quot;, &quot;&amp;[.AE54]" office:value-type="string" office:string-value="1, 0, 0, 0, 0, 1, 0, 0, 0, 0, 1, 0, 0.021, 0, -0.039, 1" calcext:value-type="string">
            <text:p>1, 0, 0, 0, 0, 1, 0, 0, 0, 0, 1, 0, 0.021, 0, -0.039, 1</text:p>
          </table:table-cell>
          <table:table-cell table:style-name="ce282" table:formula="of:=[.AF54]&amp;&quot;, &quot;&amp;-[.AJ54]&amp;&quot;, &quot;&amp;[.AN54]&amp;&quot;, &quot;&amp;[.AR54]&amp;&quot;, &quot;&amp;[.AG54]&amp;&quot;, &quot;&amp;[.AK54]&amp;&quot;, &quot;&amp;[.AO54]&amp;&quot;, &quot;&amp;[.AS54]&amp;&quot;, &quot;&amp;[.AH54]&amp;&quot;, &quot;&amp;[.AL54]&amp;&quot;, &quot;&amp;[.AP54]&amp;&quot;, &quot;&amp;[.AT54]&amp;&quot;, &quot;&amp;[.AI54]&amp;&quot;, &quot;&amp;[.AM54]&amp;&quot;, &quot;&amp;-[.AQ54]&amp;&quot;, &quot;&amp;[.AU54]" office:value-type="string" office:string-value="1.08108, 0, 0, 0, 0, 1.08108, 0, 0, 0, 0, 1.08108, 0, -0.017697, 0, 1.90179, 1" calcext:value-type="string">
            <text:p>1.08108, 0, 0, 0, 0, 1.08108, 0, 0, 0, 0, 1.08108, 0, -0.017697, 0, 1.9017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LipLowerLeft</text:p>
          </table:table-cell>
          <table:table-cell table:style-name="ce153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+[.D$54]+[.W55]" office:value-type="float" office:value="0" calcext:value-type="float">
            <text:p>0.000000</text:p>
          </table:table-cell>
          <table:table-cell table:style-name="ce254" table:formula="of:=+[.E$54]-[.S55]" office:value-type="float" office:value="-0.065074999" calcext:value-type="float">
            <text:p>-0.065075</text:p>
          </table:table-cell>
          <table:table-cell table:formula="of:=+[.F$54]+[.AA55]" office:value-type="float" office:value="1.85500526" calcext:value-type="float">
            <text:p>1.855005</text:p>
          </table:table-cell>
          <table:table-cell table:number-columns-repeated="3"/>
          <table:table-cell table:style-name="ce254" table:formula="of:=+[$'avatar_skeleton.xml convert'.D55]" office:value-type="float" office:value="0" calcext:value-type="float">
            <text:p>0.000000</text:p>
          </table:table-cell>
          <table:table-cell table:style-name="ce254" table:formula="of:=+[$'avatar_skeleton.xml convert'.E55]" office:value-type="float" office:value="-0.065125" calcext:value-type="float">
            <text:p>-0.065125</text:p>
          </table:table-cell>
          <table:table-cell table:style-name="ce254" table:formula="of:=+[$'avatar_skeleton.xml convert'.F55]" office:value-type="float" office:value="1.673703" calcext:value-type="float">
            <text:p>1.673703</text:p>
          </table:table-cell>
          <table:table-cell table:style-name="ce254" table:formula="of:=+[$'avatar_skeleton.xml convert'.G55]" office:value-type="float" office:value="0.017" calcext:value-type="float">
            <text:p>0.017000</text:p>
          </table:table-cell>
          <table:table-cell table:style-name="ce254" table:formula="of:=+[$'avatar_skeleton.xml convert'.H55]" office:value-type="float" office:value="-0.099125" calcext:value-type="float">
            <text:p>-0.099125</text:p>
          </table:table-cell>
          <table:table-cell table:style-name="ce254" table:formula="of:=+[$'avatar_skeleton.xml convert'.I55]" office:value-type="float" office:value="1.678703" calcext:value-type="float">
            <text:p>1.678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2697" calcext:value-type="float">
            <text:p>-0.062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0179" calcext:value-type="float">
            <text:p>-1.9017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55]&amp;&quot;, &quot;&amp;[.T55]&amp;&quot;, &quot;&amp;[.X55]&amp;&quot;, &quot;&amp;[.AB55]&amp;&quot;, &quot;&amp;[.Q55]&amp;&quot;, &quot;&amp;[.U55]&amp;&quot;, &quot;&amp;[.Y55]&amp;&quot;, &quot;&amp;[.AC55]&amp;&quot;, &quot;&amp;[.R55]&amp;&quot;, &quot;&amp;[.V55]&amp;&quot;, &quot;&amp;[.Z55]&amp;&quot;, &quot;&amp;[.AD55]&amp;&quot;, &quot;&amp;[.S55]&amp;&quot;, &quot;&amp;[.W55]&amp;&quot;, &quot;&amp;[.AA55]&amp;&quot;, &quot;&amp;[.AE55]" office:value-type="string" office:string-value="1, 0, 0, 0, 0, 1, 0, 0, 0, 0, 1, 0, 0.045, 0, 0, 1" calcext:value-type="string">
            <text:p>1, 0, 0, 0, 0, 1, 0, 0, 0, 0, 1, 0, 0.045, 0, 0, 1</text:p>
          </table:table-cell>
          <table:table-cell table:style-name="ce282" table:formula="of:=[.AF55]&amp;&quot;, &quot;&amp;-[.AJ55]&amp;&quot;, &quot;&amp;[.AN55]&amp;&quot;, &quot;&amp;[.AR55]&amp;&quot;, &quot;&amp;[.AG55]&amp;&quot;, &quot;&amp;[.AK55]&amp;&quot;, &quot;&amp;[.AO55]&amp;&quot;, &quot;&amp;[.AS55]&amp;&quot;, &quot;&amp;[.AH55]&amp;&quot;, &quot;&amp;[.AL55]&amp;&quot;, &quot;&amp;[.AP55]&amp;&quot;, &quot;&amp;[.AT55]&amp;&quot;, &quot;&amp;[.AI55]&amp;&quot;, &quot;&amp;[.AM55]&amp;&quot;, &quot;&amp;-[.AQ55]&amp;&quot;, &quot;&amp;[.AU55]" office:value-type="string" office:string-value="1.08108, 0, 0, 0, 0, 1.08108, 0, 0, 0, 0, 1.08108, 0, -0.062697, 0, 1.90179, 1" calcext:value-type="string">
            <text:p>1.08108, 0, 0, 0, 0, 1.08108, 0, 0, 0, 0, 1.08108, 0, -0.062697, 0, 1.9017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LipLowerRight</text:p>
          </table:table-cell>
          <table:table-cell table:style-name="ce153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+[.D$54]+[.W56]" office:value-type="float" office:value="0" calcext:value-type="float">
            <text:p>0.000000</text:p>
          </table:table-cell>
          <table:table-cell table:style-name="ce254" table:formula="of:=+[.E$54]-[.S56]" office:value-type="float" office:value="-0.065074999" calcext:value-type="float">
            <text:p>-0.065075</text:p>
          </table:table-cell>
          <table:table-cell table:formula="of:=+[.F$54]+[.AA56]" office:value-type="float" office:value="1.85500526" calcext:value-type="float">
            <text:p>1.855005</text:p>
          </table:table-cell>
          <table:table-cell table:number-columns-repeated="3"/>
          <table:table-cell table:style-name="ce254" table:formula="of:=+[$'avatar_skeleton.xml convert'.D56]" office:value-type="float" office:value="0" calcext:value-type="float">
            <text:p>0.000000</text:p>
          </table:table-cell>
          <table:table-cell table:style-name="ce254" table:formula="of:=+[$'avatar_skeleton.xml convert'.E56]" office:value-type="float" office:value="-0.065125" calcext:value-type="float">
            <text:p>-0.065125</text:p>
          </table:table-cell>
          <table:table-cell table:style-name="ce254" table:formula="of:=+[$'avatar_skeleton.xml convert'.F56]" office:value-type="float" office:value="1.673703" calcext:value-type="float">
            <text:p>1.673703</text:p>
          </table:table-cell>
          <table:table-cell table:style-name="ce254" table:formula="of:=+[$'avatar_skeleton.xml convert'.G56]" office:value-type="float" office:value="-0.017" calcext:value-type="float">
            <text:p>-0.017000</text:p>
          </table:table-cell>
          <table:table-cell table:style-name="ce254" table:formula="of:=+[$'avatar_skeleton.xml convert'.H56]" office:value-type="float" office:value="-0.099125" calcext:value-type="float">
            <text:p>-0.099125</text:p>
          </table:table-cell>
          <table:table-cell table:style-name="ce254" table:formula="of:=+[$'avatar_skeleton.xml convert'.I56]" office:value-type="float" office:value="1.678703" calcext:value-type="float">
            <text:p>1.678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2697" calcext:value-type="float">
            <text:p>-0.062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0179" calcext:value-type="float">
            <text:p>-1.9017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56]&amp;&quot;, &quot;&amp;[.T56]&amp;&quot;, &quot;&amp;[.X56]&amp;&quot;, &quot;&amp;[.AB56]&amp;&quot;, &quot;&amp;[.Q56]&amp;&quot;, &quot;&amp;[.U56]&amp;&quot;, &quot;&amp;[.Y56]&amp;&quot;, &quot;&amp;[.AC56]&amp;&quot;, &quot;&amp;[.R56]&amp;&quot;, &quot;&amp;[.V56]&amp;&quot;, &quot;&amp;[.Z56]&amp;&quot;, &quot;&amp;[.AD56]&amp;&quot;, &quot;&amp;[.S56]&amp;&quot;, &quot;&amp;[.W56]&amp;&quot;, &quot;&amp;[.AA56]&amp;&quot;, &quot;&amp;[.AE56]" office:value-type="string" office:string-value="1, 0, 0, 0, 0, 1, 0, 0, 0, 0, 1, 0, 0.045, 0, 0, 1" calcext:value-type="string">
            <text:p>1, 0, 0, 0, 0, 1, 0, 0, 0, 0, 1, 0, 0.045, 0, 0, 1</text:p>
          </table:table-cell>
          <table:table-cell table:style-name="ce282" table:formula="of:=[.AF56]&amp;&quot;, &quot;&amp;-[.AJ56]&amp;&quot;, &quot;&amp;[.AN56]&amp;&quot;, &quot;&amp;[.AR56]&amp;&quot;, &quot;&amp;[.AG56]&amp;&quot;, &quot;&amp;[.AK56]&amp;&quot;, &quot;&amp;[.AO56]&amp;&quot;, &quot;&amp;[.AS56]&amp;&quot;, &quot;&amp;[.AH56]&amp;&quot;, &quot;&amp;[.AL56]&amp;&quot;, &quot;&amp;[.AP56]&amp;&quot;, &quot;&amp;[.AT56]&amp;&quot;, &quot;&amp;[.AI56]&amp;&quot;, &quot;&amp;[.AM56]&amp;&quot;, &quot;&amp;-[.AQ56]&amp;&quot;, &quot;&amp;[.AU56]" office:value-type="string" office:string-value="1.08108, 0, 0, 0, 0, 1.08108, 0, 0, 0, 0, 1.08108, 0, -0.062697, 0, 1.90179, 1" calcext:value-type="string">
            <text:p>1.08108, 0, 0, 0, 0, 1.08108, 0, 0, 0, 0, 1.08108, 0, -0.062697, 0, 1.9017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LipLowerCenter</text:p>
          </table:table-cell>
          <table:table-cell table:style-name="ce153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+[.D$54]+[.W57]" office:value-type="float" office:value="0" calcext:value-type="float">
            <text:p>0.000000</text:p>
          </table:table-cell>
          <table:table-cell table:style-name="ce254" table:formula="of:=+[.E$54]-[.S57]" office:value-type="float" office:value="-0.065074999" calcext:value-type="float">
            <text:p>-0.065075</text:p>
          </table:table-cell>
          <table:table-cell table:formula="of:=+[.F$54]+[.AA57]" office:value-type="float" office:value="1.85500526" calcext:value-type="float">
            <text:p>1.855005</text:p>
          </table:table-cell>
          <table:table-cell table:number-columns-repeated="3"/>
          <table:table-cell table:style-name="ce254" table:formula="of:=+[$'avatar_skeleton.xml convert'.D57]" office:value-type="float" office:value="0" calcext:value-type="float">
            <text:p>0.000000</text:p>
          </table:table-cell>
          <table:table-cell table:style-name="ce254" table:formula="of:=+[$'avatar_skeleton.xml convert'.E57]" office:value-type="float" office:value="-0.065125" calcext:value-type="float">
            <text:p>-0.065125</text:p>
          </table:table-cell>
          <table:table-cell table:style-name="ce254" table:formula="of:=+[$'avatar_skeleton.xml convert'.F57]" office:value-type="float" office:value="1.673703" calcext:value-type="float">
            <text:p>1.673703</text:p>
          </table:table-cell>
          <table:table-cell table:style-name="ce254" table:formula="of:=+[$'avatar_skeleton.xml convert'.G57]" office:value-type="float" office:value="0" calcext:value-type="float">
            <text:p>0.000000</text:p>
          </table:table-cell>
          <table:table-cell table:style-name="ce254" table:formula="of:=+[$'avatar_skeleton.xml convert'.H57]" office:value-type="float" office:value="-0.105125" calcext:value-type="float">
            <text:p>-0.105125</text:p>
          </table:table-cell>
          <table:table-cell table:style-name="ce254" table:formula="of:=+[$'avatar_skeleton.xml convert'.I57]" office:value-type="float" office:value="1.675703" calcext:value-type="float">
            <text:p>1.675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2697" calcext:value-type="float">
            <text:p>-0.062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0179" calcext:value-type="float">
            <text:p>-1.9017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57]&amp;&quot;, &quot;&amp;[.T57]&amp;&quot;, &quot;&amp;[.X57]&amp;&quot;, &quot;&amp;[.AB57]&amp;&quot;, &quot;&amp;[.Q57]&amp;&quot;, &quot;&amp;[.U57]&amp;&quot;, &quot;&amp;[.Y57]&amp;&quot;, &quot;&amp;[.AC57]&amp;&quot;, &quot;&amp;[.R57]&amp;&quot;, &quot;&amp;[.V57]&amp;&quot;, &quot;&amp;[.Z57]&amp;&quot;, &quot;&amp;[.AD57]&amp;&quot;, &quot;&amp;[.S57]&amp;&quot;, &quot;&amp;[.W57]&amp;&quot;, &quot;&amp;[.AA57]&amp;&quot;, &quot;&amp;[.AE57]" office:value-type="string" office:string-value="1, 0, 0, 0, 0, 1, 0, 0, 0, 0, 1, 0, 0.045, 0, 0, 1" calcext:value-type="string">
            <text:p>1, 0, 0, 0, 0, 1, 0, 0, 0, 0, 1, 0, 0.045, 0, 0, 1</text:p>
          </table:table-cell>
          <table:table-cell table:style-name="ce282" table:formula="of:=[.AF57]&amp;&quot;, &quot;&amp;-[.AJ57]&amp;&quot;, &quot;&amp;[.AN57]&amp;&quot;, &quot;&amp;[.AR57]&amp;&quot;, &quot;&amp;[.AG57]&amp;&quot;, &quot;&amp;[.AK57]&amp;&quot;, &quot;&amp;[.AO57]&amp;&quot;, &quot;&amp;[.AS57]&amp;&quot;, &quot;&amp;[.AH57]&amp;&quot;, &quot;&amp;[.AL57]&amp;&quot;, &quot;&amp;[.AP57]&amp;&quot;, &quot;&amp;[.AT57]&amp;&quot;, &quot;&amp;[.AI57]&amp;&quot;, &quot;&amp;[.AM57]&amp;&quot;, &quot;&amp;-[.AQ57]&amp;&quot;, &quot;&amp;[.AU57]" office:value-type="string" office:string-value="1.08108, 0, 0, 0, 0, 1.08108, 0, 0, 0, 0, 1.08108, 0, -0.062697, 0, 1.90179, 1" calcext:value-type="string">
            <text:p>1.08108, 0, 0, 0, 0, 1.08108, 0, 0, 0, 0, 1.08108, 0, -0.062697, 0, 1.9017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TongueBase</text:p>
          </table:table-cell>
          <table:table-cell table:style-name="ce153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+[.D$54]+[.W58]" office:value-type="float" office:value="0" calcext:value-type="float">
            <text:p>0.000000</text:p>
          </table:table-cell>
          <table:table-cell table:style-name="ce254" table:formula="of:=+[.E$54]-[.S58]" office:value-type="float" office:value="-0.059074999" calcext:value-type="float">
            <text:p>-0.059075</text:p>
          </table:table-cell>
          <table:table-cell table:formula="of:=+[.F$54]+[.AA58]" office:value-type="float" office:value="1.86000526" calcext:value-type="float">
            <text:p>1.860005</text:p>
          </table:table-cell>
          <table:table-cell table:number-columns-repeated="3"/>
          <table:table-cell table:style-name="ce254" table:formula="of:=+[$'avatar_skeleton.xml convert'.D58]" office:value-type="float" office:value="0" calcext:value-type="float">
            <text:p>0.000000</text:p>
          </table:table-cell>
          <table:table-cell table:style-name="ce254" table:formula="of:=+[$'avatar_skeleton.xml convert'.E58]" office:value-type="float" office:value="-0.059125" calcext:value-type="float">
            <text:p>-0.059125</text:p>
          </table:table-cell>
          <table:table-cell table:style-name="ce254" table:formula="of:=+[$'avatar_skeleton.xml convert'.F58]" office:value-type="float" office:value="1.678703" calcext:value-type="float">
            <text:p>1.678703</text:p>
          </table:table-cell>
          <table:table-cell table:style-name="ce254" table:formula="of:=+[$'avatar_skeleton.xml convert'.G58]" office:value-type="float" office:value="0" calcext:value-type="float">
            <text:p>0.000000</text:p>
          </table:table-cell>
          <table:table-cell table:style-name="ce254" table:formula="of:=+[$'avatar_skeleton.xml convert'.H58]" office:value-type="float" office:value="-0.081125" calcext:value-type="float">
            <text:p>-0.081125</text:p>
          </table:table-cell>
          <table:table-cell table:style-name="ce254" table:formula="of:=+[$'avatar_skeleton.xml convert'.I58]" office:value-type="float" office:value="1.685703" calcext:value-type="float">
            <text:p>1.685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9" calcext:value-type="float">
            <text:p>0.03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5" calcext:value-type="float">
            <text:p>0.0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56697" calcext:value-type="float">
            <text:p>-0.056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0679" calcext:value-type="float">
            <text:p>-1.9067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58]&amp;&quot;, &quot;&amp;[.T58]&amp;&quot;, &quot;&amp;[.X58]&amp;&quot;, &quot;&amp;[.AB58]&amp;&quot;, &quot;&amp;[.Q58]&amp;&quot;, &quot;&amp;[.U58]&amp;&quot;, &quot;&amp;[.Y58]&amp;&quot;, &quot;&amp;[.AC58]&amp;&quot;, &quot;&amp;[.R58]&amp;&quot;, &quot;&amp;[.V58]&amp;&quot;, &quot;&amp;[.Z58]&amp;&quot;, &quot;&amp;[.AD58]&amp;&quot;, &quot;&amp;[.S58]&amp;&quot;, &quot;&amp;[.W58]&amp;&quot;, &quot;&amp;[.AA58]&amp;&quot;, &quot;&amp;[.AE58]" office:value-type="string" office:string-value="1, 0, 0, 0, 0, 1, 0, 0, 0, 0, 1, 0, 0.039, 0, 0.005, 1" calcext:value-type="string">
            <text:p>1, 0, 0, 0, 0, 1, 0, 0, 0, 0, 1, 0, 0.039, 0, 0.005, 1</text:p>
          </table:table-cell>
          <table:table-cell table:style-name="ce282" table:formula="of:=[.AF58]&amp;&quot;, &quot;&amp;-[.AJ58]&amp;&quot;, &quot;&amp;[.AN58]&amp;&quot;, &quot;&amp;[.AR58]&amp;&quot;, &quot;&amp;[.AG58]&amp;&quot;, &quot;&amp;[.AK58]&amp;&quot;, &quot;&amp;[.AO58]&amp;&quot;, &quot;&amp;[.AS58]&amp;&quot;, &quot;&amp;[.AH58]&amp;&quot;, &quot;&amp;[.AL58]&amp;&quot;, &quot;&amp;[.AP58]&amp;&quot;, &quot;&amp;[.AT58]&amp;&quot;, &quot;&amp;[.AI58]&amp;&quot;, &quot;&amp;[.AM58]&amp;&quot;, &quot;&amp;-[.AQ58]&amp;&quot;, &quot;&amp;[.AU58]" office:value-type="string" office:string-value="1.08108, 0, 0, 0, 0, 1.08108, 0, 0, 0, 0, 1.08108, 0, -0.056697, 0, 1.90679, 1" calcext:value-type="string">
            <text:p>1.08108, 0, 0, 0, 0, 1.08108, 0, 0, 0, 0, 1.08108, 0, -0.056697, 0, 1.9067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TongueTip</text:p>
          </table:table-cell>
          <table:table-cell table:style-name="ce153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+[.D58]+[.W59]" office:value-type="float" office:value="0" calcext:value-type="float">
            <text:p>0.000000</text:p>
          </table:table-cell>
          <table:table-cell table:style-name="ce254" table:formula="of:=+[.E58]-[.S59]" office:value-type="float" office:value="-0.081074999" calcext:value-type="float">
            <text:p>-0.081075</text:p>
          </table:table-cell>
          <table:table-cell table:formula="of:=+[.F58]+[.AA59]" office:value-type="float" office:value="1.86700526" calcext:value-type="float">
            <text:p>1.867005</text:p>
          </table:table-cell>
          <table:table-cell table:number-columns-repeated="3"/>
          <table:table-cell table:style-name="ce254" table:formula="of:=+[$'avatar_skeleton.xml convert'.D59]" office:value-type="float" office:value="0" calcext:value-type="float">
            <text:p>0.000000</text:p>
          </table:table-cell>
          <table:table-cell table:style-name="ce254" table:formula="of:=+[$'avatar_skeleton.xml convert'.E59]" office:value-type="float" office:value="-0.081125" calcext:value-type="float">
            <text:p>-0.081125</text:p>
          </table:table-cell>
          <table:table-cell table:style-name="ce254" table:formula="of:=+[$'avatar_skeleton.xml convert'.F59]" office:value-type="float" office:value="1.685703" calcext:value-type="float">
            <text:p>1.685703</text:p>
          </table:table-cell>
          <table:table-cell table:style-name="ce254" table:formula="of:=+[$'avatar_skeleton.xml convert'.G59]" office:value-type="float" office:value="0" calcext:value-type="float">
            <text:p>0.000000</text:p>
          </table:table-cell>
          <table:table-cell table:style-name="ce254" table:formula="of:=+[$'avatar_skeleton.xml convert'.H59]" office:value-type="float" office:value="-0.091125" calcext:value-type="float">
            <text:p>-0.091125</text:p>
          </table:table-cell>
          <table:table-cell table:style-name="ce254" table:formula="of:=+[$'avatar_skeleton.xml convert'.I59]" office:value-type="float" office:value="1.685703" calcext:value-type="float">
            <text:p>1.685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2" calcext:value-type="float">
            <text:p>0.02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7" calcext:value-type="float">
            <text:p>0.007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8697" calcext:value-type="float">
            <text:p>-0.078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1379" calcext:value-type="float">
            <text:p>-1.91379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59]&amp;&quot;, &quot;&amp;[.T59]&amp;&quot;, &quot;&amp;[.X59]&amp;&quot;, &quot;&amp;[.AB59]&amp;&quot;, &quot;&amp;[.Q59]&amp;&quot;, &quot;&amp;[.U59]&amp;&quot;, &quot;&amp;[.Y59]&amp;&quot;, &quot;&amp;[.AC59]&amp;&quot;, &quot;&amp;[.R59]&amp;&quot;, &quot;&amp;[.V59]&amp;&quot;, &quot;&amp;[.Z59]&amp;&quot;, &quot;&amp;[.AD59]&amp;&quot;, &quot;&amp;[.S59]&amp;&quot;, &quot;&amp;[.W59]&amp;&quot;, &quot;&amp;[.AA59]&amp;&quot;, &quot;&amp;[.AE59]" office:value-type="string" office:string-value="1, 0, 0, 0, 0, 1, 0, 0, 0, 0, 1, 0, 0.022, 0, 0.007, 1" calcext:value-type="string">
            <text:p>1, 0, 0, 0, 0, 1, 0, 0, 0, 0, 1, 0, 0.022, 0, 0.007, 1</text:p>
          </table:table-cell>
          <table:table-cell table:style-name="ce282" table:formula="of:=[.AF59]&amp;&quot;, &quot;&amp;-[.AJ59]&amp;&quot;, &quot;&amp;[.AN59]&amp;&quot;, &quot;&amp;[.AR59]&amp;&quot;, &quot;&amp;[.AG59]&amp;&quot;, &quot;&amp;[.AK59]&amp;&quot;, &quot;&amp;[.AO59]&amp;&quot;, &quot;&amp;[.AS59]&amp;&quot;, &quot;&amp;[.AH59]&amp;&quot;, &quot;&amp;[.AL59]&amp;&quot;, &quot;&amp;[.AP59]&amp;&quot;, &quot;&amp;[.AT59]&amp;&quot;, &quot;&amp;[.AI59]&amp;&quot;, &quot;&amp;[.AM59]&amp;&quot;, &quot;&amp;-[.AQ59]&amp;&quot;, &quot;&amp;[.AU59]" office:value-type="string" office:string-value="1.08108, 0, 0, 0, 0, 1.08108, 0, 0, 0, 0, 1.08108, 0, -0.078697, 0, 1.91379, 1" calcext:value-type="string">
            <text:p>1.08108, 0, 0, 0, 0, 1.08108, 0, 0, 0, 0, 1.08108, 0, -0.078697, 0, 1.9137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JawShaper</text:p>
          </table:table-cell>
          <table:table-cell table:style-name="ce164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+[.D$26]+[.W60]" office:value-type="float" office:value="0" calcext:value-type="float">
            <text:p>0.000000</text:p>
          </table:table-cell>
          <table:table-cell table:style-name="ce254" table:formula="of:=+[.E$26]-[.S60]" office:value-type="float" office:value="0" calcext:value-type="float">
            <text:p>0.000000</text:p>
          </table:table-cell>
          <table:table-cell table:formula="of:=+[.F$26]+[.AA60]" office:value-type="float" office:value="1.9075652" calcext:value-type="float">
            <text:p>1.907565</text:p>
          </table:table-cell>
          <table:table-cell table:formula="of:=+[.G$27]-[.W60]" office:value-type="float" office:value="0.03405608" calcext:value-type="float">
            <text:p>0.034056</text:p>
          </table:table-cell>
          <table:table-cell table:formula="of:=+[.H$27]-[.S60]" office:value-type="float" office:value="-0.06752507" calcext:value-type="float">
            <text:p>-0.067525</text:p>
          </table:table-cell>
          <table:table-cell table:formula="of:=+[.I$27]-[.AA60]" office:value-type="float" office:value="0.45927913" calcext:value-type="float">
            <text:p>0.459279</text:p>
          </table:table-cell>
          <table:table-cell table:style-name="ce254" table:formula="of:=+[$'avatar_skeleton.xml convert'.D60]" office:value-type="float" office:value="0" calcext:value-type="float">
            <text:p>0.000000</text:p>
          </table:table-cell>
          <table:table-cell table:style-name="ce254" table:formula="of:=+[$'avatar_skeleton.xml convert'.E60]" office:value-type="float" office:value="-0.000125" calcext:value-type="float">
            <text:p>-0.000125</text:p>
          </table:table-cell>
          <table:table-cell table:style-name="ce254" table:formula="of:=+[$'avatar_skeleton.xml convert'.F60]" office:value-type="float" office:value="1.727703" calcext:value-type="float">
            <text:p>1.727703</text:p>
          </table:table-cell>
          <table:table-cell table:style-name="ce254" table:formula="of:=+[$'avatar_skeleton.xml convert'.G60]" office:value-type="float" office:value="0" calcext:value-type="float">
            <text:p>0.000000</text:p>
          </table:table-cell>
          <table:table-cell table:style-name="ce254" table:formula="of:=+[$'avatar_skeleton.xml convert'.H60]" office:value-type="float" office:value="0.016875" calcext:value-type="float">
            <text:p>0.016875</text:p>
          </table:table-cell>
          <table:table-cell table:style-name="ce254" table:formula="of:=+[$'avatar_skeleton.xml convert'.I60]" office:value-type="float" office:value="1.727703" calcext:value-type="float">
            <text:p>1.727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-0" calcext:value-type="float">
            <text:p>0</text:p>
          </table:table-cell>
          <table:table-cell table:style-name="ce310" office:value-type="float" office:value="0.002303" calcext:value-type="float">
            <text:p>0.002303</text:p>
          </table:table-cell>
          <table:table-cell table:style-name="ce313" office:value-type="float" office:value="-0" calcext:value-type="float">
            <text:p>0</text:p>
          </table:table-cell>
          <table:table-cell table:style-name="ce318" office:value-type="float" office:value="1.15607" calcext:value-type="float">
            <text:p>1.15607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5728" calcext:value-type="float">
            <text:p>-1.95728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60]&amp;&quot;, &quot;&amp;[.T60]&amp;&quot;, &quot;&amp;[.X60]&amp;&quot;, &quot;&amp;[.AB60]&amp;&quot;, &quot;&amp;[.Q60]&amp;&quot;, &quot;&amp;[.U60]&amp;&quot;, &quot;&amp;[.Y60]&amp;&quot;, &quot;&amp;[.AC60]&amp;&quot;, &quot;&amp;[.R60]&amp;&quot;, &quot;&amp;[.V60]&amp;&quot;, &quot;&amp;[.Z60]&amp;&quot;, &quot;&amp;[.AD60]&amp;&quot;, &quot;&amp;[.S60]&amp;&quot;, &quot;&amp;[.W60]&amp;&quot;, &quot;&amp;[.AA60]&amp;&quot;, &quot;&amp;[.AE60]" office:value-type="string" office:string-value="1, 0, 0, 0, 0, 1, 0, 0, 0, 0, 1, 0, 0, 0, 0, 1" calcext:value-type="string">
            <text:p>1, 0, 0, 0, 0, 1, 0, 0, 0, 0, 1, 0, 0, 0, 0, 1</text:p>
          </table:table-cell>
          <table:table-cell table:style-name="ce282" table:formula="of:=[.AF60]&amp;&quot;, &quot;&amp;-[.AJ60]&amp;&quot;, &quot;&amp;[.AN60]&amp;&quot;, &quot;&amp;[.AR60]&amp;&quot;, &quot;&amp;[.AG60]&amp;&quot;, &quot;&amp;[.AK60]&amp;&quot;, &quot;&amp;[.AO60]&amp;&quot;, &quot;&amp;[.AS60]&amp;&quot;, &quot;&amp;[.AH60]&amp;&quot;, &quot;&amp;[.AL60]&amp;&quot;, &quot;&amp;[.AP60]&amp;&quot;, &quot;&amp;[.AT60]&amp;&quot;, &quot;&amp;[.AI60]&amp;&quot;, &quot;&amp;[.AM60]&amp;&quot;, &quot;&amp;-[.AQ60]&amp;&quot;, &quot;&amp;[.AU60]" office:value-type="string" office:string-value="1.08108, 0, 0, 0, 0, 1.15607, 0, 0, 0, 0, 1.08108, 0, 0.002303, 0, 1.95728, 1" calcext:value-type="string">
            <text:p>1.08108, 0, 0, 0, 0, 1.15607, 0, 0, 0, 0, 1.08108, 0, 0.002303, 0, 1.95728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ForeheadCenter</text:p>
          </table:table-cell>
          <table:table-cell table:style-name="ce164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+[.D$26]+[.W61]" office:value-type="float" office:value="0" calcext:value-type="float">
            <text:p>0.000000</text:p>
          </table:table-cell>
          <table:table-cell table:style-name="ce254" table:formula="of:=+[.E$26]-[.S61]" office:value-type="float" office:value="-0.06900001" calcext:value-type="float">
            <text:p>-0.069000</text:p>
          </table:table-cell>
          <table:table-cell table:formula="of:=+[.F$26]+[.AA61]" office:value-type="float" office:value="1.97256521" calcext:value-type="float">
            <text:p>1.972565</text:p>
          </table:table-cell>
          <table:table-cell table:formula="of:=+[.G$27]-[.W61]" office:value-type="float" office:value="0.03405608" calcext:value-type="float">
            <text:p>0.034056</text:p>
          </table:table-cell>
          <table:table-cell table:formula="of:=+[.H$27]-[.S61]" office:value-type="float" office:value="-0.13652508" calcext:value-type="float">
            <text:p>-0.136525</text:p>
          </table:table-cell>
          <table:table-cell table:formula="of:=+[.I$27]-[.AA61]" office:value-type="float" office:value="0.39427912" calcext:value-type="float">
            <text:p>0.394279</text:p>
          </table:table-cell>
          <table:table-cell table:style-name="ce254" table:formula="of:=+[$'avatar_skeleton.xml convert'.D61]" office:value-type="float" office:value="0" calcext:value-type="float">
            <text:p>0.000000</text:p>
          </table:table-cell>
          <table:table-cell table:style-name="ce254" table:formula="of:=+[$'avatar_skeleton.xml convert'.E61]" office:value-type="float" office:value="-0.069125" calcext:value-type="float">
            <text:p>-0.069125</text:p>
          </table:table-cell>
          <table:table-cell table:style-name="ce254" table:formula="of:=+[$'avatar_skeleton.xml convert'.F61]" office:value-type="float" office:value="1.792703" calcext:value-type="float">
            <text:p>1.792703</text:p>
          </table:table-cell>
          <table:table-cell table:style-name="ce254" table:formula="of:=+[$'avatar_skeleton.xml convert'.G61]" office:value-type="float" office:value="0" calcext:value-type="float">
            <text:p>0.000000</text:p>
          </table:table-cell>
          <table:table-cell table:style-name="ce254" table:formula="of:=+[$'avatar_skeleton.xml convert'.H61]" office:value-type="float" office:value="-0.105125" calcext:value-type="float">
            <text:p>-0.105125</text:p>
          </table:table-cell>
          <table:table-cell table:style-name="ce254" table:formula="of:=+[$'avatar_skeleton.xml convert'.I61]" office:value-type="float" office:value="1.792703" calcext:value-type="float">
            <text:p>1.792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900001" calcext:value-type="float">
            <text:p>0.06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6500001" calcext:value-type="float">
            <text:p>0.06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6997" calcext:value-type="float">
            <text:p>-0.0669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2.02051" calcext:value-type="float">
            <text:p>-2.02051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61]&amp;&quot;, &quot;&amp;[.T61]&amp;&quot;, &quot;&amp;[.X61]&amp;&quot;, &quot;&amp;[.AB61]&amp;&quot;, &quot;&amp;[.Q61]&amp;&quot;, &quot;&amp;[.U61]&amp;&quot;, &quot;&amp;[.Y61]&amp;&quot;, &quot;&amp;[.AC61]&amp;&quot;, &quot;&amp;[.R61]&amp;&quot;, &quot;&amp;[.V61]&amp;&quot;, &quot;&amp;[.Z61]&amp;&quot;, &quot;&amp;[.AD61]&amp;&quot;, &quot;&amp;[.S61]&amp;&quot;, &quot;&amp;[.W61]&amp;&quot;, &quot;&amp;[.AA61]&amp;&quot;, &quot;&amp;[.AE61]" office:value-type="string" office:string-value="1, 0, 0, 0, 0, 1, 0, 0, 0, 0, 1, 0, 0.06900001, 0, 0.06500001, 1" calcext:value-type="string">
            <text:p>1, 0, 0, 0, 0, 1, 0, 0, 0, 0, 1, 0, 0.06900001, 0, 0.06500001, 1</text:p>
          </table:table-cell>
          <table:table-cell table:style-name="ce282" table:formula="of:=[.AF61]&amp;&quot;, &quot;&amp;-[.AJ61]&amp;&quot;, &quot;&amp;[.AN61]&amp;&quot;, &quot;&amp;[.AR61]&amp;&quot;, &quot;&amp;[.AG61]&amp;&quot;, &quot;&amp;[.AK61]&amp;&quot;, &quot;&amp;[.AO61]&amp;&quot;, &quot;&amp;[.AS61]&amp;&quot;, &quot;&amp;[.AH61]&amp;&quot;, &quot;&amp;[.AL61]&amp;&quot;, &quot;&amp;[.AP61]&amp;&quot;, &quot;&amp;[.AT61]&amp;&quot;, &quot;&amp;[.AI61]&amp;&quot;, &quot;&amp;[.AM61]&amp;&quot;, &quot;&amp;-[.AQ61]&amp;&quot;, &quot;&amp;[.AU61]" office:value-type="string" office:string-value="1.08108, 0, 0, 0, 0, 1.08108, 0, 0, 0, 0, 1.08108, 0, -0.066997, 0, 2.02051, 1" calcext:value-type="string">
            <text:p>1.08108, 0, 0, 0, 0, 1.08108, 0, 0, 0, 0, 1.08108, 0, -0.066997, 0, 2.02051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NoseBase</text:p>
          </table:table-cell>
          <table:table-cell table:style-name="ce164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+[.D$26]+[.W62]" office:value-type="float" office:value="0" calcext:value-type="float">
            <text:p>0.000000</text:p>
          </table:table-cell>
          <table:table-cell table:style-name="ce254" table:formula="of:=+[.E$26]-[.S62]" office:value-type="float" office:value="-0.094" calcext:value-type="float">
            <text:p>-0.094000</text:p>
          </table:table-cell>
          <table:table-cell table:formula="of:=+[.F$26]+[.AA62]" office:value-type="float" office:value="1.8915652" calcext:value-type="float">
            <text:p>1.891565</text:p>
          </table:table-cell>
          <table:table-cell table:formula="of:=+[.G$27]-[.W62]" office:value-type="float" office:value="0.03405608" calcext:value-type="float">
            <text:p>0.034056</text:p>
          </table:table-cell>
          <table:table-cell table:formula="of:=+[.H$27]-[.S62]" office:value-type="float" office:value="-0.16152507" calcext:value-type="float">
            <text:p>-0.161525</text:p>
          </table:table-cell>
          <table:table-cell table:formula="of:=+[.I$27]-[.AA62]" office:value-type="float" office:value="0.47527913" calcext:value-type="float">
            <text:p>0.475279</text:p>
          </table:table-cell>
          <table:table-cell table:style-name="ce254" table:formula="of:=+[$'avatar_skeleton.xml convert'.D62]" office:value-type="float" office:value="0" calcext:value-type="float">
            <text:p>0.000000</text:p>
          </table:table-cell>
          <table:table-cell table:style-name="ce254" table:formula="of:=+[$'avatar_skeleton.xml convert'.E62]" office:value-type="float" office:value="-0.094125" calcext:value-type="float">
            <text:p>-0.094125</text:p>
          </table:table-cell>
          <table:table-cell table:style-name="ce254" table:formula="of:=+[$'avatar_skeleton.xml convert'.F62]" office:value-type="float" office:value="1.711703" calcext:value-type="float">
            <text:p>1.711703</text:p>
          </table:table-cell>
          <table:table-cell table:style-name="ce254" table:formula="of:=+[$'avatar_skeleton.xml convert'.G62]" office:value-type="float" office:value="0" calcext:value-type="float">
            <text:p>0.000000</text:p>
          </table:table-cell>
          <table:table-cell table:style-name="ce254" table:formula="of:=+[$'avatar_skeleton.xml convert'.H62]" office:value-type="float" office:value="-0.108125" calcext:value-type="float">
            <text:p>-0.108125</text:p>
          </table:table-cell>
          <table:table-cell table:style-name="ce254" table:formula="of:=+[$'avatar_skeleton.xml convert'.I62]" office:value-type="float" office:value="1.711703" calcext:value-type="float">
            <text:p>1.711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4" calcext:value-type="float">
            <text:p>0.09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16" calcext:value-type="float">
            <text:p>-0.01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91697" calcext:value-type="float">
            <text:p>-0.091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3793" calcext:value-type="float">
            <text:p>-1.93793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62]&amp;&quot;, &quot;&amp;[.T62]&amp;&quot;, &quot;&amp;[.X62]&amp;&quot;, &quot;&amp;[.AB62]&amp;&quot;, &quot;&amp;[.Q62]&amp;&quot;, &quot;&amp;[.U62]&amp;&quot;, &quot;&amp;[.Y62]&amp;&quot;, &quot;&amp;[.AC62]&amp;&quot;, &quot;&amp;[.R62]&amp;&quot;, &quot;&amp;[.V62]&amp;&quot;, &quot;&amp;[.Z62]&amp;&quot;, &quot;&amp;[.AD62]&amp;&quot;, &quot;&amp;[.S62]&amp;&quot;, &quot;&amp;[.W62]&amp;&quot;, &quot;&amp;[.AA62]&amp;&quot;, &quot;&amp;[.AE62]" office:value-type="string" office:string-value="1, 0, 0, 0, 0, 1, 0, 0, 0, 0, 1, 0, 0.094, 0, -0.016, 1" calcext:value-type="string">
            <text:p>1, 0, 0, 0, 0, 1, 0, 0, 0, 0, 1, 0, 0.094, 0, -0.016, 1</text:p>
          </table:table-cell>
          <table:table-cell table:style-name="ce282" table:formula="of:=[.AF62]&amp;&quot;, &quot;&amp;-[.AJ62]&amp;&quot;, &quot;&amp;[.AN62]&amp;&quot;, &quot;&amp;[.AR62]&amp;&quot;, &quot;&amp;[.AG62]&amp;&quot;, &quot;&amp;[.AK62]&amp;&quot;, &quot;&amp;[.AO62]&amp;&quot;, &quot;&amp;[.AS62]&amp;&quot;, &quot;&amp;[.AH62]&amp;&quot;, &quot;&amp;[.AL62]&amp;&quot;, &quot;&amp;[.AP62]&amp;&quot;, &quot;&amp;[.AT62]&amp;&quot;, &quot;&amp;[.AI62]&amp;&quot;, &quot;&amp;[.AM62]&amp;&quot;, &quot;&amp;-[.AQ62]&amp;&quot;, &quot;&amp;[.AU62]" office:value-type="string" office:string-value="1.08108, 0, 0, 0, 0, 1.08108, 0, 0, 0, 0, 1.08108, 0, -0.091697, 0, 1.93793, 1" calcext:value-type="string">
            <text:p>1.08108, 0, 0, 0, 0, 1.08108, 0, 0, 0, 0, 1.08108, 0, -0.091697, 0, 1.93793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TeethUpper</text:p>
          </table:table-cell>
          <table:table-cell table:style-name="ce164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+[.D$26]+[.W63]" office:value-type="float" office:value="0" calcext:value-type="float">
            <text:p>0.000000</text:p>
          </table:table-cell>
          <table:table-cell table:style-name="ce254" table:formula="of:=+[.E$26]-[.S63]" office:value-type="float" office:value="-0.02" calcext:value-type="float">
            <text:p>-0.020000</text:p>
          </table:table-cell>
          <table:table-cell table:formula="of:=+[.F$26]+[.AA63]" office:value-type="float" office:value="1.8775652" calcext:value-type="float">
            <text:p>1.877565</text:p>
          </table:table-cell>
          <table:table-cell table:formula="of:=+[.G$27]-[.W63]" office:value-type="float" office:value="0.03405608" calcext:value-type="float">
            <text:p>0.034056</text:p>
          </table:table-cell>
          <table:table-cell table:formula="of:=+[.H$27]-[.S63]" office:value-type="float" office:value="-0.08752507" calcext:value-type="float">
            <text:p>-0.087525</text:p>
          </table:table-cell>
          <table:table-cell table:formula="of:=+[.I$27]-[.AA63]" office:value-type="float" office:value="0.48927913" calcext:value-type="float">
            <text:p>0.489279</text:p>
          </table:table-cell>
          <table:table-cell table:style-name="ce254" table:formula="of:=+[$'avatar_skeleton.xml convert'.D63]" office:value-type="float" office:value="0" calcext:value-type="float">
            <text:p>0.000000</text:p>
          </table:table-cell>
          <table:table-cell table:style-name="ce254" table:formula="of:=+[$'avatar_skeleton.xml convert'.E63]" office:value-type="float" office:value="-0.020125" calcext:value-type="float">
            <text:p>-0.020125</text:p>
          </table:table-cell>
          <table:table-cell table:style-name="ce254" table:formula="of:=+[$'avatar_skeleton.xml convert'.F63]" office:value-type="float" office:value="1.697703" calcext:value-type="float">
            <text:p>1.697703</text:p>
          </table:table-cell>
          <table:table-cell table:style-name="ce254" table:formula="of:=+[$'avatar_skeleton.xml convert'.G63]" office:value-type="float" office:value="0" calcext:value-type="float">
            <text:p>0.000000</text:p>
          </table:table-cell>
          <table:table-cell table:style-name="ce254" table:formula="of:=+[$'avatar_skeleton.xml convert'.H63]" office:value-type="float" office:value="-0.055125" calcext:value-type="float">
            <text:p>-0.055125</text:p>
          </table:table-cell>
          <table:table-cell table:style-name="ce254" table:formula="of:=+[$'avatar_skeleton.xml convert'.I63]" office:value-type="float" office:value="1.697703" calcext:value-type="float">
            <text:p>1.697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3" calcext:value-type="float">
            <text:p>-0.03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17697" calcext:value-type="float">
            <text:p>-0.017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2576" calcext:value-type="float">
            <text:p>-1.92576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63]&amp;&quot;, &quot;&amp;[.T63]&amp;&quot;, &quot;&amp;[.X63]&amp;&quot;, &quot;&amp;[.AB63]&amp;&quot;, &quot;&amp;[.Q63]&amp;&quot;, &quot;&amp;[.U63]&amp;&quot;, &quot;&amp;[.Y63]&amp;&quot;, &quot;&amp;[.AC63]&amp;&quot;, &quot;&amp;[.R63]&amp;&quot;, &quot;&amp;[.V63]&amp;&quot;, &quot;&amp;[.Z63]&amp;&quot;, &quot;&amp;[.AD63]&amp;&quot;, &quot;&amp;[.S63]&amp;&quot;, &quot;&amp;[.W63]&amp;&quot;, &quot;&amp;[.AA63]&amp;&quot;, &quot;&amp;[.AE63]" office:value-type="string" office:string-value="1, 0, 0, 0, 0, 1, 0, 0, 0, 0, 1, 0, 0.02, 0, -0.03, 1" calcext:value-type="string">
            <text:p>1, 0, 0, 0, 0, 1, 0, 0, 0, 0, 1, 0, 0.02, 0, -0.03, 1</text:p>
          </table:table-cell>
          <table:table-cell table:style-name="ce282" table:formula="of:=[.AF63]&amp;&quot;, &quot;&amp;-[.AJ63]&amp;&quot;, &quot;&amp;[.AN63]&amp;&quot;, &quot;&amp;[.AR63]&amp;&quot;, &quot;&amp;[.AG63]&amp;&quot;, &quot;&amp;[.AK63]&amp;&quot;, &quot;&amp;[.AO63]&amp;&quot;, &quot;&amp;[.AS63]&amp;&quot;, &quot;&amp;[.AH63]&amp;&quot;, &quot;&amp;[.AL63]&amp;&quot;, &quot;&amp;[.AP63]&amp;&quot;, &quot;&amp;[.AT63]&amp;&quot;, &quot;&amp;[.AI63]&amp;&quot;, &quot;&amp;[.AM63]&amp;&quot;, &quot;&amp;-[.AQ63]&amp;&quot;, &quot;&amp;[.AU63]" office:value-type="string" office:string-value="1.08108, 0, 0, 0, 0, 1.08108, 0, 0, 0, 0, 1.08108, 0, -0.017697, 0, 1.92576, 1" calcext:value-type="string">
            <text:p>1.08108, 0, 0, 0, 0, 1.08108, 0, 0, 0, 0, 1.08108, 0, -0.017697, 0, 1.92576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LipUpperLeft</text:p>
          </table:table-cell>
          <table:table-cell table:style-name="ce153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+[.D$63]+[.W64]" office:value-type="float" office:value="0" calcext:value-type="float">
            <text:p>0.000000</text:p>
          </table:table-cell>
          <table:table-cell table:style-name="ce254" table:formula="of:=+[.E$63]-[.S64]" office:value-type="float" office:value="-0.065" calcext:value-type="float">
            <text:p>-0.065000</text:p>
          </table:table-cell>
          <table:table-cell table:formula="of:=+[.F$63]+[.AA64]" office:value-type="float" office:value="1.8745652" calcext:value-type="float">
            <text:p>1.874565</text:p>
          </table:table-cell>
          <table:table-cell table:number-columns-repeated="3"/>
          <table:table-cell table:style-name="ce254" table:formula="of:=+[$'avatar_skeleton.xml convert'.D64]" office:value-type="float" office:value="0" calcext:value-type="float">
            <text:p>0.000000</text:p>
          </table:table-cell>
          <table:table-cell table:style-name="ce254" table:formula="of:=+[$'avatar_skeleton.xml convert'.E64]" office:value-type="float" office:value="-0.065125" calcext:value-type="float">
            <text:p>-0.065125</text:p>
          </table:table-cell>
          <table:table-cell table:style-name="ce254" table:formula="of:=+[$'avatar_skeleton.xml convert'.F64]" office:value-type="float" office:value="1.694703" calcext:value-type="float">
            <text:p>1.694703</text:p>
          </table:table-cell>
          <table:table-cell table:style-name="ce254" table:formula="of:=+[$'avatar_skeleton.xml convert'.G64]" office:value-type="float" office:value="0.015" calcext:value-type="float">
            <text:p>0.015000</text:p>
          </table:table-cell>
          <table:table-cell table:style-name="ce254" table:formula="of:=+[$'avatar_skeleton.xml convert'.H64]" office:value-type="float" office:value="-0.106125" calcext:value-type="float">
            <text:p>-0.106125</text:p>
          </table:table-cell>
          <table:table-cell table:style-name="ce254" table:formula="of:=+[$'avatar_skeleton.xml convert'.I64]" office:value-type="float" office:value="1.694703" calcext:value-type="float">
            <text:p>1.694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3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2697" calcext:value-type="float">
            <text:p>-0.062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22083" calcext:value-type="float">
            <text:p>1.22083</text:p>
          </table:table-cell>
          <table:table-cell table:style-name="ce310" office:value-type="float" office:value="-2.17011" calcext:value-type="float">
            <text:p>-2.17011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64]&amp;&quot;, &quot;&amp;[.T64]&amp;&quot;, &quot;&amp;[.X64]&amp;&quot;, &quot;&amp;[.AB64]&amp;&quot;, &quot;&amp;[.Q64]&amp;&quot;, &quot;&amp;[.U64]&amp;&quot;, &quot;&amp;[.Y64]&amp;&quot;, &quot;&amp;[.AC64]&amp;&quot;, &quot;&amp;[.R64]&amp;&quot;, &quot;&amp;[.V64]&amp;&quot;, &quot;&amp;[.Z64]&amp;&quot;, &quot;&amp;[.AD64]&amp;&quot;, &quot;&amp;[.S64]&amp;&quot;, &quot;&amp;[.W64]&amp;&quot;, &quot;&amp;[.AA64]&amp;&quot;, &quot;&amp;[.AE64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table:style-name="ce282" table:formula="of:=[.AF64]&amp;&quot;, &quot;&amp;-[.AJ64]&amp;&quot;, &quot;&amp;[.AN64]&amp;&quot;, &quot;&amp;[.AR64]&amp;&quot;, &quot;&amp;[.AG64]&amp;&quot;, &quot;&amp;[.AK64]&amp;&quot;, &quot;&amp;[.AO64]&amp;&quot;, &quot;&amp;[.AS64]&amp;&quot;, &quot;&amp;[.AH64]&amp;&quot;, &quot;&amp;[.AL64]&amp;&quot;, &quot;&amp;[.AP64]&amp;&quot;, &quot;&amp;[.AT64]&amp;&quot;, &quot;&amp;[.AI64]&amp;&quot;, &quot;&amp;[.AM64]&amp;&quot;, &quot;&amp;-[.AQ64]&amp;&quot;, &quot;&amp;[.AU64]" office:value-type="string" office:string-value="1.08108, 0, 0, 0, 0, 1.08108, 0, 0, 0, 0, 1.22083, 0, -0.062697, 0, 2.17011, 1" calcext:value-type="string">
            <text:p>1.08108, 0, 0, 0, 0, 1.08108, 0, 0, 0, 0, 1.22083, 0, -0.062697, 0, 2.17011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LipUpperRight</text:p>
          </table:table-cell>
          <table:table-cell table:style-name="ce153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+[.D$63]+[.W65]" office:value-type="float" office:value="0" calcext:value-type="float">
            <text:p>0.000000</text:p>
          </table:table-cell>
          <table:table-cell table:style-name="ce254" table:formula="of:=+[.E$63]-[.S65]" office:value-type="float" office:value="-0.065" calcext:value-type="float">
            <text:p>-0.065000</text:p>
          </table:table-cell>
          <table:table-cell table:formula="of:=+[.F$63]+[.AA65]" office:value-type="float" office:value="1.8745652" calcext:value-type="float">
            <text:p>1.874565</text:p>
          </table:table-cell>
          <table:table-cell table:number-columns-repeated="3"/>
          <table:table-cell table:style-name="ce254" table:formula="of:=+[$'avatar_skeleton.xml convert'.D65]" office:value-type="float" office:value="0" calcext:value-type="float">
            <text:p>0.000000</text:p>
          </table:table-cell>
          <table:table-cell table:style-name="ce254" table:formula="of:=+[$'avatar_skeleton.xml convert'.E65]" office:value-type="float" office:value="-0.065125" calcext:value-type="float">
            <text:p>-0.065125</text:p>
          </table:table-cell>
          <table:table-cell table:style-name="ce254" table:formula="of:=+[$'avatar_skeleton.xml convert'.F65]" office:value-type="float" office:value="1.694703" calcext:value-type="float">
            <text:p>1.694703</text:p>
          </table:table-cell>
          <table:table-cell table:style-name="ce254" table:formula="of:=+[$'avatar_skeleton.xml convert'.G65]" office:value-type="float" office:value="-0.015" calcext:value-type="float">
            <text:p>-0.015000</text:p>
          </table:table-cell>
          <table:table-cell table:style-name="ce254" table:formula="of:=+[$'avatar_skeleton.xml convert'.H65]" office:value-type="float" office:value="-0.106125" calcext:value-type="float">
            <text:p>-0.106125</text:p>
          </table:table-cell>
          <table:table-cell table:style-name="ce254" table:formula="of:=+[$'avatar_skeleton.xml convert'.I65]" office:value-type="float" office:value="1.694703" calcext:value-type="float">
            <text:p>1.694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3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2697" calcext:value-type="float">
            <text:p>-0.062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22083" calcext:value-type="float">
            <text:p>1.22083</text:p>
          </table:table-cell>
          <table:table-cell table:style-name="ce310" office:value-type="float" office:value="-2.17011" calcext:value-type="float">
            <text:p>-2.17011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65]&amp;&quot;, &quot;&amp;[.T65]&amp;&quot;, &quot;&amp;[.X65]&amp;&quot;, &quot;&amp;[.AB65]&amp;&quot;, &quot;&amp;[.Q65]&amp;&quot;, &quot;&amp;[.U65]&amp;&quot;, &quot;&amp;[.Y65]&amp;&quot;, &quot;&amp;[.AC65]&amp;&quot;, &quot;&amp;[.R65]&amp;&quot;, &quot;&amp;[.V65]&amp;&quot;, &quot;&amp;[.Z65]&amp;&quot;, &quot;&amp;[.AD65]&amp;&quot;, &quot;&amp;[.S65]&amp;&quot;, &quot;&amp;[.W65]&amp;&quot;, &quot;&amp;[.AA65]&amp;&quot;, &quot;&amp;[.AE65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table:style-name="ce282" table:formula="of:=[.AF65]&amp;&quot;, &quot;&amp;-[.AJ65]&amp;&quot;, &quot;&amp;[.AN65]&amp;&quot;, &quot;&amp;[.AR65]&amp;&quot;, &quot;&amp;[.AG65]&amp;&quot;, &quot;&amp;[.AK65]&amp;&quot;, &quot;&amp;[.AO65]&amp;&quot;, &quot;&amp;[.AS65]&amp;&quot;, &quot;&amp;[.AH65]&amp;&quot;, &quot;&amp;[.AL65]&amp;&quot;, &quot;&amp;[.AP65]&amp;&quot;, &quot;&amp;[.AT65]&amp;&quot;, &quot;&amp;[.AI65]&amp;&quot;, &quot;&amp;[.AM65]&amp;&quot;, &quot;&amp;-[.AQ65]&amp;&quot;, &quot;&amp;[.AU65]" office:value-type="string" office:string-value="1.08108, 0, 0, 0, 0, 1.08108, 0, 0, 0, 0, 1.22083, 0, -0.062697, 0, 2.17011, 1" calcext:value-type="string">
            <text:p>1.08108, 0, 0, 0, 0, 1.08108, 0, 0, 0, 0, 1.22083, 0, -0.062697, 0, 2.17011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LipCornerLeft</text:p>
          </table:table-cell>
          <table:table-cell table:style-name="ce153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+[.D$63]+[.W66]" office:value-type="float" office:value="-0.019" calcext:value-type="float">
            <text:p>-0.019000</text:p>
          </table:table-cell>
          <table:table-cell table:style-name="ce254" table:formula="of:=+[.E$63]-[.S66]" office:value-type="float" office:value="-0.048" calcext:value-type="float">
            <text:p>-0.048000</text:p>
          </table:table-cell>
          <table:table-cell table:formula="of:=+[.F$63]+[.AA66]" office:value-type="float" office:value="1.8675652" calcext:value-type="float">
            <text:p>1.867565</text:p>
          </table:table-cell>
          <table:table-cell table:number-columns-repeated="3"/>
          <table:table-cell table:style-name="ce254" table:formula="of:=+[$'avatar_skeleton.xml convert'.D66]" office:value-type="float" office:value="-0.019" calcext:value-type="float">
            <text:p>-0.019000</text:p>
          </table:table-cell>
          <table:table-cell table:style-name="ce254" table:formula="of:=+[$'avatar_skeleton.xml convert'.E66]" office:value-type="float" office:value="-0.048125" calcext:value-type="float">
            <text:p>-0.048125</text:p>
          </table:table-cell>
          <table:table-cell table:style-name="ce254" table:formula="of:=+[$'avatar_skeleton.xml convert'.F66]" office:value-type="float" office:value="1.687703" calcext:value-type="float">
            <text:p>1.687703</text:p>
          </table:table-cell>
          <table:table-cell table:style-name="ce254" table:formula="of:=+[$'avatar_skeleton.xml convert'.G66]" office:value-type="float" office:value="0.032" calcext:value-type="float">
            <text:p>0.032000</text:p>
          </table:table-cell>
          <table:table-cell table:style-name="ce254" table:formula="of:=+[$'avatar_skeleton.xml convert'.H66]" office:value-type="float" office:value="-0.093125" calcext:value-type="float">
            <text:p>-0.093125</text:p>
          </table:table-cell>
          <table:table-cell table:style-name="ce254" table:formula="of:=+[$'avatar_skeleton.xml convert'.I66]" office:value-type="float" office:value="1.687703" calcext:value-type="float">
            <text:p>1.687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45697" calcext:value-type="float">
            <text:p>-0.045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19" calcext:value-type="float">
            <text:p>0.019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1576" calcext:value-type="float">
            <text:p>-1.91576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66]&amp;&quot;, &quot;&amp;[.T66]&amp;&quot;, &quot;&amp;[.X66]&amp;&quot;, &quot;&amp;[.AB66]&amp;&quot;, &quot;&amp;[.Q66]&amp;&quot;, &quot;&amp;[.U66]&amp;&quot;, &quot;&amp;[.Y66]&amp;&quot;, &quot;&amp;[.AC66]&amp;&quot;, &quot;&amp;[.R66]&amp;&quot;, &quot;&amp;[.V66]&amp;&quot;, &quot;&amp;[.Z66]&amp;&quot;, &quot;&amp;[.AD66]&amp;&quot;, &quot;&amp;[.S66]&amp;&quot;, &quot;&amp;[.W66]&amp;&quot;, &quot;&amp;[.AA66]&amp;&quot;, &quot;&amp;[.AE66]" office:value-type="string" office:string-value="1, 0, 0, 0, 0, 1, 0, 0, 0, 0, 1, 0, 0.028, -0.019, -0.01, 1" calcext:value-type="string">
            <text:p>1, 0, 0, 0, 0, 1, 0, 0, 0, 0, 1, 0, 0.028, -0.019, -0.01, 1</text:p>
          </table:table-cell>
          <table:table-cell table:style-name="ce282" table:formula="of:=[.AF66]&amp;&quot;, &quot;&amp;-[.AJ66]&amp;&quot;, &quot;&amp;[.AN66]&amp;&quot;, &quot;&amp;[.AR66]&amp;&quot;, &quot;&amp;[.AG66]&amp;&quot;, &quot;&amp;[.AK66]&amp;&quot;, &quot;&amp;[.AO66]&amp;&quot;, &quot;&amp;[.AS66]&amp;&quot;, &quot;&amp;[.AH66]&amp;&quot;, &quot;&amp;[.AL66]&amp;&quot;, &quot;&amp;[.AP66]&amp;&quot;, &quot;&amp;[.AT66]&amp;&quot;, &quot;&amp;[.AI66]&amp;&quot;, &quot;&amp;[.AM66]&amp;&quot;, &quot;&amp;-[.AQ66]&amp;&quot;, &quot;&amp;[.AU66]" office:value-type="string" office:string-value="1.08108, 0, 0, 0, 0, 1.08108, 0, 0, 0, 0, 1.08108, 0, -0.045697, 0.019, 1.91576, 1" calcext:value-type="string">
            <text:p>1.08108, 0, 0, 0, 0, 1.08108, 0, 0, 0, 0, 1.08108, 0, -0.045697, 0.019, 1.91576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LipCornerRight</text:p>
          </table:table-cell>
          <table:table-cell table:style-name="ce153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+[.D$63]+[.W67]" office:value-type="float" office:value="0.019" calcext:value-type="float">
            <text:p>0.019000</text:p>
          </table:table-cell>
          <table:table-cell table:style-name="ce254" table:formula="of:=+[.E$63]-[.S67]" office:value-type="float" office:value="-0.048" calcext:value-type="float">
            <text:p>-0.048000</text:p>
          </table:table-cell>
          <table:table-cell table:formula="of:=+[.F$63]+[.AA67]" office:value-type="float" office:value="1.8675652" calcext:value-type="float">
            <text:p>1.867565</text:p>
          </table:table-cell>
          <table:table-cell table:number-columns-repeated="3"/>
          <table:table-cell table:style-name="ce254" table:formula="of:=+[$'avatar_skeleton.xml convert'.D67]" office:value-type="float" office:value="0.019" calcext:value-type="float">
            <text:p>0.019000</text:p>
          </table:table-cell>
          <table:table-cell table:style-name="ce254" table:formula="of:=+[$'avatar_skeleton.xml convert'.E67]" office:value-type="float" office:value="-0.048125" calcext:value-type="float">
            <text:p>-0.048125</text:p>
          </table:table-cell>
          <table:table-cell table:style-name="ce254" table:formula="of:=+[$'avatar_skeleton.xml convert'.F67]" office:value-type="float" office:value="1.687703" calcext:value-type="float">
            <text:p>1.687703</text:p>
          </table:table-cell>
          <table:table-cell table:style-name="ce254" table:formula="of:=+[$'avatar_skeleton.xml convert'.G67]" office:value-type="float" office:value="-0.032" calcext:value-type="float">
            <text:p>-0.032000</text:p>
          </table:table-cell>
          <table:table-cell table:style-name="ce254" table:formula="of:=+[$'avatar_skeleton.xml convert'.H67]" office:value-type="float" office:value="-0.093125" calcext:value-type="float">
            <text:p>-0.093125</text:p>
          </table:table-cell>
          <table:table-cell table:style-name="ce254" table:formula="of:=+[$'avatar_skeleton.xml convert'.I67]" office:value-type="float" office:value="1.687703" calcext:value-type="float">
            <text:p>1.687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9" calcext:value-type="float">
            <text:p>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45697" calcext:value-type="float">
            <text:p>-0.045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19" calcext:value-type="float">
            <text:p>-0.019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1576" calcext:value-type="float">
            <text:p>-1.91576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67]&amp;&quot;, &quot;&amp;[.T67]&amp;&quot;, &quot;&amp;[.X67]&amp;&quot;, &quot;&amp;[.AB67]&amp;&quot;, &quot;&amp;[.Q67]&amp;&quot;, &quot;&amp;[.U67]&amp;&quot;, &quot;&amp;[.Y67]&amp;&quot;, &quot;&amp;[.AC67]&amp;&quot;, &quot;&amp;[.R67]&amp;&quot;, &quot;&amp;[.V67]&amp;&quot;, &quot;&amp;[.Z67]&amp;&quot;, &quot;&amp;[.AD67]&amp;&quot;, &quot;&amp;[.S67]&amp;&quot;, &quot;&amp;[.W67]&amp;&quot;, &quot;&amp;[.AA67]&amp;&quot;, &quot;&amp;[.AE67]" office:value-type="string" office:string-value="1, 0, 0, 0, 0, 1, 0, 0, 0, 0, 1, 0, 0.028, 0.019, -0.01, 1" calcext:value-type="string">
            <text:p>1, 0, 0, 0, 0, 1, 0, 0, 0, 0, 1, 0, 0.028, 0.019, -0.01, 1</text:p>
          </table:table-cell>
          <table:table-cell table:style-name="ce282" table:formula="of:=[.AF67]&amp;&quot;, &quot;&amp;-[.AJ67]&amp;&quot;, &quot;&amp;[.AN67]&amp;&quot;, &quot;&amp;[.AR67]&amp;&quot;, &quot;&amp;[.AG67]&amp;&quot;, &quot;&amp;[.AK67]&amp;&quot;, &quot;&amp;[.AO67]&amp;&quot;, &quot;&amp;[.AS67]&amp;&quot;, &quot;&amp;[.AH67]&amp;&quot;, &quot;&amp;[.AL67]&amp;&quot;, &quot;&amp;[.AP67]&amp;&quot;, &quot;&amp;[.AT67]&amp;&quot;, &quot;&amp;[.AI67]&amp;&quot;, &quot;&amp;[.AM67]&amp;&quot;, &quot;&amp;-[.AQ67]&amp;&quot;, &quot;&amp;[.AU67]" office:value-type="string" office:string-value="1.08108, 0, 0, 0, 0, 1.08108, 0, 0, 0, 0, 1.08108, 0, -0.045697, -0.019, 1.91576, 1" calcext:value-type="string">
            <text:p>1.08108, 0, 0, 0, 0, 1.08108, 0, 0, 0, 0, 1.08108, 0, -0.045697, -0.019, 1.91576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LipUpperCenter</text:p>
          </table:table-cell>
          <table:table-cell table:style-name="ce153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+[.D$63]+[.W68]" office:value-type="float" office:value="0" calcext:value-type="float">
            <text:p>0.000000</text:p>
          </table:table-cell>
          <table:table-cell table:style-name="ce254" table:formula="of:=+[.E$63]-[.S68]" office:value-type="float" office:value="-0.065" calcext:value-type="float">
            <text:p>-0.065000</text:p>
          </table:table-cell>
          <table:table-cell table:formula="of:=+[.F$63]+[.AA68]" office:value-type="float" office:value="1.8745652" calcext:value-type="float">
            <text:p>1.874565</text:p>
          </table:table-cell>
          <table:table-cell table:number-columns-repeated="3"/>
          <table:table-cell table:style-name="ce254" table:formula="of:=+[$'avatar_skeleton.xml convert'.D68]" office:value-type="float" office:value="0" calcext:value-type="float">
            <text:p>0.000000</text:p>
          </table:table-cell>
          <table:table-cell table:style-name="ce254" table:formula="of:=+[$'avatar_skeleton.xml convert'.E68]" office:value-type="float" office:value="-0.065125" calcext:value-type="float">
            <text:p>-0.065125</text:p>
          </table:table-cell>
          <table:table-cell table:style-name="ce254" table:formula="of:=+[$'avatar_skeleton.xml convert'.F68]" office:value-type="float" office:value="1.694703" calcext:value-type="float">
            <text:p>1.694703</text:p>
          </table:table-cell>
          <table:table-cell table:style-name="ce254" table:formula="of:=+[$'avatar_skeleton.xml convert'.G68]" office:value-type="float" office:value="0" calcext:value-type="float">
            <text:p>0.000000</text:p>
          </table:table-cell>
          <table:table-cell table:style-name="ce254" table:formula="of:=+[$'avatar_skeleton.xml convert'.H68]" office:value-type="float" office:value="-0.108125" calcext:value-type="float">
            <text:p>-0.108125</text:p>
          </table:table-cell>
          <table:table-cell table:style-name="ce254" table:formula="of:=+[$'avatar_skeleton.xml convert'.I68]" office:value-type="float" office:value="1.696703" calcext:value-type="float">
            <text:p>1.696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3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62697" calcext:value-type="float">
            <text:p>-0.062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4135" calcext:value-type="float">
            <text:p>1.04135</text:p>
          </table:table-cell>
          <table:table-cell table:style-name="ce310" office:value-type="float" office:value="-1.85244" calcext:value-type="float">
            <text:p>-1.85244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68]&amp;&quot;, &quot;&amp;[.T68]&amp;&quot;, &quot;&amp;[.X68]&amp;&quot;, &quot;&amp;[.AB68]&amp;&quot;, &quot;&amp;[.Q68]&amp;&quot;, &quot;&amp;[.U68]&amp;&quot;, &quot;&amp;[.Y68]&amp;&quot;, &quot;&amp;[.AC68]&amp;&quot;, &quot;&amp;[.R68]&amp;&quot;, &quot;&amp;[.V68]&amp;&quot;, &quot;&amp;[.Z68]&amp;&quot;, &quot;&amp;[.AD68]&amp;&quot;, &quot;&amp;[.S68]&amp;&quot;, &quot;&amp;[.W68]&amp;&quot;, &quot;&amp;[.AA68]&amp;&quot;, &quot;&amp;[.AE68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table:style-name="ce282" table:formula="of:=[.AF68]&amp;&quot;, &quot;&amp;-[.AJ68]&amp;&quot;, &quot;&amp;[.AN68]&amp;&quot;, &quot;&amp;[.AR68]&amp;&quot;, &quot;&amp;[.AG68]&amp;&quot;, &quot;&amp;[.AK68]&amp;&quot;, &quot;&amp;[.AO68]&amp;&quot;, &quot;&amp;[.AS68]&amp;&quot;, &quot;&amp;[.AH68]&amp;&quot;, &quot;&amp;[.AL68]&amp;&quot;, &quot;&amp;[.AP68]&amp;&quot;, &quot;&amp;[.AT68]&amp;&quot;, &quot;&amp;[.AI68]&amp;&quot;, &quot;&amp;[.AM68]&amp;&quot;, &quot;&amp;-[.AQ68]&amp;&quot;, &quot;&amp;[.AU68]" office:value-type="string" office:string-value="1.08108, 0, 0, 0, 0, 1.08108, 0, 0, 0, 0, 1.04135, 0, -0.062697, 0, 1.85244, 1" calcext:value-type="string">
            <text:p>1.08108, 0, 0, 0, 0, 1.08108, 0, 0, 0, 0, 1.04135, 0, -0.062697, 0, 1.85244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cornerInnerLeft</text:p>
          </table:table-cell>
          <table:table-cell table:style-name="ce164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+[.D$26]+[.W69]" office:value-type="float" office:value="0.017" calcext:value-type="float">
            <text:p>0.017000</text:p>
          </table:table-cell>
          <table:table-cell table:style-name="ce254" table:formula="of:=+[.E$26]-[.S69]" office:value-type="float" office:value="-0.075" calcext:value-type="float">
            <text:p>-0.075000</text:p>
          </table:table-cell>
          <table:table-cell table:formula="of:=+[.F$26]+[.AA69]" office:value-type="float" office:value="1.9395652" calcext:value-type="float">
            <text:p>1.939565</text:p>
          </table:table-cell>
          <table:table-cell table:formula="of:=+[.G$27]-[.W69]" office:value-type="float" office:value="0.01705608" calcext:value-type="float">
            <text:p>0.017056</text:p>
          </table:table-cell>
          <table:table-cell table:formula="of:=+[.H$27]-[.S69]" office:value-type="float" office:value="-0.14252507" calcext:value-type="float">
            <text:p>-0.142525</text:p>
          </table:table-cell>
          <table:table-cell table:formula="of:=+[.I$27]-[.AA69]" office:value-type="float" office:value="0.42727913" calcext:value-type="float">
            <text:p>0.427279</text:p>
          </table:table-cell>
          <table:table-cell table:style-name="ce254" table:formula="of:=+[$'avatar_skeleton.xml convert'.D69]" office:value-type="float" office:value="0.017" calcext:value-type="float">
            <text:p>0.017000</text:p>
          </table:table-cell>
          <table:table-cell table:style-name="ce254" table:formula="of:=+[$'avatar_skeleton.xml convert'.E69]" office:value-type="float" office:value="-0.075125" calcext:value-type="float">
            <text:p>-0.075125</text:p>
          </table:table-cell>
          <table:table-cell table:style-name="ce254" table:formula="of:=+[$'avatar_skeleton.xml convert'.F69]" office:value-type="float" office:value="1.759703" calcext:value-type="float">
            <text:p>1.759703</text:p>
          </table:table-cell>
          <table:table-cell table:style-name="ce254" table:formula="of:=+[$'avatar_skeleton.xml convert'.G69]" office:value-type="float" office:value="0.017" calcext:value-type="float">
            <text:p>0.017000</text:p>
          </table:table-cell>
          <table:table-cell table:style-name="ce254" table:formula="of:=+[$'avatar_skeleton.xml convert'.H69]" office:value-type="float" office:value="-0.091125" calcext:value-type="float">
            <text:p>-0.091125</text:p>
          </table:table-cell>
          <table:table-cell table:style-name="ce254" table:formula="of:=+[$'avatar_skeleton.xml convert'.I69]" office:value-type="float" office:value="1.759703" calcext:value-type="float">
            <text:p>1.759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7" calcext:value-type="float">
            <text:p>0.01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2697" calcext:value-type="float">
            <text:p>-0.072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19592" calcext:value-type="float">
            <text:p>-0.019592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8782" calcext:value-type="float">
            <text:p>-1.9878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69]&amp;&quot;, &quot;&amp;[.T69]&amp;&quot;, &quot;&amp;[.X69]&amp;&quot;, &quot;&amp;[.AB69]&amp;&quot;, &quot;&amp;[.Q69]&amp;&quot;, &quot;&amp;[.U69]&amp;&quot;, &quot;&amp;[.Y69]&amp;&quot;, &quot;&amp;[.AC69]&amp;&quot;, &quot;&amp;[.R69]&amp;&quot;, &quot;&amp;[.V69]&amp;&quot;, &quot;&amp;[.Z69]&amp;&quot;, &quot;&amp;[.AD69]&amp;&quot;, &quot;&amp;[.S69]&amp;&quot;, &quot;&amp;[.W69]&amp;&quot;, &quot;&amp;[.AA69]&amp;&quot;, &quot;&amp;[.AE69]" office:value-type="string" office:string-value="1, 0, 0, 0, 0, 1, 0, 0, 0, 0, 1, 0, 0.075, 0.017, 0.032, 1" calcext:value-type="string">
            <text:p>1, 0, 0, 0, 0, 1, 0, 0, 0, 0, 1, 0, 0.075, 0.017, 0.032, 1</text:p>
          </table:table-cell>
          <table:table-cell table:style-name="ce282" table:formula="of:=[.AF69]&amp;&quot;, &quot;&amp;-[.AJ69]&amp;&quot;, &quot;&amp;[.AN69]&amp;&quot;, &quot;&amp;[.AR69]&amp;&quot;, &quot;&amp;[.AG69]&amp;&quot;, &quot;&amp;[.AK69]&amp;&quot;, &quot;&amp;[.AO69]&amp;&quot;, &quot;&amp;[.AS69]&amp;&quot;, &quot;&amp;[.AH69]&amp;&quot;, &quot;&amp;[.AL69]&amp;&quot;, &quot;&amp;[.AP69]&amp;&quot;, &quot;&amp;[.AT69]&amp;&quot;, &quot;&amp;[.AI69]&amp;&quot;, &quot;&amp;[.AM69]&amp;&quot;, &quot;&amp;-[.AQ69]&amp;&quot;, &quot;&amp;[.AU69]" office:value-type="string" office:string-value="1.08108, 0, 0, 0, 0, 1.08108, 0, 0, 0, 0, 1.08108, 0, -0.072697, -0.019592, 1.98782, 1" calcext:value-type="string">
            <text:p>1.08108, 0, 0, 0, 0, 1.08108, 0, 0, 0, 0, 1.08108, 0, -0.072697, -0.019592, 1.9878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EyecornerInnerRight</text:p>
          </table:table-cell>
          <table:table-cell table:style-name="ce164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+[.D$26]+[.W70]" office:value-type="float" office:value="-0.017" calcext:value-type="float">
            <text:p>-0.017000</text:p>
          </table:table-cell>
          <table:table-cell table:style-name="ce254" table:formula="of:=+[.E$26]-[.S70]" office:value-type="float" office:value="-0.075" calcext:value-type="float">
            <text:p>-0.075000</text:p>
          </table:table-cell>
          <table:table-cell table:formula="of:=+[.F$26]+[.AA70]" office:value-type="float" office:value="1.9395652" calcext:value-type="float">
            <text:p>1.939565</text:p>
          </table:table-cell>
          <table:table-cell table:formula="of:=+[.G$27]-[.W70]" office:value-type="float" office:value="0.05105608" calcext:value-type="float">
            <text:p>0.051056</text:p>
          </table:table-cell>
          <table:table-cell table:formula="of:=+[.H$27]-[.S70]" office:value-type="float" office:value="-0.14252507" calcext:value-type="float">
            <text:p>-0.142525</text:p>
          </table:table-cell>
          <table:table-cell table:formula="of:=+[.I$27]-[.AA70]" office:value-type="float" office:value="0.42727913" calcext:value-type="float">
            <text:p>0.427279</text:p>
          </table:table-cell>
          <table:table-cell table:style-name="ce254" table:formula="of:=+[$'avatar_skeleton.xml convert'.D70]" office:value-type="float" office:value="-0.017" calcext:value-type="float">
            <text:p>-0.017000</text:p>
          </table:table-cell>
          <table:table-cell table:style-name="ce254" table:formula="of:=+[$'avatar_skeleton.xml convert'.E70]" office:value-type="float" office:value="-0.075125" calcext:value-type="float">
            <text:p>-0.075125</text:p>
          </table:table-cell>
          <table:table-cell table:style-name="ce254" table:formula="of:=+[$'avatar_skeleton.xml convert'.F70]" office:value-type="float" office:value="1.759703" calcext:value-type="float">
            <text:p>1.759703</text:p>
          </table:table-cell>
          <table:table-cell table:style-name="ce254" table:formula="of:=+[$'avatar_skeleton.xml convert'.G70]" office:value-type="float" office:value="-0.017" calcext:value-type="float">
            <text:p>-0.017000</text:p>
          </table:table-cell>
          <table:table-cell table:style-name="ce254" table:formula="of:=+[$'avatar_skeleton.xml convert'.H70]" office:value-type="float" office:value="-0.091125" calcext:value-type="float">
            <text:p>-0.091125</text:p>
          </table:table-cell>
          <table:table-cell table:style-name="ce254" table:formula="of:=+[$'avatar_skeleton.xml convert'.I70]" office:value-type="float" office:value="1.759703" calcext:value-type="float">
            <text:p>1.759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7" calcext:value-type="float">
            <text:p>-0.01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72697" calcext:value-type="float">
            <text:p>-0.072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19592" calcext:value-type="float">
            <text:p>0.019592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8782" calcext:value-type="float">
            <text:p>-1.9878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70]&amp;&quot;, &quot;&amp;[.T70]&amp;&quot;, &quot;&amp;[.X70]&amp;&quot;, &quot;&amp;[.AB70]&amp;&quot;, &quot;&amp;[.Q70]&amp;&quot;, &quot;&amp;[.U70]&amp;&quot;, &quot;&amp;[.Y70]&amp;&quot;, &quot;&amp;[.AC70]&amp;&quot;, &quot;&amp;[.R70]&amp;&quot;, &quot;&amp;[.V70]&amp;&quot;, &quot;&amp;[.Z70]&amp;&quot;, &quot;&amp;[.AD70]&amp;&quot;, &quot;&amp;[.S70]&amp;&quot;, &quot;&amp;[.W70]&amp;&quot;, &quot;&amp;[.AA70]&amp;&quot;, &quot;&amp;[.AE70]" office:value-type="string" office:string-value="1, 0, 0, 0, 0, 1, 0, 0, 0, 0, 1, 0, 0.075, -0.017, 0.032, 1" calcext:value-type="string">
            <text:p>1, 0, 0, 0, 0, 1, 0, 0, 0, 0, 1, 0, 0.075, -0.017, 0.032, 1</text:p>
          </table:table-cell>
          <table:table-cell table:style-name="ce282" table:formula="of:=[.AF70]&amp;&quot;, &quot;&amp;-[.AJ70]&amp;&quot;, &quot;&amp;[.AN70]&amp;&quot;, &quot;&amp;[.AR70]&amp;&quot;, &quot;&amp;[.AG70]&amp;&quot;, &quot;&amp;[.AK70]&amp;&quot;, &quot;&amp;[.AO70]&amp;&quot;, &quot;&amp;[.AS70]&amp;&quot;, &quot;&amp;[.AH70]&amp;&quot;, &quot;&amp;[.AL70]&amp;&quot;, &quot;&amp;[.AP70]&amp;&quot;, &quot;&amp;[.AT70]&amp;&quot;, &quot;&amp;[.AI70]&amp;&quot;, &quot;&amp;[.AM70]&amp;&quot;, &quot;&amp;-[.AQ70]&amp;&quot;, &quot;&amp;[.AU70]" office:value-type="string" office:string-value="1.08108, 0, 0, 0, 0, 1.08108, 0, 0, 0, 0, 1.08108, 0, -0.072697, 0.019592, 1.98782, 1" calcext:value-type="string">
            <text:p>1.08108, 0, 0, 0, 0, 1.08108, 0, 0, 0, 0, 1.08108, 0, -0.072697, 0.019592, 1.9878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aceNoseBridge</text:p>
          </table:table-cell>
          <table:table-cell table:style-name="ce164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+[.D$26]+[.W71]" office:value-type="float" office:value="0" calcext:value-type="float">
            <text:p>0.000000</text:p>
          </table:table-cell>
          <table:table-cell table:style-name="ce254" table:formula="of:=+[.E$26]-[.S71]" office:value-type="float" office:value="-0.09100001" calcext:value-type="float">
            <text:p>-0.091000</text:p>
          </table:table-cell>
          <table:table-cell table:formula="of:=+[.F$26]+[.AA71]" office:value-type="float" office:value="1.9275652" calcext:value-type="float">
            <text:p>1.927565</text:p>
          </table:table-cell>
          <table:table-cell table:number-columns-repeated="3"/>
          <table:table-cell table:style-name="ce254" table:formula="of:=+[$'avatar_skeleton.xml convert'.D71]" office:value-type="float" office:value="0" calcext:value-type="float">
            <text:p>0.000000</text:p>
          </table:table-cell>
          <table:table-cell table:style-name="ce254" table:formula="of:=+[$'avatar_skeleton.xml convert'.E71]" office:value-type="float" office:value="-0.091125" calcext:value-type="float">
            <text:p>-0.091125</text:p>
          </table:table-cell>
          <table:table-cell table:style-name="ce254" table:formula="of:=+[$'avatar_skeleton.xml convert'.F71]" office:value-type="float" office:value="1.747703" calcext:value-type="float">
            <text:p>1.747703</text:p>
          </table:table-cell>
          <table:table-cell table:style-name="ce254" table:formula="of:=+[$'avatar_skeleton.xml convert'.G71]" office:value-type="float" office:value="0" calcext:value-type="float">
            <text:p>0.000000</text:p>
          </table:table-cell>
          <table:table-cell table:style-name="ce254" table:formula="of:=+[$'avatar_skeleton.xml convert'.H71]" office:value-type="float" office:value="-0.106125" calcext:value-type="float">
            <text:p>-0.106125</text:p>
          </table:table-cell>
          <table:table-cell table:style-name="ce254" table:formula="of:=+[$'avatar_skeleton.xml convert'.I71]" office:value-type="float" office:value="1.755703" calcext:value-type="float">
            <text:p>1.75570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100001" calcext:value-type="float">
            <text:p>0.09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.08108" calcext:value-type="float">
            <text:p>1.0810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88697" calcext:value-type="float">
            <text:p>-0.088697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" calcext:value-type="float">
            <text:p>0.00000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.08108" calcext:value-type="float">
            <text:p>1.08108</text:p>
          </table:table-cell>
          <table:table-cell table:style-name="ce310" office:value-type="float" office:value="-1.97683" calcext:value-type="float">
            <text:p>-1.97683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71]&amp;&quot;, &quot;&amp;[.T71]&amp;&quot;, &quot;&amp;[.X71]&amp;&quot;, &quot;&amp;[.AB71]&amp;&quot;, &quot;&amp;[.Q71]&amp;&quot;, &quot;&amp;[.U71]&amp;&quot;, &quot;&amp;[.Y71]&amp;&quot;, &quot;&amp;[.AC71]&amp;&quot;, &quot;&amp;[.R71]&amp;&quot;, &quot;&amp;[.V71]&amp;&quot;, &quot;&amp;[.Z71]&amp;&quot;, &quot;&amp;[.AD71]&amp;&quot;, &quot;&amp;[.S71]&amp;&quot;, &quot;&amp;[.W71]&amp;&quot;, &quot;&amp;[.AA71]&amp;&quot;, &quot;&amp;[.AE71]" office:value-type="string" office:string-value="1, 0, 0, 0, 0, 1, 0, 0, 0, 0, 1, 0, 0.09100001, 0, 0.02, 1" calcext:value-type="string">
            <text:p>1, 0, 0, 0, 0, 1, 0, 0, 0, 0, 1, 0, 0.09100001, 0, 0.02, 1</text:p>
          </table:table-cell>
          <table:table-cell table:style-name="ce282" table:formula="of:=[.AF71]&amp;&quot;, &quot;&amp;-[.AJ71]&amp;&quot;, &quot;&amp;[.AN71]&amp;&quot;, &quot;&amp;[.AR71]&amp;&quot;, &quot;&amp;[.AG71]&amp;&quot;, &quot;&amp;[.AK71]&amp;&quot;, &quot;&amp;[.AO71]&amp;&quot;, &quot;&amp;[.AS71]&amp;&quot;, &quot;&amp;[.AH71]&amp;&quot;, &quot;&amp;[.AL71]&amp;&quot;, &quot;&amp;[.AP71]&amp;&quot;, &quot;&amp;[.AT71]&amp;&quot;, &quot;&amp;[.AI71]&amp;&quot;, &quot;&amp;[.AM71]&amp;&quot;, &quot;&amp;-[.AQ71]&amp;&quot;, &quot;&amp;[.AU71]" office:value-type="string" office:string-value="1.08108, 0, 0, 0, 0, 1.08108, 0, 0, 0, 0, 1.08108, 0, -0.088697, 0, 1.97683, 1" calcext:value-type="string">
            <text:p>1.08108, 0, 0, 0, 0, 1.08108, 0, 0, 0, 0, 1.08108, 0, -0.088697, 0, 1.97683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CollarLeft</text:p>
          </table:table-cell>
          <table:table-cell table:style-name="ce159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+[.D$14]+[.W72]" office:value-type="float" office:value="0.085" calcext:value-type="float">
            <text:p>0.085000</text:p>
          </table:table-cell>
          <table:table-cell table:style-name="ce254" table:formula="of:=+[.E$14]-[.S72]" office:value-type="float" office:value="0.036" calcext:value-type="float">
            <text:p>0.036000</text:p>
          </table:table-cell>
          <table:table-cell table:formula="of:=+[.F71]+[.AA72]" office:value-type="float" office:value="2.0925652" calcext:value-type="float">
            <text:p>2.092565</text:p>
          </table:table-cell>
          <table:table-cell table:number-columns-repeated="3"/>
          <table:table-cell table:style-name="ce254" table:formula="of:=+[$'avatar_skeleton.xml convert'.D72]" office:value-type="float" office:value="0.084665" calcext:value-type="float">
            <text:p>0.084665</text:p>
          </table:table-cell>
          <table:table-cell table:style-name="ce254" table:formula="of:=+[$'avatar_skeleton.xml convert'.E72]" office:value-type="float" office:value="0.036295" calcext:value-type="float">
            <text:p>0.036295</text:p>
          </table:table-cell>
          <table:table-cell table:style-name="ce254" table:formula="of:=+[$'avatar_skeleton.xml convert'.F72]" office:value-type="float" office:value="1.521361" calcext:value-type="float">
            <text:p>1.521361</text:p>
          </table:table-cell>
          <table:table-cell table:style-name="ce254" table:formula="of:=+[$'avatar_skeleton.xml convert'.G72]" office:value-type="float" office:value="0.163665" calcext:value-type="float">
            <text:p>0.163665</text:p>
          </table:table-cell>
          <table:table-cell table:style-name="ce254" table:formula="of:=+[$'avatar_skeleton.xml convert'.H72]" office:value-type="float" office:value="0.036295" calcext:value-type="float">
            <text:p>0.036295</text:p>
          </table:table-cell>
          <table:table-cell table:style-name="ce254" table:formula="of:=+[$'avatar_skeleton.xml convert'.I72]" office:value-type="float" office:value="1.521361" calcext:value-type="float">
            <text:p>1.521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85" calcext:value-type="float">
            <text:p>0.08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165" calcext:value-type="float">
            <text:p>0.16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37132" calcext:value-type="float">
            <text:p>0.03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0.714286" calcext:value-type="float">
            <text:p>0.71429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53865" calcext:value-type="float">
            <text:p>-0.05386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672" calcext:value-type="float">
            <text:p>-1.586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72]&amp;&quot;, &quot;&amp;[.T72]&amp;&quot;, &quot;&amp;[.X72]&amp;&quot;, &quot;&amp;[.AB72]&amp;&quot;, &quot;&amp;[.Q72]&amp;&quot;, &quot;&amp;[.U72]&amp;&quot;, &quot;&amp;[.Y72]&amp;&quot;, &quot;&amp;[.AC72]&amp;&quot;, &quot;&amp;[.R72]&amp;&quot;, &quot;&amp;[.V72]&amp;&quot;, &quot;&amp;[.Z72]&amp;&quot;, &quot;&amp;[.AD72]&amp;&quot;, &quot;&amp;[.S72]&amp;&quot;, &quot;&amp;[.W72]&amp;&quot;, &quot;&amp;[.AA72]&amp;&quot;, &quot;&amp;[.AE72]" office:value-type="string" office:string-value="1, 0, 0, 0, 0, 1, 0, 0, 0, 0, 1, 0, -0.021, 0.085, 0.165, 1" calcext:value-type="string">
            <text:p>1, 0, 0, 0, 0, 1, 0, 0, 0, 0, 1, 0, -0.021, 0.085, 0.165, 1</text:p>
          </table:table-cell>
          <table:table-cell table:style-name="ce282" table:formula="of:=[.AF72]&amp;&quot;, &quot;&amp;-[.AJ72]&amp;&quot;, &quot;&amp;[.AN72]&amp;&quot;, &quot;&amp;[.AR72]&amp;&quot;, &quot;&amp;[.AG72]&amp;&quot;, &quot;&amp;[.AK72]&amp;&quot;, &quot;&amp;[.AO72]&amp;&quot;, &quot;&amp;[.AS72]&amp;&quot;, &quot;&amp;[.AH72]&amp;&quot;, &quot;&amp;[.AL72]&amp;&quot;, &quot;&amp;[.AP72]&amp;&quot;, &quot;&amp;[.AT72]&amp;&quot;, &quot;&amp;[.AI72]&amp;&quot;, &quot;&amp;[.AM72]&amp;&quot;, &quot;&amp;-[.AQ72]&amp;&quot;, &quot;&amp;[.AU72]" office:value-type="string" office:string-value="1, 0, 0, 0, 0, 0.714286, 0, 0, 0, 0, 1, 0, 0.037132, -0.053865, 1.58672, 1" calcext:value-type="string">
            <text:p>1, 0, 0, 0, 0, 0.714286, 0, 0, 0, 0, 1, 0, 0.037132, -0.053865, 1.586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L_CLAVICLE</text:p>
          </table:table-cell>
          <table:table-cell table:style-name="ce153" table:formula="of:=+[$'avatar_skeleton.xml convert'.B73]" office:value-type="string" office:string-value="mCollarLeft" calcext:value-type="string">
            <text:p>mCollarLeft</text:p>
          </table:table-cell>
          <table:table-cell table:formula="of:=+[$'avatar_skeleton.xml convert'.C73]" office:value-type="string" office:string-value="&quot;false&quot;" calcext:value-type="string">
            <text:p>"false"</text:p>
          </table:table-cell>
          <table:table-cell table:formula="of:=+[.D$72]+[.W73]" office:value-type="float" office:value="0.085" calcext:value-type="float">
            <text:p>0.085000</text:p>
          </table:table-cell>
          <table:table-cell table:style-name="ce254" table:formula="of:=+[.E$72]-[.S73]" office:value-type="float" office:value="0.016" calcext:value-type="float">
            <text:p>0.016000</text:p>
          </table:table-cell>
          <table:table-cell table:formula="of:=+[.F$72]+[.AA73]" office:value-type="float" office:value="2.11256518" calcext:value-type="float">
            <text:p>2.112565</text:p>
          </table:table-cell>
          <table:table-cell table:number-columns-repeated="3"/>
          <table:table-cell table:style-name="ce254" table:formula="of:=+[$'avatar_skeleton.xml convert'.D73]" office:value-type="float" office:value="0.084665" calcext:value-type="float">
            <text:p>0.084665</text:p>
          </table:table-cell>
          <table:table-cell table:style-name="ce254" table:formula="of:=+[$'avatar_skeleton.xml convert'.E73]" office:value-type="float" office:value="0.016295" calcext:value-type="float">
            <text:p>0.016295</text:p>
          </table:table-cell>
          <table:table-cell table:style-name="ce254" table:formula="of:=+[$'avatar_skeleton.xml convert'.F73]" office:value-type="float" office:value="1.541361" calcext:value-type="float">
            <text:p>1.541361</text:p>
          </table:table-cell>
          <table:table-cell table:style-name="ce254" table:formula="of:=+[$'avatar_skeleton.xml convert'.G73]" office:value-type="float" office:value="0.184665" calcext:value-type="float">
            <text:p>0.184665</text:p>
          </table:table-cell>
          <table:table-cell table:style-name="ce254" table:formula="of:=+[$'avatar_skeleton.xml convert'.H73]" office:value-type="float" office:value="0.016295" calcext:value-type="float">
            <text:p>0.016295</text:p>
          </table:table-cell>
          <table:table-cell table:style-name="ce254" table:formula="of:=+[$'avatar_skeleton.xml convert'.I73]" office:value-type="float" office:value="1.541361" calcext:value-type="float">
            <text:p>1.541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999998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73]&amp;&quot;, &quot;&amp;[.T73]&amp;&quot;, &quot;&amp;[.X73]&amp;&quot;, &quot;&amp;[.AB73]&amp;&quot;, &quot;&amp;[.Q73]&amp;&quot;, &quot;&amp;[.U73]&amp;&quot;, &quot;&amp;[.Y73]&amp;&quot;, &quot;&amp;[.AC73]&amp;&quot;, &quot;&amp;[.R73]&amp;&quot;, &quot;&amp;[.V73]&amp;&quot;, &quot;&amp;[.Z73]&amp;&quot;, &quot;&amp;[.AD73]&amp;&quot;, &quot;&amp;[.S73]&amp;&quot;, &quot;&amp;[.W73]&amp;&quot;, &quot;&amp;[.AA73]&amp;&quot;, &quot;&amp;[.AE73]" office:value-type="string" office:string-value="1, 0, 0, 0, 0, 1, 0, 0, 0, 0, 1, 0, 0.02, 0, 0.01999998, 1" calcext:value-type="string">
            <text:p>1, 0, 0, 0, 0, 1, 0, 0, 0, 0, 1, 0, 0.02, 0, 0.01999998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ShoulderLeft</text:p>
          </table:table-cell>
          <table:table-cell table:style-name="ce153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+[.D$72]+[.W74]" office:value-type="float" office:value="0.164" calcext:value-type="float">
            <text:p>0.164000</text:p>
          </table:table-cell>
          <table:table-cell table:style-name="ce254" table:formula="of:=+[.E$72]-[.S74]" office:value-type="float" office:value="0.036" calcext:value-type="float">
            <text:p>0.036000</text:p>
          </table:table-cell>
          <table:table-cell table:formula="of:=+[.F$72]+[.AA74]" office:value-type="float" office:value="2.0925652" calcext:value-type="float">
            <text:p>2.092565</text:p>
          </table:table-cell>
          <table:table-cell table:number-columns-repeated="3"/>
          <table:table-cell table:style-name="ce254" table:formula="of:=+[$'avatar_skeleton.xml convert'.D74]" office:value-type="float" office:value="0.163665" calcext:value-type="float">
            <text:p>0.163665</text:p>
          </table:table-cell>
          <table:table-cell table:style-name="ce254" table:formula="of:=+[$'avatar_skeleton.xml convert'.E74]" office:value-type="float" office:value="0.036295" calcext:value-type="float">
            <text:p>0.036295</text:p>
          </table:table-cell>
          <table:table-cell table:style-name="ce254" table:formula="of:=+[$'avatar_skeleton.xml convert'.F74]" office:value-type="float" office:value="1.521361" calcext:value-type="float">
            <text:p>1.521361</text:p>
          </table:table-cell>
          <table:table-cell table:style-name="ce254" table:formula="of:=+[$'avatar_skeleton.xml convert'.G74]" office:value-type="float" office:value="0.410665" calcext:value-type="float">
            <text:p>0.410665</text:p>
          </table:table-cell>
          <table:table-cell table:style-name="ce254" table:formula="of:=+[$'avatar_skeleton.xml convert'.H74]" office:value-type="float" office:value="0.036295" calcext:value-type="float">
            <text:p>0.036295</text:p>
          </table:table-cell>
          <table:table-cell table:style-name="ce254" table:formula="of:=+[$'avatar_skeleton.xml convert'.I74]" office:value-type="float" office:value="1.521361" calcext:value-type="float">
            <text:p>1.521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9" calcext:value-type="float">
            <text:p>0.07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37132" calcext:value-type="float">
            <text:p>0.03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0.680272" calcext:value-type="float">
            <text:p>0.68027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126539" calcext:value-type="float">
            <text:p>-0.126539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672" calcext:value-type="float">
            <text:p>-1.586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74]&amp;&quot;, &quot;&amp;[.T74]&amp;&quot;, &quot;&amp;[.X74]&amp;&quot;, &quot;&amp;[.AB74]&amp;&quot;, &quot;&amp;[.Q74]&amp;&quot;, &quot;&amp;[.U74]&amp;&quot;, &quot;&amp;[.Y74]&amp;&quot;, &quot;&amp;[.AC74]&amp;&quot;, &quot;&amp;[.R74]&amp;&quot;, &quot;&amp;[.V74]&amp;&quot;, &quot;&amp;[.Z74]&amp;&quot;, &quot;&amp;[.AD74]&amp;&quot;, &quot;&amp;[.S74]&amp;&quot;, &quot;&amp;[.W74]&amp;&quot;, &quot;&amp;[.AA74]&amp;&quot;, &quot;&amp;[.AE74]" office:value-type="string" office:string-value="1, 0, 0, 0, 0, 1, 0, 0, 0, 0, 1, 0, 0, 0.079, 0, 1" calcext:value-type="string">
            <text:p>1, 0, 0, 0, 0, 1, 0, 0, 0, 0, 1, 0, 0, 0.079, 0, 1</text:p>
          </table:table-cell>
          <table:table-cell table:style-name="ce282" table:formula="of:=[.AF74]&amp;&quot;, &quot;&amp;-[.AJ74]&amp;&quot;, &quot;&amp;[.AN74]&amp;&quot;, &quot;&amp;[.AR74]&amp;&quot;, &quot;&amp;[.AG74]&amp;&quot;, &quot;&amp;[.AK74]&amp;&quot;, &quot;&amp;[.AO74]&amp;&quot;, &quot;&amp;[.AS74]&amp;&quot;, &quot;&amp;[.AH74]&amp;&quot;, &quot;&amp;[.AL74]&amp;&quot;, &quot;&amp;[.AP74]&amp;&quot;, &quot;&amp;[.AT74]&amp;&quot;, &quot;&amp;[.AI74]&amp;&quot;, &quot;&amp;[.AM74]&amp;&quot;, &quot;&amp;-[.AQ74]&amp;&quot;, &quot;&amp;[.AU74]" office:value-type="string" office:string-value="1, 0, 0, 0, 0, 0.680272, 0, 0, 0, 0, 1, 0, 0.037132, -0.126539, 1.58672, 1" calcext:value-type="string">
            <text:p>1, 0, 0, 0, 0, 0.680272, 0, 0, 0, 0, 1, 0, 0.037132, -0.126539, 1.586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L_UPPER_ARM</text:p>
          </table:table-cell>
          <table:table-cell table:style-name="ce153" table:formula="of:=+[$'avatar_skeleton.xml convert'.B75]" office:value-type="string" office:string-value="mShoulderLeft" calcext:value-type="string">
            <text:p>mShoulderLeft</text:p>
          </table:table-cell>
          <table:table-cell table:formula="of:=+[$'avatar_skeleton.xml convert'.C75]" office:value-type="string" office:string-value="&quot;false&quot;" calcext:value-type="string">
            <text:p>"false"</text:p>
          </table:table-cell>
          <table:table-cell table:formula="of:=+[.D$74]+[.W75]" office:value-type="float" office:value="0.3404" calcext:value-type="float">
            <text:p>0.340400</text:p>
          </table:table-cell>
          <table:table-cell table:style-name="ce254" table:formula="of:=+[.E$74]-[.S75]" office:value-type="float" office:value="0.036" calcext:value-type="float">
            <text:p>0.036000</text:p>
          </table:table-cell>
          <table:table-cell table:formula="of:=+[.F$74]+[.AA75]" office:value-type="float" office:value="2.10256519" calcext:value-type="float">
            <text:p>2.102565</text:p>
          </table:table-cell>
          <table:table-cell table:number-columns-repeated="3"/>
          <table:table-cell table:style-name="ce254" table:formula="of:=+[$'avatar_skeleton.xml convert'.D75]" office:value-type="float" office:value="0.283665" calcext:value-type="float">
            <text:p>0.283665</text:p>
          </table:table-cell>
          <table:table-cell table:style-name="ce254" table:formula="of:=+[$'avatar_skeleton.xml convert'.E75]" office:value-type="float" office:value="0.036295" calcext:value-type="float">
            <text:p>0.036295</text:p>
          </table:table-cell>
          <table:table-cell table:style-name="ce254" table:formula="of:=+[$'avatar_skeleton.xml convert'.F75]" office:value-type="float" office:value="1.531361" calcext:value-type="float">
            <text:p>1.531361</text:p>
          </table:table-cell>
          <table:table-cell table:style-name="ce254" table:formula="of:=+[$'avatar_skeleton.xml convert'.G75]" office:value-type="float" office:value="0.413665" calcext:value-type="float">
            <text:p>0.413665</text:p>
          </table:table-cell>
          <table:table-cell table:style-name="ce254" table:formula="of:=+[$'avatar_skeleton.xml convert'.H75]" office:value-type="float" office:value="0.036295" calcext:value-type="float">
            <text:p>0.036295</text:p>
          </table:table-cell>
          <table:table-cell table:style-name="ce254" table:formula="of:=+[$'avatar_skeleton.xml convert'.I75]" office:value-type="float" office:value="1.528361" calcext:value-type="float">
            <text:p>1.528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764" calcext:value-type="float">
            <text:p>0.1764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999999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75]&amp;&quot;, &quot;&amp;[.T75]&amp;&quot;, &quot;&amp;[.X75]&amp;&quot;, &quot;&amp;[.AB75]&amp;&quot;, &quot;&amp;[.Q75]&amp;&quot;, &quot;&amp;[.U75]&amp;&quot;, &quot;&amp;[.Y75]&amp;&quot;, &quot;&amp;[.AC75]&amp;&quot;, &quot;&amp;[.R75]&amp;&quot;, &quot;&amp;[.V75]&amp;&quot;, &quot;&amp;[.Z75]&amp;&quot;, &quot;&amp;[.AD75]&amp;&quot;, &quot;&amp;[.S75]&amp;&quot;, &quot;&amp;[.W75]&amp;&quot;, &quot;&amp;[.AA75]&amp;&quot;, &quot;&amp;[.AE75]" office:value-type="string" office:string-value="1, 0, 0, 0, 0, 1, 0, 0, 0, 0, 1, 0, 0, 0.1764, 0.00999999, 1" calcext:value-type="string">
            <text:p>1, 0, 0, 0, 0, 1, 0, 0, 0, 0, 1, 0, 0, 0.1764, 0.00999999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ElbowLeft</text:p>
          </table:table-cell>
          <table:table-cell table:style-name="ce153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+[.D$74]+[.W76]" office:value-type="float" office:value="0.412" calcext:value-type="float">
            <text:p>0.412000</text:p>
          </table:table-cell>
          <table:table-cell table:style-name="ce254" table:formula="of:=+[.E$74]-[.S76]" office:value-type="float" office:value="0.036" calcext:value-type="float">
            <text:p>0.036000</text:p>
          </table:table-cell>
          <table:table-cell table:formula="of:=+[.F$74]+[.AA76]" office:value-type="float" office:value="2.0925652" calcext:value-type="float">
            <text:p>2.092565</text:p>
          </table:table-cell>
          <table:table-cell table:number-columns-repeated="3"/>
          <table:table-cell table:style-name="ce254" table:formula="of:=+[$'avatar_skeleton.xml convert'.D76]" office:value-type="float" office:value="0.411665" calcext:value-type="float">
            <text:p>0.411665</text:p>
          </table:table-cell>
          <table:table-cell table:style-name="ce254" table:formula="of:=+[$'avatar_skeleton.xml convert'.E76]" office:value-type="float" office:value="0.036295" calcext:value-type="float">
            <text:p>0.036295</text:p>
          </table:table-cell>
          <table:table-cell table:style-name="ce254" table:formula="of:=+[$'avatar_skeleton.xml convert'.F76]" office:value-type="float" office:value="1.521361" calcext:value-type="float">
            <text:p>1.521361</text:p>
          </table:table-cell>
          <table:table-cell table:style-name="ce254" table:formula="of:=+[$'avatar_skeleton.xml convert'.G76]" office:value-type="float" office:value="0.616665" calcext:value-type="float">
            <text:p>0.616665</text:p>
          </table:table-cell>
          <table:table-cell table:style-name="ce254" table:formula="of:=+[$'avatar_skeleton.xml convert'.H76]" office:value-type="float" office:value="0.036295" calcext:value-type="float">
            <text:p>0.036295</text:p>
          </table:table-cell>
          <table:table-cell table:style-name="ce254" table:formula="of:=+[$'avatar_skeleton.xml convert'.I76]" office:value-type="float" office:value="1.521361" calcext:value-type="float">
            <text:p>1.521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248" calcext:value-type="float">
            <text:p>0.24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37132" calcext:value-type="float">
            <text:p>0.03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0.78125" calcext:value-type="float">
            <text:p>0.78125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430134" calcext:value-type="float">
            <text:p>-0.430134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672" calcext:value-type="float">
            <text:p>-1.586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76]&amp;&quot;, &quot;&amp;[.T76]&amp;&quot;, &quot;&amp;[.X76]&amp;&quot;, &quot;&amp;[.AB76]&amp;&quot;, &quot;&amp;[.Q76]&amp;&quot;, &quot;&amp;[.U76]&amp;&quot;, &quot;&amp;[.Y76]&amp;&quot;, &quot;&amp;[.AC76]&amp;&quot;, &quot;&amp;[.R76]&amp;&quot;, &quot;&amp;[.V76]&amp;&quot;, &quot;&amp;[.Z76]&amp;&quot;, &quot;&amp;[.AD76]&amp;&quot;, &quot;&amp;[.S76]&amp;&quot;, &quot;&amp;[.W76]&amp;&quot;, &quot;&amp;[.AA76]&amp;&quot;, &quot;&amp;[.AE76]" office:value-type="string" office:string-value="1, 0, 0, 0, 0, 1, 0, 0, 0, 0, 1, 0, 0, 0.248, 0, 1" calcext:value-type="string">
            <text:p>1, 0, 0, 0, 0, 1, 0, 0, 0, 0, 1, 0, 0, 0.248, 0, 1</text:p>
          </table:table-cell>
          <table:table-cell table:style-name="ce282" table:formula="of:=[.AF76]&amp;&quot;, &quot;&amp;-[.AJ76]&amp;&quot;, &quot;&amp;[.AN76]&amp;&quot;, &quot;&amp;[.AR76]&amp;&quot;, &quot;&amp;[.AG76]&amp;&quot;, &quot;&amp;[.AK76]&amp;&quot;, &quot;&amp;[.AO76]&amp;&quot;, &quot;&amp;[.AS76]&amp;&quot;, &quot;&amp;[.AH76]&amp;&quot;, &quot;&amp;[.AL76]&amp;&quot;, &quot;&amp;[.AP76]&amp;&quot;, &quot;&amp;[.AT76]&amp;&quot;, &quot;&amp;[.AI76]&amp;&quot;, &quot;&amp;[.AM76]&amp;&quot;, &quot;&amp;-[.AQ76]&amp;&quot;, &quot;&amp;[.AU76]" office:value-type="string" office:string-value="1, 0, 0, 0, 0, 0.78125, 0, 0, 0, 0, 1, 0, 0.037132, -0.430134, 1.58672, 1" calcext:value-type="string">
            <text:p>1, 0, 0, 0, 0, 0.78125, 0, 0, 0, 0, 1, 0, 0.037132, -0.430134, 1.586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L_LOWER_ARM</text:p>
          </table:table-cell>
          <table:table-cell table:style-name="ce153" table:formula="of:=+[$'avatar_skeleton.xml convert'.B77]" office:value-type="string" office:string-value="mElbowLeft" calcext:value-type="string">
            <text:p>mElbowLeft</text:p>
          </table:table-cell>
          <table:table-cell table:formula="of:=+[$'avatar_skeleton.xml convert'.C77]" office:value-type="string" office:string-value="&quot;false&quot;" calcext:value-type="string">
            <text:p>"false"</text:p>
          </table:table-cell>
          <table:table-cell table:formula="of:=+[.D$76]+[.W77]" office:value-type="float" office:value="0.54" calcext:value-type="float">
            <text:p>0.540000</text:p>
          </table:table-cell>
          <table:table-cell table:style-name="ce254" table:formula="of:=+[.E$76]-[.S77]" office:value-type="float" office:value="0.036" calcext:value-type="float">
            <text:p>0.036000</text:p>
          </table:table-cell>
          <table:table-cell table:formula="of:=+[.F$76]+[.AA77]" office:value-type="float" office:value="2.0925652" calcext:value-type="float">
            <text:p>2.092565</text:p>
          </table:table-cell>
          <table:table-cell table:number-columns-repeated="3"/>
          <table:table-cell table:style-name="ce254" table:formula="of:=+[$'avatar_skeleton.xml convert'.D77]" office:value-type="float" office:value="0.511665" calcext:value-type="float">
            <text:p>0.511665</text:p>
          </table:table-cell>
          <table:table-cell table:style-name="ce254" table:formula="of:=+[$'avatar_skeleton.xml convert'.E77]" office:value-type="float" office:value="0.036295" calcext:value-type="float">
            <text:p>0.036295</text:p>
          </table:table-cell>
          <table:table-cell table:style-name="ce254" table:formula="of:=+[$'avatar_skeleton.xml convert'.F77]" office:value-type="float" office:value="1.521361" calcext:value-type="float">
            <text:p>1.521361</text:p>
          </table:table-cell>
          <table:table-cell table:style-name="ce254" table:formula="of:=+[$'avatar_skeleton.xml convert'.G77]" office:value-type="float" office:value="0.611665" calcext:value-type="float">
            <text:p>0.611665</text:p>
          </table:table-cell>
          <table:table-cell table:style-name="ce254" table:formula="of:=+[$'avatar_skeleton.xml convert'.H77]" office:value-type="float" office:value="0.036295" calcext:value-type="float">
            <text:p>0.036295</text:p>
          </table:table-cell>
          <table:table-cell table:style-name="ce254" table:formula="of:=+[$'avatar_skeleton.xml convert'.I77]" office:value-type="float" office:value="1.520361" calcext:value-type="float">
            <text:p>1.52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8" calcext:value-type="float">
            <text:p>0.1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77]&amp;&quot;, &quot;&amp;[.T77]&amp;&quot;, &quot;&amp;[.X77]&amp;&quot;, &quot;&amp;[.AB77]&amp;&quot;, &quot;&amp;[.Q77]&amp;&quot;, &quot;&amp;[.U77]&amp;&quot;, &quot;&amp;[.Y77]&amp;&quot;, &quot;&amp;[.AC77]&amp;&quot;, &quot;&amp;[.R77]&amp;&quot;, &quot;&amp;[.V77]&amp;&quot;, &quot;&amp;[.Z77]&amp;&quot;, &quot;&amp;[.AD77]&amp;&quot;, &quot;&amp;[.S77]&amp;&quot;, &quot;&amp;[.W77]&amp;&quot;, &quot;&amp;[.AA77]&amp;&quot;, &quot;&amp;[.AE77]" office:value-type="string" office:string-value="1, 0, 0, 0, 0, 1, 0, 0, 0, 0, 1, 0, 0, 0.128, 0, 1" calcext:value-type="string">
            <text:p>1, 0, 0, 0, 0, 1, 0, 0, 0, 0, 1, 0, 0, 0.128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ristLeft</text:p>
          </table:table-cell>
          <table:table-cell table:style-name="ce153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+[.D$76]+[.W78]" office:value-type="float" office:value="0.617" calcext:value-type="float">
            <text:p>0.617000</text:p>
          </table:table-cell>
          <table:table-cell table:style-name="ce254" table:formula="of:=+[.E$76]-[.S78]" office:value-type="float" office:value="0.036" calcext:value-type="float">
            <text:p>0.036000</text:p>
          </table:table-cell>
          <table:table-cell table:formula="of:=+[.F$76]+[.AA78]" office:value-type="float" office:value="2.0925652" calcext:value-type="float">
            <text:p>2.092565</text:p>
          </table:table-cell>
          <table:table-cell table:number-columns-repeated="3"/>
          <table:table-cell table:style-name="ce254" table:formula="of:=+[$'avatar_skeleton.xml convert'.D78]" office:value-type="float" office:value="0.616511" calcext:value-type="float">
            <text:p>0.616511</text:p>
          </table:table-cell>
          <table:table-cell table:style-name="ce254" table:formula="of:=+[$'avatar_skeleton.xml convert'.E78]" office:value-type="float" office:value="0.036295" calcext:value-type="float">
            <text:p>0.036295</text:p>
          </table:table-cell>
          <table:table-cell table:style-name="ce254" table:formula="of:=+[$'avatar_skeleton.xml convert'.F78]" office:value-type="float" office:value="1.521361" calcext:value-type="float">
            <text:p>1.521361</text:p>
          </table:table-cell>
          <table:table-cell table:style-name="ce254" table:formula="of:=+[$'avatar_skeleton.xml convert'.G78]" office:value-type="float" office:value="0.676511" calcext:value-type="float">
            <text:p>0.676511</text:p>
          </table:table-cell>
          <table:table-cell table:style-name="ce254" table:formula="of:=+[$'avatar_skeleton.xml convert'.H78]" office:value-type="float" office:value="0.036295" calcext:value-type="float">
            <text:p>0.036295</text:p>
          </table:table-cell>
          <table:table-cell table:style-name="ce254" table:formula="of:=+[$'avatar_skeleton.xml convert'.I78]" office:value-type="float" office:value="1.521361" calcext:value-type="float">
            <text:p>1.521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205" calcext:value-type="float">
            <text:p>0.20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37132" calcext:value-type="float">
            <text:p>0.03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812775" calcext:value-type="float">
            <text:p>-0.812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672" calcext:value-type="float">
            <text:p>-1.586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78]&amp;&quot;, &quot;&amp;[.T78]&amp;&quot;, &quot;&amp;[.X78]&amp;&quot;, &quot;&amp;[.AB78]&amp;&quot;, &quot;&amp;[.Q78]&amp;&quot;, &quot;&amp;[.U78]&amp;&quot;, &quot;&amp;[.Y78]&amp;&quot;, &quot;&amp;[.AC78]&amp;&quot;, &quot;&amp;[.R78]&amp;&quot;, &quot;&amp;[.V78]&amp;&quot;, &quot;&amp;[.Z78]&amp;&quot;, &quot;&amp;[.AD78]&amp;&quot;, &quot;&amp;[.S78]&amp;&quot;, &quot;&amp;[.W78]&amp;&quot;, &quot;&amp;[.AA78]&amp;&quot;, &quot;&amp;[.AE78]" office:value-type="string" office:string-value="1, 0, 0, 0, 0, 1, 0, 0, 0, 0, 1, 0, 0, 0.205, 0, 1" calcext:value-type="string">
            <text:p>1, 0, 0, 0, 0, 1, 0, 0, 0, 0, 1, 0, 0, 0.205, 0, 1</text:p>
          </table:table-cell>
          <table:table-cell table:style-name="ce282" table:formula="of:=[.AF78]&amp;&quot;, &quot;&amp;-[.AJ78]&amp;&quot;, &quot;&amp;[.AN78]&amp;&quot;, &quot;&amp;[.AR78]&amp;&quot;, &quot;&amp;[.AG78]&amp;&quot;, &quot;&amp;[.AK78]&amp;&quot;, &quot;&amp;[.AO78]&amp;&quot;, &quot;&amp;[.AS78]&amp;&quot;, &quot;&amp;[.AH78]&amp;&quot;, &quot;&amp;[.AL78]&amp;&quot;, &quot;&amp;[.AP78]&amp;&quot;, &quot;&amp;[.AT78]&amp;&quot;, &quot;&amp;[.AI78]&amp;&quot;, &quot;&amp;[.AM78]&amp;&quot;, &quot;&amp;-[.AQ78]&amp;&quot;, &quot;&amp;[.AU78]" office:value-type="string" office:string-value="1, 0, 0, 0, 0, 1, 0, 0, 0, 0, 1, 0, 0.037132, -0.812775, 1.58672, 1" calcext:value-type="string">
            <text:p>1, 0, 0, 0, 0, 1, 0, 0, 0, 0, 1, 0, 0.037132, -0.812775, 1.586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L_HAND</text:p>
          </table:table-cell>
          <table:table-cell table:style-name="ce148" table:formula="of:=+[$'avatar_skeleton.xml convert'.B79]" office:value-type="string" office:string-value="mWristLeft" calcext:value-type="string">
            <text:p>mWristLeft</text:p>
          </table:table-cell>
          <table:table-cell table:formula="of:=+[$'avatar_skeleton.xml convert'.C79]" office:value-type="string" office:string-value="&quot;false&quot;" calcext:value-type="string">
            <text:p>"false"</text:p>
          </table:table-cell>
          <table:table-cell table:formula="of:=+[.D$78]+[.W79]" office:value-type="float" office:value="0.66700001" calcext:value-type="float">
            <text:p>0.667000</text:p>
          </table:table-cell>
          <table:table-cell table:style-name="ce254" table:formula="of:=+[.E$78]-[.S79]" office:value-type="float" office:value="0.026" calcext:value-type="float">
            <text:p>0.026000</text:p>
          </table:table-cell>
          <table:table-cell table:formula="of:=+[.F$78]+[.AA79]" office:value-type="float" office:value="2.0925652" calcext:value-type="float">
            <text:p>2.092565</text:p>
          </table:table-cell>
          <table:table-cell table:number-columns-repeated="3"/>
          <table:table-cell table:style-name="ce254" table:formula="of:=+[$'avatar_skeleton.xml convert'.D79]" office:value-type="float" office:value="0.666511" calcext:value-type="float">
            <text:p>0.666511</text:p>
          </table:table-cell>
          <table:table-cell table:style-name="ce254" table:formula="of:=+[$'avatar_skeleton.xml convert'.E79]" office:value-type="float" office:value="0.026295" calcext:value-type="float">
            <text:p>0.026295</text:p>
          </table:table-cell>
          <table:table-cell table:style-name="ce254" table:formula="of:=+[$'avatar_skeleton.xml convert'.F79]" office:value-type="float" office:value="1.521361" calcext:value-type="float">
            <text:p>1.521361</text:p>
          </table:table-cell>
          <table:table-cell table:style-name="ce254" table:formula="of:=+[$'avatar_skeleton.xml convert'.G79]" office:value-type="float" office:value="0.715511" calcext:value-type="float">
            <text:p>0.715511</text:p>
          </table:table-cell>
          <table:table-cell table:style-name="ce254" table:formula="of:=+[$'avatar_skeleton.xml convert'.H79]" office:value-type="float" office:value="0.021295" calcext:value-type="float">
            <text:p>0.021295</text:p>
          </table:table-cell>
          <table:table-cell table:style-name="ce254" table:formula="of:=+[$'avatar_skeleton.xml convert'.I79]" office:value-type="float" office:value="1.520361" calcext:value-type="float">
            <text:p>1.52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000001" calcext:value-type="float">
            <text:p>0.05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79]&amp;&quot;, &quot;&amp;[.T79]&amp;&quot;, &quot;&amp;[.X79]&amp;&quot;, &quot;&amp;[.AB79]&amp;&quot;, &quot;&amp;[.Q79]&amp;&quot;, &quot;&amp;[.U79]&amp;&quot;, &quot;&amp;[.Y79]&amp;&quot;, &quot;&amp;[.AC79]&amp;&quot;, &quot;&amp;[.R79]&amp;&quot;, &quot;&amp;[.V79]&amp;&quot;, &quot;&amp;[.Z79]&amp;&quot;, &quot;&amp;[.AD79]&amp;&quot;, &quot;&amp;[.S79]&amp;&quot;, &quot;&amp;[.W79]&amp;&quot;, &quot;&amp;[.AA79]&amp;&quot;, &quot;&amp;[.AE79]" office:value-type="string" office:string-value="1, 0, 0, 0, 0, 1, 0, 0, 0, 0, 1, 0, 0.01, 0.05000001, 0, 1" calcext:value-type="string">
            <text:p>1, 0, 0, 0, 0, 1, 0, 0, 0, 0, 1, 0, 0.01, 0.05000001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Middle1Left</text:p>
          </table:table-cell>
          <table:table-cell table:style-name="ce148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+[.D$78]+[.W80]" office:value-type="float" office:value="0.718" calcext:value-type="float">
            <text:p>0.718000</text:p>
          </table:table-cell>
          <table:table-cell table:style-name="ce254" table:formula="of:=+[.E$78]-[.S80]" office:value-type="float" office:value="0.023" calcext:value-type="float">
            <text:p>0.023000</text:p>
          </table:table-cell>
          <table:table-cell table:formula="of:=+[.F$78]+[.AA80]" office:value-type="float" office:value="2.1075652" calcext:value-type="float">
            <text:p>2.107565</text:p>
          </table:table-cell>
          <table:table-cell table:number-columns-repeated="3"/>
          <table:table-cell table:style-name="ce254" table:formula="of:=+[$'avatar_skeleton.xml convert'.D80]" office:value-type="float" office:value="0.717511" calcext:value-type="float">
            <text:p>0.717511</text:p>
          </table:table-cell>
          <table:table-cell table:style-name="ce254" table:formula="of:=+[$'avatar_skeleton.xml convert'.E80]" office:value-type="float" office:value="0.023295" calcext:value-type="float">
            <text:p>0.023295</text:p>
          </table:table-cell>
          <table:table-cell table:style-name="ce254" table:formula="of:=+[$'avatar_skeleton.xml convert'.F80]" office:value-type="float" office:value="1.536361" calcext:value-type="float">
            <text:p>1.536361</text:p>
          </table:table-cell>
          <table:table-cell table:style-name="ce254" table:formula="of:=+[$'avatar_skeleton.xml convert'.G80]" office:value-type="float" office:value="0.757511" calcext:value-type="float">
            <text:p>0.757511</text:p>
          </table:table-cell>
          <table:table-cell table:style-name="ce254" table:formula="of:=+[$'avatar_skeleton.xml convert'.H80]" office:value-type="float" office:value="0.024295" calcext:value-type="float">
            <text:p>0.024295</text:p>
          </table:table-cell>
          <table:table-cell table:style-name="ce254" table:formula="of:=+[$'avatar_skeleton.xml convert'.I80]" office:value-type="float" office:value="1.530361" calcext:value-type="float">
            <text:p>1.53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3" calcext:value-type="float">
            <text:p>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01" calcext:value-type="float">
            <text:p>0.1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24132" calcext:value-type="float">
            <text:p>0.024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13775" calcext:value-type="float">
            <text:p>-0.913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60172" calcext:value-type="float">
            <text:p>-1.601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80]&amp;&quot;, &quot;&amp;[.T80]&amp;&quot;, &quot;&amp;[.X80]&amp;&quot;, &quot;&amp;[.AB80]&amp;&quot;, &quot;&amp;[.Q80]&amp;&quot;, &quot;&amp;[.U80]&amp;&quot;, &quot;&amp;[.Y80]&amp;&quot;, &quot;&amp;[.AC80]&amp;&quot;, &quot;&amp;[.R80]&amp;&quot;, &quot;&amp;[.V80]&amp;&quot;, &quot;&amp;[.Z80]&amp;&quot;, &quot;&amp;[.AD80]&amp;&quot;, &quot;&amp;[.S80]&amp;&quot;, &quot;&amp;[.W80]&amp;&quot;, &quot;&amp;[.AA80]&amp;&quot;, &quot;&amp;[.AE80]" office:value-type="string" office:string-value="1, 0, 0, 0, 0, 1, 0, 0, 0, 0, 1, 0, 0.013, 0.101, 0.015, 1" calcext:value-type="string">
            <text:p>1, 0, 0, 0, 0, 1, 0, 0, 0, 0, 1, 0, 0.013, 0.101, 0.015, 1</text:p>
          </table:table-cell>
          <table:table-cell table:style-name="ce282" table:formula="of:=[.AF80]&amp;&quot;, &quot;&amp;-[.AJ80]&amp;&quot;, &quot;&amp;[.AN80]&amp;&quot;, &quot;&amp;[.AR80]&amp;&quot;, &quot;&amp;[.AG80]&amp;&quot;, &quot;&amp;[.AK80]&amp;&quot;, &quot;&amp;[.AO80]&amp;&quot;, &quot;&amp;[.AS80]&amp;&quot;, &quot;&amp;[.AH80]&amp;&quot;, &quot;&amp;[.AL80]&amp;&quot;, &quot;&amp;[.AP80]&amp;&quot;, &quot;&amp;[.AT80]&amp;&quot;, &quot;&amp;[.AI80]&amp;&quot;, &quot;&amp;[.AM80]&amp;&quot;, &quot;&amp;-[.AQ80]&amp;&quot;, &quot;&amp;[.AU80]" office:value-type="string" office:string-value="1, 0, 0, 0, 0, 1, 0, 0, 0, 0, 1, 0, 0.024132, -0.913775, 1.60172, 1" calcext:value-type="string">
            <text:p>1, 0, 0, 0, 0, 1, 0, 0, 0, 0, 1, 0, 0.024132, -0.913775, 1.601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Middle2Left</text:p>
          </table:table-cell>
          <table:table-cell table:style-name="ce153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+[.D80]+[.W81]" office:value-type="float" office:value="0.758" calcext:value-type="float">
            <text:p>0.758000</text:p>
          </table:table-cell>
          <table:table-cell table:style-name="ce254" table:formula="of:=+[.E80]-[.S81]" office:value-type="float" office:value="0.024" calcext:value-type="float">
            <text:p>0.024000</text:p>
          </table:table-cell>
          <table:table-cell table:formula="of:=+[.F80]+[.AA81]" office:value-type="float" office:value="2.1015652" calcext:value-type="float">
            <text:p>2.101565</text:p>
          </table:table-cell>
          <table:table-cell table:number-columns-repeated="3"/>
          <table:table-cell table:style-name="ce254" table:formula="of:=+[$'avatar_skeleton.xml convert'.D81]" office:value-type="float" office:value="0.757511" calcext:value-type="float">
            <text:p>0.757511</text:p>
          </table:table-cell>
          <table:table-cell table:style-name="ce254" table:formula="of:=+[$'avatar_skeleton.xml convert'.E81]" office:value-type="float" office:value="0.024295" calcext:value-type="float">
            <text:p>0.024295</text:p>
          </table:table-cell>
          <table:table-cell table:style-name="ce254" table:formula="of:=+[$'avatar_skeleton.xml convert'.F81]" office:value-type="float" office:value="1.530361" calcext:value-type="float">
            <text:p>1.530361</text:p>
          </table:table-cell>
          <table:table-cell table:style-name="ce254" table:formula="of:=+[$'avatar_skeleton.xml convert'.G81]" office:value-type="float" office:value="0.806511" calcext:value-type="float">
            <text:p>0.806511</text:p>
          </table:table-cell>
          <table:table-cell table:style-name="ce254" table:formula="of:=+[$'avatar_skeleton.xml convert'.H81]" office:value-type="float" office:value="0.025295" calcext:value-type="float">
            <text:p>0.025295</text:p>
          </table:table-cell>
          <table:table-cell table:style-name="ce254" table:formula="of:=+[$'avatar_skeleton.xml convert'.I81]" office:value-type="float" office:value="1.522361" calcext:value-type="float">
            <text:p>1.522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" calcext:value-type="float">
            <text:p>0.04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25132" calcext:value-type="float">
            <text:p>0.025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53775" calcext:value-type="float">
            <text:p>-0.953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9572" calcext:value-type="float">
            <text:p>-1.595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81]&amp;&quot;, &quot;&amp;[.T81]&amp;&quot;, &quot;&amp;[.X81]&amp;&quot;, &quot;&amp;[.AB81]&amp;&quot;, &quot;&amp;[.Q81]&amp;&quot;, &quot;&amp;[.U81]&amp;&quot;, &quot;&amp;[.Y81]&amp;&quot;, &quot;&amp;[.AC81]&amp;&quot;, &quot;&amp;[.R81]&amp;&quot;, &quot;&amp;[.V81]&amp;&quot;, &quot;&amp;[.Z81]&amp;&quot;, &quot;&amp;[.AD81]&amp;&quot;, &quot;&amp;[.S81]&amp;&quot;, &quot;&amp;[.W81]&amp;&quot;, &quot;&amp;[.AA81]&amp;&quot;, &quot;&amp;[.AE81]" office:value-type="string" office:string-value="1, 0, 0, 0, 0, 1, 0, 0, 0, 0, 1, 0, -0.001, 0.04, -0.006, 1" calcext:value-type="string">
            <text:p>1, 0, 0, 0, 0, 1, 0, 0, 0, 0, 1, 0, -0.001, 0.04, -0.006, 1</text:p>
          </table:table-cell>
          <table:table-cell table:style-name="ce282" table:formula="of:=[.AF81]&amp;&quot;, &quot;&amp;-[.AJ81]&amp;&quot;, &quot;&amp;[.AN81]&amp;&quot;, &quot;&amp;[.AR81]&amp;&quot;, &quot;&amp;[.AG81]&amp;&quot;, &quot;&amp;[.AK81]&amp;&quot;, &quot;&amp;[.AO81]&amp;&quot;, &quot;&amp;[.AS81]&amp;&quot;, &quot;&amp;[.AH81]&amp;&quot;, &quot;&amp;[.AL81]&amp;&quot;, &quot;&amp;[.AP81]&amp;&quot;, &quot;&amp;[.AT81]&amp;&quot;, &quot;&amp;[.AI81]&amp;&quot;, &quot;&amp;[.AM81]&amp;&quot;, &quot;&amp;-[.AQ81]&amp;&quot;, &quot;&amp;[.AU81]" office:value-type="string" office:string-value="1, 0, 0, 0, 0, 1, 0, 0, 0, 0, 1, 0, 0.025132, -0.953775, 1.59572, 1" calcext:value-type="string">
            <text:p>1, 0, 0, 0, 0, 1, 0, 0, 0, 0, 1, 0, 0.025132, -0.953775, 1.595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Middle3Left</text:p>
          </table:table-cell>
          <table:table-cell table:style-name="ce153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+[.D81]+[.W82]" office:value-type="float" office:value="0.807" calcext:value-type="float">
            <text:p>0.807000</text:p>
          </table:table-cell>
          <table:table-cell table:style-name="ce254" table:formula="of:=+[.E81]-[.S82]" office:value-type="float" office:value="0.025" calcext:value-type="float">
            <text:p>0.025000</text:p>
          </table:table-cell>
          <table:table-cell table:formula="of:=+[.F81]+[.AA82]" office:value-type="float" office:value="2.0935652" calcext:value-type="float">
            <text:p>2.093565</text:p>
          </table:table-cell>
          <table:table-cell table:number-columns-repeated="3"/>
          <table:table-cell table:style-name="ce254" table:formula="of:=+[$'avatar_skeleton.xml convert'.D82]" office:value-type="float" office:value="0.806511" calcext:value-type="float">
            <text:p>0.806511</text:p>
          </table:table-cell>
          <table:table-cell table:style-name="ce254" table:formula="of:=+[$'avatar_skeleton.xml convert'.E82]" office:value-type="float" office:value="0.025295" calcext:value-type="float">
            <text:p>0.025295</text:p>
          </table:table-cell>
          <table:table-cell table:style-name="ce254" table:formula="of:=+[$'avatar_skeleton.xml convert'.F82]" office:value-type="float" office:value="1.522361" calcext:value-type="float">
            <text:p>1.522361</text:p>
          </table:table-cell>
          <table:table-cell table:style-name="ce254" table:formula="of:=+[$'avatar_skeleton.xml convert'.G82]" office:value-type="float" office:value="0.839511" calcext:value-type="float">
            <text:p>0.839511</text:p>
          </table:table-cell>
          <table:table-cell table:style-name="ce254" table:formula="of:=+[$'avatar_skeleton.xml convert'.H82]" office:value-type="float" office:value="0.027295" calcext:value-type="float">
            <text:p>0.027295</text:p>
          </table:table-cell>
          <table:table-cell table:style-name="ce254" table:formula="of:=+[$'avatar_skeleton.xml convert'.I82]" office:value-type="float" office:value="1.516361" calcext:value-type="float">
            <text:p>1.516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9" calcext:value-type="float">
            <text:p>0.04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26132" calcext:value-type="float">
            <text:p>0.026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1.00277" calcext:value-type="float">
            <text:p>-1.00277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772" calcext:value-type="float">
            <text:p>-1.587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82]&amp;&quot;, &quot;&amp;[.T82]&amp;&quot;, &quot;&amp;[.X82]&amp;&quot;, &quot;&amp;[.AB82]&amp;&quot;, &quot;&amp;[.Q82]&amp;&quot;, &quot;&amp;[.U82]&amp;&quot;, &quot;&amp;[.Y82]&amp;&quot;, &quot;&amp;[.AC82]&amp;&quot;, &quot;&amp;[.R82]&amp;&quot;, &quot;&amp;[.V82]&amp;&quot;, &quot;&amp;[.Z82]&amp;&quot;, &quot;&amp;[.AD82]&amp;&quot;, &quot;&amp;[.S82]&amp;&quot;, &quot;&amp;[.W82]&amp;&quot;, &quot;&amp;[.AA82]&amp;&quot;, &quot;&amp;[.AE82]" office:value-type="string" office:string-value="1, 0, 0, 0, 0, 1, 0, 0, 0, 0, 1, 0, -0.001, 0.049, -0.008, 1" calcext:value-type="string">
            <text:p>1, 0, 0, 0, 0, 1, 0, 0, 0, 0, 1, 0, -0.001, 0.049, -0.008, 1</text:p>
          </table:table-cell>
          <table:table-cell table:style-name="ce282" table:formula="of:=[.AF82]&amp;&quot;, &quot;&amp;-[.AJ82]&amp;&quot;, &quot;&amp;[.AN82]&amp;&quot;, &quot;&amp;[.AR82]&amp;&quot;, &quot;&amp;[.AG82]&amp;&quot;, &quot;&amp;[.AK82]&amp;&quot;, &quot;&amp;[.AO82]&amp;&quot;, &quot;&amp;[.AS82]&amp;&quot;, &quot;&amp;[.AH82]&amp;&quot;, &quot;&amp;[.AL82]&amp;&quot;, &quot;&amp;[.AP82]&amp;&quot;, &quot;&amp;[.AT82]&amp;&quot;, &quot;&amp;[.AI82]&amp;&quot;, &quot;&amp;[.AM82]&amp;&quot;, &quot;&amp;-[.AQ82]&amp;&quot;, &quot;&amp;[.AU82]" office:value-type="string" office:string-value="1, 0, 0, 0, 0, 1, 0, 0, 0, 0, 1, 0, 0.026132, -1.00277, 1.58772, 1" calcext:value-type="string">
            <text:p>1, 0, 0, 0, 0, 1, 0, 0, 0, 0, 1, 0, 0.026132, -1.00277, 1.587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Index1Left</text:p>
          </table:table-cell>
          <table:table-cell table:style-name="ce148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+[.D$78]+[.W83]" office:value-type="float" office:value="0.714" calcext:value-type="float">
            <text:p>0.714000</text:p>
          </table:table-cell>
          <table:table-cell table:style-name="ce254" table:formula="of:=+[.E$78]-[.S83]" office:value-type="float" office:value="-0.002" calcext:value-type="float">
            <text:p>-0.002000</text:p>
          </table:table-cell>
          <table:table-cell table:formula="of:=+[.F$78]+[.AA83]" office:value-type="float" office:value="2.1075652" calcext:value-type="float">
            <text:p>2.107565</text:p>
          </table:table-cell>
          <table:table-cell table:number-columns-repeated="3"/>
          <table:table-cell table:style-name="ce254" table:formula="of:=+[$'avatar_skeleton.xml convert'.D83]" office:value-type="float" office:value="0.713511" calcext:value-type="float">
            <text:p>0.713511</text:p>
          </table:table-cell>
          <table:table-cell table:style-name="ce254" table:formula="of:=+[$'avatar_skeleton.xml convert'.E83]" office:value-type="float" office:value="-0.00170500000000001" calcext:value-type="float">
            <text:p>-0.001705</text:p>
          </table:table-cell>
          <table:table-cell table:style-name="ce254" table:formula="of:=+[$'avatar_skeleton.xml convert'.F83]" office:value-type="float" office:value="1.536361" calcext:value-type="float">
            <text:p>1.536361</text:p>
          </table:table-cell>
          <table:table-cell table:style-name="ce254" table:formula="of:=+[$'avatar_skeleton.xml convert'.G83]" office:value-type="float" office:value="0.749511" calcext:value-type="float">
            <text:p>0.749511</text:p>
          </table:table-cell>
          <table:table-cell table:style-name="ce254" table:formula="of:=+[$'avatar_skeleton.xml convert'.H83]" office:value-type="float" office:value="-0.018705" calcext:value-type="float">
            <text:p>-0.018705</text:p>
          </table:table-cell>
          <table:table-cell table:style-name="ce254" table:formula="of:=+[$'avatar_skeleton.xml convert'.I83]" office:value-type="float" office:value="1.530361" calcext:value-type="float">
            <text:p>1.53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8" calcext:value-type="float">
            <text:p>0.03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97" calcext:value-type="float">
            <text:p>0.09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00868" calcext:value-type="float">
            <text:p>-0.00086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09775" calcext:value-type="float">
            <text:p>-0.909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60172" calcext:value-type="float">
            <text:p>-1.601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83]&amp;&quot;, &quot;&amp;[.T83]&amp;&quot;, &quot;&amp;[.X83]&amp;&quot;, &quot;&amp;[.AB83]&amp;&quot;, &quot;&amp;[.Q83]&amp;&quot;, &quot;&amp;[.U83]&amp;&quot;, &quot;&amp;[.Y83]&amp;&quot;, &quot;&amp;[.AC83]&amp;&quot;, &quot;&amp;[.R83]&amp;&quot;, &quot;&amp;[.V83]&amp;&quot;, &quot;&amp;[.Z83]&amp;&quot;, &quot;&amp;[.AD83]&amp;&quot;, &quot;&amp;[.S83]&amp;&quot;, &quot;&amp;[.W83]&amp;&quot;, &quot;&amp;[.AA83]&amp;&quot;, &quot;&amp;[.AE83]" office:value-type="string" office:string-value="1, 0, 0, 0, 0, 1, 0, 0, 0, 0, 1, 0, 0.038, 0.097, 0.015, 1" calcext:value-type="string">
            <text:p>1, 0, 0, 0, 0, 1, 0, 0, 0, 0, 1, 0, 0.038, 0.097, 0.015, 1</text:p>
          </table:table-cell>
          <table:table-cell table:style-name="ce282" table:formula="of:=[.AF83]&amp;&quot;, &quot;&amp;-[.AJ83]&amp;&quot;, &quot;&amp;[.AN83]&amp;&quot;, &quot;&amp;[.AR83]&amp;&quot;, &quot;&amp;[.AG83]&amp;&quot;, &quot;&amp;[.AK83]&amp;&quot;, &quot;&amp;[.AO83]&amp;&quot;, &quot;&amp;[.AS83]&amp;&quot;, &quot;&amp;[.AH83]&amp;&quot;, &quot;&amp;[.AL83]&amp;&quot;, &quot;&amp;[.AP83]&amp;&quot;, &quot;&amp;[.AT83]&amp;&quot;, &quot;&amp;[.AI83]&amp;&quot;, &quot;&amp;[.AM83]&amp;&quot;, &quot;&amp;-[.AQ83]&amp;&quot;, &quot;&amp;[.AU83]" office:value-type="string" office:string-value="1, 0, 0, 0, 0, 1, 0, 0, 0, 0, 1, 0, -0.000868, -0.909775, 1.60172, 1" calcext:value-type="string">
            <text:p>1, 0, 0, 0, 0, 1, 0, 0, 0, 0, 1, 0, -0.000868, -0.909775, 1.601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Index2Left</text:p>
          </table:table-cell>
          <table:table-cell table:style-name="ce153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+[.D83]+[.W84]" office:value-type="float" office:value="0.75" calcext:value-type="float">
            <text:p>0.750000</text:p>
          </table:table-cell>
          <table:table-cell table:style-name="ce254" table:formula="of:=+[.E83]-[.S84]" office:value-type="float" office:value="-0.019" calcext:value-type="float">
            <text:p>-0.019000</text:p>
          </table:table-cell>
          <table:table-cell table:formula="of:=+[.F83]+[.AA84]" office:value-type="float" office:value="2.1015652" calcext:value-type="float">
            <text:p>2.101565</text:p>
          </table:table-cell>
          <table:table-cell table:number-columns-repeated="3"/>
          <table:table-cell table:style-name="ce254" table:formula="of:=+[$'avatar_skeleton.xml convert'.D84]" office:value-type="float" office:value="0.749511" calcext:value-type="float">
            <text:p>0.749511</text:p>
          </table:table-cell>
          <table:table-cell table:style-name="ce254" table:formula="of:=+[$'avatar_skeleton.xml convert'.E84]" office:value-type="float" office:value="-0.018705" calcext:value-type="float">
            <text:p>-0.018705</text:p>
          </table:table-cell>
          <table:table-cell table:style-name="ce254" table:formula="of:=+[$'avatar_skeleton.xml convert'.F84]" office:value-type="float" office:value="1.530361" calcext:value-type="float">
            <text:p>1.530361</text:p>
          </table:table-cell>
          <table:table-cell table:style-name="ce254" table:formula="of:=+[$'avatar_skeleton.xml convert'.G84]" office:value-type="float" office:value="0.781511" calcext:value-type="float">
            <text:p>0.781511</text:p>
          </table:table-cell>
          <table:table-cell table:style-name="ce254" table:formula="of:=+[$'avatar_skeleton.xml convert'.H84]" office:value-type="float" office:value="-0.032705" calcext:value-type="float">
            <text:p>-0.032705</text:p>
          </table:table-cell>
          <table:table-cell table:style-name="ce254" table:formula="of:=+[$'avatar_skeleton.xml convert'.I84]" office:value-type="float" office:value="1.524361" calcext:value-type="float">
            <text:p>1.524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7" calcext:value-type="float">
            <text:p>0.01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17868" calcext:value-type="float">
            <text:p>-0.01786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45775" calcext:value-type="float">
            <text:p>-0.945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9572" calcext:value-type="float">
            <text:p>-1.595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84]&amp;&quot;, &quot;&amp;[.T84]&amp;&quot;, &quot;&amp;[.X84]&amp;&quot;, &quot;&amp;[.AB84]&amp;&quot;, &quot;&amp;[.Q84]&amp;&quot;, &quot;&amp;[.U84]&amp;&quot;, &quot;&amp;[.Y84]&amp;&quot;, &quot;&amp;[.AC84]&amp;&quot;, &quot;&amp;[.R84]&amp;&quot;, &quot;&amp;[.V84]&amp;&quot;, &quot;&amp;[.Z84]&amp;&quot;, &quot;&amp;[.AD84]&amp;&quot;, &quot;&amp;[.S84]&amp;&quot;, &quot;&amp;[.W84]&amp;&quot;, &quot;&amp;[.AA84]&amp;&quot;, &quot;&amp;[.AE84]" office:value-type="string" office:string-value="1, 0, 0, 0, 0, 1, 0, 0, 0, 0, 1, 0, 0.017, 0.036, -0.006, 1" calcext:value-type="string">
            <text:p>1, 0, 0, 0, 0, 1, 0, 0, 0, 0, 1, 0, 0.017, 0.036, -0.006, 1</text:p>
          </table:table-cell>
          <table:table-cell table:style-name="ce282" table:formula="of:=[.AF84]&amp;&quot;, &quot;&amp;-[.AJ84]&amp;&quot;, &quot;&amp;[.AN84]&amp;&quot;, &quot;&amp;[.AR84]&amp;&quot;, &quot;&amp;[.AG84]&amp;&quot;, &quot;&amp;[.AK84]&amp;&quot;, &quot;&amp;[.AO84]&amp;&quot;, &quot;&amp;[.AS84]&amp;&quot;, &quot;&amp;[.AH84]&amp;&quot;, &quot;&amp;[.AL84]&amp;&quot;, &quot;&amp;[.AP84]&amp;&quot;, &quot;&amp;[.AT84]&amp;&quot;, &quot;&amp;[.AI84]&amp;&quot;, &quot;&amp;[.AM84]&amp;&quot;, &quot;&amp;-[.AQ84]&amp;&quot;, &quot;&amp;[.AU84]" office:value-type="string" office:string-value="1, 0, 0, 0, 0, 1, 0, 0, 0, 0, 1, 0, -0.017868, -0.945775, 1.59572, 1" calcext:value-type="string">
            <text:p>1, 0, 0, 0, 0, 1, 0, 0, 0, 0, 1, 0, -0.017868, -0.945775, 1.595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Index3Left</text:p>
          </table:table-cell>
          <table:table-cell table:style-name="ce153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+[.D84]+[.W85]" office:value-type="float" office:value="0.782" calcext:value-type="float">
            <text:p>0.782000</text:p>
          </table:table-cell>
          <table:table-cell table:style-name="ce254" table:formula="of:=+[.E84]-[.S85]" office:value-type="float" office:value="-0.033" calcext:value-type="float">
            <text:p>-0.033000</text:p>
          </table:table-cell>
          <table:table-cell table:formula="of:=+[.F84]+[.AA85]" office:value-type="float" office:value="2.0955652" calcext:value-type="float">
            <text:p>2.095565</text:p>
          </table:table-cell>
          <table:table-cell table:number-columns-repeated="3"/>
          <table:table-cell table:style-name="ce254" table:formula="of:=+[$'avatar_skeleton.xml convert'.D85]" office:value-type="float" office:value="0.781511" calcext:value-type="float">
            <text:p>0.781511</text:p>
          </table:table-cell>
          <table:table-cell table:style-name="ce254" table:formula="of:=+[$'avatar_skeleton.xml convert'.E85]" office:value-type="float" office:value="-0.032705" calcext:value-type="float">
            <text:p>-0.032705</text:p>
          </table:table-cell>
          <table:table-cell table:style-name="ce254" table:formula="of:=+[$'avatar_skeleton.xml convert'.F85]" office:value-type="float" office:value="1.524361" calcext:value-type="float">
            <text:p>1.524361</text:p>
          </table:table-cell>
          <table:table-cell table:style-name="ce254" table:formula="of:=+[$'avatar_skeleton.xml convert'.G85]" office:value-type="float" office:value="0.806511" calcext:value-type="float">
            <text:p>0.806511</text:p>
          </table:table-cell>
          <table:table-cell table:style-name="ce254" table:formula="of:=+[$'avatar_skeleton.xml convert'.H85]" office:value-type="float" office:value="-0.043705" calcext:value-type="float">
            <text:p>-0.043705</text:p>
          </table:table-cell>
          <table:table-cell table:style-name="ce254" table:formula="of:=+[$'avatar_skeleton.xml convert'.I85]" office:value-type="float" office:value="1.520361" calcext:value-type="float">
            <text:p>1.52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4" calcext:value-type="float">
            <text:p>0.01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31868" calcext:value-type="float">
            <text:p>-0.03186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77775" calcext:value-type="float">
            <text:p>-0.977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972" calcext:value-type="float">
            <text:p>-1.589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85]&amp;&quot;, &quot;&amp;[.T85]&amp;&quot;, &quot;&amp;[.X85]&amp;&quot;, &quot;&amp;[.AB85]&amp;&quot;, &quot;&amp;[.Q85]&amp;&quot;, &quot;&amp;[.U85]&amp;&quot;, &quot;&amp;[.Y85]&amp;&quot;, &quot;&amp;[.AC85]&amp;&quot;, &quot;&amp;[.R85]&amp;&quot;, &quot;&amp;[.V85]&amp;&quot;, &quot;&amp;[.Z85]&amp;&quot;, &quot;&amp;[.AD85]&amp;&quot;, &quot;&amp;[.S85]&amp;&quot;, &quot;&amp;[.W85]&amp;&quot;, &quot;&amp;[.AA85]&amp;&quot;, &quot;&amp;[.AE85]" office:value-type="string" office:string-value="1, 0, 0, 0, 0, 1, 0, 0, 0, 0, 1, 0, 0.014, 0.032, -0.006, 1" calcext:value-type="string">
            <text:p>1, 0, 0, 0, 0, 1, 0, 0, 0, 0, 1, 0, 0.014, 0.032, -0.006, 1</text:p>
          </table:table-cell>
          <table:table-cell table:style-name="ce282" table:formula="of:=[.AF85]&amp;&quot;, &quot;&amp;-[.AJ85]&amp;&quot;, &quot;&amp;[.AN85]&amp;&quot;, &quot;&amp;[.AR85]&amp;&quot;, &quot;&amp;[.AG85]&amp;&quot;, &quot;&amp;[.AK85]&amp;&quot;, &quot;&amp;[.AO85]&amp;&quot;, &quot;&amp;[.AS85]&amp;&quot;, &quot;&amp;[.AH85]&amp;&quot;, &quot;&amp;[.AL85]&amp;&quot;, &quot;&amp;[.AP85]&amp;&quot;, &quot;&amp;[.AT85]&amp;&quot;, &quot;&amp;[.AI85]&amp;&quot;, &quot;&amp;[.AM85]&amp;&quot;, &quot;&amp;-[.AQ85]&amp;&quot;, &quot;&amp;[.AU85]" office:value-type="string" office:string-value="1, 0, 0, 0, 0, 1, 0, 0, 0, 0, 1, 0, -0.031868, -0.977775, 1.58972, 1" calcext:value-type="string">
            <text:p>1, 0, 0, 0, 0, 1, 0, 0, 0, 0, 1, 0, -0.031868, -0.977775, 1.589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Ring1Left</text:p>
          </table:table-cell>
          <table:table-cell table:style-name="ce148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+[.D$78]+[.W86]" office:value-type="float" office:value="0.71600001" calcext:value-type="float">
            <text:p>0.716000</text:p>
          </table:table-cell>
          <table:table-cell table:style-name="ce254" table:formula="of:=+[.E$78]-[.S86]" office:value-type="float" office:value="0.046" calcext:value-type="float">
            <text:p>0.046000</text:p>
          </table:table-cell>
          <table:table-cell table:formula="of:=+[.F$78]+[.AA86]" office:value-type="float" office:value="2.101565201" calcext:value-type="float">
            <text:p>2.101565</text:p>
          </table:table-cell>
          <table:table-cell table:number-columns-repeated="3"/>
          <table:table-cell table:style-name="ce254" table:formula="of:=+[$'avatar_skeleton.xml convert'.D86]" office:value-type="float" office:value="0.715511" calcext:value-type="float">
            <text:p>0.715511</text:p>
          </table:table-cell>
          <table:table-cell table:style-name="ce254" table:formula="of:=+[$'avatar_skeleton.xml convert'.E86]" office:value-type="float" office:value="0.046295" calcext:value-type="float">
            <text:p>0.046295</text:p>
          </table:table-cell>
          <table:table-cell table:style-name="ce254" table:formula="of:=+[$'avatar_skeleton.xml convert'.F86]" office:value-type="float" office:value="1.530361" calcext:value-type="float">
            <text:p>1.530361</text:p>
          </table:table-cell>
          <table:table-cell table:style-name="ce254" table:formula="of:=+[$'avatar_skeleton.xml convert'.G86]" office:value-type="float" office:value="0.753511" calcext:value-type="float">
            <text:p>0.753511</text:p>
          </table:table-cell>
          <table:table-cell table:style-name="ce254" table:formula="of:=+[$'avatar_skeleton.xml convert'.H86]" office:value-type="float" office:value="0.059295" calcext:value-type="float">
            <text:p>0.059295</text:p>
          </table:table-cell>
          <table:table-cell table:style-name="ce254" table:formula="of:=+[$'avatar_skeleton.xml convert'.I86]" office:value-type="float" office:value="1.522361" calcext:value-type="float">
            <text:p>1.522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9900001" calcext:value-type="float">
            <text:p>0.09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9000001" calcext:value-type="float">
            <text:p>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47132" calcext:value-type="float">
            <text:p>0.04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11775" calcext:value-type="float">
            <text:p>-0.911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9572" calcext:value-type="float">
            <text:p>-1.595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86]&amp;&quot;, &quot;&amp;[.T86]&amp;&quot;, &quot;&amp;[.X86]&amp;&quot;, &quot;&amp;[.AB86]&amp;&quot;, &quot;&amp;[.Q86]&amp;&quot;, &quot;&amp;[.U86]&amp;&quot;, &quot;&amp;[.Y86]&amp;&quot;, &quot;&amp;[.AC86]&amp;&quot;, &quot;&amp;[.R86]&amp;&quot;, &quot;&amp;[.V86]&amp;&quot;, &quot;&amp;[.Z86]&amp;&quot;, &quot;&amp;[.AD86]&amp;&quot;, &quot;&amp;[.S86]&amp;&quot;, &quot;&amp;[.W86]&amp;&quot;, &quot;&amp;[.AA86]&amp;&quot;, &quot;&amp;[.AE86]" office:value-type="string" office:string-value="1, 0, 0, 0, 0, 1, 0, 0, 0, 0, 1, 0, -0.01, 0.09900001, 0.009000001, 1" calcext:value-type="string">
            <text:p>1, 0, 0, 0, 0, 1, 0, 0, 0, 0, 1, 0, -0.01, 0.09900001, 0.009000001, 1</text:p>
          </table:table-cell>
          <table:table-cell table:style-name="ce282" table:formula="of:=[.AF86]&amp;&quot;, &quot;&amp;-[.AJ86]&amp;&quot;, &quot;&amp;[.AN86]&amp;&quot;, &quot;&amp;[.AR86]&amp;&quot;, &quot;&amp;[.AG86]&amp;&quot;, &quot;&amp;[.AK86]&amp;&quot;, &quot;&amp;[.AO86]&amp;&quot;, &quot;&amp;[.AS86]&amp;&quot;, &quot;&amp;[.AH86]&amp;&quot;, &quot;&amp;[.AL86]&amp;&quot;, &quot;&amp;[.AP86]&amp;&quot;, &quot;&amp;[.AT86]&amp;&quot;, &quot;&amp;[.AI86]&amp;&quot;, &quot;&amp;[.AM86]&amp;&quot;, &quot;&amp;-[.AQ86]&amp;&quot;, &quot;&amp;[.AU86]" office:value-type="string" office:string-value="1, 0, 0, 0, 0, 1, 0, 0, 0, 0, 1, 0, 0.047132, -0.911775, 1.59572, 1" calcext:value-type="string">
            <text:p>1, 0, 0, 0, 0, 1, 0, 0, 0, 0, 1, 0, 0.047132, -0.911775, 1.595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Ring2Left</text:p>
          </table:table-cell>
          <table:table-cell table:style-name="ce153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+[.D86]+[.W87]" office:value-type="float" office:value="0.75400001" calcext:value-type="float">
            <text:p>0.754000</text:p>
          </table:table-cell>
          <table:table-cell table:style-name="ce254" table:formula="of:=+[.E86]-[.S87]" office:value-type="float" office:value="0.059" calcext:value-type="float">
            <text:p>0.059000</text:p>
          </table:table-cell>
          <table:table-cell table:formula="of:=+[.F86]+[.AA87]" office:value-type="float" office:value="2.093565201" calcext:value-type="float">
            <text:p>2.093565</text:p>
          </table:table-cell>
          <table:table-cell table:number-columns-repeated="3"/>
          <table:table-cell table:style-name="ce254" table:formula="of:=+[$'avatar_skeleton.xml convert'.D87]" office:value-type="float" office:value="0.753511" calcext:value-type="float">
            <text:p>0.753511</text:p>
          </table:table-cell>
          <table:table-cell table:style-name="ce254" table:formula="of:=+[$'avatar_skeleton.xml convert'.E87]" office:value-type="float" office:value="0.059295" calcext:value-type="float">
            <text:p>0.059295</text:p>
          </table:table-cell>
          <table:table-cell table:style-name="ce254" table:formula="of:=+[$'avatar_skeleton.xml convert'.F87]" office:value-type="float" office:value="1.522361" calcext:value-type="float">
            <text:p>1.522361</text:p>
          </table:table-cell>
          <table:table-cell table:style-name="ce254" table:formula="of:=+[$'avatar_skeleton.xml convert'.G87]" office:value-type="float" office:value="0.793511" calcext:value-type="float">
            <text:p>0.793511</text:p>
          </table:table-cell>
          <table:table-cell table:style-name="ce254" table:formula="of:=+[$'avatar_skeleton.xml convert'.H87]" office:value-type="float" office:value="0.072295" calcext:value-type="float">
            <text:p>0.072295</text:p>
          </table:table-cell>
          <table:table-cell table:style-name="ce254" table:formula="of:=+[$'avatar_skeleton.xml convert'.I87]" office:value-type="float" office:value="1.513361" calcext:value-type="float">
            <text:p>1.513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8" calcext:value-type="float">
            <text:p>0.03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60132" calcext:value-type="float">
            <text:p>0.060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49775" calcext:value-type="float">
            <text:p>-0.949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772" calcext:value-type="float">
            <text:p>-1.587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87]&amp;&quot;, &quot;&amp;[.T87]&amp;&quot;, &quot;&amp;[.X87]&amp;&quot;, &quot;&amp;[.AB87]&amp;&quot;, &quot;&amp;[.Q87]&amp;&quot;, &quot;&amp;[.U87]&amp;&quot;, &quot;&amp;[.Y87]&amp;&quot;, &quot;&amp;[.AC87]&amp;&quot;, &quot;&amp;[.R87]&amp;&quot;, &quot;&amp;[.V87]&amp;&quot;, &quot;&amp;[.Z87]&amp;&quot;, &quot;&amp;[.AD87]&amp;&quot;, &quot;&amp;[.S87]&amp;&quot;, &quot;&amp;[.W87]&amp;&quot;, &quot;&amp;[.AA87]&amp;&quot;, &quot;&amp;[.AE87]" office:value-type="string" office:string-value="1, 0, 0, 0, 0, 1, 0, 0, 0, 0, 1, 0, -0.013, 0.038, -0.008, 1" calcext:value-type="string">
            <text:p>1, 0, 0, 0, 0, 1, 0, 0, 0, 0, 1, 0, -0.013, 0.038, -0.008, 1</text:p>
          </table:table-cell>
          <table:table-cell table:style-name="ce282" table:formula="of:=[.AF87]&amp;&quot;, &quot;&amp;-[.AJ87]&amp;&quot;, &quot;&amp;[.AN87]&amp;&quot;, &quot;&amp;[.AR87]&amp;&quot;, &quot;&amp;[.AG87]&amp;&quot;, &quot;&amp;[.AK87]&amp;&quot;, &quot;&amp;[.AO87]&amp;&quot;, &quot;&amp;[.AS87]&amp;&quot;, &quot;&amp;[.AH87]&amp;&quot;, &quot;&amp;[.AL87]&amp;&quot;, &quot;&amp;[.AP87]&amp;&quot;, &quot;&amp;[.AT87]&amp;&quot;, &quot;&amp;[.AI87]&amp;&quot;, &quot;&amp;[.AM87]&amp;&quot;, &quot;&amp;-[.AQ87]&amp;&quot;, &quot;&amp;[.AU87]" office:value-type="string" office:string-value="1, 0, 0, 0, 0, 1, 0, 0, 0, 0, 1, 0, 0.060132, -0.949775, 1.58772, 1" calcext:value-type="string">
            <text:p>1, 0, 0, 0, 0, 1, 0, 0, 0, 0, 1, 0, 0.060132, -0.949775, 1.587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Ring3Left</text:p>
          </table:table-cell>
          <table:table-cell table:style-name="ce153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+[.D87]+[.W88]" office:value-type="float" office:value="0.79400001" calcext:value-type="float">
            <text:p>0.794000</text:p>
          </table:table-cell>
          <table:table-cell table:style-name="ce254" table:formula="of:=+[.E87]-[.S88]" office:value-type="float" office:value="0.072" calcext:value-type="float">
            <text:p>0.072000</text:p>
          </table:table-cell>
          <table:table-cell table:formula="of:=+[.F87]+[.AA88]" office:value-type="float" office:value="2.0845652" calcext:value-type="float">
            <text:p>2.084565</text:p>
          </table:table-cell>
          <table:table-cell table:number-columns-repeated="3"/>
          <table:table-cell table:style-name="ce254" table:formula="of:=+[$'avatar_skeleton.xml convert'.D88]" office:value-type="float" office:value="0.793511" calcext:value-type="float">
            <text:p>0.793511</text:p>
          </table:table-cell>
          <table:table-cell table:style-name="ce254" table:formula="of:=+[$'avatar_skeleton.xml convert'.E88]" office:value-type="float" office:value="0.072295" calcext:value-type="float">
            <text:p>0.072295</text:p>
          </table:table-cell>
          <table:table-cell table:style-name="ce254" table:formula="of:=+[$'avatar_skeleton.xml convert'.F88]" office:value-type="float" office:value="1.513361" calcext:value-type="float">
            <text:p>1.513361</text:p>
          </table:table-cell>
          <table:table-cell table:style-name="ce254" table:formula="of:=+[$'avatar_skeleton.xml convert'.G88]" office:value-type="float" office:value="0.821511" calcext:value-type="float">
            <text:p>0.821511</text:p>
          </table:table-cell>
          <table:table-cell table:style-name="ce254" table:formula="of:=+[$'avatar_skeleton.xml convert'.H88]" office:value-type="float" office:value="0.082295" calcext:value-type="float">
            <text:p>0.082295</text:p>
          </table:table-cell>
          <table:table-cell table:style-name="ce254" table:formula="of:=+[$'avatar_skeleton.xml convert'.I88]" office:value-type="float" office:value="1.507361" calcext:value-type="float">
            <text:p>1.507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" calcext:value-type="float">
            <text:p>0.04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9000001" calcext:value-type="float">
            <text:p>-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73132" calcext:value-type="float">
            <text:p>0.073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89775" calcext:value-type="float">
            <text:p>-0.989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7872" calcext:value-type="float">
            <text:p>-1.578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88]&amp;&quot;, &quot;&amp;[.T88]&amp;&quot;, &quot;&amp;[.X88]&amp;&quot;, &quot;&amp;[.AB88]&amp;&quot;, &quot;&amp;[.Q88]&amp;&quot;, &quot;&amp;[.U88]&amp;&quot;, &quot;&amp;[.Y88]&amp;&quot;, &quot;&amp;[.AC88]&amp;&quot;, &quot;&amp;[.R88]&amp;&quot;, &quot;&amp;[.V88]&amp;&quot;, &quot;&amp;[.Z88]&amp;&quot;, &quot;&amp;[.AD88]&amp;&quot;, &quot;&amp;[.S88]&amp;&quot;, &quot;&amp;[.W88]&amp;&quot;, &quot;&amp;[.AA88]&amp;&quot;, &quot;&amp;[.AE88]" office:value-type="string" office:string-value="1, 0, 0, 0, 0, 1, 0, 0, 0, 0, 1, 0, -0.013, 0.04, -0.009000001, 1" calcext:value-type="string">
            <text:p>1, 0, 0, 0, 0, 1, 0, 0, 0, 0, 1, 0, -0.013, 0.04, -0.009000001, 1</text:p>
          </table:table-cell>
          <table:table-cell table:style-name="ce282" table:formula="of:=[.AF88]&amp;&quot;, &quot;&amp;-[.AJ88]&amp;&quot;, &quot;&amp;[.AN88]&amp;&quot;, &quot;&amp;[.AR88]&amp;&quot;, &quot;&amp;[.AG88]&amp;&quot;, &quot;&amp;[.AK88]&amp;&quot;, &quot;&amp;[.AO88]&amp;&quot;, &quot;&amp;[.AS88]&amp;&quot;, &quot;&amp;[.AH88]&amp;&quot;, &quot;&amp;[.AL88]&amp;&quot;, &quot;&amp;[.AP88]&amp;&quot;, &quot;&amp;[.AT88]&amp;&quot;, &quot;&amp;[.AI88]&amp;&quot;, &quot;&amp;[.AM88]&amp;&quot;, &quot;&amp;-[.AQ88]&amp;&quot;, &quot;&amp;[.AU88]" office:value-type="string" office:string-value="1, 0, 0, 0, 0, 1, 0, 0, 0, 0, 1, 0, 0.073132, -0.989775, 1.57872, 1" calcext:value-type="string">
            <text:p>1, 0, 0, 0, 0, 1, 0, 0, 0, 0, 1, 0, 0.073132, -0.989775, 1.578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Pinky1Left</text:p>
          </table:table-cell>
          <table:table-cell table:style-name="ce148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+[.D$78]+[.W89]" office:value-type="float" office:value="0.71200001" calcext:value-type="float">
            <text:p>0.712000</text:p>
          </table:table-cell>
          <table:table-cell table:style-name="ce254" table:formula="of:=+[.E$78]-[.S89]" office:value-type="float" office:value="0.067" calcext:value-type="float">
            <text:p>0.067000</text:p>
          </table:table-cell>
          <table:table-cell table:formula="of:=+[.F$78]+[.AA89]" office:value-type="float" office:value="2.0955652" calcext:value-type="float">
            <text:p>2.095565</text:p>
          </table:table-cell>
          <table:table-cell table:number-columns-repeated="3"/>
          <table:table-cell table:style-name="ce254" table:formula="of:=+[$'avatar_skeleton.xml convert'.D89]" office:value-type="float" office:value="0.711511" calcext:value-type="float">
            <text:p>0.711511</text:p>
          </table:table-cell>
          <table:table-cell table:style-name="ce254" table:formula="of:=+[$'avatar_skeleton.xml convert'.E89]" office:value-type="float" office:value="0.067295" calcext:value-type="float">
            <text:p>0.067295</text:p>
          </table:table-cell>
          <table:table-cell table:style-name="ce254" table:formula="of:=+[$'avatar_skeleton.xml convert'.F89]" office:value-type="float" office:value="1.524361" calcext:value-type="float">
            <text:p>1.524361</text:p>
          </table:table-cell>
          <table:table-cell table:style-name="ce254" table:formula="of:=+[$'avatar_skeleton.xml convert'.G89]" office:value-type="float" office:value="0.736511" calcext:value-type="float">
            <text:p>0.736511</text:p>
          </table:table-cell>
          <table:table-cell table:style-name="ce254" table:formula="of:=+[$'avatar_skeleton.xml convert'.H89]" office:value-type="float" office:value="0.091295" calcext:value-type="float">
            <text:p>0.091295</text:p>
          </table:table-cell>
          <table:table-cell table:style-name="ce254" table:formula="of:=+[$'avatar_skeleton.xml convert'.I89]" office:value-type="float" office:value="1.518361" calcext:value-type="float">
            <text:p>1.518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9500001" calcext:value-type="float">
            <text:p>0.09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3" calcext:value-type="float">
            <text:p>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68132" calcext:value-type="float">
            <text:p>0.068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07775" calcext:value-type="float">
            <text:p>-0.907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972" calcext:value-type="float">
            <text:p>-1.589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89]&amp;&quot;, &quot;&amp;[.T89]&amp;&quot;, &quot;&amp;[.X89]&amp;&quot;, &quot;&amp;[.AB89]&amp;&quot;, &quot;&amp;[.Q89]&amp;&quot;, &quot;&amp;[.U89]&amp;&quot;, &quot;&amp;[.Y89]&amp;&quot;, &quot;&amp;[.AC89]&amp;&quot;, &quot;&amp;[.R89]&amp;&quot;, &quot;&amp;[.V89]&amp;&quot;, &quot;&amp;[.Z89]&amp;&quot;, &quot;&amp;[.AD89]&amp;&quot;, &quot;&amp;[.S89]&amp;&quot;, &quot;&amp;[.W89]&amp;&quot;, &quot;&amp;[.AA89]&amp;&quot;, &quot;&amp;[.AE89]" office:value-type="string" office:string-value="1, 0, 0, 0, 0, 1, 0, 0, 0, 0, 1, 0, -0.031, 0.09500001, 0.003, 1" calcext:value-type="string">
            <text:p>1, 0, 0, 0, 0, 1, 0, 0, 0, 0, 1, 0, -0.031, 0.09500001, 0.003, 1</text:p>
          </table:table-cell>
          <table:table-cell table:style-name="ce282" table:formula="of:=[.AF89]&amp;&quot;, &quot;&amp;-[.AJ89]&amp;&quot;, &quot;&amp;[.AN89]&amp;&quot;, &quot;&amp;[.AR89]&amp;&quot;, &quot;&amp;[.AG89]&amp;&quot;, &quot;&amp;[.AK89]&amp;&quot;, &quot;&amp;[.AO89]&amp;&quot;, &quot;&amp;[.AS89]&amp;&quot;, &quot;&amp;[.AH89]&amp;&quot;, &quot;&amp;[.AL89]&amp;&quot;, &quot;&amp;[.AP89]&amp;&quot;, &quot;&amp;[.AT89]&amp;&quot;, &quot;&amp;[.AI89]&amp;&quot;, &quot;&amp;[.AM89]&amp;&quot;, &quot;&amp;-[.AQ89]&amp;&quot;, &quot;&amp;[.AU89]" office:value-type="string" office:string-value="1, 0, 0, 0, 0, 1, 0, 0, 0, 0, 1, 0, 0.068132, -0.907775, 1.58972, 1" calcext:value-type="string">
            <text:p>1, 0, 0, 0, 0, 1, 0, 0, 0, 0, 1, 0, 0.068132, -0.907775, 1.589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Pinky2Left</text:p>
          </table:table-cell>
          <table:table-cell table:style-name="ce153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+[.D89]+[.W90]" office:value-type="float" office:value="0.73700001" calcext:value-type="float">
            <text:p>0.737000</text:p>
          </table:table-cell>
          <table:table-cell table:style-name="ce254" table:formula="of:=+[.E89]-[.S90]" office:value-type="float" office:value="0.091" calcext:value-type="float">
            <text:p>0.091000</text:p>
          </table:table-cell>
          <table:table-cell table:formula="of:=+[.F89]+[.AA90]" office:value-type="float" office:value="2.0895652" calcext:value-type="float">
            <text:p>2.089565</text:p>
          </table:table-cell>
          <table:table-cell table:number-columns-repeated="3"/>
          <table:table-cell table:style-name="ce254" table:formula="of:=+[$'avatar_skeleton.xml convert'.D90]" office:value-type="float" office:value="0.736511" calcext:value-type="float">
            <text:p>0.736511</text:p>
          </table:table-cell>
          <table:table-cell table:style-name="ce254" table:formula="of:=+[$'avatar_skeleton.xml convert'.E90]" office:value-type="float" office:value="0.091295" calcext:value-type="float">
            <text:p>0.091295</text:p>
          </table:table-cell>
          <table:table-cell table:style-name="ce254" table:formula="of:=+[$'avatar_skeleton.xml convert'.F90]" office:value-type="float" office:value="1.518361" calcext:value-type="float">
            <text:p>1.518361</text:p>
          </table:table-cell>
          <table:table-cell table:style-name="ce254" table:formula="of:=+[$'avatar_skeleton.xml convert'.G90]" office:value-type="float" office:value="0.754511" calcext:value-type="float">
            <text:p>0.754511</text:p>
          </table:table-cell>
          <table:table-cell table:style-name="ce254" table:formula="of:=+[$'avatar_skeleton.xml convert'.H90]" office:value-type="float" office:value="0.106295" calcext:value-type="float">
            <text:p>0.106295</text:p>
          </table:table-cell>
          <table:table-cell table:style-name="ce254" table:formula="of:=+[$'avatar_skeleton.xml convert'.I90]" office:value-type="float" office:value="1.514361" calcext:value-type="float">
            <text:p>1.514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4" calcext:value-type="float">
            <text:p>-0.02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92132" calcext:value-type="float">
            <text:p>0.092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32775" calcext:value-type="float">
            <text:p>-0.932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372" calcext:value-type="float">
            <text:p>-1.583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90]&amp;&quot;, &quot;&amp;[.T90]&amp;&quot;, &quot;&amp;[.X90]&amp;&quot;, &quot;&amp;[.AB90]&amp;&quot;, &quot;&amp;[.Q90]&amp;&quot;, &quot;&amp;[.U90]&amp;&quot;, &quot;&amp;[.Y90]&amp;&quot;, &quot;&amp;[.AC90]&amp;&quot;, &quot;&amp;[.R90]&amp;&quot;, &quot;&amp;[.V90]&amp;&quot;, &quot;&amp;[.Z90]&amp;&quot;, &quot;&amp;[.AD90]&amp;&quot;, &quot;&amp;[.S90]&amp;&quot;, &quot;&amp;[.W90]&amp;&quot;, &quot;&amp;[.AA90]&amp;&quot;, &quot;&amp;[.AE90]" office:value-type="string" office:string-value="1, 0, 0, 0, 0, 1, 0, 0, 0, 0, 1, 0, -0.024, 0.025, -0.006, 1" calcext:value-type="string">
            <text:p>1, 0, 0, 0, 0, 1, 0, 0, 0, 0, 1, 0, -0.024, 0.025, -0.006, 1</text:p>
          </table:table-cell>
          <table:table-cell table:style-name="ce282" table:formula="of:=[.AF90]&amp;&quot;, &quot;&amp;-[.AJ90]&amp;&quot;, &quot;&amp;[.AN90]&amp;&quot;, &quot;&amp;[.AR90]&amp;&quot;, &quot;&amp;[.AG90]&amp;&quot;, &quot;&amp;[.AK90]&amp;&quot;, &quot;&amp;[.AO90]&amp;&quot;, &quot;&amp;[.AS90]&amp;&quot;, &quot;&amp;[.AH90]&amp;&quot;, &quot;&amp;[.AL90]&amp;&quot;, &quot;&amp;[.AP90]&amp;&quot;, &quot;&amp;[.AT90]&amp;&quot;, &quot;&amp;[.AI90]&amp;&quot;, &quot;&amp;[.AM90]&amp;&quot;, &quot;&amp;-[.AQ90]&amp;&quot;, &quot;&amp;[.AU90]" office:value-type="string" office:string-value="1, 0, 0, 0, 0, 1, 0, 0, 0, 0, 1, 0, 0.092132, -0.932775, 1.58372, 1" calcext:value-type="string">
            <text:p>1, 0, 0, 0, 0, 1, 0, 0, 0, 0, 1, 0, 0.092132, -0.932775, 1.583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Pinky3Left</text:p>
          </table:table-cell>
          <table:table-cell table:style-name="ce153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+[.D90]+[.W91]" office:value-type="float" office:value="0.75500001" calcext:value-type="float">
            <text:p>0.755000</text:p>
          </table:table-cell>
          <table:table-cell table:style-name="ce254" table:formula="of:=+[.E90]-[.S91]" office:value-type="float" office:value="0.106" calcext:value-type="float">
            <text:p>0.106000</text:p>
          </table:table-cell>
          <table:table-cell table:formula="of:=+[.F90]+[.AA91]" office:value-type="float" office:value="2.0855652" calcext:value-type="float">
            <text:p>2.085565</text:p>
          </table:table-cell>
          <table:table-cell table:number-columns-repeated="3"/>
          <table:table-cell table:style-name="ce254" table:formula="of:=+[$'avatar_skeleton.xml convert'.D91]" office:value-type="float" office:value="0.754511" calcext:value-type="float">
            <text:p>0.754511</text:p>
          </table:table-cell>
          <table:table-cell table:style-name="ce254" table:formula="of:=+[$'avatar_skeleton.xml convert'.E91]" office:value-type="float" office:value="0.106295" calcext:value-type="float">
            <text:p>0.106295</text:p>
          </table:table-cell>
          <table:table-cell table:style-name="ce254" table:formula="of:=+[$'avatar_skeleton.xml convert'.F91]" office:value-type="float" office:value="1.514361" calcext:value-type="float">
            <text:p>1.514361</text:p>
          </table:table-cell>
          <table:table-cell table:style-name="ce254" table:formula="of:=+[$'avatar_skeleton.xml convert'.G91]" office:value-type="float" office:value="0.770511" calcext:value-type="float">
            <text:p>0.770511</text:p>
          </table:table-cell>
          <table:table-cell table:style-name="ce254" table:formula="of:=+[$'avatar_skeleton.xml convert'.H91]" office:value-type="float" office:value="0.119295" calcext:value-type="float">
            <text:p>0.119295</text:p>
          </table:table-cell>
          <table:table-cell table:style-name="ce254" table:formula="of:=+[$'avatar_skeleton.xml convert'.I91]" office:value-type="float" office:value="1.510361" calcext:value-type="float">
            <text:p>1.51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8" calcext:value-type="float">
            <text:p>0.01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107132" calcext:value-type="float">
            <text:p>0.10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50775" calcext:value-type="float">
            <text:p>-0.950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7972" calcext:value-type="float">
            <text:p>-1.579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91]&amp;&quot;, &quot;&amp;[.T91]&amp;&quot;, &quot;&amp;[.X91]&amp;&quot;, &quot;&amp;[.AB91]&amp;&quot;, &quot;&amp;[.Q91]&amp;&quot;, &quot;&amp;[.U91]&amp;&quot;, &quot;&amp;[.Y91]&amp;&quot;, &quot;&amp;[.AC91]&amp;&quot;, &quot;&amp;[.R91]&amp;&quot;, &quot;&amp;[.V91]&amp;&quot;, &quot;&amp;[.Z91]&amp;&quot;, &quot;&amp;[.AD91]&amp;&quot;, &quot;&amp;[.S91]&amp;&quot;, &quot;&amp;[.W91]&amp;&quot;, &quot;&amp;[.AA91]&amp;&quot;, &quot;&amp;[.AE91]" office:value-type="string" office:string-value="1, 0, 0, 0, 0, 1, 0, 0, 0, 0, 1, 0, -0.015, 0.018, -0.004, 1" calcext:value-type="string">
            <text:p>1, 0, 0, 0, 0, 1, 0, 0, 0, 0, 1, 0, -0.015, 0.018, -0.004, 1</text:p>
          </table:table-cell>
          <table:table-cell table:style-name="ce282" table:formula="of:=[.AF91]&amp;&quot;, &quot;&amp;-[.AJ91]&amp;&quot;, &quot;&amp;[.AN91]&amp;&quot;, &quot;&amp;[.AR91]&amp;&quot;, &quot;&amp;[.AG91]&amp;&quot;, &quot;&amp;[.AK91]&amp;&quot;, &quot;&amp;[.AO91]&amp;&quot;, &quot;&amp;[.AS91]&amp;&quot;, &quot;&amp;[.AH91]&amp;&quot;, &quot;&amp;[.AL91]&amp;&quot;, &quot;&amp;[.AP91]&amp;&quot;, &quot;&amp;[.AT91]&amp;&quot;, &quot;&amp;[.AI91]&amp;&quot;, &quot;&amp;[.AM91]&amp;&quot;, &quot;&amp;-[.AQ91]&amp;&quot;, &quot;&amp;[.AU91]" office:value-type="string" office:string-value="1, 0, 0, 0, 0, 1, 0, 0, 0, 0, 1, 0, 0.107132, -0.950775, 1.57972, 1" calcext:value-type="string">
            <text:p>1, 0, 0, 0, 0, 1, 0, 0, 0, 0, 1, 0, 0.107132, -0.950775, 1.579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Thumb1Left</text:p>
          </table:table-cell>
          <table:table-cell table:style-name="ce148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+[.D$78]+[.W92]" office:value-type="float" office:value="0.643" calcext:value-type="float">
            <text:p>0.643000</text:p>
          </table:table-cell>
          <table:table-cell table:style-name="ce254" table:formula="of:=+[.E$78]-[.S92]" office:value-type="float" office:value="0.005" calcext:value-type="float">
            <text:p>0.005000</text:p>
          </table:table-cell>
          <table:table-cell table:formula="of:=+[.F$78]+[.AA92]" office:value-type="float" office:value="2.0965652" calcext:value-type="float">
            <text:p>2.096565</text:p>
          </table:table-cell>
          <table:table-cell table:number-columns-repeated="3"/>
          <table:table-cell table:style-name="ce254" table:formula="of:=+[$'avatar_skeleton.xml convert'.D92]" office:value-type="float" office:value="0.642511" calcext:value-type="float">
            <text:p>0.642511</text:p>
          </table:table-cell>
          <table:table-cell table:style-name="ce254" table:formula="of:=+[$'avatar_skeleton.xml convert'.E92]" office:value-type="float" office:value="0.00529499999999999" calcext:value-type="float">
            <text:p>0.005295</text:p>
          </table:table-cell>
          <table:table-cell table:style-name="ce254" table:formula="of:=+[$'avatar_skeleton.xml convert'.F92]" office:value-type="float" office:value="1.525361" calcext:value-type="float">
            <text:p>1.525361</text:p>
          </table:table-cell>
          <table:table-cell table:style-name="ce254" table:formula="of:=+[$'avatar_skeleton.xml convert'.G92]" office:value-type="float" office:value="0.674511" calcext:value-type="float">
            <text:p>0.674511</text:p>
          </table:table-cell>
          <table:table-cell table:style-name="ce254" table:formula="of:=+[$'avatar_skeleton.xml convert'.H92]" office:value-type="float" office:value="-0.022705" calcext:value-type="float">
            <text:p>-0.022705</text:p>
          </table:table-cell>
          <table:table-cell table:style-name="ce254" table:formula="of:=+[$'avatar_skeleton.xml convert'.I92]" office:value-type="float" office:value="1.525361" calcext:value-type="float">
            <text:p>1.525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1" calcext:value-type="float">
            <text:p>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26" calcext:value-type="float">
            <text:p>0.02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4" calcext:value-type="float">
            <text:p>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06132" calcext:value-type="float">
            <text:p>0.006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838775" calcext:value-type="float">
            <text:p>-0.838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9072" calcext:value-type="float">
            <text:p>-1.590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92]&amp;&quot;, &quot;&amp;[.T92]&amp;&quot;, &quot;&amp;[.X92]&amp;&quot;, &quot;&amp;[.AB92]&amp;&quot;, &quot;&amp;[.Q92]&amp;&quot;, &quot;&amp;[.U92]&amp;&quot;, &quot;&amp;[.Y92]&amp;&quot;, &quot;&amp;[.AC92]&amp;&quot;, &quot;&amp;[.R92]&amp;&quot;, &quot;&amp;[.V92]&amp;&quot;, &quot;&amp;[.Z92]&amp;&quot;, &quot;&amp;[.AD92]&amp;&quot;, &quot;&amp;[.S92]&amp;&quot;, &quot;&amp;[.W92]&amp;&quot;, &quot;&amp;[.AA92]&amp;&quot;, &quot;&amp;[.AE92]" office:value-type="string" office:string-value="1, 0, 0, 0, 0, 1, 0, 0, 0, 0, 1, 0, 0.031, 0.026, 0.004, 1" calcext:value-type="string">
            <text:p>1, 0, 0, 0, 0, 1, 0, 0, 0, 0, 1, 0, 0.031, 0.026, 0.004, 1</text:p>
          </table:table-cell>
          <table:table-cell table:style-name="ce282" table:formula="of:=[.AF92]&amp;&quot;, &quot;&amp;-[.AJ92]&amp;&quot;, &quot;&amp;[.AN92]&amp;&quot;, &quot;&amp;[.AR92]&amp;&quot;, &quot;&amp;[.AG92]&amp;&quot;, &quot;&amp;[.AK92]&amp;&quot;, &quot;&amp;[.AO92]&amp;&quot;, &quot;&amp;[.AS92]&amp;&quot;, &quot;&amp;[.AH92]&amp;&quot;, &quot;&amp;[.AL92]&amp;&quot;, &quot;&amp;[.AP92]&amp;&quot;, &quot;&amp;[.AT92]&amp;&quot;, &quot;&amp;[.AI92]&amp;&quot;, &quot;&amp;[.AM92]&amp;&quot;, &quot;&amp;-[.AQ92]&amp;&quot;, &quot;&amp;[.AU92]" office:value-type="string" office:string-value="1, 0, 0, 0, 0, 1, 0, 0, 0, 0, 1, 0, 0.006132, -0.838775, 1.59072, 1" calcext:value-type="string">
            <text:p>1, 0, 0, 0, 0, 1, 0, 0, 0, 0, 1, 0, 0.006132, -0.838775, 1.590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Thumb2Left</text:p>
          </table:table-cell>
          <table:table-cell table:style-name="ce153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+[.D92]+[.W93]" office:value-type="float" office:value="0.675" calcext:value-type="float">
            <text:p>0.675000</text:p>
          </table:table-cell>
          <table:table-cell table:style-name="ce254" table:formula="of:=+[.E92]-[.S93]" office:value-type="float" office:value="-0.023" calcext:value-type="float">
            <text:p>-0.023000</text:p>
          </table:table-cell>
          <table:table-cell table:formula="of:=+[.F92]+[.AA93]" office:value-type="float" office:value="2.0955652" calcext:value-type="float">
            <text:p>2.095565</text:p>
          </table:table-cell>
          <table:table-cell table:number-columns-repeated="3"/>
          <table:table-cell table:style-name="ce254" table:formula="of:=+[$'avatar_skeleton.xml convert'.D93]" office:value-type="float" office:value="0.674511" calcext:value-type="float">
            <text:p>0.674511</text:p>
          </table:table-cell>
          <table:table-cell table:style-name="ce254" table:formula="of:=+[$'avatar_skeleton.xml convert'.E93]" office:value-type="float" office:value="-0.022705" calcext:value-type="float">
            <text:p>-0.022705</text:p>
          </table:table-cell>
          <table:table-cell table:style-name="ce254" table:formula="of:=+[$'avatar_skeleton.xml convert'.F93]" office:value-type="float" office:value="1.524361" calcext:value-type="float">
            <text:p>1.524361</text:p>
          </table:table-cell>
          <table:table-cell table:style-name="ce254" table:formula="of:=+[$'avatar_skeleton.xml convert'.G93]" office:value-type="float" office:value="0.705511" calcext:value-type="float">
            <text:p>0.705511</text:p>
          </table:table-cell>
          <table:table-cell table:style-name="ce254" table:formula="of:=+[$'avatar_skeleton.xml convert'.H93]" office:value-type="float" office:value="-0.045705" calcext:value-type="float">
            <text:p>-0.045705</text:p>
          </table:table-cell>
          <table:table-cell table:style-name="ce254" table:formula="of:=+[$'avatar_skeleton.xml convert'.I93]" office:value-type="float" office:value="1.524361" calcext:value-type="float">
            <text:p>1.524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21868" calcext:value-type="float">
            <text:p>-0.02186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870775" calcext:value-type="float">
            <text:p>-0.870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972" calcext:value-type="float">
            <text:p>-1.589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93]&amp;&quot;, &quot;&amp;[.T93]&amp;&quot;, &quot;&amp;[.X93]&amp;&quot;, &quot;&amp;[.AB93]&amp;&quot;, &quot;&amp;[.Q93]&amp;&quot;, &quot;&amp;[.U93]&amp;&quot;, &quot;&amp;[.Y93]&amp;&quot;, &quot;&amp;[.AC93]&amp;&quot;, &quot;&amp;[.R93]&amp;&quot;, &quot;&amp;[.V93]&amp;&quot;, &quot;&amp;[.Z93]&amp;&quot;, &quot;&amp;[.AD93]&amp;&quot;, &quot;&amp;[.S93]&amp;&quot;, &quot;&amp;[.W93]&amp;&quot;, &quot;&amp;[.AA93]&amp;&quot;, &quot;&amp;[.AE93]" office:value-type="string" office:string-value="1, 0, 0, 0, 0, 1, 0, 0, 0, 0, 1, 0, 0.028, 0.032, -0.001, 1" calcext:value-type="string">
            <text:p>1, 0, 0, 0, 0, 1, 0, 0, 0, 0, 1, 0, 0.028, 0.032, -0.001, 1</text:p>
          </table:table-cell>
          <table:table-cell table:style-name="ce282" table:formula="of:=[.AF93]&amp;&quot;, &quot;&amp;-[.AJ93]&amp;&quot;, &quot;&amp;[.AN93]&amp;&quot;, &quot;&amp;[.AR93]&amp;&quot;, &quot;&amp;[.AG93]&amp;&quot;, &quot;&amp;[.AK93]&amp;&quot;, &quot;&amp;[.AO93]&amp;&quot;, &quot;&amp;[.AS93]&amp;&quot;, &quot;&amp;[.AH93]&amp;&quot;, &quot;&amp;[.AL93]&amp;&quot;, &quot;&amp;[.AP93]&amp;&quot;, &quot;&amp;[.AT93]&amp;&quot;, &quot;&amp;[.AI93]&amp;&quot;, &quot;&amp;[.AM93]&amp;&quot;, &quot;&amp;-[.AQ93]&amp;&quot;, &quot;&amp;[.AU93]" office:value-type="string" office:string-value="1, 0, 0, 0, 0, 1, 0, 0, 0, 0, 1, 0, -0.021868, -0.870775, 1.58972, 1" calcext:value-type="string">
            <text:p>1, 0, 0, 0, 0, 1, 0, 0, 0, 0, 1, 0, -0.021868, -0.870775, 1.589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Thumb3Left</text:p>
          </table:table-cell>
          <table:table-cell table:style-name="ce153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+[.D93]+[.W94]" office:value-type="float" office:value="0.706" calcext:value-type="float">
            <text:p>0.706000</text:p>
          </table:table-cell>
          <table:table-cell table:style-name="ce254" table:formula="of:=+[.E93]-[.S94]" office:value-type="float" office:value="-0.046" calcext:value-type="float">
            <text:p>-0.046000</text:p>
          </table:table-cell>
          <table:table-cell table:formula="of:=+[.F93]+[.AA94]" office:value-type="float" office:value="2.0945652" calcext:value-type="float">
            <text:p>2.094565</text:p>
          </table:table-cell>
          <table:table-cell table:number-columns-repeated="3"/>
          <table:table-cell table:style-name="ce254" table:formula="of:=+[$'avatar_skeleton.xml convert'.D94]" office:value-type="float" office:value="0.705511" calcext:value-type="float">
            <text:p>0.705511</text:p>
          </table:table-cell>
          <table:table-cell table:style-name="ce254" table:formula="of:=+[$'avatar_skeleton.xml convert'.E94]" office:value-type="float" office:value="-0.045705" calcext:value-type="float">
            <text:p>-0.045705</text:p>
          </table:table-cell>
          <table:table-cell table:style-name="ce254" table:formula="of:=+[$'avatar_skeleton.xml convert'.F94]" office:value-type="float" office:value="1.523361" calcext:value-type="float">
            <text:p>1.523361</text:p>
          </table:table-cell>
          <table:table-cell table:style-name="ce254" table:formula="of:=+[$'avatar_skeleton.xml convert'.G94]" office:value-type="float" office:value="0.730511" calcext:value-type="float">
            <text:p>0.730511</text:p>
          </table:table-cell>
          <table:table-cell table:style-name="ce254" table:formula="of:=+[$'avatar_skeleton.xml convert'.H94]" office:value-type="float" office:value="-0.060705" calcext:value-type="float">
            <text:p>-0.060705</text:p>
          </table:table-cell>
          <table:table-cell table:style-name="ce254" table:formula="of:=+[$'avatar_skeleton.xml convert'.I94]" office:value-type="float" office:value="1.523361" calcext:value-type="float">
            <text:p>1.523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3" calcext:value-type="float">
            <text:p>0.02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1" calcext:value-type="float">
            <text:p>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44868" calcext:value-type="float">
            <text:p>-0.04486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901775" calcext:value-type="float">
            <text:p>-0.90177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872" calcext:value-type="float">
            <text:p>-1.588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94]&amp;&quot;, &quot;&amp;[.T94]&amp;&quot;, &quot;&amp;[.X94]&amp;&quot;, &quot;&amp;[.AB94]&amp;&quot;, &quot;&amp;[.Q94]&amp;&quot;, &quot;&amp;[.U94]&amp;&quot;, &quot;&amp;[.Y94]&amp;&quot;, &quot;&amp;[.AC94]&amp;&quot;, &quot;&amp;[.R94]&amp;&quot;, &quot;&amp;[.V94]&amp;&quot;, &quot;&amp;[.Z94]&amp;&quot;, &quot;&amp;[.AD94]&amp;&quot;, &quot;&amp;[.S94]&amp;&quot;, &quot;&amp;[.W94]&amp;&quot;, &quot;&amp;[.AA94]&amp;&quot;, &quot;&amp;[.AE94]" office:value-type="string" office:string-value="1, 0, 0, 0, 0, 1, 0, 0, 0, 0, 1, 0, 0.023, 0.031, -0.001, 1" calcext:value-type="string">
            <text:p>1, 0, 0, 0, 0, 1, 0, 0, 0, 0, 1, 0, 0.023, 0.031, -0.001, 1</text:p>
          </table:table-cell>
          <table:table-cell table:style-name="ce282" table:formula="of:=[.AF94]&amp;&quot;, &quot;&amp;-[.AJ94]&amp;&quot;, &quot;&amp;[.AN94]&amp;&quot;, &quot;&amp;[.AR94]&amp;&quot;, &quot;&amp;[.AG94]&amp;&quot;, &quot;&amp;[.AK94]&amp;&quot;, &quot;&amp;[.AO94]&amp;&quot;, &quot;&amp;[.AS94]&amp;&quot;, &quot;&amp;[.AH94]&amp;&quot;, &quot;&amp;[.AL94]&amp;&quot;, &quot;&amp;[.AP94]&amp;&quot;, &quot;&amp;[.AT94]&amp;&quot;, &quot;&amp;[.AI94]&amp;&quot;, &quot;&amp;[.AM94]&amp;&quot;, &quot;&amp;-[.AQ94]&amp;&quot;, &quot;&amp;[.AU94]" office:value-type="string" office:string-value="1, 0, 0, 0, 0, 1, 0, 0, 0, 0, 1, 0, -0.044868, -0.901775, 1.58872, 1" calcext:value-type="string">
            <text:p>1, 0, 0, 0, 0, 1, 0, 0, 0, 0, 1, 0, -0.044868, -0.901775, 1.588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CollarRight</text:p>
          </table:table-cell>
          <table:table-cell table:style-name="ce159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+[.D$14]+[.W95]" office:value-type="float" office:value="-0.085" calcext:value-type="float">
            <text:p>-0.085000</text:p>
          </table:table-cell>
          <table:table-cell table:style-name="ce254" table:formula="of:=+[.E$14]-[.S95]" office:value-type="float" office:value="0.036" calcext:value-type="float">
            <text:p>0.036000</text:p>
          </table:table-cell>
          <table:table-cell table:formula="of:=+[.F94]+[.AA95]" office:value-type="float" office:value="2.2595652" calcext:value-type="float">
            <text:p>2.259565</text:p>
          </table:table-cell>
          <table:table-cell table:number-columns-repeated="3"/>
          <table:table-cell table:style-name="ce254" table:formula="of:=+[$'avatar_skeleton.xml convert'.D95]" office:value-type="float" office:value="-0.085" calcext:value-type="float">
            <text:p>-0.085000</text:p>
          </table:table-cell>
          <table:table-cell table:style-name="ce254" table:formula="of:=+[$'avatar_skeleton.xml convert'.E95]" office:value-type="float" office:value="0.036295" calcext:value-type="float">
            <text:p>0.036295</text:p>
          </table:table-cell>
          <table:table-cell table:style-name="ce254" table:formula="of:=+[$'avatar_skeleton.xml convert'.F95]" office:value-type="float" office:value="1.521361" calcext:value-type="float">
            <text:p>1.521361</text:p>
          </table:table-cell>
          <table:table-cell table:style-name="ce254" table:formula="of:=+[$'avatar_skeleton.xml convert'.G95]" office:value-type="float" office:value="-0.164" calcext:value-type="float">
            <text:p>-0.164000</text:p>
          </table:table-cell>
          <table:table-cell table:style-name="ce254" table:formula="of:=+[$'avatar_skeleton.xml convert'.H95]" office:value-type="float" office:value="0.036295" calcext:value-type="float">
            <text:p>0.036295</text:p>
          </table:table-cell>
          <table:table-cell table:style-name="ce254" table:formula="of:=+[$'avatar_skeleton.xml convert'.I95]" office:value-type="float" office:value="1.521361" calcext:value-type="float">
            <text:p>1.521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85" calcext:value-type="float">
            <text:p>-0.08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165" calcext:value-type="float">
            <text:p>0.16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37132" calcext:value-type="float">
            <text:p>0.03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0.714286" calcext:value-type="float">
            <text:p>0.71429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54107" calcext:value-type="float">
            <text:p>0.054107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672" calcext:value-type="float">
            <text:p>-1.586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95]&amp;&quot;, &quot;&amp;[.T95]&amp;&quot;, &quot;&amp;[.X95]&amp;&quot;, &quot;&amp;[.AB95]&amp;&quot;, &quot;&amp;[.Q95]&amp;&quot;, &quot;&amp;[.U95]&amp;&quot;, &quot;&amp;[.Y95]&amp;&quot;, &quot;&amp;[.AC95]&amp;&quot;, &quot;&amp;[.R95]&amp;&quot;, &quot;&amp;[.V95]&amp;&quot;, &quot;&amp;[.Z95]&amp;&quot;, &quot;&amp;[.AD95]&amp;&quot;, &quot;&amp;[.S95]&amp;&quot;, &quot;&amp;[.W95]&amp;&quot;, &quot;&amp;[.AA95]&amp;&quot;, &quot;&amp;[.AE95]" office:value-type="string" office:string-value="1, 0, 0, 0, 0, 1, 0, 0, 0, 0, 1, 0, -0.021, -0.085, 0.165, 1" calcext:value-type="string">
            <text:p>1, 0, 0, 0, 0, 1, 0, 0, 0, 0, 1, 0, -0.021, -0.085, 0.165, 1</text:p>
          </table:table-cell>
          <table:table-cell table:style-name="ce282" table:formula="of:=[.AF95]&amp;&quot;, &quot;&amp;-[.AJ95]&amp;&quot;, &quot;&amp;[.AN95]&amp;&quot;, &quot;&amp;[.AR95]&amp;&quot;, &quot;&amp;[.AG95]&amp;&quot;, &quot;&amp;[.AK95]&amp;&quot;, &quot;&amp;[.AO95]&amp;&quot;, &quot;&amp;[.AS95]&amp;&quot;, &quot;&amp;[.AH95]&amp;&quot;, &quot;&amp;[.AL95]&amp;&quot;, &quot;&amp;[.AP95]&amp;&quot;, &quot;&amp;[.AT95]&amp;&quot;, &quot;&amp;[.AI95]&amp;&quot;, &quot;&amp;[.AM95]&amp;&quot;, &quot;&amp;-[.AQ95]&amp;&quot;, &quot;&amp;[.AU95]" office:value-type="string" office:string-value="1, 0, 0, 0, 0, 0.714286, 0, 0, 0, 0, 1, 0, 0.037132, 0.054107, 1.58672, 1" calcext:value-type="string">
            <text:p>1, 0, 0, 0, 0, 0.714286, 0, 0, 0, 0, 1, 0, 0.037132, 0.054107, 1.586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R_CLAVICLE</text:p>
          </table:table-cell>
          <table:table-cell table:style-name="ce153" table:formula="of:=+[$'avatar_skeleton.xml convert'.B96]" office:value-type="string" office:string-value="mCollarRight" calcext:value-type="string">
            <text:p>mCollarRight</text:p>
          </table:table-cell>
          <table:table-cell table:formula="of:=+[$'avatar_skeleton.xml convert'.C96]" office:value-type="string" office:string-value="&quot;false&quot;" calcext:value-type="string">
            <text:p>"false"</text:p>
          </table:table-cell>
          <table:table-cell table:formula="of:=+[.D$95]+[.W96]" office:value-type="float" office:value="-0.085" calcext:value-type="float">
            <text:p>-0.085000</text:p>
          </table:table-cell>
          <table:table-cell table:style-name="ce254" table:formula="of:=+[.E$95]-[.S96]" office:value-type="float" office:value="0.016" calcext:value-type="float">
            <text:p>0.016000</text:p>
          </table:table-cell>
          <table:table-cell table:formula="of:=+[.F$95]+[.AA96]" office:value-type="float" office:value="2.27956518" calcext:value-type="float">
            <text:p>2.279565</text:p>
          </table:table-cell>
          <table:table-cell table:number-columns-repeated="3"/>
          <table:table-cell table:style-name="ce254" table:formula="of:=+[$'avatar_skeleton.xml convert'.D96]" office:value-type="float" office:value="-0.085" calcext:value-type="float">
            <text:p>-0.085000</text:p>
          </table:table-cell>
          <table:table-cell table:style-name="ce254" table:formula="of:=+[$'avatar_skeleton.xml convert'.E96]" office:value-type="float" office:value="0.016295" calcext:value-type="float">
            <text:p>0.016295</text:p>
          </table:table-cell>
          <table:table-cell table:style-name="ce254" table:formula="of:=+[$'avatar_skeleton.xml convert'.F96]" office:value-type="float" office:value="1.541361" calcext:value-type="float">
            <text:p>1.541361</text:p>
          </table:table-cell>
          <table:table-cell table:style-name="ce254" table:formula="of:=+[$'avatar_skeleton.xml convert'.G96]" office:value-type="float" office:value="-0.185" calcext:value-type="float">
            <text:p>-0.185000</text:p>
          </table:table-cell>
          <table:table-cell table:style-name="ce254" table:formula="of:=+[$'avatar_skeleton.xml convert'.H96]" office:value-type="float" office:value="0.016295" calcext:value-type="float">
            <text:p>0.016295</text:p>
          </table:table-cell>
          <table:table-cell table:style-name="ce254" table:formula="of:=+[$'avatar_skeleton.xml convert'.I96]" office:value-type="float" office:value="1.541361" calcext:value-type="float">
            <text:p>1.541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999998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96]&amp;&quot;, &quot;&amp;[.T96]&amp;&quot;, &quot;&amp;[.X96]&amp;&quot;, &quot;&amp;[.AB96]&amp;&quot;, &quot;&amp;[.Q96]&amp;&quot;, &quot;&amp;[.U96]&amp;&quot;, &quot;&amp;[.Y96]&amp;&quot;, &quot;&amp;[.AC96]&amp;&quot;, &quot;&amp;[.R96]&amp;&quot;, &quot;&amp;[.V96]&amp;&quot;, &quot;&amp;[.Z96]&amp;&quot;, &quot;&amp;[.AD96]&amp;&quot;, &quot;&amp;[.S96]&amp;&quot;, &quot;&amp;[.W96]&amp;&quot;, &quot;&amp;[.AA96]&amp;&quot;, &quot;&amp;[.AE96]" office:value-type="string" office:string-value="1, 0, 0, 0, 0, 1, 0, 0, 0, 0, 1, 0, 0.02, 0, 0.01999998, 1" calcext:value-type="string">
            <text:p>1, 0, 0, 0, 0, 1, 0, 0, 0, 0, 1, 0, 0.02, 0, 0.01999998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ShoulderRight</text:p>
          </table:table-cell>
          <table:table-cell table:style-name="ce153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+[.D$95]+[.W97]" office:value-type="float" office:value="-0.164" calcext:value-type="float">
            <text:p>-0.164000</text:p>
          </table:table-cell>
          <table:table-cell table:style-name="ce254" table:formula="of:=+[.E$95]-[.S97]" office:value-type="float" office:value="0.036" calcext:value-type="float">
            <text:p>0.036000</text:p>
          </table:table-cell>
          <table:table-cell table:formula="of:=+[.F$95]+[.AA97]" office:value-type="float" office:value="2.2595652" calcext:value-type="float">
            <text:p>2.259565</text:p>
          </table:table-cell>
          <table:table-cell table:number-columns-repeated="3"/>
          <table:table-cell table:style-name="ce254" table:formula="of:=+[$'avatar_skeleton.xml convert'.D97]" office:value-type="float" office:value="-0.164418" calcext:value-type="float">
            <text:p>-0.164418</text:p>
          </table:table-cell>
          <table:table-cell table:style-name="ce254" table:formula="of:=+[$'avatar_skeleton.xml convert'.E97]" office:value-type="float" office:value="0.036295" calcext:value-type="float">
            <text:p>0.036295</text:p>
          </table:table-cell>
          <table:table-cell table:style-name="ce254" table:formula="of:=+[$'avatar_skeleton.xml convert'.F97]" office:value-type="float" office:value="1.521361" calcext:value-type="float">
            <text:p>1.521361</text:p>
          </table:table-cell>
          <table:table-cell table:style-name="ce254" table:formula="of:=+[$'avatar_skeleton.xml convert'.G97]" office:value-type="float" office:value="-0.411418" calcext:value-type="float">
            <text:p>-0.411418</text:p>
          </table:table-cell>
          <table:table-cell table:style-name="ce254" table:formula="of:=+[$'avatar_skeleton.xml convert'.H97]" office:value-type="float" office:value="0.036295" calcext:value-type="float">
            <text:p>0.036295</text:p>
          </table:table-cell>
          <table:table-cell table:style-name="ce254" table:formula="of:=+[$'avatar_skeleton.xml convert'.I97]" office:value-type="float" office:value="1.521361" calcext:value-type="float">
            <text:p>1.521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79" calcext:value-type="float">
            <text:p>-0.07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37132" calcext:value-type="float">
            <text:p>0.03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0.680272" calcext:value-type="float">
            <text:p>0.68027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127167" calcext:value-type="float">
            <text:p>0.127167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672" calcext:value-type="float">
            <text:p>-1.586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97]&amp;&quot;, &quot;&amp;[.T97]&amp;&quot;, &quot;&amp;[.X97]&amp;&quot;, &quot;&amp;[.AB97]&amp;&quot;, &quot;&amp;[.Q97]&amp;&quot;, &quot;&amp;[.U97]&amp;&quot;, &quot;&amp;[.Y97]&amp;&quot;, &quot;&amp;[.AC97]&amp;&quot;, &quot;&amp;[.R97]&amp;&quot;, &quot;&amp;[.V97]&amp;&quot;, &quot;&amp;[.Z97]&amp;&quot;, &quot;&amp;[.AD97]&amp;&quot;, &quot;&amp;[.S97]&amp;&quot;, &quot;&amp;[.W97]&amp;&quot;, &quot;&amp;[.AA97]&amp;&quot;, &quot;&amp;[.AE97]" office:value-type="string" office:string-value="1, 0, 0, 0, 0, 1, 0, 0, 0, 0, 1, 0, 0, -0.079, 0, 1" calcext:value-type="string">
            <text:p>1, 0, 0, 0, 0, 1, 0, 0, 0, 0, 1, 0, 0, -0.079, 0, 1</text:p>
          </table:table-cell>
          <table:table-cell table:style-name="ce282" table:formula="of:=[.AF97]&amp;&quot;, &quot;&amp;-[.AJ97]&amp;&quot;, &quot;&amp;[.AN97]&amp;&quot;, &quot;&amp;[.AR97]&amp;&quot;, &quot;&amp;[.AG97]&amp;&quot;, &quot;&amp;[.AK97]&amp;&quot;, &quot;&amp;[.AO97]&amp;&quot;, &quot;&amp;[.AS97]&amp;&quot;, &quot;&amp;[.AH97]&amp;&quot;, &quot;&amp;[.AL97]&amp;&quot;, &quot;&amp;[.AP97]&amp;&quot;, &quot;&amp;[.AT97]&amp;&quot;, &quot;&amp;[.AI97]&amp;&quot;, &quot;&amp;[.AM97]&amp;&quot;, &quot;&amp;-[.AQ97]&amp;&quot;, &quot;&amp;[.AU97]" office:value-type="string" office:string-value="1, 0, 0, 0, 0, 0.680272, 0, 0, 0, 0, 1, 0, 0.037132, 0.127167, 1.58672, 1" calcext:value-type="string">
            <text:p>1, 0, 0, 0, 0, 0.680272, 0, 0, 0, 0, 1, 0, 0.037132, 0.127167, 1.586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R_UPPER_ARM</text:p>
          </table:table-cell>
          <table:table-cell table:style-name="ce153" table:formula="of:=+[$'avatar_skeleton.xml convert'.B98]" office:value-type="string" office:string-value="mShoulderRight" calcext:value-type="string">
            <text:p>mShoulderRight</text:p>
          </table:table-cell>
          <table:table-cell table:formula="of:=+[$'avatar_skeleton.xml convert'.C98]" office:value-type="string" office:string-value="&quot;false&quot;" calcext:value-type="string">
            <text:p>"false"</text:p>
          </table:table-cell>
          <table:table-cell table:formula="of:=+[.D$97]+[.W98]" office:value-type="float" office:value="-0.3404" calcext:value-type="float">
            <text:p>-0.340400</text:p>
          </table:table-cell>
          <table:table-cell table:style-name="ce254" table:formula="of:=+[.E$97]-[.S98]" office:value-type="float" office:value="0.036" calcext:value-type="float">
            <text:p>0.036000</text:p>
          </table:table-cell>
          <table:table-cell table:formula="of:=+[.F$97]+[.AA98]" office:value-type="float" office:value="2.26956519" calcext:value-type="float">
            <text:p>2.269565</text:p>
          </table:table-cell>
          <table:table-cell table:number-columns-repeated="3"/>
          <table:table-cell table:style-name="ce254" table:formula="of:=+[$'avatar_skeleton.xml convert'.D98]" office:value-type="float" office:value="-0.284418" calcext:value-type="float">
            <text:p>-0.284418</text:p>
          </table:table-cell>
          <table:table-cell table:style-name="ce254" table:formula="of:=+[$'avatar_skeleton.xml convert'.E98]" office:value-type="float" office:value="0.036295" calcext:value-type="float">
            <text:p>0.036295</text:p>
          </table:table-cell>
          <table:table-cell table:style-name="ce254" table:formula="of:=+[$'avatar_skeleton.xml convert'.F98]" office:value-type="float" office:value="1.531361" calcext:value-type="float">
            <text:p>1.531361</text:p>
          </table:table-cell>
          <table:table-cell table:style-name="ce254" table:formula="of:=+[$'avatar_skeleton.xml convert'.G98]" office:value-type="float" office:value="-0.414418" calcext:value-type="float">
            <text:p>-0.414418</text:p>
          </table:table-cell>
          <table:table-cell table:style-name="ce254" table:formula="of:=+[$'avatar_skeleton.xml convert'.H98]" office:value-type="float" office:value="0.036295" calcext:value-type="float">
            <text:p>0.036295</text:p>
          </table:table-cell>
          <table:table-cell table:style-name="ce254" table:formula="of:=+[$'avatar_skeleton.xml convert'.I98]" office:value-type="float" office:value="1.528361" calcext:value-type="float">
            <text:p>1.528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764" calcext:value-type="float">
            <text:p>-0.1764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999999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98]&amp;&quot;, &quot;&amp;[.T98]&amp;&quot;, &quot;&amp;[.X98]&amp;&quot;, &quot;&amp;[.AB98]&amp;&quot;, &quot;&amp;[.Q98]&amp;&quot;, &quot;&amp;[.U98]&amp;&quot;, &quot;&amp;[.Y98]&amp;&quot;, &quot;&amp;[.AC98]&amp;&quot;, &quot;&amp;[.R98]&amp;&quot;, &quot;&amp;[.V98]&amp;&quot;, &quot;&amp;[.Z98]&amp;&quot;, &quot;&amp;[.AD98]&amp;&quot;, &quot;&amp;[.S98]&amp;&quot;, &quot;&amp;[.W98]&amp;&quot;, &quot;&amp;[.AA98]&amp;&quot;, &quot;&amp;[.AE98]" office:value-type="string" office:string-value="1, 0, 0, 0, 0, 1, 0, 0, 0, 0, 1, 0, 0, -0.1764, 0.00999999, 1" calcext:value-type="string">
            <text:p>1, 0, 0, 0, 0, 1, 0, 0, 0, 0, 1, 0, 0, -0.1764, 0.00999999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ElbowRight</text:p>
          </table:table-cell>
          <table:table-cell table:style-name="ce153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+[.D$97]+[.W99]" office:value-type="float" office:value="-0.412" calcext:value-type="float">
            <text:p>-0.412000</text:p>
          </table:table-cell>
          <table:table-cell table:style-name="ce254" table:formula="of:=+[.E$97]-[.S99]" office:value-type="float" office:value="0.036" calcext:value-type="float">
            <text:p>0.036000</text:p>
          </table:table-cell>
          <table:table-cell table:formula="of:=+[.F$97]+[.AA99]" office:value-type="float" office:value="2.2595652" calcext:value-type="float">
            <text:p>2.259565</text:p>
          </table:table-cell>
          <table:table-cell table:number-columns-repeated="3"/>
          <table:table-cell table:style-name="ce254" table:formula="of:=+[$'avatar_skeleton.xml convert'.D99]" office:value-type="float" office:value="-0.412418" calcext:value-type="float">
            <text:p>-0.412418</text:p>
          </table:table-cell>
          <table:table-cell table:style-name="ce254" table:formula="of:=+[$'avatar_skeleton.xml convert'.E99]" office:value-type="float" office:value="0.036295" calcext:value-type="float">
            <text:p>0.036295</text:p>
          </table:table-cell>
          <table:table-cell table:style-name="ce254" table:formula="of:=+[$'avatar_skeleton.xml convert'.F99]" office:value-type="float" office:value="1.521361" calcext:value-type="float">
            <text:p>1.521361</text:p>
          </table:table-cell>
          <table:table-cell table:style-name="ce254" table:formula="of:=+[$'avatar_skeleton.xml convert'.G99]" office:value-type="float" office:value="-0.617418" calcext:value-type="float">
            <text:p>-0.617418</text:p>
          </table:table-cell>
          <table:table-cell table:style-name="ce254" table:formula="of:=+[$'avatar_skeleton.xml convert'.H99]" office:value-type="float" office:value="0.036295" calcext:value-type="float">
            <text:p>0.036295</text:p>
          </table:table-cell>
          <table:table-cell table:style-name="ce254" table:formula="of:=+[$'avatar_skeleton.xml convert'.I99]" office:value-type="float" office:value="1.521361" calcext:value-type="float">
            <text:p>1.521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248" calcext:value-type="float">
            <text:p>-0.24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37132" calcext:value-type="float">
            <text:p>0.03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0.78125" calcext:value-type="float">
            <text:p>0.78125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430856" calcext:value-type="float">
            <text:p>0.430856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672" calcext:value-type="float">
            <text:p>-1.586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99]&amp;&quot;, &quot;&amp;[.T99]&amp;&quot;, &quot;&amp;[.X99]&amp;&quot;, &quot;&amp;[.AB99]&amp;&quot;, &quot;&amp;[.Q99]&amp;&quot;, &quot;&amp;[.U99]&amp;&quot;, &quot;&amp;[.Y99]&amp;&quot;, &quot;&amp;[.AC99]&amp;&quot;, &quot;&amp;[.R99]&amp;&quot;, &quot;&amp;[.V99]&amp;&quot;, &quot;&amp;[.Z99]&amp;&quot;, &quot;&amp;[.AD99]&amp;&quot;, &quot;&amp;[.S99]&amp;&quot;, &quot;&amp;[.W99]&amp;&quot;, &quot;&amp;[.AA99]&amp;&quot;, &quot;&amp;[.AE99]" office:value-type="string" office:string-value="1, 0, 0, 0, 0, 1, 0, 0, 0, 0, 1, 0, 0, -0.248, 0, 1" calcext:value-type="string">
            <text:p>1, 0, 0, 0, 0, 1, 0, 0, 0, 0, 1, 0, 0, -0.248, 0, 1</text:p>
          </table:table-cell>
          <table:table-cell table:style-name="ce282" table:formula="of:=[.AF99]&amp;&quot;, &quot;&amp;-[.AJ99]&amp;&quot;, &quot;&amp;[.AN99]&amp;&quot;, &quot;&amp;[.AR99]&amp;&quot;, &quot;&amp;[.AG99]&amp;&quot;, &quot;&amp;[.AK99]&amp;&quot;, &quot;&amp;[.AO99]&amp;&quot;, &quot;&amp;[.AS99]&amp;&quot;, &quot;&amp;[.AH99]&amp;&quot;, &quot;&amp;[.AL99]&amp;&quot;, &quot;&amp;[.AP99]&amp;&quot;, &quot;&amp;[.AT99]&amp;&quot;, &quot;&amp;[.AI99]&amp;&quot;, &quot;&amp;[.AM99]&amp;&quot;, &quot;&amp;-[.AQ99]&amp;&quot;, &quot;&amp;[.AU99]" office:value-type="string" office:string-value="1, 0, 0, 0, 0, 0.78125, 0, 0, 0, 0, 1, 0, 0.037132, 0.430856, 1.58672, 1" calcext:value-type="string">
            <text:p>1, 0, 0, 0, 0, 0.78125, 0, 0, 0, 0, 1, 0, 0.037132, 0.430856, 1.586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R_LOWER_ARM</text:p>
          </table:table-cell>
          <table:table-cell table:style-name="ce153" table:formula="of:=+[$'avatar_skeleton.xml convert'.B100]" office:value-type="string" office:string-value="mElbowRight" calcext:value-type="string">
            <text:p>mElbowRight</text:p>
          </table:table-cell>
          <table:table-cell table:formula="of:=+[$'avatar_skeleton.xml convert'.C100]" office:value-type="string" office:string-value="&quot;false&quot;" calcext:value-type="string">
            <text:p>"false"</text:p>
          </table:table-cell>
          <table:table-cell table:formula="of:=+[.D$99]+[.W100]" office:value-type="float" office:value="-0.54" calcext:value-type="float">
            <text:p>-0.540000</text:p>
          </table:table-cell>
          <table:table-cell table:style-name="ce254" table:formula="of:=+[.E$99]-[.S100]" office:value-type="float" office:value="0.036" calcext:value-type="float">
            <text:p>0.036000</text:p>
          </table:table-cell>
          <table:table-cell table:formula="of:=+[.F$99]+[.AA100]" office:value-type="float" office:value="2.2595652" calcext:value-type="float">
            <text:p>2.259565</text:p>
          </table:table-cell>
          <table:table-cell table:number-columns-repeated="3"/>
          <table:table-cell table:style-name="ce254" table:formula="of:=+[$'avatar_skeleton.xml convert'.D100]" office:value-type="float" office:value="-0.512418" calcext:value-type="float">
            <text:p>-0.512418</text:p>
          </table:table-cell>
          <table:table-cell table:style-name="ce254" table:formula="of:=+[$'avatar_skeleton.xml convert'.E100]" office:value-type="float" office:value="0.036295" calcext:value-type="float">
            <text:p>0.036295</text:p>
          </table:table-cell>
          <table:table-cell table:style-name="ce254" table:formula="of:=+[$'avatar_skeleton.xml convert'.F100]" office:value-type="float" office:value="1.521361" calcext:value-type="float">
            <text:p>1.521361</text:p>
          </table:table-cell>
          <table:table-cell table:style-name="ce254" table:formula="of:=+[$'avatar_skeleton.xml convert'.G100]" office:value-type="float" office:value="-0.612418" calcext:value-type="float">
            <text:p>-0.612418</text:p>
          </table:table-cell>
          <table:table-cell table:style-name="ce254" table:formula="of:=+[$'avatar_skeleton.xml convert'.H100]" office:value-type="float" office:value="0.036295" calcext:value-type="float">
            <text:p>0.036295</text:p>
          </table:table-cell>
          <table:table-cell table:style-name="ce254" table:formula="of:=+[$'avatar_skeleton.xml convert'.I100]" office:value-type="float" office:value="1.520361" calcext:value-type="float">
            <text:p>1.52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8" calcext:value-type="float">
            <text:p>-0.1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00]&amp;&quot;, &quot;&amp;[.T100]&amp;&quot;, &quot;&amp;[.X100]&amp;&quot;, &quot;&amp;[.AB100]&amp;&quot;, &quot;&amp;[.Q100]&amp;&quot;, &quot;&amp;[.U100]&amp;&quot;, &quot;&amp;[.Y100]&amp;&quot;, &quot;&amp;[.AC100]&amp;&quot;, &quot;&amp;[.R100]&amp;&quot;, &quot;&amp;[.V100]&amp;&quot;, &quot;&amp;[.Z100]&amp;&quot;, &quot;&amp;[.AD100]&amp;&quot;, &quot;&amp;[.S100]&amp;&quot;, &quot;&amp;[.W100]&amp;&quot;, &quot;&amp;[.AA100]&amp;&quot;, &quot;&amp;[.AE100]" office:value-type="string" office:string-value="1, 0, 0, 0, 0, 1, 0, 0, 0, 0, 1, 0, 0, -0.128, 0, 1" calcext:value-type="string">
            <text:p>1, 0, 0, 0, 0, 1, 0, 0, 0, 0, 1, 0, 0, -0.128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ristRight</text:p>
          </table:table-cell>
          <table:table-cell table:style-name="ce153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+[.D$99]+[.W101]" office:value-type="float" office:value="-0.617" calcext:value-type="float">
            <text:p>-0.617000</text:p>
          </table:table-cell>
          <table:table-cell table:style-name="ce254" table:formula="of:=+[.E$99]-[.S101]" office:value-type="float" office:value="0.036" calcext:value-type="float">
            <text:p>0.036000</text:p>
          </table:table-cell>
          <table:table-cell table:formula="of:=+[.F$99]+[.AA101]" office:value-type="float" office:value="2.2595652" calcext:value-type="float">
            <text:p>2.259565</text:p>
          </table:table-cell>
          <table:table-cell table:number-columns-repeated="3"/>
          <table:table-cell table:style-name="ce254" table:formula="of:=+[$'avatar_skeleton.xml convert'.D101]" office:value-type="float" office:value="-0.617418" calcext:value-type="float">
            <text:p>-0.617418</text:p>
          </table:table-cell>
          <table:table-cell table:style-name="ce254" table:formula="of:=+[$'avatar_skeleton.xml convert'.E101]" office:value-type="float" office:value="0.036295" calcext:value-type="float">
            <text:p>0.036295</text:p>
          </table:table-cell>
          <table:table-cell table:style-name="ce254" table:formula="of:=+[$'avatar_skeleton.xml convert'.F101]" office:value-type="float" office:value="1.521361" calcext:value-type="float">
            <text:p>1.521361</text:p>
          </table:table-cell>
          <table:table-cell table:style-name="ce254" table:formula="of:=+[$'avatar_skeleton.xml convert'.G101]" office:value-type="float" office:value="-0.677418" calcext:value-type="float">
            <text:p>-0.677418</text:p>
          </table:table-cell>
          <table:table-cell table:style-name="ce254" table:formula="of:=+[$'avatar_skeleton.xml convert'.H101]" office:value-type="float" office:value="0.036295" calcext:value-type="float">
            <text:p>0.036295</text:p>
          </table:table-cell>
          <table:table-cell table:style-name="ce254" table:formula="of:=+[$'avatar_skeleton.xml convert'.I101]" office:value-type="float" office:value="1.521361" calcext:value-type="float">
            <text:p>1.521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205" calcext:value-type="float">
            <text:p>-0.20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37132" calcext:value-type="float">
            <text:p>0.03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813895" calcext:value-type="float">
            <text:p>0.813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672" calcext:value-type="float">
            <text:p>-1.586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01]&amp;&quot;, &quot;&amp;[.T101]&amp;&quot;, &quot;&amp;[.X101]&amp;&quot;, &quot;&amp;[.AB101]&amp;&quot;, &quot;&amp;[.Q101]&amp;&quot;, &quot;&amp;[.U101]&amp;&quot;, &quot;&amp;[.Y101]&amp;&quot;, &quot;&amp;[.AC101]&amp;&quot;, &quot;&amp;[.R101]&amp;&quot;, &quot;&amp;[.V101]&amp;&quot;, &quot;&amp;[.Z101]&amp;&quot;, &quot;&amp;[.AD101]&amp;&quot;, &quot;&amp;[.S101]&amp;&quot;, &quot;&amp;[.W101]&amp;&quot;, &quot;&amp;[.AA101]&amp;&quot;, &quot;&amp;[.AE101]" office:value-type="string" office:string-value="1, 0, 0, 0, 0, 1, 0, 0, 0, 0, 1, 0, 0, -0.205, 0, 1" calcext:value-type="string">
            <text:p>1, 0, 0, 0, 0, 1, 0, 0, 0, 0, 1, 0, 0, -0.205, 0, 1</text:p>
          </table:table-cell>
          <table:table-cell table:style-name="ce282" table:formula="of:=[.AF101]&amp;&quot;, &quot;&amp;-[.AJ101]&amp;&quot;, &quot;&amp;[.AN101]&amp;&quot;, &quot;&amp;[.AR101]&amp;&quot;, &quot;&amp;[.AG101]&amp;&quot;, &quot;&amp;[.AK101]&amp;&quot;, &quot;&amp;[.AO101]&amp;&quot;, &quot;&amp;[.AS101]&amp;&quot;, &quot;&amp;[.AH101]&amp;&quot;, &quot;&amp;[.AL101]&amp;&quot;, &quot;&amp;[.AP101]&amp;&quot;, &quot;&amp;[.AT101]&amp;&quot;, &quot;&amp;[.AI101]&amp;&quot;, &quot;&amp;[.AM101]&amp;&quot;, &quot;&amp;-[.AQ101]&amp;&quot;, &quot;&amp;[.AU101]" office:value-type="string" office:string-value="1, 0, 0, 0, 0, 1, 0, 0, 0, 0, 1, 0, 0.037132, 0.813895, 1.58672, 1" calcext:value-type="string">
            <text:p>1, 0, 0, 0, 0, 1, 0, 0, 0, 0, 1, 0, 0.037132, 0.813895, 1.586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R_HAND</text:p>
          </table:table-cell>
          <table:table-cell table:style-name="ce148" table:formula="of:=+[$'avatar_skeleton.xml convert'.B102]" office:value-type="string" office:string-value="mWristRight" calcext:value-type="string">
            <text:p>mWristRight</text:p>
          </table:table-cell>
          <table:table-cell table:formula="of:=+[$'avatar_skeleton.xml convert'.C102]" office:value-type="string" office:string-value="&quot;false&quot;" calcext:value-type="string">
            <text:p>"false"</text:p>
          </table:table-cell>
          <table:table-cell table:formula="of:=+[.D$101]+[.W102]" office:value-type="float" office:value="-0.66700001" calcext:value-type="float">
            <text:p>-0.667000</text:p>
          </table:table-cell>
          <table:table-cell table:style-name="ce254" table:formula="of:=+[.E$101]-[.S102]" office:value-type="float" office:value="0.026" calcext:value-type="float">
            <text:p>0.026000</text:p>
          </table:table-cell>
          <table:table-cell table:formula="of:=+[.F$101]+[.AA102]" office:value-type="float" office:value="2.2595652" calcext:value-type="float">
            <text:p>2.259565</text:p>
          </table:table-cell>
          <table:table-cell table:number-columns-repeated="3"/>
          <table:table-cell table:style-name="ce254" table:formula="of:=+[$'avatar_skeleton.xml convert'.D102]" office:value-type="float" office:value="-0.667418" calcext:value-type="float">
            <text:p>-0.667418</text:p>
          </table:table-cell>
          <table:table-cell table:style-name="ce254" table:formula="of:=+[$'avatar_skeleton.xml convert'.E102]" office:value-type="float" office:value="0.026295" calcext:value-type="float">
            <text:p>0.026295</text:p>
          </table:table-cell>
          <table:table-cell table:style-name="ce254" table:formula="of:=+[$'avatar_skeleton.xml convert'.F102]" office:value-type="float" office:value="1.521361" calcext:value-type="float">
            <text:p>1.521361</text:p>
          </table:table-cell>
          <table:table-cell table:style-name="ce254" table:formula="of:=+[$'avatar_skeleton.xml convert'.G102]" office:value-type="float" office:value="-0.716418" calcext:value-type="float">
            <text:p>-0.716418</text:p>
          </table:table-cell>
          <table:table-cell table:style-name="ce254" table:formula="of:=+[$'avatar_skeleton.xml convert'.H102]" office:value-type="float" office:value="0.021295" calcext:value-type="float">
            <text:p>0.021295</text:p>
          </table:table-cell>
          <table:table-cell table:style-name="ce254" table:formula="of:=+[$'avatar_skeleton.xml convert'.I102]" office:value-type="float" office:value="1.520361" calcext:value-type="float">
            <text:p>1.52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000001" calcext:value-type="float">
            <text:p>-0.05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02]&amp;&quot;, &quot;&amp;[.T102]&amp;&quot;, &quot;&amp;[.X102]&amp;&quot;, &quot;&amp;[.AB102]&amp;&quot;, &quot;&amp;[.Q102]&amp;&quot;, &quot;&amp;[.U102]&amp;&quot;, &quot;&amp;[.Y102]&amp;&quot;, &quot;&amp;[.AC102]&amp;&quot;, &quot;&amp;[.R102]&amp;&quot;, &quot;&amp;[.V102]&amp;&quot;, &quot;&amp;[.Z102]&amp;&quot;, &quot;&amp;[.AD102]&amp;&quot;, &quot;&amp;[.S102]&amp;&quot;, &quot;&amp;[.W102]&amp;&quot;, &quot;&amp;[.AA102]&amp;&quot;, &quot;&amp;[.AE102]" office:value-type="string" office:string-value="1, 0, 0, 0, 0, 1, 0, 0, 0, 0, 1, 0, 0.01, -0.05000001, 0, 1" calcext:value-type="string">
            <text:p>1, 0, 0, 0, 0, 1, 0, 0, 0, 0, 1, 0, 0.01, -0.05000001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Middle1Right</text:p>
          </table:table-cell>
          <table:table-cell table:style-name="ce148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+[.D$101]+[.W103]" office:value-type="float" office:value="-0.718" calcext:value-type="float">
            <text:p>-0.718000</text:p>
          </table:table-cell>
          <table:table-cell table:style-name="ce254" table:formula="of:=+[.E$101]-[.S103]" office:value-type="float" office:value="0.023" calcext:value-type="float">
            <text:p>0.023000</text:p>
          </table:table-cell>
          <table:table-cell table:formula="of:=+[.F$101]+[.AA103]" office:value-type="float" office:value="2.2745652" calcext:value-type="float">
            <text:p>2.274565</text:p>
          </table:table-cell>
          <table:table-cell table:number-columns-repeated="3"/>
          <table:table-cell table:style-name="ce254" table:formula="of:=+[$'avatar_skeleton.xml convert'.D103]" office:value-type="float" office:value="-0.718418" calcext:value-type="float">
            <text:p>-0.718418</text:p>
          </table:table-cell>
          <table:table-cell table:style-name="ce254" table:formula="of:=+[$'avatar_skeleton.xml convert'.E103]" office:value-type="float" office:value="0.023295" calcext:value-type="float">
            <text:p>0.023295</text:p>
          </table:table-cell>
          <table:table-cell table:style-name="ce254" table:formula="of:=+[$'avatar_skeleton.xml convert'.F103]" office:value-type="float" office:value="1.536361" calcext:value-type="float">
            <text:p>1.536361</text:p>
          </table:table-cell>
          <table:table-cell table:style-name="ce254" table:formula="of:=+[$'avatar_skeleton.xml convert'.G103]" office:value-type="float" office:value="-0.758418" calcext:value-type="float">
            <text:p>-0.758418</text:p>
          </table:table-cell>
          <table:table-cell table:style-name="ce254" table:formula="of:=+[$'avatar_skeleton.xml convert'.H103]" office:value-type="float" office:value="0.024295" calcext:value-type="float">
            <text:p>0.024295</text:p>
          </table:table-cell>
          <table:table-cell table:style-name="ce254" table:formula="of:=+[$'avatar_skeleton.xml convert'.I103]" office:value-type="float" office:value="1.530361" calcext:value-type="float">
            <text:p>1.53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3" calcext:value-type="float">
            <text:p>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01" calcext:value-type="float">
            <text:p>-0.1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24132" calcext:value-type="float">
            <text:p>0.024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14895" calcext:value-type="float">
            <text:p>0.914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60172" calcext:value-type="float">
            <text:p>-1.601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03]&amp;&quot;, &quot;&amp;[.T103]&amp;&quot;, &quot;&amp;[.X103]&amp;&quot;, &quot;&amp;[.AB103]&amp;&quot;, &quot;&amp;[.Q103]&amp;&quot;, &quot;&amp;[.U103]&amp;&quot;, &quot;&amp;[.Y103]&amp;&quot;, &quot;&amp;[.AC103]&amp;&quot;, &quot;&amp;[.R103]&amp;&quot;, &quot;&amp;[.V103]&amp;&quot;, &quot;&amp;[.Z103]&amp;&quot;, &quot;&amp;[.AD103]&amp;&quot;, &quot;&amp;[.S103]&amp;&quot;, &quot;&amp;[.W103]&amp;&quot;, &quot;&amp;[.AA103]&amp;&quot;, &quot;&amp;[.AE103]" office:value-type="string" office:string-value="1, 0, 0, 0, 0, 1, 0, 0, 0, 0, 1, 0, 0.013, -0.101, 0.015, 1" calcext:value-type="string">
            <text:p>1, 0, 0, 0, 0, 1, 0, 0, 0, 0, 1, 0, 0.013, -0.101, 0.015, 1</text:p>
          </table:table-cell>
          <table:table-cell table:style-name="ce282" table:formula="of:=[.AF103]&amp;&quot;, &quot;&amp;-[.AJ103]&amp;&quot;, &quot;&amp;[.AN103]&amp;&quot;, &quot;&amp;[.AR103]&amp;&quot;, &quot;&amp;[.AG103]&amp;&quot;, &quot;&amp;[.AK103]&amp;&quot;, &quot;&amp;[.AO103]&amp;&quot;, &quot;&amp;[.AS103]&amp;&quot;, &quot;&amp;[.AH103]&amp;&quot;, &quot;&amp;[.AL103]&amp;&quot;, &quot;&amp;[.AP103]&amp;&quot;, &quot;&amp;[.AT103]&amp;&quot;, &quot;&amp;[.AI103]&amp;&quot;, &quot;&amp;[.AM103]&amp;&quot;, &quot;&amp;-[.AQ103]&amp;&quot;, &quot;&amp;[.AU103]" office:value-type="string" office:string-value="1, 0, 0, 0, 0, 1, 0, 0, 0, 0, 1, 0, 0.024132, 0.914895, 1.60172, 1" calcext:value-type="string">
            <text:p>1, 0, 0, 0, 0, 1, 0, 0, 0, 0, 1, 0, 0.024132, 0.914895, 1.601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Middle2Right</text:p>
          </table:table-cell>
          <table:table-cell table:style-name="ce153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+[.D103]+[.W104]" office:value-type="float" office:value="-0.758" calcext:value-type="float">
            <text:p>-0.758000</text:p>
          </table:table-cell>
          <table:table-cell table:style-name="ce254" table:formula="of:=+[.E103]-[.S104]" office:value-type="float" office:value="0.024" calcext:value-type="float">
            <text:p>0.024000</text:p>
          </table:table-cell>
          <table:table-cell table:formula="of:=+[.F103]+[.AA104]" office:value-type="float" office:value="2.2685652" calcext:value-type="float">
            <text:p>2.268565</text:p>
          </table:table-cell>
          <table:table-cell table:number-columns-repeated="3"/>
          <table:table-cell table:style-name="ce254" table:formula="of:=+[$'avatar_skeleton.xml convert'.D104]" office:value-type="float" office:value="-0.758418" calcext:value-type="float">
            <text:p>-0.758418</text:p>
          </table:table-cell>
          <table:table-cell table:style-name="ce254" table:formula="of:=+[$'avatar_skeleton.xml convert'.E104]" office:value-type="float" office:value="0.024295" calcext:value-type="float">
            <text:p>0.024295</text:p>
          </table:table-cell>
          <table:table-cell table:style-name="ce254" table:formula="of:=+[$'avatar_skeleton.xml convert'.F104]" office:value-type="float" office:value="1.530361" calcext:value-type="float">
            <text:p>1.530361</text:p>
          </table:table-cell>
          <table:table-cell table:style-name="ce254" table:formula="of:=+[$'avatar_skeleton.xml convert'.G104]" office:value-type="float" office:value="-0.807418" calcext:value-type="float">
            <text:p>-0.807418</text:p>
          </table:table-cell>
          <table:table-cell table:style-name="ce254" table:formula="of:=+[$'avatar_skeleton.xml convert'.H104]" office:value-type="float" office:value="0.025295" calcext:value-type="float">
            <text:p>0.025295</text:p>
          </table:table-cell>
          <table:table-cell table:style-name="ce254" table:formula="of:=+[$'avatar_skeleton.xml convert'.I104]" office:value-type="float" office:value="1.522361" calcext:value-type="float">
            <text:p>1.522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" calcext:value-type="float">
            <text:p>-0.04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25132" calcext:value-type="float">
            <text:p>0.025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54895" calcext:value-type="float">
            <text:p>0.954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9572" calcext:value-type="float">
            <text:p>-1.595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04]&amp;&quot;, &quot;&amp;[.T104]&amp;&quot;, &quot;&amp;[.X104]&amp;&quot;, &quot;&amp;[.AB104]&amp;&quot;, &quot;&amp;[.Q104]&amp;&quot;, &quot;&amp;[.U104]&amp;&quot;, &quot;&amp;[.Y104]&amp;&quot;, &quot;&amp;[.AC104]&amp;&quot;, &quot;&amp;[.R104]&amp;&quot;, &quot;&amp;[.V104]&amp;&quot;, &quot;&amp;[.Z104]&amp;&quot;, &quot;&amp;[.AD104]&amp;&quot;, &quot;&amp;[.S104]&amp;&quot;, &quot;&amp;[.W104]&amp;&quot;, &quot;&amp;[.AA104]&amp;&quot;, &quot;&amp;[.AE104]" office:value-type="string" office:string-value="1, 0, 0, 0, 0, 1, 0, 0, 0, 0, 1, 0, -0.001, -0.04, -0.006, 1" calcext:value-type="string">
            <text:p>1, 0, 0, 0, 0, 1, 0, 0, 0, 0, 1, 0, -0.001, -0.04, -0.006, 1</text:p>
          </table:table-cell>
          <table:table-cell table:style-name="ce282" table:formula="of:=[.AF104]&amp;&quot;, &quot;&amp;-[.AJ104]&amp;&quot;, &quot;&amp;[.AN104]&amp;&quot;, &quot;&amp;[.AR104]&amp;&quot;, &quot;&amp;[.AG104]&amp;&quot;, &quot;&amp;[.AK104]&amp;&quot;, &quot;&amp;[.AO104]&amp;&quot;, &quot;&amp;[.AS104]&amp;&quot;, &quot;&amp;[.AH104]&amp;&quot;, &quot;&amp;[.AL104]&amp;&quot;, &quot;&amp;[.AP104]&amp;&quot;, &quot;&amp;[.AT104]&amp;&quot;, &quot;&amp;[.AI104]&amp;&quot;, &quot;&amp;[.AM104]&amp;&quot;, &quot;&amp;-[.AQ104]&amp;&quot;, &quot;&amp;[.AU104]" office:value-type="string" office:string-value="1, 0, 0, 0, 0, 1, 0, 0, 0, 0, 1, 0, 0.025132, 0.954895, 1.59572, 1" calcext:value-type="string">
            <text:p>1, 0, 0, 0, 0, 1, 0, 0, 0, 0, 1, 0, 0.025132, 0.954895, 1.595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Middle3Right</text:p>
          </table:table-cell>
          <table:table-cell table:style-name="ce153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+[.D104]+[.W105]" office:value-type="float" office:value="-0.807" calcext:value-type="float">
            <text:p>-0.807000</text:p>
          </table:table-cell>
          <table:table-cell table:style-name="ce254" table:formula="of:=+[.E104]-[.S105]" office:value-type="float" office:value="0.025" calcext:value-type="float">
            <text:p>0.025000</text:p>
          </table:table-cell>
          <table:table-cell table:formula="of:=+[.F104]+[.AA105]" office:value-type="float" office:value="2.2605652" calcext:value-type="float">
            <text:p>2.260565</text:p>
          </table:table-cell>
          <table:table-cell table:number-columns-repeated="3"/>
          <table:table-cell table:style-name="ce254" table:formula="of:=+[$'avatar_skeleton.xml convert'.D105]" office:value-type="float" office:value="-0.807418" calcext:value-type="float">
            <text:p>-0.807418</text:p>
          </table:table-cell>
          <table:table-cell table:style-name="ce254" table:formula="of:=+[$'avatar_skeleton.xml convert'.E105]" office:value-type="float" office:value="0.025295" calcext:value-type="float">
            <text:p>0.025295</text:p>
          </table:table-cell>
          <table:table-cell table:style-name="ce254" table:formula="of:=+[$'avatar_skeleton.xml convert'.F105]" office:value-type="float" office:value="1.522361" calcext:value-type="float">
            <text:p>1.522361</text:p>
          </table:table-cell>
          <table:table-cell table:style-name="ce254" table:formula="of:=+[$'avatar_skeleton.xml convert'.G105]" office:value-type="float" office:value="-0.840418" calcext:value-type="float">
            <text:p>-0.840418</text:p>
          </table:table-cell>
          <table:table-cell table:style-name="ce254" table:formula="of:=+[$'avatar_skeleton.xml convert'.H105]" office:value-type="float" office:value="0.027295" calcext:value-type="float">
            <text:p>0.027295</text:p>
          </table:table-cell>
          <table:table-cell table:style-name="ce254" table:formula="of:=+[$'avatar_skeleton.xml convert'.I105]" office:value-type="float" office:value="1.516361" calcext:value-type="float">
            <text:p>1.516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9" calcext:value-type="float">
            <text:p>-0.04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26132" calcext:value-type="float">
            <text:p>0.026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1.00389" calcext:value-type="float">
            <text:p>1.003890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772" calcext:value-type="float">
            <text:p>-1.587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05]&amp;&quot;, &quot;&amp;[.T105]&amp;&quot;, &quot;&amp;[.X105]&amp;&quot;, &quot;&amp;[.AB105]&amp;&quot;, &quot;&amp;[.Q105]&amp;&quot;, &quot;&amp;[.U105]&amp;&quot;, &quot;&amp;[.Y105]&amp;&quot;, &quot;&amp;[.AC105]&amp;&quot;, &quot;&amp;[.R105]&amp;&quot;, &quot;&amp;[.V105]&amp;&quot;, &quot;&amp;[.Z105]&amp;&quot;, &quot;&amp;[.AD105]&amp;&quot;, &quot;&amp;[.S105]&amp;&quot;, &quot;&amp;[.W105]&amp;&quot;, &quot;&amp;[.AA105]&amp;&quot;, &quot;&amp;[.AE105]" office:value-type="string" office:string-value="1, 0, 0, 0, 0, 1, 0, 0, 0, 0, 1, 0, -0.001, -0.049, -0.008, 1" calcext:value-type="string">
            <text:p>1, 0, 0, 0, 0, 1, 0, 0, 0, 0, 1, 0, -0.001, -0.049, -0.008, 1</text:p>
          </table:table-cell>
          <table:table-cell table:style-name="ce282" table:formula="of:=[.AF105]&amp;&quot;, &quot;&amp;-[.AJ105]&amp;&quot;, &quot;&amp;[.AN105]&amp;&quot;, &quot;&amp;[.AR105]&amp;&quot;, &quot;&amp;[.AG105]&amp;&quot;, &quot;&amp;[.AK105]&amp;&quot;, &quot;&amp;[.AO105]&amp;&quot;, &quot;&amp;[.AS105]&amp;&quot;, &quot;&amp;[.AH105]&amp;&quot;, &quot;&amp;[.AL105]&amp;&quot;, &quot;&amp;[.AP105]&amp;&quot;, &quot;&amp;[.AT105]&amp;&quot;, &quot;&amp;[.AI105]&amp;&quot;, &quot;&amp;[.AM105]&amp;&quot;, &quot;&amp;-[.AQ105]&amp;&quot;, &quot;&amp;[.AU105]" office:value-type="string" office:string-value="1, 0, 0, 0, 0, 1, 0, 0, 0, 0, 1, 0, 0.026132, 1.00389, 1.58772, 1" calcext:value-type="string">
            <text:p>1, 0, 0, 0, 0, 1, 0, 0, 0, 0, 1, 0, 0.026132, 1.00389, 1.587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Index1Right</text:p>
          </table:table-cell>
          <table:table-cell table:style-name="ce148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+[.D$101]+[.W106]" office:value-type="float" office:value="-0.714" calcext:value-type="float">
            <text:p>-0.714000</text:p>
          </table:table-cell>
          <table:table-cell table:style-name="ce254" table:formula="of:=+[.E$101]-[.S106]" office:value-type="float" office:value="-0.002" calcext:value-type="float">
            <text:p>-0.002000</text:p>
          </table:table-cell>
          <table:table-cell table:formula="of:=+[.F$101]+[.AA106]" office:value-type="float" office:value="2.2745652" calcext:value-type="float">
            <text:p>2.274565</text:p>
          </table:table-cell>
          <table:table-cell table:number-columns-repeated="3"/>
          <table:table-cell table:style-name="ce254" table:formula="of:=+[$'avatar_skeleton.xml convert'.D106]" office:value-type="float" office:value="-0.714418" calcext:value-type="float">
            <text:p>-0.714418</text:p>
          </table:table-cell>
          <table:table-cell table:style-name="ce254" table:formula="of:=+[$'avatar_skeleton.xml convert'.E106]" office:value-type="float" office:value="-0.00170500000000001" calcext:value-type="float">
            <text:p>-0.001705</text:p>
          </table:table-cell>
          <table:table-cell table:style-name="ce254" table:formula="of:=+[$'avatar_skeleton.xml convert'.F106]" office:value-type="float" office:value="1.536361" calcext:value-type="float">
            <text:p>1.536361</text:p>
          </table:table-cell>
          <table:table-cell table:style-name="ce254" table:formula="of:=+[$'avatar_skeleton.xml convert'.G106]" office:value-type="float" office:value="-0.750418" calcext:value-type="float">
            <text:p>-0.750418</text:p>
          </table:table-cell>
          <table:table-cell table:style-name="ce254" table:formula="of:=+[$'avatar_skeleton.xml convert'.H106]" office:value-type="float" office:value="-0.018705" calcext:value-type="float">
            <text:p>-0.018705</text:p>
          </table:table-cell>
          <table:table-cell table:style-name="ce254" table:formula="of:=+[$'avatar_skeleton.xml convert'.I106]" office:value-type="float" office:value="1.530361" calcext:value-type="float">
            <text:p>1.53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8" calcext:value-type="float">
            <text:p>0.03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97" calcext:value-type="float">
            <text:p>-0.09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00868" calcext:value-type="float">
            <text:p>-0.00086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10895" calcext:value-type="float">
            <text:p>0.910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60172" calcext:value-type="float">
            <text:p>-1.601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06]&amp;&quot;, &quot;&amp;[.T106]&amp;&quot;, &quot;&amp;[.X106]&amp;&quot;, &quot;&amp;[.AB106]&amp;&quot;, &quot;&amp;[.Q106]&amp;&quot;, &quot;&amp;[.U106]&amp;&quot;, &quot;&amp;[.Y106]&amp;&quot;, &quot;&amp;[.AC106]&amp;&quot;, &quot;&amp;[.R106]&amp;&quot;, &quot;&amp;[.V106]&amp;&quot;, &quot;&amp;[.Z106]&amp;&quot;, &quot;&amp;[.AD106]&amp;&quot;, &quot;&amp;[.S106]&amp;&quot;, &quot;&amp;[.W106]&amp;&quot;, &quot;&amp;[.AA106]&amp;&quot;, &quot;&amp;[.AE106]" office:value-type="string" office:string-value="1, 0, 0, 0, 0, 1, 0, 0, 0, 0, 1, 0, 0.038, -0.097, 0.015, 1" calcext:value-type="string">
            <text:p>1, 0, 0, 0, 0, 1, 0, 0, 0, 0, 1, 0, 0.038, -0.097, 0.015, 1</text:p>
          </table:table-cell>
          <table:table-cell table:style-name="ce282" table:formula="of:=[.AF106]&amp;&quot;, &quot;&amp;-[.AJ106]&amp;&quot;, &quot;&amp;[.AN106]&amp;&quot;, &quot;&amp;[.AR106]&amp;&quot;, &quot;&amp;[.AG106]&amp;&quot;, &quot;&amp;[.AK106]&amp;&quot;, &quot;&amp;[.AO106]&amp;&quot;, &quot;&amp;[.AS106]&amp;&quot;, &quot;&amp;[.AH106]&amp;&quot;, &quot;&amp;[.AL106]&amp;&quot;, &quot;&amp;[.AP106]&amp;&quot;, &quot;&amp;[.AT106]&amp;&quot;, &quot;&amp;[.AI106]&amp;&quot;, &quot;&amp;[.AM106]&amp;&quot;, &quot;&amp;-[.AQ106]&amp;&quot;, &quot;&amp;[.AU106]" office:value-type="string" office:string-value="1, 0, 0, 0, 0, 1, 0, 0, 0, 0, 1, 0, -0.000868, 0.910895, 1.60172, 1" calcext:value-type="string">
            <text:p>1, 0, 0, 0, 0, 1, 0, 0, 0, 0, 1, 0, -0.000868, 0.910895, 1.601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Index2Right</text:p>
          </table:table-cell>
          <table:table-cell table:style-name="ce153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+[.D106]+[.E107]" office:value-type="float" office:value="-0.733" calcext:value-type="float">
            <text:p>-0.733000</text:p>
          </table:table-cell>
          <table:table-cell table:style-name="ce254" table:formula="of:=+[.E106]-[.S107]" office:value-type="float" office:value="-0.019" calcext:value-type="float">
            <text:p>-0.019000</text:p>
          </table:table-cell>
          <table:table-cell table:formula="of:=+[.F106]+[.AA107]" office:value-type="float" office:value="2.2685652" calcext:value-type="float">
            <text:p>2.268565</text:p>
          </table:table-cell>
          <table:table-cell table:number-columns-repeated="3"/>
          <table:table-cell table:style-name="ce254" table:formula="of:=+[$'avatar_skeleton.xml convert'.D107]" office:value-type="float" office:value="-0.750418" calcext:value-type="float">
            <text:p>-0.750418</text:p>
          </table:table-cell>
          <table:table-cell table:style-name="ce254" table:formula="of:=+[$'avatar_skeleton.xml convert'.E107]" office:value-type="float" office:value="-0.018705" calcext:value-type="float">
            <text:p>-0.018705</text:p>
          </table:table-cell>
          <table:table-cell table:style-name="ce254" table:formula="of:=+[$'avatar_skeleton.xml convert'.F107]" office:value-type="float" office:value="1.530361" calcext:value-type="float">
            <text:p>1.530361</text:p>
          </table:table-cell>
          <table:table-cell table:style-name="ce254" table:formula="of:=+[$'avatar_skeleton.xml convert'.G107]" office:value-type="float" office:value="-0.782418" calcext:value-type="float">
            <text:p>-0.782418</text:p>
          </table:table-cell>
          <table:table-cell table:style-name="ce254" table:formula="of:=+[$'avatar_skeleton.xml convert'.H107]" office:value-type="float" office:value="-0.032705" calcext:value-type="float">
            <text:p>-0.032705</text:p>
          </table:table-cell>
          <table:table-cell table:style-name="ce254" table:formula="of:=+[$'avatar_skeleton.xml convert'.I107]" office:value-type="float" office:value="1.524361" calcext:value-type="float">
            <text:p>1.524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7" calcext:value-type="float">
            <text:p>0.01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17868" calcext:value-type="float">
            <text:p>-0.01786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46895" calcext:value-type="float">
            <text:p>0.946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9572" calcext:value-type="float">
            <text:p>-1.595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07]&amp;&quot;, &quot;&amp;[.T107]&amp;&quot;, &quot;&amp;[.X107]&amp;&quot;, &quot;&amp;[.AB107]&amp;&quot;, &quot;&amp;[.Q107]&amp;&quot;, &quot;&amp;[.U107]&amp;&quot;, &quot;&amp;[.Y107]&amp;&quot;, &quot;&amp;[.AC107]&amp;&quot;, &quot;&amp;[.R107]&amp;&quot;, &quot;&amp;[.V107]&amp;&quot;, &quot;&amp;[.Z107]&amp;&quot;, &quot;&amp;[.AD107]&amp;&quot;, &quot;&amp;[.S107]&amp;&quot;, &quot;&amp;[.W107]&amp;&quot;, &quot;&amp;[.AA107]&amp;&quot;, &quot;&amp;[.AE107]" office:value-type="string" office:string-value="1, 0, 0, 0, 0, 1, 0, 0, 0, 0, 1, 0, 0.017, -0.036, -0.006, 1" calcext:value-type="string">
            <text:p>1, 0, 0, 0, 0, 1, 0, 0, 0, 0, 1, 0, 0.017, -0.036, -0.006, 1</text:p>
          </table:table-cell>
          <table:table-cell table:style-name="ce282" table:formula="of:=[.AF107]&amp;&quot;, &quot;&amp;-[.AJ107]&amp;&quot;, &quot;&amp;[.AN107]&amp;&quot;, &quot;&amp;[.AR107]&amp;&quot;, &quot;&amp;[.AG107]&amp;&quot;, &quot;&amp;[.AK107]&amp;&quot;, &quot;&amp;[.AO107]&amp;&quot;, &quot;&amp;[.AS107]&amp;&quot;, &quot;&amp;[.AH107]&amp;&quot;, &quot;&amp;[.AL107]&amp;&quot;, &quot;&amp;[.AP107]&amp;&quot;, &quot;&amp;[.AT107]&amp;&quot;, &quot;&amp;[.AI107]&amp;&quot;, &quot;&amp;[.AM107]&amp;&quot;, &quot;&amp;-[.AQ107]&amp;&quot;, &quot;&amp;[.AU107]" office:value-type="string" office:string-value="1, 0, 0, 0, 0, 1, 0, 0, 0, 0, 1, 0, -0.017868, 0.946895, 1.59572, 1" calcext:value-type="string">
            <text:p>1, 0, 0, 0, 0, 1, 0, 0, 0, 0, 1, 0, -0.017868, 0.946895, 1.595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Index3Right</text:p>
          </table:table-cell>
          <table:table-cell table:style-name="ce153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+[.D107]+[.E108]" office:value-type="float" office:value="-0.766" calcext:value-type="float">
            <text:p>-0.766000</text:p>
          </table:table-cell>
          <table:table-cell table:style-name="ce254" table:formula="of:=+[.E107]-[.S108]" office:value-type="float" office:value="-0.033" calcext:value-type="float">
            <text:p>-0.033000</text:p>
          </table:table-cell>
          <table:table-cell table:formula="of:=+[.F107]+[.AA108]" office:value-type="float" office:value="2.2625652" calcext:value-type="float">
            <text:p>2.262565</text:p>
          </table:table-cell>
          <table:table-cell table:number-columns-repeated="3"/>
          <table:table-cell table:style-name="ce254" table:formula="of:=+[$'avatar_skeleton.xml convert'.D108]" office:value-type="float" office:value="-0.782418" calcext:value-type="float">
            <text:p>-0.782418</text:p>
          </table:table-cell>
          <table:table-cell table:style-name="ce254" table:formula="of:=+[$'avatar_skeleton.xml convert'.E108]" office:value-type="float" office:value="-0.032705" calcext:value-type="float">
            <text:p>-0.032705</text:p>
          </table:table-cell>
          <table:table-cell table:style-name="ce254" table:formula="of:=+[$'avatar_skeleton.xml convert'.F108]" office:value-type="float" office:value="1.524361" calcext:value-type="float">
            <text:p>1.524361</text:p>
          </table:table-cell>
          <table:table-cell table:style-name="ce254" table:formula="of:=+[$'avatar_skeleton.xml convert'.G108]" office:value-type="float" office:value="-0.807418" calcext:value-type="float">
            <text:p>-0.807418</text:p>
          </table:table-cell>
          <table:table-cell table:style-name="ce254" table:formula="of:=+[$'avatar_skeleton.xml convert'.H108]" office:value-type="float" office:value="-0.043705" calcext:value-type="float">
            <text:p>-0.043705</text:p>
          </table:table-cell>
          <table:table-cell table:style-name="ce254" table:formula="of:=+[$'avatar_skeleton.xml convert'.I108]" office:value-type="float" office:value="1.520361" calcext:value-type="float">
            <text:p>1.52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4" calcext:value-type="float">
            <text:p>0.01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2" calcext:value-type="float">
            <text:p>-0.03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31868" calcext:value-type="float">
            <text:p>-0.03186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78895" calcext:value-type="float">
            <text:p>0.978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972" calcext:value-type="float">
            <text:p>-1.589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08]&amp;&quot;, &quot;&amp;[.T108]&amp;&quot;, &quot;&amp;[.X108]&amp;&quot;, &quot;&amp;[.AB108]&amp;&quot;, &quot;&amp;[.Q108]&amp;&quot;, &quot;&amp;[.U108]&amp;&quot;, &quot;&amp;[.Y108]&amp;&quot;, &quot;&amp;[.AC108]&amp;&quot;, &quot;&amp;[.R108]&amp;&quot;, &quot;&amp;[.V108]&amp;&quot;, &quot;&amp;[.Z108]&amp;&quot;, &quot;&amp;[.AD108]&amp;&quot;, &quot;&amp;[.S108]&amp;&quot;, &quot;&amp;[.W108]&amp;&quot;, &quot;&amp;[.AA108]&amp;&quot;, &quot;&amp;[.AE108]" office:value-type="string" office:string-value="1, 0, 0, 0, 0, 1, 0, 0, 0, 0, 1, 0, 0.014, -0.032, -0.006, 1" calcext:value-type="string">
            <text:p>1, 0, 0, 0, 0, 1, 0, 0, 0, 0, 1, 0, 0.014, -0.032, -0.006, 1</text:p>
          </table:table-cell>
          <table:table-cell table:style-name="ce282" table:formula="of:=[.AF108]&amp;&quot;, &quot;&amp;-[.AJ108]&amp;&quot;, &quot;&amp;[.AN108]&amp;&quot;, &quot;&amp;[.AR108]&amp;&quot;, &quot;&amp;[.AG108]&amp;&quot;, &quot;&amp;[.AK108]&amp;&quot;, &quot;&amp;[.AO108]&amp;&quot;, &quot;&amp;[.AS108]&amp;&quot;, &quot;&amp;[.AH108]&amp;&quot;, &quot;&amp;[.AL108]&amp;&quot;, &quot;&amp;[.AP108]&amp;&quot;, &quot;&amp;[.AT108]&amp;&quot;, &quot;&amp;[.AI108]&amp;&quot;, &quot;&amp;[.AM108]&amp;&quot;, &quot;&amp;-[.AQ108]&amp;&quot;, &quot;&amp;[.AU108]" office:value-type="string" office:string-value="1, 0, 0, 0, 0, 1, 0, 0, 0, 0, 1, 0, -0.031868, 0.978895, 1.58972, 1" calcext:value-type="string">
            <text:p>1, 0, 0, 0, 0, 1, 0, 0, 0, 0, 1, 0, -0.031868, 0.978895, 1.589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Ring1Right</text:p>
          </table:table-cell>
          <table:table-cell table:style-name="ce148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+[.D$101]+[.W109]" office:value-type="float" office:value="-0.71600001" calcext:value-type="float">
            <text:p>-0.716000</text:p>
          </table:table-cell>
          <table:table-cell table:style-name="ce254" table:formula="of:=+[.E$101]-[.S109]" office:value-type="float" office:value="0.046" calcext:value-type="float">
            <text:p>0.046000</text:p>
          </table:table-cell>
          <table:table-cell table:formula="of:=+[.F$101]+[.AA109]" office:value-type="float" office:value="2.268565201" calcext:value-type="float">
            <text:p>2.268565</text:p>
          </table:table-cell>
          <table:table-cell table:number-columns-repeated="3"/>
          <table:table-cell table:style-name="ce254" table:formula="of:=+[$'avatar_skeleton.xml convert'.D109]" office:value-type="float" office:value="-0.716418" calcext:value-type="float">
            <text:p>-0.716418</text:p>
          </table:table-cell>
          <table:table-cell table:style-name="ce254" table:formula="of:=+[$'avatar_skeleton.xml convert'.E109]" office:value-type="float" office:value="0.046295" calcext:value-type="float">
            <text:p>0.046295</text:p>
          </table:table-cell>
          <table:table-cell table:style-name="ce254" table:formula="of:=+[$'avatar_skeleton.xml convert'.F109]" office:value-type="float" office:value="1.530361" calcext:value-type="float">
            <text:p>1.530361</text:p>
          </table:table-cell>
          <table:table-cell table:style-name="ce254" table:formula="of:=+[$'avatar_skeleton.xml convert'.G109]" office:value-type="float" office:value="-0.754418" calcext:value-type="float">
            <text:p>-0.754418</text:p>
          </table:table-cell>
          <table:table-cell table:style-name="ce254" table:formula="of:=+[$'avatar_skeleton.xml convert'.H109]" office:value-type="float" office:value="0.059295" calcext:value-type="float">
            <text:p>0.059295</text:p>
          </table:table-cell>
          <table:table-cell table:style-name="ce254" table:formula="of:=+[$'avatar_skeleton.xml convert'.I109]" office:value-type="float" office:value="1.522361" calcext:value-type="float">
            <text:p>1.522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9900001" calcext:value-type="float">
            <text:p>-0.09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9000001" calcext:value-type="float">
            <text:p>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47132" calcext:value-type="float">
            <text:p>0.04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12895" calcext:value-type="float">
            <text:p>0.912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9572" calcext:value-type="float">
            <text:p>-1.595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09]&amp;&quot;, &quot;&amp;[.T109]&amp;&quot;, &quot;&amp;[.X109]&amp;&quot;, &quot;&amp;[.AB109]&amp;&quot;, &quot;&amp;[.Q109]&amp;&quot;, &quot;&amp;[.U109]&amp;&quot;, &quot;&amp;[.Y109]&amp;&quot;, &quot;&amp;[.AC109]&amp;&quot;, &quot;&amp;[.R109]&amp;&quot;, &quot;&amp;[.V109]&amp;&quot;, &quot;&amp;[.Z109]&amp;&quot;, &quot;&amp;[.AD109]&amp;&quot;, &quot;&amp;[.S109]&amp;&quot;, &quot;&amp;[.W109]&amp;&quot;, &quot;&amp;[.AA109]&amp;&quot;, &quot;&amp;[.AE109]" office:value-type="string" office:string-value="1, 0, 0, 0, 0, 1, 0, 0, 0, 0, 1, 0, -0.01, -0.09900001, 0.009000001, 1" calcext:value-type="string">
            <text:p>1, 0, 0, 0, 0, 1, 0, 0, 0, 0, 1, 0, -0.01, -0.09900001, 0.009000001, 1</text:p>
          </table:table-cell>
          <table:table-cell table:style-name="ce282" table:formula="of:=[.AF109]&amp;&quot;, &quot;&amp;-[.AJ109]&amp;&quot;, &quot;&amp;[.AN109]&amp;&quot;, &quot;&amp;[.AR109]&amp;&quot;, &quot;&amp;[.AG109]&amp;&quot;, &quot;&amp;[.AK109]&amp;&quot;, &quot;&amp;[.AO109]&amp;&quot;, &quot;&amp;[.AS109]&amp;&quot;, &quot;&amp;[.AH109]&amp;&quot;, &quot;&amp;[.AL109]&amp;&quot;, &quot;&amp;[.AP109]&amp;&quot;, &quot;&amp;[.AT109]&amp;&quot;, &quot;&amp;[.AI109]&amp;&quot;, &quot;&amp;[.AM109]&amp;&quot;, &quot;&amp;-[.AQ109]&amp;&quot;, &quot;&amp;[.AU109]" office:value-type="string" office:string-value="1, 0, 0, 0, 0, 1, 0, 0, 0, 0, 1, 0, 0.047132, 0.912895, 1.59572, 1" calcext:value-type="string">
            <text:p>1, 0, 0, 0, 0, 1, 0, 0, 0, 0, 1, 0, 0.047132, 0.912895, 1.595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Ring2Right</text:p>
          </table:table-cell>
          <table:table-cell table:style-name="ce153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+[.D109]+[.W110]" office:value-type="float" office:value="-0.75400001" calcext:value-type="float">
            <text:p>-0.754000</text:p>
          </table:table-cell>
          <table:table-cell table:style-name="ce254" table:formula="of:=+[.E109]-[.S110]" office:value-type="float" office:value="0.059" calcext:value-type="float">
            <text:p>0.059000</text:p>
          </table:table-cell>
          <table:table-cell table:formula="of:=+[.F109]+[.AA110]" office:value-type="float" office:value="2.260565201" calcext:value-type="float">
            <text:p>2.260565</text:p>
          </table:table-cell>
          <table:table-cell table:number-columns-repeated="3"/>
          <table:table-cell table:style-name="ce254" table:formula="of:=+[$'avatar_skeleton.xml convert'.D110]" office:value-type="float" office:value="-0.754418" calcext:value-type="float">
            <text:p>-0.754418</text:p>
          </table:table-cell>
          <table:table-cell table:style-name="ce254" table:formula="of:=+[$'avatar_skeleton.xml convert'.E110]" office:value-type="float" office:value="0.059295" calcext:value-type="float">
            <text:p>0.059295</text:p>
          </table:table-cell>
          <table:table-cell table:style-name="ce254" table:formula="of:=+[$'avatar_skeleton.xml convert'.F110]" office:value-type="float" office:value="1.522361" calcext:value-type="float">
            <text:p>1.522361</text:p>
          </table:table-cell>
          <table:table-cell table:style-name="ce254" table:formula="of:=+[$'avatar_skeleton.xml convert'.G110]" office:value-type="float" office:value="-0.794418" calcext:value-type="float">
            <text:p>-0.794418</text:p>
          </table:table-cell>
          <table:table-cell table:style-name="ce254" table:formula="of:=+[$'avatar_skeleton.xml convert'.H110]" office:value-type="float" office:value="0.072295" calcext:value-type="float">
            <text:p>0.072295</text:p>
          </table:table-cell>
          <table:table-cell table:style-name="ce254" table:formula="of:=+[$'avatar_skeleton.xml convert'.I110]" office:value-type="float" office:value="1.513361" calcext:value-type="float">
            <text:p>1.513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8" calcext:value-type="float">
            <text:p>-0.03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60132" calcext:value-type="float">
            <text:p>0.060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50895" calcext:value-type="float">
            <text:p>0.950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772" calcext:value-type="float">
            <text:p>-1.587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10]&amp;&quot;, &quot;&amp;[.T110]&amp;&quot;, &quot;&amp;[.X110]&amp;&quot;, &quot;&amp;[.AB110]&amp;&quot;, &quot;&amp;[.Q110]&amp;&quot;, &quot;&amp;[.U110]&amp;&quot;, &quot;&amp;[.Y110]&amp;&quot;, &quot;&amp;[.AC110]&amp;&quot;, &quot;&amp;[.R110]&amp;&quot;, &quot;&amp;[.V110]&amp;&quot;, &quot;&amp;[.Z110]&amp;&quot;, &quot;&amp;[.AD110]&amp;&quot;, &quot;&amp;[.S110]&amp;&quot;, &quot;&amp;[.W110]&amp;&quot;, &quot;&amp;[.AA110]&amp;&quot;, &quot;&amp;[.AE110]" office:value-type="string" office:string-value="1, 0, 0, 0, 0, 1, 0, 0, 0, 0, 1, 0, -0.013, -0.038, -0.008, 1" calcext:value-type="string">
            <text:p>1, 0, 0, 0, 0, 1, 0, 0, 0, 0, 1, 0, -0.013, -0.038, -0.008, 1</text:p>
          </table:table-cell>
          <table:table-cell table:style-name="ce282" table:formula="of:=[.AF110]&amp;&quot;, &quot;&amp;-[.AJ110]&amp;&quot;, &quot;&amp;[.AN110]&amp;&quot;, &quot;&amp;[.AR110]&amp;&quot;, &quot;&amp;[.AG110]&amp;&quot;, &quot;&amp;[.AK110]&amp;&quot;, &quot;&amp;[.AO110]&amp;&quot;, &quot;&amp;[.AS110]&amp;&quot;, &quot;&amp;[.AH110]&amp;&quot;, &quot;&amp;[.AL110]&amp;&quot;, &quot;&amp;[.AP110]&amp;&quot;, &quot;&amp;[.AT110]&amp;&quot;, &quot;&amp;[.AI110]&amp;&quot;, &quot;&amp;[.AM110]&amp;&quot;, &quot;&amp;-[.AQ110]&amp;&quot;, &quot;&amp;[.AU110]" office:value-type="string" office:string-value="1, 0, 0, 0, 0, 1, 0, 0, 0, 0, 1, 0, 0.060132, 0.950895, 1.58772, 1" calcext:value-type="string">
            <text:p>1, 0, 0, 0, 0, 1, 0, 0, 0, 0, 1, 0, 0.060132, 0.950895, 1.587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Ring3Right</text:p>
          </table:table-cell>
          <table:table-cell table:style-name="ce153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+[.D110]+[.W111]" office:value-type="float" office:value="-0.79400001" calcext:value-type="float">
            <text:p>-0.794000</text:p>
          </table:table-cell>
          <table:table-cell table:style-name="ce254" table:formula="of:=+[.E110]-[.S111]" office:value-type="float" office:value="0.072" calcext:value-type="float">
            <text:p>0.072000</text:p>
          </table:table-cell>
          <table:table-cell table:formula="of:=+[.F110]+[.AA111]" office:value-type="float" office:value="2.2515652" calcext:value-type="float">
            <text:p>2.251565</text:p>
          </table:table-cell>
          <table:table-cell table:number-columns-repeated="3"/>
          <table:table-cell table:style-name="ce254" table:formula="of:=+[$'avatar_skeleton.xml convert'.D111]" office:value-type="float" office:value="-0.794418" calcext:value-type="float">
            <text:p>-0.794418</text:p>
          </table:table-cell>
          <table:table-cell table:style-name="ce254" table:formula="of:=+[$'avatar_skeleton.xml convert'.E111]" office:value-type="float" office:value="0.072295" calcext:value-type="float">
            <text:p>0.072295</text:p>
          </table:table-cell>
          <table:table-cell table:style-name="ce254" table:formula="of:=+[$'avatar_skeleton.xml convert'.F111]" office:value-type="float" office:value="1.513361" calcext:value-type="float">
            <text:p>1.513361</text:p>
          </table:table-cell>
          <table:table-cell table:style-name="ce254" table:formula="of:=+[$'avatar_skeleton.xml convert'.G111]" office:value-type="float" office:value="-0.822418" calcext:value-type="float">
            <text:p>-0.822418</text:p>
          </table:table-cell>
          <table:table-cell table:style-name="ce254" table:formula="of:=+[$'avatar_skeleton.xml convert'.H111]" office:value-type="float" office:value="0.082295" calcext:value-type="float">
            <text:p>0.082295</text:p>
          </table:table-cell>
          <table:table-cell table:style-name="ce254" table:formula="of:=+[$'avatar_skeleton.xml convert'.I111]" office:value-type="float" office:value="1.507361" calcext:value-type="float">
            <text:p>1.507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" calcext:value-type="float">
            <text:p>-0.04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9000001" calcext:value-type="float">
            <text:p>-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73132" calcext:value-type="float">
            <text:p>0.073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90895" calcext:value-type="float">
            <text:p>0.990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7872" calcext:value-type="float">
            <text:p>-1.578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11]&amp;&quot;, &quot;&amp;[.T111]&amp;&quot;, &quot;&amp;[.X111]&amp;&quot;, &quot;&amp;[.AB111]&amp;&quot;, &quot;&amp;[.Q111]&amp;&quot;, &quot;&amp;[.U111]&amp;&quot;, &quot;&amp;[.Y111]&amp;&quot;, &quot;&amp;[.AC111]&amp;&quot;, &quot;&amp;[.R111]&amp;&quot;, &quot;&amp;[.V111]&amp;&quot;, &quot;&amp;[.Z111]&amp;&quot;, &quot;&amp;[.AD111]&amp;&quot;, &quot;&amp;[.S111]&amp;&quot;, &quot;&amp;[.W111]&amp;&quot;, &quot;&amp;[.AA111]&amp;&quot;, &quot;&amp;[.AE111]" office:value-type="string" office:string-value="1, 0, 0, 0, 0, 1, 0, 0, 0, 0, 1, 0, -0.013, -0.04, -0.009000001, 1" calcext:value-type="string">
            <text:p>1, 0, 0, 0, 0, 1, 0, 0, 0, 0, 1, 0, -0.013, -0.04, -0.009000001, 1</text:p>
          </table:table-cell>
          <table:table-cell table:style-name="ce282" table:formula="of:=[.AF111]&amp;&quot;, &quot;&amp;-[.AJ111]&amp;&quot;, &quot;&amp;[.AN111]&amp;&quot;, &quot;&amp;[.AR111]&amp;&quot;, &quot;&amp;[.AG111]&amp;&quot;, &quot;&amp;[.AK111]&amp;&quot;, &quot;&amp;[.AO111]&amp;&quot;, &quot;&amp;[.AS111]&amp;&quot;, &quot;&amp;[.AH111]&amp;&quot;, &quot;&amp;[.AL111]&amp;&quot;, &quot;&amp;[.AP111]&amp;&quot;, &quot;&amp;[.AT111]&amp;&quot;, &quot;&amp;[.AI111]&amp;&quot;, &quot;&amp;[.AM111]&amp;&quot;, &quot;&amp;-[.AQ111]&amp;&quot;, &quot;&amp;[.AU111]" office:value-type="string" office:string-value="1, 0, 0, 0, 0, 1, 0, 0, 0, 0, 1, 0, 0.073132, 0.990895, 1.57872, 1" calcext:value-type="string">
            <text:p>1, 0, 0, 0, 0, 1, 0, 0, 0, 0, 1, 0, 0.073132, 0.990895, 1.578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Pinky1Right</text:p>
          </table:table-cell>
          <table:table-cell table:style-name="ce148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+[.D$101]+[.W112]" office:value-type="float" office:value="-0.71200001" calcext:value-type="float">
            <text:p>-0.712000</text:p>
          </table:table-cell>
          <table:table-cell table:style-name="ce254" table:formula="of:=+[.E$101]-[.S112]" office:value-type="float" office:value="0.067" calcext:value-type="float">
            <text:p>0.067000</text:p>
          </table:table-cell>
          <table:table-cell table:formula="of:=+[.F$101]+[.AA112]" office:value-type="float" office:value="2.2625652" calcext:value-type="float">
            <text:p>2.262565</text:p>
          </table:table-cell>
          <table:table-cell table:number-columns-repeated="3"/>
          <table:table-cell table:style-name="ce254" table:formula="of:=+[$'avatar_skeleton.xml convert'.D112]" office:value-type="float" office:value="-0.712418" calcext:value-type="float">
            <text:p>-0.712418</text:p>
          </table:table-cell>
          <table:table-cell table:style-name="ce254" table:formula="of:=+[$'avatar_skeleton.xml convert'.E112]" office:value-type="float" office:value="0.067295" calcext:value-type="float">
            <text:p>0.067295</text:p>
          </table:table-cell>
          <table:table-cell table:style-name="ce254" table:formula="of:=+[$'avatar_skeleton.xml convert'.F112]" office:value-type="float" office:value="1.524361" calcext:value-type="float">
            <text:p>1.524361</text:p>
          </table:table-cell>
          <table:table-cell table:style-name="ce254" table:formula="of:=+[$'avatar_skeleton.xml convert'.G112]" office:value-type="float" office:value="-0.737418" calcext:value-type="float">
            <text:p>-0.737418</text:p>
          </table:table-cell>
          <table:table-cell table:style-name="ce254" table:formula="of:=+[$'avatar_skeleton.xml convert'.H112]" office:value-type="float" office:value="0.091295" calcext:value-type="float">
            <text:p>0.091295</text:p>
          </table:table-cell>
          <table:table-cell table:style-name="ce254" table:formula="of:=+[$'avatar_skeleton.xml convert'.I112]" office:value-type="float" office:value="1.518361" calcext:value-type="float">
            <text:p>1.518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9500001" calcext:value-type="float">
            <text:p>-0.09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3" calcext:value-type="float">
            <text:p>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68132" calcext:value-type="float">
            <text:p>0.068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08895" calcext:value-type="float">
            <text:p>0.908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972" calcext:value-type="float">
            <text:p>-1.589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12]&amp;&quot;, &quot;&amp;[.T112]&amp;&quot;, &quot;&amp;[.X112]&amp;&quot;, &quot;&amp;[.AB112]&amp;&quot;, &quot;&amp;[.Q112]&amp;&quot;, &quot;&amp;[.U112]&amp;&quot;, &quot;&amp;[.Y112]&amp;&quot;, &quot;&amp;[.AC112]&amp;&quot;, &quot;&amp;[.R112]&amp;&quot;, &quot;&amp;[.V112]&amp;&quot;, &quot;&amp;[.Z112]&amp;&quot;, &quot;&amp;[.AD112]&amp;&quot;, &quot;&amp;[.S112]&amp;&quot;, &quot;&amp;[.W112]&amp;&quot;, &quot;&amp;[.AA112]&amp;&quot;, &quot;&amp;[.AE112]" office:value-type="string" office:string-value="1, 0, 0, 0, 0, 1, 0, 0, 0, 0, 1, 0, -0.031, -0.09500001, 0.003, 1" calcext:value-type="string">
            <text:p>1, 0, 0, 0, 0, 1, 0, 0, 0, 0, 1, 0, -0.031, -0.09500001, 0.003, 1</text:p>
          </table:table-cell>
          <table:table-cell table:style-name="ce282" table:formula="of:=[.AF112]&amp;&quot;, &quot;&amp;-[.AJ112]&amp;&quot;, &quot;&amp;[.AN112]&amp;&quot;, &quot;&amp;[.AR112]&amp;&quot;, &quot;&amp;[.AG112]&amp;&quot;, &quot;&amp;[.AK112]&amp;&quot;, &quot;&amp;[.AO112]&amp;&quot;, &quot;&amp;[.AS112]&amp;&quot;, &quot;&amp;[.AH112]&amp;&quot;, &quot;&amp;[.AL112]&amp;&quot;, &quot;&amp;[.AP112]&amp;&quot;, &quot;&amp;[.AT112]&amp;&quot;, &quot;&amp;[.AI112]&amp;&quot;, &quot;&amp;[.AM112]&amp;&quot;, &quot;&amp;-[.AQ112]&amp;&quot;, &quot;&amp;[.AU112]" office:value-type="string" office:string-value="1, 0, 0, 0, 0, 1, 0, 0, 0, 0, 1, 0, 0.068132, 0.908895, 1.58972, 1" calcext:value-type="string">
            <text:p>1, 0, 0, 0, 0, 1, 0, 0, 0, 0, 1, 0, 0.068132, 0.908895, 1.589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Pinky2Right</text:p>
          </table:table-cell>
          <table:table-cell table:style-name="ce153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+[.D112]+[.W113]" office:value-type="float" office:value="-0.73700001" calcext:value-type="float">
            <text:p>-0.737000</text:p>
          </table:table-cell>
          <table:table-cell table:style-name="ce254" table:formula="of:=+[.E112]-[.S113]" office:value-type="float" office:value="0.091" calcext:value-type="float">
            <text:p>0.091000</text:p>
          </table:table-cell>
          <table:table-cell table:formula="of:=+[.F112]+[.AA113]" office:value-type="float" office:value="2.2565652" calcext:value-type="float">
            <text:p>2.256565</text:p>
          </table:table-cell>
          <table:table-cell table:number-columns-repeated="3"/>
          <table:table-cell table:style-name="ce254" table:formula="of:=+[$'avatar_skeleton.xml convert'.D113]" office:value-type="float" office:value="-0.737418" calcext:value-type="float">
            <text:p>-0.737418</text:p>
          </table:table-cell>
          <table:table-cell table:style-name="ce254" table:formula="of:=+[$'avatar_skeleton.xml convert'.E113]" office:value-type="float" office:value="0.091295" calcext:value-type="float">
            <text:p>0.091295</text:p>
          </table:table-cell>
          <table:table-cell table:style-name="ce254" table:formula="of:=+[$'avatar_skeleton.xml convert'.F113]" office:value-type="float" office:value="1.518361" calcext:value-type="float">
            <text:p>1.518361</text:p>
          </table:table-cell>
          <table:table-cell table:style-name="ce254" table:formula="of:=+[$'avatar_skeleton.xml convert'.G113]" office:value-type="float" office:value="-0.755418" calcext:value-type="float">
            <text:p>-0.755418</text:p>
          </table:table-cell>
          <table:table-cell table:style-name="ce254" table:formula="of:=+[$'avatar_skeleton.xml convert'.H113]" office:value-type="float" office:value="0.106295" calcext:value-type="float">
            <text:p>0.106295</text:p>
          </table:table-cell>
          <table:table-cell table:style-name="ce254" table:formula="of:=+[$'avatar_skeleton.xml convert'.I113]" office:value-type="float" office:value="1.514361" calcext:value-type="float">
            <text:p>1.514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4" calcext:value-type="float">
            <text:p>-0.02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25" calcext:value-type="float">
            <text:p>-0.02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92132" calcext:value-type="float">
            <text:p>0.092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33895" calcext:value-type="float">
            <text:p>0.933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372" calcext:value-type="float">
            <text:p>-1.583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13]&amp;&quot;, &quot;&amp;[.T113]&amp;&quot;, &quot;&amp;[.X113]&amp;&quot;, &quot;&amp;[.AB113]&amp;&quot;, &quot;&amp;[.Q113]&amp;&quot;, &quot;&amp;[.U113]&amp;&quot;, &quot;&amp;[.Y113]&amp;&quot;, &quot;&amp;[.AC113]&amp;&quot;, &quot;&amp;[.R113]&amp;&quot;, &quot;&amp;[.V113]&amp;&quot;, &quot;&amp;[.Z113]&amp;&quot;, &quot;&amp;[.AD113]&amp;&quot;, &quot;&amp;[.S113]&amp;&quot;, &quot;&amp;[.W113]&amp;&quot;, &quot;&amp;[.AA113]&amp;&quot;, &quot;&amp;[.AE113]" office:value-type="string" office:string-value="1, 0, 0, 0, 0, 1, 0, 0, 0, 0, 1, 0, -0.024, -0.025, -0.006, 1" calcext:value-type="string">
            <text:p>1, 0, 0, 0, 0, 1, 0, 0, 0, 0, 1, 0, -0.024, -0.025, -0.006, 1</text:p>
          </table:table-cell>
          <table:table-cell table:style-name="ce282" table:formula="of:=[.AF113]&amp;&quot;, &quot;&amp;-[.AJ113]&amp;&quot;, &quot;&amp;[.AN113]&amp;&quot;, &quot;&amp;[.AR113]&amp;&quot;, &quot;&amp;[.AG113]&amp;&quot;, &quot;&amp;[.AK113]&amp;&quot;, &quot;&amp;[.AO113]&amp;&quot;, &quot;&amp;[.AS113]&amp;&quot;, &quot;&amp;[.AH113]&amp;&quot;, &quot;&amp;[.AL113]&amp;&quot;, &quot;&amp;[.AP113]&amp;&quot;, &quot;&amp;[.AT113]&amp;&quot;, &quot;&amp;[.AI113]&amp;&quot;, &quot;&amp;[.AM113]&amp;&quot;, &quot;&amp;-[.AQ113]&amp;&quot;, &quot;&amp;[.AU113]" office:value-type="string" office:string-value="1, 0, 0, 0, 0, 1, 0, 0, 0, 0, 1, 0, 0.092132, 0.933895, 1.58372, 1" calcext:value-type="string">
            <text:p>1, 0, 0, 0, 0, 1, 0, 0, 0, 0, 1, 0, 0.092132, 0.933895, 1.583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Pinky3Right</text:p>
          </table:table-cell>
          <table:table-cell table:style-name="ce153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+[.D113]+[.W114]" office:value-type="float" office:value="-0.75500001" calcext:value-type="float">
            <text:p>-0.755000</text:p>
          </table:table-cell>
          <table:table-cell table:style-name="ce254" table:formula="of:=+[.E113]-[.S114]" office:value-type="float" office:value="0.106" calcext:value-type="float">
            <text:p>0.106000</text:p>
          </table:table-cell>
          <table:table-cell table:formula="of:=+[.F113]+[.AA114]" office:value-type="float" office:value="2.2525652" calcext:value-type="float">
            <text:p>2.252565</text:p>
          </table:table-cell>
          <table:table-cell table:number-columns-repeated="3"/>
          <table:table-cell table:style-name="ce254" table:formula="of:=+[$'avatar_skeleton.xml convert'.D114]" office:value-type="float" office:value="-0.755418" calcext:value-type="float">
            <text:p>-0.755418</text:p>
          </table:table-cell>
          <table:table-cell table:style-name="ce254" table:formula="of:=+[$'avatar_skeleton.xml convert'.E114]" office:value-type="float" office:value="0.106295" calcext:value-type="float">
            <text:p>0.106295</text:p>
          </table:table-cell>
          <table:table-cell table:style-name="ce254" table:formula="of:=+[$'avatar_skeleton.xml convert'.F114]" office:value-type="float" office:value="1.514361" calcext:value-type="float">
            <text:p>1.514361</text:p>
          </table:table-cell>
          <table:table-cell table:style-name="ce254" table:formula="of:=+[$'avatar_skeleton.xml convert'.G114]" office:value-type="float" office:value="-0.771418" calcext:value-type="float">
            <text:p>-0.771418</text:p>
          </table:table-cell>
          <table:table-cell table:style-name="ce254" table:formula="of:=+[$'avatar_skeleton.xml convert'.H114]" office:value-type="float" office:value="0.119295" calcext:value-type="float">
            <text:p>0.119295</text:p>
          </table:table-cell>
          <table:table-cell table:style-name="ce254" table:formula="of:=+[$'avatar_skeleton.xml convert'.I114]" office:value-type="float" office:value="1.510361" calcext:value-type="float">
            <text:p>1.510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8" calcext:value-type="float">
            <text:p>-0.01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107132" calcext:value-type="float">
            <text:p>0.107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51895" calcext:value-type="float">
            <text:p>0.951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7972" calcext:value-type="float">
            <text:p>-1.579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14]&amp;&quot;, &quot;&amp;[.T114]&amp;&quot;, &quot;&amp;[.X114]&amp;&quot;, &quot;&amp;[.AB114]&amp;&quot;, &quot;&amp;[.Q114]&amp;&quot;, &quot;&amp;[.U114]&amp;&quot;, &quot;&amp;[.Y114]&amp;&quot;, &quot;&amp;[.AC114]&amp;&quot;, &quot;&amp;[.R114]&amp;&quot;, &quot;&amp;[.V114]&amp;&quot;, &quot;&amp;[.Z114]&amp;&quot;, &quot;&amp;[.AD114]&amp;&quot;, &quot;&amp;[.S114]&amp;&quot;, &quot;&amp;[.W114]&amp;&quot;, &quot;&amp;[.AA114]&amp;&quot;, &quot;&amp;[.AE114]" office:value-type="string" office:string-value="1, 0, 0, 0, 0, 1, 0, 0, 0, 0, 1, 0, -0.015, -0.018, -0.004, 1" calcext:value-type="string">
            <text:p>1, 0, 0, 0, 0, 1, 0, 0, 0, 0, 1, 0, -0.015, -0.018, -0.004, 1</text:p>
          </table:table-cell>
          <table:table-cell table:style-name="ce282" table:formula="of:=[.AF114]&amp;&quot;, &quot;&amp;-[.AJ114]&amp;&quot;, &quot;&amp;[.AN114]&amp;&quot;, &quot;&amp;[.AR114]&amp;&quot;, &quot;&amp;[.AG114]&amp;&quot;, &quot;&amp;[.AK114]&amp;&quot;, &quot;&amp;[.AO114]&amp;&quot;, &quot;&amp;[.AS114]&amp;&quot;, &quot;&amp;[.AH114]&amp;&quot;, &quot;&amp;[.AL114]&amp;&quot;, &quot;&amp;[.AP114]&amp;&quot;, &quot;&amp;[.AT114]&amp;&quot;, &quot;&amp;[.AI114]&amp;&quot;, &quot;&amp;[.AM114]&amp;&quot;, &quot;&amp;-[.AQ114]&amp;&quot;, &quot;&amp;[.AU114]" office:value-type="string" office:string-value="1, 0, 0, 0, 0, 1, 0, 0, 0, 0, 1, 0, 0.107132, 0.951895, 1.57972, 1" calcext:value-type="string">
            <text:p>1, 0, 0, 0, 0, 1, 0, 0, 0, 0, 1, 0, 0.107132, 0.951895, 1.579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Thumb1Right</text:p>
          </table:table-cell>
          <table:table-cell table:style-name="ce148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+[.D$101]+[.W115]" office:value-type="float" office:value="-0.643" calcext:value-type="float">
            <text:p>-0.643000</text:p>
          </table:table-cell>
          <table:table-cell table:style-name="ce254" table:formula="of:=+[.E$101]-[.S115]" office:value-type="float" office:value="0.005" calcext:value-type="float">
            <text:p>0.005000</text:p>
          </table:table-cell>
          <table:table-cell table:formula="of:=+[.F$101]+[.AA115]" office:value-type="float" office:value="2.2635652" calcext:value-type="float">
            <text:p>2.263565</text:p>
          </table:table-cell>
          <table:table-cell table:number-columns-repeated="3"/>
          <table:table-cell table:style-name="ce254" table:formula="of:=+[$'avatar_skeleton.xml convert'.D115]" office:value-type="float" office:value="-0.643418" calcext:value-type="float">
            <text:p>-0.643418</text:p>
          </table:table-cell>
          <table:table-cell table:style-name="ce254" table:formula="of:=+[$'avatar_skeleton.xml convert'.E115]" office:value-type="float" office:value="0.00529499999999999" calcext:value-type="float">
            <text:p>0.005295</text:p>
          </table:table-cell>
          <table:table-cell table:style-name="ce254" table:formula="of:=+[$'avatar_skeleton.xml convert'.F115]" office:value-type="float" office:value="1.525361" calcext:value-type="float">
            <text:p>1.525361</text:p>
          </table:table-cell>
          <table:table-cell table:style-name="ce254" table:formula="of:=+[$'avatar_skeleton.xml convert'.G115]" office:value-type="float" office:value="-0.675418" calcext:value-type="float">
            <text:p>-0.675418</text:p>
          </table:table-cell>
          <table:table-cell table:style-name="ce254" table:formula="of:=+[$'avatar_skeleton.xml convert'.H115]" office:value-type="float" office:value="-0.022705" calcext:value-type="float">
            <text:p>-0.022705</text:p>
          </table:table-cell>
          <table:table-cell table:style-name="ce254" table:formula="of:=+[$'avatar_skeleton.xml convert'.I115]" office:value-type="float" office:value="1.525361" calcext:value-type="float">
            <text:p>1.525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1" calcext:value-type="float">
            <text:p>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26" calcext:value-type="float">
            <text:p>-0.02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4" calcext:value-type="float">
            <text:p>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0.006132" calcext:value-type="float">
            <text:p>0.006132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839895" calcext:value-type="float">
            <text:p>0.839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9072" calcext:value-type="float">
            <text:p>-1.590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15]&amp;&quot;, &quot;&amp;[.T115]&amp;&quot;, &quot;&amp;[.X115]&amp;&quot;, &quot;&amp;[.AB115]&amp;&quot;, &quot;&amp;[.Q115]&amp;&quot;, &quot;&amp;[.U115]&amp;&quot;, &quot;&amp;[.Y115]&amp;&quot;, &quot;&amp;[.AC115]&amp;&quot;, &quot;&amp;[.R115]&amp;&quot;, &quot;&amp;[.V115]&amp;&quot;, &quot;&amp;[.Z115]&amp;&quot;, &quot;&amp;[.AD115]&amp;&quot;, &quot;&amp;[.S115]&amp;&quot;, &quot;&amp;[.W115]&amp;&quot;, &quot;&amp;[.AA115]&amp;&quot;, &quot;&amp;[.AE115]" office:value-type="string" office:string-value="1, 0, 0, 0, 0, 1, 0, 0, 0, 0, 1, 0, 0.031, -0.026, 0.004, 1" calcext:value-type="string">
            <text:p>1, 0, 0, 0, 0, 1, 0, 0, 0, 0, 1, 0, 0.031, -0.026, 0.004, 1</text:p>
          </table:table-cell>
          <table:table-cell table:style-name="ce282" table:formula="of:=[.AF115]&amp;&quot;, &quot;&amp;-[.AJ115]&amp;&quot;, &quot;&amp;[.AN115]&amp;&quot;, &quot;&amp;[.AR115]&amp;&quot;, &quot;&amp;[.AG115]&amp;&quot;, &quot;&amp;[.AK115]&amp;&quot;, &quot;&amp;[.AO115]&amp;&quot;, &quot;&amp;[.AS115]&amp;&quot;, &quot;&amp;[.AH115]&amp;&quot;, &quot;&amp;[.AL115]&amp;&quot;, &quot;&amp;[.AP115]&amp;&quot;, &quot;&amp;[.AT115]&amp;&quot;, &quot;&amp;[.AI115]&amp;&quot;, &quot;&amp;[.AM115]&amp;&quot;, &quot;&amp;-[.AQ115]&amp;&quot;, &quot;&amp;[.AU115]" office:value-type="string" office:string-value="1, 0, 0, 0, 0, 1, 0, 0, 0, 0, 1, 0, 0.006132, 0.839895, 1.59072, 1" calcext:value-type="string">
            <text:p>1, 0, 0, 0, 0, 1, 0, 0, 0, 0, 1, 0, 0.006132, 0.839895, 1.590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Thumb2Right</text:p>
          </table:table-cell>
          <table:table-cell table:style-name="ce153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+[.D115]+[.W116]" office:value-type="float" office:value="-0.675" calcext:value-type="float">
            <text:p>-0.675000</text:p>
          </table:table-cell>
          <table:table-cell table:style-name="ce254" table:formula="of:=+[.E115]-[.S116]" office:value-type="float" office:value="-0.023" calcext:value-type="float">
            <text:p>-0.023000</text:p>
          </table:table-cell>
          <table:table-cell table:formula="of:=+[.F115]+[.AA116]" office:value-type="float" office:value="2.2625652" calcext:value-type="float">
            <text:p>2.262565</text:p>
          </table:table-cell>
          <table:table-cell table:number-columns-repeated="3"/>
          <table:table-cell table:style-name="ce254" table:formula="of:=+[$'avatar_skeleton.xml convert'.D116]" office:value-type="float" office:value="-0.675418" calcext:value-type="float">
            <text:p>-0.675418</text:p>
          </table:table-cell>
          <table:table-cell table:style-name="ce254" table:formula="of:=+[$'avatar_skeleton.xml convert'.E116]" office:value-type="float" office:value="-0.022705" calcext:value-type="float">
            <text:p>-0.022705</text:p>
          </table:table-cell>
          <table:table-cell table:style-name="ce254" table:formula="of:=+[$'avatar_skeleton.xml convert'.F116]" office:value-type="float" office:value="1.524361" calcext:value-type="float">
            <text:p>1.524361</text:p>
          </table:table-cell>
          <table:table-cell table:style-name="ce254" table:formula="of:=+[$'avatar_skeleton.xml convert'.G116]" office:value-type="float" office:value="-0.706418" calcext:value-type="float">
            <text:p>-0.706418</text:p>
          </table:table-cell>
          <table:table-cell table:style-name="ce254" table:formula="of:=+[$'avatar_skeleton.xml convert'.H116]" office:value-type="float" office:value="-0.045705" calcext:value-type="float">
            <text:p>-0.045705</text:p>
          </table:table-cell>
          <table:table-cell table:style-name="ce254" table:formula="of:=+[$'avatar_skeleton.xml convert'.I116]" office:value-type="float" office:value="1.524361" calcext:value-type="float">
            <text:p>1.524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2" calcext:value-type="float">
            <text:p>-0.03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21868" calcext:value-type="float">
            <text:p>-0.02186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871895" calcext:value-type="float">
            <text:p>0.871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972" calcext:value-type="float">
            <text:p>-1.589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16]&amp;&quot;, &quot;&amp;[.T116]&amp;&quot;, &quot;&amp;[.X116]&amp;&quot;, &quot;&amp;[.AB116]&amp;&quot;, &quot;&amp;[.Q116]&amp;&quot;, &quot;&amp;[.U116]&amp;&quot;, &quot;&amp;[.Y116]&amp;&quot;, &quot;&amp;[.AC116]&amp;&quot;, &quot;&amp;[.R116]&amp;&quot;, &quot;&amp;[.V116]&amp;&quot;, &quot;&amp;[.Z116]&amp;&quot;, &quot;&amp;[.AD116]&amp;&quot;, &quot;&amp;[.S116]&amp;&quot;, &quot;&amp;[.W116]&amp;&quot;, &quot;&amp;[.AA116]&amp;&quot;, &quot;&amp;[.AE116]" office:value-type="string" office:string-value="1, 0, 0, 0, 0, 1, 0, 0, 0, 0, 1, 0, 0.028, -0.032, -0.001, 1" calcext:value-type="string">
            <text:p>1, 0, 0, 0, 0, 1, 0, 0, 0, 0, 1, 0, 0.028, -0.032, -0.001, 1</text:p>
          </table:table-cell>
          <table:table-cell table:style-name="ce282" table:formula="of:=[.AF116]&amp;&quot;, &quot;&amp;-[.AJ116]&amp;&quot;, &quot;&amp;[.AN116]&amp;&quot;, &quot;&amp;[.AR116]&amp;&quot;, &quot;&amp;[.AG116]&amp;&quot;, &quot;&amp;[.AK116]&amp;&quot;, &quot;&amp;[.AO116]&amp;&quot;, &quot;&amp;[.AS116]&amp;&quot;, &quot;&amp;[.AH116]&amp;&quot;, &quot;&amp;[.AL116]&amp;&quot;, &quot;&amp;[.AP116]&amp;&quot;, &quot;&amp;[.AT116]&amp;&quot;, &quot;&amp;[.AI116]&amp;&quot;, &quot;&amp;[.AM116]&amp;&quot;, &quot;&amp;-[.AQ116]&amp;&quot;, &quot;&amp;[.AU116]" office:value-type="string" office:string-value="1, 0, 0, 0, 0, 1, 0, 0, 0, 0, 1, 0, -0.021868, 0.871895, 1.58972, 1" calcext:value-type="string">
            <text:p>1, 0, 0, 0, 0, 1, 0, 0, 0, 0, 1, 0, -0.021868, 0.871895, 1.589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andThumb3Right</text:p>
          </table:table-cell>
          <table:table-cell table:style-name="ce153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+[.D116]+[.W117]" office:value-type="float" office:value="-0.706" calcext:value-type="float">
            <text:p>-0.706000</text:p>
          </table:table-cell>
          <table:table-cell table:style-name="ce254" table:formula="of:=+[.E116]-[.S117]" office:value-type="float" office:value="-0.046" calcext:value-type="float">
            <text:p>-0.046000</text:p>
          </table:table-cell>
          <table:table-cell table:formula="of:=+[.F116]+[.AA117]" office:value-type="float" office:value="2.2615652" calcext:value-type="float">
            <text:p>2.261565</text:p>
          </table:table-cell>
          <table:table-cell table:number-columns-repeated="3"/>
          <table:table-cell table:style-name="ce254" table:formula="of:=+[$'avatar_skeleton.xml convert'.D117]" office:value-type="float" office:value="-0.706418" calcext:value-type="float">
            <text:p>-0.706418</text:p>
          </table:table-cell>
          <table:table-cell table:style-name="ce254" table:formula="of:=+[$'avatar_skeleton.xml convert'.E117]" office:value-type="float" office:value="-0.045705" calcext:value-type="float">
            <text:p>-0.045705</text:p>
          </table:table-cell>
          <table:table-cell table:style-name="ce254" table:formula="of:=+[$'avatar_skeleton.xml convert'.F117]" office:value-type="float" office:value="1.523361" calcext:value-type="float">
            <text:p>1.523361</text:p>
          </table:table-cell>
          <table:table-cell table:style-name="ce254" table:formula="of:=+[$'avatar_skeleton.xml convert'.G117]" office:value-type="float" office:value="-0.731418" calcext:value-type="float">
            <text:p>-0.731418</text:p>
          </table:table-cell>
          <table:table-cell table:style-name="ce254" table:formula="of:=+[$'avatar_skeleton.xml convert'.H117]" office:value-type="float" office:value="-0.060705" calcext:value-type="float">
            <text:p>-0.060705</text:p>
          </table:table-cell>
          <table:table-cell table:style-name="ce254" table:formula="of:=+[$'avatar_skeleton.xml convert'.I117]" office:value-type="float" office:value="1.523361" calcext:value-type="float">
            <text:p>1.52336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3" calcext:value-type="float">
            <text:p>0.02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44868" calcext:value-type="float">
            <text:p>-0.044868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902895" calcext:value-type="float">
            <text:p>0.902895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58872" calcext:value-type="float">
            <text:p>-1.58872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17]&amp;&quot;, &quot;&amp;[.T117]&amp;&quot;, &quot;&amp;[.X117]&amp;&quot;, &quot;&amp;[.AB117]&amp;&quot;, &quot;&amp;[.Q117]&amp;&quot;, &quot;&amp;[.U117]&amp;&quot;, &quot;&amp;[.Y117]&amp;&quot;, &quot;&amp;[.AC117]&amp;&quot;, &quot;&amp;[.R117]&amp;&quot;, &quot;&amp;[.V117]&amp;&quot;, &quot;&amp;[.Z117]&amp;&quot;, &quot;&amp;[.AD117]&amp;&quot;, &quot;&amp;[.S117]&amp;&quot;, &quot;&amp;[.W117]&amp;&quot;, &quot;&amp;[.AA117]&amp;&quot;, &quot;&amp;[.AE117]" office:value-type="string" office:string-value="1, 0, 0, 0, 0, 1, 0, 0, 0, 0, 1, 0, 0.023, -0.031, -0.001, 1" calcext:value-type="string">
            <text:p>1, 0, 0, 0, 0, 1, 0, 0, 0, 0, 1, 0, 0.023, -0.031, -0.001, 1</text:p>
          </table:table-cell>
          <table:table-cell table:style-name="ce282" table:formula="of:=[.AF117]&amp;&quot;, &quot;&amp;-[.AJ117]&amp;&quot;, &quot;&amp;[.AN117]&amp;&quot;, &quot;&amp;[.AR117]&amp;&quot;, &quot;&amp;[.AG117]&amp;&quot;, &quot;&amp;[.AK117]&amp;&quot;, &quot;&amp;[.AO117]&amp;&quot;, &quot;&amp;[.AS117]&amp;&quot;, &quot;&amp;[.AH117]&amp;&quot;, &quot;&amp;[.AL117]&amp;&quot;, &quot;&amp;[.AP117]&amp;&quot;, &quot;&amp;[.AT117]&amp;&quot;, &quot;&amp;[.AI117]&amp;&quot;, &quot;&amp;[.AM117]&amp;&quot;, &quot;&amp;-[.AQ117]&amp;&quot;, &quot;&amp;[.AU117]" office:value-type="string" office:string-value="1, 0, 0, 0, 0, 1, 0, 0, 0, 0, 1, 0, -0.044868, 0.902895, 1.58872, 1" calcext:value-type="string">
            <text:p>1, 0, 0, 0, 0, 1, 0, 0, 0, 0, 1, 0, -0.044868, 0.902895, 1.58872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sRoot</text:p>
          </table:table-cell>
          <table:table-cell table:style-name="ce159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+[.D$14]+[.W118]" office:value-type="float" office:value="0" calcext:value-type="float">
            <text:p>0.000000</text:p>
          </table:table-cell>
          <table:table-cell table:style-name="ce254" table:formula="of:=+[.E$14]-[.S118]" office:value-type="float" office:value="0.02956001" calcext:value-type="float">
            <text:p>0.029560</text:p>
          </table:table-cell>
          <table:table-cell table:formula="of:=+[.F117]+[.AA118]" office:value-type="float" office:value="2.2615652" calcext:value-type="float">
            <text:p>2.261565</text:p>
          </table:table-cell>
          <table:table-cell table:formula="of:=+[.G$14]-[.W118]" office:value-type="float" office:value="0" calcext:value-type="float">
            <text:p>0.000000</text:p>
          </table:table-cell>
          <table:table-cell table:formula="of:=+[.H$14]-[.S118]" office:value-type="float" office:value="0.02956001" calcext:value-type="float">
            <text:p>0.029560</text:p>
          </table:table-cell>
          <table:table-cell table:formula="of:=+[.I$14]-[.AA118]" office:value-type="float" office:value="0.86201499" calcext:value-type="float">
            <text:p>0.862015</text:p>
          </table:table-cell>
          <table:table-cell table:style-name="ce254" table:formula="of:=+[$'avatar_skeleton.xml convert'.D118]" office:value-type="float" office:value="0" calcext:value-type="float">
            <text:p>0.000000</text:p>
          </table:table-cell>
          <table:table-cell table:style-name="ce254" table:formula="of:=+[$'avatar_skeleton.xml convert'.E118]" office:value-type="float" office:value="0.029368" calcext:value-type="float">
            <text:p>0.029368</text:p>
          </table:table-cell>
          <table:table-cell table:style-name="ce254" table:formula="of:=+[$'avatar_skeleton.xml convert'.F118]" office:value-type="float" office:value="1.355965" calcext:value-type="float">
            <text:p>1.355965</text:p>
          </table:table-cell>
          <table:table-cell table:style-name="ce254" table:formula="of:=+[$'avatar_skeleton.xml convert'.G118]" office:value-type="float" office:value="0" calcext:value-type="float">
            <text:p>0.000000</text:p>
          </table:table-cell>
          <table:table-cell table:style-name="ce254" table:formula="of:=+[$'avatar_skeleton.xml convert'.H118]" office:value-type="float" office:value="0.090368" calcext:value-type="float">
            <text:p>0.090368</text:p>
          </table:table-cell>
          <table:table-cell table:style-name="ce254" table:formula="of:=+[$'avatar_skeleton.xml convert'.I118]" office:value-type="float" office:value="1.355965" calcext:value-type="float">
            <text:p>1.355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456001" calcext:value-type="float">
            <text:p>-0.01456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18]&amp;&quot;, &quot;&amp;[.T118]&amp;&quot;, &quot;&amp;[.X118]&amp;&quot;, &quot;&amp;[.AB118]&amp;&quot;, &quot;&amp;[.Q118]&amp;&quot;, &quot;&amp;[.U118]&amp;&quot;, &quot;&amp;[.Y118]&amp;&quot;, &quot;&amp;[.AC118]&amp;&quot;, &quot;&amp;[.R118]&amp;&quot;, &quot;&amp;[.V118]&amp;&quot;, &quot;&amp;[.Z118]&amp;&quot;, &quot;&amp;[.AD118]&amp;&quot;, &quot;&amp;[.S118]&amp;&quot;, &quot;&amp;[.W118]&amp;&quot;, &quot;&amp;[.AA118]&amp;&quot;, &quot;&amp;[.AE118]" office:value-type="string" office:string-value="1, 0, 0, 0, 0, 1, 0, 0, 0, 0, 1, 0, -0.01456001, 0, 0, 1" calcext:value-type="string">
            <text:p>1, 0, 0, 0, 0, 1, 0, 0, 0, 0, 1, 0, -0.01456001, 0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1Left</text:p>
          </table:table-cell>
          <table:table-cell table:style-name="ce162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+[.D118]+[.W119]" office:value-type="float" office:value="0.10605" calcext:value-type="float">
            <text:p>0.106050</text:p>
          </table:table-cell>
          <table:table-cell table:style-name="ce254" table:formula="of:=+[.E118]-[.W119]" office:value-type="float" office:value="-0.07648999" calcext:value-type="float">
            <text:p>-0.076490</text:p>
          </table:table-cell>
          <table:table-cell table:formula="of:=+[.F$118]+[.AA119]" office:value-type="float" office:value="2.4516152" calcext:value-type="float">
            <text:p>2.451615</text:p>
          </table:table-cell>
          <table:table-cell table:number-columns-repeated="3"/>
          <table:table-cell table:style-name="ce254" table:formula="of:=+[$'avatar_skeleton.xml convert'.D119]" office:value-type="float" office:value="0.105" calcext:value-type="float">
            <text:p>0.105000</text:p>
          </table:table-cell>
          <table:table-cell table:style-name="ce254" table:formula="of:=+[$'avatar_skeleton.xml convert'.E119]" office:value-type="float" office:value="0.128368" calcext:value-type="float">
            <text:p>0.128368</text:p>
          </table:table-cell>
          <table:table-cell table:style-name="ce254" table:formula="of:=+[$'avatar_skeleton.xml convert'.F119]" office:value-type="float" office:value="1.536965" calcext:value-type="float">
            <text:p>1.536965</text:p>
          </table:table-cell>
          <table:table-cell table:style-name="ce254" table:formula="of:=+[$'avatar_skeleton.xml convert'.G119]" office:value-type="float" office:value="0.274" calcext:value-type="float">
            <text:p>0.274000</text:p>
          </table:table-cell>
          <table:table-cell table:style-name="ce254" table:formula="of:=+[$'avatar_skeleton.xml convert'.H119]" office:value-type="float" office:value="0.296368" calcext:value-type="float">
            <text:p>0.296368</text:p>
          </table:table-cell>
          <table:table-cell table:style-name="ce254" table:formula="of:=+[$'avatar_skeleton.xml convert'.I119]" office:value-type="float" office:value="1.603965" calcext:value-type="float">
            <text:p>1.603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0296" calcext:value-type="float">
            <text:p>-0.10296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0605" calcext:value-type="float">
            <text:p>0.10605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19005" calcext:value-type="float">
            <text:p>0.1900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19]&amp;&quot;, &quot;&amp;[.T119]&amp;&quot;, &quot;&amp;[.X119]&amp;&quot;, &quot;&amp;[.AB119]&amp;&quot;, &quot;&amp;[.Q119]&amp;&quot;, &quot;&amp;[.U119]&amp;&quot;, &quot;&amp;[.Y119]&amp;&quot;, &quot;&amp;[.AC119]&amp;&quot;, &quot;&amp;[.R119]&amp;&quot;, &quot;&amp;[.V119]&amp;&quot;, &quot;&amp;[.Z119]&amp;&quot;, &quot;&amp;[.AD119]&amp;&quot;, &quot;&amp;[.S119]&amp;&quot;, &quot;&amp;[.W119]&amp;&quot;, &quot;&amp;[.AA119]&amp;&quot;, &quot;&amp;[.AE119]" office:value-type="string" office:string-value="1, 0, 0, 0, 0, 1, 0, 0, 0, 0, 1, 0, -0.10296, 0.10605, 0.19005, 1" calcext:value-type="string">
            <text:p>1, 0, 0, 0, 0, 1, 0, 0, 0, 0, 1, 0, -0.10296, 0.10605, 0.1900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2Left</text:p>
          </table:table-cell>
          <table:table-cell table:style-name="ce153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+[.D119]+[.W120]" office:value-type="float" office:value="0.27674" calcext:value-type="float">
            <text:p>0.276740</text:p>
          </table:table-cell>
          <table:table-cell table:style-name="ce254" table:formula="of:=+[.E119]-[.S120]" office:value-type="float" office:value="0.09823011" calcext:value-type="float">
            <text:p>0.098230</text:p>
          </table:table-cell>
          <table:table-cell table:formula="of:=+[.F119]+[.AA120]" office:value-type="float" office:value="2.52196525" calcext:value-type="float">
            <text:p>2.521965</text:p>
          </table:table-cell>
          <table:table-cell table:number-columns-repeated="3"/>
          <table:table-cell table:style-name="ce254" table:formula="of:=+[$'avatar_skeleton.xml convert'.D120]" office:value-type="float" office:value="0.274" calcext:value-type="float">
            <text:p>0.274000</text:p>
          </table:table-cell>
          <table:table-cell table:style-name="ce254" table:formula="of:=+[$'avatar_skeleton.xml convert'.E120]" office:value-type="float" office:value="0.296368" calcext:value-type="float">
            <text:p>0.296368</text:p>
          </table:table-cell>
          <table:table-cell table:style-name="ce254" table:formula="of:=+[$'avatar_skeleton.xml convert'.F120]" office:value-type="float" office:value="1.603965" calcext:value-type="float">
            <text:p>1.603965</text:p>
          </table:table-cell>
          <table:table-cell table:style-name="ce254" table:formula="of:=+[$'avatar_skeleton.xml convert'.G120]" office:value-type="float" office:value="0.457" calcext:value-type="float">
            <text:p>0.457000</text:p>
          </table:table-cell>
          <table:table-cell table:style-name="ce254" table:formula="of:=+[$'avatar_skeleton.xml convert'.H120]" office:value-type="float" office:value="0.477368" calcext:value-type="float">
            <text:p>0.477368</text:p>
          </table:table-cell>
          <table:table-cell table:style-name="ce254" table:formula="of:=+[$'avatar_skeleton.xml convert'.I120]" office:value-type="float" office:value="1.603965" calcext:value-type="float">
            <text:p>1.603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47201" calcext:value-type="float">
            <text:p>-0.17472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7069" calcext:value-type="float">
            <text:p>0.17069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035005" calcext:value-type="float">
            <text:p>0.07035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20]&amp;&quot;, &quot;&amp;[.T120]&amp;&quot;, &quot;&amp;[.X120]&amp;&quot;, &quot;&amp;[.AB120]&amp;&quot;, &quot;&amp;[.Q120]&amp;&quot;, &quot;&amp;[.U120]&amp;&quot;, &quot;&amp;[.Y120]&amp;&quot;, &quot;&amp;[.AC120]&amp;&quot;, &quot;&amp;[.R120]&amp;&quot;, &quot;&amp;[.V120]&amp;&quot;, &quot;&amp;[.Z120]&amp;&quot;, &quot;&amp;[.AD120]&amp;&quot;, &quot;&amp;[.S120]&amp;&quot;, &quot;&amp;[.W120]&amp;&quot;, &quot;&amp;[.AA120]&amp;&quot;, &quot;&amp;[.AE120]" office:value-type="string" office:string-value="1, 0, 0, 0, 0, 1, 0, 0, 0, 0, 1, 0, -0.1747201, 0.17069, 0.07035005, 1" calcext:value-type="string">
            <text:p>1, 0, 0, 0, 0, 1, 0, 0, 0, 0, 1, 0, -0.1747201, 0.17069, 0.0703500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3Left</text:p>
          </table:table-cell>
          <table:table-cell table:style-name="ce153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+[.D120]+[.W121]" office:value-type="float" office:value="0.46157" calcext:value-type="float">
            <text:p>0.461570</text:p>
          </table:table-cell>
          <table:table-cell table:style-name="ce254" table:formula="of:=+[.E120]-[.S121]" office:value-type="float" office:value="0.28647021" calcext:value-type="float">
            <text:p>0.286470</text:p>
          </table:table-cell>
          <table:table-cell table:formula="of:=+[.F120]+[.AA121]" office:value-type="float" office:value="2.52196525" calcext:value-type="float">
            <text:p>2.521965</text:p>
          </table:table-cell>
          <table:table-cell table:number-columns-repeated="3"/>
          <table:table-cell table:style-name="ce254" table:formula="of:=+[$'avatar_skeleton.xml convert'.D121]" office:value-type="float" office:value="0.457" calcext:value-type="float">
            <text:p>0.457000</text:p>
          </table:table-cell>
          <table:table-cell table:style-name="ce254" table:formula="of:=+[$'avatar_skeleton.xml convert'.E121]" office:value-type="float" office:value="0.477368" calcext:value-type="float">
            <text:p>0.477368</text:p>
          </table:table-cell>
          <table:table-cell table:style-name="ce254" table:formula="of:=+[$'avatar_skeleton.xml convert'.F121]" office:value-type="float" office:value="1.603965" calcext:value-type="float">
            <text:p>1.603965</text:p>
          </table:table-cell>
          <table:table-cell table:style-name="ce254" table:formula="of:=+[$'avatar_skeleton.xml convert'.G121]" office:value-type="float" office:value="0.63" calcext:value-type="float">
            <text:p>0.630000</text:p>
          </table:table-cell>
          <table:table-cell table:style-name="ce254" table:formula="of:=+[$'avatar_skeleton.xml convert'.H121]" office:value-type="float" office:value="0.648368" calcext:value-type="float">
            <text:p>0.648368</text:p>
          </table:table-cell>
          <table:table-cell table:style-name="ce254" table:formula="of:=+[$'avatar_skeleton.xml convert'.I121]" office:value-type="float" office:value="1.603965" calcext:value-type="float">
            <text:p>1.603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882401" calcext:value-type="float">
            <text:p>-0.1882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8483" calcext:value-type="float">
            <text:p>0.1848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21]&amp;&quot;, &quot;&amp;[.T121]&amp;&quot;, &quot;&amp;[.X121]&amp;&quot;, &quot;&amp;[.AB121]&amp;&quot;, &quot;&amp;[.Q121]&amp;&quot;, &quot;&amp;[.U121]&amp;&quot;, &quot;&amp;[.Y121]&amp;&quot;, &quot;&amp;[.AC121]&amp;&quot;, &quot;&amp;[.R121]&amp;&quot;, &quot;&amp;[.V121]&amp;&quot;, &quot;&amp;[.Z121]&amp;&quot;, &quot;&amp;[.AD121]&amp;&quot;, &quot;&amp;[.S121]&amp;&quot;, &quot;&amp;[.W121]&amp;&quot;, &quot;&amp;[.AA121]&amp;&quot;, &quot;&amp;[.AE121]" office:value-type="string" office:string-value="1, 0, 0, 0, 0, 1, 0, 0, 0, 0, 1, 0, -0.1882401, 0.18483, 0, 1" calcext:value-type="string">
            <text:p>1, 0, 0, 0, 0, 1, 0, 0, 0, 0, 1, 0, -0.1882401, 0.18483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4Left</text:p>
          </table:table-cell>
          <table:table-cell table:style-name="ce153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+[.D$121]+[.W122]" office:value-type="float" office:value="0.6363" calcext:value-type="float">
            <text:p>0.636300</text:p>
          </table:table-cell>
          <table:table-cell table:style-name="ce254" table:formula="of:=+[.E$121]-[.S122]" office:value-type="float" office:value="0.46431031" calcext:value-type="float">
            <text:p>0.464310</text:p>
          </table:table-cell>
          <table:table-cell table:formula="of:=+[.F$121]+[.AA122]" office:value-type="float" office:value="2.52196525" calcext:value-type="float">
            <text:p>2.521965</text:p>
          </table:table-cell>
          <table:table-cell table:number-columns-repeated="3"/>
          <table:table-cell table:style-name="ce254" table:formula="of:=+[$'avatar_skeleton.xml convert'.D122]" office:value-type="float" office:value="0.63" calcext:value-type="float">
            <text:p>0.630000</text:p>
          </table:table-cell>
          <table:table-cell table:style-name="ce254" table:formula="of:=+[$'avatar_skeleton.xml convert'.E122]" office:value-type="float" office:value="0.648368" calcext:value-type="float">
            <text:p>0.648368</text:p>
          </table:table-cell>
          <table:table-cell table:style-name="ce254" table:formula="of:=+[$'avatar_skeleton.xml convert'.F122]" office:value-type="float" office:value="1.603965" calcext:value-type="float">
            <text:p>1.603965</text:p>
          </table:table-cell>
          <table:table-cell table:style-name="ce254" table:formula="of:=+[$'avatar_skeleton.xml convert'.G122]" office:value-type="float" office:value="0.762" calcext:value-type="float">
            <text:p>0.762000</text:p>
          </table:table-cell>
          <table:table-cell table:style-name="ce254" table:formula="of:=+[$'avatar_skeleton.xml convert'.H122]" office:value-type="float" office:value="0.794368" calcext:value-type="float">
            <text:p>0.794368</text:p>
          </table:table-cell>
          <table:table-cell table:style-name="ce254" table:formula="of:=+[$'avatar_skeleton.xml convert'.I122]" office:value-type="float" office:value="1.603965" calcext:value-type="float">
            <text:p>1.603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7473" calcext:value-type="float">
            <text:p>0.1747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22]&amp;&quot;, &quot;&amp;[.T122]&amp;&quot;, &quot;&amp;[.X122]&amp;&quot;, &quot;&amp;[.AB122]&amp;&quot;, &quot;&amp;[.Q122]&amp;&quot;, &quot;&amp;[.U122]&amp;&quot;, &quot;&amp;[.Y122]&amp;&quot;, &quot;&amp;[.AC122]&amp;&quot;, &quot;&amp;[.R122]&amp;&quot;, &quot;&amp;[.V122]&amp;&quot;, &quot;&amp;[.Z122]&amp;&quot;, &quot;&amp;[.AD122]&amp;&quot;, &quot;&amp;[.S122]&amp;&quot;, &quot;&amp;[.W122]&amp;&quot;, &quot;&amp;[.AA122]&amp;&quot;, &quot;&amp;[.AE122]" office:value-type="string" office:string-value="1, 0, 0, 0, 0, 1, 0, 0, 0, 0, 1, 0, -0.1778401, 0.17473, 0, 1" calcext:value-type="string">
            <text:p>1, 0, 0, 0, 0, 1, 0, 0, 0, 0, 1, 0, -0.1778401, 0.17473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4FanLeft</text:p>
          </table:table-cell>
          <table:table-cell table:style-name="ce153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+[.D$121]+[.W123]" office:value-type="float" office:value="0.6363" calcext:value-type="float">
            <text:p>0.636300</text:p>
          </table:table-cell>
          <table:table-cell table:style-name="ce254" table:formula="of:=+[.E$121]-[.S123]" office:value-type="float" office:value="0.46431031" calcext:value-type="float">
            <text:p>0.464310</text:p>
          </table:table-cell>
          <table:table-cell table:formula="of:=+[.F$121]+[.AA123]" office:value-type="float" office:value="2.52196525" calcext:value-type="float">
            <text:p>2.521965</text:p>
          </table:table-cell>
          <table:table-cell table:number-columns-repeated="3"/>
          <table:table-cell table:style-name="ce254" table:formula="of:=+[$'avatar_skeleton.xml convert'.D123]" office:value-type="float" office:value="0.63" calcext:value-type="float">
            <text:p>0.630000</text:p>
          </table:table-cell>
          <table:table-cell table:style-name="ce254" table:formula="of:=+[$'avatar_skeleton.xml convert'.E123]" office:value-type="float" office:value="0.648368" calcext:value-type="float">
            <text:p>0.648368</text:p>
          </table:table-cell>
          <table:table-cell table:style-name="ce254" table:formula="of:=+[$'avatar_skeleton.xml convert'.F123]" office:value-type="float" office:value="1.603965" calcext:value-type="float">
            <text:p>1.603965</text:p>
          </table:table-cell>
          <table:table-cell table:style-name="ce254" table:formula="of:=+[$'avatar_skeleton.xml convert'.G123]" office:value-type="float" office:value="0.692" calcext:value-type="float">
            <text:p>0.692000</text:p>
          </table:table-cell>
          <table:table-cell table:style-name="ce254" table:formula="of:=+[$'avatar_skeleton.xml convert'.H123]" office:value-type="float" office:value="0.716368" calcext:value-type="float">
            <text:p>0.716368</text:p>
          </table:table-cell>
          <table:table-cell table:style-name="ce254" table:formula="of:=+[$'avatar_skeleton.xml convert'.I123]" office:value-type="float" office:value="1.444965" calcext:value-type="float">
            <text:p>1.444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7473" calcext:value-type="float">
            <text:p>0.1747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23]&amp;&quot;, &quot;&amp;[.T123]&amp;&quot;, &quot;&amp;[.X123]&amp;&quot;, &quot;&amp;[.AB123]&amp;&quot;, &quot;&amp;[.Q123]&amp;&quot;, &quot;&amp;[.U123]&amp;&quot;, &quot;&amp;[.Y123]&amp;&quot;, &quot;&amp;[.AC123]&amp;&quot;, &quot;&amp;[.R123]&amp;&quot;, &quot;&amp;[.V123]&amp;&quot;, &quot;&amp;[.Z123]&amp;&quot;, &quot;&amp;[.AD123]&amp;&quot;, &quot;&amp;[.S123]&amp;&quot;, &quot;&amp;[.W123]&amp;&quot;, &quot;&amp;[.AA123]&amp;&quot;, &quot;&amp;[.AE123]" office:value-type="string" office:string-value="1, 0, 0, 0, 0, 1, 0, 0, 0, 0, 1, 0, -0.1778401, 0.17473, 0, 1" calcext:value-type="string">
            <text:p>1, 0, 0, 0, 0, 1, 0, 0, 0, 0, 1, 0, -0.1778401, 0.17473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1Right</text:p>
          </table:table-cell>
          <table:table-cell table:style-name="ce162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+[.D123]+[.W124]" office:value-type="float" office:value="0.53025" calcext:value-type="float">
            <text:p>0.530250</text:p>
          </table:table-cell>
          <table:table-cell table:style-name="ce254" table:formula="of:=+[.E123]-[.W124]" office:value-type="float" office:value="0.57036031" calcext:value-type="float">
            <text:p>0.570360</text:p>
          </table:table-cell>
          <table:table-cell table:formula="of:=+[.F$118]+[.AA124]" office:value-type="float" office:value="2.4516152" calcext:value-type="float">
            <text:p>2.451615</text:p>
          </table:table-cell>
          <table:table-cell table:number-columns-repeated="3"/>
          <table:table-cell table:style-name="ce254" table:formula="of:=+[$'avatar_skeleton.xml convert'.D124]" office:value-type="float" office:value="-0.105" calcext:value-type="float">
            <text:p>-0.105000</text:p>
          </table:table-cell>
          <table:table-cell table:style-name="ce254" table:formula="of:=+[$'avatar_skeleton.xml convert'.E124]" office:value-type="float" office:value="0.128368" calcext:value-type="float">
            <text:p>0.128368</text:p>
          </table:table-cell>
          <table:table-cell table:style-name="ce254" table:formula="of:=+[$'avatar_skeleton.xml convert'.F124]" office:value-type="float" office:value="1.536965" calcext:value-type="float">
            <text:p>1.536965</text:p>
          </table:table-cell>
          <table:table-cell table:style-name="ce254" table:formula="of:=+[$'avatar_skeleton.xml convert'.G124]" office:value-type="float" office:value="-0.274" calcext:value-type="float">
            <text:p>-0.274000</text:p>
          </table:table-cell>
          <table:table-cell table:style-name="ce254" table:formula="of:=+[$'avatar_skeleton.xml convert'.H124]" office:value-type="float" office:value="0.296368" calcext:value-type="float">
            <text:p>0.296368</text:p>
          </table:table-cell>
          <table:table-cell table:style-name="ce254" table:formula="of:=+[$'avatar_skeleton.xml convert'.I124]" office:value-type="float" office:value="1.603965" calcext:value-type="float">
            <text:p>1.603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0296" calcext:value-type="float">
            <text:p>-0.10296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0605" calcext:value-type="float">
            <text:p>-0.10605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19005" calcext:value-type="float">
            <text:p>0.1900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24]&amp;&quot;, &quot;&amp;[.T124]&amp;&quot;, &quot;&amp;[.X124]&amp;&quot;, &quot;&amp;[.AB124]&amp;&quot;, &quot;&amp;[.Q124]&amp;&quot;, &quot;&amp;[.U124]&amp;&quot;, &quot;&amp;[.Y124]&amp;&quot;, &quot;&amp;[.AC124]&amp;&quot;, &quot;&amp;[.R124]&amp;&quot;, &quot;&amp;[.V124]&amp;&quot;, &quot;&amp;[.Z124]&amp;&quot;, &quot;&amp;[.AD124]&amp;&quot;, &quot;&amp;[.S124]&amp;&quot;, &quot;&amp;[.W124]&amp;&quot;, &quot;&amp;[.AA124]&amp;&quot;, &quot;&amp;[.AE124]" office:value-type="string" office:string-value="1, 0, 0, 0, 0, 1, 0, 0, 0, 0, 1, 0, -0.10296, -0.10605, 0.19005, 1" calcext:value-type="string">
            <text:p>1, 0, 0, 0, 0, 1, 0, 0, 0, 0, 1, 0, -0.10296, -0.10605, 0.1900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2Right</text:p>
          </table:table-cell>
          <table:table-cell table:style-name="ce153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+[.D124]+[.W125]" office:value-type="float" office:value="0.35956" calcext:value-type="float">
            <text:p>0.359560</text:p>
          </table:table-cell>
          <table:table-cell table:style-name="ce254" table:formula="of:=+[.E124]-[.S125]" office:value-type="float" office:value="0.74508041" calcext:value-type="float">
            <text:p>0.745080</text:p>
          </table:table-cell>
          <table:table-cell table:formula="of:=+[.F124]+[.AA125]" office:value-type="float" office:value="2.52196525" calcext:value-type="float">
            <text:p>2.521965</text:p>
          </table:table-cell>
          <table:table-cell table:number-columns-repeated="3"/>
          <table:table-cell table:style-name="ce254" table:formula="of:=+[$'avatar_skeleton.xml convert'.D125]" office:value-type="float" office:value="-0.274" calcext:value-type="float">
            <text:p>-0.274000</text:p>
          </table:table-cell>
          <table:table-cell table:style-name="ce254" table:formula="of:=+[$'avatar_skeleton.xml convert'.E125]" office:value-type="float" office:value="0.296368" calcext:value-type="float">
            <text:p>0.296368</text:p>
          </table:table-cell>
          <table:table-cell table:style-name="ce254" table:formula="of:=+[$'avatar_skeleton.xml convert'.F125]" office:value-type="float" office:value="1.603965" calcext:value-type="float">
            <text:p>1.603965</text:p>
          </table:table-cell>
          <table:table-cell table:style-name="ce254" table:formula="of:=+[$'avatar_skeleton.xml convert'.G125]" office:value-type="float" office:value="-0.457" calcext:value-type="float">
            <text:p>-0.457000</text:p>
          </table:table-cell>
          <table:table-cell table:style-name="ce254" table:formula="of:=+[$'avatar_skeleton.xml convert'.H125]" office:value-type="float" office:value="0.477368" calcext:value-type="float">
            <text:p>0.477368</text:p>
          </table:table-cell>
          <table:table-cell table:style-name="ce254" table:formula="of:=+[$'avatar_skeleton.xml convert'.I125]" office:value-type="float" office:value="1.603965" calcext:value-type="float">
            <text:p>1.603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47201" calcext:value-type="float">
            <text:p>-0.17472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7069" calcext:value-type="float">
            <text:p>-0.17069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035005" calcext:value-type="float">
            <text:p>0.07035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25]&amp;&quot;, &quot;&amp;[.T125]&amp;&quot;, &quot;&amp;[.X125]&amp;&quot;, &quot;&amp;[.AB125]&amp;&quot;, &quot;&amp;[.Q125]&amp;&quot;, &quot;&amp;[.U125]&amp;&quot;, &quot;&amp;[.Y125]&amp;&quot;, &quot;&amp;[.AC125]&amp;&quot;, &quot;&amp;[.R125]&amp;&quot;, &quot;&amp;[.V125]&amp;&quot;, &quot;&amp;[.Z125]&amp;&quot;, &quot;&amp;[.AD125]&amp;&quot;, &quot;&amp;[.S125]&amp;&quot;, &quot;&amp;[.W125]&amp;&quot;, &quot;&amp;[.AA125]&amp;&quot;, &quot;&amp;[.AE125]" office:value-type="string" office:string-value="1, 0, 0, 0, 0, 1, 0, 0, 0, 0, 1, 0, -0.1747201, -0.17069, 0.07035005, 1" calcext:value-type="string">
            <text:p>1, 0, 0, 0, 0, 1, 0, 0, 0, 0, 1, 0, -0.1747201, -0.17069, 0.0703500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3Right</text:p>
          </table:table-cell>
          <table:table-cell table:style-name="ce153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+[.D125]+[.W126]" office:value-type="float" office:value="0.17473" calcext:value-type="float">
            <text:p>0.174730</text:p>
          </table:table-cell>
          <table:table-cell table:style-name="ce254" table:formula="of:=+[.E125]-[.S126]" office:value-type="float" office:value="0.93332051" calcext:value-type="float">
            <text:p>0.933321</text:p>
          </table:table-cell>
          <table:table-cell table:formula="of:=+[.F125]+[.AA126]" office:value-type="float" office:value="2.52196525" calcext:value-type="float">
            <text:p>2.521965</text:p>
          </table:table-cell>
          <table:table-cell table:number-columns-repeated="3"/>
          <table:table-cell table:style-name="ce254" table:formula="of:=+[$'avatar_skeleton.xml convert'.D126]" office:value-type="float" office:value="-0.457" calcext:value-type="float">
            <text:p>-0.457000</text:p>
          </table:table-cell>
          <table:table-cell table:style-name="ce254" table:formula="of:=+[$'avatar_skeleton.xml convert'.E126]" office:value-type="float" office:value="0.477368" calcext:value-type="float">
            <text:p>0.477368</text:p>
          </table:table-cell>
          <table:table-cell table:style-name="ce254" table:formula="of:=+[$'avatar_skeleton.xml convert'.F126]" office:value-type="float" office:value="1.603965" calcext:value-type="float">
            <text:p>1.603965</text:p>
          </table:table-cell>
          <table:table-cell table:style-name="ce254" table:formula="of:=+[$'avatar_skeleton.xml convert'.G126]" office:value-type="float" office:value="-0.63" calcext:value-type="float">
            <text:p>-0.630000</text:p>
          </table:table-cell>
          <table:table-cell table:style-name="ce254" table:formula="of:=+[$'avatar_skeleton.xml convert'.H126]" office:value-type="float" office:value="0.648368" calcext:value-type="float">
            <text:p>0.648368</text:p>
          </table:table-cell>
          <table:table-cell table:style-name="ce254" table:formula="of:=+[$'avatar_skeleton.xml convert'.I126]" office:value-type="float" office:value="1.603965" calcext:value-type="float">
            <text:p>1.603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882401" calcext:value-type="float">
            <text:p>-0.1882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8483" calcext:value-type="float">
            <text:p>-0.1848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26]&amp;&quot;, &quot;&amp;[.T126]&amp;&quot;, &quot;&amp;[.X126]&amp;&quot;, &quot;&amp;[.AB126]&amp;&quot;, &quot;&amp;[.Q126]&amp;&quot;, &quot;&amp;[.U126]&amp;&quot;, &quot;&amp;[.Y126]&amp;&quot;, &quot;&amp;[.AC126]&amp;&quot;, &quot;&amp;[.R126]&amp;&quot;, &quot;&amp;[.V126]&amp;&quot;, &quot;&amp;[.Z126]&amp;&quot;, &quot;&amp;[.AD126]&amp;&quot;, &quot;&amp;[.S126]&amp;&quot;, &quot;&amp;[.W126]&amp;&quot;, &quot;&amp;[.AA126]&amp;&quot;, &quot;&amp;[.AE126]" office:value-type="string" office:string-value="1, 0, 0, 0, 0, 1, 0, 0, 0, 0, 1, 0, -0.1882401, -0.18483, 0, 1" calcext:value-type="string">
            <text:p>1, 0, 0, 0, 0, 1, 0, 0, 0, 0, 1, 0, -0.1882401, -0.18483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4Right</text:p>
          </table:table-cell>
          <table:table-cell table:style-name="ce153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+[.D126]+[.W127]" office:value-type="float" office:value="0" calcext:value-type="float">
            <text:p>0.000000</text:p>
          </table:table-cell>
          <table:table-cell table:style-name="ce254" table:formula="of:=+[.E$126]-[.S127]" office:value-type="float" office:value="1.11116061" calcext:value-type="float">
            <text:p>1.111161</text:p>
          </table:table-cell>
          <table:table-cell table:formula="of:=+[.F$126]+[.AA127]" office:value-type="float" office:value="2.52196525" calcext:value-type="float">
            <text:p>2.521965</text:p>
          </table:table-cell>
          <table:table-cell table:number-columns-repeated="3"/>
          <table:table-cell table:style-name="ce254" table:formula="of:=+[$'avatar_skeleton.xml convert'.D127]" office:value-type="float" office:value="-0.63" calcext:value-type="float">
            <text:p>-0.630000</text:p>
          </table:table-cell>
          <table:table-cell table:style-name="ce254" table:formula="of:=+[$'avatar_skeleton.xml convert'.E127]" office:value-type="float" office:value="0.648368" calcext:value-type="float">
            <text:p>0.648368</text:p>
          </table:table-cell>
          <table:table-cell table:style-name="ce254" table:formula="of:=+[$'avatar_skeleton.xml convert'.F127]" office:value-type="float" office:value="1.603965" calcext:value-type="float">
            <text:p>1.603965</text:p>
          </table:table-cell>
          <table:table-cell table:style-name="ce254" table:formula="of:=+[$'avatar_skeleton.xml convert'.G127]" office:value-type="float" office:value="-0.762" calcext:value-type="float">
            <text:p>-0.762000</text:p>
          </table:table-cell>
          <table:table-cell table:style-name="ce254" table:formula="of:=+[$'avatar_skeleton.xml convert'.H127]" office:value-type="float" office:value="0.794368" calcext:value-type="float">
            <text:p>0.794368</text:p>
          </table:table-cell>
          <table:table-cell table:style-name="ce254" table:formula="of:=+[$'avatar_skeleton.xml convert'.I127]" office:value-type="float" office:value="1.603965" calcext:value-type="float">
            <text:p>1.603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7473" calcext:value-type="float">
            <text:p>-0.1747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27]&amp;&quot;, &quot;&amp;[.T127]&amp;&quot;, &quot;&amp;[.X127]&amp;&quot;, &quot;&amp;[.AB127]&amp;&quot;, &quot;&amp;[.Q127]&amp;&quot;, &quot;&amp;[.U127]&amp;&quot;, &quot;&amp;[.Y127]&amp;&quot;, &quot;&amp;[.AC127]&amp;&quot;, &quot;&amp;[.R127]&amp;&quot;, &quot;&amp;[.V127]&amp;&quot;, &quot;&amp;[.Z127]&amp;&quot;, &quot;&amp;[.AD127]&amp;&quot;, &quot;&amp;[.S127]&amp;&quot;, &quot;&amp;[.W127]&amp;&quot;, &quot;&amp;[.AA127]&amp;&quot;, &quot;&amp;[.AE127]" office:value-type="string" office:string-value="1, 0, 0, 0, 0, 1, 0, 0, 0, 0, 1, 0, -0.1778401, -0.17473, 0, 1" calcext:value-type="string">
            <text:p>1, 0, 0, 0, 0, 1, 0, 0, 0, 0, 1, 0, -0.1778401, -0.17473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Wing4FanRight</text:p>
          </table:table-cell>
          <table:table-cell table:style-name="ce153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+[.D127]+[.W128]" office:value-type="float" office:value="-0.17473" calcext:value-type="float">
            <text:p>-0.174730</text:p>
          </table:table-cell>
          <table:table-cell table:style-name="ce254" table:formula="of:=+[.E$126]-[.S128]" office:value-type="float" office:value="1.11116061" calcext:value-type="float">
            <text:p>1.111161</text:p>
          </table:table-cell>
          <table:table-cell table:formula="of:=+[.F$126]+[.AA128]" office:value-type="float" office:value="2.52196525" calcext:value-type="float">
            <text:p>2.521965</text:p>
          </table:table-cell>
          <table:table-cell table:number-columns-repeated="3"/>
          <table:table-cell table:style-name="ce254" table:formula="of:=+[$'avatar_skeleton.xml convert'.D128]" office:value-type="float" office:value="-0.63" calcext:value-type="float">
            <text:p>-0.630000</text:p>
          </table:table-cell>
          <table:table-cell table:style-name="ce254" table:formula="of:=+[$'avatar_skeleton.xml convert'.E128]" office:value-type="float" office:value="0.648368" calcext:value-type="float">
            <text:p>0.648368</text:p>
          </table:table-cell>
          <table:table-cell table:style-name="ce254" table:formula="of:=+[$'avatar_skeleton.xml convert'.F128]" office:value-type="float" office:value="1.603965" calcext:value-type="float">
            <text:p>1.603965</text:p>
          </table:table-cell>
          <table:table-cell table:style-name="ce254" table:formula="of:=+[$'avatar_skeleton.xml convert'.G128]" office:value-type="float" office:value="-0.692" calcext:value-type="float">
            <text:p>-0.692000</text:p>
          </table:table-cell>
          <table:table-cell table:style-name="ce254" table:formula="of:=+[$'avatar_skeleton.xml convert'.H128]" office:value-type="float" office:value="0.716368" calcext:value-type="float">
            <text:p>0.716368</text:p>
          </table:table-cell>
          <table:table-cell table:style-name="ce254" table:formula="of:=+[$'avatar_skeleton.xml convert'.I128]" office:value-type="float" office:value="1.444965" calcext:value-type="float">
            <text:p>1.44496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7473" calcext:value-type="float">
            <text:p>-0.1747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28]&amp;&quot;, &quot;&amp;[.T128]&amp;&quot;, &quot;&amp;[.X128]&amp;&quot;, &quot;&amp;[.AB128]&amp;&quot;, &quot;&amp;[.Q128]&amp;&quot;, &quot;&amp;[.U128]&amp;&quot;, &quot;&amp;[.Y128]&amp;&quot;, &quot;&amp;[.AC128]&amp;&quot;, &quot;&amp;[.R128]&amp;&quot;, &quot;&amp;[.V128]&amp;&quot;, &quot;&amp;[.Z128]&amp;&quot;, &quot;&amp;[.AD128]&amp;&quot;, &quot;&amp;[.S128]&amp;&quot;, &quot;&amp;[.W128]&amp;&quot;, &quot;&amp;[.AA128]&amp;&quot;, &quot;&amp;[.AE128]" office:value-type="string" office:string-value="1, 0, 0, 0, 0, 1, 0, 0, 0, 0, 1, 0, -0.1778401, -0.17473, 0, 1" calcext:value-type="string">
            <text:p>1, 0, 0, 0, 0, 1, 0, 0, 0, 0, 1, 0, -0.1778401, -0.17473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pRight</text:p>
          </table:table-cell>
          <table:table-cell table:style-name="ce155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style-name="ce174" table:formula="of:=+[.D$2]+[.W129]" office:value-type="float" office:value="-0.129" calcext:value-type="float">
            <text:p>-0.129000</text:p>
          </table:table-cell>
          <table:table-cell table:style-name="ce254" table:formula="of:=+[.E$2]-[.S129]" office:value-type="float" office:value="-0.034" calcext:value-type="float">
            <text:p>-0.034000</text:p>
          </table:table-cell>
          <table:table-cell table:style-name="ce254" table:formula="of:=+[.F$2]+[.AA129]" office:value-type="float" office:value="1.026015" calcext:value-type="float">
            <text:p>1.026015</text:p>
          </table:table-cell>
          <table:table-cell table:style-name="ce174" table:formula="of:=+[.G$2]-[.W129]" office:value-type="float" office:value="0.129" calcext:value-type="float">
            <text:p>0.129000</text:p>
          </table:table-cell>
          <table:table-cell table:style-name="ce254" table:formula="of:=+[.H$2]-[.S129]" office:value-type="float" office:value="-0.034" calcext:value-type="float">
            <text:p>-0.034000</text:p>
          </table:table-cell>
          <table:table-cell table:style-name="ce254" table:formula="of:=+[.I$2]-[.AA129]" office:value-type="float" office:value="1.192015" calcext:value-type="float">
            <text:p>1.192015</text:p>
          </table:table-cell>
          <table:table-cell table:style-name="ce254" table:formula="of:=+[$'avatar_skeleton.xml convert'.D129]" office:value-type="float" office:value="-0.128806" calcext:value-type="float">
            <text:p>-0.128806</text:p>
          </table:table-cell>
          <table:table-cell table:style-name="ce254" table:formula="of:=+[$'avatar_skeleton.xml convert'.E129]" office:value-type="float" office:value="-0.03362" calcext:value-type="float">
            <text:p>-0.033620</text:p>
          </table:table-cell>
          <table:table-cell table:style-name="ce254" table:formula="of:=+[$'avatar_skeleton.xml convert'.F129]" office:value-type="float" office:value="1.025929" calcext:value-type="float">
            <text:p>1.025929</text:p>
          </table:table-cell>
          <table:table-cell table:style-name="ce254" table:formula="of:=+[$'avatar_skeleton.xml convert'.G129]" office:value-type="float" office:value="-0.079806" calcext:value-type="float">
            <text:p>-0.079806</text:p>
          </table:table-cell>
          <table:table-cell table:style-name="ce254" table:formula="of:=+[$'avatar_skeleton.xml convert'.H129]" office:value-type="float" office:value="-0.03262" calcext:value-type="float">
            <text:p>-0.032620</text:p>
          </table:table-cell>
          <table:table-cell table:style-name="ce254" table:formula="of:=+[$'avatar_skeleton.xml convert'.I129]" office:value-type="float" office:value="0.534929" calcext:value-type="float">
            <text:p>0.534929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9" calcext:value-type="float">
            <text:p>-0.12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0.952381" calcext:value-type="float">
            <text:p>0.9523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32019" calcext:value-type="float">
            <text:p>-0.032019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0.952381" calcext:value-type="float">
            <text:p>0.9523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122672" calcext:value-type="float">
            <text:p>0.122672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07277" calcext:value-type="float">
            <text:p>-1.07277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29]&amp;&quot;, &quot;&amp;[.T129]&amp;&quot;, &quot;&amp;[.X129]&amp;&quot;, &quot;&amp;[.AB129]&amp;&quot;, &quot;&amp;[.Q129]&amp;&quot;, &quot;&amp;[.U129]&amp;&quot;, &quot;&amp;[.Y129]&amp;&quot;, &quot;&amp;[.AC129]&amp;&quot;, &quot;&amp;[.R129]&amp;&quot;, &quot;&amp;[.V129]&amp;&quot;, &quot;&amp;[.Z129]&amp;&quot;, &quot;&amp;[.AD129]&amp;&quot;, &quot;&amp;[.S129]&amp;&quot;, &quot;&amp;[.W129]&amp;&quot;, &quot;&amp;[.AA129]&amp;&quot;, &quot;&amp;[.AE129]" office:value-type="string" office:string-value="1, 0, 0, 0, 0, 1, 0, 0, 0, 0, 1, 0, 0.034, -0.129, -0.041, 1" calcext:value-type="string">
            <text:p>1, 0, 0, 0, 0, 1, 0, 0, 0, 0, 1, 0, 0.034, -0.129, -0.041, 1</text:p>
          </table:table-cell>
          <table:table-cell table:style-name="ce282" table:formula="of:=[.AF129]&amp;&quot;, &quot;&amp;-[.AJ129]&amp;&quot;, &quot;&amp;[.AN129]&amp;&quot;, &quot;&amp;[.AR129]&amp;&quot;, &quot;&amp;[.AG129]&amp;&quot;, &quot;&amp;[.AK129]&amp;&quot;, &quot;&amp;[.AO129]&amp;&quot;, &quot;&amp;[.AS129]&amp;&quot;, &quot;&amp;[.AH129]&amp;&quot;, &quot;&amp;[.AL129]&amp;&quot;, &quot;&amp;[.AP129]&amp;&quot;, &quot;&amp;[.AT129]&amp;&quot;, &quot;&amp;[.AI129]&amp;&quot;, &quot;&amp;[.AM129]&amp;&quot;, &quot;&amp;-[.AQ129]&amp;&quot;, &quot;&amp;[.AU129]" office:value-type="string" office:string-value="0.952381, 0, 0, 0, 0, 0.952381, 0, 0, 0, 0, 1, 0, -0.032019, 0.122672, 1.07277, 1" calcext:value-type="string">
            <text:p>0.952381, 0, 0, 0, 0, 0.952381, 0, 0, 0, 0, 1, 0, -0.032019, 0.122672, 1.07277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R_UPPER_LEG</text:p>
          </table:table-cell>
          <table:table-cell table:style-name="ce153" table:formula="of:=+[$'avatar_skeleton.xml convert'.B130]" office:value-type="string" office:string-value="mHipRight" calcext:value-type="string">
            <text:p>mHipRight</text:p>
          </table:table-cell>
          <table:table-cell table:formula="of:=+[$'avatar_skeleton.xml convert'.C130]" office:value-type="string" office:string-value="&quot;false&quot;" calcext:value-type="string">
            <text:p>"false"</text:p>
          </table:table-cell>
          <table:table-cell table:formula="of:=+[.D$129]+[.W130]" office:value-type="float" office:value="-0.07650001" calcext:value-type="float">
            <text:p>-0.076500</text:p>
          </table:table-cell>
          <table:table-cell table:style-name="ce254" table:formula="of:=+[.E$129]-[.S130]" office:value-type="float" office:value="-0.013" calcext:value-type="float">
            <text:p>-0.013000</text:p>
          </table:table-cell>
          <table:table-cell table:formula="of:=+[.F$129]+[.AA130]" office:value-type="float" office:value="0.806015" calcext:value-type="float">
            <text:p>0.806015</text:p>
          </table:table-cell>
          <table:table-cell table:number-columns-repeated="3"/>
          <table:table-cell table:style-name="ce254" table:formula="of:=+[$'avatar_skeleton.xml convert'.D130]" office:value-type="float" office:value="-0.078806" calcext:value-type="float">
            <text:p>-0.078806</text:p>
          </table:table-cell>
          <table:table-cell table:style-name="ce254" table:formula="of:=+[$'avatar_skeleton.xml convert'.E130]" office:value-type="float" office:value="-0.01362" calcext:value-type="float">
            <text:p>-0.013620</text:p>
          </table:table-cell>
          <table:table-cell table:style-name="ce254" table:formula="of:=+[$'avatar_skeleton.xml convert'.F130]" office:value-type="float" office:value="0.805929" calcext:value-type="float">
            <text:p>0.805929</text:p>
          </table:table-cell>
          <table:table-cell table:style-name="ce254" table:formula="of:=+[$'avatar_skeleton.xml convert'.G130]" office:value-type="float" office:value="-0.078806" calcext:value-type="float">
            <text:p>-0.078806</text:p>
          </table:table-cell>
          <table:table-cell table:style-name="ce254" table:formula="of:=+[$'avatar_skeleton.xml convert'.H130]" office:value-type="float" office:value="-0.01362" calcext:value-type="float">
            <text:p>-0.013620</text:p>
          </table:table-cell>
          <table:table-cell table:style-name="ce254" table:formula="of:=+[$'avatar_skeleton.xml convert'.I130]" office:value-type="float" office:value="0.605929" calcext:value-type="float">
            <text:p>0.605929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249999" calcext:value-type="float">
            <text:p>0.0525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30]&amp;&quot;, &quot;&amp;[.T130]&amp;&quot;, &quot;&amp;[.X130]&amp;&quot;, &quot;&amp;[.AB130]&amp;&quot;, &quot;&amp;[.Q130]&amp;&quot;, &quot;&amp;[.U130]&amp;&quot;, &quot;&amp;[.Y130]&amp;&quot;, &quot;&amp;[.AC130]&amp;&quot;, &quot;&amp;[.R130]&amp;&quot;, &quot;&amp;[.V130]&amp;&quot;, &quot;&amp;[.Z130]&amp;&quot;, &quot;&amp;[.AD130]&amp;&quot;, &quot;&amp;[.S130]&amp;&quot;, &quot;&amp;[.W130]&amp;&quot;, &quot;&amp;[.AA130]&amp;&quot;, &quot;&amp;[.AE130]" office:value-type="string" office:string-value="1, 0, 0, 0, 0, 1, 0, 0, 0, 0, 1, 0, -0.021, 0.05249999, -0.22, 1" calcext:value-type="string">
            <text:p>1, 0, 0, 0, 0, 1, 0, 0, 0, 0, 1, 0, -0.021, 0.05249999, -0.22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KneeRight</text:p>
          </table:table-cell>
          <table:table-cell table:style-name="ce153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+[.D$129]+[.W131]" office:value-type="float" office:value="-0.08" calcext:value-type="float">
            <text:p>-0.080000</text:p>
          </table:table-cell>
          <table:table-cell table:style-name="ce254" table:formula="of:=+[.E$129]-[.S131]" office:value-type="float" office:value="-0.033" calcext:value-type="float">
            <text:p>-0.033000</text:p>
          </table:table-cell>
          <table:table-cell table:formula="of:=+[.F$129]+[.AA131]" office:value-type="float" office:value="0.535015" calcext:value-type="float">
            <text:p>0.535015</text:p>
          </table:table-cell>
          <table:table-cell table:number-columns-repeated="3"/>
          <table:table-cell table:style-name="ce254" table:formula="of:=+[$'avatar_skeleton.xml convert'.D131]" office:value-type="float" office:value="-0.080171" calcext:value-type="float">
            <text:p>-0.080171</text:p>
          </table:table-cell>
          <table:table-cell table:style-name="ce254" table:formula="of:=+[$'avatar_skeleton.xml convert'.E131]" office:value-type="float" office:value="-0.03284" calcext:value-type="float">
            <text:p>-0.032840</text:p>
          </table:table-cell>
          <table:table-cell table:style-name="ce254" table:formula="of:=+[$'avatar_skeleton.xml convert'.F131]" office:value-type="float" office:value="0.535007" calcext:value-type="float">
            <text:p>0.535007</text:p>
          </table:table-cell>
          <table:table-cell table:style-name="ce254" table:formula="of:=+[$'avatar_skeleton.xml convert'.G131]" office:value-type="float" office:value="-0.080171" calcext:value-type="float">
            <text:p>-0.080171</text:p>
          </table:table-cell>
          <table:table-cell table:style-name="ce254" table:formula="of:=+[$'avatar_skeleton.xml convert'.H131]" office:value-type="float" office:value="-0.00384" calcext:value-type="float">
            <text:p>-0.003840</text:p>
          </table:table-cell>
          <table:table-cell table:style-name="ce254" table:formula="of:=+[$'avatar_skeleton.xml convert'.I131]" office:value-type="float" office:value="0.0660070000000001" calcext:value-type="float">
            <text:p>0.066007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9" calcext:value-type="float">
            <text:p>0.04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91" calcext:value-type="float">
            <text:p>-0.49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0.952381" calcext:value-type="float">
            <text:p>0.9523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31239" calcext:value-type="float">
            <text:p>-0.031239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0.952381" calcext:value-type="float">
            <text:p>0.9523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74037" calcext:value-type="float">
            <text:p>0.074037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0.909091" calcext:value-type="float">
            <text:p>0.90909</text:p>
          </table:table-cell>
          <table:table-cell table:style-name="ce310" office:value-type="float" office:value="-0.528956" calcext:value-type="float">
            <text:p>-0.528956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31]&amp;&quot;, &quot;&amp;[.T131]&amp;&quot;, &quot;&amp;[.X131]&amp;&quot;, &quot;&amp;[.AB131]&amp;&quot;, &quot;&amp;[.Q131]&amp;&quot;, &quot;&amp;[.U131]&amp;&quot;, &quot;&amp;[.Y131]&amp;&quot;, &quot;&amp;[.AC131]&amp;&quot;, &quot;&amp;[.R131]&amp;&quot;, &quot;&amp;[.V131]&amp;&quot;, &quot;&amp;[.Z131]&amp;&quot;, &quot;&amp;[.AD131]&amp;&quot;, &quot;&amp;[.S131]&amp;&quot;, &quot;&amp;[.W131]&amp;&quot;, &quot;&amp;[.AA131]&amp;&quot;, &quot;&amp;[.AE131]" office:value-type="string" office:string-value="1, 0, 0, 0, 0, 1, 0, 0, 0, 0, 1, 0, -0.001, 0.049, -0.491, 1" calcext:value-type="string">
            <text:p>1, 0, 0, 0, 0, 1, 0, 0, 0, 0, 1, 0, -0.001, 0.049, -0.491, 1</text:p>
          </table:table-cell>
          <table:table-cell table:style-name="ce282" table:formula="of:=[.AF131]&amp;&quot;, &quot;&amp;-[.AJ131]&amp;&quot;, &quot;&amp;[.AN131]&amp;&quot;, &quot;&amp;[.AR131]&amp;&quot;, &quot;&amp;[.AG131]&amp;&quot;, &quot;&amp;[.AK131]&amp;&quot;, &quot;&amp;[.AO131]&amp;&quot;, &quot;&amp;[.AS131]&amp;&quot;, &quot;&amp;[.AH131]&amp;&quot;, &quot;&amp;[.AL131]&amp;&quot;, &quot;&amp;[.AP131]&amp;&quot;, &quot;&amp;[.AT131]&amp;&quot;, &quot;&amp;[.AI131]&amp;&quot;, &quot;&amp;[.AM131]&amp;&quot;, &quot;&amp;-[.AQ131]&amp;&quot;, &quot;&amp;[.AU131]" office:value-type="string" office:string-value="0.952381, 0, 0, 0, 0, 0.952381, 0, 0, 0, 0, 0.909091, 0, -0.031239, 0.074037, 0.528956, 1" calcext:value-type="string">
            <text:p>0.952381, 0, 0, 0, 0, 0.952381, 0, 0, 0, 0, 0.909091, 0, -0.031239, 0.074037, 0.528956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R_LOWER_LEG</text:p>
          </table:table-cell>
          <table:table-cell table:style-name="ce153" table:formula="of:=+[$'avatar_skeleton.xml convert'.B132]" office:value-type="string" office:string-value="mKneeRight" calcext:value-type="string">
            <text:p>mKneeRight</text:p>
          </table:table-cell>
          <table:table-cell table:formula="of:=+[$'avatar_skeleton.xml convert'.C132]" office:value-type="string" office:string-value="&quot;false&quot;" calcext:value-type="string">
            <text:p>"false"</text:p>
          </table:table-cell>
          <table:table-cell table:formula="of:=+[.D$131]+[.W132]" office:value-type="float" office:value="-0.08" calcext:value-type="float">
            <text:p>-0.080000</text:p>
          </table:table-cell>
          <table:table-cell table:style-name="ce254" table:formula="of:=+[.E$131]-[.S132]" office:value-type="float" office:value="-0.012" calcext:value-type="float">
            <text:p>-0.012000</text:p>
          </table:table-cell>
          <table:table-cell table:formula="of:=+[.F$131]+[.AA132]" office:value-type="float" office:value="0.315015" calcext:value-type="float">
            <text:p>0.315015</text:p>
          </table:table-cell>
          <table:table-cell table:number-columns-repeated="3"/>
          <table:table-cell table:style-name="ce254" table:formula="of:=+[$'avatar_skeleton.xml convert'.D132]" office:value-type="float" office:value="-0.080171" calcext:value-type="float">
            <text:p>-0.080171</text:p>
          </table:table-cell>
          <table:table-cell table:style-name="ce254" table:formula="of:=+[$'avatar_skeleton.xml convert'.E132]" office:value-type="float" office:value="-0.01284" calcext:value-type="float">
            <text:p>-0.012840</text:p>
          </table:table-cell>
          <table:table-cell table:style-name="ce254" table:formula="of:=+[$'avatar_skeleton.xml convert'.F132]" office:value-type="float" office:value="0.335007" calcext:value-type="float">
            <text:p>0.335007</text:p>
          </table:table-cell>
          <table:table-cell table:style-name="ce254" table:formula="of:=+[$'avatar_skeleton.xml convert'.G132]" office:value-type="float" office:value="-0.080171" calcext:value-type="float">
            <text:p>-0.080171</text:p>
          </table:table-cell>
          <table:table-cell table:style-name="ce254" table:formula="of:=+[$'avatar_skeleton.xml convert'.H132]" office:value-type="float" office:value="-0.00284" calcext:value-type="float">
            <text:p>-0.002840</text:p>
          </table:table-cell>
          <table:table-cell table:style-name="ce254" table:formula="of:=+[$'avatar_skeleton.xml convert'.I132]" office:value-type="float" office:value="0.185007" calcext:value-type="float">
            <text:p>0.185007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32]&amp;&quot;, &quot;&amp;[.T132]&amp;&quot;, &quot;&amp;[.X132]&amp;&quot;, &quot;&amp;[.AB132]&amp;&quot;, &quot;&amp;[.Q132]&amp;&quot;, &quot;&amp;[.U132]&amp;&quot;, &quot;&amp;[.Y132]&amp;&quot;, &quot;&amp;[.AC132]&amp;&quot;, &quot;&amp;[.R132]&amp;&quot;, &quot;&amp;[.V132]&amp;&quot;, &quot;&amp;[.Z132]&amp;&quot;, &quot;&amp;[.AD132]&amp;&quot;, &quot;&amp;[.S132]&amp;&quot;, &quot;&amp;[.W132]&amp;&quot;, &quot;&amp;[.AA132]&amp;&quot;, &quot;&amp;[.AE132]" office:value-type="string" office:string-value="1, 0, 0, 0, 0, 1, 0, 0, 0, 0, 1, 0, -0.021, 0, -0.22, 1" calcext:value-type="string">
            <text:p>1, 0, 0, 0, 0, 1, 0, 0, 0, 0, 1, 0, -0.021, 0, -0.22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AnkleRight</text:p>
          </table:table-cell>
          <table:table-cell table:style-name="ce153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+[.D$131]+[.W133]" office:value-type="float" office:value="-0.08" calcext:value-type="float">
            <text:p>-0.080000</text:p>
          </table:table-cell>
          <table:table-cell table:style-name="ce254" table:formula="of:=+[.E$131]-[.S133]" office:value-type="float" office:value="-0.004" calcext:value-type="float">
            <text:p>-0.004000</text:p>
          </table:table-cell>
          <table:table-cell table:formula="of:=+[.F$131]+[.AA133]" office:value-type="float" office:value="0.0670150000000001" calcext:value-type="float">
            <text:p>0.067015</text:p>
          </table:table-cell>
          <table:table-cell table:number-columns-repeated="3"/>
          <table:table-cell table:style-name="ce254" table:formula="of:=+[$'avatar_skeleton.xml convert'.D133]" office:value-type="float" office:value="-0.080171" calcext:value-type="float">
            <text:p>-0.080171</text:p>
          </table:table-cell>
          <table:table-cell table:style-name="ce254" table:formula="of:=+[$'avatar_skeleton.xml convert'.E133]" office:value-type="float" office:value="-0.003971" calcext:value-type="float">
            <text:p>-0.003971</text:p>
          </table:table-cell>
          <table:table-cell table:style-name="ce254" table:formula="of:=+[$'avatar_skeleton.xml convert'.F133]" office:value-type="float" office:value="0.0665130000000002" calcext:value-type="float">
            <text:p>0.066513</text:p>
          </table:table-cell>
          <table:table-cell table:style-name="ce254" table:formula="of:=+[$'avatar_skeleton.xml convert'.G133]" office:value-type="float" office:value="-0.080171" calcext:value-type="float">
            <text:p>-0.080171</text:p>
          </table:table-cell>
          <table:table-cell table:style-name="ce254" table:formula="of:=+[$'avatar_skeleton.xml convert'.H133]" office:value-type="float" office:value="-0.115971" calcext:value-type="float">
            <text:p>-0.115971</text:p>
          </table:table-cell>
          <table:table-cell table:style-name="ce254" table:formula="of:=+[$'avatar_skeleton.xml convert'.I133]" office:value-type="float" office:value="0.00551300000000016" calcext:value-type="float">
            <text:p>0.005513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9" calcext:value-type="float">
            <text:p>-0.02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02489" calcext:value-type="float">
            <text:p>-0.002489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0.077739" calcext:value-type="float">
            <text:p>0.077739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0.066509" calcext:value-type="float">
            <text:p>-0.066509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33]&amp;&quot;, &quot;&amp;[.T133]&amp;&quot;, &quot;&amp;[.X133]&amp;&quot;, &quot;&amp;[.AB133]&amp;&quot;, &quot;&amp;[.Q133]&amp;&quot;, &quot;&amp;[.U133]&amp;&quot;, &quot;&amp;[.Y133]&amp;&quot;, &quot;&amp;[.AC133]&amp;&quot;, &quot;&amp;[.R133]&amp;&quot;, &quot;&amp;[.V133]&amp;&quot;, &quot;&amp;[.Z133]&amp;&quot;, &quot;&amp;[.AD133]&amp;&quot;, &quot;&amp;[.S133]&amp;&quot;, &quot;&amp;[.W133]&amp;&quot;, &quot;&amp;[.AA133]&amp;&quot;, &quot;&amp;[.AE133]" office:value-type="string" office:string-value="1, 0, 0, 0, 0, 1, 0, 0, 0, 0, 1, 0, -0.029, 0, -0.468, 1" calcext:value-type="string">
            <text:p>1, 0, 0, 0, 0, 1, 0, 0, 0, 0, 1, 0, -0.029, 0, -0.468, 1</text:p>
          </table:table-cell>
          <table:table-cell table:style-name="ce282" table:formula="of:=[.AF133]&amp;&quot;, &quot;&amp;-[.AJ133]&amp;&quot;, &quot;&amp;[.AN133]&amp;&quot;, &quot;&amp;[.AR133]&amp;&quot;, &quot;&amp;[.AG133]&amp;&quot;, &quot;&amp;[.AK133]&amp;&quot;, &quot;&amp;[.AO133]&amp;&quot;, &quot;&amp;[.AS133]&amp;&quot;, &quot;&amp;[.AH133]&amp;&quot;, &quot;&amp;[.AL133]&amp;&quot;, &quot;&amp;[.AP133]&amp;&quot;, &quot;&amp;[.AT133]&amp;&quot;, &quot;&amp;[.AI133]&amp;&quot;, &quot;&amp;[.AM133]&amp;&quot;, &quot;&amp;-[.AQ133]&amp;&quot;, &quot;&amp;[.AU133]" office:value-type="string" office:string-value="1, 0, 0, 0, 0, 1, 0, 0, 0, 0, 1, 0, -0.002489, 0.077739, 0.066509, 1" calcext:value-type="string">
            <text:p>1, 0, 0, 0, 0, 1, 0, 0, 0, 0, 1, 0, -0.002489, 0.077739, 0.066509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R_FOOT</text:p>
          </table:table-cell>
          <table:table-cell table:style-name="ce153" table:formula="of:=+[$'avatar_skeleton.xml convert'.B134]" office:value-type="string" office:string-value="mAnkleRight" calcext:value-type="string">
            <text:p>mAnkleRight</text:p>
          </table:table-cell>
          <table:table-cell table:formula="of:=+[$'avatar_skeleton.xml convert'.C134]" office:value-type="string" office:string-value="&quot;false&quot;" calcext:value-type="string">
            <text:p>"false"</text:p>
          </table:table-cell>
          <table:table-cell table:formula="of:=+[.D$133]+[.W134]" office:value-type="float" office:value="-0.08" calcext:value-type="float">
            <text:p>-0.080000</text:p>
          </table:table-cell>
          <table:table-cell table:style-name="ce254" table:formula="of:=+[.E$133]-[.S134]" office:value-type="float" office:value="-0.08100001" calcext:value-type="float">
            <text:p>-0.081000</text:p>
          </table:table-cell>
          <table:table-cell table:formula="of:=+[.F$133]+[.AA134]" office:value-type="float" office:value="0.0260150000000001" calcext:value-type="float">
            <text:p>0.026015</text:p>
          </table:table-cell>
          <table:table-cell table:number-columns-repeated="3"/>
          <table:table-cell table:style-name="ce254" table:formula="of:=+[$'avatar_skeleton.xml convert'.D134]" office:value-type="float" office:value="-0.080171" calcext:value-type="float">
            <text:p>-0.080171</text:p>
          </table:table-cell>
          <table:table-cell table:style-name="ce254" table:formula="of:=+[$'avatar_skeleton.xml convert'.E134]" office:value-type="float" office:value="-0.080971" calcext:value-type="float">
            <text:p>-0.080971</text:p>
          </table:table-cell>
          <table:table-cell table:style-name="ce254" table:formula="of:=+[$'avatar_skeleton.xml convert'.F134]" office:value-type="float" office:value="0.0255130000000002" calcext:value-type="float">
            <text:p>0.025513</text:p>
          </table:table-cell>
          <table:table-cell table:style-name="ce254" table:formula="of:=+[$'avatar_skeleton.xml convert'.G134]" office:value-type="float" office:value="-0.080171" calcext:value-type="float">
            <text:p>-0.080171</text:p>
          </table:table-cell>
          <table:table-cell table:style-name="ce254" table:formula="of:=+[$'avatar_skeleton.xml convert'.H134]" office:value-type="float" office:value="-0.169971" calcext:value-type="float">
            <text:p>-0.169971</text:p>
          </table:table-cell>
          <table:table-cell table:style-name="ce254" table:formula="of:=+[$'avatar_skeleton.xml convert'.I134]" office:value-type="float" office:value="-0.000486999999999849" calcext:value-type="float">
            <text:p>-0.000487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700001" calcext:value-type="float">
            <text:p>0.07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34]&amp;&quot;, &quot;&amp;[.T134]&amp;&quot;, &quot;&amp;[.X134]&amp;&quot;, &quot;&amp;[.AB134]&amp;&quot;, &quot;&amp;[.Q134]&amp;&quot;, &quot;&amp;[.U134]&amp;&quot;, &quot;&amp;[.Y134]&amp;&quot;, &quot;&amp;[.AC134]&amp;&quot;, &quot;&amp;[.R134]&amp;&quot;, &quot;&amp;[.V134]&amp;&quot;, &quot;&amp;[.Z134]&amp;&quot;, &quot;&amp;[.AD134]&amp;&quot;, &quot;&amp;[.S134]&amp;&quot;, &quot;&amp;[.W134]&amp;&quot;, &quot;&amp;[.AA134]&amp;&quot;, &quot;&amp;[.AE134]" office:value-type="string" office:string-value="1, 0, 0, 0, 0, 1, 0, 0, 0, 0, 1, 0, 0.07700001, 0, -0.041, 1" calcext:value-type="string">
            <text:p>1, 0, 0, 0, 0, 1, 0, 0, 0, 0, 1, 0, 0.07700001, 0, -0.041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ootRight</text:p>
          </table:table-cell>
          <table:table-cell table:style-name="ce153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+[.D$133]+[.W135]" office:value-type="float" office:value="-0.08" calcext:value-type="float">
            <text:p>-0.080000</text:p>
          </table:table-cell>
          <table:table-cell table:style-name="ce254" table:formula="of:=+[.E$133]-[.S135]" office:value-type="float" office:value="-0.116" calcext:value-type="float">
            <text:p>-0.116000</text:p>
          </table:table-cell>
          <table:table-cell table:formula="of:=+[.F$133]+[.AA135]" office:value-type="float" office:value="0.0060150000000001" calcext:value-type="float">
            <text:p>0.006015</text:p>
          </table:table-cell>
          <table:table-cell table:number-columns-repeated="3"/>
          <table:table-cell table:style-name="ce254" table:formula="of:=+[$'avatar_skeleton.xml convert'.D135]" office:value-type="float" office:value="-0.080171" calcext:value-type="float">
            <text:p>-0.080171</text:p>
          </table:table-cell>
          <table:table-cell table:style-name="ce254" table:formula="of:=+[$'avatar_skeleton.xml convert'.E135]" office:value-type="float" office:value="-0.115927" calcext:value-type="float">
            <text:p>-0.115927</text:p>
          </table:table-cell>
          <table:table-cell table:style-name="ce254" table:formula="of:=+[$'avatar_skeleton.xml convert'.F135]" office:value-type="float" office:value="0.00587600000000016" calcext:value-type="float">
            <text:p>0.005876</text:p>
          </table:table-cell>
          <table:table-cell table:style-name="ce254" table:formula="of:=+[$'avatar_skeleton.xml convert'.G135]" office:value-type="float" office:value="-0.090171" calcext:value-type="float">
            <text:p>-0.090171</text:p>
          </table:table-cell>
          <table:table-cell table:style-name="ce254" table:formula="of:=+[$'avatar_skeleton.xml convert'.H135]" office:value-type="float" office:value="-0.220927" calcext:value-type="float">
            <text:p>-0.220927</text:p>
          </table:table-cell>
          <table:table-cell table:style-name="ce254" table:formula="of:=+[$'avatar_skeleton.xml convert'.I135]" office:value-type="float" office:value="0.00587600000000016" calcext:value-type="float">
            <text:p>0.005876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35]&amp;&quot;, &quot;&amp;[.T135]&amp;&quot;, &quot;&amp;[.X135]&amp;&quot;, &quot;&amp;[.AB135]&amp;&quot;, &quot;&amp;[.Q135]&amp;&quot;, &quot;&amp;[.U135]&amp;&quot;, &quot;&amp;[.Y135]&amp;&quot;, &quot;&amp;[.AC135]&amp;&quot;, &quot;&amp;[.R135]&amp;&quot;, &quot;&amp;[.V135]&amp;&quot;, &quot;&amp;[.Z135]&amp;&quot;, &quot;&amp;[.AD135]&amp;&quot;, &quot;&amp;[.S135]&amp;&quot;, &quot;&amp;[.W135]&amp;&quot;, &quot;&amp;[.AA135]&amp;&quot;, &quot;&amp;[.AE135]" office:value-type="string" office:string-value="1, 0, 0, 0, 0, 1, 0, 0, 0, 0, 1, 0, 0.112, 0, -0.061, 1" calcext:value-type="string">
            <text:p>1, 0, 0, 0, 0, 1, 0, 0, 0, 0, 1, 0, 0.112, 0, -0.061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ToeRight</text:p>
          </table:table-cell>
          <table:table-cell table:style-name="ce153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+[.D135]+[.W136]" office:value-type="float" office:value="-0.08" calcext:value-type="float">
            <text:p>-0.080000</text:p>
          </table:table-cell>
          <table:table-cell table:style-name="ce254" table:formula="of:=+[.E135]-[.S136]" office:value-type="float" office:value="-0.225" calcext:value-type="float">
            <text:p>-0.225000</text:p>
          </table:table-cell>
          <table:table-cell table:formula="of:=+[.F135]+[.AA136]" office:value-type="float" office:value="0.0060150000000001" calcext:value-type="float">
            <text:p>0.006015</text:p>
          </table:table-cell>
          <table:table-cell table:number-columns-repeated="3"/>
          <table:table-cell table:style-name="ce254" table:formula="of:=+[$'avatar_skeleton.xml convert'.D136]" office:value-type="float" office:value="-0.090579" calcext:value-type="float">
            <text:p>-0.090579</text:p>
          </table:table-cell>
          <table:table-cell table:style-name="ce254" table:formula="of:=+[$'avatar_skeleton.xml convert'.E136]" office:value-type="float" office:value="-0.221326" calcext:value-type="float">
            <text:p>-0.221326</text:p>
          </table:table-cell>
          <table:table-cell table:style-name="ce254" table:formula="of:=+[$'avatar_skeleton.xml convert'.F136]" office:value-type="float" office:value="0.00577200000000016" calcext:value-type="float">
            <text:p>0.005772</text:p>
          </table:table-cell>
          <table:table-cell table:style-name="ce254" table:formula="of:=+[$'avatar_skeleton.xml convert'.G136]" office:value-type="float" office:value="-0.090579" calcext:value-type="float">
            <text:p>-0.090579</text:p>
          </table:table-cell>
          <table:table-cell table:style-name="ce254" table:formula="of:=+[$'avatar_skeleton.xml convert'.H136]" office:value-type="float" office:value="-0.241326" calcext:value-type="float">
            <text:p>-0.241326</text:p>
          </table:table-cell>
          <table:table-cell table:style-name="ce254" table:formula="of:=+[$'avatar_skeleton.xml convert'.I136]" office:value-type="float" office:value="0.00577200000000016" calcext:value-type="float">
            <text:p>0.005772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9" calcext:value-type="float">
            <text:p>0.10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36]&amp;&quot;, &quot;&amp;[.T136]&amp;&quot;, &quot;&amp;[.X136]&amp;&quot;, &quot;&amp;[.AB136]&amp;&quot;, &quot;&amp;[.Q136]&amp;&quot;, &quot;&amp;[.U136]&amp;&quot;, &quot;&amp;[.Y136]&amp;&quot;, &quot;&amp;[.AC136]&amp;&quot;, &quot;&amp;[.R136]&amp;&quot;, &quot;&amp;[.V136]&amp;&quot;, &quot;&amp;[.Z136]&amp;&quot;, &quot;&amp;[.AD136]&amp;&quot;, &quot;&amp;[.S136]&amp;&quot;, &quot;&amp;[.W136]&amp;&quot;, &quot;&amp;[.AA136]&amp;&quot;, &quot;&amp;[.AE136]" office:value-type="string" office:string-value="1, 0, 0, 0, 0, 1, 0, 0, 0, 0, 1, 0, 0.109, 0, 0, 1" calcext:value-type="string">
            <text:p>1, 0, 0, 0, 0, 1, 0, 0, 0, 0, 1, 0, 0.109, 0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pLeft</text:p>
          </table:table-cell>
          <table:table-cell table:style-name="ce155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style-name="ce174" table:formula="of:=+[.D$2]+[.W137]" office:value-type="float" office:value="0.127" calcext:value-type="float">
            <text:p>0.127000</text:p>
          </table:table-cell>
          <table:table-cell table:style-name="ce254" table:formula="of:=+[.E$2]-[.S137]" office:value-type="float" office:value="-0.034" calcext:value-type="float">
            <text:p>-0.034000</text:p>
          </table:table-cell>
          <table:table-cell table:style-name="ce254" table:formula="of:=+[.F$2]-[.AA137]" office:value-type="float" office:value="1.108015" calcext:value-type="float">
            <text:p>1.108015</text:p>
          </table:table-cell>
          <table:table-cell table:style-name="ce174" table:formula="of:=+[.G$2]-[.W137]" office:value-type="float" office:value="-0.127" calcext:value-type="float">
            <text:p>-0.127000</text:p>
          </table:table-cell>
          <table:table-cell table:style-name="ce254" table:formula="of:=+[.H$2]-[.S137]" office:value-type="float" office:value="-0.034" calcext:value-type="float">
            <text:p>-0.034000</text:p>
          </table:table-cell>
          <table:table-cell table:style-name="ce254" table:formula="of:=+[.I$2]-[.AA137]" office:value-type="float" office:value="1.192015" calcext:value-type="float">
            <text:p>1.192015</text:p>
          </table:table-cell>
          <table:table-cell table:style-name="ce254" table:formula="of:=+[$'avatar_skeleton.xml convert'.D137]" office:value-type="float" office:value="0.126765" calcext:value-type="float">
            <text:p>0.126765</text:p>
          </table:table-cell>
          <table:table-cell table:style-name="ce254" table:formula="of:=+[$'avatar_skeleton.xml convert'.E137]" office:value-type="float" office:value="-0.033757" calcext:value-type="float">
            <text:p>-0.033757</text:p>
          </table:table-cell>
          <table:table-cell table:style-name="ce254" table:formula="of:=+[$'avatar_skeleton.xml convert'.F137]" office:value-type="float" office:value="1.026017" calcext:value-type="float">
            <text:p>1.026017</text:p>
          </table:table-cell>
          <table:table-cell table:style-name="ce254" table:formula="of:=+[$'avatar_skeleton.xml convert'.G137]" office:value-type="float" office:value="0.080765" calcext:value-type="float">
            <text:p>0.080765</text:p>
          </table:table-cell>
          <table:table-cell table:style-name="ce254" table:formula="of:=+[$'avatar_skeleton.xml convert'.H137]" office:value-type="float" office:value="-0.032757" calcext:value-type="float">
            <text:p>-0.032757</text:p>
          </table:table-cell>
          <table:table-cell table:style-name="ce254" table:formula="of:=+[$'avatar_skeleton.xml convert'.I137]" office:value-type="float" office:value="0.535017" calcext:value-type="float">
            <text:p>0.535017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7" calcext:value-type="float">
            <text:p>0.12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0.952381" calcext:value-type="float">
            <text:p>0.9523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3215" calcext:value-type="float">
            <text:p>-0.032150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0.952381" calcext:value-type="float">
            <text:p>0.9523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120729" calcext:value-type="float">
            <text:p>-0.120729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1.07286" calcext:value-type="float">
            <text:p>-1.07286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37]&amp;&quot;, &quot;&amp;[.T137]&amp;&quot;, &quot;&amp;[.X137]&amp;&quot;, &quot;&amp;[.AB137]&amp;&quot;, &quot;&amp;[.Q137]&amp;&quot;, &quot;&amp;[.U137]&amp;&quot;, &quot;&amp;[.Y137]&amp;&quot;, &quot;&amp;[.AC137]&amp;&quot;, &quot;&amp;[.R137]&amp;&quot;, &quot;&amp;[.V137]&amp;&quot;, &quot;&amp;[.Z137]&amp;&quot;, &quot;&amp;[.AD137]&amp;&quot;, &quot;&amp;[.S137]&amp;&quot;, &quot;&amp;[.W137]&amp;&quot;, &quot;&amp;[.AA137]&amp;&quot;, &quot;&amp;[.AE137]" office:value-type="string" office:string-value="1, 0, 0, 0, 0, 1, 0, 0, 0, 0, 1, 0, 0.034, 0.127, -0.041, 1" calcext:value-type="string">
            <text:p>1, 0, 0, 0, 0, 1, 0, 0, 0, 0, 1, 0, 0.034, 0.127, -0.041, 1</text:p>
          </table:table-cell>
          <table:table-cell table:style-name="ce282" table:formula="of:=[.AF137]&amp;&quot;, &quot;&amp;-[.AJ137]&amp;&quot;, &quot;&amp;[.AN137]&amp;&quot;, &quot;&amp;[.AR137]&amp;&quot;, &quot;&amp;[.AG137]&amp;&quot;, &quot;&amp;[.AK137]&amp;&quot;, &quot;&amp;[.AO137]&amp;&quot;, &quot;&amp;[.AS137]&amp;&quot;, &quot;&amp;[.AH137]&amp;&quot;, &quot;&amp;[.AL137]&amp;&quot;, &quot;&amp;[.AP137]&amp;&quot;, &quot;&amp;[.AT137]&amp;&quot;, &quot;&amp;[.AI137]&amp;&quot;, &quot;&amp;[.AM137]&amp;&quot;, &quot;&amp;-[.AQ137]&amp;&quot;, &quot;&amp;[.AU137]" office:value-type="string" office:string-value="0.952381, 0, 0, 0, 0, 0.952381, 0, 0, 0, 0, 1, 0, -0.03215, -0.120729, 1.07286, 1" calcext:value-type="string">
            <text:p>0.952381, 0, 0, 0, 0, 0.952381, 0, 0, 0, 0, 1, 0, -0.03215, -0.120729, 1.07286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L_UPPER_LEG</text:p>
          </table:table-cell>
          <table:table-cell table:style-name="ce153" table:formula="of:=+[$'avatar_skeleton.xml convert'.B138]" office:value-type="string" office:string-value="mHipLeft" calcext:value-type="string">
            <text:p>mHipLeft</text:p>
          </table:table-cell>
          <table:table-cell table:formula="of:=+[$'avatar_skeleton.xml convert'.C138]" office:value-type="string" office:string-value="&quot;false&quot;" calcext:value-type="string">
            <text:p>"false"</text:p>
          </table:table-cell>
          <table:table-cell table:formula="of:=+[.D$137]+[.W138]" office:value-type="float" office:value="0.07450001" calcext:value-type="float">
            <text:p>0.074500</text:p>
          </table:table-cell>
          <table:table-cell table:style-name="ce254" table:formula="of:=+[.E$137]-[.S138]" office:value-type="float" office:value="-0.013" calcext:value-type="float">
            <text:p>-0.013000</text:p>
          </table:table-cell>
          <table:table-cell table:formula="of:=+[.F$137]+[.AA138]" office:value-type="float" office:value="0.888015" calcext:value-type="float">
            <text:p>0.888015</text:p>
          </table:table-cell>
          <table:table-cell table:number-columns-repeated="3"/>
          <table:table-cell table:style-name="ce254" table:formula="of:=+[$'avatar_skeleton.xml convert'.D138]" office:value-type="float" office:value="0.076765" calcext:value-type="float">
            <text:p>0.076765</text:p>
          </table:table-cell>
          <table:table-cell table:style-name="ce254" table:formula="of:=+[$'avatar_skeleton.xml convert'.E138]" office:value-type="float" office:value="-0.013757" calcext:value-type="float">
            <text:p>-0.013757</text:p>
          </table:table-cell>
          <table:table-cell table:style-name="ce254" table:formula="of:=+[$'avatar_skeleton.xml convert'.F138]" office:value-type="float" office:value="0.806017" calcext:value-type="float">
            <text:p>0.806017</text:p>
          </table:table-cell>
          <table:table-cell table:style-name="ce254" table:formula="of:=+[$'avatar_skeleton.xml convert'.G138]" office:value-type="float" office:value="0.076765" calcext:value-type="float">
            <text:p>0.076765</text:p>
          </table:table-cell>
          <table:table-cell table:style-name="ce254" table:formula="of:=+[$'avatar_skeleton.xml convert'.H138]" office:value-type="float" office:value="-0.013757" calcext:value-type="float">
            <text:p>-0.013757</text:p>
          </table:table-cell>
          <table:table-cell table:style-name="ce254" table:formula="of:=+[$'avatar_skeleton.xml convert'.I138]" office:value-type="float" office:value="0.606017" calcext:value-type="float">
            <text:p>0.606017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249999" calcext:value-type="float">
            <text:p>-0.0525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38]&amp;&quot;, &quot;&amp;[.T138]&amp;&quot;, &quot;&amp;[.X138]&amp;&quot;, &quot;&amp;[.AB138]&amp;&quot;, &quot;&amp;[.Q138]&amp;&quot;, &quot;&amp;[.U138]&amp;&quot;, &quot;&amp;[.Y138]&amp;&quot;, &quot;&amp;[.AC138]&amp;&quot;, &quot;&amp;[.R138]&amp;&quot;, &quot;&amp;[.V138]&amp;&quot;, &quot;&amp;[.Z138]&amp;&quot;, &quot;&amp;[.AD138]&amp;&quot;, &quot;&amp;[.S138]&amp;&quot;, &quot;&amp;[.W138]&amp;&quot;, &quot;&amp;[.AA138]&amp;&quot;, &quot;&amp;[.AE138]" office:value-type="string" office:string-value="1, 0, 0, 0, 0, 1, 0, 0, 0, 0, 1, 0, -0.021, -0.05249999, -0.22, 1" calcext:value-type="string">
            <text:p>1, 0, 0, 0, 0, 1, 0, 0, 0, 0, 1, 0, -0.021, -0.05249999, -0.22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KneeLeft</text:p>
          </table:table-cell>
          <table:table-cell table:style-name="ce153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+[.D$137]+[.W139]" office:value-type="float" office:value="0.081" calcext:value-type="float">
            <text:p>0.081000</text:p>
          </table:table-cell>
          <table:table-cell table:style-name="ce254" table:formula="of:=+[.E$137]-[.S139]" office:value-type="float" office:value="-0.033" calcext:value-type="float">
            <text:p>-0.033000</text:p>
          </table:table-cell>
          <table:table-cell table:formula="of:=+[.F$137]+[.AA139]" office:value-type="float" office:value="0.617015" calcext:value-type="float">
            <text:p>0.617015</text:p>
          </table:table-cell>
          <table:table-cell table:number-columns-repeated="3"/>
          <table:table-cell table:style-name="ce254" table:formula="of:=+[$'avatar_skeleton.xml convert'.D139]" office:value-type="float" office:value="0.081197" calcext:value-type="float">
            <text:p>0.081197</text:p>
          </table:table-cell>
          <table:table-cell table:style-name="ce254" table:formula="of:=+[$'avatar_skeleton.xml convert'.E139]" office:value-type="float" office:value="-0.03287" calcext:value-type="float">
            <text:p>-0.032870</text:p>
          </table:table-cell>
          <table:table-cell table:style-name="ce254" table:formula="of:=+[$'avatar_skeleton.xml convert'.F139]" office:value-type="float" office:value="0.534964" calcext:value-type="float">
            <text:p>0.534964</text:p>
          </table:table-cell>
          <table:table-cell table:style-name="ce254" table:formula="of:=+[$'avatar_skeleton.xml convert'.G139]" office:value-type="float" office:value="0.082197" calcext:value-type="float">
            <text:p>0.082197</text:p>
          </table:table-cell>
          <table:table-cell table:style-name="ce254" table:formula="of:=+[$'avatar_skeleton.xml convert'.H139]" office:value-type="float" office:value="-0.00386999999999999" calcext:value-type="float">
            <text:p>-0.003870</text:p>
          </table:table-cell>
          <table:table-cell table:style-name="ce254" table:formula="of:=+[$'avatar_skeleton.xml convert'.I139]" office:value-type="float" office:value="0.065964" calcext:value-type="float">
            <text:p>0.065964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6" calcext:value-type="float">
            <text:p>-0.04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91" calcext:value-type="float">
            <text:p>-0.49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0.952381" calcext:value-type="float">
            <text:p>0.95238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31263" calcext:value-type="float">
            <text:p>-0.031263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0.952381" calcext:value-type="float">
            <text:p>0.95238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75161" calcext:value-type="float">
            <text:p>-0.075161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0.909091" calcext:value-type="float">
            <text:p>0.90909</text:p>
          </table:table-cell>
          <table:table-cell table:style-name="ce310" office:value-type="float" office:value="-0.528917" calcext:value-type="float">
            <text:p>-0.528917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39]&amp;&quot;, &quot;&amp;[.T139]&amp;&quot;, &quot;&amp;[.X139]&amp;&quot;, &quot;&amp;[.AB139]&amp;&quot;, &quot;&amp;[.Q139]&amp;&quot;, &quot;&amp;[.U139]&amp;&quot;, &quot;&amp;[.Y139]&amp;&quot;, &quot;&amp;[.AC139]&amp;&quot;, &quot;&amp;[.R139]&amp;&quot;, &quot;&amp;[.V139]&amp;&quot;, &quot;&amp;[.Z139]&amp;&quot;, &quot;&amp;[.AD139]&amp;&quot;, &quot;&amp;[.S139]&amp;&quot;, &quot;&amp;[.W139]&amp;&quot;, &quot;&amp;[.AA139]&amp;&quot;, &quot;&amp;[.AE139]" office:value-type="string" office:string-value="1, 0, 0, 0, 0, 1, 0, 0, 0, 0, 1, 0, -0.001, -0.046, -0.491, 1" calcext:value-type="string">
            <text:p>1, 0, 0, 0, 0, 1, 0, 0, 0, 0, 1, 0, -0.001, -0.046, -0.491, 1</text:p>
          </table:table-cell>
          <table:table-cell table:style-name="ce282" table:formula="of:=[.AF139]&amp;&quot;, &quot;&amp;-[.AJ139]&amp;&quot;, &quot;&amp;[.AN139]&amp;&quot;, &quot;&amp;[.AR139]&amp;&quot;, &quot;&amp;[.AG139]&amp;&quot;, &quot;&amp;[.AK139]&amp;&quot;, &quot;&amp;[.AO139]&amp;&quot;, &quot;&amp;[.AS139]&amp;&quot;, &quot;&amp;[.AH139]&amp;&quot;, &quot;&amp;[.AL139]&amp;&quot;, &quot;&amp;[.AP139]&amp;&quot;, &quot;&amp;[.AT139]&amp;&quot;, &quot;&amp;[.AI139]&amp;&quot;, &quot;&amp;[.AM139]&amp;&quot;, &quot;&amp;-[.AQ139]&amp;&quot;, &quot;&amp;[.AU139]" office:value-type="string" office:string-value="0.952381, 0, 0, 0, 0, 0.952381, 0, 0, 0, 0, 0.909091, 0, -0.031263, -0.075161, 0.528917, 1" calcext:value-type="string">
            <text:p>0.952381, 0, 0, 0, 0, 0.952381, 0, 0, 0, 0, 0.909091, 0, -0.031263, -0.075161, 0.528917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L_LOWER_LEG</text:p>
          </table:table-cell>
          <table:table-cell table:style-name="ce153" table:formula="of:=+[$'avatar_skeleton.xml convert'.B140]" office:value-type="string" office:string-value="mKneeLeft" calcext:value-type="string">
            <text:p>mKneeLeft</text:p>
          </table:table-cell>
          <table:table-cell table:formula="of:=+[$'avatar_skeleton.xml convert'.C140]" office:value-type="string" office:string-value="&quot;false&quot;" calcext:value-type="string">
            <text:p>"false"</text:p>
          </table:table-cell>
          <table:table-cell table:formula="of:=+[.D$139]+[.W140]" office:value-type="float" office:value="0.081" calcext:value-type="float">
            <text:p>0.081000</text:p>
          </table:table-cell>
          <table:table-cell table:style-name="ce254" table:formula="of:=+[.E$139]-[.S140]" office:value-type="float" office:value="-0.012" calcext:value-type="float">
            <text:p>-0.012000</text:p>
          </table:table-cell>
          <table:table-cell table:formula="of:=+[.F$139]+[.AA140]" office:value-type="float" office:value="0.397015" calcext:value-type="float">
            <text:p>0.397015</text:p>
          </table:table-cell>
          <table:table-cell table:number-columns-repeated="3"/>
          <table:table-cell table:style-name="ce254" table:formula="of:=+[$'avatar_skeleton.xml convert'.D140]" office:value-type="float" office:value="0.081197" calcext:value-type="float">
            <text:p>0.081197</text:p>
          </table:table-cell>
          <table:table-cell table:style-name="ce254" table:formula="of:=+[$'avatar_skeleton.xml convert'.E140]" office:value-type="float" office:value="-0.01287" calcext:value-type="float">
            <text:p>-0.012870</text:p>
          </table:table-cell>
          <table:table-cell table:style-name="ce254" table:formula="of:=+[$'avatar_skeleton.xml convert'.F140]" office:value-type="float" office:value="0.334964" calcext:value-type="float">
            <text:p>0.334964</text:p>
          </table:table-cell>
          <table:table-cell table:style-name="ce254" table:formula="of:=+[$'avatar_skeleton.xml convert'.G140]" office:value-type="float" office:value="0.081197" calcext:value-type="float">
            <text:p>0.081197</text:p>
          </table:table-cell>
          <table:table-cell table:style-name="ce254" table:formula="of:=+[$'avatar_skeleton.xml convert'.H140]" office:value-type="float" office:value="-0.00287" calcext:value-type="float">
            <text:p>-0.002870</text:p>
          </table:table-cell>
          <table:table-cell table:style-name="ce254" table:formula="of:=+[$'avatar_skeleton.xml convert'.I140]" office:value-type="float" office:value="0.184964" calcext:value-type="float">
            <text:p>0.184964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40]&amp;&quot;, &quot;&amp;[.T140]&amp;&quot;, &quot;&amp;[.X140]&amp;&quot;, &quot;&amp;[.AB140]&amp;&quot;, &quot;&amp;[.Q140]&amp;&quot;, &quot;&amp;[.U140]&amp;&quot;, &quot;&amp;[.Y140]&amp;&quot;, &quot;&amp;[.AC140]&amp;&quot;, &quot;&amp;[.R140]&amp;&quot;, &quot;&amp;[.V140]&amp;&quot;, &quot;&amp;[.Z140]&amp;&quot;, &quot;&amp;[.AD140]&amp;&quot;, &quot;&amp;[.S140]&amp;&quot;, &quot;&amp;[.W140]&amp;&quot;, &quot;&amp;[.AA140]&amp;&quot;, &quot;&amp;[.AE140]" office:value-type="string" office:string-value="1, 0, 0, 0, 0, 1, 0, 0, 0, 0, 1, 0, -0.021, 0, -0.22, 1" calcext:value-type="string">
            <text:p>1, 0, 0, 0, 0, 1, 0, 0, 0, 0, 1, 0, -0.021, 0, -0.22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AnkleLeft</text:p>
          </table:table-cell>
          <table:table-cell table:style-name="ce153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+[.D$139]+[.W141]" office:value-type="float" office:value="0.082" calcext:value-type="float">
            <text:p>0.082000</text:p>
          </table:table-cell>
          <table:table-cell table:style-name="ce254" table:formula="of:=+[.E$139]-[.S141]" office:value-type="float" office:value="-0.004" calcext:value-type="float">
            <text:p>-0.004000</text:p>
          </table:table-cell>
          <table:table-cell table:formula="of:=+[.F$139]+[.AA141]" office:value-type="float" office:value="0.149015" calcext:value-type="float">
            <text:p>0.149015</text:p>
          </table:table-cell>
          <table:table-cell table:number-columns-repeated="3"/>
          <table:table-cell table:style-name="ce254" table:formula="of:=+[$'avatar_skeleton.xml convert'.D141]" office:value-type="float" office:value="0.082575" calcext:value-type="float">
            <text:p>0.082575</text:p>
          </table:table-cell>
          <table:table-cell table:style-name="ce254" table:formula="of:=+[$'avatar_skeleton.xml convert'.E141]" office:value-type="float" office:value="-0.003983" calcext:value-type="float">
            <text:p>-0.003983</text:p>
          </table:table-cell>
          <table:table-cell table:style-name="ce254" table:formula="of:=+[$'avatar_skeleton.xml convert'.F141]" office:value-type="float" office:value="0.066515" calcext:value-type="float">
            <text:p>0.066515</text:p>
          </table:table-cell>
          <table:table-cell table:style-name="ce254" table:formula="of:=+[$'avatar_skeleton.xml convert'.G141]" office:value-type="float" office:value="0.082575" calcext:value-type="float">
            <text:p>0.082575</text:p>
          </table:table-cell>
          <table:table-cell table:style-name="ce254" table:formula="of:=+[$'avatar_skeleton.xml convert'.H141]" office:value-type="float" office:value="-0.115983" calcext:value-type="float">
            <text:p>-0.115983</text:p>
          </table:table-cell>
          <table:table-cell table:style-name="ce254" table:formula="of:=+[$'avatar_skeleton.xml convert'.I141]" office:value-type="float" office:value="0.00551499999999999" calcext:value-type="float">
            <text:p>0.0055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9" calcext:value-type="float">
            <text:p>-0.02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01" calcext:value-type="float">
            <text:p>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9" office:value-type="float" office:value="1" calcext:value-type="float">
            <text:p>1.0000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10" office:value-type="float" office:value="-0.002494" calcext:value-type="float">
            <text:p>-0.002494</text:p>
          </table:table-cell>
          <table:table-cell table:style-name="ce313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04" office:value-type="float" office:value="0" calcext:value-type="float">
            <text:p>0</text:p>
          </table:table-cell>
          <table:table-cell table:style-name="ce310" office:value-type="float" office:value="-0.080366" calcext:value-type="float">
            <text:p>-0.080366</text:p>
          </table:table-cell>
          <table:table-cell table:style-name="ce313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18" office:value-type="float" office:value="1" calcext:value-type="float">
            <text:p>1.00000</text:p>
          </table:table-cell>
          <table:table-cell table:style-name="ce310" office:value-type="float" office:value="-0.066515" calcext:value-type="float">
            <text:p>-0.066515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282" table:formula="of:=[.P141]&amp;&quot;, &quot;&amp;[.T141]&amp;&quot;, &quot;&amp;[.X141]&amp;&quot;, &quot;&amp;[.AB141]&amp;&quot;, &quot;&amp;[.Q141]&amp;&quot;, &quot;&amp;[.U141]&amp;&quot;, &quot;&amp;[.Y141]&amp;&quot;, &quot;&amp;[.AC141]&amp;&quot;, &quot;&amp;[.R141]&amp;&quot;, &quot;&amp;[.V141]&amp;&quot;, &quot;&amp;[.Z141]&amp;&quot;, &quot;&amp;[.AD141]&amp;&quot;, &quot;&amp;[.S141]&amp;&quot;, &quot;&amp;[.W141]&amp;&quot;, &quot;&amp;[.AA141]&amp;&quot;, &quot;&amp;[.AE141]" office:value-type="string" office:string-value="1, 0, 0, 0, 0, 1, 0, 0, 0, 0, 1, 0, -0.029, 0.001, -0.468, 1" calcext:value-type="string">
            <text:p>1, 0, 0, 0, 0, 1, 0, 0, 0, 0, 1, 0, -0.029, 0.001, -0.468, 1</text:p>
          </table:table-cell>
          <table:table-cell table:style-name="ce282" table:formula="of:=[.AF141]&amp;&quot;, &quot;&amp;-[.AJ141]&amp;&quot;, &quot;&amp;[.AN141]&amp;&quot;, &quot;&amp;[.AR141]&amp;&quot;, &quot;&amp;[.AG141]&amp;&quot;, &quot;&amp;[.AK141]&amp;&quot;, &quot;&amp;[.AO141]&amp;&quot;, &quot;&amp;[.AS141]&amp;&quot;, &quot;&amp;[.AH141]&amp;&quot;, &quot;&amp;[.AL141]&amp;&quot;, &quot;&amp;[.AP141]&amp;&quot;, &quot;&amp;[.AT141]&amp;&quot;, &quot;&amp;[.AI141]&amp;&quot;, &quot;&amp;[.AM141]&amp;&quot;, &quot;&amp;-[.AQ141]&amp;&quot;, &quot;&amp;[.AU141]" office:value-type="string" office:string-value="1, 0, 0, 0, 0, 1, 0, 0, 0, 0, 1, 0, -0.002494, -0.080366, 0.066515, 1" calcext:value-type="string">
            <text:p>1, 0, 0, 0, 0, 1, 0, 0, 0, 0, 1, 0, -0.002494, -0.080366, 0.066515, 1</text:p>
          </table:table-cell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L_FOOT</text:p>
          </table:table-cell>
          <table:table-cell table:style-name="ce153" table:formula="of:=+[$'avatar_skeleton.xml convert'.B142]" office:value-type="string" office:string-value="mAnkleLeft" calcext:value-type="string">
            <text:p>mAnkleLeft</text:p>
          </table:table-cell>
          <table:table-cell table:formula="of:=+[$'avatar_skeleton.xml convert'.C142]" office:value-type="string" office:string-value="&quot;false&quot;" calcext:value-type="string">
            <text:p>"false"</text:p>
          </table:table-cell>
          <table:table-cell table:formula="of:=+[.D$141]+[.W142]" office:value-type="float" office:value="0.082" calcext:value-type="float">
            <text:p>0.082000</text:p>
          </table:table-cell>
          <table:table-cell table:style-name="ce254" table:formula="of:=+[.E$141]-[.S142]" office:value-type="float" office:value="-0.08100001" calcext:value-type="float">
            <text:p>-0.081000</text:p>
          </table:table-cell>
          <table:table-cell table:formula="of:=+[.F$141]+[.AA142]" office:value-type="float" office:value="0.108015" calcext:value-type="float">
            <text:p>0.108015</text:p>
          </table:table-cell>
          <table:table-cell table:number-columns-repeated="3"/>
          <table:table-cell table:style-name="ce254" table:formula="of:=+[$'avatar_skeleton.xml convert'.D142]" office:value-type="float" office:value="0.082575" calcext:value-type="float">
            <text:p>0.082575</text:p>
          </table:table-cell>
          <table:table-cell table:style-name="ce254" table:formula="of:=+[$'avatar_skeleton.xml convert'.E142]" office:value-type="float" office:value="-0.080983" calcext:value-type="float">
            <text:p>-0.080983</text:p>
          </table:table-cell>
          <table:table-cell table:style-name="ce254" table:formula="of:=+[$'avatar_skeleton.xml convert'.F142]" office:value-type="float" office:value="0.025515" calcext:value-type="float">
            <text:p>0.025515</text:p>
          </table:table-cell>
          <table:table-cell table:style-name="ce254" table:formula="of:=+[$'avatar_skeleton.xml convert'.G142]" office:value-type="float" office:value="0.082575" calcext:value-type="float">
            <text:p>0.082575</text:p>
          </table:table-cell>
          <table:table-cell table:style-name="ce254" table:formula="of:=+[$'avatar_skeleton.xml convert'.H142]" office:value-type="float" office:value="-0.169983" calcext:value-type="float">
            <text:p>-0.169983</text:p>
          </table:table-cell>
          <table:table-cell table:style-name="ce254" table:formula="of:=+[$'avatar_skeleton.xml convert'.I142]" office:value-type="float" office:value="-0.000485000000000013" calcext:value-type="float">
            <text:p>-0.00048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700001" calcext:value-type="float">
            <text:p>0.07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42]&amp;&quot;, &quot;&amp;[.T142]&amp;&quot;, &quot;&amp;[.X142]&amp;&quot;, &quot;&amp;[.AB142]&amp;&quot;, &quot;&amp;[.Q142]&amp;&quot;, &quot;&amp;[.U142]&amp;&quot;, &quot;&amp;[.Y142]&amp;&quot;, &quot;&amp;[.AC142]&amp;&quot;, &quot;&amp;[.R142]&amp;&quot;, &quot;&amp;[.V142]&amp;&quot;, &quot;&amp;[.Z142]&amp;&quot;, &quot;&amp;[.AD142]&amp;&quot;, &quot;&amp;[.S142]&amp;&quot;, &quot;&amp;[.W142]&amp;&quot;, &quot;&amp;[.AA142]&amp;&quot;, &quot;&amp;[.AE142]" office:value-type="string" office:string-value="1, 0, 0, 0, 0, 1, 0, 0, 0, 0, 1, 0, 0.07700001, 0, -0.041, 1" calcext:value-type="string">
            <text:p>1, 0, 0, 0, 0, 1, 0, 0, 0, 0, 1, 0, 0.07700001, 0, -0.041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FootLeft</text:p>
          </table:table-cell>
          <table:table-cell table:style-name="ce153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+[.D$141]+[.W143]" office:value-type="float" office:value="0.082" calcext:value-type="float">
            <text:p>0.082000</text:p>
          </table:table-cell>
          <table:table-cell table:style-name="ce254" table:formula="of:=+[.E$141]-[.S143]" office:value-type="float" office:value="-0.116" calcext:value-type="float">
            <text:p>-0.116000</text:p>
          </table:table-cell>
          <table:table-cell table:formula="of:=+[.F$141]+[.AA143]" office:value-type="float" office:value="0.088015" calcext:value-type="float">
            <text:p>0.088015</text:p>
          </table:table-cell>
          <table:table-cell table:number-columns-repeated="3"/>
          <table:table-cell table:style-name="ce254" table:formula="of:=+[$'avatar_skeleton.xml convert'.D143]" office:value-type="float" office:value="0.082575" calcext:value-type="float">
            <text:p>0.082575</text:p>
          </table:table-cell>
          <table:table-cell table:style-name="ce254" table:formula="of:=+[$'avatar_skeleton.xml convert'.E143]" office:value-type="float" office:value="-0.115939" calcext:value-type="float">
            <text:p>-0.115939</text:p>
          </table:table-cell>
          <table:table-cell table:style-name="ce254" table:formula="of:=+[$'avatar_skeleton.xml convert'.F143]" office:value-type="float" office:value="0.00589499999999998" calcext:value-type="float">
            <text:p>0.005895</text:p>
          </table:table-cell>
          <table:table-cell table:style-name="ce254" table:formula="of:=+[$'avatar_skeleton.xml convert'.G143]" office:value-type="float" office:value="0.090575" calcext:value-type="float">
            <text:p>0.090575</text:p>
          </table:table-cell>
          <table:table-cell table:style-name="ce254" table:formula="of:=+[$'avatar_skeleton.xml convert'.H143]" office:value-type="float" office:value="-0.220939" calcext:value-type="float">
            <text:p>-0.220939</text:p>
          </table:table-cell>
          <table:table-cell table:style-name="ce254" table:formula="of:=+[$'avatar_skeleton.xml convert'.I143]" office:value-type="float" office:value="0.00689499999999998" calcext:value-type="float">
            <text:p>0.00689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43]&amp;&quot;, &quot;&amp;[.T143]&amp;&quot;, &quot;&amp;[.X143]&amp;&quot;, &quot;&amp;[.AB143]&amp;&quot;, &quot;&amp;[.Q143]&amp;&quot;, &quot;&amp;[.U143]&amp;&quot;, &quot;&amp;[.Y143]&amp;&quot;, &quot;&amp;[.AC143]&amp;&quot;, &quot;&amp;[.R143]&amp;&quot;, &quot;&amp;[.V143]&amp;&quot;, &quot;&amp;[.Z143]&amp;&quot;, &quot;&amp;[.AD143]&amp;&quot;, &quot;&amp;[.S143]&amp;&quot;, &quot;&amp;[.W143]&amp;&quot;, &quot;&amp;[.AA143]&amp;&quot;, &quot;&amp;[.AE143]" office:value-type="string" office:string-value="1, 0, 0, 0, 0, 1, 0, 0, 0, 0, 1, 0, 0.112, 0, -0.061, 1" calcext:value-type="string">
            <text:p>1, 0, 0, 0, 0, 1, 0, 0, 0, 0, 1, 0, 0.112, 0, -0.061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ToeLeft</text:p>
          </table:table-cell>
          <table:table-cell table:style-name="ce153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+[.D143]+[.W144]" office:value-type="float" office:value="0.082" calcext:value-type="float">
            <text:p>0.082000</text:p>
          </table:table-cell>
          <table:table-cell table:style-name="ce254" table:formula="of:=+[.E143]-[.S144]" office:value-type="float" office:value="-0.225" calcext:value-type="float">
            <text:p>-0.225000</text:p>
          </table:table-cell>
          <table:table-cell table:formula="of:=+[.F143]+[.AA144]" office:value-type="float" office:value="0.088015" calcext:value-type="float">
            <text:p>0.088015</text:p>
          </table:table-cell>
          <table:table-cell table:number-columns-repeated="3"/>
          <table:table-cell table:style-name="ce254" table:formula="of:=+[$'avatar_skeleton.xml convert'.D144]" office:value-type="float" office:value="0.090845" calcext:value-type="float">
            <text:p>0.090845</text:p>
          </table:table-cell>
          <table:table-cell table:style-name="ce254" table:formula="of:=+[$'avatar_skeleton.xml convert'.E144]" office:value-type="float" office:value="-0.221326" calcext:value-type="float">
            <text:p>-0.221326</text:p>
          </table:table-cell>
          <table:table-cell table:style-name="ce254" table:formula="of:=+[$'avatar_skeleton.xml convert'.F144]" office:value-type="float" office:value="0.00676599999999998" calcext:value-type="float">
            <text:p>0.006766</text:p>
          </table:table-cell>
          <table:table-cell table:style-name="ce254" table:formula="of:=+[$'avatar_skeleton.xml convert'.G144]" office:value-type="float" office:value="0.090845" calcext:value-type="float">
            <text:p>0.090845</text:p>
          </table:table-cell>
          <table:table-cell table:style-name="ce254" table:formula="of:=+[$'avatar_skeleton.xml convert'.H144]" office:value-type="float" office:value="-0.241326" calcext:value-type="float">
            <text:p>-0.241326</text:p>
          </table:table-cell>
          <table:table-cell table:style-name="ce254" table:formula="of:=+[$'avatar_skeleton.xml convert'.I144]" office:value-type="float" office:value="0.00676599999999998" calcext:value-type="float">
            <text:p>0.006766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9" calcext:value-type="float">
            <text:p>0.10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44]&amp;&quot;, &quot;&amp;[.T144]&amp;&quot;, &quot;&amp;[.X144]&amp;&quot;, &quot;&amp;[.AB144]&amp;&quot;, &quot;&amp;[.Q144]&amp;&quot;, &quot;&amp;[.U144]&amp;&quot;, &quot;&amp;[.Y144]&amp;&quot;, &quot;&amp;[.AC144]&amp;&quot;, &quot;&amp;[.R144]&amp;&quot;, &quot;&amp;[.V144]&amp;&quot;, &quot;&amp;[.Z144]&amp;&quot;, &quot;&amp;[.AD144]&amp;&quot;, &quot;&amp;[.S144]&amp;&quot;, &quot;&amp;[.W144]&amp;&quot;, &quot;&amp;[.AA144]&amp;&quot;, &quot;&amp;[.AE144]" office:value-type="string" office:string-value="1, 0, 0, 0, 0, 1, 0, 0, 0, 0, 1, 0, 0.109, 0, 0, 1" calcext:value-type="string">
            <text:p>1, 0, 0, 0, 0, 1, 0, 0, 0, 0, 1, 0, 0.109, 0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Tail1</text:p>
          </table:table-cell>
          <table:table-cell table:style-name="ce155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style-name="ce174" table:formula="of:=+[.D$2]+[.W145]" office:value-type="float" office:value="0" calcext:value-type="float">
            <text:p>0.000000</text:p>
          </table:table-cell>
          <table:table-cell table:style-name="ce254" table:formula="of:=+[.E$2]-[.S145]" office:value-type="float" office:value="0.116" calcext:value-type="float">
            <text:p>0.116000</text:p>
          </table:table-cell>
          <table:table-cell table:style-name="ce254" table:formula="of:=+[.F$2]+[.AA145]" office:value-type="float" office:value="1.11401505" calcext:value-type="float">
            <text:p>1.114015</text:p>
          </table:table-cell>
          <table:table-cell table:style-name="ce174" table:formula="of:=+[.G$2]-[.W145]" office:value-type="float" office:value="0" calcext:value-type="float">
            <text:p>0.000000</text:p>
          </table:table-cell>
          <table:table-cell table:style-name="ce254"/>
          <table:table-cell table:style-name="ce254" table:formula="of:=+[.I$2]-[.AA145]" office:value-type="float" office:value="1.10401495" calcext:value-type="float">
            <text:p>1.104015</text:p>
          </table:table-cell>
          <table:table-cell table:style-name="ce254" table:formula="of:=+[$'avatar_skeleton.xml convert'.D145]" office:value-type="float" office:value="0" calcext:value-type="float">
            <text:p>0.000000</text:p>
          </table:table-cell>
          <table:table-cell table:style-name="ce254" table:formula="of:=+[$'avatar_skeleton.xml convert'.E145]" office:value-type="float" office:value="0.116" calcext:value-type="float">
            <text:p>0.116000</text:p>
          </table:table-cell>
          <table:table-cell table:style-name="ce254" table:formula="of:=+[$'avatar_skeleton.xml convert'.F145]" office:value-type="float" office:value="1.114015" calcext:value-type="float">
            <text:p>1.114015</text:p>
          </table:table-cell>
          <table:table-cell table:style-name="ce254" table:formula="of:=+[$'avatar_skeleton.xml convert'.G145]" office:value-type="float" office:value="0" calcext:value-type="float">
            <text:p>0.000000</text:p>
          </table:table-cell>
          <table:table-cell table:style-name="ce254" table:formula="of:=+[$'avatar_skeleton.xml convert'.H145]" office:value-type="float" office:value="0.313" calcext:value-type="float">
            <text:p>0.313000</text:p>
          </table:table-cell>
          <table:table-cell table:style-name="ce254" table:formula="of:=+[$'avatar_skeleton.xml convert'.I145]" office:value-type="float" office:value="1.114015" calcext:value-type="float">
            <text:p>1.114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16" calcext:value-type="float">
            <text:p>-0.11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700005" calcext:value-type="float">
            <text:p>0.047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45]&amp;&quot;, &quot;&amp;[.T145]&amp;&quot;, &quot;&amp;[.X145]&amp;&quot;, &quot;&amp;[.AB145]&amp;&quot;, &quot;&amp;[.Q145]&amp;&quot;, &quot;&amp;[.U145]&amp;&quot;, &quot;&amp;[.Y145]&amp;&quot;, &quot;&amp;[.AC145]&amp;&quot;, &quot;&amp;[.R145]&amp;&quot;, &quot;&amp;[.V145]&amp;&quot;, &quot;&amp;[.Z145]&amp;&quot;, &quot;&amp;[.AD145]&amp;&quot;, &quot;&amp;[.S145]&amp;&quot;, &quot;&amp;[.W145]&amp;&quot;, &quot;&amp;[.AA145]&amp;&quot;, &quot;&amp;[.AE145]" office:value-type="string" office:string-value="1, 0, 0, 0, 0, 1, 0, 0, 0, 0, 1, 0, -0.116, 0, 0.04700005, 1" calcext:value-type="string">
            <text:p>1, 0, 0, 0, 0, 1, 0, 0, 0, 0, 1, 0, -0.116, 0, 0.0470000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Tail2</text:p>
          </table:table-cell>
          <table:table-cell table:style-name="ce153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+[.D145]+[.T146]" office:value-type="float" office:value="0" calcext:value-type="float">
            <text:p>0.000000</text:p>
          </table:table-cell>
          <table:table-cell table:style-name="ce254" table:formula="of:=+[.E145]-[.S146]" office:value-type="float" office:value="0.313" calcext:value-type="float">
            <text:p>0.313000</text:p>
          </table:table-cell>
          <table:table-cell table:formula="of:=+[.F145]+[.AA146]" office:value-type="float" office:value="1.11401505" calcext:value-type="float">
            <text:p>1.114015</text:p>
          </table:table-cell>
          <table:table-cell table:number-columns-repeated="3"/>
          <table:table-cell table:style-name="ce254" table:formula="of:=+[$'avatar_skeleton.xml convert'.D146]" office:value-type="float" office:value="0" calcext:value-type="float">
            <text:p>0.000000</text:p>
          </table:table-cell>
          <table:table-cell table:style-name="ce254" table:formula="of:=+[$'avatar_skeleton.xml convert'.E146]" office:value-type="float" office:value="0.313" calcext:value-type="float">
            <text:p>0.313000</text:p>
          </table:table-cell>
          <table:table-cell table:style-name="ce254" table:formula="of:=+[$'avatar_skeleton.xml convert'.F146]" office:value-type="float" office:value="1.114015" calcext:value-type="float">
            <text:p>1.114015</text:p>
          </table:table-cell>
          <table:table-cell table:style-name="ce254" table:formula="of:=+[$'avatar_skeleton.xml convert'.G146]" office:value-type="float" office:value="0" calcext:value-type="float">
            <text:p>0.000000</text:p>
          </table:table-cell>
          <table:table-cell table:style-name="ce254" table:formula="of:=+[$'avatar_skeleton.xml convert'.H146]" office:value-type="float" office:value="0.481" calcext:value-type="float">
            <text:p>0.481000</text:p>
          </table:table-cell>
          <table:table-cell table:style-name="ce254" table:formula="of:=+[$'avatar_skeleton.xml convert'.I146]" office:value-type="float" office:value="1.114015" calcext:value-type="float">
            <text:p>1.114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97" calcext:value-type="float">
            <text:p>-0.19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46]&amp;&quot;, &quot;&amp;[.T146]&amp;&quot;, &quot;&amp;[.X146]&amp;&quot;, &quot;&amp;[.AB146]&amp;&quot;, &quot;&amp;[.Q146]&amp;&quot;, &quot;&amp;[.U146]&amp;&quot;, &quot;&amp;[.Y146]&amp;&quot;, &quot;&amp;[.AC146]&amp;&quot;, &quot;&amp;[.R146]&amp;&quot;, &quot;&amp;[.V146]&amp;&quot;, &quot;&amp;[.Z146]&amp;&quot;, &quot;&amp;[.AD146]&amp;&quot;, &quot;&amp;[.S146]&amp;&quot;, &quot;&amp;[.W146]&amp;&quot;, &quot;&amp;[.AA146]&amp;&quot;, &quot;&amp;[.AE146]" office:value-type="string" office:string-value="1, 0, 0, 0, 0, 1, 0, 0, 0, 0, 1, 0, -0.197, 0, 0, 1" calcext:value-type="string">
            <text:p>1, 0, 0, 0, 0, 1, 0, 0, 0, 0, 1, 0, -0.197, 0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Tail3</text:p>
          </table:table-cell>
          <table:table-cell table:style-name="ce153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+[.D146]+[.T147]" office:value-type="float" office:value="0" calcext:value-type="float">
            <text:p>0.000000</text:p>
          </table:table-cell>
          <table:table-cell table:style-name="ce254" table:formula="of:=+[.E146]-[.S147]" office:value-type="float" office:value="0.481" calcext:value-type="float">
            <text:p>0.481000</text:p>
          </table:table-cell>
          <table:table-cell table:formula="of:=+[.F146]+[.AA147]" office:value-type="float" office:value="1.11401505" calcext:value-type="float">
            <text:p>1.114015</text:p>
          </table:table-cell>
          <table:table-cell table:number-columns-repeated="3"/>
          <table:table-cell table:style-name="ce254" table:formula="of:=+[$'avatar_skeleton.xml convert'.D147]" office:value-type="float" office:value="0" calcext:value-type="float">
            <text:p>0.000000</text:p>
          </table:table-cell>
          <table:table-cell table:style-name="ce254" table:formula="of:=+[$'avatar_skeleton.xml convert'.E147]" office:value-type="float" office:value="0.481" calcext:value-type="float">
            <text:p>0.481000</text:p>
          </table:table-cell>
          <table:table-cell table:style-name="ce254" table:formula="of:=+[$'avatar_skeleton.xml convert'.F147]" office:value-type="float" office:value="1.114015" calcext:value-type="float">
            <text:p>1.114015</text:p>
          </table:table-cell>
          <table:table-cell table:style-name="ce254" table:formula="of:=+[$'avatar_skeleton.xml convert'.G147]" office:value-type="float" office:value="0" calcext:value-type="float">
            <text:p>0.000000</text:p>
          </table:table-cell>
          <table:table-cell table:style-name="ce254" table:formula="of:=+[$'avatar_skeleton.xml convert'.H147]" office:value-type="float" office:value="0.623" calcext:value-type="float">
            <text:p>0.623000</text:p>
          </table:table-cell>
          <table:table-cell table:style-name="ce254" table:formula="of:=+[$'avatar_skeleton.xml convert'.I147]" office:value-type="float" office:value="1.114015" calcext:value-type="float">
            <text:p>1.114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68" calcext:value-type="float">
            <text:p>-0.16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47]&amp;&quot;, &quot;&amp;[.T147]&amp;&quot;, &quot;&amp;[.X147]&amp;&quot;, &quot;&amp;[.AB147]&amp;&quot;, &quot;&amp;[.Q147]&amp;&quot;, &quot;&amp;[.U147]&amp;&quot;, &quot;&amp;[.Y147]&amp;&quot;, &quot;&amp;[.AC147]&amp;&quot;, &quot;&amp;[.R147]&amp;&quot;, &quot;&amp;[.V147]&amp;&quot;, &quot;&amp;[.Z147]&amp;&quot;, &quot;&amp;[.AD147]&amp;&quot;, &quot;&amp;[.S147]&amp;&quot;, &quot;&amp;[.W147]&amp;&quot;, &quot;&amp;[.AA147]&amp;&quot;, &quot;&amp;[.AE147]" office:value-type="string" office:string-value="1, 0, 0, 0, 0, 1, 0, 0, 0, 0, 1, 0, -0.168, 0, 0, 1" calcext:value-type="string">
            <text:p>1, 0, 0, 0, 0, 1, 0, 0, 0, 0, 1, 0, -0.168, 0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Tail4</text:p>
          </table:table-cell>
          <table:table-cell table:style-name="ce153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+[.D147]+[.T148]" office:value-type="float" office:value="0" calcext:value-type="float">
            <text:p>0.000000</text:p>
          </table:table-cell>
          <table:table-cell table:style-name="ce254" table:formula="of:=+[.E147]-[.S148]" office:value-type="float" office:value="0.623" calcext:value-type="float">
            <text:p>0.623000</text:p>
          </table:table-cell>
          <table:table-cell table:formula="of:=+[.F147]+[.AA148]" office:value-type="float" office:value="1.11401505" calcext:value-type="float">
            <text:p>1.114015</text:p>
          </table:table-cell>
          <table:table-cell table:number-columns-repeated="3"/>
          <table:table-cell table:style-name="ce254" table:formula="of:=+[$'avatar_skeleton.xml convert'.D148]" office:value-type="float" office:value="0" calcext:value-type="float">
            <text:p>0.000000</text:p>
          </table:table-cell>
          <table:table-cell table:style-name="ce254" table:formula="of:=+[$'avatar_skeleton.xml convert'.E148]" office:value-type="float" office:value="0.623" calcext:value-type="float">
            <text:p>0.623000</text:p>
          </table:table-cell>
          <table:table-cell table:style-name="ce254" table:formula="of:=+[$'avatar_skeleton.xml convert'.F148]" office:value-type="float" office:value="1.114015" calcext:value-type="float">
            <text:p>1.114015</text:p>
          </table:table-cell>
          <table:table-cell table:style-name="ce254" table:formula="of:=+[$'avatar_skeleton.xml convert'.G148]" office:value-type="float" office:value="0" calcext:value-type="float">
            <text:p>0.000000</text:p>
          </table:table-cell>
          <table:table-cell table:style-name="ce254" table:formula="of:=+[$'avatar_skeleton.xml convert'.H148]" office:value-type="float" office:value="0.735" calcext:value-type="float">
            <text:p>0.735000</text:p>
          </table:table-cell>
          <table:table-cell table:style-name="ce254" table:formula="of:=+[$'avatar_skeleton.xml convert'.I148]" office:value-type="float" office:value="1.114015" calcext:value-type="float">
            <text:p>1.114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42" calcext:value-type="float">
            <text:p>-0.14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48]&amp;&quot;, &quot;&amp;[.T148]&amp;&quot;, &quot;&amp;[.X148]&amp;&quot;, &quot;&amp;[.AB148]&amp;&quot;, &quot;&amp;[.Q148]&amp;&quot;, &quot;&amp;[.U148]&amp;&quot;, &quot;&amp;[.Y148]&amp;&quot;, &quot;&amp;[.AC148]&amp;&quot;, &quot;&amp;[.R148]&amp;&quot;, &quot;&amp;[.V148]&amp;&quot;, &quot;&amp;[.Z148]&amp;&quot;, &quot;&amp;[.AD148]&amp;&quot;, &quot;&amp;[.S148]&amp;&quot;, &quot;&amp;[.W148]&amp;&quot;, &quot;&amp;[.AA148]&amp;&quot;, &quot;&amp;[.AE148]" office:value-type="string" office:string-value="1, 0, 0, 0, 0, 1, 0, 0, 0, 0, 1, 0, -0.142, 0, 0, 1" calcext:value-type="string">
            <text:p>1, 0, 0, 0, 0, 1, 0, 0, 0, 0, 1, 0, -0.142, 0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Tail5</text:p>
          </table:table-cell>
          <table:table-cell table:style-name="ce153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+[.D148]+[.T149]" office:value-type="float" office:value="0" calcext:value-type="float">
            <text:p>0.000000</text:p>
          </table:table-cell>
          <table:table-cell table:style-name="ce254" table:formula="of:=+[.E148]-[.S149]" office:value-type="float" office:value="0.735" calcext:value-type="float">
            <text:p>0.735000</text:p>
          </table:table-cell>
          <table:table-cell table:formula="of:=+[.F148]+[.AA149]" office:value-type="float" office:value="1.11401505" calcext:value-type="float">
            <text:p>1.114015</text:p>
          </table:table-cell>
          <table:table-cell table:number-columns-repeated="3"/>
          <table:table-cell table:style-name="ce254" table:formula="of:=+[$'avatar_skeleton.xml convert'.D149]" office:value-type="float" office:value="0" calcext:value-type="float">
            <text:p>0.000000</text:p>
          </table:table-cell>
          <table:table-cell table:style-name="ce254" table:formula="of:=+[$'avatar_skeleton.xml convert'.E149]" office:value-type="float" office:value="0.735" calcext:value-type="float">
            <text:p>0.735000</text:p>
          </table:table-cell>
          <table:table-cell table:style-name="ce254" table:formula="of:=+[$'avatar_skeleton.xml convert'.F149]" office:value-type="float" office:value="1.114015" calcext:value-type="float">
            <text:p>1.114015</text:p>
          </table:table-cell>
          <table:table-cell table:style-name="ce254" table:formula="of:=+[$'avatar_skeleton.xml convert'.G149]" office:value-type="float" office:value="0" calcext:value-type="float">
            <text:p>0.000000</text:p>
          </table:table-cell>
          <table:table-cell table:style-name="ce254" table:formula="of:=+[$'avatar_skeleton.xml convert'.H149]" office:value-type="float" office:value="0.829" calcext:value-type="float">
            <text:p>0.829000</text:p>
          </table:table-cell>
          <table:table-cell table:style-name="ce254" table:formula="of:=+[$'avatar_skeleton.xml convert'.I149]" office:value-type="float" office:value="1.114015" calcext:value-type="float">
            <text:p>1.114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12" calcext:value-type="float">
            <text:p>-0.11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49]&amp;&quot;, &quot;&amp;[.T149]&amp;&quot;, &quot;&amp;[.X149]&amp;&quot;, &quot;&amp;[.AB149]&amp;&quot;, &quot;&amp;[.Q149]&amp;&quot;, &quot;&amp;[.U149]&amp;&quot;, &quot;&amp;[.Y149]&amp;&quot;, &quot;&amp;[.AC149]&amp;&quot;, &quot;&amp;[.R149]&amp;&quot;, &quot;&amp;[.V149]&amp;&quot;, &quot;&amp;[.Z149]&amp;&quot;, &quot;&amp;[.AD149]&amp;&quot;, &quot;&amp;[.S149]&amp;&quot;, &quot;&amp;[.W149]&amp;&quot;, &quot;&amp;[.AA149]&amp;&quot;, &quot;&amp;[.AE149]" office:value-type="string" office:string-value="1, 0, 0, 0, 0, 1, 0, 0, 0, 0, 1, 0, -0.112, 0, 0, 1" calcext:value-type="string">
            <text:p>1, 0, 0, 0, 0, 1, 0, 0, 0, 0, 1, 0, -0.112, 0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Tail6</text:p>
          </table:table-cell>
          <table:table-cell table:style-name="ce153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+[.D149]+[.T150]" office:value-type="float" office:value="0" calcext:value-type="float">
            <text:p>0.000000</text:p>
          </table:table-cell>
          <table:table-cell table:style-name="ce254" table:formula="of:=+[.E149]-[.S150]" office:value-type="float" office:value="0.82899998" calcext:value-type="float">
            <text:p>0.829000</text:p>
          </table:table-cell>
          <table:table-cell table:formula="of:=+[.F149]+[.AA150]" office:value-type="float" office:value="1.11401505" calcext:value-type="float">
            <text:p>1.114015</text:p>
          </table:table-cell>
          <table:table-cell table:number-columns-repeated="3"/>
          <table:table-cell table:style-name="ce254" table:formula="of:=+[$'avatar_skeleton.xml convert'.D150]" office:value-type="float" office:value="0" calcext:value-type="float">
            <text:p>0.000000</text:p>
          </table:table-cell>
          <table:table-cell table:style-name="ce254" table:formula="of:=+[$'avatar_skeleton.xml convert'.E150]" office:value-type="float" office:value="0.829" calcext:value-type="float">
            <text:p>0.829000</text:p>
          </table:table-cell>
          <table:table-cell table:style-name="ce254" table:formula="of:=+[$'avatar_skeleton.xml convert'.F150]" office:value-type="float" office:value="1.114015" calcext:value-type="float">
            <text:p>1.114015</text:p>
          </table:table-cell>
          <table:table-cell table:style-name="ce254" table:formula="of:=+[$'avatar_skeleton.xml convert'.G150]" office:value-type="float" office:value="0" calcext:value-type="float">
            <text:p>0.000000</text:p>
          </table:table-cell>
          <table:table-cell table:style-name="ce254" table:formula="of:=+[$'avatar_skeleton.xml convert'.H150]" office:value-type="float" office:value="0.918" calcext:value-type="float">
            <text:p>0.918000</text:p>
          </table:table-cell>
          <table:table-cell table:style-name="ce254" table:formula="of:=+[$'avatar_skeleton.xml convert'.I150]" office:value-type="float" office:value="1.114015" calcext:value-type="float">
            <text:p>1.114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9399998" calcext:value-type="float">
            <text:p>-0.09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0]&amp;&quot;, &quot;&amp;[.T150]&amp;&quot;, &quot;&amp;[.X150]&amp;&quot;, &quot;&amp;[.AB150]&amp;&quot;, &quot;&amp;[.Q150]&amp;&quot;, &quot;&amp;[.U150]&amp;&quot;, &quot;&amp;[.Y150]&amp;&quot;, &quot;&amp;[.AC150]&amp;&quot;, &quot;&amp;[.R150]&amp;&quot;, &quot;&amp;[.V150]&amp;&quot;, &quot;&amp;[.Z150]&amp;&quot;, &quot;&amp;[.AD150]&amp;&quot;, &quot;&amp;[.S150]&amp;&quot;, &quot;&amp;[.W150]&amp;&quot;, &quot;&amp;[.AA150]&amp;&quot;, &quot;&amp;[.AE150]" office:value-type="string" office:string-value="1, 0, 0, 0, 0, 1, 0, 0, 0, 0, 1, 0, -0.09399998, 0, 0, 1" calcext:value-type="string">
            <text:p>1, 0, 0, 0, 0, 1, 0, 0, 0, 0, 1, 0, -0.09399998, 0, 0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Groin</text:p>
          </table:table-cell>
          <table:table-cell table:style-name="ce155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style-name="ce174" table:formula="of:=+[.D$2]+[.W151]" office:value-type="float" office:value="0" calcext:value-type="float">
            <text:p>0.000000</text:p>
          </table:table-cell>
          <table:table-cell table:style-name="ce254" table:formula="of:=+[.E$2]-[.S151]" office:value-type="float" office:value="-0.064" calcext:value-type="float">
            <text:p>-0.064000</text:p>
          </table:table-cell>
          <table:table-cell table:style-name="ce254" table:formula="of:=+[.F$2]+[.AA151]" office:value-type="float" office:value="0.970015" calcext:value-type="float">
            <text:p>0.970015</text:p>
          </table:table-cell>
          <table:table-cell table:style-name="ce174" table:formula="of:=+[.G$2]-[.W151]" office:value-type="float" office:value="0" calcext:value-type="float">
            <text:p>0.000000</text:p>
          </table:table-cell>
          <table:table-cell table:style-name="ce254" table:formula="of:=+[.H$2]-[.S151]" office:value-type="float" office:value="-0.064" calcext:value-type="float">
            <text:p>-0.064000</text:p>
          </table:table-cell>
          <table:table-cell table:style-name="ce254" table:formula="of:=+[.I$2]-[.AA151]" office:value-type="float" office:value="1.248015" calcext:value-type="float">
            <text:p>1.248015</text:p>
          </table:table-cell>
          <table:table-cell table:style-name="ce254" table:formula="of:=+[$'avatar_skeleton.xml convert'.D151]" office:value-type="float" office:value="0" calcext:value-type="float">
            <text:p>0.000000</text:p>
          </table:table-cell>
          <table:table-cell table:style-name="ce254" table:formula="of:=+[$'avatar_skeleton.xml convert'.E151]" office:value-type="float" office:value="-0.064" calcext:value-type="float">
            <text:p>-0.064000</text:p>
          </table:table-cell>
          <table:table-cell table:style-name="ce254" table:formula="of:=+[$'avatar_skeleton.xml convert'.F151]" office:value-type="float" office:value="0.970015" calcext:value-type="float">
            <text:p>0.970015</text:p>
          </table:table-cell>
          <table:table-cell table:style-name="ce254" table:formula="of:=+[$'avatar_skeleton.xml convert'.G151]" office:value-type="float" office:value="0" calcext:value-type="float">
            <text:p>0.000000</text:p>
          </table:table-cell>
          <table:table-cell table:style-name="ce254" table:formula="of:=+[$'avatar_skeleton.xml convert'.H151]" office:value-type="float" office:value="-0.068" calcext:value-type="float">
            <text:p>-0.068000</text:p>
          </table:table-cell>
          <table:table-cell table:style-name="ce254" table:formula="of:=+[$'avatar_skeleton.xml convert'.I151]" office:value-type="float" office:value="0.904015" calcext:value-type="float">
            <text:p>0.904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4" calcext:value-type="float">
            <text:p>0.06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97" calcext:value-type="float">
            <text:p>-0.097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1]&amp;&quot;, &quot;&amp;[.T151]&amp;&quot;, &quot;&amp;[.X151]&amp;&quot;, &quot;&amp;[.AB151]&amp;&quot;, &quot;&amp;[.Q151]&amp;&quot;, &quot;&amp;[.U151]&amp;&quot;, &quot;&amp;[.Y151]&amp;&quot;, &quot;&amp;[.AC151]&amp;&quot;, &quot;&amp;[.R151]&amp;&quot;, &quot;&amp;[.V151]&amp;&quot;, &quot;&amp;[.Z151]&amp;&quot;, &quot;&amp;[.AD151]&amp;&quot;, &quot;&amp;[.S151]&amp;&quot;, &quot;&amp;[.W151]&amp;&quot;, &quot;&amp;[.AA151]&amp;&quot;, &quot;&amp;[.AE151]" office:value-type="string" office:string-value="1, 0, 0, 0, 0, 1, 0, 0, 0, 0, 1, 0, 0.064, 0, -0.097, 1" calcext:value-type="string">
            <text:p>1, 0, 0, 0, 0, 1, 0, 0, 0, 0, 1, 0, 0.064, 0, -0.097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ndLimbsRoot</text:p>
          </table:table-cell>
          <table:table-cell table:style-name="ce155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style-name="ce174" table:formula="of:=+[.D$2]+[.W152]" office:value-type="float" office:value="0" calcext:value-type="float">
            <text:p>0.000000</text:p>
          </table:table-cell>
          <table:table-cell table:style-name="ce254" table:formula="of:=+[.E$2]-[.S152]" office:value-type="float" office:value="0.2" calcext:value-type="float">
            <text:p>0.200000</text:p>
          </table:table-cell>
          <table:table-cell table:style-name="ce254" table:formula="of:=+[.F$2]+[.AA152]" office:value-type="float" office:value="1.15101499" calcext:value-type="float">
            <text:p>1.151015</text:p>
          </table:table-cell>
          <table:table-cell table:style-name="ce174" table:formula="of:=+[.G$2]-[.W152]" office:value-type="float" office:value="0" calcext:value-type="float">
            <text:p>0.000000</text:p>
          </table:table-cell>
          <table:table-cell table:style-name="ce254" table:formula="of:=+[.H$2]-[.S152]" office:value-type="float" office:value="0.2" calcext:value-type="float">
            <text:p>0.200000</text:p>
          </table:table-cell>
          <table:table-cell table:style-name="ce254" table:formula="of:=+[.I$2]-[.AA152]" office:value-type="float" office:value="1.06701501" calcext:value-type="float">
            <text:p>1.067015</text:p>
          </table:table-cell>
          <table:table-cell table:style-name="ce254" table:formula="of:=+[$'avatar_skeleton.xml convert'.D152]" office:value-type="float" office:value="0" calcext:value-type="float">
            <text:p>0.000000</text:p>
          </table:table-cell>
          <table:table-cell table:style-name="ce254" table:formula="of:=+[$'avatar_skeleton.xml convert'.E152]" office:value-type="float" office:value="0.2" calcext:value-type="float">
            <text:p>0.200000</text:p>
          </table:table-cell>
          <table:table-cell table:style-name="ce254" table:formula="of:=+[$'avatar_skeleton.xml convert'.F152]" office:value-type="float" office:value="1.151015" calcext:value-type="float">
            <text:p>1.151015</text:p>
          </table:table-cell>
          <table:table-cell table:style-name="ce254" table:formula="of:=+[$'avatar_skeleton.xml convert'.G152]" office:value-type="float" office:value="0" calcext:value-type="float">
            <text:p>0.000000</text:p>
          </table:table-cell>
          <table:table-cell table:style-name="ce254" table:formula="of:=+[$'avatar_skeleton.xml convert'.H152]" office:value-type="float" office:value="0.404" calcext:value-type="float">
            <text:p>0.404000</text:p>
          </table:table-cell>
          <table:table-cell table:style-name="ce254" table:formula="of:=+[$'avatar_skeleton.xml convert'.I152]" office:value-type="float" office:value="1.151015" calcext:value-type="float">
            <text:p>1.151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2" calcext:value-type="float">
            <text:p>-0.2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8399999" calcext:value-type="float">
            <text:p>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2]&amp;&quot;, &quot;&amp;[.T152]&amp;&quot;, &quot;&amp;[.X152]&amp;&quot;, &quot;&amp;[.AB152]&amp;&quot;, &quot;&amp;[.Q152]&amp;&quot;, &quot;&amp;[.U152]&amp;&quot;, &quot;&amp;[.Y152]&amp;&quot;, &quot;&amp;[.AC152]&amp;&quot;, &quot;&amp;[.R152]&amp;&quot;, &quot;&amp;[.V152]&amp;&quot;, &quot;&amp;[.Z152]&amp;&quot;, &quot;&amp;[.AD152]&amp;&quot;, &quot;&amp;[.S152]&amp;&quot;, &quot;&amp;[.W152]&amp;&quot;, &quot;&amp;[.AA152]&amp;&quot;, &quot;&amp;[.AE152]" office:value-type="string" office:string-value="1, 0, 0, 0, 0, 1, 0, 0, 0, 0, 1, 0, -0.2, 0, 0.08399999, 1" calcext:value-type="string">
            <text:p>1, 0, 0, 0, 0, 1, 0, 0, 0, 0, 1, 0, -0.2, 0, 0.08399999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ndLimb1Left</text:p>
          </table:table-cell>
          <table:table-cell table:style-name="ce153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+[.D$152]+[.W153]" office:value-type="float" office:value="0.129" calcext:value-type="float">
            <text:p>0.129000</text:p>
          </table:table-cell>
          <table:table-cell table:style-name="ce254" table:formula="of:=+[.E$152]-[.S153]" office:value-type="float" office:value="0.404" calcext:value-type="float">
            <text:p>0.404000</text:p>
          </table:table-cell>
          <table:table-cell table:formula="of:=+[.F$152]+[.AA153]" office:value-type="float" office:value="1.02601499" calcext:value-type="float">
            <text:p>1.026015</text:p>
          </table:table-cell>
          <table:table-cell table:number-columns-repeated="3"/>
          <table:table-cell table:style-name="ce254" table:formula="of:=+[$'avatar_skeleton.xml convert'.D153]" office:value-type="float" office:value="0.129" calcext:value-type="float">
            <text:p>0.129000</text:p>
          </table:table-cell>
          <table:table-cell table:style-name="ce254" table:formula="of:=+[$'avatar_skeleton.xml convert'.E153]" office:value-type="float" office:value="0.404" calcext:value-type="float">
            <text:p>0.404000</text:p>
          </table:table-cell>
          <table:table-cell table:style-name="ce254" table:formula="of:=+[$'avatar_skeleton.xml convert'.F153]" office:value-type="float" office:value="1.026015" calcext:value-type="float">
            <text:p>1.026015</text:p>
          </table:table-cell>
          <table:table-cell table:style-name="ce254" table:formula="of:=+[$'avatar_skeleton.xml convert'.G153]" office:value-type="float" office:value="0.083" calcext:value-type="float">
            <text:p>0.083000</text:p>
          </table:table-cell>
          <table:table-cell table:style-name="ce254" table:formula="of:=+[$'avatar_skeleton.xml convert'.H153]" office:value-type="float" office:value="0.402" calcext:value-type="float">
            <text:p>0.402000</text:p>
          </table:table-cell>
          <table:table-cell table:style-name="ce254" table:formula="of:=+[$'avatar_skeleton.xml convert'.I153]" office:value-type="float" office:value="0.535015" calcext:value-type="float">
            <text:p>0.535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204" calcext:value-type="float">
            <text:p>-0.20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9" calcext:value-type="float">
            <text:p>0.12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125" calcext:value-type="float">
            <text:p>-0.1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3]&amp;&quot;, &quot;&amp;[.T153]&amp;&quot;, &quot;&amp;[.X153]&amp;&quot;, &quot;&amp;[.AB153]&amp;&quot;, &quot;&amp;[.Q153]&amp;&quot;, &quot;&amp;[.U153]&amp;&quot;, &quot;&amp;[.Y153]&amp;&quot;, &quot;&amp;[.AC153]&amp;&quot;, &quot;&amp;[.R153]&amp;&quot;, &quot;&amp;[.V153]&amp;&quot;, &quot;&amp;[.Z153]&amp;&quot;, &quot;&amp;[.AD153]&amp;&quot;, &quot;&amp;[.S153]&amp;&quot;, &quot;&amp;[.W153]&amp;&quot;, &quot;&amp;[.AA153]&amp;&quot;, &quot;&amp;[.AE153]" office:value-type="string" office:string-value="1, 0, 0, 0, 0, 1, 0, 0, 0, 0, 1, 0, -0.204, 0.129, -0.125, 1" calcext:value-type="string">
            <text:p>1, 0, 0, 0, 0, 1, 0, 0, 0, 0, 1, 0, -0.204, 0.129, -0.12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ndLimb2Left</text:p>
          </table:table-cell>
          <table:table-cell table:style-name="ce153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+[.D153]+[.W154]" office:value-type="float" office:value="0.083" calcext:value-type="float">
            <text:p>0.083000</text:p>
          </table:table-cell>
          <table:table-cell table:style-name="ce254" table:formula="of:=+[.E153]-[.S154]" office:value-type="float" office:value="0.401999996" calcext:value-type="float">
            <text:p>0.402000</text:p>
          </table:table-cell>
          <table:table-cell table:formula="of:=+[.F153]+[.AA154]" office:value-type="float" office:value="0.53501489" calcext:value-type="float">
            <text:p>0.535015</text:p>
          </table:table-cell>
          <table:table-cell table:number-columns-repeated="3"/>
          <table:table-cell table:style-name="ce254" table:formula="of:=+[$'avatar_skeleton.xml convert'.D154]" office:value-type="float" office:value="0.083" calcext:value-type="float">
            <text:p>0.083000</text:p>
          </table:table-cell>
          <table:table-cell table:style-name="ce254" table:formula="of:=+[$'avatar_skeleton.xml convert'.E154]" office:value-type="float" office:value="0.402" calcext:value-type="float">
            <text:p>0.402000</text:p>
          </table:table-cell>
          <table:table-cell table:style-name="ce254" table:formula="of:=+[$'avatar_skeleton.xml convert'.F154]" office:value-type="float" office:value="0.535015" calcext:value-type="float">
            <text:p>0.535015</text:p>
          </table:table-cell>
          <table:table-cell table:style-name="ce254" table:formula="of:=+[$'avatar_skeleton.xml convert'.G154]" office:value-type="float" office:value="0.08" calcext:value-type="float">
            <text:p>0.080000</text:p>
          </table:table-cell>
          <table:table-cell table:style-name="ce254" table:formula="of:=+[$'avatar_skeleton.xml convert'.H154]" office:value-type="float" office:value="0.432" calcext:value-type="float">
            <text:p>0.432000</text:p>
          </table:table-cell>
          <table:table-cell table:style-name="ce254" table:formula="of:=+[$'avatar_skeleton.xml convert'.I154]" office:value-type="float" office:value="0.0670150000000001" calcext:value-type="float">
            <text:p>0.067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000004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6" calcext:value-type="float">
            <text:p>-0.04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910001" calcext:value-type="float">
            <text:p>-0.491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4]&amp;&quot;, &quot;&amp;[.T154]&amp;&quot;, &quot;&amp;[.X154]&amp;&quot;, &quot;&amp;[.AB154]&amp;&quot;, &quot;&amp;[.Q154]&amp;&quot;, &quot;&amp;[.U154]&amp;&quot;, &quot;&amp;[.Y154]&amp;&quot;, &quot;&amp;[.AC154]&amp;&quot;, &quot;&amp;[.R154]&amp;&quot;, &quot;&amp;[.V154]&amp;&quot;, &quot;&amp;[.Z154]&amp;&quot;, &quot;&amp;[.AD154]&amp;&quot;, &quot;&amp;[.S154]&amp;&quot;, &quot;&amp;[.W154]&amp;&quot;, &quot;&amp;[.AA154]&amp;&quot;, &quot;&amp;[.AE154]" office:value-type="string" office:string-value="1, 0, 0, 0, 0, 1, 0, 0, 0, 0, 1, 0, 0.002000004, -0.046, -0.4910001, 1" calcext:value-type="string">
            <text:p>1, 0, 0, 0, 0, 1, 0, 0, 0, 0, 1, 0, 0.002000004, -0.046, -0.4910001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ndLimb3Left</text:p>
          </table:table-cell>
          <table:table-cell table:style-name="ce153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+[.D154]+[.W155]" office:value-type="float" office:value="0.080000001" calcext:value-type="float">
            <text:p>0.080000</text:p>
          </table:table-cell>
          <table:table-cell table:style-name="ce254" table:formula="of:=+[.E154]-[.S155]" office:value-type="float" office:value="0.431999996" calcext:value-type="float">
            <text:p>0.432000</text:p>
          </table:table-cell>
          <table:table-cell table:formula="of:=+[.F154]+[.AA155]" office:value-type="float" office:value="0.06701489" calcext:value-type="float">
            <text:p>0.067015</text:p>
          </table:table-cell>
          <table:table-cell table:number-columns-repeated="3"/>
          <table:table-cell table:style-name="ce254" table:formula="of:=+[$'avatar_skeleton.xml convert'.D155]" office:value-type="float" office:value="0.08" calcext:value-type="float">
            <text:p>0.080000</text:p>
          </table:table-cell>
          <table:table-cell table:style-name="ce254" table:formula="of:=+[$'avatar_skeleton.xml convert'.E155]" office:value-type="float" office:value="0.432" calcext:value-type="float">
            <text:p>0.432000</text:p>
          </table:table-cell>
          <table:table-cell table:style-name="ce254" table:formula="of:=+[$'avatar_skeleton.xml convert'.F155]" office:value-type="float" office:value="0.0670150000000001" calcext:value-type="float">
            <text:p>0.067015</text:p>
          </table:table-cell>
          <table:table-cell table:style-name="ce254" table:formula="of:=+[$'avatar_skeleton.xml convert'.G155]" office:value-type="float" office:value="0.08" calcext:value-type="float">
            <text:p>0.080000</text:p>
          </table:table-cell>
          <table:table-cell table:style-name="ce254" table:formula="of:=+[$'avatar_skeleton.xml convert'.H155]" office:value-type="float" office:value="0.32" calcext:value-type="float">
            <text:p>0.320000</text:p>
          </table:table-cell>
          <table:table-cell table:style-name="ce254" table:formula="of:=+[$'avatar_skeleton.xml convert'.I155]" office:value-type="float" office:value="0.0060150000000001" calcext:value-type="float">
            <text:p>0.006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" calcext:value-type="float">
            <text:p>-0.03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02999999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5]&amp;&quot;, &quot;&amp;[.T155]&amp;&quot;, &quot;&amp;[.X155]&amp;&quot;, &quot;&amp;[.AB155]&amp;&quot;, &quot;&amp;[.Q155]&amp;&quot;, &quot;&amp;[.U155]&amp;&quot;, &quot;&amp;[.Y155]&amp;&quot;, &quot;&amp;[.AC155]&amp;&quot;, &quot;&amp;[.R155]&amp;&quot;, &quot;&amp;[.V155]&amp;&quot;, &quot;&amp;[.Z155]&amp;&quot;, &quot;&amp;[.AD155]&amp;&quot;, &quot;&amp;[.S155]&amp;&quot;, &quot;&amp;[.W155]&amp;&quot;, &quot;&amp;[.AA155]&amp;&quot;, &quot;&amp;[.AE155]" office:value-type="string" office:string-value="1, 0, 0, 0, 0, 1, 0, 0, 0, 0, 1, 0, -0.03, -0.002999999, -0.468, 1" calcext:value-type="string">
            <text:p>1, 0, 0, 0, 0, 1, 0, 0, 0, 0, 1, 0, -0.03, -0.002999999, -0.468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ndLimb4Left</text:p>
          </table:table-cell>
          <table:table-cell table:style-name="ce153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+[.D155]+[.W156]" office:value-type="float" office:value="0.080000001" calcext:value-type="float">
            <text:p>0.080000</text:p>
          </table:table-cell>
          <table:table-cell table:style-name="ce254" table:formula="of:=+[.E155]-[.S156]" office:value-type="float" office:value="0.319999996" calcext:value-type="float">
            <text:p>0.320000</text:p>
          </table:table-cell>
          <table:table-cell table:formula="of:=+[.F155]+[.AA156]" office:value-type="float" office:value="0.00601489" calcext:value-type="float">
            <text:p>0.006015</text:p>
          </table:table-cell>
          <table:table-cell table:number-columns-repeated="3"/>
          <table:table-cell table:style-name="ce254" table:formula="of:=+[$'avatar_skeleton.xml convert'.D156]" office:value-type="float" office:value="0.08" calcext:value-type="float">
            <text:p>0.080000</text:p>
          </table:table-cell>
          <table:table-cell table:style-name="ce254" table:formula="of:=+[$'avatar_skeleton.xml convert'.E156]" office:value-type="float" office:value="0.32" calcext:value-type="float">
            <text:p>0.320000</text:p>
          </table:table-cell>
          <table:table-cell table:style-name="ce254" table:formula="of:=+[$'avatar_skeleton.xml convert'.F156]" office:value-type="float" office:value="0.0060150000000001" calcext:value-type="float">
            <text:p>0.006015</text:p>
          </table:table-cell>
          <table:table-cell table:style-name="ce254" table:formula="of:=+[$'avatar_skeleton.xml convert'.G156]" office:value-type="float" office:value="0.088" calcext:value-type="float">
            <text:p>0.088000</text:p>
          </table:table-cell>
          <table:table-cell table:style-name="ce254" table:formula="of:=+[$'avatar_skeleton.xml convert'.H156]" office:value-type="float" office:value="0.215" calcext:value-type="float">
            <text:p>0.215000</text:p>
          </table:table-cell>
          <table:table-cell table:style-name="ce254" table:formula="of:=+[$'avatar_skeleton.xml convert'.I156]" office:value-type="float" office:value="0.0060150000000001" calcext:value-type="float">
            <text:p>0.006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6]&amp;&quot;, &quot;&amp;[.T156]&amp;&quot;, &quot;&amp;[.X156]&amp;&quot;, &quot;&amp;[.AB156]&amp;&quot;, &quot;&amp;[.Q156]&amp;&quot;, &quot;&amp;[.U156]&amp;&quot;, &quot;&amp;[.Y156]&amp;&quot;, &quot;&amp;[.AC156]&amp;&quot;, &quot;&amp;[.R156]&amp;&quot;, &quot;&amp;[.V156]&amp;&quot;, &quot;&amp;[.Z156]&amp;&quot;, &quot;&amp;[.AD156]&amp;&quot;, &quot;&amp;[.S156]&amp;&quot;, &quot;&amp;[.W156]&amp;&quot;, &quot;&amp;[.AA156]&amp;&quot;, &quot;&amp;[.AE156]" office:value-type="string" office:string-value="1, 0, 0, 0, 0, 1, 0, 0, 0, 0, 1, 0, 0.112, 0, -0.061, 1" calcext:value-type="string">
            <text:p>1, 0, 0, 0, 0, 1, 0, 0, 0, 0, 1, 0, 0.112, 0, -0.061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ndLimb1Right</text:p>
          </table:table-cell>
          <table:table-cell table:style-name="ce153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+[.D$152]+[.W157]" office:value-type="float" office:value="-0.129" calcext:value-type="float">
            <text:p>-0.129000</text:p>
          </table:table-cell>
          <table:table-cell table:style-name="ce254" table:formula="of:=+[.E$152]-[.S157]" office:value-type="float" office:value="0.404" calcext:value-type="float">
            <text:p>0.404000</text:p>
          </table:table-cell>
          <table:table-cell table:formula="of:=+[.F$152]+[.AA157]" office:value-type="float" office:value="1.02601499" calcext:value-type="float">
            <text:p>1.026015</text:p>
          </table:table-cell>
          <table:table-cell table:number-columns-repeated="3"/>
          <table:table-cell table:style-name="ce254" table:formula="of:=+[$'avatar_skeleton.xml convert'.D157]" office:value-type="float" office:value="-0.129" calcext:value-type="float">
            <text:p>-0.129000</text:p>
          </table:table-cell>
          <table:table-cell table:style-name="ce254" table:formula="of:=+[$'avatar_skeleton.xml convert'.E157]" office:value-type="float" office:value="0.404" calcext:value-type="float">
            <text:p>0.404000</text:p>
          </table:table-cell>
          <table:table-cell table:style-name="ce254" table:formula="of:=+[$'avatar_skeleton.xml convert'.F157]" office:value-type="float" office:value="1.026015" calcext:value-type="float">
            <text:p>1.026015</text:p>
          </table:table-cell>
          <table:table-cell table:style-name="ce254" table:formula="of:=+[$'avatar_skeleton.xml convert'.G157]" office:value-type="float" office:value="-0.083" calcext:value-type="float">
            <text:p>-0.083000</text:p>
          </table:table-cell>
          <table:table-cell table:style-name="ce254" table:formula="of:=+[$'avatar_skeleton.xml convert'.H157]" office:value-type="float" office:value="0.402" calcext:value-type="float">
            <text:p>0.402000</text:p>
          </table:table-cell>
          <table:table-cell table:style-name="ce254" table:formula="of:=+[$'avatar_skeleton.xml convert'.I157]" office:value-type="float" office:value="0.535015" calcext:value-type="float">
            <text:p>0.535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204" calcext:value-type="float">
            <text:p>-0.20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9" calcext:value-type="float">
            <text:p>-0.12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125" calcext:value-type="float">
            <text:p>-0.1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7]&amp;&quot;, &quot;&amp;[.T157]&amp;&quot;, &quot;&amp;[.X157]&amp;&quot;, &quot;&amp;[.AB157]&amp;&quot;, &quot;&amp;[.Q157]&amp;&quot;, &quot;&amp;[.U157]&amp;&quot;, &quot;&amp;[.Y157]&amp;&quot;, &quot;&amp;[.AC157]&amp;&quot;, &quot;&amp;[.R157]&amp;&quot;, &quot;&amp;[.V157]&amp;&quot;, &quot;&amp;[.Z157]&amp;&quot;, &quot;&amp;[.AD157]&amp;&quot;, &quot;&amp;[.S157]&amp;&quot;, &quot;&amp;[.W157]&amp;&quot;, &quot;&amp;[.AA157]&amp;&quot;, &quot;&amp;[.AE157]" office:value-type="string" office:string-value="1, 0, 0, 0, 0, 1, 0, 0, 0, 0, 1, 0, -0.204, -0.129, -0.125, 1" calcext:value-type="string">
            <text:p>1, 0, 0, 0, 0, 1, 0, 0, 0, 0, 1, 0, -0.204, -0.129, -0.125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ndLimb2Right</text:p>
          </table:table-cell>
          <table:table-cell table:style-name="ce153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+[.D157]+[.W158]" office:value-type="float" office:value="-0.083" calcext:value-type="float">
            <text:p>-0.083000</text:p>
          </table:table-cell>
          <table:table-cell table:style-name="ce254" table:formula="of:=+[.E157]-[.S158]" office:value-type="float" office:value="0.401999996" calcext:value-type="float">
            <text:p>0.402000</text:p>
          </table:table-cell>
          <table:table-cell table:formula="of:=+[.F157]+[.AA158]" office:value-type="float" office:value="0.53501489" calcext:value-type="float">
            <text:p>0.535015</text:p>
          </table:table-cell>
          <table:table-cell table:number-columns-repeated="3"/>
          <table:table-cell table:style-name="ce254" table:formula="of:=+[$'avatar_skeleton.xml convert'.D158]" office:value-type="float" office:value="-0.083" calcext:value-type="float">
            <text:p>-0.083000</text:p>
          </table:table-cell>
          <table:table-cell table:style-name="ce254" table:formula="of:=+[$'avatar_skeleton.xml convert'.E158]" office:value-type="float" office:value="0.402" calcext:value-type="float">
            <text:p>0.402000</text:p>
          </table:table-cell>
          <table:table-cell table:style-name="ce254" table:formula="of:=+[$'avatar_skeleton.xml convert'.F158]" office:value-type="float" office:value="0.535015" calcext:value-type="float">
            <text:p>0.535015</text:p>
          </table:table-cell>
          <table:table-cell table:style-name="ce254" table:formula="of:=+[$'avatar_skeleton.xml convert'.G158]" office:value-type="float" office:value="-0.08" calcext:value-type="float">
            <text:p>-0.080000</text:p>
          </table:table-cell>
          <table:table-cell table:style-name="ce254" table:formula="of:=+[$'avatar_skeleton.xml convert'.H158]" office:value-type="float" office:value="0.432" calcext:value-type="float">
            <text:p>0.432000</text:p>
          </table:table-cell>
          <table:table-cell table:style-name="ce254" table:formula="of:=+[$'avatar_skeleton.xml convert'.I158]" office:value-type="float" office:value="0.0670150000000001" calcext:value-type="float">
            <text:p>0.067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000004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6" calcext:value-type="float">
            <text:p>0.04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910001" calcext:value-type="float">
            <text:p>-0.491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8]&amp;&quot;, &quot;&amp;[.T158]&amp;&quot;, &quot;&amp;[.X158]&amp;&quot;, &quot;&amp;[.AB158]&amp;&quot;, &quot;&amp;[.Q158]&amp;&quot;, &quot;&amp;[.U158]&amp;&quot;, &quot;&amp;[.Y158]&amp;&quot;, &quot;&amp;[.AC158]&amp;&quot;, &quot;&amp;[.R158]&amp;&quot;, &quot;&amp;[.V158]&amp;&quot;, &quot;&amp;[.Z158]&amp;&quot;, &quot;&amp;[.AD158]&amp;&quot;, &quot;&amp;[.S158]&amp;&quot;, &quot;&amp;[.W158]&amp;&quot;, &quot;&amp;[.AA158]&amp;&quot;, &quot;&amp;[.AE158]" office:value-type="string" office:string-value="1, 0, 0, 0, 0, 1, 0, 0, 0, 0, 1, 0, 0.002000004, 0.046, -0.4910001, 1" calcext:value-type="string">
            <text:p>1, 0, 0, 0, 0, 1, 0, 0, 0, 0, 1, 0, 0.002000004, 0.046, -0.4910001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ndLimb3Right</text:p>
          </table:table-cell>
          <table:table-cell table:style-name="ce153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+[.D158]+[.W159]" office:value-type="float" office:value="-0.080000001" calcext:value-type="float">
            <text:p>-0.080000</text:p>
          </table:table-cell>
          <table:table-cell table:style-name="ce254" table:formula="of:=+[.E158]-[.S159]" office:value-type="float" office:value="0.431999996" calcext:value-type="float">
            <text:p>0.432000</text:p>
          </table:table-cell>
          <table:table-cell table:formula="of:=+[.F158]+[.AA159]" office:value-type="float" office:value="0.06701489" calcext:value-type="float">
            <text:p>0.067015</text:p>
          </table:table-cell>
          <table:table-cell table:number-columns-repeated="3"/>
          <table:table-cell table:style-name="ce254" table:formula="of:=+[$'avatar_skeleton.xml convert'.D159]" office:value-type="float" office:value="-0.08" calcext:value-type="float">
            <text:p>-0.080000</text:p>
          </table:table-cell>
          <table:table-cell table:style-name="ce254" table:formula="of:=+[$'avatar_skeleton.xml convert'.E159]" office:value-type="float" office:value="0.432" calcext:value-type="float">
            <text:p>0.432000</text:p>
          </table:table-cell>
          <table:table-cell table:style-name="ce254" table:formula="of:=+[$'avatar_skeleton.xml convert'.F159]" office:value-type="float" office:value="0.0670150000000001" calcext:value-type="float">
            <text:p>0.067015</text:p>
          </table:table-cell>
          <table:table-cell table:style-name="ce254" table:formula="of:=+[$'avatar_skeleton.xml convert'.G159]" office:value-type="float" office:value="-0.08" calcext:value-type="float">
            <text:p>-0.080000</text:p>
          </table:table-cell>
          <table:table-cell table:style-name="ce254" table:formula="of:=+[$'avatar_skeleton.xml convert'.H159]" office:value-type="float" office:value="0.32" calcext:value-type="float">
            <text:p>0.320000</text:p>
          </table:table-cell>
          <table:table-cell table:style-name="ce254" table:formula="of:=+[$'avatar_skeleton.xml convert'.I159]" office:value-type="float" office:value="0.0060150000000001" calcext:value-type="float">
            <text:p>0.006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" calcext:value-type="float">
            <text:p>-0.03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02999999" calcext:value-type="float">
            <text:p>0.00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59]&amp;&quot;, &quot;&amp;[.T159]&amp;&quot;, &quot;&amp;[.X159]&amp;&quot;, &quot;&amp;[.AB159]&amp;&quot;, &quot;&amp;[.Q159]&amp;&quot;, &quot;&amp;[.U159]&amp;&quot;, &quot;&amp;[.Y159]&amp;&quot;, &quot;&amp;[.AC159]&amp;&quot;, &quot;&amp;[.R159]&amp;&quot;, &quot;&amp;[.V159]&amp;&quot;, &quot;&amp;[.Z159]&amp;&quot;, &quot;&amp;[.AD159]&amp;&quot;, &quot;&amp;[.S159]&amp;&quot;, &quot;&amp;[.W159]&amp;&quot;, &quot;&amp;[.AA159]&amp;&quot;, &quot;&amp;[.AE159]" office:value-type="string" office:string-value="1, 0, 0, 0, 0, 1, 0, 0, 0, 0, 1, 0, -0.03, 0.002999999, -0.468, 1" calcext:value-type="string">
            <text:p>1, 0, 0, 0, 0, 1, 0, 0, 0, 0, 1, 0, -0.03, 0.002999999, -0.468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 table:style-name="ce150" office:value-type="string" calcext:value-type="string">
            <text:p>mHindLimb4Right</text:p>
          </table:table-cell>
          <table:table-cell table:style-name="ce153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+[.D159]+[.W160]" office:value-type="float" office:value="-0.080000001" calcext:value-type="float">
            <text:p>-0.080000</text:p>
          </table:table-cell>
          <table:table-cell table:style-name="ce254" table:formula="of:=+[.E159]-[.S160]" office:value-type="float" office:value="0.319999996" calcext:value-type="float">
            <text:p>0.320000</text:p>
          </table:table-cell>
          <table:table-cell table:formula="of:=+[.F159]+[.AA160]" office:value-type="float" office:value="0.00601489" calcext:value-type="float">
            <text:p>0.006015</text:p>
          </table:table-cell>
          <table:table-cell table:number-columns-repeated="3"/>
          <table:table-cell table:style-name="ce254" table:formula="of:=+[$'avatar_skeleton.xml convert'.D160]" office:value-type="float" office:value="-0.08" calcext:value-type="float">
            <text:p>-0.080000</text:p>
          </table:table-cell>
          <table:table-cell table:style-name="ce254" table:formula="of:=+[$'avatar_skeleton.xml convert'.E160]" office:value-type="float" office:value="0.32" calcext:value-type="float">
            <text:p>0.320000</text:p>
          </table:table-cell>
          <table:table-cell table:style-name="ce254" table:formula="of:=+[$'avatar_skeleton.xml convert'.F160]" office:value-type="float" office:value="0.0060150000000001" calcext:value-type="float">
            <text:p>0.006015</text:p>
          </table:table-cell>
          <table:table-cell table:style-name="ce254" table:formula="of:=+[$'avatar_skeleton.xml convert'.G160]" office:value-type="float" office:value="-0.088" calcext:value-type="float">
            <text:p>-0.088000</text:p>
          </table:table-cell>
          <table:table-cell table:style-name="ce254" table:formula="of:=+[$'avatar_skeleton.xml convert'.H160]" office:value-type="float" office:value="0.215" calcext:value-type="float">
            <text:p>0.215000</text:p>
          </table:table-cell>
          <table:table-cell table:style-name="ce254" table:formula="of:=+[$'avatar_skeleton.xml convert'.I160]" office:value-type="float" office:value="0.0060150000000001" calcext:value-type="float">
            <text:p>0.006015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303" table:number-columns-repeated="2"/>
          <table:table-cell table:number-columns-repeated="2"/>
          <table:table-cell table:style-name="ce317"/>
          <table:table-cell table:style-name="ce303"/>
          <table:table-cell table:number-columns-repeated="2"/>
          <table:table-cell table:style-name="ce303"/>
          <table:table-cell table:style-name="ce317"/>
          <table:table-cell table:number-columns-repeated="2"/>
          <table:table-cell table:style-name="ce303" table:number-columns-repeated="2"/>
          <table:table-cell/>
          <table:table-cell table:style-name="ce282" table:formula="of:=[.P160]&amp;&quot;, &quot;&amp;[.T160]&amp;&quot;, &quot;&amp;[.X160]&amp;&quot;, &quot;&amp;[.AB160]&amp;&quot;, &quot;&amp;[.Q160]&amp;&quot;, &quot;&amp;[.U160]&amp;&quot;, &quot;&amp;[.Y160]&amp;&quot;, &quot;&amp;[.AC160]&amp;&quot;, &quot;&amp;[.R160]&amp;&quot;, &quot;&amp;[.V160]&amp;&quot;, &quot;&amp;[.Z160]&amp;&quot;, &quot;&amp;[.AD160]&amp;&quot;, &quot;&amp;[.S160]&amp;&quot;, &quot;&amp;[.W160]&amp;&quot;, &quot;&amp;[.AA160]&amp;&quot;, &quot;&amp;[.AE160]" office:value-type="string" office:string-value="1, 0, 0, 0, 0, 1, 0, 0, 0, 0, 1, 0, 0.112, 0, -0.061, 1" calcext:value-type="string">
            <text:p>1, 0, 0, 0, 0, 1, 0, 0, 0, 0, 1, 0, 0.112, 0, -0.061, 1</text:p>
          </table:table-cell>
          <table:table-cell/>
          <table:table-cell table:style-name="ce297" table:number-columns-repeated="938"/>
          <table:table-cell table:number-columns-repeated="36"/>
        </table:table-row>
        <table:table-row table:style-name="ro3">
          <table:table-cell/>
          <table:table-cell table:style-name="ce184"/>
          <table:table-cell table:number-columns-repeated="1021"/>
        </table:table-row>
        <table:table-row table:style-name="ro3" table:number-rows-repeated="12">
          <table:table-cell table:number-columns-repeated="1023"/>
        </table:table-row>
        <table:table-row table:style-name="ro3">
          <table:table-cell/>
          <table:table-cell table:style-name="ce205"/>
          <table:table-cell table:number-columns-repeated="1021"/>
        </table:table-row>
        <table:table-row table:style-name="ro3">
          <table:table-cell table:number-columns-repeated="1023"/>
        </table:table-row>
        <table:table-row table:style-name="ro3" table:number-rows-repeated="761">
          <table:table-cell/>
          <table:table-cell table:style-name="ce205"/>
          <table:table-cell table:number-columns-repeated="1021"/>
        </table:table-row>
        <table:table-row table:style-name="ro3" table:number-rows-repeated="1047639">
          <table:table-cell table:number-columns-repeated="1023"/>
        </table:table-row>
        <table:table-row table:style-name="ro3">
          <table:table-cell/>
          <table:table-cell table:style-name="ce215"/>
          <table:table-cell table:number-columns-repeated="18"/>
          <table:table-cell table:style-name="ce287" table:number-columns-repeated="2"/>
          <table:table-cell table:number-columns-repeated="1001"/>
        </table:table-row>
      </table:table>
      <table:table table:name="avatar_skeleton.xml convert" table:style-name="ta2">
        <office:forms form:automatic-focus="false" form:apply-design-mode="false"/>
        <table:table-column table:style-name="co38" table:default-cell-style-name="ce2"/>
        <table:table-column table:style-name="co18" table:default-cell-style-name="ce199"/>
        <table:table-column table:style-name="co39" table:default-cell-style-name="ce12"/>
        <table:table-column table:style-name="co40" table:default-cell-style-name="ce77"/>
        <table:table-column table:style-name="co40" table:default-cell-style-name="ce85"/>
        <table:table-column table:style-name="co40" table:default-cell-style-name="ce93"/>
        <table:table-column table:style-name="co14" table:default-cell-style-name="ce98"/>
        <table:table-column table:style-name="co14" table:default-cell-style-name="ce120"/>
        <table:table-column table:style-name="co41" table:default-cell-style-name="ce131"/>
        <table:table-column table:style-name="co42" table:default-cell-style-name="ce102"/>
        <table:table-column table:style-name="co42" table:default-cell-style-name="ce158"/>
        <table:table-column table:style-name="co42" table:default-cell-style-name="ce172"/>
        <table:table-column table:style-name="co43" table:default-cell-style-name="ce178"/>
        <table:table-column table:style-name="co43" table:default-cell-style-name="ce186"/>
        <table:table-column table:style-name="co43" table:default-cell-style-name="ce195"/>
        <table:table-column table:style-name="co44" table:default-cell-style-name="ce238"/>
        <table:table-column table:style-name="co44" table:default-cell-style-name="ce247"/>
        <table:table-column table:style-name="co44" table:default-cell-style-name="ce340"/>
        <table:table-column table:style-name="co45" table:default-cell-style-name="ce441"/>
        <table:table-column table:style-name="co45" table:default-cell-style-name="ce451"/>
        <table:table-column table:style-name="co45" table:default-cell-style-name="ce455"/>
        <table:table-column table:style-name="co46" table:default-cell-style-name="ce353"/>
        <table:table-column table:style-name="co46" table:default-cell-style-name="ce359"/>
        <table:table-column table:style-name="co46" table:default-cell-style-name="ce366"/>
        <table:table-column table:style-name="co46" table:default-cell-style-name="ce391"/>
        <table:table-column table:style-name="co46" table:default-cell-style-name="ce247"/>
        <table:table-column table:style-name="co46" table:default-cell-style-name="ce391"/>
        <table:table-column table:style-name="co44" table:default-cell-style-name="ce238"/>
        <table:table-column table:style-name="co44" table:default-cell-style-name="ce247"/>
        <table:table-column table:style-name="co44" table:default-cell-style-name="ce340"/>
        <table:table-column table:style-name="co46" table:default-cell-style-name="ce403"/>
        <table:table-column table:style-name="co46" table:default-cell-style-name="ce405"/>
        <table:table-column table:style-name="co46" table:default-cell-style-name="ce403"/>
        <table:table-column table:style-name="co47" table:number-columns-repeated="2" table:default-cell-style-name="ce519"/>
        <table:table-column table:style-name="co12" table:number-columns-repeated="989" table:default-cell-style-name="ce519"/>
        <table:table-row table:style-name="ro12">
          <table:table-cell table:style-name="ce47" office:value-type="string" calcext:value-type="string">
            <text:p><text:span text:style-name="T3">mBone values from avatar_skeleton.xml</text:span></text:p>
            <text:p><text:span text:style-name="T3">converted to Blender 2.8X bone head and tail values, and collision bone custom properties</text:span></text:p>
            <text:p>Bones</text:p>
          </table:table-cell>
          <table:table-cell table:style-name="ce153" office:value-type="string" calcext:value-type="string">
            <text:p>parent</text:p>
          </table:table-cell>
          <table:table-cell table:style-name="ce47" office:value-type="string" calcext:value-type="string">
            <text:p><text:span text:style-name="T3">Blender connected checkbox</text:span></text:p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357"/>
          <table:covered-table-cell table:style-name="ce122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6">end</text:span></text:p>
            <text:p>       x             y             z</text:p>
          </table:table-cell>
          <table:covered-table-cell table:style-name="ce357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6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6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6">difference between pos &amp; pivot</text:span></text:p>
            <text:p>     x           y           z</text:p>
          </table:table-cell>
          <table:covered-table-cell table:style-name="ce447"/>
          <table:covered-table-cell table:style-name="ce452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6">rot</text:span></text:p>
            <text:p> x          y          z</text:p>
          </table:table-cell>
          <table:covered-table-cell table:style-name="ce357"/>
          <table:covered-table-cell table:style-name="ce122"/>
          <table:table-cell table:style-name="ce357" office:value-type="string" calcext:value-type="string" table:number-columns-spanned="3" table:number-rows-spanned="1">
            <text:p><text:span text:style-name="T4">avatar_skeleton.xml</text:span></text:p>
            <text:p><text:span text:style-name="T6">scale</text:span></text:p>
            <text:p> x            y             z</text:p>
          </table:table-cell>
          <table:covered-table-cell table:number-columns-repeated="2" table:style-name="ce357"/>
          <table:table-cell table:style-name="ce95" office:value-type="string" calcext:value-type="string" table:number-columns-spanned="3" table:number-rows-spanned="1">
            <text:p><text:span text:style-name="T4">Skeleton_Female</text:span></text:p>
            <text:p><text:span text:style-name="T4">Y forward</text:span></text:p>
            <text:p>Custom Property</text:p>
            <text:p>(preBento) restpose_rot</text:p>
            <text:p> x          y          z</text:p>
          </table:table-cell>
          <table:covered-table-cell table:style-name="ce357"/>
          <table:covered-table-cell table:style-name="ce122"/>
          <table:table-cell table:style-name="ce472" office:value-type="string" calcext:value-type="string" table:number-columns-spanned="3" table:number-rows-spanned="1">
            <text:p><text:span text:style-name="T4">Skeleton_Female</text:span></text:p>
            <text:p><text:span text:style-name="T4">Y Forward</text:span></text:p>
            <text:p>Custom Property</text:p>
            <text:p>(pre-Bento) restpose_scale</text:p>
            <text:p> x            y             z</text:p>
          </table:table-cell>
          <table:covered-table-cell table:number-columns-repeated="2" table:style-name="ce472"/>
          <table:table-cell table:number-columns-repeated="991"/>
        </table:table-row>
        <table:table-row table:style-name="ro3">
          <table:table-cell table:style-name="ce51" office:value-type="string" calcext:value-type="string">
            <text:p>mPelvis</text:p>
          </table:table-cell>
          <table:table-cell table:style-name="ce153"/>
          <table:table-cell table:style-name="ce68" office:value-type="string" calcext:value-type="string">
            <text:p>"false"</text:p>
          </table:table-cell>
          <table:table-cell table:style-name="ce72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96" table:formula="of:=+[.D2]+[.K2]" office:value-type="float" office:value="0" calcext:value-type="float">
            <text:p>0.000</text:p>
          </table:table-cell>
          <table:table-cell table:style-name="ce115" table:formula="of:=+[.E2]-[.J2]" office:value-type="float" office:value="-0" calcext:value-type="float">
            <text:p>0.000</text:p>
          </table:table-cell>
          <table:table-cell table:style-name="ce129" table:formula="of:=+[.F2]+[.L2]" office:value-type="float" office:value="1.151015" calcext:value-type="float">
            <text:p>1.15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1.067015" calcext:value-type="float">
            <text:p>1.067015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1.067" calcext:value-type="float">
            <text:p>1.067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441" table:formula="of:=+[.Q2]-[.N2]" office:value-type="float" office:value="0" calcext:value-type="float">
            <text:p>0.000000</text:p>
          </table:table-cell>
          <table:table-cell table:style-name="ce441" table:formula="of:=+[.R2]-[.O2]" office:value-type="float" office:value="-0.0000150000000000983" calcext:value-type="float">
            <text:p>-0.000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]" office:value-type="float" office:value="0" calcext:value-type="float">
            <text:p>0.000</text:p>
          </table:table-cell>
          <table:table-cell table:style-name="ce246" table:formula="of:=+[.V2]" office:value-type="float" office:value="0" calcext:value-type="float">
            <text:p>0.000</text:p>
          </table:table-cell>
          <table:table-cell table:style-name="ce333" table:formula="of:=+[.X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 table:style-name="ce154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97" table:formula="of:=+[.D3]+[.K3]" office:value-type="float" office:value="0" calcext:value-type="float">
            <text:p>0.000</text:p>
          </table:table-cell>
          <table:table-cell table:style-name="ce119" table:formula="of:=+[.E3]-[.J3]" office:value-type="float" office:value="-0.02" calcext:value-type="float">
            <text:p>-0.020</text:p>
          </table:table-cell>
          <table:table-cell table:style-name="ce130" table:formula="of:=+[.F3]+[.L3]" office:value-type="float" office:value="1.142015" calcext:value-type="float">
            <text:p>1.142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table:formula="of:=+[.W3]" office:value-type="float" office:value="8" calcext:value-type="float">
            <text:p>8.000</text:p>
          </table:table-cell>
          <table:table-cell table:style-name="ce242" table:formula="of:=+[.V3]" office:value-type="float" office:value="0" calcext:value-type="float">
            <text:p>0.000</text:p>
          </table:table-cell>
          <table:table-cell table:style-name="ce308" table:formula="of:=+[.X3]" office:value-type="float" office:value="0" calcext:value-type="float">
            <text:p>0.000</text:p>
          </table:table-cell>
          <table:table-cell table:style-name="ce400" office:value-type="float" office:value="0.12" calcext:value-type="float">
            <text:p>0.1200</text:p>
          </table:table-cell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BUTT</text:p>
          </table:table-cell>
          <table:table-cell table:style-name="ce155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97" table:formula="of:=+[.D4]+[.K4]" office:value-type="float" office:value="0" calcext:value-type="float">
            <text:p>0.000</text:p>
          </table:table-cell>
          <table:table-cell table:style-name="ce119" table:formula="of:=+[.E4]-[.J4]" office:value-type="float" office:value="0.16" calcext:value-type="float">
            <text:p>0.160</text:p>
          </table:table-cell>
          <table:table-cell table:style-name="ce130" table:formula="of:=+[.F4]+[.L4]" office:value-type="float" office:value="0.967015" calcext:value-type="float">
            <text:p>0.967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6" calcext:value-type="float">
            <text:p>-0.06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1" calcext:value-type="float">
            <text:p>-0.1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1" calcext:value-type="float">
            <text:p>0.100</text:p>
          </table:table-cell>
          <table:table-cell table:style-name="ce222" table:formula="of:=+[.W4]" office:value-type="float" office:value="0" calcext:value-type="float">
            <text:p>0.000</text:p>
          </table:table-cell>
          <table:table-cell table:style-name="ce242" table:formula="of:=+[.V4]" office:value-type="float" office:value="0" calcext:value-type="float">
            <text:p>0.000</text:p>
          </table:table-cell>
          <table:table-cell table:style-name="ce308" table:formula="of:=+[.X4]" office:value-type="float" office:value="0" calcext:value-type="float">
            <text:p>0.000</text:p>
          </table:table-cell>
          <table:table-cell table:number-columns-repeated="3" table:style-name="ce400" office:value-type="float" office:value="0.1" calcext:value-type="float">
            <text:p>0.10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2]+[.N5]" office:value-type="float" office:value="0" calcext:value-type="float">
            <text:p>0.000000</text:p>
          </table:table-cell>
          <table:table-cell table:style-name="ce80" table:formula="of:=+[.E$2]-[.M5]" office:value-type="float" office:value="-0" calcext:value-type="float">
            <text:p>0.000000</text:p>
          </table:table-cell>
          <table:table-cell table:style-name="ce88" table:formula="of:=+[.F$2]+[.O5]" office:value-type="float" office:value="1.151088" calcext:value-type="float">
            <text:p>1.151088</text:p>
          </table:table-cell>
          <table:table-cell table:style-name="ce96" table:formula="of:=+[.D5]+[.K5]" office:value-type="float" office:value="0" calcext:value-type="float">
            <text:p>0.000</text:p>
          </table:table-cell>
          <table:table-cell table:style-name="ce115" table:formula="of:=+[.E5]-[.J5]" office:value-type="float" office:value="-0" calcext:value-type="float">
            <text:p>0.000</text:p>
          </table:table-cell>
          <table:table-cell table:style-name="ce129" table:formula="of:=+[.F5]+[.L5]" office:value-type="float" office:value="1.067088" calcext:value-type="float">
            <text:p>1.067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441" table:formula="of:=+[.Q5]-[.N5]" office:value-type="float" office:value="0" calcext:value-type="float">
            <text:p>0.000000</text:p>
          </table:table-cell>
          <table:table-cell table:style-name="ce441" table:formula="of:=+[.R5]-[.O5]" office:value-type="float" office:value="-0.0000729999999999897" calcext:value-type="float">
            <text:p>-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]" office:value-type="float" office:value="0" calcext:value-type="float">
            <text:p>0.000</text:p>
          </table:table-cell>
          <table:table-cell table:style-name="ce246" table:formula="of:=+[.V5]" office:value-type="float" office:value="0" calcext:value-type="float">
            <text:p>0.000</text:p>
          </table:table-cell>
          <table:table-cell table:style-name="ce333" table:formula="of:=+[.X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Spine2</text:p>
          </table:table-cell>
          <table:table-cell table:style-name="ce153" office:value-type="string" calcext:value-type="string">
            <text:p>mSpine1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96" table:formula="of:=+[.D6]+[.K6]" office:value-type="float" office:value="0" calcext:value-type="float">
            <text:p>0.000</text:p>
          </table:table-cell>
          <table:table-cell table:style-name="ce115" table:formula="of:=+[.E6]-[.J6]" office:value-type="float" office:value="-0" calcext:value-type="float">
            <text:p>0.000</text:p>
          </table:table-cell>
          <table:table-cell table:style-name="ce129" table:formula="of:=+[.F6]+[.L6]" office:value-type="float" office:value="1.151015" calcext:value-type="float">
            <text:p>1.15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84073" calcext:value-type="float">
            <text:p>-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84" calcext:value-type="float">
            <text:p>-0.084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441" table:formula="of:=+[.Q6]-[.N6]" office:value-type="float" office:value="0" calcext:value-type="float">
            <text:p>0.000000</text:p>
          </table:table-cell>
          <table:table-cell table:style-name="ce441" table:formula="of:=+[.R6]-[.O6]" office:value-type="float" office:value="0.0000729999999999897" calcext:value-type="float">
            <text:p>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]" office:value-type="float" office:value="0" calcext:value-type="float">
            <text:p>0.000</text:p>
          </table:table-cell>
          <table:table-cell table:style-name="ce246" table:formula="of:=+[.V6]" office:value-type="float" office:value="0" calcext:value-type="float">
            <text:p>0.000</text:p>
          </table:table-cell>
          <table:table-cell table:style-name="ce333" table:formula="of:=+[.X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153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96" table:formula="of:=+[.D7]+[.K7]" office:value-type="float" office:value="0" calcext:value-type="float">
            <text:p>0.000</text:p>
          </table:table-cell>
          <table:table-cell table:style-name="ce115" table:formula="of:=+[.E7]-[.J7]" office:value-type="float" office:value="0.015" calcext:value-type="float">
            <text:p>0.015</text:p>
          </table:table-cell>
          <table:table-cell table:style-name="ce129" table:formula="of:=+[.F7]+[.L7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441" table:formula="of:=+[.Q7]-[.N7]" office:value-type="float" office:value="0" calcext:value-type="float">
            <text:p>0.000000</text:p>
          </table:table-cell>
          <table:table-cell table:style-name="ce441" table:formula="of:=+[.R7]-[.O7]" office:value-type="float" office:value="-0.0000729999999999897" calcext:value-type="float">
            <text:p>-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]" office:value-type="float" office:value="0" calcext:value-type="float">
            <text:p>0.000</text:p>
          </table:table-cell>
          <table:table-cell table:style-name="ce246" table:formula="of:=+[.V7]" office:value-type="float" office:value="0" calcext:value-type="float">
            <text:p>0.000</text:p>
          </table:table-cell>
          <table:table-cell table:style-name="ce333" table:formula="of:=+[.X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BELLY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97" table:formula="of:=+[.D8]+[.K8]" office:value-type="float" office:value="0" calcext:value-type="float">
            <text:p>0.000</text:p>
          </table:table-cell>
          <table:table-cell table:style-name="ce119" table:formula="of:=+[.E8]-[.J8]" office:value-type="float" office:value="-0.056" calcext:value-type="float">
            <text:p>-0.056</text:p>
          </table:table-cell>
          <table:table-cell table:style-name="ce130" table:formula="of:=+[.F8]+[.L8]" office:value-type="float" office:value="1.285088" calcext:value-type="float">
            <text:p>1.285</text:p>
          </table:table-cell>
          <table:table-cell table:style-name="ce138" office:value-type="float" office:value="0.028" calcext:value-type="float">
            <text:p>0.028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4" calcext:value-type="float">
            <text:p>0.094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4" calcext:value-type="float">
            <text:p>0.04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8]" office:value-type="float" office:value="8" calcext:value-type="float">
            <text:p>8.000</text:p>
          </table:table-cell>
          <table:table-cell table:style-name="ce242" table:formula="of:=+[.V8]" office:value-type="float" office:value="0" calcext:value-type="float">
            <text:p>0.000</text:p>
          </table:table-cell>
          <table:table-cell table:style-name="ce308" table:formula="of:=+[.X8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97" table:formula="of:=+[.D9]+[.K9]" office:value-type="float" office:value="0.2" calcext:value-type="float">
            <text:p>0.200</text:p>
          </table:table-cell>
          <table:table-cell table:style-name="ce119" table:formula="of:=+[.E9]-[.J9]" office:value-type="float" office:value="-0" calcext:value-type="float">
            <text:p>0.000</text:p>
          </table:table-cell>
          <table:table-cell table:style-name="ce130" table:formula="of:=+[.F9]+[.L9]" office:value-type="float" office:value="1.209088" calcext:value-type="float">
            <text:p>1.20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9]" office:value-type="float" office:value="0" calcext:value-type="float">
            <text:p>0.000</text:p>
          </table:table-cell>
          <table:table-cell table:style-name="ce242" table:formula="of:=+[.V9]" office:value-type="float" office:value="0" calcext:value-type="float">
            <text:p>0.000</text:p>
          </table:table-cell>
          <table:table-cell table:style-name="ce308" table:formula="of:=+[.X9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RIGHT_HANDLE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97" table:formula="of:=+[.D10]+[.K10]" office:value-type="float" office:value="-0.2" calcext:value-type="float">
            <text:p>-0.200</text:p>
          </table:table-cell>
          <table:table-cell table:style-name="ce119" table:formula="of:=+[.E10]-[.J10]" office:value-type="float" office:value="-0" calcext:value-type="float">
            <text:p>0.000</text:p>
          </table:table-cell>
          <table:table-cell table:style-name="ce130" table:formula="of:=+[.F10]+[.L10]" office:value-type="float" office:value="1.209088" calcext:value-type="float">
            <text:p>1.20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0]" office:value-type="float" office:value="0" calcext:value-type="float">
            <text:p>0.000</text:p>
          </table:table-cell>
          <table:table-cell table:style-name="ce242" table:formula="of:=+[.V10]" office:value-type="float" office:value="0" calcext:value-type="float">
            <text:p>0.000</text:p>
          </table:table-cell>
          <table:table-cell table:style-name="ce308" table:formula="of:=+[.X10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97" table:formula="of:=+[.D11]+[.K11]" office:value-type="float" office:value="0" calcext:value-type="float">
            <text:p>0.000</text:p>
          </table:table-cell>
          <table:table-cell table:style-name="ce119" table:formula="of:=+[.E11]-[.J11]" office:value-type="float" office:value="0.1" calcext:value-type="float">
            <text:p>0.100</text:p>
          </table:table-cell>
          <table:table-cell table:style-name="ce130" table:formula="of:=+[.F11]+[.L11]" office:value-type="float" office:value="1.174088" calcext:value-type="float">
            <text:p>1.174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11]" office:value-type="float" office:value="0" calcext:value-type="float">
            <text:p>0.000</text:p>
          </table:table-cell>
          <table:table-cell table:style-name="ce242" table:formula="of:=+[.V11]" office:value-type="float" office:value="0" calcext:value-type="float">
            <text:p>0.000</text:p>
          </table:table-cell>
          <table:table-cell table:style-name="ce308" table:formula="of:=+[.X11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pine3</text:p>
          </table:table-cell>
          <table:table-cell table:style-name="ce156" office:value-type="string" calcext:value-type="string">
            <text:p>mTorso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96" table:formula="of:=+[.D12]+[.K12]" office:value-type="float" office:value="0" calcext:value-type="float">
            <text:p>0.000</text:p>
          </table:table-cell>
          <table:table-cell table:style-name="ce115" table:formula="of:=+[.E12]-[.J12]" office:value-type="float" office:value="0.000368" calcext:value-type="float">
            <text:p>0.000</text:p>
          </table:table-cell>
          <table:table-cell table:style-name="ce129" table:formula="of:=+[.F12]+[.L12]" office:value-type="float" office:value="1.150965" calcext:value-type="float">
            <text:p>1.151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205" calcext:value-type="float">
            <text:p>-0.205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441" table:formula="of:=+[.Q12]-[.N12]" office:value-type="float" office:value="0" calcext:value-type="float">
            <text:p>0.000000</text:p>
          </table:table-cell>
          <table:table-cell table:style-name="ce441" table:formula="of:=+[.R12]-[.O12]" office:value-type="float" office:value="0.000123000000000012" calcext:value-type="float">
            <text:p>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]" office:value-type="float" office:value="0" calcext:value-type="float">
            <text:p>0.000</text:p>
          </table:table-cell>
          <table:table-cell table:style-name="ce246" table:formula="of:=+[.V12]" office:value-type="float" office:value="0" calcext:value-type="float">
            <text:p>0.000</text:p>
          </table:table-cell>
          <table:table-cell table:style-name="ce333" table:formula="of:=+[.X1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 table:style-name="ce153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96" table:formula="of:=+[.D13]+[.K13]" office:value-type="float" office:value="0" calcext:value-type="float">
            <text:p>0.000</text:p>
          </table:table-cell>
          <table:table-cell table:style-name="ce115" table:formula="of:=+[.E13]-[.J13]" office:value-type="float" office:value="0.015" calcext:value-type="float">
            <text:p>0.015</text:p>
          </table:table-cell>
          <table:table-cell table:style-name="ce129" table:formula="of:=+[.F13]+[.L13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441" table:formula="of:=+[.Q13]-[.N13]" office:value-type="float" office:value="0" calcext:value-type="float">
            <text:p>0.000000</text:p>
          </table:table-cell>
          <table:table-cell table:style-name="ce441" table:formula="of:=+[.R13]-[.O13]" office:value-type="float" office:value="-0.000123000000000012" calcext:value-type="float">
            <text:p>-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]" office:value-type="float" office:value="0" calcext:value-type="float">
            <text:p>0.000</text:p>
          </table:table-cell>
          <table:table-cell table:style-name="ce246" table:formula="of:=+[.V13]" office:value-type="float" office:value="0" calcext:value-type="float">
            <text:p>0.000</text:p>
          </table:table-cell>
          <table:table-cell table:style-name="ce333" table:formula="of:=+[.X1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hest</text:p>
          </table:table-cell>
          <table:table-cell table:style-name="ce153" office:value-type="string" calcext:value-type="string">
            <text:p>mSpine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96" table:formula="of:=+[.D14]+[.K14]" office:value-type="float" office:value="0" calcext:value-type="float">
            <text:p>0.000</text:p>
          </table:table-cell>
          <table:table-cell table:style-name="ce115" table:formula="of:=+[.E14]-[.J14]" office:value-type="float" office:value="0.025368" calcext:value-type="float">
            <text:p>0.025</text:p>
          </table:table-cell>
          <table:table-cell table:style-name="ce129" table:formula="of:=+[.F14]+[.L14]" office:value-type="float" office:value="1.605965" calcext:value-type="float">
            <text:p>1.606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441" table:formula="of:=+[.Q14]-[.N14]" office:value-type="float" office:value="0" calcext:value-type="float">
            <text:p>0.000000</text:p>
          </table:table-cell>
          <table:table-cell table:style-name="ce441" table:formula="of:=+[.R14]-[.O14]" office:value-type="float" office:value="0.000123000000000012" calcext:value-type="float">
            <text:p>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]" office:value-type="float" office:value="0" calcext:value-type="float">
            <text:p>0.000</text:p>
          </table:table-cell>
          <table:table-cell table:style-name="ce246" table:formula="of:=+[.V14]" office:value-type="float" office:value="0" calcext:value-type="float">
            <text:p>0.000</text:p>
          </table:table-cell>
          <table:table-cell table:style-name="ce333" table:formula="of:=+[.X1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CHEST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97" table:formula="of:=+[.D15]+[.K15]" office:value-type="float" office:value="0" calcext:value-type="float">
            <text:p>0.000</text:p>
          </table:table-cell>
          <table:table-cell table:style-name="ce119" table:formula="of:=+[.E15]-[.J15]" office:value-type="float" office:value="0.083368" calcext:value-type="float">
            <text:p>0.083</text:p>
          </table:table-cell>
          <table:table-cell table:style-name="ce130" table:formula="of:=+[.F15]+[.L15]" office:value-type="float" office:value="1.577965" calcext:value-type="float">
            <text:p>1.578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office:value-type="float" office:value="0.2" calcext:value-type="float">
            <text:p>0.200</text:p>
          </table:table-cell>
          <table:table-cell table:style-name="ce222" table:formula="of:=+[.W15]" office:value-type="float" office:value="-10" calcext:value-type="float">
            <text:p>-10.000</text:p>
          </table:table-cell>
          <table:table-cell table:style-name="ce242" table:formula="of:=+[.V15]" office:value-type="float" office:value="0" calcext:value-type="float">
            <text:p>0.000</text:p>
          </table:table-cell>
          <table:table-cell table:style-name="ce308" table:formula="of:=+[.X15]" office:value-type="float" office:value="0" calcext:value-type="float">
            <text:p>0.000</text:p>
          </table:table-cell>
          <table:table-cell table:style-name="ce400" office:value-type="float" office:value="0.11" calcext:value-type="float">
            <text:p>0.11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400" office:value-type="float" office:value="0.2" calcext:value-type="float">
            <text:p>0.20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LEFT_PEC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97" table:formula="of:=+[.D16]+[.K16]" office:value-type="float" office:value="0.082" calcext:value-type="float">
            <text:p>0.082</text:p>
          </table:table-cell>
          <table:table-cell table:style-name="ce119" table:formula="of:=+[.E16]-[.J16]" office:value-type="float" office:value="-0.183632" calcext:value-type="float">
            <text:p>-0.184</text:p>
          </table:table-cell>
          <table:table-cell table:style-name="ce130" table:formula="of:=+[.F16]+[.L16]" office:value-type="float" office:value="1.391965" calcext:value-type="float">
            <text:p>1.392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0.082" calcext:value-type="float">
            <text:p>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6]" office:value-type="float" office:value="4.29" calcext:value-type="float">
            <text:p>4.290</text:p>
          </table:table-cell>
          <table:table-cell table:style-name="ce242" table:formula="of:=+[.V16]" office:value-type="float" office:value="0" calcext:value-type="float">
            <text:p>0.000</text:p>
          </table:table-cell>
          <table:table-cell table:style-name="ce308" table:formula="of:=+[.X16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97" table:formula="of:=+[.D17]+[.K17]" office:value-type="float" office:value="-0.082" calcext:value-type="float">
            <text:p>-0.082</text:p>
          </table:table-cell>
          <table:table-cell table:style-name="ce119" table:formula="of:=+[.E17]-[.J17]" office:value-type="float" office:value="-0.183632" calcext:value-type="float">
            <text:p>-0.184</text:p>
          </table:table-cell>
          <table:table-cell table:style-name="ce130" table:formula="of:=+[.F17]+[.L17]" office:value-type="float" office:value="1.391965" calcext:value-type="float">
            <text:p>1.392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7]" office:value-type="float" office:value="4.29" calcext:value-type="float">
            <text:p>4.290</text:p>
          </table:table-cell>
          <table:table-cell table:style-name="ce242" table:formula="of:=+[.V17]" office:value-type="float" office:value="0" calcext:value-type="float">
            <text:p>0.000</text:p>
          </table:table-cell>
          <table:table-cell table:style-name="ce308" table:formula="of:=+[.X17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UPPER_BACK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97" table:formula="of:=+[.D18]+[.K18]" office:value-type="float" office:value="0" calcext:value-type="float">
            <text:p>0.000</text:p>
          </table:table-cell>
          <table:table-cell table:style-name="ce119" table:formula="of:=+[.E18]-[.J18]" office:value-type="float" office:value="0.115368" calcext:value-type="float">
            <text:p>0.115</text:p>
          </table:table-cell>
          <table:table-cell table:style-name="ce130" table:formula="of:=+[.F18]+[.L18]" office:value-type="float" office:value="1.372965" calcext:value-type="float">
            <text:p>1.373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17" calcext:value-type="float">
            <text:p>0.017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18]" office:value-type="float" office:value="0" calcext:value-type="float">
            <text:p>0.000</text:p>
          </table:table-cell>
          <table:table-cell table:style-name="ce242" table:formula="of:=+[.V18]" office:value-type="float" office:value="0" calcext:value-type="float">
            <text:p>0.000</text:p>
          </table:table-cell>
          <table:table-cell table:style-name="ce308" table:formula="of:=+[.X18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Neck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4]+[.N19]" office:value-type="float" office:value="0" calcext:value-type="float">
            <text:p>0.000000</text:p>
          </table:table-cell>
          <table:table-cell table:style-name="ce80" table:formula="of:=+[.E$14]-[.M19]" office:value-type="float" office:value="0.024875" calcext:value-type="float">
            <text:p>0.024875</text:p>
          </table:table-cell>
          <table:table-cell table:style-name="ce88" table:formula="of:=+[.F$14]+[.O19]" office:value-type="float" office:value="1.607073" calcext:value-type="float">
            <text:p>1.607073</text:p>
          </table:table-cell>
          <table:table-cell table:style-name="ce96" table:formula="of:=+[.D19]+[.K19]" office:value-type="float" office:value="0" calcext:value-type="float">
            <text:p>0.000</text:p>
          </table:table-cell>
          <table:table-cell table:style-name="ce115" table:formula="of:=+[.E19]-[.J19]" office:value-type="float" office:value="0.024875" calcext:value-type="float">
            <text:p>0.025</text:p>
          </table:table-cell>
          <table:table-cell table:style-name="ce129" table:formula="of:=+[.F19]+[.L19]" office:value-type="float" office:value="1.684073" calcext:value-type="float">
            <text:p>1.684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441" table:formula="of:=+[.Q19]-[.N19]" office:value-type="float" office:value="0" calcext:value-type="float">
            <text:p>0.000000</text:p>
          </table:table-cell>
          <table:table-cell table:style-name="ce441" table:formula="of:=+[.R19]-[.O19]" office:value-type="float" office:value="-0.000107999999999997" calcext:value-type="float">
            <text:p>-0.0001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9]" office:value-type="float" office:value="0" calcext:value-type="float">
            <text:p>0.000</text:p>
          </table:table-cell>
          <table:table-cell table:style-name="ce246" table:formula="of:=+[.V19]" office:value-type="float" office:value="0" calcext:value-type="float">
            <text:p>0.000</text:p>
          </table:table-cell>
          <table:table-cell table:style-name="ce333" table:formula="of:=+[.X1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NECK</text:p>
          </table:table-cell>
          <table:table-cell table:style-name="ce153" office:value-type="string" calcext:value-type="string">
            <text:p>mNeck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97" table:formula="of:=+[.D20]+[.K20]" office:value-type="float" office:value="0" calcext:value-type="float">
            <text:p>0.000</text:p>
          </table:table-cell>
          <table:table-cell table:style-name="ce119" table:formula="of:=+[.E20]-[.J20]" office:value-type="float" office:value="0.024875" calcext:value-type="float">
            <text:p>0.025</text:p>
          </table:table-cell>
          <table:table-cell table:style-name="ce130" table:formula="of:=+[.F20]+[.L20]" office:value-type="float" office:value="1.707073" calcext:value-type="float">
            <text:p>1.707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8" calcext:value-type="float">
            <text:p>0.08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22" table:formula="of:=+[.W20]" office:value-type="float" office:value="0" calcext:value-type="float">
            <text:p>0.000</text:p>
          </table:table-cell>
          <table:table-cell table:style-name="ce242" table:formula="of:=+[.V20]" office:value-type="float" office:value="0" calcext:value-type="float">
            <text:p>0.000</text:p>
          </table:table-cell>
          <table:table-cell table:style-name="ce308" table:formula="of:=+[.X20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6" calcext:value-type="float">
            <text:p>0.06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ead</text:p>
          </table:table-cell>
          <table:table-cell table:style-name="ce153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96" table:formula="of:=+[.D21]+[.K21]" office:value-type="float" office:value="0" calcext:value-type="float">
            <text:p>0.000</text:p>
          </table:table-cell>
          <table:table-cell table:style-name="ce115" table:formula="of:=+[.E21]-[.J21]" office:value-type="float" office:value="0.024875" calcext:value-type="float">
            <text:p>0.025</text:p>
          </table:table-cell>
          <table:table-cell table:style-name="ce129" table:formula="of:=+[.F21]+[.L21]" office:value-type="float" office:value="1.761703" calcext:value-type="float">
            <text:p>1.762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441" table:formula="of:=+[.Q21]-[.N21]" office:value-type="float" office:value="0" calcext:value-type="float">
            <text:p>0.000000</text:p>
          </table:table-cell>
          <table:table-cell table:style-name="ce441" table:formula="of:=+[.R21]-[.O21]" office:value-type="float" office:value="0.000369999999999995" calcext:value-type="float">
            <text:p>0.0003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1]" office:value-type="float" office:value="0" calcext:value-type="float">
            <text:p>0.000</text:p>
          </table:table-cell>
          <table:table-cell table:style-name="ce246" table:formula="of:=+[.V21]" office:value-type="float" office:value="0" calcext:value-type="float">
            <text:p>0.000</text:p>
          </table:table-cell>
          <table:table-cell table:style-name="ce333" table:formula="of:=+[.X2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HEAD</text:p>
          </table:table-cell>
          <table:table-cell table:style-name="ce162" office:value-type="string" calcext:value-type="string">
            <text:p>mHead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21]+[.Q22]" office:value-type="float" office:value="0" calcext:value-type="float">
            <text:p>0.000000</text:p>
          </table:table-cell>
          <table:table-cell table:style-name="ce81" table:formula="of:=+[.E21]-[.P22]" office:value-type="float" office:value="0.004875" calcext:value-type="float">
            <text:p>0.004875</text:p>
          </table:table-cell>
          <table:table-cell table:style-name="ce89" table:formula="of:=+[.F21]+[.R22]" office:value-type="float" office:value="1.752703" calcext:value-type="float">
            <text:p>1.752703</text:p>
          </table:table-cell>
          <table:table-cell table:style-name="ce97" table:formula="of:=+[.D22]+[.K22]" office:value-type="float" office:value="0" calcext:value-type="float">
            <text:p>0.000</text:p>
          </table:table-cell>
          <table:table-cell table:style-name="ce119" table:formula="of:=+[.E22]-[.J22]" office:value-type="float" office:value="0.004875" calcext:value-type="float">
            <text:p>0.005</text:p>
          </table:table-cell>
          <table:table-cell table:style-name="ce130" table:formula="of:=+[.F22]+[.L22]" office:value-type="float" office:value="1.852703" calcext:value-type="float">
            <text:p>1.853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" calcext:value-type="float">
            <text:p>0.1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22" table:formula="of:=+[.W22]" office:value-type="float" office:value="0" calcext:value-type="float">
            <text:p>0.000</text:p>
          </table:table-cell>
          <table:table-cell table:style-name="ce242" table:formula="of:=+[.V22]" office:value-type="float" office:value="0" calcext:value-type="float">
            <text:p>0.000</text:p>
          </table:table-cell>
          <table:table-cell table:style-name="ce308" table:formula="of:=+[.X22]" office:value-type="float" office:value="0" calcext:value-type="float">
            <text:p>0.000</text:p>
          </table:table-cell>
          <table:table-cell table:style-name="ce400" office:value-type="float" office:value="0.11" calcext:value-type="float">
            <text:p>0.11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2" calcext:value-type="float">
            <text:p>0.1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96" table:formula="of:=+[.D23]+[.K23]" office:value-type="float" office:value="0" calcext:value-type="float">
            <text:p>0.000</text:p>
          </table:table-cell>
          <table:table-cell table:style-name="ce115" table:formula="of:=+[.E23]-[.J23]" office:value-type="float" office:value="0.024875" calcext:value-type="float">
            <text:p>0.025</text:p>
          </table:table-cell>
          <table:table-cell table:style-name="ce129" table:formula="of:=+[.F23]+[.L23]" office:value-type="float" office:value="1.794703" calcext:value-type="float">
            <text:p>1.79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441" table:formula="of:=+[.Q23]-[.N23]" office:value-type="float" office:value="0" calcext:value-type="float">
            <text:p>0.000000</text:p>
          </table:table-cell>
          <table:table-cell table:style-name="ce441" table:formula="of:=+[.R23]-[.O2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3]" office:value-type="float" office:value="0" calcext:value-type="float">
            <text:p>0.000</text:p>
          </table:table-cell>
          <table:table-cell table:style-name="ce246" table:formula="of:=+[.V23]" office:value-type="float" office:value="0" calcext:value-type="float">
            <text:p>0.000</text:p>
          </table:table-cell>
          <table:table-cell table:style-name="ce333" table:formula="of:=+[.X2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EyeRigh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96" table:formula="of:=+[.D24]+[.K24]" office:value-type="float" office:value="-0.036" calcext:value-type="float">
            <text:p>-0.036</text:p>
          </table:table-cell>
          <table:table-cell table:style-name="ce115" table:formula="of:=+[.E24]-[.J24]" office:value-type="float" office:value="-0.098591" calcext:value-type="float">
            <text:p>-0.099</text:p>
          </table:table-cell>
          <table:table-cell table:style-name="ce129" table:formula="of:=+[.F24]+[.L24]" office:value-type="float" office:value="1.76170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441" table:formula="of:=+[.Q24]-[.N24]" office:value-type="float" office:value="0" calcext:value-type="float">
            <text:p>0.000000</text:p>
          </table:table-cell>
          <table:table-cell table:style-name="ce441" table:formula="of:=+[.R24]-[.O2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4]" office:value-type="float" office:value="0" calcext:value-type="float">
            <text:p>0.000</text:p>
          </table:table-cell>
          <table:table-cell table:style-name="ce246" table:formula="of:=+[.V24]" office:value-type="float" office:value="0" calcext:value-type="float">
            <text:p>0.000</text:p>
          </table:table-cell>
          <table:table-cell table:style-name="ce333" table:formula="of:=+[.X2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96" table:formula="of:=+[.D25]+[.K25]" office:value-type="float" office:value="0.036" calcext:value-type="float">
            <text:p>0.036</text:p>
          </table:table-cell>
          <table:table-cell table:style-name="ce115" table:formula="of:=+[.E25]-[.J25]" office:value-type="float" office:value="-0.098591" calcext:value-type="float">
            <text:p>-0.099</text:p>
          </table:table-cell>
          <table:table-cell table:style-name="ce129" table:formula="of:=+[.F25]+[.L25]" office:value-type="float" office:value="1.76170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441" table:formula="of:=+[.Q25]-[.N25]" office:value-type="float" office:value="0" calcext:value-type="float">
            <text:p>0.000000</text:p>
          </table:table-cell>
          <table:table-cell table:style-name="ce441" table:formula="of:=+[.R25]-[.O2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5]" office:value-type="float" office:value="0" calcext:value-type="float">
            <text:p>0.000</text:p>
          </table:table-cell>
          <table:table-cell table:style-name="ce246" table:formula="of:=+[.V25]" office:value-type="float" office:value="0" calcext:value-type="float">
            <text:p>0.000</text:p>
          </table:table-cell>
          <table:table-cell table:style-name="ce333" table:formula="of:=+[.X2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Roo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96" table:formula="of:=+[.D26]+[.K26]" office:value-type="float" office:value="0" calcext:value-type="float">
            <text:p>0.000</text:p>
          </table:table-cell>
          <table:table-cell table:style-name="ce115" table:formula="of:=+[.E26]-[.J26]" office:value-type="float" office:value="-0.020125" calcext:value-type="float">
            <text:p>-0.020</text:p>
          </table:table-cell>
          <table:table-cell table:style-name="ce129" table:formula="of:=+[.F26]+[.L26]" office:value-type="float" office:value="1.727703" calcext:value-type="float">
            <text:p>1.728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5" calcext:value-type="float">
            <text:p>0.02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5" calcext:value-type="float">
            <text:p>0.045000</text:p>
          </table:table-cell>
          <table:table-cell table:style-name="ce237" office:value-type="float" office:value="0.025" calcext:value-type="float">
            <text:p>0.02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5" calcext:value-type="float">
            <text:p>0.045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441" table:formula="of:=+[.Q26]-[.N26]" office:value-type="float" office:value="0" calcext:value-type="float">
            <text:p>0.000000</text:p>
          </table:table-cell>
          <table:table-cell table:style-name="ce441" table:formula="of:=+[.R26]-[.O2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6]" office:value-type="float" office:value="0" calcext:value-type="float">
            <text:p>0.000</text:p>
          </table:table-cell>
          <table:table-cell table:style-name="ce246" table:formula="of:=+[.V26]" office:value-type="float" office:value="0" calcext:value-type="float">
            <text:p>0.000</text:p>
          </table:table-cell>
          <table:table-cell table:style-name="ce333" table:formula="of:=+[.X2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7]" office:value-type="float" office:value="-0.036" calcext:value-type="float">
            <text:p>-0.036000</text:p>
          </table:table-cell>
          <table:table-cell table:style-name="ce80" table:formula="of:=+[.E$26]-[.M27]" office:value-type="float" office:value="-0.073591" calcext:value-type="float">
            <text:p>-0.073591</text:p>
          </table:table-cell>
          <table:table-cell table:style-name="ce88" table:formula="of:=+[.F$26]+[.O27]" office:value-type="float" office:value="1.761633" calcext:value-type="float">
            <text:p>1.761633</text:p>
          </table:table-cell>
          <table:table-cell table:style-name="ce96" table:formula="of:=+[.D27]+[.K27]" office:value-type="float" office:value="-0.036" calcext:value-type="float">
            <text:p>-0.036</text:p>
          </table:table-cell>
          <table:table-cell table:style-name="ce115" table:formula="of:=+[.E27]-[.J27]" office:value-type="float" office:value="-0.098591" calcext:value-type="float">
            <text:p>-0.099</text:p>
          </table:table-cell>
          <table:table-cell table:style-name="ce129" table:formula="of:=+[.F27]+[.L27]" office:value-type="float" office:value="1.76163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27]-[.M27]" office:value-type="float" office:value="-0.000466000000000008" calcext:value-type="float">
            <text:p>-0.000466</text:p>
          </table:table-cell>
          <table:table-cell table:style-name="ce441" table:formula="of:=+[.Q27]-[.N27]" office:value-type="float" office:value="0" calcext:value-type="float">
            <text:p>0.000000</text:p>
          </table:table-cell>
          <table:table-cell table:style-name="ce441" table:formula="of:=+[.R27]-[.O27]" office:value-type="float" office:value="0.0000700000000000006" calcext:value-type="float">
            <text:p>0.000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7]" office:value-type="float" office:value="0" calcext:value-type="float">
            <text:p>0.000</text:p>
          </table:table-cell>
          <table:table-cell table:style-name="ce246" table:formula="of:=+[.V27]" office:value-type="float" office:value="0" calcext:value-type="float">
            <text:p>0.000</text:p>
          </table:table-cell>
          <table:table-cell table:style-name="ce333" table:formula="of:=+[.X2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Alt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8]" office:value-type="float" office:value="0.036" calcext:value-type="float">
            <text:p>0.036000</text:p>
          </table:table-cell>
          <table:table-cell table:style-name="ce80" table:formula="of:=+[.E$26]-[.M28]" office:value-type="float" office:value="-0.073586" calcext:value-type="float">
            <text:p>-0.073586</text:p>
          </table:table-cell>
          <table:table-cell table:style-name="ce88" table:formula="of:=+[.F$26]+[.O28]" office:value-type="float" office:value="1.761633" calcext:value-type="float">
            <text:p>1.761633</text:p>
          </table:table-cell>
          <table:table-cell table:style-name="ce96" table:formula="of:=+[.D28]+[.K28]" office:value-type="float" office:value="0.036" calcext:value-type="float">
            <text:p>0.036</text:p>
          </table:table-cell>
          <table:table-cell table:style-name="ce115" table:formula="of:=+[.E28]-[.J28]" office:value-type="float" office:value="-0.098586" calcext:value-type="float">
            <text:p>-0.099</text:p>
          </table:table-cell>
          <table:table-cell table:style-name="ce129" table:formula="of:=+[.F28]+[.L28]" office:value-type="float" office:value="1.76163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1" calcext:value-type="float">
            <text:p>0.073461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28]-[.M28]" office:value-type="float" office:value="-0.000461000000000003" calcext:value-type="float">
            <text:p>-0.000461</text:p>
          </table:table-cell>
          <table:table-cell table:style-name="ce441" table:formula="of:=+[.Q28]-[.N28]" office:value-type="float" office:value="0" calcext:value-type="float">
            <text:p>0.000000</text:p>
          </table:table-cell>
          <table:table-cell table:style-name="ce441" table:formula="of:=+[.R28]-[.O28]" office:value-type="float" office:value="0.0000700000000000006" calcext:value-type="float">
            <text:p>0.000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8]" office:value-type="float" office:value="0" calcext:value-type="float">
            <text:p>0.000</text:p>
          </table:table-cell>
          <table:table-cell table:style-name="ce246" table:formula="of:=+[.V28]" office:value-type="float" office:value="0" calcext:value-type="float">
            <text:p>0.000</text:p>
          </table:table-cell>
          <table:table-cell table:style-name="ce333" table:formula="of:=+[.X2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9]" office:value-type="float" office:value="0.035" calcext:value-type="float">
            <text:p>0.035000</text:p>
          </table:table-cell>
          <table:table-cell table:style-name="ce80" table:formula="of:=+[.E$26]-[.M29]" office:value-type="float" office:value="-0.061125" calcext:value-type="float">
            <text:p>-0.061125</text:p>
          </table:table-cell>
          <table:table-cell table:style-name="ce88" table:formula="of:=+[.F$26]+[.O29]" office:value-type="float" office:value="1.810703" calcext:value-type="float">
            <text:p>1.810703</text:p>
          </table:table-cell>
          <table:table-cell table:style-name="ce96" table:formula="of:=+[.D29]+[.K29]" office:value-type="float" office:value="0.039" calcext:value-type="float">
            <text:p>0.039</text:p>
          </table:table-cell>
          <table:table-cell table:style-name="ce115" table:formula="of:=+[.E29]-[.J29]" office:value-type="float" office:value="-0.085125" calcext:value-type="float">
            <text:p>-0.085</text:p>
          </table:table-cell>
          <table:table-cell table:style-name="ce129" table:formula="of:=+[.F29]+[.L29]" office:value-type="float" office:value="1.828703" calcext:value-type="float">
            <text:p>1.829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441" table:formula="of:=+[.Q29]-[.N29]" office:value-type="float" office:value="0" calcext:value-type="float">
            <text:p>0.000000</text:p>
          </table:table-cell>
          <table:table-cell table:style-name="ce441" table:formula="of:=+[.R29]-[.O2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9]" office:value-type="float" office:value="0" calcext:value-type="float">
            <text:p>0.000</text:p>
          </table:table-cell>
          <table:table-cell table:style-name="ce246" table:formula="of:=+[.V29]" office:value-type="float" office:value="0" calcext:value-type="float">
            <text:p>0.000</text:p>
          </table:table-cell>
          <table:table-cell table:style-name="ce333" table:formula="of:=+[.X2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0]" office:value-type="float" office:value="-0.035" calcext:value-type="float">
            <text:p>-0.035000</text:p>
          </table:table-cell>
          <table:table-cell table:style-name="ce80" table:formula="of:=+[.E$26]-[.M30]" office:value-type="float" office:value="-0.061125" calcext:value-type="float">
            <text:p>-0.061125</text:p>
          </table:table-cell>
          <table:table-cell table:style-name="ce88" table:formula="of:=+[.F$26]+[.O30]" office:value-type="float" office:value="1.810703" calcext:value-type="float">
            <text:p>1.810703</text:p>
          </table:table-cell>
          <table:table-cell table:style-name="ce96" table:formula="of:=+[.D30]+[.K30]" office:value-type="float" office:value="-0.039" calcext:value-type="float">
            <text:p>-0.039</text:p>
          </table:table-cell>
          <table:table-cell table:style-name="ce115" table:formula="of:=+[.E30]-[.J30]" office:value-type="float" office:value="-0.085125" calcext:value-type="float">
            <text:p>-0.085</text:p>
          </table:table-cell>
          <table:table-cell table:style-name="ce129" table:formula="of:=+[.F30]+[.L30]" office:value-type="float" office:value="1.828703" calcext:value-type="float">
            <text:p>1.829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-0.035" calcext:value-type="float">
            <text:p>-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-0.035" calcext:value-type="float">
            <text:p>-0.035</text:p>
          </table:table-cell>
          <table:table-cell table:style-name="ce333" office:value-type="float" office:value="0.083" calcext:value-type="float">
            <text:p>0.083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441" table:formula="of:=+[.Q30]-[.N30]" office:value-type="float" office:value="0" calcext:value-type="float">
            <text:p>0.000000</text:p>
          </table:table-cell>
          <table:table-cell table:style-name="ce441" table:formula="of:=+[.R30]-[.O3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0]" office:value-type="float" office:value="0" calcext:value-type="float">
            <text:p>0.000</text:p>
          </table:table-cell>
          <table:table-cell table:style-name="ce246" table:formula="of:=+[.V30]" office:value-type="float" office:value="0" calcext:value-type="float">
            <text:p>0.000</text:p>
          </table:table-cell>
          <table:table-cell table:style-name="ce333" table:formula="of:=+[.X3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1]" office:value-type="float" office:value="0.051" calcext:value-type="float">
            <text:p>0.051000</text:p>
          </table:table-cell>
          <table:table-cell table:style-name="ce80" table:formula="of:=+[.E$26]-[.M31]" office:value-type="float" office:value="-0.064125" calcext:value-type="float">
            <text:p>-0.064125</text:p>
          </table:table-cell>
          <table:table-cell table:style-name="ce88" table:formula="of:=+[.F$26]+[.O31]" office:value-type="float" office:value="1.775703" calcext:value-type="float">
            <text:p>1.775703</text:p>
          </table:table-cell>
          <table:table-cell table:style-name="ce96" table:formula="of:=+[.D31]+[.K31]" office:value-type="float" office:value="0.064" calcext:value-type="float">
            <text:p>0.064</text:p>
          </table:table-cell>
          <table:table-cell table:style-name="ce115" table:formula="of:=+[.E31]-[.J31]" office:value-type="float" office:value="-0.087125" calcext:value-type="float">
            <text:p>-0.087</text:p>
          </table:table-cell>
          <table:table-cell table:style-name="ce129" table:formula="of:=+[.F31]+[.L31]" office:value-type="float" office:value="1.775703" calcext:value-type="float">
            <text:p>1.776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441" table:formula="of:=+[.Q31]-[.N31]" office:value-type="float" office:value="0" calcext:value-type="float">
            <text:p>0.000000</text:p>
          </table:table-cell>
          <table:table-cell table:style-name="ce441" table:formula="of:=+[.R31]-[.O3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1]" office:value-type="float" office:value="0" calcext:value-type="float">
            <text:p>0.000</text:p>
          </table:table-cell>
          <table:table-cell table:style-name="ce246" table:formula="of:=+[.V31]" office:value-type="float" office:value="0" calcext:value-type="float">
            <text:p>0.000</text:p>
          </table:table-cell>
          <table:table-cell table:style-name="ce333" table:formula="of:=+[.X3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Cen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2]" office:value-type="float" office:value="0.043" calcext:value-type="float">
            <text:p>0.043000</text:p>
          </table:table-cell>
          <table:table-cell table:style-name="ce80" table:formula="of:=+[.E$26]-[.M32]" office:value-type="float" office:value="-0.070125" calcext:value-type="float">
            <text:p>-0.070125</text:p>
          </table:table-cell>
          <table:table-cell table:style-name="ce88" table:formula="of:=+[.F$26]+[.O32]" office:value-type="float" office:value="1.783703" calcext:value-type="float">
            <text:p>1.783703</text:p>
          </table:table-cell>
          <table:table-cell table:style-name="ce96" table:formula="of:=+[.D32]+[.K32]" office:value-type="float" office:value="0.043" calcext:value-type="float">
            <text:p>0.043</text:p>
          </table:table-cell>
          <table:table-cell table:style-name="ce115" table:formula="of:=+[.E32]-[.J32]" office:value-type="float" office:value="-0.097125" calcext:value-type="float">
            <text:p>-0.097</text:p>
          </table:table-cell>
          <table:table-cell table:style-name="ce129" table:formula="of:=+[.F32]+[.L32]" office:value-type="float" office:value="1.783703" calcext:value-type="float">
            <text:p>1.784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43" calcext:value-type="float">
            <text:p>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43" calcext:value-type="float">
            <text:p>0.043</text:p>
          </table:table-cell>
          <table:table-cell table:style-name="ce333" office:value-type="float" office:value="0.056" calcext:value-type="float">
            <text:p>0.056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441" table:formula="of:=+[.Q32]-[.N32]" office:value-type="float" office:value="0" calcext:value-type="float">
            <text:p>0.000000</text:p>
          </table:table-cell>
          <table:table-cell table:style-name="ce441" table:formula="of:=+[.R32]-[.O3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2]" office:value-type="float" office:value="0" calcext:value-type="float">
            <text:p>0.000</text:p>
          </table:table-cell>
          <table:table-cell table:style-name="ce246" table:formula="of:=+[.V32]" office:value-type="float" office:value="0" calcext:value-type="float">
            <text:p>0.000</text:p>
          </table:table-cell>
          <table:table-cell table:style-name="ce333" table:formula="of:=+[.X3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3]" office:value-type="float" office:value="0.022" calcext:value-type="float">
            <text:p>0.022000</text:p>
          </table:table-cell>
          <table:table-cell table:style-name="ce80" table:formula="of:=+[.E$26]-[.M33]" office:value-type="float" office:value="-0.075125" calcext:value-type="float">
            <text:p>-0.075125</text:p>
          </table:table-cell>
          <table:table-cell table:style-name="ce88" table:formula="of:=+[.F$26]+[.O33]" office:value-type="float" office:value="1.778703" calcext:value-type="float">
            <text:p>1.778703</text:p>
          </table:table-cell>
          <table:table-cell table:style-name="ce96" table:formula="of:=+[.D33]+[.K33]" office:value-type="float" office:value="0.022" calcext:value-type="float">
            <text:p>0.022</text:p>
          </table:table-cell>
          <table:table-cell table:style-name="ce115" table:formula="of:=+[.E33]-[.J33]" office:value-type="float" office:value="-0.101125" calcext:value-type="float">
            <text:p>-0.101</text:p>
          </table:table-cell>
          <table:table-cell table:style-name="ce129" table:formula="of:=+[.F33]+[.L33]" office:value-type="float" office:value="1.778703" calcext:value-type="float">
            <text:p>1.779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441" table:formula="of:=+[.Q33]-[.N33]" office:value-type="float" office:value="0" calcext:value-type="float">
            <text:p>0.000000</text:p>
          </table:table-cell>
          <table:table-cell table:style-name="ce441" table:formula="of:=+[.R33]-[.O3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3]" office:value-type="float" office:value="0" calcext:value-type="float">
            <text:p>0.000</text:p>
          </table:table-cell>
          <table:table-cell table:style-name="ce246" table:formula="of:=+[.V33]" office:value-type="float" office:value="0" calcext:value-type="float">
            <text:p>0.000</text:p>
          </table:table-cell>
          <table:table-cell table:style-name="ce333" table:formula="of:=+[.X3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Ou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4]" office:value-type="float" office:value="-0.051" calcext:value-type="float">
            <text:p>-0.051000</text:p>
          </table:table-cell>
          <table:table-cell table:style-name="ce80" table:formula="of:=+[.E$26]-[.M34]" office:value-type="float" office:value="-0.064125" calcext:value-type="float">
            <text:p>-0.064125</text:p>
          </table:table-cell>
          <table:table-cell table:style-name="ce88" table:formula="of:=+[.F$26]+[.O34]" office:value-type="float" office:value="1.775703" calcext:value-type="float">
            <text:p>1.775703</text:p>
          </table:table-cell>
          <table:table-cell table:style-name="ce96" table:formula="of:=+[.D34]+[.K34]" office:value-type="float" office:value="-0.064" calcext:value-type="float">
            <text:p>-0.064</text:p>
          </table:table-cell>
          <table:table-cell table:style-name="ce115" table:formula="of:=+[.E34]-[.J34]" office:value-type="float" office:value="-0.087125" calcext:value-type="float">
            <text:p>-0.087</text:p>
          </table:table-cell>
          <table:table-cell table:style-name="ce129" table:formula="of:=+[.F34]+[.L34]" office:value-type="float" office:value="1.775703" calcext:value-type="float">
            <text:p>1.776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13" calcext:value-type="float">
            <text:p>-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-0.051" calcext:value-type="float">
            <text:p>-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-0.051" calcext:value-type="float">
            <text:p>-0.051</text:p>
          </table:table-cell>
          <table:table-cell table:style-name="ce333" office:value-type="float" office:value="0.048" calcext:value-type="float">
            <text:p>0.048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441" table:formula="of:=+[.Q34]-[.N34]" office:value-type="float" office:value="0" calcext:value-type="float">
            <text:p>0.000000</text:p>
          </table:table-cell>
          <table:table-cell table:style-name="ce441" table:formula="of:=+[.R34]-[.O3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4]" office:value-type="float" office:value="0" calcext:value-type="float">
            <text:p>0.000</text:p>
          </table:table-cell>
          <table:table-cell table:style-name="ce246" table:formula="of:=+[.V34]" office:value-type="float" office:value="0" calcext:value-type="float">
            <text:p>0.000</text:p>
          </table:table-cell>
          <table:table-cell table:style-name="ce333" table:formula="of:=+[.X3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5]" office:value-type="float" office:value="-0.043" calcext:value-type="float">
            <text:p>-0.043000</text:p>
          </table:table-cell>
          <table:table-cell table:style-name="ce80" table:formula="of:=+[.E$26]-[.M35]" office:value-type="float" office:value="-0.070125" calcext:value-type="float">
            <text:p>-0.070125</text:p>
          </table:table-cell>
          <table:table-cell table:style-name="ce88" table:formula="of:=+[.F$26]+[.O35]" office:value-type="float" office:value="1.783703" calcext:value-type="float">
            <text:p>1.783703</text:p>
          </table:table-cell>
          <table:table-cell table:style-name="ce96" table:formula="of:=+[.D35]+[.K35]" office:value-type="float" office:value="-0.043" calcext:value-type="float">
            <text:p>-0.043</text:p>
          </table:table-cell>
          <table:table-cell table:style-name="ce115" table:formula="of:=+[.E35]-[.J35]" office:value-type="float" office:value="-0.097125" calcext:value-type="float">
            <text:p>-0.097</text:p>
          </table:table-cell>
          <table:table-cell table:style-name="ce129" table:formula="of:=+[.F35]+[.L35]" office:value-type="float" office:value="1.783703" calcext:value-type="float">
            <text:p>1.784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441" table:formula="of:=+[.Q35]-[.N35]" office:value-type="float" office:value="0" calcext:value-type="float">
            <text:p>0.000000</text:p>
          </table:table-cell>
          <table:table-cell table:style-name="ce441" table:formula="of:=+[.R35]-[.O3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5]" office:value-type="float" office:value="0" calcext:value-type="float">
            <text:p>0.000</text:p>
          </table:table-cell>
          <table:table-cell table:style-name="ce246" table:formula="of:=+[.V35]" office:value-type="float" office:value="0" calcext:value-type="float">
            <text:p>0.000</text:p>
          </table:table-cell>
          <table:table-cell table:style-name="ce333" table:formula="of:=+[.X3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6]" office:value-type="float" office:value="-0.022" calcext:value-type="float">
            <text:p>-0.022000</text:p>
          </table:table-cell>
          <table:table-cell table:style-name="ce80" table:formula="of:=+[.E$26]-[.M36]" office:value-type="float" office:value="-0.075125" calcext:value-type="float">
            <text:p>-0.075125</text:p>
          </table:table-cell>
          <table:table-cell table:style-name="ce88" table:formula="of:=+[.F$26]+[.O36]" office:value-type="float" office:value="1.778703" calcext:value-type="float">
            <text:p>1.778703</text:p>
          </table:table-cell>
          <table:table-cell table:style-name="ce96" table:formula="of:=+[.D36]+[.K36]" office:value-type="float" office:value="-0.022" calcext:value-type="float">
            <text:p>-0.022</text:p>
          </table:table-cell>
          <table:table-cell table:style-name="ce115" table:formula="of:=+[.E36]-[.J36]" office:value-type="float" office:value="-0.101125" calcext:value-type="float">
            <text:p>-0.101</text:p>
          </table:table-cell>
          <table:table-cell table:style-name="ce129" table:formula="of:=+[.F36]+[.L36]" office:value-type="float" office:value="1.778703" calcext:value-type="float">
            <text:p>1.779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22" calcext:value-type="float">
            <text:p>-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22" calcext:value-type="float">
            <text:p>-0.022</text:p>
          </table:table-cell>
          <table:table-cell table:style-name="ce333" office:value-type="float" office:value="0.051" calcext:value-type="float">
            <text:p>0.051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441" table:formula="of:=+[.Q36]-[.N36]" office:value-type="float" office:value="0" calcext:value-type="float">
            <text:p>0.000000</text:p>
          </table:table-cell>
          <table:table-cell table:style-name="ce441" table:formula="of:=+[.R36]-[.O3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6]" office:value-type="float" office:value="0" calcext:value-type="float">
            <text:p>0.000</text:p>
          </table:table-cell>
          <table:table-cell table:style-name="ce246" table:formula="of:=+[.V36]" office:value-type="float" office:value="0" calcext:value-type="float">
            <text:p>0.000</text:p>
          </table:table-cell>
          <table:table-cell table:style-name="ce333" table:formula="of:=+[.X3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7]" office:value-type="float" office:value="0.036" calcext:value-type="float">
            <text:p>0.036000</text:p>
          </table:table-cell>
          <table:table-cell table:style-name="ce80" table:formula="of:=+[.E$26]-[.M37]" office:value-type="float" office:value="-0.073125" calcext:value-type="float">
            <text:p>-0.073125</text:p>
          </table:table-cell>
          <table:table-cell table:style-name="ce88" table:formula="of:=+[.F$26]+[.O37]" office:value-type="float" office:value="1.761703" calcext:value-type="float">
            <text:p>1.761703</text:p>
          </table:table-cell>
          <table:table-cell table:style-name="ce96" table:formula="of:=+[.D37]+[.K37]" office:value-type="float" office:value="0.036" calcext:value-type="float">
            <text:p>0.036</text:p>
          </table:table-cell>
          <table:table-cell table:style-name="ce115" table:formula="of:=+[.E37]-[.J37]" office:value-type="float" office:value="-0.100125" calcext:value-type="float">
            <text:p>-0.100</text:p>
          </table:table-cell>
          <table:table-cell table:style-name="ce129" table:formula="of:=+[.F37]+[.L37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441" table:formula="of:=+[.Q37]-[.N37]" office:value-type="float" office:value="0" calcext:value-type="float">
            <text:p>0.000000</text:p>
          </table:table-cell>
          <table:table-cell table:style-name="ce441" table:formula="of:=+[.R37]-[.O3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7]" office:value-type="float" office:value="0" calcext:value-type="float">
            <text:p>0.000</text:p>
          </table:table-cell>
          <table:table-cell table:style-name="ce246" table:formula="of:=+[.V37]" office:value-type="float" office:value="0" calcext:value-type="float">
            <text:p>0.000</text:p>
          </table:table-cell>
          <table:table-cell table:style-name="ce333" table:formula="of:=+[.X3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8]" office:value-type="float" office:value="0.036" calcext:value-type="float">
            <text:p>0.036000</text:p>
          </table:table-cell>
          <table:table-cell table:style-name="ce80" table:formula="of:=+[.E$26]-[.M38]" office:value-type="float" office:value="-0.073125" calcext:value-type="float">
            <text:p>-0.073125</text:p>
          </table:table-cell>
          <table:table-cell table:style-name="ce88" table:formula="of:=+[.F$26]+[.O38]" office:value-type="float" office:value="1.761703" calcext:value-type="float">
            <text:p>1.761703</text:p>
          </table:table-cell>
          <table:table-cell table:style-name="ce96" table:formula="of:=+[.D38]+[.K38]" office:value-type="float" office:value="0.036" calcext:value-type="float">
            <text:p>0.036</text:p>
          </table:table-cell>
          <table:table-cell table:style-name="ce115" table:formula="of:=+[.E38]-[.J38]" office:value-type="float" office:value="-0.097125" calcext:value-type="float">
            <text:p>-0.097</text:p>
          </table:table-cell>
          <table:table-cell table:style-name="ce129" table:formula="of:=+[.F38]+[.L38]" office:value-type="float" office:value="1.754703" calcext:value-type="float">
            <text:p>1.755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441" table:formula="of:=+[.Q38]-[.N38]" office:value-type="float" office:value="0" calcext:value-type="float">
            <text:p>0.000000</text:p>
          </table:table-cell>
          <table:table-cell table:style-name="ce441" table:formula="of:=+[.R38]-[.O3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8]" office:value-type="float" office:value="0" calcext:value-type="float">
            <text:p>0.000</text:p>
          </table:table-cell>
          <table:table-cell table:style-name="ce246" table:formula="of:=+[.V38]" office:value-type="float" office:value="0" calcext:value-type="float">
            <text:p>0.000</text:p>
          </table:table-cell>
          <table:table-cell table:style-name="ce333" table:formula="of:=+[.X3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9]" office:value-type="float" office:value="-0.036" calcext:value-type="float">
            <text:p>-0.036000</text:p>
          </table:table-cell>
          <table:table-cell table:style-name="ce80" table:formula="of:=+[.E$26]-[.M39]" office:value-type="float" office:value="-0.073125" calcext:value-type="float">
            <text:p>-0.073125</text:p>
          </table:table-cell>
          <table:table-cell table:style-name="ce88" table:formula="of:=+[.F$26]+[.O39]" office:value-type="float" office:value="1.761703" calcext:value-type="float">
            <text:p>1.761703</text:p>
          </table:table-cell>
          <table:table-cell table:style-name="ce96" table:formula="of:=+[.D39]+[.K39]" office:value-type="float" office:value="-0.036" calcext:value-type="float">
            <text:p>-0.036</text:p>
          </table:table-cell>
          <table:table-cell table:style-name="ce115" table:formula="of:=+[.E39]-[.J39]" office:value-type="float" office:value="-0.100125" calcext:value-type="float">
            <text:p>-0.100</text:p>
          </table:table-cell>
          <table:table-cell table:style-name="ce129" table:formula="of:=+[.F39]+[.L39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441" table:formula="of:=+[.Q39]-[.N39]" office:value-type="float" office:value="0" calcext:value-type="float">
            <text:p>0.000000</text:p>
          </table:table-cell>
          <table:table-cell table:style-name="ce441" table:formula="of:=+[.R39]-[.O3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9]" office:value-type="float" office:value="0" calcext:value-type="float">
            <text:p>0.000</text:p>
          </table:table-cell>
          <table:table-cell table:style-name="ce246" table:formula="of:=+[.V39]" office:value-type="float" office:value="0" calcext:value-type="float">
            <text:p>0.000</text:p>
          </table:table-cell>
          <table:table-cell table:style-name="ce333" table:formula="of:=+[.X3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0]" office:value-type="float" office:value="-0.036" calcext:value-type="float">
            <text:p>-0.036000</text:p>
          </table:table-cell>
          <table:table-cell table:style-name="ce80" table:formula="of:=+[.E$26]-[.M40]" office:value-type="float" office:value="-0.073125" calcext:value-type="float">
            <text:p>-0.073125</text:p>
          </table:table-cell>
          <table:table-cell table:style-name="ce88" table:formula="of:=+[.F$26]+[.O40]" office:value-type="float" office:value="1.761703" calcext:value-type="float">
            <text:p>1.761703</text:p>
          </table:table-cell>
          <table:table-cell table:style-name="ce96" table:formula="of:=+[.D40]+[.K40]" office:value-type="float" office:value="-0.036" calcext:value-type="float">
            <text:p>-0.036</text:p>
          </table:table-cell>
          <table:table-cell table:style-name="ce115" table:formula="of:=+[.E40]-[.J40]" office:value-type="float" office:value="-0.097125" calcext:value-type="float">
            <text:p>-0.097</text:p>
          </table:table-cell>
          <table:table-cell table:style-name="ce129" table:formula="of:=+[.F40]+[.L40]" office:value-type="float" office:value="1.754703" calcext:value-type="float">
            <text:p>1.755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441" table:formula="of:=+[.Q40]-[.N40]" office:value-type="float" office:value="0" calcext:value-type="float">
            <text:p>0.000000</text:p>
          </table:table-cell>
          <table:table-cell table:style-name="ce441" table:formula="of:=+[.R40]-[.O4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0]" office:value-type="float" office:value="0" calcext:value-type="float">
            <text:p>0.000</text:p>
          </table:table-cell>
          <table:table-cell table:style-name="ce246" table:formula="of:=+[.V40]" office:value-type="float" office:value="0" calcext:value-type="float">
            <text:p>0.000</text:p>
          </table:table-cell>
          <table:table-cell table:style-name="ce333" table:formula="of:=+[.X4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1]" office:value-type="float" office:value="0.08" calcext:value-type="float">
            <text:p>0.080000</text:p>
          </table:table-cell>
          <table:table-cell table:style-name="ce80" table:formula="of:=+[.E$26]-[.M41]" office:value-type="float" office:value="-0.000125" calcext:value-type="float">
            <text:p>-0.000125</text:p>
          </table:table-cell>
          <table:table-cell table:style-name="ce88" table:formula="of:=+[.F$26]+[.O41]" office:value-type="float" office:value="1.729703" calcext:value-type="float">
            <text:p>1.729703</text:p>
          </table:table-cell>
          <table:table-cell table:style-name="ce96" table:formula="of:=+[.D41]+[.K41]" office:value-type="float" office:value="0.098" calcext:value-type="float">
            <text:p>0.098</text:p>
          </table:table-cell>
          <table:table-cell table:style-name="ce115" table:formula="of:=+[.E41]-[.J41]" office:value-type="float" office:value="0.018875" calcext:value-type="float">
            <text:p>0.019</text:p>
          </table:table-cell>
          <table:table-cell table:style-name="ce129" table:formula="of:=+[.F41]+[.L41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441" table:formula="of:=+[.Q41]-[.N41]" office:value-type="float" office:value="0" calcext:value-type="float">
            <text:p>0.000000</text:p>
          </table:table-cell>
          <table:table-cell table:style-name="ce441" table:formula="of:=+[.R41]-[.O4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1]" office:value-type="float" office:value="0" calcext:value-type="float">
            <text:p>0.000</text:p>
          </table:table-cell>
          <table:table-cell table:style-name="ce246" table:formula="of:=+[.V41]" office:value-type="float" office:value="0" calcext:value-type="float">
            <text:p>0.000</text:p>
          </table:table-cell>
          <table:table-cell table:style-name="ce333" table:formula="of:=+[.X4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2Left</text:p>
          </table:table-cell>
          <table:table-cell table:style-name="ce153" office:value-type="string" calcext:value-type="string">
            <text:p>mFaceEar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96" table:formula="of:=+[.D42]+[.K42]" office:value-type="float" office:value="0.098" calcext:value-type="float">
            <text:p>0.098</text:p>
          </table:table-cell>
          <table:table-cell table:style-name="ce115" table:formula="of:=+[.E42]-[.J42]" office:value-type="float" office:value="0.018875" calcext:value-type="float">
            <text:p>0.019</text:p>
          </table:table-cell>
          <table:table-cell table:style-name="ce129" table:formula="of:=+[.F42]+[.L42]" office:value-type="float" office:value="1.787703" calcext:value-type="float">
            <text:p>1.788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0.025" calcext:value-type="float">
            <text:p>0.025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441" table:formula="of:=+[.Q42]-[.N42]" office:value-type="float" office:value="0" calcext:value-type="float">
            <text:p>0.000000</text:p>
          </table:table-cell>
          <table:table-cell table:style-name="ce441" table:formula="of:=+[.R42]-[.O4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2]" office:value-type="float" office:value="0" calcext:value-type="float">
            <text:p>0.000</text:p>
          </table:table-cell>
          <table:table-cell table:style-name="ce246" table:formula="of:=+[.V42]" office:value-type="float" office:value="0" calcext:value-type="float">
            <text:p>0.000</text:p>
          </table:table-cell>
          <table:table-cell table:style-name="ce333" table:formula="of:=+[.X4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3]" office:value-type="float" office:value="-0.08" calcext:value-type="float">
            <text:p>-0.080000</text:p>
          </table:table-cell>
          <table:table-cell table:style-name="ce80" table:formula="of:=+[.E$26]-[.M43]" office:value-type="float" office:value="-0.000125" calcext:value-type="float">
            <text:p>-0.000125</text:p>
          </table:table-cell>
          <table:table-cell table:style-name="ce88" table:formula="of:=+[.F$26]+[.O43]" office:value-type="float" office:value="1.729703" calcext:value-type="float">
            <text:p>1.729703</text:p>
          </table:table-cell>
          <table:table-cell table:style-name="ce96" table:formula="of:=+[.D43]+[.K43]" office:value-type="float" office:value="-0.098" calcext:value-type="float">
            <text:p>-0.098</text:p>
          </table:table-cell>
          <table:table-cell table:style-name="ce115" table:formula="of:=+[.E43]-[.J43]" office:value-type="float" office:value="0.018875" calcext:value-type="float">
            <text:p>0.019</text:p>
          </table:table-cell>
          <table:table-cell table:style-name="ce129" table:formula="of:=+[.F43]+[.L43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441" table:formula="of:=+[.Q43]-[.N43]" office:value-type="float" office:value="0" calcext:value-type="float">
            <text:p>0.000000</text:p>
          </table:table-cell>
          <table:table-cell table:style-name="ce441" table:formula="of:=+[.R43]-[.O4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3]" office:value-type="float" office:value="0" calcext:value-type="float">
            <text:p>0.000</text:p>
          </table:table-cell>
          <table:table-cell table:style-name="ce246" table:formula="of:=+[.V43]" office:value-type="float" office:value="0" calcext:value-type="float">
            <text:p>0.000</text:p>
          </table:table-cell>
          <table:table-cell table:style-name="ce333" table:formula="of:=+[.X4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2Right</text:p>
          </table:table-cell>
          <table:table-cell table:style-name="ce153" office:value-type="string" calcext:value-type="string">
            <text:p>mFaceEar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96" table:formula="of:=+[.D44]+[.K44]" office:value-type="float" office:value="-0.098" calcext:value-type="float">
            <text:p>-0.098</text:p>
          </table:table-cell>
          <table:table-cell table:style-name="ce115" table:formula="of:=+[.E44]-[.J44]" office:value-type="float" office:value="0.018875" calcext:value-type="float">
            <text:p>0.019</text:p>
          </table:table-cell>
          <table:table-cell table:style-name="ce129" table:formula="of:=+[.F44]+[.L44]" office:value-type="float" office:value="1.787703" calcext:value-type="float">
            <text:p>1.788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0.025" calcext:value-type="float">
            <text:p>0.025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441" table:formula="of:=+[.Q44]-[.N44]" office:value-type="float" office:value="0" calcext:value-type="float">
            <text:p>0.000000</text:p>
          </table:table-cell>
          <table:table-cell table:style-name="ce441" table:formula="of:=+[.R44]-[.O4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4]" office:value-type="float" office:value="0" calcext:value-type="float">
            <text:p>0.000</text:p>
          </table:table-cell>
          <table:table-cell table:style-name="ce246" table:formula="of:=+[.V44]" office:value-type="float" office:value="0" calcext:value-type="float">
            <text:p>0.000</text:p>
          </table:table-cell>
          <table:table-cell table:style-name="ce333" table:formula="of:=+[.X4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5]" office:value-type="float" office:value="0.015" calcext:value-type="float">
            <text:p>0.015000</text:p>
          </table:table-cell>
          <table:table-cell table:style-name="ce80" table:formula="of:=+[.E$26]-[.M45]" office:value-type="float" office:value="-0.086125" calcext:value-type="float">
            <text:p>-0.086125</text:p>
          </table:table-cell>
          <table:table-cell table:style-name="ce88" table:formula="of:=+[.F$26]+[.O45]" office:value-type="float" office:value="1.723703" calcext:value-type="float">
            <text:p>1.723703</text:p>
          </table:table-cell>
          <table:table-cell table:style-name="ce96" table:formula="of:=+[.D45]+[.K45]" office:value-type="float" office:value="0.019" calcext:value-type="float">
            <text:p>0.019</text:p>
          </table:table-cell>
          <table:table-cell table:style-name="ce115" table:formula="of:=+[.E45]-[.J45]" office:value-type="float" office:value="-0.101125" calcext:value-type="float">
            <text:p>-0.101</text:p>
          </table:table-cell>
          <table:table-cell table:style-name="ce129" table:formula="of:=+[.F45]+[.L45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441" table:formula="of:=+[.Q45]-[.N45]" office:value-type="float" office:value="0" calcext:value-type="float">
            <text:p>0.000000</text:p>
          </table:table-cell>
          <table:table-cell table:style-name="ce441" table:formula="of:=+[.R45]-[.O4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5]" office:value-type="float" office:value="0" calcext:value-type="float">
            <text:p>0.000</text:p>
          </table:table-cell>
          <table:table-cell table:style-name="ce246" table:formula="of:=+[.V45]" office:value-type="float" office:value="0" calcext:value-type="float">
            <text:p>0.000</text:p>
          </table:table-cell>
          <table:table-cell table:style-name="ce333" table:formula="of:=+[.X4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6]" office:value-type="float" office:value="0" calcext:value-type="float">
            <text:p>0.000000</text:p>
          </table:table-cell>
          <table:table-cell table:style-name="ce80" table:formula="of:=+[.E$26]-[.M46]" office:value-type="float" office:value="-0.102125" calcext:value-type="float">
            <text:p>-0.102125</text:p>
          </table:table-cell>
          <table:table-cell table:style-name="ce88" table:formula="of:=+[.F$26]+[.O46]" office:value-type="float" office:value="1.727703" calcext:value-type="float">
            <text:p>1.727703</text:p>
          </table:table-cell>
          <table:table-cell table:style-name="ce96" table:formula="of:=+[.D46]+[.K46]" office:value-type="float" office:value="0" calcext:value-type="float">
            <text:p>0.000</text:p>
          </table:table-cell>
          <table:table-cell table:style-name="ce115" table:formula="of:=+[.E46]-[.J46]" office:value-type="float" office:value="-0.127125" calcext:value-type="float">
            <text:p>-0.127</text:p>
          </table:table-cell>
          <table:table-cell table:style-name="ce129" table:formula="of:=+[.F46]+[.L46]" office:value-type="float" office:value="1.727703" calcext:value-type="float">
            <text:p>1.728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2" calcext:value-type="float">
            <text:p>0.10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102" calcext:value-type="float">
            <text:p>0.10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441" table:formula="of:=+[.Q46]-[.N46]" office:value-type="float" office:value="0" calcext:value-type="float">
            <text:p>0.000000</text:p>
          </table:table-cell>
          <table:table-cell table:style-name="ce441" table:formula="of:=+[.R46]-[.O4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6]" office:value-type="float" office:value="0" calcext:value-type="float">
            <text:p>0.000</text:p>
          </table:table-cell>
          <table:table-cell table:style-name="ce246" table:formula="of:=+[.V46]" office:value-type="float" office:value="0" calcext:value-type="float">
            <text:p>0.000</text:p>
          </table:table-cell>
          <table:table-cell table:style-name="ce333" table:formula="of:=+[.X4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7]" office:value-type="float" office:value="-0.015" calcext:value-type="float">
            <text:p>-0.015000</text:p>
          </table:table-cell>
          <table:table-cell table:style-name="ce80" table:formula="of:=+[.E$26]-[.M47]" office:value-type="float" office:value="-0.086125" calcext:value-type="float">
            <text:p>-0.086125</text:p>
          </table:table-cell>
          <table:table-cell table:style-name="ce88" table:formula="of:=+[.F$26]+[.O47]" office:value-type="float" office:value="1.723703" calcext:value-type="float">
            <text:p>1.723703</text:p>
          </table:table-cell>
          <table:table-cell table:style-name="ce96" table:formula="of:=+[.D47]+[.K47]" office:value-type="float" office:value="-0.019" calcext:value-type="float">
            <text:p>-0.019</text:p>
          </table:table-cell>
          <table:table-cell table:style-name="ce115" table:formula="of:=+[.E47]-[.J47]" office:value-type="float" office:value="-0.101125" calcext:value-type="float">
            <text:p>-0.101</text:p>
          </table:table-cell>
          <table:table-cell table:style-name="ce129" table:formula="of:=+[.F47]+[.L47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441" table:formula="of:=+[.Q47]-[.N47]" office:value-type="float" office:value="0" calcext:value-type="float">
            <text:p>0.000000</text:p>
          </table:table-cell>
          <table:table-cell table:style-name="ce441" table:formula="of:=+[.R47]-[.O4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7]" office:value-type="float" office:value="0" calcext:value-type="float">
            <text:p>0.000</text:p>
          </table:table-cell>
          <table:table-cell table:style-name="ce246" table:formula="of:=+[.V47]" office:value-type="float" office:value="0" calcext:value-type="float">
            <text:p>0.000</text:p>
          </table:table-cell>
          <table:table-cell table:style-name="ce333" table:formula="of:=+[.X4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8]" office:value-type="float" office:value="0.034" calcext:value-type="float">
            <text:p>0.034000</text:p>
          </table:table-cell>
          <table:table-cell table:style-name="ce80" table:formula="of:=+[.E$26]-[.M48]" office:value-type="float" office:value="-0.050125" calcext:value-type="float">
            <text:p>-0.050125</text:p>
          </table:table-cell>
          <table:table-cell table:style-name="ce88" table:formula="of:=+[.F$26]+[.O48]" office:value-type="float" office:value="1.696703" calcext:value-type="float">
            <text:p>1.696703</text:p>
          </table:table-cell>
          <table:table-cell table:style-name="ce96" table:formula="of:=+[.D48]+[.K48]" office:value-type="float" office:value="0.064" calcext:value-type="float">
            <text:p>0.064</text:p>
          </table:table-cell>
          <table:table-cell table:style-name="ce115" table:formula="of:=+[.E48]-[.J48]" office:value-type="float" office:value="-0.063125" calcext:value-type="float">
            <text:p>-0.063</text:p>
          </table:table-cell>
          <table:table-cell table:style-name="ce129" table:formula="of:=+[.F48]+[.L48]" office:value-type="float" office:value="1.696703" calcext:value-type="float">
            <text:p>1.697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0.03" calcext:value-type="float">
            <text:p>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31" calcext:value-type="float">
            <text:p>-0.031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441" table:formula="of:=+[.Q48]-[.N48]" office:value-type="float" office:value="0" calcext:value-type="float">
            <text:p>0.000000</text:p>
          </table:table-cell>
          <table:table-cell table:style-name="ce441" table:formula="of:=+[.R48]-[.O4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8]" office:value-type="float" office:value="0" calcext:value-type="float">
            <text:p>0.000</text:p>
          </table:table-cell>
          <table:table-cell table:style-name="ce246" table:formula="of:=+[.V48]" office:value-type="float" office:value="0" calcext:value-type="float">
            <text:p>0.000</text:p>
          </table:table-cell>
          <table:table-cell table:style-name="ce333" table:formula="of:=+[.X4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9]" office:value-type="float" office:value="0.034" calcext:value-type="float">
            <text:p>0.034000</text:p>
          </table:table-cell>
          <table:table-cell table:style-name="ce80" table:formula="of:=+[.E$26]-[.M49]" office:value-type="float" office:value="-0.070125" calcext:value-type="float">
            <text:p>-0.070125</text:p>
          </table:table-cell>
          <table:table-cell table:style-name="ce88" table:formula="of:=+[.F$26]+[.O49]" office:value-type="float" office:value="1.722703" calcext:value-type="float">
            <text:p>1.722703</text:p>
          </table:table-cell>
          <table:table-cell table:style-name="ce96" table:formula="of:=+[.D49]+[.K49]" office:value-type="float" office:value="0.049" calcext:value-type="float">
            <text:p>0.049</text:p>
          </table:table-cell>
          <table:table-cell table:style-name="ce115" table:formula="of:=+[.E49]-[.J49]" office:value-type="float" office:value="-0.092125" calcext:value-type="float">
            <text:p>-0.092</text:p>
          </table:table-cell>
          <table:table-cell table:style-name="ce129" table:formula="of:=+[.F49]+[.L49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441" table:formula="of:=+[.Q49]-[.N49]" office:value-type="float" office:value="0" calcext:value-type="float">
            <text:p>0.000000</text:p>
          </table:table-cell>
          <table:table-cell table:style-name="ce441" table:formula="of:=+[.R49]-[.O4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9]" office:value-type="float" office:value="0" calcext:value-type="float">
            <text:p>0.000</text:p>
          </table:table-cell>
          <table:table-cell table:style-name="ce246" table:formula="of:=+[.V49]" office:value-type="float" office:value="0" calcext:value-type="float">
            <text:p>0.000</text:p>
          </table:table-cell>
          <table:table-cell table:style-name="ce333" table:formula="of:=+[.X4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0]" office:value-type="float" office:value="-0.034" calcext:value-type="float">
            <text:p>-0.034000</text:p>
          </table:table-cell>
          <table:table-cell table:style-name="ce80" table:formula="of:=+[.E$26]-[.M50]" office:value-type="float" office:value="-0.050125" calcext:value-type="float">
            <text:p>-0.050125</text:p>
          </table:table-cell>
          <table:table-cell table:style-name="ce88" table:formula="of:=+[.F$26]+[.O50]" office:value-type="float" office:value="1.696703" calcext:value-type="float">
            <text:p>1.696703</text:p>
          </table:table-cell>
          <table:table-cell table:style-name="ce96" table:formula="of:=+[.D50]+[.K50]" office:value-type="float" office:value="-0.064" calcext:value-type="float">
            <text:p>-0.064</text:p>
          </table:table-cell>
          <table:table-cell table:style-name="ce115" table:formula="of:=+[.E50]-[.J50]" office:value-type="float" office:value="-0.063125" calcext:value-type="float">
            <text:p>-0.063</text:p>
          </table:table-cell>
          <table:table-cell table:style-name="ce129" table:formula="of:=+[.F50]+[.L50]" office:value-type="float" office:value="1.696703" calcext:value-type="float">
            <text:p>1.697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-0.03" calcext:value-type="float">
            <text:p>-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31" calcext:value-type="float">
            <text:p>-0.031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441" table:formula="of:=+[.Q50]-[.N50]" office:value-type="float" office:value="0" calcext:value-type="float">
            <text:p>0.000000</text:p>
          </table:table-cell>
          <table:table-cell table:style-name="ce441" table:formula="of:=+[.R50]-[.O5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0]" office:value-type="float" office:value="0" calcext:value-type="float">
            <text:p>0.000</text:p>
          </table:table-cell>
          <table:table-cell table:style-name="ce246" table:formula="of:=+[.V50]" office:value-type="float" office:value="0" calcext:value-type="float">
            <text:p>0.000</text:p>
          </table:table-cell>
          <table:table-cell table:style-name="ce333" table:formula="of:=+[.X5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1]" office:value-type="float" office:value="-0.034" calcext:value-type="float">
            <text:p>-0.034000</text:p>
          </table:table-cell>
          <table:table-cell table:style-name="ce80" table:formula="of:=+[.E$26]-[.M51]" office:value-type="float" office:value="-0.070125" calcext:value-type="float">
            <text:p>-0.070125</text:p>
          </table:table-cell>
          <table:table-cell table:style-name="ce88" table:formula="of:=+[.F$26]+[.O51]" office:value-type="float" office:value="1.722703" calcext:value-type="float">
            <text:p>1.722703</text:p>
          </table:table-cell>
          <table:table-cell table:style-name="ce96" table:formula="of:=+[.D51]+[.K51]" office:value-type="float" office:value="-0.049" calcext:value-type="float">
            <text:p>-0.049</text:p>
          </table:table-cell>
          <table:table-cell table:style-name="ce115" table:formula="of:=+[.E51]-[.J51]" office:value-type="float" office:value="-0.092125" calcext:value-type="float">
            <text:p>-0.092</text:p>
          </table:table-cell>
          <table:table-cell table:style-name="ce129" table:formula="of:=+[.F51]+[.L51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441" table:formula="of:=+[.Q51]-[.N51]" office:value-type="float" office:value="0" calcext:value-type="float">
            <text:p>0.000000</text:p>
          </table:table-cell>
          <table:table-cell table:style-name="ce441" table:formula="of:=+[.R51]-[.O5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1]" office:value-type="float" office:value="0" calcext:value-type="float">
            <text:p>0.000</text:p>
          </table:table-cell>
          <table:table-cell table:style-name="ce246" table:formula="of:=+[.V51]" office:value-type="float" office:value="0" calcext:value-type="float">
            <text:p>0.000</text:p>
          </table:table-cell>
          <table:table-cell table:style-name="ce333" table:formula="of:=+[.X5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Jaw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2]" office:value-type="float" office:value="0" calcext:value-type="float">
            <text:p>0.000000</text:p>
          </table:table-cell>
          <table:table-cell table:style-name="ce80" table:formula="of:=+[.E$26]-[.M52]" office:value-type="float" office:value="0.000875" calcext:value-type="float">
            <text:p>0.000875</text:p>
          </table:table-cell>
          <table:table-cell table:style-name="ce88" table:formula="of:=+[.F$26]+[.O52]" office:value-type="float" office:value="1.712703" calcext:value-type="float">
            <text:p>1.712703</text:p>
          </table:table-cell>
          <table:table-cell table:style-name="ce96" table:formula="of:=+[.D52]+[.K52]" office:value-type="float" office:value="0" calcext:value-type="float">
            <text:p>0.000</text:p>
          </table:table-cell>
          <table:table-cell table:style-name="ce115" table:formula="of:=+[.E52]-[.J52]" office:value-type="float" office:value="-0.058125" calcext:value-type="float">
            <text:p>-0.058</text:p>
          </table:table-cell>
          <table:table-cell table:style-name="ce129" table:formula="of:=+[.F52]+[.L52]" office:value-type="float" office:value="1.673703" calcext:value-type="float">
            <text:p>1.674</text:p>
          </table:table-cell>
          <table:table-cell table:style-name="ce146" office:value-type="float" office:value="0.059" calcext:value-type="float">
            <text:p>0.05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39" calcext:value-type="float">
            <text:p>-0.039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5" calcext:value-type="float">
            <text:p>-0.015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5" calcext:value-type="float">
            <text:p>-0.015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441" table:formula="of:=+[.Q52]-[.N52]" office:value-type="float" office:value="0" calcext:value-type="float">
            <text:p>0.000000</text:p>
          </table:table-cell>
          <table:table-cell table:style-name="ce441" table:formula="of:=+[.R52]-[.O5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2]" office:value-type="float" office:value="0" calcext:value-type="float">
            <text:p>0.000</text:p>
          </table:table-cell>
          <table:table-cell table:style-name="ce246" table:formula="of:=+[.V52]" office:value-type="float" office:value="0" calcext:value-type="float">
            <text:p>0.000</text:p>
          </table:table-cell>
          <table:table-cell table:style-name="ce333" table:formula="of:=+[.X5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in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96" table:formula="of:=+[.D53]+[.K53]" office:value-type="float" office:value="0" calcext:value-type="float">
            <text:p>0.000</text:p>
          </table:table-cell>
          <table:table-cell table:style-name="ce115" table:formula="of:=+[.E53]-[.J53]" office:value-type="float" office:value="-0.094125" calcext:value-type="float">
            <text:p>-0.094</text:p>
          </table:table-cell>
          <table:table-cell table:style-name="ce129" table:formula="of:=+[.F53]+[.L53]" office:value-type="float" office:value="1.640703" calcext:value-type="float">
            <text:p>1.641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441" table:formula="of:=+[.Q53]-[.N53]" office:value-type="float" office:value="0" calcext:value-type="float">
            <text:p>0.000000</text:p>
          </table:table-cell>
          <table:table-cell table:style-name="ce441" table:formula="of:=+[.R53]-[.O5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3]" office:value-type="float" office:value="0" calcext:value-type="float">
            <text:p>0.000</text:p>
          </table:table-cell>
          <table:table-cell table:style-name="ce246" table:formula="of:=+[.V53]" office:value-type="float" office:value="0" calcext:value-type="float">
            <text:p>0.000</text:p>
          </table:table-cell>
          <table:table-cell table:style-name="ce333" table:formula="of:=+[.X5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eethLower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96" table:formula="of:=+[.D54]+[.K54]" office:value-type="float" office:value="0" calcext:value-type="float">
            <text:p>0.000</text:p>
          </table:table-cell>
          <table:table-cell table:style-name="ce115" table:formula="of:=+[.E54]-[.J54]" office:value-type="float" office:value="-0.055125" calcext:value-type="float">
            <text:p>-0.055</text:p>
          </table:table-cell>
          <table:table-cell table:style-name="ce129" table:formula="of:=+[.F54]+[.L54]" office:value-type="float" office:value="1.673703" calcext:value-type="float">
            <text:p>1.674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1" calcext:value-type="float">
            <text:p>0.02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9" calcext:value-type="float">
            <text:p>-0.039000</text:p>
          </table:table-cell>
          <table:table-cell table:style-name="ce237" office:value-type="float" office:value="0.021" calcext:value-type="float">
            <text:p>0.02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9" calcext:value-type="float">
            <text:p>-0.039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441" table:formula="of:=+[.Q54]-[.N54]" office:value-type="float" office:value="0" calcext:value-type="float">
            <text:p>0.000000</text:p>
          </table:table-cell>
          <table:table-cell table:style-name="ce441" table:formula="of:=+[.R54]-[.O5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4]" office:value-type="float" office:value="0" calcext:value-type="float">
            <text:p>0.000</text:p>
          </table:table-cell>
          <table:table-cell table:style-name="ce246" table:formula="of:=+[.V54]" office:value-type="float" office:value="0" calcext:value-type="float">
            <text:p>0.000</text:p>
          </table:table-cell>
          <table:table-cell table:style-name="ce333" table:formula="of:=+[.X5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96" table:formula="of:=+[.D55]+[.K55]" office:value-type="float" office:value="0.017" calcext:value-type="float">
            <text:p>0.017</text:p>
          </table:table-cell>
          <table:table-cell table:style-name="ce115" table:formula="of:=+[.E55]-[.J55]" office:value-type="float" office:value="-0.099125" calcext:value-type="float">
            <text:p>-0.099</text:p>
          </table:table-cell>
          <table:table-cell table:style-name="ce129" table:formula="of:=+[.F55]+[.L55]" office:value-type="float" office:value="1.678703" calcext:value-type="float">
            <text:p>1.679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441" table:formula="of:=+[.Q55]-[.N55]" office:value-type="float" office:value="0" calcext:value-type="float">
            <text:p>0.000000</text:p>
          </table:table-cell>
          <table:table-cell table:style-name="ce441" table:formula="of:=+[.R55]-[.O5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5]" office:value-type="float" office:value="0" calcext:value-type="float">
            <text:p>0.000</text:p>
          </table:table-cell>
          <table:table-cell table:style-name="ce246" table:formula="of:=+[.V55]" office:value-type="float" office:value="0" calcext:value-type="float">
            <text:p>0.000</text:p>
          </table:table-cell>
          <table:table-cell table:style-name="ce333" table:formula="of:=+[.X5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Righ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96" table:formula="of:=+[.D56]+[.K56]" office:value-type="float" office:value="-0.017" calcext:value-type="float">
            <text:p>-0.017</text:p>
          </table:table-cell>
          <table:table-cell table:style-name="ce115" table:formula="of:=+[.E56]-[.J56]" office:value-type="float" office:value="-0.099125" calcext:value-type="float">
            <text:p>-0.099</text:p>
          </table:table-cell>
          <table:table-cell table:style-name="ce129" table:formula="of:=+[.F56]+[.L56]" office:value-type="float" office:value="1.678703" calcext:value-type="float">
            <text:p>1.679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-0.017" calcext:value-type="float">
            <text:p>-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441" table:formula="of:=+[.Q56]-[.N56]" office:value-type="float" office:value="0" calcext:value-type="float">
            <text:p>0.000000</text:p>
          </table:table-cell>
          <table:table-cell table:style-name="ce441" table:formula="of:=+[.R56]-[.O5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6]" office:value-type="float" office:value="0" calcext:value-type="float">
            <text:p>0.000</text:p>
          </table:table-cell>
          <table:table-cell table:style-name="ce246" table:formula="of:=+[.V56]" office:value-type="float" office:value="0" calcext:value-type="float">
            <text:p>0.000</text:p>
          </table:table-cell>
          <table:table-cell table:style-name="ce333" table:formula="of:=+[.X5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96" table:formula="of:=+[.D57]+[.K57]" office:value-type="float" office:value="0" calcext:value-type="float">
            <text:p>0.000</text:p>
          </table:table-cell>
          <table:table-cell table:style-name="ce115" table:formula="of:=+[.E57]-[.J57]" office:value-type="float" office:value="-0.105125" calcext:value-type="float">
            <text:p>-0.105</text:p>
          </table:table-cell>
          <table:table-cell table:style-name="ce129" table:formula="of:=+[.F57]+[.L57]" office:value-type="float" office:value="1.675703" calcext:value-type="float">
            <text:p>1.676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441" table:formula="of:=+[.Q57]-[.N57]" office:value-type="float" office:value="0" calcext:value-type="float">
            <text:p>0.000000</text:p>
          </table:table-cell>
          <table:table-cell table:style-name="ce441" table:formula="of:=+[.R57]-[.O5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7]" office:value-type="float" office:value="0" calcext:value-type="float">
            <text:p>0.000</text:p>
          </table:table-cell>
          <table:table-cell table:style-name="ce246" table:formula="of:=+[.V57]" office:value-type="float" office:value="0" calcext:value-type="float">
            <text:p>0.000</text:p>
          </table:table-cell>
          <table:table-cell table:style-name="ce333" table:formula="of:=+[.X5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ongueBase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96" table:formula="of:=+[.D58]+[.K58]" office:value-type="float" office:value="0" calcext:value-type="float">
            <text:p>0.000</text:p>
          </table:table-cell>
          <table:table-cell table:style-name="ce115" table:formula="of:=+[.E58]-[.J58]" office:value-type="float" office:value="-0.081125" calcext:value-type="float">
            <text:p>-0.081</text:p>
          </table:table-cell>
          <table:table-cell table:style-name="ce129" table:formula="of:=+[.F58]+[.L58]" office:value-type="float" office:value="1.685703" calcext:value-type="float">
            <text:p>1.686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7" calcext:value-type="float">
            <text:p>0.007</text:p>
          </table:table-cell>
          <table:table-cell table:style-name="ce177" office:value-type="float" office:value="0.039" calcext:value-type="float">
            <text:p>0.03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5" calcext:value-type="float">
            <text:p>0.005000</text:p>
          </table:table-cell>
          <table:table-cell table:style-name="ce237" office:value-type="float" office:value="0.039" calcext:value-type="float">
            <text:p>0.03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5" calcext:value-type="float">
            <text:p>0.005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441" table:formula="of:=+[.Q58]-[.N58]" office:value-type="float" office:value="0" calcext:value-type="float">
            <text:p>0.000000</text:p>
          </table:table-cell>
          <table:table-cell table:style-name="ce441" table:formula="of:=+[.R58]-[.O5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8]" office:value-type="float" office:value="0" calcext:value-type="float">
            <text:p>0.000</text:p>
          </table:table-cell>
          <table:table-cell table:style-name="ce246" table:formula="of:=+[.V58]" office:value-type="float" office:value="0" calcext:value-type="float">
            <text:p>0.000</text:p>
          </table:table-cell>
          <table:table-cell table:style-name="ce333" table:formula="of:=+[.X5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 table:style-name="ce153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96" table:formula="of:=+[.D59]+[.K59]" office:value-type="float" office:value="0" calcext:value-type="float">
            <text:p>0.000</text:p>
          </table:table-cell>
          <table:table-cell table:style-name="ce115" table:formula="of:=+[.E59]-[.J59]" office:value-type="float" office:value="-0.091125" calcext:value-type="float">
            <text:p>-0.091</text:p>
          </table:table-cell>
          <table:table-cell table:style-name="ce129" table:formula="of:=+[.F59]+[.L59]" office:value-type="float" office:value="1.685703" calcext:value-type="float">
            <text:p>1.686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441" table:formula="of:=+[.Q59]-[.N59]" office:value-type="float" office:value="0" calcext:value-type="float">
            <text:p>0.000000</text:p>
          </table:table-cell>
          <table:table-cell table:style-name="ce441" table:formula="of:=+[.R59]-[.O5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9]" office:value-type="float" office:value="0" calcext:value-type="float">
            <text:p>0.000</text:p>
          </table:table-cell>
          <table:table-cell table:style-name="ce246" table:formula="of:=+[.V59]" office:value-type="float" office:value="0" calcext:value-type="float">
            <text:p>0.000</text:p>
          </table:table-cell>
          <table:table-cell table:style-name="ce333" table:formula="of:=+[.X5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JawSha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0]" office:value-type="float" office:value="0" calcext:value-type="float">
            <text:p>0.000000</text:p>
          </table:table-cell>
          <table:table-cell table:style-name="ce80" table:formula="of:=+[.E$26]-[.M60]" office:value-type="float" office:value="-0.000125" calcext:value-type="float">
            <text:p>-0.000125</text:p>
          </table:table-cell>
          <table:table-cell table:style-name="ce88" table:formula="of:=+[.F$26]+[.O60]" office:value-type="float" office:value="1.727703" calcext:value-type="float">
            <text:p>1.727703</text:p>
          </table:table-cell>
          <table:table-cell table:style-name="ce96" table:formula="of:=+[.D60]+[.K60]" office:value-type="float" office:value="0" calcext:value-type="float">
            <text:p>0.000</text:p>
          </table:table-cell>
          <table:table-cell table:style-name="ce115" table:formula="of:=+[.E60]-[.J60]" office:value-type="float" office:value="0.016875" calcext:value-type="float">
            <text:p>0.017</text:p>
          </table:table-cell>
          <table:table-cell table:style-name="ce129" table:formula="of:=+[.F60]+[.L60]" office:value-type="float" office:value="1.727703" calcext:value-type="float">
            <text:p>1.728</text:p>
          </table:table-cell>
          <table:table-cell table:style-name="ce146" office:value-type="float" office:value="-0.017" calcext:value-type="float">
            <text:p>-0.01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441" table:formula="of:=+[.Q60]-[.N60]" office:value-type="float" office:value="0" calcext:value-type="float">
            <text:p>0.000000</text:p>
          </table:table-cell>
          <table:table-cell table:style-name="ce441" table:formula="of:=+[.R60]-[.O6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0]" office:value-type="float" office:value="0" calcext:value-type="float">
            <text:p>0.000</text:p>
          </table:table-cell>
          <table:table-cell table:style-name="ce246" table:formula="of:=+[.V60]" office:value-type="float" office:value="0" calcext:value-type="float">
            <text:p>0.000</text:p>
          </table:table-cell>
          <table:table-cell table:style-name="ce333" table:formula="of:=+[.X6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1]" office:value-type="float" office:value="0" calcext:value-type="float">
            <text:p>0.000000</text:p>
          </table:table-cell>
          <table:table-cell table:style-name="ce80" table:formula="of:=+[.E$26]-[.M61]" office:value-type="float" office:value="-0.069125" calcext:value-type="float">
            <text:p>-0.069125</text:p>
          </table:table-cell>
          <table:table-cell table:style-name="ce88" table:formula="of:=+[.F$26]+[.O61]" office:value-type="float" office:value="1.792703" calcext:value-type="float">
            <text:p>1.792703</text:p>
          </table:table-cell>
          <table:table-cell table:style-name="ce96" table:formula="of:=+[.D61]+[.K61]" office:value-type="float" office:value="0" calcext:value-type="float">
            <text:p>0.000</text:p>
          </table:table-cell>
          <table:table-cell table:style-name="ce115" table:formula="of:=+[.E61]-[.J61]" office:value-type="float" office:value="-0.105125" calcext:value-type="float">
            <text:p>-0.105</text:p>
          </table:table-cell>
          <table:table-cell table:style-name="ce129" table:formula="of:=+[.F61]+[.L61]" office:value-type="float" office:value="1.792703" calcext:value-type="float">
            <text:p>1.79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441" table:formula="of:=+[.Q61]-[.N61]" office:value-type="float" office:value="0" calcext:value-type="float">
            <text:p>0.000000</text:p>
          </table:table-cell>
          <table:table-cell table:style-name="ce441" table:formula="of:=+[.R61]-[.O6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1]" office:value-type="float" office:value="0" calcext:value-type="float">
            <text:p>0.000</text:p>
          </table:table-cell>
          <table:table-cell table:style-name="ce246" table:formula="of:=+[.V61]" office:value-type="float" office:value="0" calcext:value-type="float">
            <text:p>0.000</text:p>
          </table:table-cell>
          <table:table-cell table:style-name="ce333" table:formula="of:=+[.X6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Bas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2]" office:value-type="float" office:value="0" calcext:value-type="float">
            <text:p>0.000000</text:p>
          </table:table-cell>
          <table:table-cell table:style-name="ce80" table:formula="of:=+[.E$26]-[.M62]" office:value-type="float" office:value="-0.094125" calcext:value-type="float">
            <text:p>-0.094125</text:p>
          </table:table-cell>
          <table:table-cell table:style-name="ce88" table:formula="of:=+[.F$26]+[.O62]" office:value-type="float" office:value="1.711703" calcext:value-type="float">
            <text:p>1.711703</text:p>
          </table:table-cell>
          <table:table-cell table:style-name="ce96" table:formula="of:=+[.D62]+[.K62]" office:value-type="float" office:value="0" calcext:value-type="float">
            <text:p>0.000</text:p>
          </table:table-cell>
          <table:table-cell table:style-name="ce115" table:formula="of:=+[.E62]-[.J62]" office:value-type="float" office:value="-0.108125" calcext:value-type="float">
            <text:p>-0.108</text:p>
          </table:table-cell>
          <table:table-cell table:style-name="ce129" table:formula="of:=+[.F62]+[.L62]" office:value-type="float" office:value="1.711703" calcext:value-type="float">
            <text:p>1.712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4" calcext:value-type="float">
            <text:p>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6" calcext:value-type="float">
            <text:p>-0.016000</text:p>
          </table:table-cell>
          <table:table-cell table:style-name="ce237" office:value-type="float" office:value="0.094" calcext:value-type="float">
            <text:p>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6" calcext:value-type="float">
            <text:p>-0.016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441" table:formula="of:=+[.Q62]-[.N62]" office:value-type="float" office:value="0" calcext:value-type="float">
            <text:p>0.000000</text:p>
          </table:table-cell>
          <table:table-cell table:style-name="ce441" table:formula="of:=+[.R62]-[.O6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2]" office:value-type="float" office:value="0" calcext:value-type="float">
            <text:p>0.000</text:p>
          </table:table-cell>
          <table:table-cell table:style-name="ce246" table:formula="of:=+[.V62]" office:value-type="float" office:value="0" calcext:value-type="float">
            <text:p>0.000</text:p>
          </table:table-cell>
          <table:table-cell table:style-name="ce333" table:formula="of:=+[.X6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3]" office:value-type="float" office:value="0" calcext:value-type="float">
            <text:p>0.000000</text:p>
          </table:table-cell>
          <table:table-cell table:style-name="ce80" table:formula="of:=+[.E$26]-[.M63]" office:value-type="float" office:value="-0.020125" calcext:value-type="float">
            <text:p>-0.020125</text:p>
          </table:table-cell>
          <table:table-cell table:style-name="ce88" table:formula="of:=+[.F$26]+[.O63]" office:value-type="float" office:value="1.697703" calcext:value-type="float">
            <text:p>1.697703</text:p>
          </table:table-cell>
          <table:table-cell table:style-name="ce96" table:formula="of:=+[.D63]+[.K63]" office:value-type="float" office:value="0" calcext:value-type="float">
            <text:p>0.000</text:p>
          </table:table-cell>
          <table:table-cell table:style-name="ce115" table:formula="of:=+[.E63]-[.J63]" office:value-type="float" office:value="-0.055125" calcext:value-type="float">
            <text:p>-0.055</text:p>
          </table:table-cell>
          <table:table-cell table:style-name="ce129" table:formula="of:=+[.F63]+[.L63]" office:value-type="float" office:value="1.697703" calcext:value-type="float">
            <text:p>1.698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441" table:formula="of:=+[.Q63]-[.N63]" office:value-type="float" office:value="0" calcext:value-type="float">
            <text:p>0.000000</text:p>
          </table:table-cell>
          <table:table-cell table:style-name="ce441" table:formula="of:=+[.R63]-[.O6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3]" office:value-type="float" office:value="0" calcext:value-type="float">
            <text:p>0.000</text:p>
          </table:table-cell>
          <table:table-cell table:style-name="ce246" table:formula="of:=+[.V63]" office:value-type="float" office:value="0" calcext:value-type="float">
            <text:p>0.000</text:p>
          </table:table-cell>
          <table:table-cell table:style-name="ce333" table:formula="of:=+[.X6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96" table:formula="of:=+[.D64]+[.K64]" office:value-type="float" office:value="0.015" calcext:value-type="float">
            <text:p>0.015</text:p>
          </table:table-cell>
          <table:table-cell table:style-name="ce115" table:formula="of:=+[.E64]-[.J64]" office:value-type="float" office:value="-0.106125" calcext:value-type="float">
            <text:p>-0.106</text:p>
          </table:table-cell>
          <table:table-cell table:style-name="ce129" table:formula="of:=+[.F64]+[.L64]" office:value-type="float" office:value="1.694703" calcext:value-type="float">
            <text:p>1.695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441" table:formula="of:=+[.Q64]-[.N64]" office:value-type="float" office:value="0" calcext:value-type="float">
            <text:p>0.000000</text:p>
          </table:table-cell>
          <table:table-cell table:style-name="ce441" table:formula="of:=+[.R64]-[.O6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4]" office:value-type="float" office:value="0" calcext:value-type="float">
            <text:p>0.000</text:p>
          </table:table-cell>
          <table:table-cell table:style-name="ce246" table:formula="of:=+[.V64]" office:value-type="float" office:value="0" calcext:value-type="float">
            <text:p>0.000</text:p>
          </table:table-cell>
          <table:table-cell table:style-name="ce333" table:formula="of:=+[.X6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96" table:formula="of:=+[.D65]+[.K65]" office:value-type="float" office:value="-0.015" calcext:value-type="float">
            <text:p>-0.015</text:p>
          </table:table-cell>
          <table:table-cell table:style-name="ce115" table:formula="of:=+[.E65]-[.J65]" office:value-type="float" office:value="-0.106125" calcext:value-type="float">
            <text:p>-0.106</text:p>
          </table:table-cell>
          <table:table-cell table:style-name="ce129" table:formula="of:=+[.F65]+[.L65]" office:value-type="float" office:value="1.694703" calcext:value-type="float">
            <text:p>1.695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441" table:formula="of:=+[.Q65]-[.N65]" office:value-type="float" office:value="0" calcext:value-type="float">
            <text:p>0.000000</text:p>
          </table:table-cell>
          <table:table-cell table:style-name="ce441" table:formula="of:=+[.R65]-[.O6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5]" office:value-type="float" office:value="0" calcext:value-type="float">
            <text:p>0.000</text:p>
          </table:table-cell>
          <table:table-cell table:style-name="ce246" table:formula="of:=+[.V65]" office:value-type="float" office:value="0" calcext:value-type="float">
            <text:p>0.000</text:p>
          </table:table-cell>
          <table:table-cell table:style-name="ce333" table:formula="of:=+[.X6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Corn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96" table:formula="of:=+[.D66]+[.K66]" office:value-type="float" office:value="0.032" calcext:value-type="float">
            <text:p>0.032</text:p>
          </table:table-cell>
          <table:table-cell table:style-name="ce115" table:formula="of:=+[.E66]-[.J66]" office:value-type="float" office:value="-0.093125" calcext:value-type="float">
            <text:p>-0.093</text:p>
          </table:table-cell>
          <table:table-cell table:style-name="ce129" table:formula="of:=+[.F66]+[.L66]" office:value-type="float" office:value="1.687703" calcext:value-type="float">
            <text:p>1.688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0.051" calcext:value-type="float">
            <text:p>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19" calcext:value-type="float">
            <text:p>-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19" calcext:value-type="float">
            <text:p>-0.019</text:p>
          </table:table-cell>
          <table:table-cell table:style-name="ce333" office:value-type="float" office:value="-0.01" calcext:value-type="float">
            <text:p>-0.01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441" table:formula="of:=+[.Q66]-[.N66]" office:value-type="float" office:value="0" calcext:value-type="float">
            <text:p>0.000000</text:p>
          </table:table-cell>
          <table:table-cell table:style-name="ce441" table:formula="of:=+[.R66]-[.O6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6]" office:value-type="float" office:value="0" calcext:value-type="float">
            <text:p>0.000</text:p>
          </table:table-cell>
          <table:table-cell table:style-name="ce246" table:formula="of:=+[.V66]" office:value-type="float" office:value="0" calcext:value-type="float">
            <text:p>0.000</text:p>
          </table:table-cell>
          <table:table-cell table:style-name="ce333" table:formula="of:=+[.X6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96" table:formula="of:=+[.D67]+[.K67]" office:value-type="float" office:value="-0.032" calcext:value-type="float">
            <text:p>-0.032</text:p>
          </table:table-cell>
          <table:table-cell table:style-name="ce115" table:formula="of:=+[.E67]-[.J67]" office:value-type="float" office:value="-0.093125" calcext:value-type="float">
            <text:p>-0.093</text:p>
          </table:table-cell>
          <table:table-cell table:style-name="ce129" table:formula="of:=+[.F67]+[.L67]" office:value-type="float" office:value="1.687703" calcext:value-type="float">
            <text:p>1.688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441" table:formula="of:=+[.Q67]-[.N67]" office:value-type="float" office:value="0" calcext:value-type="float">
            <text:p>0.000000</text:p>
          </table:table-cell>
          <table:table-cell table:style-name="ce441" table:formula="of:=+[.R67]-[.O6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7]" office:value-type="float" office:value="0" calcext:value-type="float">
            <text:p>0.000</text:p>
          </table:table-cell>
          <table:table-cell table:style-name="ce246" table:formula="of:=+[.V67]" office:value-type="float" office:value="0" calcext:value-type="float">
            <text:p>0.000</text:p>
          </table:table-cell>
          <table:table-cell table:style-name="ce333" table:formula="of:=+[.X6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Center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96" table:formula="of:=+[.D68]+[.K68]" office:value-type="float" office:value="0" calcext:value-type="float">
            <text:p>0.000</text:p>
          </table:table-cell>
          <table:table-cell table:style-name="ce115" table:formula="of:=+[.E68]-[.J68]" office:value-type="float" office:value="-0.108125" calcext:value-type="float">
            <text:p>-0.108</text:p>
          </table:table-cell>
          <table:table-cell table:style-name="ce129" table:formula="of:=+[.F68]+[.L68]" office:value-type="float" office:value="1.696703" calcext:value-type="float">
            <text:p>1.697</text:p>
          </table:table-cell>
          <table:table-cell table:style-name="ce146" office:value-type="float" office:value="0.043" calcext:value-type="float">
            <text:p>0.043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441" table:formula="of:=+[.Q68]-[.N68]" office:value-type="float" office:value="0" calcext:value-type="float">
            <text:p>0.000000</text:p>
          </table:table-cell>
          <table:table-cell table:style-name="ce441" table:formula="of:=+[.R68]-[.O6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8]" office:value-type="float" office:value="0" calcext:value-type="float">
            <text:p>0.000</text:p>
          </table:table-cell>
          <table:table-cell table:style-name="ce246" table:formula="of:=+[.V68]" office:value-type="float" office:value="0" calcext:value-type="float">
            <text:p>0.000</text:p>
          </table:table-cell>
          <table:table-cell table:style-name="ce333" table:formula="of:=+[.X6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96" table:formula="of:=+[.D69]+[.K69]" office:value-type="float" office:value="0.017" calcext:value-type="float">
            <text:p>0.017</text:p>
          </table:table-cell>
          <table:table-cell table:style-name="ce115" table:formula="of:=+[.E69]-[.J69]" office:value-type="float" office:value="-0.091125" calcext:value-type="float">
            <text:p>-0.091</text:p>
          </table:table-cell>
          <table:table-cell table:style-name="ce129" table:formula="of:=+[.F69]+[.L69]" office:value-type="float" office:value="1.759703" calcext:value-type="float">
            <text:p>1.760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441" table:formula="of:=+[.Q69]-[.N69]" office:value-type="float" office:value="0" calcext:value-type="float">
            <text:p>0.000000</text:p>
          </table:table-cell>
          <table:table-cell table:style-name="ce441" table:formula="of:=+[.R69]-[.O6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9]" office:value-type="float" office:value="0" calcext:value-type="float">
            <text:p>0.000</text:p>
          </table:table-cell>
          <table:table-cell table:style-name="ce246" table:formula="of:=+[.V69]" office:value-type="float" office:value="0" calcext:value-type="float">
            <text:p>0.000</text:p>
          </table:table-cell>
          <table:table-cell table:style-name="ce333" table:formula="of:=+[.X6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corner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70]" office:value-type="float" office:value="-0.017" calcext:value-type="float">
            <text:p>-0.017000</text:p>
          </table:table-cell>
          <table:table-cell table:style-name="ce80" table:formula="of:=+[.E$26]-[.M70]" office:value-type="float" office:value="-0.075125" calcext:value-type="float">
            <text:p>-0.075125</text:p>
          </table:table-cell>
          <table:table-cell table:style-name="ce88" table:formula="of:=+[.F$26]+[.O70]" office:value-type="float" office:value="1.759703" calcext:value-type="float">
            <text:p>1.759703</text:p>
          </table:table-cell>
          <table:table-cell table:style-name="ce96" table:formula="of:=+[.D70]+[.K70]" office:value-type="float" office:value="-0.017" calcext:value-type="float">
            <text:p>-0.017</text:p>
          </table:table-cell>
          <table:table-cell table:style-name="ce115" table:formula="of:=+[.E70]-[.J70]" office:value-type="float" office:value="-0.091125" calcext:value-type="float">
            <text:p>-0.091</text:p>
          </table:table-cell>
          <table:table-cell table:style-name="ce129" table:formula="of:=+[.F70]+[.L70]" office:value-type="float" office:value="1.759703" calcext:value-type="float">
            <text:p>1.760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17" calcext:value-type="float">
            <text:p>-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17" calcext:value-type="float">
            <text:p>-0.017</text:p>
          </table:table-cell>
          <table:table-cell table:style-name="ce333" office:value-type="float" office:value="0.032" calcext:value-type="float">
            <text:p>0.032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441" table:formula="of:=+[.Q70]-[.N70]" office:value-type="float" office:value="0" calcext:value-type="float">
            <text:p>0.000000</text:p>
          </table:table-cell>
          <table:table-cell table:style-name="ce441" table:formula="of:=+[.R70]-[.O7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0]" office:value-type="float" office:value="0" calcext:value-type="float">
            <text:p>0.000</text:p>
          </table:table-cell>
          <table:table-cell table:style-name="ce246" table:formula="of:=+[.V70]" office:value-type="float" office:value="0" calcext:value-type="float">
            <text:p>0.000</text:p>
          </table:table-cell>
          <table:table-cell table:style-name="ce333" table:formula="of:=+[.X7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71]" office:value-type="float" office:value="0" calcext:value-type="float">
            <text:p>0.000000</text:p>
          </table:table-cell>
          <table:table-cell table:style-name="ce80" table:formula="of:=+[.E$26]-[.M71]" office:value-type="float" office:value="-0.091125" calcext:value-type="float">
            <text:p>-0.091125</text:p>
          </table:table-cell>
          <table:table-cell table:style-name="ce88" table:formula="of:=+[.F$26]+[.O71]" office:value-type="float" office:value="1.747703" calcext:value-type="float">
            <text:p>1.747703</text:p>
          </table:table-cell>
          <table:table-cell table:style-name="ce96" table:formula="of:=+[.D71]+[.K71]" office:value-type="float" office:value="0" calcext:value-type="float">
            <text:p>0.000</text:p>
          </table:table-cell>
          <table:table-cell table:style-name="ce115" table:formula="of:=+[.E71]-[.J71]" office:value-type="float" office:value="-0.106125" calcext:value-type="float">
            <text:p>-0.106</text:p>
          </table:table-cell>
          <table:table-cell table:style-name="ce129" table:formula="of:=+[.F71]+[.L71]" office:value-type="float" office:value="1.755703" calcext:value-type="float">
            <text:p>1.756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441" table:formula="of:=+[.Q71]-[.N71]" office:value-type="float" office:value="0" calcext:value-type="float">
            <text:p>0.000000</text:p>
          </table:table-cell>
          <table:table-cell table:style-name="ce441" table:formula="of:=+[.R71]-[.O7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1]" office:value-type="float" office:value="0" calcext:value-type="float">
            <text:p>0.000</text:p>
          </table:table-cell>
          <table:table-cell table:style-name="ce246" table:formula="of:=+[.V71]" office:value-type="float" office:value="0" calcext:value-type="float">
            <text:p>0.000</text:p>
          </table:table-cell>
          <table:table-cell table:style-name="ce333" table:formula="of:=+[.X7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ollarLef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72]" office:value-type="float" office:value="0.084665" calcext:value-type="float">
            <text:p>0.084665</text:p>
          </table:table-cell>
          <table:table-cell table:style-name="ce80" table:formula="of:=+[.E$14]-[.M72]" office:value-type="float" office:value="0.036295" calcext:value-type="float">
            <text:p>0.036295</text:p>
          </table:table-cell>
          <table:table-cell table:style-name="ce88" table:formula="of:=+[.F$14]+[.O72]" office:value-type="float" office:value="1.521361" calcext:value-type="float">
            <text:p>1.521361</text:p>
          </table:table-cell>
          <table:table-cell table:style-name="ce96" table:formula="of:=+[.D72]+[.K72]" office:value-type="float" office:value="0.163665" calcext:value-type="float">
            <text:p>0.164</text:p>
          </table:table-cell>
          <table:table-cell table:style-name="ce115" table:formula="of:=+[.E72]-[.J72]" office:value-type="float" office:value="0.036295" calcext:value-type="float">
            <text:p>0.036</text:p>
          </table:table-cell>
          <table:table-cell table:style-name="ce129" table:formula="of:=+[.F72]+[.L72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79" calcext:value-type="float">
            <text:p>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0.084665" calcext:value-type="float">
            <text:p>0.084665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0.085" calcext:value-type="float">
            <text:p>0.085</text:p>
          </table:table-cell>
          <table:table-cell table:style-name="ce333" office:value-type="float" office:value="0.165" calcext:value-type="float">
            <text:p>0.165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445" table:formula="of:=+[.Q72]-[.N72]" office:value-type="float" office:value="0.000335000000000016" calcext:value-type="float">
            <text:p>0.000335</text:p>
          </table:table-cell>
          <table:table-cell table:style-name="ce441" table:formula="of:=+[.R72]-[.O72]" office:value-type="float" office:value="-0.00039599999999998" calcext:value-type="float">
            <text:p>-0.00039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2]" office:value-type="float" office:value="0" calcext:value-type="float">
            <text:p>0.000</text:p>
          </table:table-cell>
          <table:table-cell table:style-name="ce246" table:formula="of:=+[.V72]" office:value-type="float" office:value="0" calcext:value-type="float">
            <text:p>0.000</text:p>
          </table:table-cell>
          <table:table-cell table:style-name="ce333" table:formula="of:=+[.X7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 table:style-name="ce153" office:value-type="string" calcext:value-type="string">
            <text:p>mCollar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97" table:formula="of:=+[.D73]+[.K73]" office:value-type="float" office:value="0.184665" calcext:value-type="float">
            <text:p>0.185</text:p>
          </table:table-cell>
          <table:table-cell table:style-name="ce119" table:formula="of:=+[.E73]-[.J73]" office:value-type="float" office:value="0.016295" calcext:value-type="float">
            <text:p>0.016</text:p>
          </table:table-cell>
          <table:table-cell table:style-name="ce130" table:formula="of:=+[.F73]+[.L73]" office:value-type="float" office:value="1.541361" calcext:value-type="float">
            <text:p>1.54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73]" office:value-type="float" office:value="0" calcext:value-type="float">
            <text:p>0.000</text:p>
          </table:table-cell>
          <table:table-cell table:style-name="ce242" table:formula="of:=+[.V73]" office:value-type="float" office:value="0" calcext:value-type="float">
            <text:p>0.000</text:p>
          </table:table-cell>
          <table:table-cell table:style-name="ce308" table:formula="of:=+[.X73]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houlderLeft</text:p>
          </table:table-cell>
          <table:table-cell table:style-name="ce153" office:value-type="string" calcext:value-type="string">
            <text:p>mCollar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96" table:formula="of:=+[.D74]+[.K74]" office:value-type="float" office:value="0.410665" calcext:value-type="float">
            <text:p>0.411</text:p>
          </table:table-cell>
          <table:table-cell table:style-name="ce115" table:formula="of:=+[.E74]-[.J74]" office:value-type="float" office:value="0.036295" calcext:value-type="float">
            <text:p>0.036</text:p>
          </table:table-cell>
          <table:table-cell table:style-name="ce129" table:formula="of:=+[.F74]+[.L74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47" calcext:value-type="float">
            <text:p>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0.079" calcext:value-type="float">
            <text:p>0.079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79" calcext:value-type="float">
            <text:p>0.079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449" table:formula="of:=+[.Q74]-[.N74]" office:value-type="float" office:value="0" calcext:value-type="float">
            <text:p>0.000000</text:p>
          </table:table-cell>
          <table:table-cell table:style-name="ce441" table:formula="of:=+[.R74]-[.O7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4]" office:value-type="float" office:value="0" calcext:value-type="float">
            <text:p>0.000</text:p>
          </table:table-cell>
          <table:table-cell table:style-name="ce246" table:formula="of:=+[.V74]" office:value-type="float" office:value="0" calcext:value-type="float">
            <text:p>0.000</text:p>
          </table:table-cell>
          <table:table-cell table:style-name="ce333" table:formula="of:=+[.X7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 table:style-name="ce153" office:value-type="string" calcext:value-type="string">
            <text:p>mShoulder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97" table:formula="of:=+[.D75]+[.K75]" office:value-type="float" office:value="0.413665" calcext:value-type="float">
            <text:p>0.414</text:p>
          </table:table-cell>
          <table:table-cell table:style-name="ce119" table:formula="of:=+[.E75]-[.J75]" office:value-type="float" office:value="0.036295" calcext:value-type="float">
            <text:p>0.036</text:p>
          </table:table-cell>
          <table:table-cell table:style-name="ce130" table:formula="of:=+[.F75]+[.L75]" office:value-type="float" office:value="1.528361" calcext:value-type="float">
            <text:p>1.52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75]" office:value-type="float" office:value="0" calcext:value-type="float">
            <text:p>0.000</text:p>
          </table:table-cell>
          <table:table-cell table:style-name="ce242" table:formula="of:=+[.V75]" office:value-type="float" office:value="-5" calcext:value-type="float">
            <text:p>-5.000</text:p>
          </table:table-cell>
          <table:table-cell table:style-name="ce308" table:formula="of:=+[.X75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ElbowLeft</text:p>
          </table:table-cell>
          <table:table-cell table:style-name="ce153" office:value-type="string" calcext:value-type="string">
            <text:p>mShoulder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96" table:formula="of:=+[.D76]+[.K76]" office:value-type="float" office:value="0.616665" calcext:value-type="float">
            <text:p>0.617</text:p>
          </table:table-cell>
          <table:table-cell table:style-name="ce115" table:formula="of:=+[.E76]-[.J76]" office:value-type="float" office:value="0.036295" calcext:value-type="float">
            <text:p>0.036</text:p>
          </table:table-cell>
          <table:table-cell table:style-name="ce129" table:formula="of:=+[.F76]+[.L76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05" calcext:value-type="float">
            <text:p>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248" calcext:value-type="float">
            <text:p>0.248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248" calcext:value-type="float">
            <text:p>0.248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441" table:formula="of:=+[.Q76]-[.N76]" office:value-type="float" office:value="0" calcext:value-type="float">
            <text:p>0.000000</text:p>
          </table:table-cell>
          <table:table-cell table:style-name="ce441" table:formula="of:=+[.R76]-[.O7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6]" office:value-type="float" office:value="0" calcext:value-type="float">
            <text:p>0.000</text:p>
          </table:table-cell>
          <table:table-cell table:style-name="ce246" table:formula="of:=+[.V76]" office:value-type="float" office:value="0" calcext:value-type="float">
            <text:p>0.000</text:p>
          </table:table-cell>
          <table:table-cell table:style-name="ce333" table:formula="of:=+[.X7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 table:style-name="ce153" office:value-type="string" calcext:value-type="string">
            <text:p>mElbow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97" table:formula="of:=+[.D77]+[.K77]" office:value-type="float" office:value="0.611665" calcext:value-type="float">
            <text:p>0.612</text:p>
          </table:table-cell>
          <table:table-cell table:style-name="ce119" table:formula="of:=+[.E77]-[.J77]" office:value-type="float" office:value="0.036295" calcext:value-type="float">
            <text:p>0.036</text:p>
          </table:table-cell>
          <table:table-cell table:style-name="ce130" table:formula="of:=+[.F77]+[.L77]" office:value-type="float" office:value="1.520361" calcext:value-type="float">
            <text:p>1.520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table:formula="of:=+[.W77]" office:value-type="float" office:value="0" calcext:value-type="float">
            <text:p>0.000</text:p>
          </table:table-cell>
          <table:table-cell table:style-name="ce242" table:formula="of:=+[.V77]" office:value-type="float" office:value="-3" calcext:value-type="float">
            <text:p>-3.000</text:p>
          </table:table-cell>
          <table:table-cell table:style-name="ce308" table:formula="of:=+[.X77]" office:value-type="float" office:value="0" calcext:value-type="float">
            <text:p>0.0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WristLeft</text:p>
          </table:table-cell>
          <table:table-cell table:style-name="ce153" office:value-type="string" calcext:value-type="string">
            <text:p>mElbow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96" table:formula="of:=+[.D78]+[.K78]" office:value-type="float" office:value="0.676511" calcext:value-type="float">
            <text:p>0.677</text:p>
          </table:table-cell>
          <table:table-cell table:style-name="ce115" table:formula="of:=+[.E78]-[.J78]" office:value-type="float" office:value="0.036295" calcext:value-type="float">
            <text:p>0.036</text:p>
          </table:table-cell>
          <table:table-cell table:style-name="ce129" table:formula="of:=+[.F78]+[.L78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6" calcext:value-type="float">
            <text:p>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0.204846" calcext:value-type="float">
            <text:p>0.204846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" calcext:value-type="float">
            <text:p>0.000</text:p>
          </table:table-cell>
          <table:table-cell table:style-name="ce246" office:value-type="float" office:value="0.205" calcext:value-type="float">
            <text:p>0.205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450" table:formula="of:=+[.Q78]-[.N78]" office:value-type="float" office:value="0.000154000000000015" calcext:value-type="float">
            <text:p>0.000154</text:p>
          </table:table-cell>
          <table:table-cell table:style-name="ce441" table:formula="of:=+[.R78]-[.O7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8]" office:value-type="float" office:value="0" calcext:value-type="float">
            <text:p>0.000</text:p>
          </table:table-cell>
          <table:table-cell table:style-name="ce246" table:formula="of:=+[.V78]" office:value-type="float" office:value="0" calcext:value-type="float">
            <text:p>0.000</text:p>
          </table:table-cell>
          <table:table-cell table:style-name="ce333" table:formula="of:=+[.X7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 table:style-name="ce148" office:value-type="string" calcext:value-type="string">
            <text:p>mWrist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97" table:formula="of:=+[.D79]+[.K79]" office:value-type="float" office:value="0.715511" calcext:value-type="float">
            <text:p>0.716</text:p>
          </table:table-cell>
          <table:table-cell table:style-name="ce119" table:formula="of:=+[.E79]-[.J79]" office:value-type="float" office:value="0.021295" calcext:value-type="float">
            <text:p>0.021</text:p>
          </table:table-cell>
          <table:table-cell table:style-name="ce130" table:formula="of:=+[.F79]+[.L79]" office:value-type="float" office:value="1.520361" calcext:value-type="float">
            <text:p>1.520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W79]" office:value-type="float" office:value="0" calcext:value-type="float">
            <text:p>0.000</text:p>
          </table:table-cell>
          <table:table-cell table:style-name="ce242" table:formula="of:=+[.V79]" office:value-type="float" office:value="-3" calcext:value-type="float">
            <text:p>-3.000</text:p>
          </table:table-cell>
          <table:table-cell table:style-name="ce308" table:formula="of:=+[.X79]" office:value-type="float" office:value="-10" calcext:value-type="float">
            <text:p>-1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400" office:value-type="float" office:value="0.03" calcext:value-type="float">
            <text:p>0.03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andMiddle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96" table:formula="of:=+[.D80]+[.K80]" office:value-type="float" office:value="0.757511" calcext:value-type="float">
            <text:p>0.758</text:p>
          </table:table-cell>
          <table:table-cell table:style-name="ce115" table:formula="of:=+[.E80]-[.J80]" office:value-type="float" office:value="0.024295" calcext:value-type="float">
            <text:p>0.024</text:p>
          </table:table-cell>
          <table:table-cell table:style-name="ce129" table:formula="of:=+[.F80]+[.L80]" office:value-type="float" office:value="1.530361" calcext:value-type="float">
            <text:p>1.530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0.101" calcext:value-type="float">
            <text:p>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0.101" calcext:value-type="float">
            <text:p>0.101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441" table:formula="of:=+[.Q80]-[.N80]" office:value-type="float" office:value="0" calcext:value-type="float">
            <text:p>0.000000</text:p>
          </table:table-cell>
          <table:table-cell table:style-name="ce441" table:formula="of:=+[.R80]-[.O8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0]" office:value-type="float" office:value="0" calcext:value-type="float">
            <text:p>0.000</text:p>
          </table:table-cell>
          <table:table-cell table:style-name="ce246" table:formula="of:=+[.V80]" office:value-type="float" office:value="0" calcext:value-type="float">
            <text:p>0.000</text:p>
          </table:table-cell>
          <table:table-cell table:style-name="ce333" table:formula="of:=+[.X8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 table:style-name="ce153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96" table:formula="of:=+[.D81]+[.K81]" office:value-type="float" office:value="0.806511" calcext:value-type="float">
            <text:p>0.807</text:p>
          </table:table-cell>
          <table:table-cell table:style-name="ce115" table:formula="of:=+[.E81]-[.J81]" office:value-type="float" office:value="0.025295" calcext:value-type="float">
            <text:p>0.025</text:p>
          </table:table-cell>
          <table:table-cell table:style-name="ce129" table:formula="of:=+[.F81]+[.L81]" office:value-type="float" office:value="1.522361" calcext:value-type="float">
            <text:p>1.522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441" table:formula="of:=+[.Q81]-[.N81]" office:value-type="float" office:value="0" calcext:value-type="float">
            <text:p>0.000000</text:p>
          </table:table-cell>
          <table:table-cell table:style-name="ce441" table:formula="of:=+[.R81]-[.O8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1]" office:value-type="float" office:value="0" calcext:value-type="float">
            <text:p>0.000</text:p>
          </table:table-cell>
          <table:table-cell table:style-name="ce246" table:formula="of:=+[.V81]" office:value-type="float" office:value="0" calcext:value-type="float">
            <text:p>0.000</text:p>
          </table:table-cell>
          <table:table-cell table:style-name="ce333" table:formula="of:=+[.X8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3Left</text:p>
          </table:table-cell>
          <table:table-cell table:style-name="ce153" office:value-type="string" calcext:value-type="string">
            <text:p>mHandMiddle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96" table:formula="of:=+[.D82]+[.K82]" office:value-type="float" office:value="0.839511" calcext:value-type="float">
            <text:p>0.840</text:p>
          </table:table-cell>
          <table:table-cell table:style-name="ce115" table:formula="of:=+[.E82]-[.J82]" office:value-type="float" office:value="0.027295" calcext:value-type="float">
            <text:p>0.027</text:p>
          </table:table-cell>
          <table:table-cell table:style-name="ce129" table:formula="of:=+[.F82]+[.L82]" office:value-type="float" office:value="1.516361" calcext:value-type="float">
            <text:p>1.516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0.033" calcext:value-type="float">
            <text:p>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9" calcext:value-type="float">
            <text:p>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441" table:formula="of:=+[.Q82]-[.N82]" office:value-type="float" office:value="0" calcext:value-type="float">
            <text:p>0.000000</text:p>
          </table:table-cell>
          <table:table-cell table:style-name="ce441" table:formula="of:=+[.R82]-[.O8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2]" office:value-type="float" office:value="0" calcext:value-type="float">
            <text:p>0.000</text:p>
          </table:table-cell>
          <table:table-cell table:style-name="ce246" table:formula="of:=+[.V82]" office:value-type="float" office:value="0" calcext:value-type="float">
            <text:p>0.000</text:p>
          </table:table-cell>
          <table:table-cell table:style-name="ce333" table:formula="of:=+[.X8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96" table:formula="of:=+[.D83]+[.K83]" office:value-type="float" office:value="0.749511" calcext:value-type="float">
            <text:p>0.750</text:p>
          </table:table-cell>
          <table:table-cell table:style-name="ce115" table:formula="of:=+[.E83]-[.J83]" office:value-type="float" office:value="-0.018705" calcext:value-type="float">
            <text:p>-0.019</text:p>
          </table:table-cell>
          <table:table-cell table:style-name="ce129" table:formula="of:=+[.F83]+[.L83]" office:value-type="float" office:value="1.530361" calcext:value-type="float">
            <text:p>1.530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441" table:formula="of:=+[.Q83]-[.N83]" office:value-type="float" office:value="0" calcext:value-type="float">
            <text:p>0.000000</text:p>
          </table:table-cell>
          <table:table-cell table:style-name="ce441" table:formula="of:=+[.R83]-[.O8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3]" office:value-type="float" office:value="0" calcext:value-type="float">
            <text:p>0.000</text:p>
          </table:table-cell>
          <table:table-cell table:style-name="ce246" table:formula="of:=+[.V83]" office:value-type="float" office:value="0" calcext:value-type="float">
            <text:p>0.000</text:p>
          </table:table-cell>
          <table:table-cell table:style-name="ce333" table:formula="of:=+[.X8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2Left</text:p>
          </table:table-cell>
          <table:table-cell table:style-name="ce153" office:value-type="string" calcext:value-type="string">
            <text:p>mHandIndex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96" table:formula="of:=+[.D84]+[.K84]" office:value-type="float" office:value="0.781511" calcext:value-type="float">
            <text:p>0.782</text:p>
          </table:table-cell>
          <table:table-cell table:style-name="ce115" table:formula="of:=+[.E84]-[.J84]" office:value-type="float" office:value="-0.032705" calcext:value-type="float">
            <text:p>-0.033</text:p>
          </table:table-cell>
          <table:table-cell table:style-name="ce129" table:formula="of:=+[.F84]+[.L84]" office:value-type="float" office:value="1.524361" calcext:value-type="float">
            <text:p>1.524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441" table:formula="of:=+[.Q84]-[.N84]" office:value-type="float" office:value="0" calcext:value-type="float">
            <text:p>0.000000</text:p>
          </table:table-cell>
          <table:table-cell table:style-name="ce441" table:formula="of:=+[.R84]-[.O8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4]" office:value-type="float" office:value="0" calcext:value-type="float">
            <text:p>0.000</text:p>
          </table:table-cell>
          <table:table-cell table:style-name="ce246" table:formula="of:=+[.V84]" office:value-type="float" office:value="0" calcext:value-type="float">
            <text:p>0.000</text:p>
          </table:table-cell>
          <table:table-cell table:style-name="ce333" table:formula="of:=+[.X8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 table:style-name="ce153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96" table:formula="of:=+[.D85]+[.K85]" office:value-type="float" office:value="0.806511" calcext:value-type="float">
            <text:p>0.807</text:p>
          </table:table-cell>
          <table:table-cell table:style-name="ce115" table:formula="of:=+[.E85]-[.J85]" office:value-type="float" office:value="-0.043705" calcext:value-type="float">
            <text:p>-0.044</text:p>
          </table:table-cell>
          <table:table-cell table:style-name="ce129" table:formula="of:=+[.F85]+[.L85]" office:value-type="float" office:value="1.520361" calcext:value-type="float">
            <text:p>1.520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441" table:formula="of:=+[.Q85]-[.N85]" office:value-type="float" office:value="0" calcext:value-type="float">
            <text:p>0.000000</text:p>
          </table:table-cell>
          <table:table-cell table:style-name="ce441" table:formula="of:=+[.R85]-[.O8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5]" office:value-type="float" office:value="0" calcext:value-type="float">
            <text:p>0.000</text:p>
          </table:table-cell>
          <table:table-cell table:style-name="ce246" table:formula="of:=+[.V85]" office:value-type="float" office:value="0" calcext:value-type="float">
            <text:p>0.000</text:p>
          </table:table-cell>
          <table:table-cell table:style-name="ce333" table:formula="of:=+[.X8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96" table:formula="of:=+[.D86]+[.K86]" office:value-type="float" office:value="0.753511" calcext:value-type="float">
            <text:p>0.754</text:p>
          </table:table-cell>
          <table:table-cell table:style-name="ce115" table:formula="of:=+[.E86]-[.J86]" office:value-type="float" office:value="0.059295" calcext:value-type="float">
            <text:p>0.059</text:p>
          </table:table-cell>
          <table:table-cell table:style-name="ce129" table:formula="of:=+[.F86]+[.L86]" office:value-type="float" office:value="1.522361" calcext:value-type="float">
            <text:p>1.522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38" calcext:value-type="float">
            <text:p>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0.099" calcext:value-type="float">
            <text:p>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.099" calcext:value-type="float">
            <text:p>0.099</text:p>
          </table:table-cell>
          <table:table-cell table:style-name="ce333" office:value-type="float" office:value="0.009" calcext:value-type="float">
            <text:p>0.009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441" table:formula="of:=+[.Q86]-[.N86]" office:value-type="float" office:value="0" calcext:value-type="float">
            <text:p>0.000000</text:p>
          </table:table-cell>
          <table:table-cell table:style-name="ce441" table:formula="of:=+[.R86]-[.O8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6]" office:value-type="float" office:value="0" calcext:value-type="float">
            <text:p>0.000</text:p>
          </table:table-cell>
          <table:table-cell table:style-name="ce246" table:formula="of:=+[.V86]" office:value-type="float" office:value="0" calcext:value-type="float">
            <text:p>0.000</text:p>
          </table:table-cell>
          <table:table-cell table:style-name="ce333" table:formula="of:=+[.X8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 table:style-name="ce153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96" table:formula="of:=+[.D87]+[.K87]" office:value-type="float" office:value="0.793511" calcext:value-type="float">
            <text:p>0.794</text:p>
          </table:table-cell>
          <table:table-cell table:style-name="ce115" table:formula="of:=+[.E87]-[.J87]" office:value-type="float" office:value="0.072295" calcext:value-type="float">
            <text:p>0.072</text:p>
          </table:table-cell>
          <table:table-cell table:style-name="ce129" table:formula="of:=+[.F87]+[.L87]" office:value-type="float" office:value="1.513361" calcext:value-type="float">
            <text:p>1.513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441" table:formula="of:=+[.Q87]-[.N87]" office:value-type="float" office:value="0" calcext:value-type="float">
            <text:p>0.000000</text:p>
          </table:table-cell>
          <table:table-cell table:style-name="ce441" table:formula="of:=+[.R87]-[.O8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7]" office:value-type="float" office:value="0" calcext:value-type="float">
            <text:p>0.000</text:p>
          </table:table-cell>
          <table:table-cell table:style-name="ce246" table:formula="of:=+[.V87]" office:value-type="float" office:value="0" calcext:value-type="float">
            <text:p>0.000</text:p>
          </table:table-cell>
          <table:table-cell table:style-name="ce333" table:formula="of:=+[.X8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3Left</text:p>
          </table:table-cell>
          <table:table-cell table:style-name="ce153" office:value-type="string" calcext:value-type="string">
            <text:p>mHandR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96" table:formula="of:=+[.D88]+[.K88]" office:value-type="float" office:value="0.821511" calcext:value-type="float">
            <text:p>0.822</text:p>
          </table:table-cell>
          <table:table-cell table:style-name="ce115" table:formula="of:=+[.E88]-[.J88]" office:value-type="float" office:value="0.082295" calcext:value-type="float">
            <text:p>0.082</text:p>
          </table:table-cell>
          <table:table-cell table:style-name="ce129" table:formula="of:=+[.F88]+[.L88]" office:value-type="float" office:value="1.507361" calcext:value-type="float">
            <text:p>1.507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.028" calcext:value-type="float">
            <text:p>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9" calcext:value-type="float">
            <text:p>-0.009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441" table:formula="of:=+[.Q88]-[.N88]" office:value-type="float" office:value="0" calcext:value-type="float">
            <text:p>0.000000</text:p>
          </table:table-cell>
          <table:table-cell table:style-name="ce441" table:formula="of:=+[.R88]-[.O8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8]" office:value-type="float" office:value="0" calcext:value-type="float">
            <text:p>0.000</text:p>
          </table:table-cell>
          <table:table-cell table:style-name="ce246" table:formula="of:=+[.V88]" office:value-type="float" office:value="0" calcext:value-type="float">
            <text:p>0.000</text:p>
          </table:table-cell>
          <table:table-cell table:style-name="ce333" table:formula="of:=+[.X8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96" table:formula="of:=+[.D89]+[.K89]" office:value-type="float" office:value="0.736511" calcext:value-type="float">
            <text:p>0.737</text:p>
          </table:table-cell>
          <table:table-cell table:style-name="ce115" table:formula="of:=+[.E89]-[.J89]" office:value-type="float" office:value="0.091295" calcext:value-type="float">
            <text:p>0.091</text:p>
          </table:table-cell>
          <table:table-cell table:style-name="ce129" table:formula="of:=+[.F89]+[.L89]" office:value-type="float" office:value="1.518361" calcext:value-type="float">
            <text:p>1.518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441" table:formula="of:=+[.Q89]-[.N89]" office:value-type="float" office:value="0" calcext:value-type="float">
            <text:p>0.000000</text:p>
          </table:table-cell>
          <table:table-cell table:style-name="ce441" table:formula="of:=+[.R89]-[.O8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9]" office:value-type="float" office:value="0" calcext:value-type="float">
            <text:p>0.000</text:p>
          </table:table-cell>
          <table:table-cell table:style-name="ce246" table:formula="of:=+[.V89]" office:value-type="float" office:value="0" calcext:value-type="float">
            <text:p>0.000</text:p>
          </table:table-cell>
          <table:table-cell table:style-name="ce333" table:formula="of:=+[.X8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2Left</text:p>
          </table:table-cell>
          <table:table-cell table:style-name="ce153" office:value-type="string" calcext:value-type="string">
            <text:p>mHandPinky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96" table:formula="of:=+[.D90]+[.K90]" office:value-type="float" office:value="0.754511" calcext:value-type="float">
            <text:p>0.755</text:p>
          </table:table-cell>
          <table:table-cell table:style-name="ce115" table:formula="of:=+[.E90]-[.J90]" office:value-type="float" office:value="0.106295" calcext:value-type="float">
            <text:p>0.106</text:p>
          </table:table-cell>
          <table:table-cell table:style-name="ce129" table:formula="of:=+[.F90]+[.L90]" office:value-type="float" office:value="1.514361" calcext:value-type="float">
            <text:p>1.51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0.025" calcext:value-type="float">
            <text:p>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0.025" calcext:value-type="float">
            <text:p>0.025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441" table:formula="of:=+[.Q90]-[.N90]" office:value-type="float" office:value="0" calcext:value-type="float">
            <text:p>0.000000</text:p>
          </table:table-cell>
          <table:table-cell table:style-name="ce441" table:formula="of:=+[.R90]-[.O9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0]" office:value-type="float" office:value="0" calcext:value-type="float">
            <text:p>0.000</text:p>
          </table:table-cell>
          <table:table-cell table:style-name="ce246" table:formula="of:=+[.V90]" office:value-type="float" office:value="0" calcext:value-type="float">
            <text:p>0.000</text:p>
          </table:table-cell>
          <table:table-cell table:style-name="ce333" table:formula="of:=+[.X9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 table:style-name="ce153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96" table:formula="of:=+[.D91]+[.K91]" office:value-type="float" office:value="0.770511" calcext:value-type="float">
            <text:p>0.771</text:p>
          </table:table-cell>
          <table:table-cell table:style-name="ce115" table:formula="of:=+[.E91]-[.J91]" office:value-type="float" office:value="0.119295" calcext:value-type="float">
            <text:p>0.119</text:p>
          </table:table-cell>
          <table:table-cell table:style-name="ce129" table:formula="of:=+[.F91]+[.L91]" office:value-type="float" office:value="1.510361" calcext:value-type="float">
            <text:p>1.510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441" table:formula="of:=+[.Q91]-[.N91]" office:value-type="float" office:value="0" calcext:value-type="float">
            <text:p>0.000000</text:p>
          </table:table-cell>
          <table:table-cell table:style-name="ce441" table:formula="of:=+[.R91]-[.O9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1]" office:value-type="float" office:value="0" calcext:value-type="float">
            <text:p>0.000</text:p>
          </table:table-cell>
          <table:table-cell table:style-name="ce246" table:formula="of:=+[.V91]" office:value-type="float" office:value="0" calcext:value-type="float">
            <text:p>0.000</text:p>
          </table:table-cell>
          <table:table-cell table:style-name="ce333" table:formula="of:=+[.X9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96" table:formula="of:=+[.D92]+[.K92]" office:value-type="float" office:value="0.674511" calcext:value-type="float">
            <text:p>0.675</text:p>
          </table:table-cell>
          <table:table-cell table:style-name="ce115" table:formula="of:=+[.E92]-[.J92]" office:value-type="float" office:value="-0.022705" calcext:value-type="float">
            <text:p>-0.023</text:p>
          </table:table-cell>
          <table:table-cell table:style-name="ce129" table:formula="of:=+[.F92]+[.L92]" office:value-type="float" office:value="1.525361" calcext:value-type="float">
            <text:p>1.52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0.026" calcext:value-type="float">
            <text:p>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0.026" calcext:value-type="float">
            <text:p>0.026</text:p>
          </table:table-cell>
          <table:table-cell table:style-name="ce333" office:value-type="float" office:value="0.004" calcext:value-type="float">
            <text:p>0.004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441" table:formula="of:=+[.Q92]-[.N92]" office:value-type="float" office:value="0" calcext:value-type="float">
            <text:p>0.000000</text:p>
          </table:table-cell>
          <table:table-cell table:style-name="ce441" table:formula="of:=+[.R92]-[.O9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2]" office:value-type="float" office:value="0" calcext:value-type="float">
            <text:p>0.000</text:p>
          </table:table-cell>
          <table:table-cell table:style-name="ce246" table:formula="of:=+[.V92]" office:value-type="float" office:value="0" calcext:value-type="float">
            <text:p>0.000</text:p>
          </table:table-cell>
          <table:table-cell table:style-name="ce333" table:formula="of:=+[.X9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 table:style-name="ce153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96" table:formula="of:=+[.D93]+[.K93]" office:value-type="float" office:value="0.705511" calcext:value-type="float">
            <text:p>0.706</text:p>
          </table:table-cell>
          <table:table-cell table:style-name="ce115" table:formula="of:=+[.E93]-[.J93]" office:value-type="float" office:value="-0.045705" calcext:value-type="float">
            <text:p>-0.046</text:p>
          </table:table-cell>
          <table:table-cell table:style-name="ce129" table:formula="of:=+[.F93]+[.L93]" office:value-type="float" office:value="1.524361" calcext:value-type="float">
            <text:p>1.524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441" table:formula="of:=+[.Q93]-[.N93]" office:value-type="float" office:value="0" calcext:value-type="float">
            <text:p>0.000000</text:p>
          </table:table-cell>
          <table:table-cell table:style-name="ce441" table:formula="of:=+[.R93]-[.O9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3]" office:value-type="float" office:value="0" calcext:value-type="float">
            <text:p>0.000</text:p>
          </table:table-cell>
          <table:table-cell table:style-name="ce246" table:formula="of:=+[.V93]" office:value-type="float" office:value="0" calcext:value-type="float">
            <text:p>0.000</text:p>
          </table:table-cell>
          <table:table-cell table:style-name="ce333" table:formula="of:=+[.X9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3Left</text:p>
          </table:table-cell>
          <table:table-cell table:style-name="ce153" office:value-type="string" calcext:value-type="string">
            <text:p>mHandThu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96" table:formula="of:=+[.D94]+[.K94]" office:value-type="float" office:value="0.730511" calcext:value-type="float">
            <text:p>0.731</text:p>
          </table:table-cell>
          <table:table-cell table:style-name="ce115" table:formula="of:=+[.E94]-[.J94]" office:value-type="float" office:value="-0.060705" calcext:value-type="float">
            <text:p>-0.061</text:p>
          </table:table-cell>
          <table:table-cell table:style-name="ce129" table:formula="of:=+[.F94]+[.L94]" office:value-type="float" office:value="1.523361" calcext:value-type="float">
            <text:p>1.52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0.031" calcext:value-type="float">
            <text:p>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0.031" calcext:value-type="float">
            <text:p>0.031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441" table:formula="of:=+[.Q94]-[.N94]" office:value-type="float" office:value="0" calcext:value-type="float">
            <text:p>0.000000</text:p>
          </table:table-cell>
          <table:table-cell table:style-name="ce441" table:formula="of:=+[.R94]-[.O9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4]" office:value-type="float" office:value="0" calcext:value-type="float">
            <text:p>0.000</text:p>
          </table:table-cell>
          <table:table-cell table:style-name="ce246" table:formula="of:=+[.V94]" office:value-type="float" office:value="0" calcext:value-type="float">
            <text:p>0.000</text:p>
          </table:table-cell>
          <table:table-cell table:style-name="ce333" table:formula="of:=+[.X9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95]" office:value-type="float" office:value="-0.085" calcext:value-type="float">
            <text:p>-0.085000</text:p>
          </table:table-cell>
          <table:table-cell table:style-name="ce80" table:formula="of:=+[.E$14]-[.M95]" office:value-type="float" office:value="0.036295" calcext:value-type="float">
            <text:p>0.036295</text:p>
          </table:table-cell>
          <table:table-cell table:style-name="ce88" table:formula="of:=+[.F$14]+[.O95]" office:value-type="float" office:value="1.521361" calcext:value-type="float">
            <text:p>1.521361</text:p>
          </table:table-cell>
          <table:table-cell table:style-name="ce96" table:formula="of:=+[.D95]+[.K95]" office:value-type="float" office:value="-0.164" calcext:value-type="float">
            <text:p>-0.164</text:p>
          </table:table-cell>
          <table:table-cell table:style-name="ce115" table:formula="of:=+[.E95]-[.J95]" office:value-type="float" office:value="0.036295" calcext:value-type="float">
            <text:p>0.036</text:p>
          </table:table-cell>
          <table:table-cell table:style-name="ce129" table:formula="of:=+[.F95]+[.L95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445" table:formula="of:=+[.Q95]-[.N95]" office:value-type="float" office:value="0" calcext:value-type="float">
            <text:p>0.000000</text:p>
          </table:table-cell>
          <table:table-cell table:style-name="ce441" table:formula="of:=+[.R95]-[.O95]" office:value-type="float" office:value="-0.00039599999999998" calcext:value-type="float">
            <text:p>-0.00039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5]" office:value-type="float" office:value="0" calcext:value-type="float">
            <text:p>0.000</text:p>
          </table:table-cell>
          <table:table-cell table:style-name="ce246" table:formula="of:=+[.V95]" office:value-type="float" office:value="0" calcext:value-type="float">
            <text:p>0.000</text:p>
          </table:table-cell>
          <table:table-cell table:style-name="ce333" table:formula="of:=+[.X9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CLAVICLE</text:p>
          </table:table-cell>
          <table:table-cell table:style-name="ce153" office:value-type="string" calcext:value-type="string">
            <text:p>mCollar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97" table:formula="of:=+[.D96]+[.K96]" office:value-type="float" office:value="-0.185" calcext:value-type="float">
            <text:p>-0.185</text:p>
          </table:table-cell>
          <table:table-cell table:style-name="ce119" table:formula="of:=+[.E96]-[.J96]" office:value-type="float" office:value="0.016295" calcext:value-type="float">
            <text:p>0.016</text:p>
          </table:table-cell>
          <table:table-cell table:style-name="ce130" table:formula="of:=+[.F96]+[.L96]" office:value-type="float" office:value="1.541361" calcext:value-type="float">
            <text:p>1.54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96]" office:value-type="float" office:value="0" calcext:value-type="float">
            <text:p>0.000</text:p>
          </table:table-cell>
          <table:table-cell table:style-name="ce242" table:formula="of:=+[.V96]" office:value-type="float" office:value="0" calcext:value-type="float">
            <text:p>0.000</text:p>
          </table:table-cell>
          <table:table-cell table:style-name="ce308" table:formula="of:=+[.X96]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 table:style-name="ce153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96" table:formula="of:=+[.D97]+[.K97]" office:value-type="float" office:value="-0.411418" calcext:value-type="float">
            <text:p>-0.411</text:p>
          </table:table-cell>
          <table:table-cell table:style-name="ce115" table:formula="of:=+[.E97]-[.J97]" office:value-type="float" office:value="0.036295" calcext:value-type="float">
            <text:p>0.036</text:p>
          </table:table-cell>
          <table:table-cell table:style-name="ce129" table:formula="of:=+[.F97]+[.L97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449" table:formula="of:=+[.Q97]-[.N97]" office:value-type="float" office:value="0.000418000000000002" calcext:value-type="float">
            <text:p>0.000418</text:p>
          </table:table-cell>
          <table:table-cell table:style-name="ce441" table:formula="of:=+[.R97]-[.O9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7]" office:value-type="float" office:value="0" calcext:value-type="float">
            <text:p>0.000</text:p>
          </table:table-cell>
          <table:table-cell table:style-name="ce246" table:formula="of:=+[.V97]" office:value-type="float" office:value="0" calcext:value-type="float">
            <text:p>0.000</text:p>
          </table:table-cell>
          <table:table-cell table:style-name="ce333" table:formula="of:=+[.X9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UPPER_ARM</text:p>
          </table:table-cell>
          <table:table-cell table:style-name="ce153" office:value-type="string" calcext:value-type="string">
            <text:p>mShoulder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97" table:formula="of:=+[.D98]+[.K98]" office:value-type="float" office:value="-0.414418" calcext:value-type="float">
            <text:p>-0.414</text:p>
          </table:table-cell>
          <table:table-cell table:style-name="ce119" table:formula="of:=+[.E98]-[.J98]" office:value-type="float" office:value="0.036295" calcext:value-type="float">
            <text:p>0.036</text:p>
          </table:table-cell>
          <table:table-cell table:style-name="ce130" table:formula="of:=+[.F98]+[.L98]" office:value-type="float" office:value="1.528361" calcext:value-type="float">
            <text:p>1.52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3" calcext:value-type="float">
            <text:p>-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2" calcext:value-type="float">
            <text:p>-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5" calcext:value-type="float">
            <text:p>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98]" office:value-type="float" office:value="0" calcext:value-type="float">
            <text:p>0.000</text:p>
          </table:table-cell>
          <table:table-cell table:style-name="ce242" table:formula="of:=+[.V98]" office:value-type="float" office:value="5" calcext:value-type="float">
            <text:p>5.000</text:p>
          </table:table-cell>
          <table:table-cell table:style-name="ce308" table:formula="of:=+[.X98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 table:style-name="ce153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96" table:formula="of:=+[.D99]+[.K99]" office:value-type="float" office:value="-0.617418" calcext:value-type="float">
            <text:p>-0.617</text:p>
          </table:table-cell>
          <table:table-cell table:style-name="ce115" table:formula="of:=+[.E99]-[.J99]" office:value-type="float" office:value="0.036295" calcext:value-type="float">
            <text:p>0.036</text:p>
          </table:table-cell>
          <table:table-cell table:style-name="ce129" table:formula="of:=+[.F99]+[.L99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441" table:formula="of:=+[.Q99]-[.N99]" office:value-type="float" office:value="0" calcext:value-type="float">
            <text:p>0.000000</text:p>
          </table:table-cell>
          <table:table-cell table:style-name="ce441" table:formula="of:=+[.R99]-[.O9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9]" office:value-type="float" office:value="0" calcext:value-type="float">
            <text:p>0.000</text:p>
          </table:table-cell>
          <table:table-cell table:style-name="ce246" table:formula="of:=+[.V99]" office:value-type="float" office:value="0" calcext:value-type="float">
            <text:p>0.000</text:p>
          </table:table-cell>
          <table:table-cell table:style-name="ce333" table:formula="of:=+[.X9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LOWER_ARM</text:p>
          </table:table-cell>
          <table:table-cell table:style-name="ce153" office:value-type="string" calcext:value-type="string">
            <text:p>mElbow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97" table:formula="of:=+[.D100]+[.K100]" office:value-type="float" office:value="-0.612418" calcext:value-type="float">
            <text:p>-0.612</text:p>
          </table:table-cell>
          <table:table-cell table:style-name="ce119" table:formula="of:=+[.E100]-[.J100]" office:value-type="float" office:value="0.036295" calcext:value-type="float">
            <text:p>0.036</text:p>
          </table:table-cell>
          <table:table-cell table:style-name="ce130" table:formula="of:=+[.F100]+[.L100]" office:value-type="float" office:value="1.520361" calcext:value-type="float">
            <text:p>1.520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table:formula="of:=+[.W100]" office:value-type="float" office:value="0" calcext:value-type="float">
            <text:p>0.000</text:p>
          </table:table-cell>
          <table:table-cell table:style-name="ce242" table:formula="of:=+[.V100]" office:value-type="float" office:value="3" calcext:value-type="float">
            <text:p>3.000</text:p>
          </table:table-cell>
          <table:table-cell table:style-name="ce308" table:formula="of:=+[.X100]" office:value-type="float" office:value="0" calcext:value-type="float">
            <text:p>0.0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 table:style-name="ce153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96" table:formula="of:=+[.D101]+[.K101]" office:value-type="float" office:value="-0.677418" calcext:value-type="float">
            <text:p>-0.677</text:p>
          </table:table-cell>
          <table:table-cell table:style-name="ce115" table:formula="of:=+[.E101]-[.J101]" office:value-type="float" office:value="0.036295" calcext:value-type="float">
            <text:p>0.036</text:p>
          </table:table-cell>
          <table:table-cell table:style-name="ce129" table:formula="of:=+[.F101]+[.L101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450" table:formula="of:=+[.Q101]-[.N101]" office:value-type="float" office:value="0" calcext:value-type="float">
            <text:p>0.000000</text:p>
          </table:table-cell>
          <table:table-cell table:style-name="ce441" table:formula="of:=+[.R101]-[.O10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1]" office:value-type="float" office:value="0" calcext:value-type="float">
            <text:p>0.000</text:p>
          </table:table-cell>
          <table:table-cell table:style-name="ce246" table:formula="of:=+[.V101]" office:value-type="float" office:value="0" calcext:value-type="float">
            <text:p>0.000</text:p>
          </table:table-cell>
          <table:table-cell table:style-name="ce333" table:formula="of:=+[.X10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HAND</text:p>
          </table:table-cell>
          <table:table-cell table:style-name="ce148" office:value-type="string" calcext:value-type="string">
            <text:p>mWrist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97" table:formula="of:=+[.D102]+[.K102]" office:value-type="float" office:value="-0.716418" calcext:value-type="float">
            <text:p>-0.716</text:p>
          </table:table-cell>
          <table:table-cell table:style-name="ce119" table:formula="of:=+[.E102]-[.J102]" office:value-type="float" office:value="0.021295" calcext:value-type="float">
            <text:p>0.021</text:p>
          </table:table-cell>
          <table:table-cell table:style-name="ce130" table:formula="of:=+[.F102]+[.L102]" office:value-type="float" office:value="1.520361" calcext:value-type="float">
            <text:p>1.520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-0.049" calcext:value-type="float">
            <text:p>-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10" calcext:value-type="float">
            <text:p>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W102]" office:value-type="float" office:value="0" calcext:value-type="float">
            <text:p>0.000</text:p>
          </table:table-cell>
          <table:table-cell table:style-name="ce242" table:formula="of:=+[.V102]" office:value-type="float" office:value="3" calcext:value-type="float">
            <text:p>3.000</text:p>
          </table:table-cell>
          <table:table-cell table:style-name="ce308" table:formula="of:=+[.X102]" office:value-type="float" office:value="10" calcext:value-type="float">
            <text:p>1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400" office:value-type="float" office:value="0.03" calcext:value-type="float">
            <text:p>0.03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96" table:formula="of:=+[.D103]+[.K103]" office:value-type="float" office:value="-0.758418" calcext:value-type="float">
            <text:p>-0.758</text:p>
          </table:table-cell>
          <table:table-cell table:style-name="ce115" table:formula="of:=+[.E103]-[.J103]" office:value-type="float" office:value="0.024295" calcext:value-type="float">
            <text:p>0.024</text:p>
          </table:table-cell>
          <table:table-cell table:style-name="ce129" table:formula="of:=+[.F103]+[.L103]" office:value-type="float" office:value="1.530361" calcext:value-type="float">
            <text:p>1.530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441" table:formula="of:=+[.Q103]-[.N103]" office:value-type="float" office:value="0" calcext:value-type="float">
            <text:p>0.000000</text:p>
          </table:table-cell>
          <table:table-cell table:style-name="ce441" table:formula="of:=+[.R103]-[.O10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3]" office:value-type="float" office:value="0" calcext:value-type="float">
            <text:p>0.000</text:p>
          </table:table-cell>
          <table:table-cell table:style-name="ce246" table:formula="of:=+[.V103]" office:value-type="float" office:value="0" calcext:value-type="float">
            <text:p>0.000</text:p>
          </table:table-cell>
          <table:table-cell table:style-name="ce333" table:formula="of:=+[.X10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2Right</text:p>
          </table:table-cell>
          <table:table-cell table:style-name="ce153" office:value-type="string" calcext:value-type="string">
            <text:p>mHandMiddle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96" table:formula="of:=+[.D104]+[.K104]" office:value-type="float" office:value="-0.807418" calcext:value-type="float">
            <text:p>-0.807</text:p>
          </table:table-cell>
          <table:table-cell table:style-name="ce115" table:formula="of:=+[.E104]-[.J104]" office:value-type="float" office:value="0.025295" calcext:value-type="float">
            <text:p>0.025</text:p>
          </table:table-cell>
          <table:table-cell table:style-name="ce129" table:formula="of:=+[.F104]+[.L104]" office:value-type="float" office:value="1.522361" calcext:value-type="float">
            <text:p>1.522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9" calcext:value-type="float">
            <text:p>-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441" table:formula="of:=+[.Q104]-[.N104]" office:value-type="float" office:value="0" calcext:value-type="float">
            <text:p>0.000000</text:p>
          </table:table-cell>
          <table:table-cell table:style-name="ce441" table:formula="of:=+[.R104]-[.O10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4]" office:value-type="float" office:value="0" calcext:value-type="float">
            <text:p>0.000</text:p>
          </table:table-cell>
          <table:table-cell table:style-name="ce246" table:formula="of:=+[.V104]" office:value-type="float" office:value="0" calcext:value-type="float">
            <text:p>0.000</text:p>
          </table:table-cell>
          <table:table-cell table:style-name="ce333" table:formula="of:=+[.X10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 table:style-name="ce153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96" table:formula="of:=+[.D105]+[.K105]" office:value-type="float" office:value="-0.840418" calcext:value-type="float">
            <text:p>-0.840</text:p>
          </table:table-cell>
          <table:table-cell table:style-name="ce115" table:formula="of:=+[.E105]-[.J105]" office:value-type="float" office:value="0.027295" calcext:value-type="float">
            <text:p>0.027</text:p>
          </table:table-cell>
          <table:table-cell table:style-name="ce129" table:formula="of:=+[.F105]+[.L105]" office:value-type="float" office:value="1.516361" calcext:value-type="float">
            <text:p>1.516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441" table:formula="of:=+[.Q105]-[.N105]" office:value-type="float" office:value="0" calcext:value-type="float">
            <text:p>0.000000</text:p>
          </table:table-cell>
          <table:table-cell table:style-name="ce441" table:formula="of:=+[.R105]-[.O10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5]" office:value-type="float" office:value="0" calcext:value-type="float">
            <text:p>0.000</text:p>
          </table:table-cell>
          <table:table-cell table:style-name="ce246" table:formula="of:=+[.V105]" office:value-type="float" office:value="0" calcext:value-type="float">
            <text:p>0.000</text:p>
          </table:table-cell>
          <table:table-cell table:style-name="ce333" table:formula="of:=+[.X10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96" table:formula="of:=+[.D106]+[.K106]" office:value-type="float" office:value="-0.750418" calcext:value-type="float">
            <text:p>-0.750</text:p>
          </table:table-cell>
          <table:table-cell table:style-name="ce115" table:formula="of:=+[.E106]-[.J106]" office:value-type="float" office:value="-0.018705" calcext:value-type="float">
            <text:p>-0.019</text:p>
          </table:table-cell>
          <table:table-cell table:style-name="ce129" table:formula="of:=+[.F106]+[.L106]" office:value-type="float" office:value="1.530361" calcext:value-type="float">
            <text:p>1.530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-0.036" calcext:value-type="float">
            <text:p>-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-0.097" calcext:value-type="float">
            <text:p>-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-0.097" calcext:value-type="float">
            <text:p>-0.097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441" table:formula="of:=+[.Q106]-[.N106]" office:value-type="float" office:value="0" calcext:value-type="float">
            <text:p>0.000000</text:p>
          </table:table-cell>
          <table:table-cell table:style-name="ce441" table:formula="of:=+[.R106]-[.O10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6]" office:value-type="float" office:value="0" calcext:value-type="float">
            <text:p>0.000</text:p>
          </table:table-cell>
          <table:table-cell table:style-name="ce246" table:formula="of:=+[.V106]" office:value-type="float" office:value="0" calcext:value-type="float">
            <text:p>0.000</text:p>
          </table:table-cell>
          <table:table-cell table:style-name="ce333" table:formula="of:=+[.X10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 table:style-name="ce153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96" table:formula="of:=+[.D107]+[.K107]" office:value-type="float" office:value="-0.782418" calcext:value-type="float">
            <text:p>-0.782</text:p>
          </table:table-cell>
          <table:table-cell table:style-name="ce115" table:formula="of:=+[.E107]-[.J107]" office:value-type="float" office:value="-0.032705" calcext:value-type="float">
            <text:p>-0.033</text:p>
          </table:table-cell>
          <table:table-cell table:style-name="ce129" table:formula="of:=+[.F107]+[.L107]" office:value-type="float" office:value="1.524361" calcext:value-type="float">
            <text:p>1.524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441" table:formula="of:=+[.Q107]-[.N107]" office:value-type="float" office:value="0" calcext:value-type="float">
            <text:p>0.000000</text:p>
          </table:table-cell>
          <table:table-cell table:style-name="ce441" table:formula="of:=+[.R107]-[.O10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7]" office:value-type="float" office:value="0" calcext:value-type="float">
            <text:p>0.000</text:p>
          </table:table-cell>
          <table:table-cell table:style-name="ce246" table:formula="of:=+[.V107]" office:value-type="float" office:value="0" calcext:value-type="float">
            <text:p>0.000</text:p>
          </table:table-cell>
          <table:table-cell table:style-name="ce333" table:formula="of:=+[.X10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3Right</text:p>
          </table:table-cell>
          <table:table-cell table:style-name="ce153" office:value-type="string" calcext:value-type="string">
            <text:p>mHandIndex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96" table:formula="of:=+[.D108]+[.K108]" office:value-type="float" office:value="-0.807418" calcext:value-type="float">
            <text:p>-0.807</text:p>
          </table:table-cell>
          <table:table-cell table:style-name="ce115" table:formula="of:=+[.E108]-[.J108]" office:value-type="float" office:value="-0.043705" calcext:value-type="float">
            <text:p>-0.044</text:p>
          </table:table-cell>
          <table:table-cell table:style-name="ce129" table:formula="of:=+[.F108]+[.L108]" office:value-type="float" office:value="1.520361" calcext:value-type="float">
            <text:p>1.520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441" table:formula="of:=+[.Q108]-[.N108]" office:value-type="float" office:value="0" calcext:value-type="float">
            <text:p>0.000000</text:p>
          </table:table-cell>
          <table:table-cell table:style-name="ce441" table:formula="of:=+[.R108]-[.O10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8]" office:value-type="float" office:value="0" calcext:value-type="float">
            <text:p>0.000</text:p>
          </table:table-cell>
          <table:table-cell table:style-name="ce246" table:formula="of:=+[.V108]" office:value-type="float" office:value="0" calcext:value-type="float">
            <text:p>0.000</text:p>
          </table:table-cell>
          <table:table-cell table:style-name="ce333" table:formula="of:=+[.X10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96" table:formula="of:=+[.D109]+[.K109]" office:value-type="float" office:value="-0.754418" calcext:value-type="float">
            <text:p>-0.754</text:p>
          </table:table-cell>
          <table:table-cell table:style-name="ce115" table:formula="of:=+[.E109]-[.J109]" office:value-type="float" office:value="0.059295" calcext:value-type="float">
            <text:p>0.059</text:p>
          </table:table-cell>
          <table:table-cell table:style-name="ce129" table:formula="of:=+[.F109]+[.L109]" office:value-type="float" office:value="1.522361" calcext:value-type="float">
            <text:p>1.522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441" table:formula="of:=+[.Q109]-[.N109]" office:value-type="float" office:value="0" calcext:value-type="float">
            <text:p>0.000000</text:p>
          </table:table-cell>
          <table:table-cell table:style-name="ce441" table:formula="of:=+[.R109]-[.O10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9]" office:value-type="float" office:value="0" calcext:value-type="float">
            <text:p>0.000</text:p>
          </table:table-cell>
          <table:table-cell table:style-name="ce246" table:formula="of:=+[.V109]" office:value-type="float" office:value="0" calcext:value-type="float">
            <text:p>0.000</text:p>
          </table:table-cell>
          <table:table-cell table:style-name="ce333" table:formula="of:=+[.X10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2Right</text:p>
          </table:table-cell>
          <table:table-cell table:style-name="ce153" office:value-type="string" calcext:value-type="string">
            <text:p>mHandR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96" table:formula="of:=+[.D110]+[.K110]" office:value-type="float" office:value="-0.794418" calcext:value-type="float">
            <text:p>-0.794</text:p>
          </table:table-cell>
          <table:table-cell table:style-name="ce115" table:formula="of:=+[.E110]-[.J110]" office:value-type="float" office:value="0.072295" calcext:value-type="float">
            <text:p>0.072</text:p>
          </table:table-cell>
          <table:table-cell table:style-name="ce129" table:formula="of:=+[.F110]+[.L110]" office:value-type="float" office:value="1.513361" calcext:value-type="float">
            <text:p>1.513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38" calcext:value-type="float">
            <text:p>-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38" calcext:value-type="float">
            <text:p>-0.038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441" table:formula="of:=+[.Q110]-[.N110]" office:value-type="float" office:value="0" calcext:value-type="float">
            <text:p>0.000000</text:p>
          </table:table-cell>
          <table:table-cell table:style-name="ce441" table:formula="of:=+[.R110]-[.O11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0]" office:value-type="float" office:value="0" calcext:value-type="float">
            <text:p>0.000</text:p>
          </table:table-cell>
          <table:table-cell table:style-name="ce246" table:formula="of:=+[.V110]" office:value-type="float" office:value="0" calcext:value-type="float">
            <text:p>0.000</text:p>
          </table:table-cell>
          <table:table-cell table:style-name="ce333" table:formula="of:=+[.X11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 table:style-name="ce153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96" table:formula="of:=+[.D111]+[.K111]" office:value-type="float" office:value="-0.822418" calcext:value-type="float">
            <text:p>-0.822</text:p>
          </table:table-cell>
          <table:table-cell table:style-name="ce115" table:formula="of:=+[.E111]-[.J111]" office:value-type="float" office:value="0.082295" calcext:value-type="float">
            <text:p>0.082</text:p>
          </table:table-cell>
          <table:table-cell table:style-name="ce129" table:formula="of:=+[.F111]+[.L111]" office:value-type="float" office:value="1.507361" calcext:value-type="float">
            <text:p>1.507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441" table:formula="of:=+[.Q111]-[.N111]" office:value-type="float" office:value="0" calcext:value-type="float">
            <text:p>0.000000</text:p>
          </table:table-cell>
          <table:table-cell table:style-name="ce441" table:formula="of:=+[.R111]-[.O11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1]" office:value-type="float" office:value="0" calcext:value-type="float">
            <text:p>0.000</text:p>
          </table:table-cell>
          <table:table-cell table:style-name="ce246" table:formula="of:=+[.V111]" office:value-type="float" office:value="0" calcext:value-type="float">
            <text:p>0.000</text:p>
          </table:table-cell>
          <table:table-cell table:style-name="ce333" table:formula="of:=+[.X11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96" table:formula="of:=+[.D112]+[.K112]" office:value-type="float" office:value="-0.737418" calcext:value-type="float">
            <text:p>-0.737</text:p>
          </table:table-cell>
          <table:table-cell table:style-name="ce115" table:formula="of:=+[.E112]-[.J112]" office:value-type="float" office:value="0.091295" calcext:value-type="float">
            <text:p>0.091</text:p>
          </table:table-cell>
          <table:table-cell table:style-name="ce129" table:formula="of:=+[.F112]+[.L112]" office:value-type="float" office:value="1.518361" calcext:value-type="float">
            <text:p>1.518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-0.095" calcext:value-type="float">
            <text:p>-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-0.095" calcext:value-type="float">
            <text:p>-0.095</text:p>
          </table:table-cell>
          <table:table-cell table:style-name="ce333" office:value-type="float" office:value="0.003" calcext:value-type="float">
            <text:p>0.003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441" table:formula="of:=+[.Q112]-[.N112]" office:value-type="float" office:value="0" calcext:value-type="float">
            <text:p>0.000000</text:p>
          </table:table-cell>
          <table:table-cell table:style-name="ce441" table:formula="of:=+[.R112]-[.O11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2]" office:value-type="float" office:value="0" calcext:value-type="float">
            <text:p>0.000</text:p>
          </table:table-cell>
          <table:table-cell table:style-name="ce246" table:formula="of:=+[.V112]" office:value-type="float" office:value="0" calcext:value-type="float">
            <text:p>0.000</text:p>
          </table:table-cell>
          <table:table-cell table:style-name="ce333" table:formula="of:=+[.X11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 table:style-name="ce153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96" table:formula="of:=+[.D113]+[.K113]" office:value-type="float" office:value="-0.755418" calcext:value-type="float">
            <text:p>-0.755</text:p>
          </table:table-cell>
          <table:table-cell table:style-name="ce115" table:formula="of:=+[.E113]-[.J113]" office:value-type="float" office:value="0.106295" calcext:value-type="float">
            <text:p>0.106</text:p>
          </table:table-cell>
          <table:table-cell table:style-name="ce129" table:formula="of:=+[.F113]+[.L113]" office:value-type="float" office:value="1.514361" calcext:value-type="float">
            <text:p>1.51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441" table:formula="of:=+[.Q113]-[.N113]" office:value-type="float" office:value="0" calcext:value-type="float">
            <text:p>0.000000</text:p>
          </table:table-cell>
          <table:table-cell table:style-name="ce441" table:formula="of:=+[.R113]-[.O11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3]" office:value-type="float" office:value="0" calcext:value-type="float">
            <text:p>0.000</text:p>
          </table:table-cell>
          <table:table-cell table:style-name="ce246" table:formula="of:=+[.V113]" office:value-type="float" office:value="0" calcext:value-type="float">
            <text:p>0.000</text:p>
          </table:table-cell>
          <table:table-cell table:style-name="ce333" table:formula="of:=+[.X11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3Right</text:p>
          </table:table-cell>
          <table:table-cell table:style-name="ce153" office:value-type="string" calcext:value-type="string">
            <text:p>mHandPinky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96" table:formula="of:=+[.D114]+[.K114]" office:value-type="float" office:value="-0.771418" calcext:value-type="float">
            <text:p>-0.771</text:p>
          </table:table-cell>
          <table:table-cell table:style-name="ce115" table:formula="of:=+[.E114]-[.J114]" office:value-type="float" office:value="0.119295" calcext:value-type="float">
            <text:p>0.119</text:p>
          </table:table-cell>
          <table:table-cell table:style-name="ce129" table:formula="of:=+[.F114]+[.L114]" office:value-type="float" office:value="1.510361" calcext:value-type="float">
            <text:p>1.510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16" calcext:value-type="float">
            <text:p>-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441" table:formula="of:=+[.Q114]-[.N114]" office:value-type="float" office:value="0" calcext:value-type="float">
            <text:p>0.000000</text:p>
          </table:table-cell>
          <table:table-cell table:style-name="ce441" table:formula="of:=+[.R114]-[.O11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4]" office:value-type="float" office:value="0" calcext:value-type="float">
            <text:p>0.000</text:p>
          </table:table-cell>
          <table:table-cell table:style-name="ce246" table:formula="of:=+[.V114]" office:value-type="float" office:value="0" calcext:value-type="float">
            <text:p>0.000</text:p>
          </table:table-cell>
          <table:table-cell table:style-name="ce333" table:formula="of:=+[.X11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96" table:formula="of:=+[.D115]+[.K115]" office:value-type="float" office:value="-0.675418" calcext:value-type="float">
            <text:p>-0.675</text:p>
          </table:table-cell>
          <table:table-cell table:style-name="ce115" table:formula="of:=+[.E115]-[.J115]" office:value-type="float" office:value="-0.022705" calcext:value-type="float">
            <text:p>-0.023</text:p>
          </table:table-cell>
          <table:table-cell table:style-name="ce129" table:formula="of:=+[.F115]+[.L115]" office:value-type="float" office:value="1.525361" calcext:value-type="float">
            <text:p>1.52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441" table:formula="of:=+[.Q115]-[.N115]" office:value-type="float" office:value="0" calcext:value-type="float">
            <text:p>0.000000</text:p>
          </table:table-cell>
          <table:table-cell table:style-name="ce441" table:formula="of:=+[.R115]-[.O11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5]" office:value-type="float" office:value="0" calcext:value-type="float">
            <text:p>0.000</text:p>
          </table:table-cell>
          <table:table-cell table:style-name="ce246" table:formula="of:=+[.V115]" office:value-type="float" office:value="0" calcext:value-type="float">
            <text:p>0.000</text:p>
          </table:table-cell>
          <table:table-cell table:style-name="ce333" table:formula="of:=+[.X11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2Right</text:p>
          </table:table-cell>
          <table:table-cell table:style-name="ce153" office:value-type="string" calcext:value-type="string">
            <text:p>mHandThumb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96" table:formula="of:=+[.D116]+[.K116]" office:value-type="float" office:value="-0.706418" calcext:value-type="float">
            <text:p>-0.706</text:p>
          </table:table-cell>
          <table:table-cell table:style-name="ce115" table:formula="of:=+[.E116]-[.J116]" office:value-type="float" office:value="-0.045705" calcext:value-type="float">
            <text:p>-0.046</text:p>
          </table:table-cell>
          <table:table-cell table:style-name="ce129" table:formula="of:=+[.F116]+[.L116]" office:value-type="float" office:value="1.524361" calcext:value-type="float">
            <text:p>1.524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31" calcext:value-type="float">
            <text:p>-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441" table:formula="of:=+[.Q116]-[.N116]" office:value-type="float" office:value="0" calcext:value-type="float">
            <text:p>0.000000</text:p>
          </table:table-cell>
          <table:table-cell table:style-name="ce441" table:formula="of:=+[.R116]-[.O11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6]" office:value-type="float" office:value="0" calcext:value-type="float">
            <text:p>0.000</text:p>
          </table:table-cell>
          <table:table-cell table:style-name="ce246" table:formula="of:=+[.V116]" office:value-type="float" office:value="0" calcext:value-type="float">
            <text:p>0.000</text:p>
          </table:table-cell>
          <table:table-cell table:style-name="ce333" table:formula="of:=+[.X11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 table:style-name="ce153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96" table:formula="of:=+[.D117]+[.K117]" office:value-type="float" office:value="-0.731418" calcext:value-type="float">
            <text:p>-0.731</text:p>
          </table:table-cell>
          <table:table-cell table:style-name="ce115" table:formula="of:=+[.E117]-[.J117]" office:value-type="float" office:value="-0.060705" calcext:value-type="float">
            <text:p>-0.061</text:p>
          </table:table-cell>
          <table:table-cell table:style-name="ce129" table:formula="of:=+[.F117]+[.L117]" office:value-type="float" office:value="1.523361" calcext:value-type="float">
            <text:p>1.52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441" table:formula="of:=+[.Q117]-[.N117]" office:value-type="float" office:value="0" calcext:value-type="float">
            <text:p>0.000000</text:p>
          </table:table-cell>
          <table:table-cell table:style-name="ce441" table:formula="of:=+[.R117]-[.O11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7]" office:value-type="float" office:value="0" calcext:value-type="float">
            <text:p>0.000</text:p>
          </table:table-cell>
          <table:table-cell table:style-name="ce246" table:formula="of:=+[.V117]" office:value-type="float" office:value="0" calcext:value-type="float">
            <text:p>0.000</text:p>
          </table:table-cell>
          <table:table-cell table:style-name="ce333" table:formula="of:=+[.X11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sRoo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118]" office:value-type="float" office:value="0" calcext:value-type="float">
            <text:p>0.000000</text:p>
          </table:table-cell>
          <table:table-cell table:style-name="ce80" table:formula="of:=+[.E$14]-[.M118]" office:value-type="float" office:value="0.029368" calcext:value-type="float">
            <text:p>0.029368</text:p>
          </table:table-cell>
          <table:table-cell table:style-name="ce88" table:formula="of:=+[.F$14]+[.O118]" office:value-type="float" office:value="1.355965" calcext:value-type="float">
            <text:p>1.355965</text:p>
          </table:table-cell>
          <table:table-cell table:style-name="ce96" table:formula="of:=+[.D118]+[.K118]" office:value-type="float" office:value="0" calcext:value-type="float">
            <text:p>0.000</text:p>
          </table:table-cell>
          <table:table-cell table:style-name="ce115" table:formula="of:=+[.E118]-[.J118]" office:value-type="float" office:value="0.090368" calcext:value-type="float">
            <text:p>0.090</text:p>
          </table:table-cell>
          <table:table-cell table:style-name="ce129" table:formula="of:=+[.F118]+[.L118]" office:value-type="float" office:value="1.355965" calcext:value-type="float">
            <text:p>1.356</text:p>
          </table:table-cell>
          <table:table-cell table:style-name="ce146" office:value-type="float" office:value="-0.061" calcext:value-type="float">
            <text:p>-0.06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14" calcext:value-type="float">
            <text:p>-0.01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14" calcext:value-type="float">
            <text:p>-0.01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441" table:formula="of:=+[.Q118]-[.N118]" office:value-type="float" office:value="0" calcext:value-type="float">
            <text:p>0.000000</text:p>
          </table:table-cell>
          <table:table-cell table:style-name="ce441" table:formula="of:=+[.R118]-[.O11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8]" office:value-type="float" office:value="0" calcext:value-type="float">
            <text:p>0.000</text:p>
          </table:table-cell>
          <table:table-cell table:style-name="ce246" table:formula="of:=+[.V118]" office:value-type="float" office:value="0" calcext:value-type="float">
            <text:p>0.000</text:p>
          </table:table-cell>
          <table:table-cell table:style-name="ce333" table:formula="of:=+[.X11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96" table:formula="of:=+[.D119]+[.K119]" office:value-type="float" office:value="0.274" calcext:value-type="float">
            <text:p>0.274</text:p>
          </table:table-cell>
          <table:table-cell table:style-name="ce115" table:formula="of:=+[.E119]-[.J119]" office:value-type="float" office:value="0.296368" calcext:value-type="float">
            <text:p>0.296</text:p>
          </table:table-cell>
          <table:table-cell table:style-name="ce129" table:formula="of:=+[.F119]+[.L119]" office:value-type="float" office:value="1.603965" calcext:value-type="float">
            <text:p>1.60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441" table:formula="of:=+[.Q119]-[.N119]" office:value-type="float" office:value="0" calcext:value-type="float">
            <text:p>0.000000</text:p>
          </table:table-cell>
          <table:table-cell table:style-name="ce441" table:formula="of:=+[.R119]-[.O11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9]" office:value-type="float" office:value="0" calcext:value-type="float">
            <text:p>0.000</text:p>
          </table:table-cell>
          <table:table-cell table:style-name="ce246" table:formula="of:=+[.V119]" office:value-type="float" office:value="0" calcext:value-type="float">
            <text:p>0.000</text:p>
          </table:table-cell>
          <table:table-cell table:style-name="ce333" table:formula="of:=+[.X11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2Left</text:p>
          </table:table-cell>
          <table:table-cell table:style-name="ce153" office:value-type="string" calcext:value-type="string">
            <text:p>mW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96" table:formula="of:=+[.D120]+[.K120]" office:value-type="float" office:value="0.457" calcext:value-type="float">
            <text:p>0.457</text:p>
          </table:table-cell>
          <table:table-cell table:style-name="ce115" table:formula="of:=+[.E120]-[.J120]" office:value-type="float" office:value="0.477368" calcext:value-type="float">
            <text:p>0.477</text:p>
          </table:table-cell>
          <table:table-cell table:style-name="ce129" table:formula="of:=+[.F120]+[.L120]" office:value-type="float" office:value="1.603965" calcext:value-type="float">
            <text:p>1.604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0.183" calcext:value-type="float">
            <text:p>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.169" calcext:value-type="float">
            <text:p>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.169" calcext:value-type="float">
            <text:p>0.169</text:p>
          </table:table-cell>
          <table:table-cell table:style-name="ce333" office:value-type="float" office:value="0.067" calcext:value-type="float">
            <text:p>0.067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441" table:formula="of:=+[.Q120]-[.N120]" office:value-type="float" office:value="0" calcext:value-type="float">
            <text:p>0.000000</text:p>
          </table:table-cell>
          <table:table-cell table:style-name="ce441" table:formula="of:=+[.R120]-[.O12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0]" office:value-type="float" office:value="0" calcext:value-type="float">
            <text:p>0.000</text:p>
          </table:table-cell>
          <table:table-cell table:style-name="ce246" table:formula="of:=+[.V120]" office:value-type="float" office:value="0" calcext:value-type="float">
            <text:p>0.000</text:p>
          </table:table-cell>
          <table:table-cell table:style-name="ce333" table:formula="of:=+[.X12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 table:style-name="ce153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96" table:formula="of:=+[.D121]+[.K121]" office:value-type="float" office:value="0.63" calcext:value-type="float">
            <text:p>0.630</text:p>
          </table:table-cell>
          <table:table-cell table:style-name="ce115" table:formula="of:=+[.E121]-[.J121]" office:value-type="float" office:value="0.648368" calcext:value-type="float">
            <text:p>0.648</text:p>
          </table:table-cell>
          <table:table-cell table:style-name="ce129" table:formula="of:=+[.F121]+[.L121]" office:value-type="float" office:value="1.603965" calcext:value-type="float">
            <text:p>1.604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441" table:formula="of:=+[.Q121]-[.N121]" office:value-type="float" office:value="0" calcext:value-type="float">
            <text:p>0.000000</text:p>
          </table:table-cell>
          <table:table-cell table:style-name="ce441" table:formula="of:=+[.R121]-[.O12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1]" office:value-type="float" office:value="0" calcext:value-type="float">
            <text:p>0.000</text:p>
          </table:table-cell>
          <table:table-cell table:style-name="ce246" table:formula="of:=+[.V121]" office:value-type="float" office:value="0" calcext:value-type="float">
            <text:p>0.000</text:p>
          </table:table-cell>
          <table:table-cell table:style-name="ce333" table:formula="of:=+[.X12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96" table:formula="of:=+[.D122]+[.K122]" office:value-type="float" office:value="0.762" calcext:value-type="float">
            <text:p>0.762</text:p>
          </table:table-cell>
          <table:table-cell table:style-name="ce115" table:formula="of:=+[.E122]-[.J122]" office:value-type="float" office:value="0.794368" calcext:value-type="float">
            <text:p>0.794</text:p>
          </table:table-cell>
          <table:table-cell table:style-name="ce129" table:formula="of:=+[.F122]+[.L122]" office:value-type="float" office:value="1.603965" calcext:value-type="float">
            <text:p>1.604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0.132" calcext:value-type="float">
            <text:p>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441" table:formula="of:=+[.Q122]-[.N122]" office:value-type="float" office:value="0" calcext:value-type="float">
            <text:p>0.000000</text:p>
          </table:table-cell>
          <table:table-cell table:style-name="ce441" table:formula="of:=+[.R122]-[.O12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2]" office:value-type="float" office:value="0" calcext:value-type="float">
            <text:p>0.000</text:p>
          </table:table-cell>
          <table:table-cell table:style-name="ce246" table:formula="of:=+[.V122]" office:value-type="float" office:value="0" calcext:value-type="float">
            <text:p>0.000</text:p>
          </table:table-cell>
          <table:table-cell table:style-name="ce333" table:formula="of:=+[.X12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96" table:formula="of:=+[.D123]+[.K123]" office:value-type="float" office:value="0.692" calcext:value-type="float">
            <text:p>0.692</text:p>
          </table:table-cell>
          <table:table-cell table:style-name="ce115" table:formula="of:=+[.E123]-[.J123]" office:value-type="float" office:value="0.716368" calcext:value-type="float">
            <text:p>0.716</text:p>
          </table:table-cell>
          <table:table-cell table:style-name="ce129" table:formula="of:=+[.F123]+[.L123]" office:value-type="float" office:value="1.444965" calcext:value-type="float">
            <text:p>1.44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441" table:formula="of:=+[.Q123]-[.N123]" office:value-type="float" office:value="0" calcext:value-type="float">
            <text:p>0.000000</text:p>
          </table:table-cell>
          <table:table-cell table:style-name="ce441" table:formula="of:=+[.R123]-[.O12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3]" office:value-type="float" office:value="0" calcext:value-type="float">
            <text:p>0.000</text:p>
          </table:table-cell>
          <table:table-cell table:style-name="ce246" table:formula="of:=+[.V123]" office:value-type="float" office:value="0" calcext:value-type="float">
            <text:p>0.000</text:p>
          </table:table-cell>
          <table:table-cell table:style-name="ce333" table:formula="of:=+[.X12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1Righ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96" table:formula="of:=+[.D124]+[.K124]" office:value-type="float" office:value="-0.274" calcext:value-type="float">
            <text:p>-0.274</text:p>
          </table:table-cell>
          <table:table-cell table:style-name="ce115" table:formula="of:=+[.E124]-[.J124]" office:value-type="float" office:value="0.296368" calcext:value-type="float">
            <text:p>0.296</text:p>
          </table:table-cell>
          <table:table-cell table:style-name="ce129" table:formula="of:=+[.F124]+[.L124]" office:value-type="float" office:value="1.603965" calcext:value-type="float">
            <text:p>1.60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-0.169" calcext:value-type="float">
            <text:p>-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-0.105" calcext:value-type="float">
            <text:p>-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-0.105" calcext:value-type="float">
            <text:p>-0.105</text:p>
          </table:table-cell>
          <table:table-cell table:style-name="ce333" office:value-type="float" office:value="0.181" calcext:value-type="float">
            <text:p>0.181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441" table:formula="of:=+[.Q124]-[.N124]" office:value-type="float" office:value="0" calcext:value-type="float">
            <text:p>0.000000</text:p>
          </table:table-cell>
          <table:table-cell table:style-name="ce441" table:formula="of:=+[.R124]-[.O12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4]" office:value-type="float" office:value="0" calcext:value-type="float">
            <text:p>0.000</text:p>
          </table:table-cell>
          <table:table-cell table:style-name="ce246" table:formula="of:=+[.V124]" office:value-type="float" office:value="0" calcext:value-type="float">
            <text:p>0.000</text:p>
          </table:table-cell>
          <table:table-cell table:style-name="ce333" table:formula="of:=+[.X12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 table:style-name="ce153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96" table:formula="of:=+[.D125]+[.K125]" office:value-type="float" office:value="-0.457" calcext:value-type="float">
            <text:p>-0.457</text:p>
          </table:table-cell>
          <table:table-cell table:style-name="ce115" table:formula="of:=+[.E125]-[.J125]" office:value-type="float" office:value="0.477368" calcext:value-type="float">
            <text:p>0.477</text:p>
          </table:table-cell>
          <table:table-cell table:style-name="ce129" table:formula="of:=+[.F125]+[.L125]" office:value-type="float" office:value="1.603965" calcext:value-type="float">
            <text:p>1.604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441" table:formula="of:=+[.Q125]-[.N125]" office:value-type="float" office:value="0" calcext:value-type="float">
            <text:p>0.000000</text:p>
          </table:table-cell>
          <table:table-cell table:style-name="ce441" table:formula="of:=+[.R125]-[.O12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5]" office:value-type="float" office:value="0" calcext:value-type="float">
            <text:p>0.000</text:p>
          </table:table-cell>
          <table:table-cell table:style-name="ce246" table:formula="of:=+[.V125]" office:value-type="float" office:value="0" calcext:value-type="float">
            <text:p>0.000</text:p>
          </table:table-cell>
          <table:table-cell table:style-name="ce333" table:formula="of:=+[.X12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3Right</text:p>
          </table:table-cell>
          <table:table-cell table:style-name="ce153" office:value-type="string" calcext:value-type="string">
            <text:p>mW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96" table:formula="of:=+[.D126]+[.K126]" office:value-type="float" office:value="-0.63" calcext:value-type="float">
            <text:p>-0.630</text:p>
          </table:table-cell>
          <table:table-cell table:style-name="ce115" table:formula="of:=+[.E126]-[.J126]" office:value-type="float" office:value="0.648368" calcext:value-type="float">
            <text:p>0.648</text:p>
          </table:table-cell>
          <table:table-cell table:style-name="ce129" table:formula="of:=+[.F126]+[.L126]" office:value-type="float" office:value="1.603965" calcext:value-type="float">
            <text:p>1.604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-0.173" calcext:value-type="float">
            <text:p>-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-0.183" calcext:value-type="float">
            <text:p>-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-0.183" calcext:value-type="float">
            <text:p>-0.18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441" table:formula="of:=+[.Q126]-[.N126]" office:value-type="float" office:value="0" calcext:value-type="float">
            <text:p>0.000000</text:p>
          </table:table-cell>
          <table:table-cell table:style-name="ce441" table:formula="of:=+[.R126]-[.O12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6]" office:value-type="float" office:value="0" calcext:value-type="float">
            <text:p>0.000</text:p>
          </table:table-cell>
          <table:table-cell table:style-name="ce246" table:formula="of:=+[.V126]" office:value-type="float" office:value="0" calcext:value-type="float">
            <text:p>0.000</text:p>
          </table:table-cell>
          <table:table-cell table:style-name="ce333" table:formula="of:=+[.X12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96" table:formula="of:=+[.D127]+[.K127]" office:value-type="float" office:value="-0.762" calcext:value-type="float">
            <text:p>-0.762</text:p>
          </table:table-cell>
          <table:table-cell table:style-name="ce115" table:formula="of:=+[.E127]-[.J127]" office:value-type="float" office:value="0.794368" calcext:value-type="float">
            <text:p>0.794</text:p>
          </table:table-cell>
          <table:table-cell table:style-name="ce129" table:formula="of:=+[.F127]+[.L127]" office:value-type="float" office:value="1.603965" calcext:value-type="float">
            <text:p>1.604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441" table:formula="of:=+[.Q127]-[.N127]" office:value-type="float" office:value="0" calcext:value-type="float">
            <text:p>0.000000</text:p>
          </table:table-cell>
          <table:table-cell table:style-name="ce441" table:formula="of:=+[.R127]-[.O12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7]" office:value-type="float" office:value="0" calcext:value-type="float">
            <text:p>0.000</text:p>
          </table:table-cell>
          <table:table-cell table:style-name="ce246" table:formula="of:=+[.V127]" office:value-type="float" office:value="0" calcext:value-type="float">
            <text:p>0.000</text:p>
          </table:table-cell>
          <table:table-cell table:style-name="ce333" table:formula="of:=+[.X12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Fan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96" table:formula="of:=+[.D128]+[.K128]" office:value-type="float" office:value="-0.692" calcext:value-type="float">
            <text:p>-0.692</text:p>
          </table:table-cell>
          <table:table-cell table:style-name="ce115" table:formula="of:=+[.E128]-[.J128]" office:value-type="float" office:value="0.716368" calcext:value-type="float">
            <text:p>0.716</text:p>
          </table:table-cell>
          <table:table-cell table:style-name="ce129" table:formula="of:=+[.F128]+[.L128]" office:value-type="float" office:value="1.444965" calcext:value-type="float">
            <text:p>1.44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-0.062" calcext:value-type="float">
            <text:p>-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441" table:formula="of:=+[.Q128]-[.N128]" office:value-type="float" office:value="0" calcext:value-type="float">
            <text:p>0.000000</text:p>
          </table:table-cell>
          <table:table-cell table:style-name="ce441" table:formula="of:=+[.R128]-[.O12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8]" office:value-type="float" office:value="0" calcext:value-type="float">
            <text:p>0.000</text:p>
          </table:table-cell>
          <table:table-cell table:style-name="ce246" table:formula="of:=+[.V128]" office:value-type="float" office:value="0" calcext:value-type="float">
            <text:p>0.000</text:p>
          </table:table-cell>
          <table:table-cell table:style-name="ce333" table:formula="of:=+[.X12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29]" office:value-type="float" office:value="-0.128806" calcext:value-type="float">
            <text:p>-0.128806</text:p>
          </table:table-cell>
          <table:table-cell table:style-name="ce80" table:formula="of:=+[.E$2]-[.M129]" office:value-type="float" office:value="-0.03362" calcext:value-type="float">
            <text:p>-0.033620</text:p>
          </table:table-cell>
          <table:table-cell table:style-name="ce88" table:formula="of:=+[.F$2]+[.O129]" office:value-type="float" office:value="1.025929" calcext:value-type="float">
            <text:p>1.025929</text:p>
          </table:table-cell>
          <table:table-cell table:style-name="ce96" table:formula="of:=+[.D129]+[.K129]" office:value-type="float" office:value="-0.079806" calcext:value-type="float">
            <text:p>-0.080</text:p>
          </table:table-cell>
          <table:table-cell table:style-name="ce115" table:formula="of:=+[.E129]-[.J129]" office:value-type="float" office:value="-0.03262" calcext:value-type="float">
            <text:p>-0.033</text:p>
          </table:table-cell>
          <table:table-cell table:style-name="ce129" table:formula="of:=+[.F129]+[.L129]" office:value-type="float" office:value="0.534929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62" calcext:value-type="float">
            <text:p>0.033620</text:p>
          </table:table-cell>
          <table:table-cell table:style-name="ce406" office:value-type="float" office:value="-0.128806" calcext:value-type="float">
            <text:p>-0.128806</text:p>
          </table:table-cell>
          <table:table-cell table:style-name="ce414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443" table:formula="of:=+[.P129]-[.M129]" office:value-type="float" office:value="0.000379999999999998" calcext:value-type="float">
            <text:p>0.000380</text:p>
          </table:table-cell>
          <table:table-cell table:style-name="ce443" table:formula="of:=+[.Q129]-[.N129]" office:value-type="float" office:value="-0.000194" calcext:value-type="float">
            <text:p>-0.000194</text:p>
          </table:table-cell>
          <table:table-cell table:style-name="ce443" table:formula="of:=+[.R129]-[.O129]" office:value-type="float" office:value="0.0000859999999999958" calcext:value-type="float">
            <text:p>0.00008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9]" office:value-type="float" office:value="0" calcext:value-type="float">
            <text:p>0.000</text:p>
          </table:table-cell>
          <table:table-cell table:style-name="ce246" table:formula="of:=+[.V129]" office:value-type="float" office:value="0" calcext:value-type="float">
            <text:p>0.000</text:p>
          </table:table-cell>
          <table:table-cell table:style-name="ce333" table:formula="of:=+[.X12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UPPER_LEG</text:p>
          </table:table-cell>
          <table:table-cell table:style-name="ce153" office:value-type="string" calcext:value-type="string">
            <text:p>mHip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97" table:formula="of:=+[.D130]+[.K130]" office:value-type="float" office:value="-0.078806" calcext:value-type="float">
            <text:p>-0.079</text:p>
          </table:table-cell>
          <table:table-cell table:style-name="ce119" table:formula="of:=+[.E130]-[.J130]" office:value-type="float" office:value="-0.01362" calcext:value-type="float">
            <text:p>-0.014</text:p>
          </table:table-cell>
          <table:table-cell table:style-name="ce130" table:formula="of:=+[.F130]+[.L130]" office:value-type="float" office:value="0.605929" calcext:value-type="float">
            <text:p>0.606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W130]" office:value-type="float" office:value="0" calcext:value-type="float">
            <text:p>0.000</text:p>
          </table:table-cell>
          <table:table-cell table:style-name="ce242" table:formula="of:=+[.V130]" office:value-type="float" office:value="0" calcext:value-type="float">
            <text:p>0.000</text:p>
          </table:table-cell>
          <table:table-cell table:style-name="ce308" table:formula="of:=+[.X130]" office:value-type="float" office:value="0" calcext:value-type="float">
            <text:p>0.000</text:p>
          </table:table-cell>
          <table:table-cell table:number-columns-repeated="2" table:style-name="ce400" office:value-type="float" office:value="0.09" calcext:value-type="float">
            <text:p>0.0900</text:p>
          </table:table-cell>
          <table:table-cell table:style-name="ce400" office:value-type="float" office:value="0.32" calcext:value-type="float">
            <text:p>0.3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 table:style-name="ce153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96" table:formula="of:=+[.D131]+[.K131]" office:value-type="float" office:value="-0.080171" calcext:value-type="float">
            <text:p>-0.080</text:p>
          </table:table-cell>
          <table:table-cell table:style-name="ce115" table:formula="of:=+[.E131]-[.J131]" office:value-type="float" office:value="-0.00384" calcext:value-type="float">
            <text:p>-0.004</text:p>
          </table:table-cell>
          <table:table-cell table:style-name="ce129" table:formula="of:=+[.F131]+[.L131]" office:value-type="float" office:value="0.0660070000000001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78" calcext:value-type="float">
            <text:p>-0.000780</text:p>
          </table:table-cell>
          <table:table-cell table:style-name="ce407" office:value-type="float" office:value="0.048635" calcext:value-type="float">
            <text:p>0.048635</text:p>
          </table:table-cell>
          <table:table-cell table:style-name="ce415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444" table:formula="of:=+[.P131]-[.M131]" office:value-type="float" office:value="-0.00022" calcext:value-type="float">
            <text:p>-0.000220</text:p>
          </table:table-cell>
          <table:table-cell table:style-name="ce444" table:formula="of:=+[.Q131]-[.N131]" office:value-type="float" office:value="0.000365000000000004" calcext:value-type="float">
            <text:p>0.000365</text:p>
          </table:table-cell>
          <table:table-cell table:style-name="ce444" table:formula="of:=+[.R131]-[.O131]" office:value-type="float" office:value="-0.0000780000000000225" calcext:value-type="float">
            <text:p>-0.00007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1]" office:value-type="float" office:value="0" calcext:value-type="float">
            <text:p>0.000</text:p>
          </table:table-cell>
          <table:table-cell table:style-name="ce246" table:formula="of:=+[.V131]" office:value-type="float" office:value="0" calcext:value-type="float">
            <text:p>0.000</text:p>
          </table:table-cell>
          <table:table-cell table:style-name="ce333" table:formula="of:=+[.X13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LOWER_LEG</text:p>
          </table:table-cell>
          <table:table-cell table:style-name="ce153" office:value-type="string" calcext:value-type="string">
            <text:p>mKnee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97" table:formula="of:=+[.D132]+[.K132]" office:value-type="float" office:value="-0.080171" calcext:value-type="float">
            <text:p>-0.080</text:p>
          </table:table-cell>
          <table:table-cell table:style-name="ce119" table:formula="of:=+[.E132]-[.J132]" office:value-type="float" office:value="-0.00284" calcext:value-type="float">
            <text:p>-0.003</text:p>
          </table:table-cell>
          <table:table-cell table:style-name="ce130" table:formula="of:=+[.F132]+[.L132]" office:value-type="float" office:value="0.185007" calcext:value-type="float">
            <text:p>0.185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W132]" office:value-type="float" office:value="0" calcext:value-type="float">
            <text:p>0.000</text:p>
          </table:table-cell>
          <table:table-cell table:style-name="ce242" table:formula="of:=+[.V132]" office:value-type="float" office:value="0" calcext:value-type="float">
            <text:p>0.000</text:p>
          </table:table-cell>
          <table:table-cell table:style-name="ce308" table:formula="of:=+[.X132]" office:value-type="float" office:value="0" calcext:value-type="float">
            <text:p>0.000</text:p>
          </table:table-cell>
          <table:table-cell table:number-columns-repeated="2" table:style-name="ce400" office:value-type="float" office:value="0.06" calcext:value-type="float">
            <text:p>0.0600</text:p>
          </table:table-cell>
          <table:table-cell table:style-name="ce400" office:value-type="float" office:value="0.25" calcext:value-type="float">
            <text:p>0.2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 table:style-name="ce153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96" table:formula="of:=+[.D133]+[.K133]" office:value-type="float" office:value="-0.080171" calcext:value-type="float">
            <text:p>-0.080</text:p>
          </table:table-cell>
          <table:table-cell table:style-name="ce115" table:formula="of:=+[.E133]-[.J133]" office:value-type="float" office:value="-0.115971" calcext:value-type="float">
            <text:p>-0.116</text:p>
          </table:table-cell>
          <table:table-cell table:style-name="ce129" table:formula="of:=+[.F133]+[.L133]" office:value-type="float" office:value="0.00551300000000016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69" calcext:value-type="float">
            <text:p>-0.028869</text:p>
          </table:table-cell>
          <table:table-cell table:style-name="ce398" office:value-type="float" office:value="0" calcext:value-type="float">
            <text:p>0.000000</text:p>
          </table:table-cell>
          <table:table-cell table:style-name="ce416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445" table:formula="of:=+[.P133]-[.M133]" office:value-type="float" office:value="-0.000131000000000003" calcext:value-type="float">
            <text:p>-0.000131</text:p>
          </table:table-cell>
          <table:table-cell table:style-name="ce445" table:formula="of:=+[.Q133]-[.N133]" office:value-type="float" office:value="0" calcext:value-type="float">
            <text:p>0.000000</text:p>
          </table:table-cell>
          <table:table-cell table:style-name="ce445" table:formula="of:=+[.R133]-[.O133]" office:value-type="float" office:value="0.000493999999999939" calcext:value-type="float">
            <text:p>0.00049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3]" office:value-type="float" office:value="0" calcext:value-type="float">
            <text:p>0.000</text:p>
          </table:table-cell>
          <table:table-cell table:style-name="ce246" table:formula="of:=+[.V133]" office:value-type="float" office:value="0" calcext:value-type="float">
            <text:p>0.000</text:p>
          </table:table-cell>
          <table:table-cell table:style-name="ce333" table:formula="of:=+[.X13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FOOT</text:p>
          </table:table-cell>
          <table:table-cell table:style-name="ce153" office:value-type="string" calcext:value-type="string">
            <text:p>mAnkle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97" table:formula="of:=+[.D134]+[.K134]" office:value-type="float" office:value="-0.080171" calcext:value-type="float">
            <text:p>-0.080</text:p>
          </table:table-cell>
          <table:table-cell table:style-name="ce119" table:formula="of:=+[.E134]-[.J134]" office:value-type="float" office:value="-0.169971" calcext:value-type="float">
            <text:p>-0.170</text:p>
          </table:table-cell>
          <table:table-cell table:style-name="ce130" table:formula="of:=+[.F134]+[.L134]" office:value-type="float" office:value="-0.000486999999999849" calcext:value-type="float">
            <text:p>0.000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W134]" office:value-type="float" office:value="10" calcext:value-type="float">
            <text:p>10.000</text:p>
          </table:table-cell>
          <table:table-cell table:style-name="ce242" table:formula="of:=+[.V134]" office:value-type="float" office:value="0" calcext:value-type="float">
            <text:p>0.000</text:p>
          </table:table-cell>
          <table:table-cell table:style-name="ce308" table:formula="of:=+[.X134]" office:value-type="float" office:value="0" calcext:value-type="float">
            <text:p>0.000</text:p>
          </table:table-cell>
          <table:table-cell table:style-name="ce400" office:value-type="float" office:value="0.13" calcext:value-type="float">
            <text:p>0.1300</text:p>
          </table:table-cell>
          <table:table-cell table:number-columns-repeated="2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 table:style-name="ce153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96" table:formula="of:=+[.D135]+[.K135]" office:value-type="float" office:value="-0.090171" calcext:value-type="float">
            <text:p>-0.090</text:p>
          </table:table-cell>
          <table:table-cell table:style-name="ce115" table:formula="of:=+[.E135]-[.J135]" office:value-type="float" office:value="-0.220927" calcext:value-type="float">
            <text:p>-0.221</text:p>
          </table:table-cell>
          <table:table-cell table:style-name="ce129" table:formula="of:=+[.F135]+[.L135]" office:value-type="float" office:value="0.00587600000000016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441" table:formula="of:=+[.Q135]-[.N135]" office:value-type="float" office:value="0" calcext:value-type="float">
            <text:p>0.000000</text:p>
          </table:table-cell>
          <table:table-cell table:style-name="ce454" table:formula="of:=+[.R135]-[.O135]" office:value-type="float" office:value="-0.000363000000000002" calcext:value-type="float">
            <text:p>-0.00036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5]" office:value-type="float" office:value="0" calcext:value-type="float">
            <text:p>0.000</text:p>
          </table:table-cell>
          <table:table-cell table:style-name="ce246" table:formula="of:=+[.V135]" office:value-type="float" office:value="0" calcext:value-type="float">
            <text:p>0.000</text:p>
          </table:table-cell>
          <table:table-cell table:style-name="ce333" table:formula="of:=+[.X13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eRight</text:p>
          </table:table-cell>
          <table:table-cell table:style-name="ce153" office:value-type="string" calcext:value-type="string">
            <text:p>mFoo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96" table:formula="of:=+[.D136]+[.K136]" office:value-type="float" office:value="-0.090579" calcext:value-type="float">
            <text:p>-0.091</text:p>
          </table:table-cell>
          <table:table-cell table:style-name="ce115" table:formula="of:=+[.E136]-[.J136]" office:value-type="float" office:value="-0.241326" calcext:value-type="float">
            <text:p>-0.241</text:p>
          </table:table-cell>
          <table:table-cell table:style-name="ce129" table:formula="of:=+[.F136]+[.L136]" office:value-type="float" office:value="0.00577200000000016" calcext:value-type="float">
            <text:p>0.006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99" calcext:value-type="float">
            <text:p>0.105399</text:p>
          </table:table-cell>
          <table:table-cell table:style-name="ce408" office:value-type="float" office:value="-0.010408" calcext:value-type="float">
            <text:p>-0.010408</text:p>
          </table:table-cell>
          <table:table-cell table:style-name="ce193" office:value-type="float" office:value="-0.000104" calcext:value-type="float">
            <text:p>-0.000104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446" table:formula="of:=+[.P136]-[.M136]" office:value-type="float" office:value="0.00360100000000001" calcext:value-type="float">
            <text:p>0.003601</text:p>
          </table:table-cell>
          <table:table-cell table:style-name="ce446" table:formula="of:=+[.Q136]-[.N136]" office:value-type="float" office:value="0.010408" calcext:value-type="float">
            <text:p>0.010408</text:p>
          </table:table-cell>
          <table:table-cell table:style-name="ce446" table:formula="of:=+[.R136]-[.O136]" office:value-type="float" office:value="0.000104" calcext:value-type="float">
            <text:p>0.0001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6]" office:value-type="float" office:value="0" calcext:value-type="float">
            <text:p>0.000</text:p>
          </table:table-cell>
          <table:table-cell table:style-name="ce246" table:formula="of:=+[.V136]" office:value-type="float" office:value="0" calcext:value-type="float">
            <text:p>0.000</text:p>
          </table:table-cell>
          <table:table-cell table:style-name="ce333" table:formula="of:=+[.X13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37]" office:value-type="float" office:value="0.126765" calcext:value-type="float">
            <text:p>0.126765</text:p>
          </table:table-cell>
          <table:table-cell table:style-name="ce80" table:formula="of:=+[.E$2]-[.M137]" office:value-type="float" office:value="-0.033757" calcext:value-type="float">
            <text:p>-0.033757</text:p>
          </table:table-cell>
          <table:table-cell table:style-name="ce88" table:formula="of:=+[.F$2]+[.O137]" office:value-type="float" office:value="1.026017" calcext:value-type="float">
            <text:p>1.026017</text:p>
          </table:table-cell>
          <table:table-cell table:style-name="ce96" table:formula="of:=+[.D137]+[.K137]" office:value-type="float" office:value="0.080765" calcext:value-type="float">
            <text:p>0.081</text:p>
          </table:table-cell>
          <table:table-cell table:style-name="ce115" table:formula="of:=+[.E137]-[.J137]" office:value-type="float" office:value="-0.032757" calcext:value-type="float">
            <text:p>-0.033</text:p>
          </table:table-cell>
          <table:table-cell table:style-name="ce129" table:formula="of:=+[.F137]+[.L137]" office:value-type="float" office:value="0.535017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757" calcext:value-type="float">
            <text:p>0.033757</text:p>
          </table:table-cell>
          <table:table-cell table:style-name="ce406" office:value-type="float" office:value="0.126765" calcext:value-type="float">
            <text:p>0.126765</text:p>
          </table:table-cell>
          <table:table-cell table:style-name="ce414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443" table:formula="of:=+[.P137]-[.M137]" office:value-type="float" office:value="0.000243000000000007" calcext:value-type="float">
            <text:p>0.000243</text:p>
          </table:table-cell>
          <table:table-cell table:style-name="ce443" table:formula="of:=+[.Q137]-[.N137]" office:value-type="float" office:value="0.000235000000000013" calcext:value-type="float">
            <text:p>0.000235</text:p>
          </table:table-cell>
          <table:table-cell table:style-name="ce443" table:formula="of:=+[.R137]-[.O137]" office:value-type="float" office:value="-0.000002000000000002" calcext:value-type="float">
            <text:p>-0.000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7]" office:value-type="float" office:value="0" calcext:value-type="float">
            <text:p>0.000</text:p>
          </table:table-cell>
          <table:table-cell table:style-name="ce246" table:formula="of:=+[.V137]" office:value-type="float" office:value="0" calcext:value-type="float">
            <text:p>0.000</text:p>
          </table:table-cell>
          <table:table-cell table:style-name="ce333" table:formula="of:=+[.X13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UPPER_LEG</text:p>
          </table:table-cell>
          <table:table-cell table:style-name="ce153" office:value-type="string" calcext:value-type="string">
            <text:p>mHip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97" table:formula="of:=+[.D138]+[.K138]" office:value-type="float" office:value="0.076765" calcext:value-type="float">
            <text:p>0.077</text:p>
          </table:table-cell>
          <table:table-cell table:style-name="ce119" table:formula="of:=+[.E138]-[.J138]" office:value-type="float" office:value="-0.013757" calcext:value-type="float">
            <text:p>-0.014</text:p>
          </table:table-cell>
          <table:table-cell table:style-name="ce130" table:formula="of:=+[.F138]+[.L138]" office:value-type="float" office:value="0.606017" calcext:value-type="float">
            <text:p>0.606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W138]" office:value-type="float" office:value="0" calcext:value-type="float">
            <text:p>0.000</text:p>
          </table:table-cell>
          <table:table-cell table:style-name="ce242" table:formula="of:=+[.V138]" office:value-type="float" office:value="0" calcext:value-type="float">
            <text:p>0.000</text:p>
          </table:table-cell>
          <table:table-cell table:style-name="ce308" table:formula="of:=+[.X138]" office:value-type="float" office:value="0" calcext:value-type="float">
            <text:p>0.000</text:p>
          </table:table-cell>
          <table:table-cell table:number-columns-repeated="2" table:style-name="ce400" office:value-type="float" office:value="0.09" calcext:value-type="float">
            <text:p>0.0900</text:p>
          </table:table-cell>
          <table:table-cell table:style-name="ce400" office:value-type="float" office:value="0.32" calcext:value-type="float">
            <text:p>0.3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 table:style-name="ce153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96" table:formula="of:=+[.D139]+[.K139]" office:value-type="float" office:value="0.082197" calcext:value-type="float">
            <text:p>0.082</text:p>
          </table:table-cell>
          <table:table-cell table:style-name="ce115" table:formula="of:=+[.E139]-[.J139]" office:value-type="float" office:value="-0.00386999999999999" calcext:value-type="float">
            <text:p>-0.004</text:p>
          </table:table-cell>
          <table:table-cell table:style-name="ce129" table:formula="of:=+[.F139]+[.L139]" office:value-type="float" office:value="0.065964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887" calcext:value-type="float">
            <text:p>-0.000887</text:p>
          </table:table-cell>
          <table:table-cell table:style-name="ce407" office:value-type="float" office:value="-0.045568" calcext:value-type="float">
            <text:p>-0.045568</text:p>
          </table:table-cell>
          <table:table-cell table:style-name="ce415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444" table:formula="of:=+[.P139]-[.M139]" office:value-type="float" office:value="-0.000113" calcext:value-type="float">
            <text:p>-0.000113</text:p>
          </table:table-cell>
          <table:table-cell table:style-name="ce444" table:formula="of:=+[.Q139]-[.N139]" office:value-type="float" office:value="-0.000432000000000002" calcext:value-type="float">
            <text:p>-0.000432</text:p>
          </table:table-cell>
          <table:table-cell table:style-name="ce444" table:formula="of:=+[.R139]-[.O139]" office:value-type="float" office:value="0.0000529999999999697" calcext:value-type="float">
            <text:p>0.00005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9]" office:value-type="float" office:value="0" calcext:value-type="float">
            <text:p>0.000</text:p>
          </table:table-cell>
          <table:table-cell table:style-name="ce246" table:formula="of:=+[.V139]" office:value-type="float" office:value="0" calcext:value-type="float">
            <text:p>0.000</text:p>
          </table:table-cell>
          <table:table-cell table:style-name="ce333" table:formula="of:=+[.X13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LOWER_LEG</text:p>
          </table:table-cell>
          <table:table-cell table:style-name="ce153" office:value-type="string" calcext:value-type="string">
            <text:p>mKnee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97" table:formula="of:=+[.D140]+[.K140]" office:value-type="float" office:value="0.081197" calcext:value-type="float">
            <text:p>0.081</text:p>
          </table:table-cell>
          <table:table-cell table:style-name="ce119" table:formula="of:=+[.E140]-[.J140]" office:value-type="float" office:value="-0.00287" calcext:value-type="float">
            <text:p>-0.003</text:p>
          </table:table-cell>
          <table:table-cell table:style-name="ce130" table:formula="of:=+[.F140]+[.L140]" office:value-type="float" office:value="0.184964" calcext:value-type="float">
            <text:p>0.185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W140]" office:value-type="float" office:value="0" calcext:value-type="float">
            <text:p>0.000</text:p>
          </table:table-cell>
          <table:table-cell table:style-name="ce242" table:formula="of:=+[.V140]" office:value-type="float" office:value="0" calcext:value-type="float">
            <text:p>0.000</text:p>
          </table:table-cell>
          <table:table-cell table:style-name="ce308" table:formula="of:=+[.X140]" office:value-type="float" office:value="0" calcext:value-type="float">
            <text:p>0.000</text:p>
          </table:table-cell>
          <table:table-cell table:number-columns-repeated="2" table:style-name="ce400" office:value-type="float" office:value="0.06" calcext:value-type="float">
            <text:p>0.0600</text:p>
          </table:table-cell>
          <table:table-cell table:style-name="ce400" office:value-type="float" office:value="0.25" calcext:value-type="float">
            <text:p>0.2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 table:style-name="ce153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96" table:formula="of:=+[.D141]+[.K141]" office:value-type="float" office:value="0.082575" calcext:value-type="float">
            <text:p>0.083</text:p>
          </table:table-cell>
          <table:table-cell table:style-name="ce115" table:formula="of:=+[.E141]-[.J141]" office:value-type="float" office:value="-0.115983" calcext:value-type="float">
            <text:p>-0.116</text:p>
          </table:table-cell>
          <table:table-cell table:style-name="ce129" table:formula="of:=+[.F141]+[.L141]" office:value-type="float" office:value="0.00551499999999999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87" calcext:value-type="float">
            <text:p>-0.028887</text:p>
          </table:table-cell>
          <table:table-cell table:style-name="ce398" office:value-type="float" office:value="0.001378" calcext:value-type="float">
            <text:p>0.001378</text:p>
          </table:table-cell>
          <table:table-cell table:style-name="ce416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445" table:formula="of:=+[.P141]-[.M141]" office:value-type="float" office:value="-0.000113000000000002" calcext:value-type="float">
            <text:p>-0.000113</text:p>
          </table:table-cell>
          <table:table-cell table:style-name="ce445" table:formula="of:=+[.Q141]-[.N141]" office:value-type="float" office:value="-0.000378" calcext:value-type="float">
            <text:p>-0.000378</text:p>
          </table:table-cell>
          <table:table-cell table:style-name="ce445" table:formula="of:=+[.R141]-[.O141]" office:value-type="float" office:value="0.000448999999999977" calcext:value-type="float">
            <text:p>0.00044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1]" office:value-type="float" office:value="0" calcext:value-type="float">
            <text:p>0.000</text:p>
          </table:table-cell>
          <table:table-cell table:style-name="ce246" table:formula="of:=+[.V141]" office:value-type="float" office:value="0" calcext:value-type="float">
            <text:p>0.000</text:p>
          </table:table-cell>
          <table:table-cell table:style-name="ce333" table:formula="of:=+[.X14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FOOT</text:p>
          </table:table-cell>
          <table:table-cell table:style-name="ce153" office:value-type="string" calcext:value-type="string">
            <text:p>mAnkle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97" table:formula="of:=+[.D142]+[.K142]" office:value-type="float" office:value="0.082575" calcext:value-type="float">
            <text:p>0.083</text:p>
          </table:table-cell>
          <table:table-cell table:style-name="ce119" table:formula="of:=+[.E142]-[.J142]" office:value-type="float" office:value="-0.169983" calcext:value-type="float">
            <text:p>-0.170</text:p>
          </table:table-cell>
          <table:table-cell table:style-name="ce130" table:formula="of:=+[.F142]+[.L142]" office:value-type="float" office:value="-0.000485000000000013" calcext:value-type="float">
            <text:p>0.000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W142]" office:value-type="float" office:value="10" calcext:value-type="float">
            <text:p>10.000</text:p>
          </table:table-cell>
          <table:table-cell table:style-name="ce242" table:formula="of:=+[.V142]" office:value-type="float" office:value="0" calcext:value-type="float">
            <text:p>0.000</text:p>
          </table:table-cell>
          <table:table-cell table:style-name="ce308" table:formula="of:=+[.X142]" office:value-type="float" office:value="0" calcext:value-type="float">
            <text:p>0.000</text:p>
          </table:table-cell>
          <table:table-cell table:style-name="ce400" office:value-type="float" office:value="0.13" calcext:value-type="float">
            <text:p>0.1300</text:p>
          </table:table-cell>
          <table:table-cell table:number-columns-repeated="2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 table:style-name="ce153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96" table:formula="of:=+[.D143]+[.K143]" office:value-type="float" office:value="0.090575" calcext:value-type="float">
            <text:p>0.091</text:p>
          </table:table-cell>
          <table:table-cell table:style-name="ce115" table:formula="of:=+[.E143]-[.J143]" office:value-type="float" office:value="-0.220939" calcext:value-type="float">
            <text:p>-0.221</text:p>
          </table:table-cell>
          <table:table-cell table:style-name="ce129" table:formula="of:=+[.F143]+[.L143]" office:value-type="float" office:value="0.00689499999999998" calcext:value-type="float">
            <text:p>0.007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441" table:formula="of:=+[.Q143]-[.N143]" office:value-type="float" office:value="0" calcext:value-type="float">
            <text:p>0.000000</text:p>
          </table:table-cell>
          <table:table-cell table:style-name="ce454" table:formula="of:=+[.R143]-[.O143]" office:value-type="float" office:value="-0.000379999999999991" calcext:value-type="float">
            <text:p>-0.00038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3]" office:value-type="float" office:value="0" calcext:value-type="float">
            <text:p>0.000</text:p>
          </table:table-cell>
          <table:table-cell table:style-name="ce246" table:formula="of:=+[.V143]" office:value-type="float" office:value="0" calcext:value-type="float">
            <text:p>0.000</text:p>
          </table:table-cell>
          <table:table-cell table:style-name="ce333" table:formula="of:=+[.X14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eLeft</text:p>
          </table:table-cell>
          <table:table-cell table:style-name="ce153" office:value-type="string" calcext:value-type="string">
            <text:p>mFoo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96" table:formula="of:=+[.D144]+[.K144]" office:value-type="float" office:value="0.090845" calcext:value-type="float">
            <text:p>0.091</text:p>
          </table:table-cell>
          <table:table-cell table:style-name="ce115" table:formula="of:=+[.E144]-[.J144]" office:value-type="float" office:value="-0.241326" calcext:value-type="float">
            <text:p>-0.241</text:p>
          </table:table-cell>
          <table:table-cell table:style-name="ce129" table:formula="of:=+[.F144]+[.L144]" office:value-type="float" office:value="0.00676599999999998" calcext:value-type="float">
            <text:p>0.007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87" calcext:value-type="float">
            <text:p>0.105387</text:p>
          </table:table-cell>
          <table:table-cell table:style-name="ce408" office:value-type="float" office:value="0.00827" calcext:value-type="float">
            <text:p>0.008270</text:p>
          </table:table-cell>
          <table:table-cell table:style-name="ce193" office:value-type="float" office:value="0.000871" calcext:value-type="float">
            <text:p>0.000871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446" table:formula="of:=+[.P144]-[.M144]" office:value-type="float" office:value="0.003613" calcext:value-type="float">
            <text:p>0.003613</text:p>
          </table:table-cell>
          <table:table-cell table:style-name="ce446" table:formula="of:=+[.Q144]-[.N144]" office:value-type="float" office:value="-0.00827" calcext:value-type="float">
            <text:p>-0.008270</text:p>
          </table:table-cell>
          <table:table-cell table:style-name="ce446" table:formula="of:=+[.R144]-[.O144]" office:value-type="float" office:value="-0.000871" calcext:value-type="float">
            <text:p>-0.00087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4]" office:value-type="float" office:value="0" calcext:value-type="float">
            <text:p>0.000</text:p>
          </table:table-cell>
          <table:table-cell table:style-name="ce246" table:formula="of:=+[.V144]" office:value-type="float" office:value="0" calcext:value-type="float">
            <text:p>0.000</text:p>
          </table:table-cell>
          <table:table-cell table:style-name="ce333" table:formula="of:=+[.X14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45]" office:value-type="float" office:value="0" calcext:value-type="float">
            <text:p>0.000000</text:p>
          </table:table-cell>
          <table:table-cell table:style-name="ce80" table:formula="of:=+[.E$2]-[.M145]" office:value-type="float" office:value="0.116" calcext:value-type="float">
            <text:p>0.116000</text:p>
          </table:table-cell>
          <table:table-cell table:style-name="ce88" table:formula="of:=+[.F$2]+[.O145]" office:value-type="float" office:value="1.114015" calcext:value-type="float">
            <text:p>1.114015</text:p>
          </table:table-cell>
          <table:table-cell table:style-name="ce96" table:formula="of:=+[.D145]+[.K145]" office:value-type="float" office:value="0" calcext:value-type="float">
            <text:p>0.000</text:p>
          </table:table-cell>
          <table:table-cell table:style-name="ce115" table:formula="of:=+[.E145]-[.J145]" office:value-type="float" office:value="0.313" calcext:value-type="float">
            <text:p>0.313</text:p>
          </table:table-cell>
          <table:table-cell table:style-name="ce129" table:formula="of:=+[.F145]+[.L145]" office:value-type="float" office:value="1.114015" calcext:value-type="float">
            <text:p>1.114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441" table:formula="of:=+[.Q145]-[.N145]" office:value-type="float" office:value="0" calcext:value-type="float">
            <text:p>0.000000</text:p>
          </table:table-cell>
          <table:table-cell table:style-name="ce441" table:formula="of:=+[.R145]-[.O14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5]" office:value-type="float" office:value="0" calcext:value-type="float">
            <text:p>0.000</text:p>
          </table:table-cell>
          <table:table-cell table:style-name="ce246" table:formula="of:=+[.V145]" office:value-type="float" office:value="0" calcext:value-type="float">
            <text:p>0.000</text:p>
          </table:table-cell>
          <table:table-cell table:style-name="ce333" table:formula="of:=+[.X14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2</text:p>
          </table:table-cell>
          <table:table-cell table:style-name="ce153" office:value-type="string" calcext:value-type="string">
            <text:p>mTail1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96" table:formula="of:=+[.D146]+[.K146]" office:value-type="float" office:value="0" calcext:value-type="float">
            <text:p>0.000</text:p>
          </table:table-cell>
          <table:table-cell table:style-name="ce115" table:formula="of:=+[.E146]-[.J146]" office:value-type="float" office:value="0.481" calcext:value-type="float">
            <text:p>0.481</text:p>
          </table:table-cell>
          <table:table-cell table:style-name="ce129" table:formula="of:=+[.F146]+[.L146]" office:value-type="float" office:value="1.114015" calcext:value-type="float">
            <text:p>1.11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97" calcext:value-type="float">
            <text:p>-0.197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97" calcext:value-type="float">
            <text:p>-0.197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441" table:formula="of:=+[.Q146]-[.N146]" office:value-type="float" office:value="0" calcext:value-type="float">
            <text:p>0.000000</text:p>
          </table:table-cell>
          <table:table-cell table:style-name="ce441" table:formula="of:=+[.R146]-[.O14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6]" office:value-type="float" office:value="0" calcext:value-type="float">
            <text:p>0.000</text:p>
          </table:table-cell>
          <table:table-cell table:style-name="ce246" table:formula="of:=+[.V146]" office:value-type="float" office:value="0" calcext:value-type="float">
            <text:p>0.000</text:p>
          </table:table-cell>
          <table:table-cell table:style-name="ce333" table:formula="of:=+[.X14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 table:style-name="ce153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96" table:formula="of:=+[.D147]+[.K147]" office:value-type="float" office:value="0" calcext:value-type="float">
            <text:p>0.000</text:p>
          </table:table-cell>
          <table:table-cell table:style-name="ce115" table:formula="of:=+[.E147]-[.J147]" office:value-type="float" office:value="0.623" calcext:value-type="float">
            <text:p>0.623</text:p>
          </table:table-cell>
          <table:table-cell table:style-name="ce129" table:formula="of:=+[.F147]+[.L147]" office:value-type="float" office:value="1.114015" calcext:value-type="float">
            <text:p>1.114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441" table:formula="of:=+[.Q147]-[.N147]" office:value-type="float" office:value="0" calcext:value-type="float">
            <text:p>0.000000</text:p>
          </table:table-cell>
          <table:table-cell table:style-name="ce441" table:formula="of:=+[.R147]-[.O14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7]" office:value-type="float" office:value="0" calcext:value-type="float">
            <text:p>0.000</text:p>
          </table:table-cell>
          <table:table-cell table:style-name="ce246" table:formula="of:=+[.V147]" office:value-type="float" office:value="0" calcext:value-type="float">
            <text:p>0.000</text:p>
          </table:table-cell>
          <table:table-cell table:style-name="ce333" table:formula="of:=+[.X14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4</text:p>
          </table:table-cell>
          <table:table-cell table:style-name="ce153" office:value-type="string" calcext:value-type="string">
            <text:p>mTail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96" table:formula="of:=+[.D148]+[.K148]" office:value-type="float" office:value="0" calcext:value-type="float">
            <text:p>0.000</text:p>
          </table:table-cell>
          <table:table-cell table:style-name="ce115" table:formula="of:=+[.E148]-[.J148]" office:value-type="float" office:value="0.735" calcext:value-type="float">
            <text:p>0.735</text:p>
          </table:table-cell>
          <table:table-cell table:style-name="ce129" table:formula="of:=+[.F148]+[.L148]" office:value-type="float" office:value="1.114015" calcext:value-type="float">
            <text:p>1.114</text:p>
          </table:table-cell>
          <table:table-cell table:style-name="ce146" office:value-type="float" office:value="-0.112" calcext:value-type="float">
            <text:p>-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42" calcext:value-type="float">
            <text:p>-0.14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42" calcext:value-type="float">
            <text:p>-0.14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441" table:formula="of:=+[.Q148]-[.N148]" office:value-type="float" office:value="0" calcext:value-type="float">
            <text:p>0.000000</text:p>
          </table:table-cell>
          <table:table-cell table:style-name="ce441" table:formula="of:=+[.R148]-[.O14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8]" office:value-type="float" office:value="0" calcext:value-type="float">
            <text:p>0.000</text:p>
          </table:table-cell>
          <table:table-cell table:style-name="ce246" table:formula="of:=+[.V148]" office:value-type="float" office:value="0" calcext:value-type="float">
            <text:p>0.000</text:p>
          </table:table-cell>
          <table:table-cell table:style-name="ce333" table:formula="of:=+[.X14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 table:style-name="ce153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96" table:formula="of:=+[.D149]+[.K149]" office:value-type="float" office:value="0" calcext:value-type="float">
            <text:p>0.000</text:p>
          </table:table-cell>
          <table:table-cell table:style-name="ce115" table:formula="of:=+[.E149]-[.J149]" office:value-type="float" office:value="0.829" calcext:value-type="float">
            <text:p>0.829</text:p>
          </table:table-cell>
          <table:table-cell table:style-name="ce129" table:formula="of:=+[.F149]+[.L149]" office:value-type="float" office:value="1.114015" calcext:value-type="float">
            <text:p>1.114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441" table:formula="of:=+[.Q149]-[.N149]" office:value-type="float" office:value="0" calcext:value-type="float">
            <text:p>0.000000</text:p>
          </table:table-cell>
          <table:table-cell table:style-name="ce441" table:formula="of:=+[.R149]-[.O14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9]" office:value-type="float" office:value="0" calcext:value-type="float">
            <text:p>0.000</text:p>
          </table:table-cell>
          <table:table-cell table:style-name="ce246" table:formula="of:=+[.V149]" office:value-type="float" office:value="0" calcext:value-type="float">
            <text:p>0.000</text:p>
          </table:table-cell>
          <table:table-cell table:style-name="ce333" table:formula="of:=+[.X14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6</text:p>
          </table:table-cell>
          <table:table-cell table:style-name="ce153" office:value-type="string" calcext:value-type="string">
            <text:p>mTail5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96" table:formula="of:=+[.D150]+[.K150]" office:value-type="float" office:value="0" calcext:value-type="float">
            <text:p>0.000</text:p>
          </table:table-cell>
          <table:table-cell table:style-name="ce115" table:formula="of:=+[.E150]-[.J150]" office:value-type="float" office:value="0.918" calcext:value-type="float">
            <text:p>0.918</text:p>
          </table:table-cell>
          <table:table-cell table:style-name="ce129" table:formula="of:=+[.F150]+[.L150]" office:value-type="float" office:value="1.114015" calcext:value-type="float">
            <text:p>1.114</text:p>
          </table:table-cell>
          <table:table-cell table:style-name="ce146" office:value-type="float" office:value="-0.089" calcext:value-type="float">
            <text:p>-0.08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94" calcext:value-type="float">
            <text:p>-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94" calcext:value-type="float">
            <text:p>-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441" table:formula="of:=+[.Q150]-[.N150]" office:value-type="float" office:value="0" calcext:value-type="float">
            <text:p>0.000000</text:p>
          </table:table-cell>
          <table:table-cell table:style-name="ce441" table:formula="of:=+[.R150]-[.O15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0]" office:value-type="float" office:value="0" calcext:value-type="float">
            <text:p>0.000</text:p>
          </table:table-cell>
          <table:table-cell table:style-name="ce246" table:formula="of:=+[.V150]" office:value-type="float" office:value="0" calcext:value-type="float">
            <text:p>0.000</text:p>
          </table:table-cell>
          <table:table-cell table:style-name="ce333" table:formula="of:=+[.X15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51]" office:value-type="float" office:value="0" calcext:value-type="float">
            <text:p>0.000000</text:p>
          </table:table-cell>
          <table:table-cell table:style-name="ce80" table:formula="of:=+[.E$2]-[.M151]" office:value-type="float" office:value="-0.064" calcext:value-type="float">
            <text:p>-0.064000</text:p>
          </table:table-cell>
          <table:table-cell table:style-name="ce88" table:formula="of:=+[.F$2]+[.O151]" office:value-type="float" office:value="0.970015" calcext:value-type="float">
            <text:p>0.970015</text:p>
          </table:table-cell>
          <table:table-cell table:style-name="ce96" table:formula="of:=+[.D151]+[.K151]" office:value-type="float" office:value="0" calcext:value-type="float">
            <text:p>0.000</text:p>
          </table:table-cell>
          <table:table-cell table:style-name="ce115" table:formula="of:=+[.E151]-[.J151]" office:value-type="float" office:value="-0.068" calcext:value-type="float">
            <text:p>-0.068</text:p>
          </table:table-cell>
          <table:table-cell table:style-name="ce129" table:formula="of:=+[.F151]+[.L151]" office:value-type="float" office:value="0.904015" calcext:value-type="float">
            <text:p>0.904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441" table:formula="of:=+[.Q151]-[.N151]" office:value-type="float" office:value="0" calcext:value-type="float">
            <text:p>0.000000</text:p>
          </table:table-cell>
          <table:table-cell table:style-name="ce441" table:formula="of:=+[.R151]-[.O15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1]" office:value-type="float" office:value="0" calcext:value-type="float">
            <text:p>0.000</text:p>
          </table:table-cell>
          <table:table-cell table:style-name="ce246" table:formula="of:=+[.V151]" office:value-type="float" office:value="0" calcext:value-type="float">
            <text:p>0.000</text:p>
          </table:table-cell>
          <table:table-cell table:style-name="ce333" table:formula="of:=+[.X15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Roo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52]" office:value-type="float" office:value="0" calcext:value-type="float">
            <text:p>0.000000</text:p>
          </table:table-cell>
          <table:table-cell table:style-name="ce80" table:formula="of:=+[.E$2]-[.M152]" office:value-type="float" office:value="0.2" calcext:value-type="float">
            <text:p>0.200000</text:p>
          </table:table-cell>
          <table:table-cell table:style-name="ce88" table:formula="of:=+[.F$2]+[.O152]" office:value-type="float" office:value="1.151015" calcext:value-type="float">
            <text:p>1.151015</text:p>
          </table:table-cell>
          <table:table-cell table:style-name="ce96" table:formula="of:=+[.D152]+[.K152]" office:value-type="float" office:value="0" calcext:value-type="float">
            <text:p>0.000</text:p>
          </table:table-cell>
          <table:table-cell table:style-name="ce115" table:formula="of:=+[.E152]-[.J152]" office:value-type="float" office:value="0.404" calcext:value-type="float">
            <text:p>0.404</text:p>
          </table:table-cell>
          <table:table-cell table:style-name="ce129" table:formula="of:=+[.F152]+[.L152]" office:value-type="float" office:value="1.151015" calcext:value-type="float">
            <text:p>1.151</text:p>
          </table:table-cell>
          <table:table-cell table:style-name="ce146" office:value-type="float" office:value="-0.204" calcext:value-type="float">
            <text:p>-0.2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2" calcext:value-type="float">
            <text:p>-0.2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" calcext:value-type="float">
            <text:p>0.084000</text:p>
          </table:table-cell>
          <table:table-cell table:style-name="ce237" office:value-type="float" office:value="-0.2" calcext:value-type="float">
            <text:p>-0.2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441" table:formula="of:=+[.Q152]-[.N152]" office:value-type="float" office:value="0" calcext:value-type="float">
            <text:p>0.000000</text:p>
          </table:table-cell>
          <table:table-cell table:style-name="ce441" table:formula="of:=+[.R152]-[.O15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2]" office:value-type="float" office:value="0" calcext:value-type="float">
            <text:p>0.000</text:p>
          </table:table-cell>
          <table:table-cell table:style-name="ce246" table:formula="of:=+[.V152]" office:value-type="float" office:value="0" calcext:value-type="float">
            <text:p>0.000</text:p>
          </table:table-cell>
          <table:table-cell table:style-name="ce333" table:formula="of:=+[.X15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96" table:formula="of:=+[.D153]+[.K153]" office:value-type="float" office:value="0.083" calcext:value-type="float">
            <text:p>0.083</text:p>
          </table:table-cell>
          <table:table-cell table:style-name="ce115" table:formula="of:=+[.E153]-[.J153]" office:value-type="float" office:value="0.402" calcext:value-type="float">
            <text:p>0.402</text:p>
          </table:table-cell>
          <table:table-cell table:style-name="ce129" table:formula="of:=+[.F153]+[.L153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441" table:formula="of:=+[.Q153]-[.N153]" office:value-type="float" office:value="0" calcext:value-type="float">
            <text:p>0.000000</text:p>
          </table:table-cell>
          <table:table-cell table:style-name="ce441" table:formula="of:=+[.R153]-[.O15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3]" office:value-type="float" office:value="0" calcext:value-type="float">
            <text:p>0.000</text:p>
          </table:table-cell>
          <table:table-cell table:style-name="ce246" table:formula="of:=+[.V153]" office:value-type="float" office:value="0" calcext:value-type="float">
            <text:p>0.000</text:p>
          </table:table-cell>
          <table:table-cell table:style-name="ce333" table:formula="of:=+[.X15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2Left</text:p>
          </table:table-cell>
          <table:table-cell table:style-name="ce153" office:value-type="string" calcext:value-type="string">
            <text:p>mHindLi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96" table:formula="of:=+[.D154]+[.K154]" office:value-type="float" office:value="0.08" calcext:value-type="float">
            <text:p>0.080</text:p>
          </table:table-cell>
          <table:table-cell table:style-name="ce115" table:formula="of:=+[.E154]-[.J154]" office:value-type="float" office:value="0.432" calcext:value-type="float">
            <text:p>0.432</text:p>
          </table:table-cell>
          <table:table-cell table:style-name="ce129" table:formula="of:=+[.F154]+[.L154]" office:value-type="float" office:value="0.0670150000000001" calcext:value-type="float">
            <text:p>0.067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-0.003" calcext:value-type="float">
            <text:p>-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-0.046" calcext:value-type="float">
            <text:p>-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441" table:formula="of:=+[.Q154]-[.N154]" office:value-type="float" office:value="0" calcext:value-type="float">
            <text:p>0.000000</text:p>
          </table:table-cell>
          <table:table-cell table:style-name="ce441" table:formula="of:=+[.R154]-[.O15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4]" office:value-type="float" office:value="0" calcext:value-type="float">
            <text:p>0.000</text:p>
          </table:table-cell>
          <table:table-cell table:style-name="ce246" table:formula="of:=+[.V154]" office:value-type="float" office:value="0" calcext:value-type="float">
            <text:p>0.000</text:p>
          </table:table-cell>
          <table:table-cell table:style-name="ce333" table:formula="of:=+[.X15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 table:style-name="ce153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96" table:formula="of:=+[.D155]+[.K155]" office:value-type="float" office:value="0.08" calcext:value-type="float">
            <text:p>0.080</text:p>
          </table:table-cell>
          <table:table-cell table:style-name="ce115" table:formula="of:=+[.E155]-[.J155]" office:value-type="float" office:value="0.32" calcext:value-type="float">
            <text:p>0.320</text:p>
          </table:table-cell>
          <table:table-cell table:style-name="ce129" table:formula="of:=+[.F155]+[.L155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441" table:formula="of:=+[.Q155]-[.N155]" office:value-type="float" office:value="0" calcext:value-type="float">
            <text:p>0.000000</text:p>
          </table:table-cell>
          <table:table-cell table:style-name="ce441" table:formula="of:=+[.R155]-[.O15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5]" office:value-type="float" office:value="0" calcext:value-type="float">
            <text:p>0.000</text:p>
          </table:table-cell>
          <table:table-cell table:style-name="ce246" table:formula="of:=+[.V155]" office:value-type="float" office:value="0" calcext:value-type="float">
            <text:p>0.000</text:p>
          </table:table-cell>
          <table:table-cell table:style-name="ce333" table:formula="of:=+[.X15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4Left</text:p>
          </table:table-cell>
          <table:table-cell table:style-name="ce153" office:value-type="string" calcext:value-type="string">
            <text:p>mHindLimb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96" table:formula="of:=+[.D156]+[.K156]" office:value-type="float" office:value="0.088" calcext:value-type="float">
            <text:p>0.088</text:p>
          </table:table-cell>
          <table:table-cell table:style-name="ce115" table:formula="of:=+[.E156]-[.J156]" office:value-type="float" office:value="0.215" calcext:value-type="float">
            <text:p>0.215</text:p>
          </table:table-cell>
          <table:table-cell table:style-name="ce129" table:formula="of:=+[.F156]+[.L156]" office:value-type="float" office:value="0.0060150000000001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441" table:formula="of:=+[.Q156]-[.N156]" office:value-type="float" office:value="0" calcext:value-type="float">
            <text:p>0.000000</text:p>
          </table:table-cell>
          <table:table-cell table:style-name="ce441" table:formula="of:=+[.R156]-[.O15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6]" office:value-type="float" office:value="0" calcext:value-type="float">
            <text:p>0.000</text:p>
          </table:table-cell>
          <table:table-cell table:style-name="ce246" table:formula="of:=+[.V156]" office:value-type="float" office:value="0" calcext:value-type="float">
            <text:p>0.000</text:p>
          </table:table-cell>
          <table:table-cell table:style-name="ce333" table:formula="of:=+[.X15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96" table:formula="of:=+[.D157]+[.K157]" office:value-type="float" office:value="-0.083" calcext:value-type="float">
            <text:p>-0.083</text:p>
          </table:table-cell>
          <table:table-cell table:style-name="ce115" table:formula="of:=+[.E157]-[.J157]" office:value-type="float" office:value="0.402" calcext:value-type="float">
            <text:p>0.402</text:p>
          </table:table-cell>
          <table:table-cell table:style-name="ce129" table:formula="of:=+[.F157]+[.L157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441" table:formula="of:=+[.Q157]-[.N157]" office:value-type="float" office:value="0" calcext:value-type="float">
            <text:p>0.000000</text:p>
          </table:table-cell>
          <table:table-cell table:style-name="ce441" table:formula="of:=+[.R157]-[.O15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7]" office:value-type="float" office:value="0" calcext:value-type="float">
            <text:p>0.000</text:p>
          </table:table-cell>
          <table:table-cell table:style-name="ce246" table:formula="of:=+[.V157]" office:value-type="float" office:value="0" calcext:value-type="float">
            <text:p>0.000</text:p>
          </table:table-cell>
          <table:table-cell table:style-name="ce333" table:formula="of:=+[.X15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2Right</text:p>
          </table:table-cell>
          <table:table-cell table:style-name="ce153" office:value-type="string" calcext:value-type="string">
            <text:p>mHindLimb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96" table:formula="of:=+[.D158]+[.K158]" office:value-type="float" office:value="-0.08" calcext:value-type="float">
            <text:p>-0.080</text:p>
          </table:table-cell>
          <table:table-cell table:style-name="ce115" table:formula="of:=+[.E158]-[.J158]" office:value-type="float" office:value="0.432" calcext:value-type="float">
            <text:p>0.432</text:p>
          </table:table-cell>
          <table:table-cell table:style-name="ce129" table:formula="of:=+[.F158]+[.L158]" office:value-type="float" office:value="0.0670150000000001" calcext:value-type="float">
            <text:p>0.067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0.003" calcext:value-type="float">
            <text:p>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0.046" calcext:value-type="float">
            <text:p>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0.046" calcext:value-type="float">
            <text:p>0.046</text:p>
          </table:table-cell>
          <table:table-cell table:style-name="ce333" office:value-type="float" office:value="-0.491" calcext:value-type="float">
            <text:p>-0.491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441" table:formula="of:=+[.Q158]-[.N158]" office:value-type="float" office:value="0" calcext:value-type="float">
            <text:p>0.000000</text:p>
          </table:table-cell>
          <table:table-cell table:style-name="ce441" table:formula="of:=+[.R158]-[.O15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8]" office:value-type="float" office:value="0" calcext:value-type="float">
            <text:p>0.000</text:p>
          </table:table-cell>
          <table:table-cell table:style-name="ce246" table:formula="of:=+[.V158]" office:value-type="float" office:value="0" calcext:value-type="float">
            <text:p>0.000</text:p>
          </table:table-cell>
          <table:table-cell table:style-name="ce333" table:formula="of:=+[.X15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 table:style-name="ce153" office:value-type="string" calcext:value-type="string">
            <text:p>mHindLi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96" table:formula="of:=+[.D159]+[.K159]" office:value-type="float" office:value="-0.08" calcext:value-type="float">
            <text:p>-0.080</text:p>
          </table:table-cell>
          <table:table-cell table:style-name="ce115" table:formula="of:=+[.E159]-[.J159]" office:value-type="float" office:value="0.32" calcext:value-type="float">
            <text:p>0.320</text:p>
          </table:table-cell>
          <table:table-cell table:style-name="ce129" table:formula="of:=+[.F159]+[.L159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441" table:formula="of:=+[.Q159]-[.N159]" office:value-type="float" office:value="0" calcext:value-type="float">
            <text:p>0.000000</text:p>
          </table:table-cell>
          <table:table-cell table:style-name="ce441" table:formula="of:=+[.R159]-[.O15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9]" office:value-type="float" office:value="0" calcext:value-type="float">
            <text:p>0.000</text:p>
          </table:table-cell>
          <table:table-cell table:style-name="ce246" table:formula="of:=+[.V159]" office:value-type="float" office:value="0" calcext:value-type="float">
            <text:p>0.000</text:p>
          </table:table-cell>
          <table:table-cell table:style-name="ce333" table:formula="of:=+[.X15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4Right</text:p>
          </table:table-cell>
          <table:table-cell table:style-name="ce153" office:value-type="string" calcext:value-type="string">
            <text:p>mHindLimb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96" table:formula="of:=+[.D160]+[.K160]" office:value-type="float" office:value="-0.088" calcext:value-type="float">
            <text:p>-0.088</text:p>
          </table:table-cell>
          <table:table-cell table:style-name="ce115" table:formula="of:=+[.E160]-[.J160]" office:value-type="float" office:value="0.215" calcext:value-type="float">
            <text:p>0.215</text:p>
          </table:table-cell>
          <table:table-cell table:style-name="ce129" table:formula="of:=+[.F160]+[.L160]" office:value-type="float" office:value="0.0060150000000001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08" calcext:value-type="float">
            <text:p>-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441" table:formula="of:=+[.Q160]-[.N160]" office:value-type="float" office:value="0" calcext:value-type="float">
            <text:p>0.000000</text:p>
          </table:table-cell>
          <table:table-cell table:style-name="ce441" table:formula="of:=+[.R160]-[.O16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60]" office:value-type="float" office:value="0" calcext:value-type="float">
            <text:p>0.000</text:p>
          </table:table-cell>
          <table:table-cell table:style-name="ce246" table:formula="of:=+[.V160]" office:value-type="float" office:value="0" calcext:value-type="float">
            <text:p>0.000</text:p>
          </table:table-cell>
          <table:table-cell table:style-name="ce333" table:formula="of:=+[.X16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"/>
          <table:table-cell table:style-name="ce184"/>
          <table:table-cell table:style-name="ce69"/>
          <table:table-cell table:number-columns-repeated="1021"/>
        </table:table-row>
        <table:table-row table:style-name="ro3">
          <table:table-cell table:style-name="ce519"/>
          <table:table-cell/>
          <table:table-cell table:style-name="ce21"/>
          <table:table-cell table:number-columns-repeated="9"/>
          <table:table-cell table:style-name="ce393" office:value-type="string" calcext:value-type="string">
            <text:p>left-right mismatch</text:p>
          </table:table-cell>
          <table:table-cell table:style-name="ce410"/>
          <table:table-cell table:style-name="ce419"/>
          <table:table-cell table:number-columns-repeated="11"/>
          <table:table-cell table:style-name="ce3"/>
          <table:table-cell table:number-columns-repeated="997"/>
        </table:table-row>
        <table:table-row table:style-name="ro3">
          <table:table-cell table:style-name="ce519"/>
          <table:table-cell table:number-columns-repeated="2"/>
          <table:table-cell table:style-name="ce347"/>
          <table:table-cell table:style-name="ce519"/>
          <table:table-cell/>
          <table:table-cell table:style-name="ce102"/>
          <table:table-cell table:number-columns-repeated="19"/>
          <table:table-cell table:style-name="ce536"/>
          <table:table-cell table:number-columns-repeated="997"/>
        </table:table-row>
        <table:table-row table:style-name="ro3">
          <table:table-cell table:style-name="ce519"/>
          <table:table-cell table:number-columns-repeated="21"/>
          <table:table-cell table:style-name="ce360"/>
          <table:table-cell table:number-columns-repeated="3"/>
          <table:table-cell table:style-name="ce536"/>
          <table:table-cell/>
          <table:table-cell table:style-name="ce397"/>
          <table:table-cell table:number-columns-repeated="995"/>
        </table:table-row>
        <table:table-row table:style-name="ro3" table:number-rows-repeated="8">
          <table:table-cell table:style-name="ce519"/>
          <table:table-cell/>
          <table:table-cell table:style-name="ce19"/>
          <table:table-cell table:number-columns-repeated="23"/>
          <table:table-cell table:style-name="ce536"/>
          <table:table-cell table:number-columns-repeated="997"/>
        </table:table-row>
        <table:table-row table:style-name="ro3">
          <table:table-cell table:style-name="ce519"/>
          <table:table-cell table:number-columns-repeated="25"/>
          <table:table-cell table:style-name="ce536"/>
          <table:table-cell table:number-columns-repeated="997"/>
        </table:table-row>
        <table:table-row table:style-name="ro3">
          <table:table-cell table:style-name="ce519"/>
          <table:table-cell table:style-name="ce205"/>
          <table:table-cell table:style-name="ce10"/>
          <table:table-cell table:number-columns-repeated="23"/>
          <table:table-cell table:style-name="ce536"/>
          <table:table-cell table:number-columns-repeated="997"/>
        </table:table-row>
        <table:table-row table:style-name="ro3">
          <table:table-cell table:style-name="ce519"/>
          <table:table-cell table:number-columns-repeated="25"/>
          <table:table-cell table:style-name="ce536"/>
          <table:table-cell table:number-columns-repeated="997"/>
        </table:table-row>
        <table:table-row table:style-name="ro3" table:number-rows-repeated="14">
          <table:table-cell table:style-name="ce519"/>
          <table:table-cell table:style-name="ce205"/>
          <table:table-cell table:style-name="ce10"/>
          <table:table-cell table:number-columns-repeated="23"/>
          <table:table-cell table:style-name="ce536"/>
          <table:table-cell table:number-columns-repeated="997"/>
        </table:table-row>
        <table:table-row table:style-name="ro3" table:number-rows-repeated="747">
          <table:table-cell table:style-name="ce5"/>
          <table:table-cell table:style-name="ce205"/>
          <table:table-cell table:style-name="ce10"/>
          <table:table-cell table:number-columns-repeated="1021"/>
        </table:table-row>
        <table:table-row table:style-name="ro3" table:number-rows-repeated="1047639">
          <table:table-cell table:number-columns-repeated="1024"/>
        </table:table-row>
        <table:table-row table:style-name="ro3">
          <table:table-cell table:style-name="ce55"/>
          <table:table-cell table:style-name="ce215"/>
          <table:table-cell table:style-name="ce70"/>
          <table:table-cell table:style-name="ce78"/>
          <table:table-cell table:style-name="ce86"/>
          <table:table-cell table:style-name="ce94"/>
          <table:table-cell table:style-name="ce103"/>
          <table:table-cell table:style-name="ce121"/>
          <table:table-cell table:style-name="ce132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number-columns-repeated="3"/>
          <table:table-cell table:style-name="ce354"/>
          <table:table-cell table:style-name="ce361"/>
          <table:table-cell table:style-name="ce367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404" table:number-columns-repeated="3"/>
          <table:table-cell table:number-columns-repeated="991"/>
        </table:table-row>
      </table:table>
      <table:table table:name="Skeleton_Male" table:style-name="ta2">
        <table:table-column table:style-name="co48" table:default-cell-style-name="ce519"/>
        <table:table-column table:style-name="co47" table:default-cell-style-name="ce238"/>
        <table:table-column table:style-name="co47" table:default-cell-style-name="ce247"/>
        <table:table-column table:style-name="co47" table:default-cell-style-name="ce340"/>
        <table:table-column table:style-name="co46" table:default-cell-style-name="ce391"/>
        <table:table-column table:style-name="co46" table:default-cell-style-name="ce247"/>
        <table:table-column table:style-name="co46" table:default-cell-style-name="ce391"/>
        <table:table-column table:style-name="co47" table:default-cell-style-name="ce238"/>
        <table:table-column table:style-name="co47" table:default-cell-style-name="ce247"/>
        <table:table-column table:style-name="co47" table:default-cell-style-name="ce340"/>
        <table:table-column table:style-name="co46" table:default-cell-style-name="ce391"/>
        <table:table-column table:style-name="co46" table:default-cell-style-name="ce247"/>
        <table:table-column table:style-name="co46" table:default-cell-style-name="ce391"/>
        <table:table-column table:style-name="co12" table:number-columns-repeated="1011" table:default-cell-style-name="ce519"/>
        <table:table-row table:style-name="ro5">
          <table:table-cell table:style-name="ce553" office:value-type="string" calcext:value-type="string">
            <text:p>Skeleton_Male</text:p>
            <text:p>Custom Properties</text:p>
          </table:table-cell>
          <table:table-cell table:style-name="ce95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Custom Property</text:p>
            <text:p>restpose_rot</text:p>
            <text:p> x          y          z</text:p>
          </table:table-cell>
          <table:covered-table-cell table:style-name="ce357"/>
          <table:covered-table-cell table:style-name="ce122"/>
          <table:table-cell table:style-name="ce357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357"/>
          <table:table-cell table:style-name="ce95" office:value-type="string" calcext:value-type="string" table:number-columns-spanned="3" table:number-rows-spanned="1">
            <text:p><text:span text:style-name="T4">Skeleton_Male</text:span></text:p>
            <text:p><text:span text:style-name="T4">+y forward</text:span></text:p>
            <text:p>Custom Property</text:p>
            <text:p>restpose_rot</text:p>
            <text:p> x          y          z</text:p>
          </table:table-cell>
          <table:covered-table-cell table:style-name="ce357"/>
          <table:covered-table-cell table:style-name="ce122"/>
          <table:table-cell table:style-name="ce357" office:value-type="string" calcext:value-type="string" table:number-columns-spanned="3" table:number-rows-spanned="1">
            <text:p><text:span text:style-name="T4">Skeleton_Male</text:span></text:p>
            <text:p><text:span text:style-name="T4">+y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357"/>
          <table:table-cell table:number-columns-repeated="1011"/>
        </table:table-row>
        <table:table-row table:style-name="ro3">
          <table:table-cell table:formula="of:=+[$'avatar_skeleton.xml convert'.A2]" office:value-type="string" office:string-value="mPelvis" calcext:value-type="string">
            <text:p>mPelvis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]" office:value-type="float" office:value="0" calcext:value-type="float">
            <text:p>0.000</text:p>
          </table:table-cell>
          <table:table-cell table:style-name="ce246" table:formula="of:=+[.B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]" office:value-type="float" office:value="1" calcext:value-type="float">
            <text:p>1.000</text:p>
          </table:table-cell>
          <table:table-cell table:style-name="ce246" table:formula="of:=+[.E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]" office:value-type="string" office:string-value="PELVIS" calcext:value-type="string">
            <text:p>PELVIS</text:p>
          </table:table-cell>
          <table:table-cell table:style-name="ce222" office:value-type="float" office:value="0" calcext:value-type="float">
            <text:p>0.000</text:p>
          </table:table-cell>
          <table:table-cell table:style-name="ce222" office:value-type="float" office:value="5.66551" calcext:value-type="float">
            <text:p>5.666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table:formula="of:=+[.C3]" office:value-type="float" office:value="5.66551" calcext:value-type="float">
            <text:p>5.666</text:p>
          </table:table-cell>
          <table:table-cell table:style-name="ce242" table:formula="of:=+[.B3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3]" office:value-type="float" office:value="0.16" calcext:value-type="float">
            <text:p>0.160</text:p>
          </table:table-cell>
          <table:table-cell table:style-name="ce242" table:formula="of:=+[.E3]" office:value-type="float" office:value="0.12" calcext:value-type="float">
            <text:p>0.120</text:p>
          </table:table-cell>
          <table:table-cell table:style-name="ce242" office:value-type="float" office:value="0.17" calcext:value-type="float">
            <text:p>0.170</text:p>
          </table:table-cell>
          <table:table-cell table:number-columns-repeated="1011"/>
        </table:table-row>
        <table:table-row table:style-name="ro3">
          <table:table-cell table:formula="of:=+[$'avatar_skeleton.xml convert'.A4]" office:value-type="string" office:string-value="BUTT" calcext:value-type="string">
            <text:p>BUTT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1" calcext:value-type="float">
            <text:p>0.100</text:p>
          </table:table-cell>
          <table:table-cell table:style-name="ce222" table:formula="of:=+[.C4]" office:value-type="float" office:value="0" calcext:value-type="float">
            <text:p>0.000</text:p>
          </table:table-cell>
          <table:table-cell table:style-name="ce242" table:formula="of:=+[.B4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4]" office:value-type="float" office:value="0.1" calcext:value-type="float">
            <text:p>0.100</text:p>
          </table:table-cell>
          <table:table-cell table:style-name="ce242" table:formula="of:=+[.E4]" office:value-type="float" office:value="0.1" calcext:value-type="float">
            <text:p>0.100</text:p>
          </table:table-cell>
          <table:table-cell table:style-name="ce242" office:value-type="float" office:value="0.1" calcext:value-type="float">
            <text:p>0.100</text:p>
          </table:table-cell>
          <table:table-cell table:number-columns-repeated="1011"/>
        </table:table-row>
        <table:table-row table:style-name="ro3">
          <table:table-cell table:formula="of:=+[$'avatar_skeleton.xml convert'.A5]" office:value-type="string" office:string-value="mSpine1" calcext:value-type="string">
            <text:p>mSpine1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]" office:value-type="float" office:value="0" calcext:value-type="float">
            <text:p>0.000</text:p>
          </table:table-cell>
          <table:table-cell table:style-name="ce246" table:formula="of:=+[.B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]" office:value-type="float" office:value="1" calcext:value-type="float">
            <text:p>1.000</text:p>
          </table:table-cell>
          <table:table-cell table:style-name="ce246" table:formula="of:=+[.E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]" office:value-type="string" office:string-value="mSpine2" calcext:value-type="string">
            <text:p>mSpine2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]" office:value-type="float" office:value="0" calcext:value-type="float">
            <text:p>0.000</text:p>
          </table:table-cell>
          <table:table-cell table:style-name="ce246" table:formula="of:=+[.B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]" office:value-type="float" office:value="1" calcext:value-type="float">
            <text:p>1.000</text:p>
          </table:table-cell>
          <table:table-cell table:style-name="ce246" table:formula="of:=+[.E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]" office:value-type="string" office:string-value="mTorso" calcext:value-type="string">
            <text:p>mTorso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]" office:value-type="float" office:value="0" calcext:value-type="float">
            <text:p>0.000</text:p>
          </table:table-cell>
          <table:table-cell table:style-name="ce246" table:formula="of:=+[.B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]" office:value-type="float" office:value="1" calcext:value-type="float">
            <text:p>1.000</text:p>
          </table:table-cell>
          <table:table-cell table:style-name="ce246" table:formula="of:=+[.E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]" office:value-type="string" office:string-value="BELLY" calcext:value-type="string">
            <text:p>BELLY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8" calcext:value-type="float">
            <text:p>8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12" calcext:value-type="float">
            <text:p>0.120</text:p>
          </table:table-cell>
          <table:table-cell table:style-name="ce308" office:value-type="float" office:value="0.16" calcext:value-type="float">
            <text:p>0.16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C8]" office:value-type="float" office:value="8" calcext:value-type="float">
            <text:p>8.000</text:p>
          </table:table-cell>
          <table:table-cell table:style-name="ce242" table:formula="of:=+[.B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8]" office:value-type="float" office:value="0.16" calcext:value-type="float">
            <text:p>0.160</text:p>
          </table:table-cell>
          <table:table-cell table:style-name="ce242" table:formula="of:=+[.E8]" office:value-type="float" office:value="0.12" calcext:value-type="float">
            <text:p>0.120</text:p>
          </table:table-cell>
          <table:table-cell table:style-name="ce242" office:value-type="float" office:value="0.15" calcext:value-type="float">
            <text:p>0.150</text:p>
          </table:table-cell>
          <table:table-cell table:number-columns-repeated="1011"/>
        </table:table-row>
        <table:table-row table:style-name="ro3">
          <table:table-cell table:formula="of:=+[$'avatar_skeleton.xml convert'.A9]" office:value-type="string" office:string-value="LEFT_HANDLE" calcext:value-type="string">
            <text:p>LEFT_HANDLE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C9]" office:value-type="float" office:value="0" calcext:value-type="float">
            <text:p>0.000</text:p>
          </table:table-cell>
          <table:table-cell table:style-name="ce242" table:formula="of:=+[.B9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9]" office:value-type="float" office:value="0.05" calcext:value-type="float">
            <text:p>0.050</text:p>
          </table:table-cell>
          <table:table-cell table:style-name="ce242" table:formula="of:=+[.E9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0]" office:value-type="string" office:string-value="RIGHT_HANDLE" calcext:value-type="string">
            <text:p>RIGHT_HANDLE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C10]" office:value-type="float" office:value="0" calcext:value-type="float">
            <text:p>0.000</text:p>
          </table:table-cell>
          <table:table-cell table:style-name="ce242" table:formula="of:=+[.B1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0]" office:value-type="float" office:value="0.05" calcext:value-type="float">
            <text:p>0.050</text:p>
          </table:table-cell>
          <table:table-cell table:style-name="ce242" table:formula="of:=+[.E10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1]" office:value-type="string" office:string-value="LOWER_BACK" calcext:value-type="string">
            <text:p>LOWER_BACK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C11]" office:value-type="float" office:value="0" calcext:value-type="float">
            <text:p>0.000</text:p>
          </table:table-cell>
          <table:table-cell table:style-name="ce242" table:formula="of:=+[.B11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1]" office:value-type="float" office:value="0.13" calcext:value-type="float">
            <text:p>0.130</text:p>
          </table:table-cell>
          <table:table-cell table:style-name="ce242" table:formula="of:=+[.E11]" office:value-type="float" office:value="0.09" calcext:value-type="float">
            <text:p>0.090</text:p>
          </table:table-cell>
          <table:table-cell table:style-name="ce242" office:value-type="float" office:value="0.15" calcext:value-type="float">
            <text:p>0.150</text:p>
          </table:table-cell>
          <table:table-cell table:number-columns-repeated="1011"/>
        </table:table-row>
        <table:table-row table:style-name="ro3">
          <table:table-cell table:formula="of:=+[$'avatar_skeleton.xml convert'.A12]" office:value-type="string" office:string-value="mSpine3" calcext:value-type="string">
            <text:p>mSpine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]" office:value-type="float" office:value="0" calcext:value-type="float">
            <text:p>0.000</text:p>
          </table:table-cell>
          <table:table-cell table:style-name="ce246" table:formula="of:=+[.B1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]" office:value-type="float" office:value="1" calcext:value-type="float">
            <text:p>1.000</text:p>
          </table:table-cell>
          <table:table-cell table:style-name="ce246" table:formula="of:=+[.E1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]" office:value-type="string" office:string-value="mSpine4" calcext:value-type="string">
            <text:p>mSpine4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]" office:value-type="float" office:value="0" calcext:value-type="float">
            <text:p>0.000</text:p>
          </table:table-cell>
          <table:table-cell table:style-name="ce246" table:formula="of:=+[.B1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]" office:value-type="float" office:value="1" calcext:value-type="float">
            <text:p>1.000</text:p>
          </table:table-cell>
          <table:table-cell table:style-name="ce246" table:formula="of:=+[.E1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]" office:value-type="string" office:string-value="mChest" calcext:value-type="string">
            <text:p>mChes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]" office:value-type="float" office:value="0" calcext:value-type="float">
            <text:p>0.000</text:p>
          </table:table-cell>
          <table:table-cell table:style-name="ce246" table:formula="of:=+[.B1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]" office:value-type="float" office:value="1" calcext:value-type="float">
            <text:p>1.000</text:p>
          </table:table-cell>
          <table:table-cell table:style-name="ce246" table:formula="of:=+[.E1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]" office:value-type="string" office:string-value="CHEST" calcext:value-type="string">
            <text:p>CHEST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10" calcext:value-type="float">
            <text:p>-1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22" office:value-type="float" office:value="0.14" calcext:value-type="float">
            <text:p>0.140</text:p>
          </table:table-cell>
          <table:table-cell table:style-name="ce222" office:value-type="float" office:value="0.19" calcext:value-type="float">
            <text:p>0.190</text:p>
          </table:table-cell>
          <table:table-cell table:style-name="ce222" office:value-type="float" office:value="0.22" calcext:value-type="float">
            <text:p>0.220</text:p>
          </table:table-cell>
          <table:table-cell table:style-name="ce222" table:formula="of:=+[.C15]" office:value-type="float" office:value="-10" calcext:value-type="float">
            <text:p>-10.000</text:p>
          </table:table-cell>
          <table:table-cell table:style-name="ce242" table:formula="of:=+[.B15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5]" office:value-type="float" office:value="0.19" calcext:value-type="float">
            <text:p>0.190</text:p>
          </table:table-cell>
          <table:table-cell table:style-name="ce242" table:formula="of:=+[.E15]" office:value-type="float" office:value="0.14" calcext:value-type="float">
            <text:p>0.140</text:p>
          </table:table-cell>
          <table:table-cell table:style-name="ce242" office:value-type="float" office:value="0.22" calcext:value-type="float">
            <text:p>0.220</text:p>
          </table:table-cell>
          <table:table-cell table:number-columns-repeated="1011"/>
        </table:table-row>
        <table:table-row table:style-name="ro3">
          <table:table-cell table:formula="of:=+[$'avatar_skeleton.xml convert'.A16]" office:value-type="string" office:string-value="LEFT_PEC" calcext:value-type="string">
            <text:p>LEFT_PEC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4.29" calcext:value-type="float">
            <text:p>4.29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C16]" office:value-type="float" office:value="4.29" calcext:value-type="float">
            <text:p>4.290</text:p>
          </table:table-cell>
          <table:table-cell table:style-name="ce242" table:formula="of:=+[.B16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6]" office:value-type="float" office:value="0.05" calcext:value-type="float">
            <text:p>0.050</text:p>
          </table:table-cell>
          <table:table-cell table:style-name="ce242" table:formula="of:=+[.E16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7]" office:value-type="string" office:string-value="RIGHT_PEC" calcext:value-type="string">
            <text:p>RIGHT_PEC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4.29" calcext:value-type="float">
            <text:p>4.29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C17]" office:value-type="float" office:value="4.29" calcext:value-type="float">
            <text:p>4.290</text:p>
          </table:table-cell>
          <table:table-cell table:style-name="ce242" table:formula="of:=+[.B17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7]" office:value-type="float" office:value="0.05" calcext:value-type="float">
            <text:p>0.050</text:p>
          </table:table-cell>
          <table:table-cell table:style-name="ce242" table:formula="of:=+[.E17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8]" office:value-type="string" office:string-value="UPPER_BACK" calcext:value-type="string">
            <text:p>UPPER_BACK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C18]" office:value-type="float" office:value="0" calcext:value-type="float">
            <text:p>0.000</text:p>
          </table:table-cell>
          <table:table-cell table:style-name="ce242" table:formula="of:=+[.B1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8]" office:value-type="float" office:value="0.13" calcext:value-type="float">
            <text:p>0.130</text:p>
          </table:table-cell>
          <table:table-cell table:style-name="ce242" table:formula="of:=+[.E18]" office:value-type="float" office:value="0.09" calcext:value-type="float">
            <text:p>0.090</text:p>
          </table:table-cell>
          <table:table-cell table:style-name="ce242" office:value-type="float" office:value="0.15" calcext:value-type="float">
            <text:p>0.150</text:p>
          </table:table-cell>
          <table:table-cell table:number-columns-repeated="1011"/>
        </table:table-row>
        <table:table-row table:style-name="ro3">
          <table:table-cell table:formula="of:=+[$'avatar_skeleton.xml convert'.A19]" office:value-type="string" office:string-value="mNeck" calcext:value-type="string">
            <text:p>mNeck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9]" office:value-type="float" office:value="0" calcext:value-type="float">
            <text:p>0.000</text:p>
          </table:table-cell>
          <table:table-cell table:style-name="ce246" table:formula="of:=+[.B1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9]" office:value-type="float" office:value="1" calcext:value-type="float">
            <text:p>1.000</text:p>
          </table:table-cell>
          <table:table-cell table:style-name="ce246" table:formula="of:=+[.E1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0]" office:value-type="string" office:string-value="NECK" calcext:value-type="string">
            <text:p>NECK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065" calcext:value-type="float">
            <text:p>0.065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22" table:formula="of:=+[.C20]" office:value-type="float" office:value="0" calcext:value-type="float">
            <text:p>0.000</text:p>
          </table:table-cell>
          <table:table-cell table:style-name="ce242" table:formula="of:=+[.B2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20]" office:value-type="float" office:value="0.07" calcext:value-type="float">
            <text:p>0.070</text:p>
          </table:table-cell>
          <table:table-cell table:style-name="ce242" table:formula="of:=+[.E20]" office:value-type="float" office:value="0.065" calcext:value-type="float">
            <text:p>0.065</text:p>
          </table:table-cell>
          <table:table-cell table:style-name="ce242" office:value-type="float" office:value="0.08" calcext:value-type="float">
            <text:p>0.080</text:p>
          </table:table-cell>
          <table:table-cell table:number-columns-repeated="1011"/>
        </table:table-row>
        <table:table-row table:style-name="ro3">
          <table:table-cell table:formula="of:=+[$'avatar_skeleton.xml convert'.A21]" office:value-type="string" office:string-value="mHead" calcext:value-type="string">
            <text:p>mHead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1]" office:value-type="float" office:value="0" calcext:value-type="float">
            <text:p>0.000</text:p>
          </table:table-cell>
          <table:table-cell table:style-name="ce246" table:formula="of:=+[.B2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1]" office:value-type="float" office:value="1" calcext:value-type="float">
            <text:p>1.000</text:p>
          </table:table-cell>
          <table:table-cell table:style-name="ce246" table:formula="of:=+[.E2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2]" office:value-type="string" office:string-value="HEAD" calcext:value-type="string">
            <text:p>HEAD</text:p>
          </table:table-cell>
          <table:table-cell table:style-name="ce436" office:value-type="float" office:value="0" calcext:value-type="float">
            <text:p>0.000</text:p>
          </table:table-cell>
          <table:table-cell table:style-name="ce437" office:value-type="float" office:value="0" calcext:value-type="float">
            <text:p>0.000</text:p>
          </table:table-cell>
          <table:table-cell table:style-name="ce438" office:value-type="float" office:value="0" calcext:value-type="float">
            <text:p>0.000</text:p>
          </table:table-cell>
          <table:table-cell table:style-name="ce437" office:value-type="float" office:value="0.11" calcext:value-type="float">
            <text:p>0.110</text:p>
          </table:table-cell>
          <table:table-cell table:style-name="ce437" office:value-type="float" office:value="0.09" calcext:value-type="float">
            <text:p>0.090</text:p>
          </table:table-cell>
          <table:table-cell table:style-name="ce308" office:value-type="float" office:value="0.13" calcext:value-type="float">
            <text:p>0.130</text:p>
          </table:table-cell>
          <table:table-cell table:style-name="ce436" table:formula="of:=+[.C22]" office:value-type="float" office:value="0" calcext:value-type="float">
            <text:p>0.000</text:p>
          </table:table-cell>
          <table:table-cell table:style-name="ce437" table:formula="of:=+[.B22]" office:value-type="float" office:value="0" calcext:value-type="float">
            <text:p>0.000</text:p>
          </table:table-cell>
          <table:table-cell table:style-name="ce438" office:value-type="float" office:value="0" calcext:value-type="float">
            <text:p>0.000</text:p>
          </table:table-cell>
          <table:table-cell table:style-name="ce437" table:formula="of:=+[.F22]" office:value-type="float" office:value="0.09" calcext:value-type="float">
            <text:p>0.090</text:p>
          </table:table-cell>
          <table:table-cell table:style-name="ce437" table:formula="of:=+[.E22]" office:value-type="float" office:value="0.11" calcext:value-type="float">
            <text:p>0.110</text:p>
          </table:table-cell>
          <table:table-cell table:style-name="ce437" office:value-type="float" office:value="0.13" calcext:value-type="float">
            <text:p>0.130</text:p>
          </table:table-cell>
          <table:table-cell table:number-columns-repeated="1011"/>
        </table:table-row>
        <table:table-row table:style-name="ro3">
          <table:table-cell table:formula="of:=+[$'avatar_skeleton.xml convert'.A23]" office:value-type="string" office:string-value="mSkull" calcext:value-type="string">
            <text:p>mSkull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3]" office:value-type="float" office:value="0" calcext:value-type="float">
            <text:p>0.000</text:p>
          </table:table-cell>
          <table:table-cell table:style-name="ce246" table:formula="of:=+[.B2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3]" office:value-type="float" office:value="1" calcext:value-type="float">
            <text:p>1.000</text:p>
          </table:table-cell>
          <table:table-cell table:style-name="ce246" table:formula="of:=+[.E2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4]" office:value-type="string" office:string-value="mEyeRight" calcext:value-type="string">
            <text:p>mEye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4]" office:value-type="float" office:value="0" calcext:value-type="float">
            <text:p>0.000</text:p>
          </table:table-cell>
          <table:table-cell table:style-name="ce246" table:formula="of:=+[.B2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4]" office:value-type="float" office:value="1" calcext:value-type="float">
            <text:p>1.000</text:p>
          </table:table-cell>
          <table:table-cell table:style-name="ce246" table:formula="of:=+[.E2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5]" office:value-type="string" office:string-value="mEyeLeft" calcext:value-type="string">
            <text:p>mEye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5]" office:value-type="float" office:value="0" calcext:value-type="float">
            <text:p>0.000</text:p>
          </table:table-cell>
          <table:table-cell table:style-name="ce246" table:formula="of:=+[.B2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5]" office:value-type="float" office:value="1" calcext:value-type="float">
            <text:p>1.000</text:p>
          </table:table-cell>
          <table:table-cell table:style-name="ce246" table:formula="of:=+[.E2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6]" office:value-type="string" office:string-value="mFaceRoot" calcext:value-type="string">
            <text:p>mFaceRoo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6]" office:value-type="float" office:value="0" calcext:value-type="float">
            <text:p>0.000</text:p>
          </table:table-cell>
          <table:table-cell table:style-name="ce246" table:formula="of:=+[.B2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6]" office:value-type="float" office:value="1" calcext:value-type="float">
            <text:p>1.000</text:p>
          </table:table-cell>
          <table:table-cell table:style-name="ce246" table:formula="of:=+[.E2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7]" office:value-type="string" office:string-value="mFaceEyeAltLeft" calcext:value-type="string">
            <text:p>mFaceEyeAlt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7]" office:value-type="float" office:value="0" calcext:value-type="float">
            <text:p>0.000</text:p>
          </table:table-cell>
          <table:table-cell table:style-name="ce246" table:formula="of:=+[.B2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7]" office:value-type="float" office:value="1" calcext:value-type="float">
            <text:p>1.000</text:p>
          </table:table-cell>
          <table:table-cell table:style-name="ce246" table:formula="of:=+[.E2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8]" office:value-type="string" office:string-value="mFaceEyeAltRight" calcext:value-type="string">
            <text:p>mFaceEyeAlt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8]" office:value-type="float" office:value="0" calcext:value-type="float">
            <text:p>0.000</text:p>
          </table:table-cell>
          <table:table-cell table:style-name="ce246" table:formula="of:=+[.B2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8]" office:value-type="float" office:value="1" calcext:value-type="float">
            <text:p>1.000</text:p>
          </table:table-cell>
          <table:table-cell table:style-name="ce246" table:formula="of:=+[.E2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9]" office:value-type="string" office:string-value="mFaceForeheadLeft " calcext:value-type="string">
            <text:p>mFaceForeheadLeft 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9]" office:value-type="float" office:value="0" calcext:value-type="float">
            <text:p>0.000</text:p>
          </table:table-cell>
          <table:table-cell table:style-name="ce246" table:formula="of:=+[.B2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9]" office:value-type="float" office:value="1" calcext:value-type="float">
            <text:p>1.000</text:p>
          </table:table-cell>
          <table:table-cell table:style-name="ce246" table:formula="of:=+[.E2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0]" office:value-type="string" office:string-value="mFaceForeheadRight" calcext:value-type="string">
            <text:p>mFaceForehead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0]" office:value-type="float" office:value="0" calcext:value-type="float">
            <text:p>0.000</text:p>
          </table:table-cell>
          <table:table-cell table:style-name="ce246" table:formula="of:=+[.B3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0]" office:value-type="float" office:value="1" calcext:value-type="float">
            <text:p>1.000</text:p>
          </table:table-cell>
          <table:table-cell table:style-name="ce246" table:formula="of:=+[.E3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1]" office:value-type="string" office:string-value="mFaceEyebrowOuterLeft" calcext:value-type="string">
            <text:p>mFaceEyebrowOut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1]" office:value-type="float" office:value="0" calcext:value-type="float">
            <text:p>0.000</text:p>
          </table:table-cell>
          <table:table-cell table:style-name="ce246" table:formula="of:=+[.B3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1]" office:value-type="float" office:value="1" calcext:value-type="float">
            <text:p>1.000</text:p>
          </table:table-cell>
          <table:table-cell table:style-name="ce246" table:formula="of:=+[.E3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2]" office:value-type="string" office:string-value="mFaceEyebrowCenterLeft" calcext:value-type="string">
            <text:p>mFaceEyebrowCent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2]" office:value-type="float" office:value="0" calcext:value-type="float">
            <text:p>0.000</text:p>
          </table:table-cell>
          <table:table-cell table:style-name="ce246" table:formula="of:=+[.B3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2]" office:value-type="float" office:value="1" calcext:value-type="float">
            <text:p>1.000</text:p>
          </table:table-cell>
          <table:table-cell table:style-name="ce246" table:formula="of:=+[.E3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3]" office:value-type="string" office:string-value="mFaceEyebrowInnerLeft" calcext:value-type="string">
            <text:p>mFaceEyebrowInn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3]" office:value-type="float" office:value="0" calcext:value-type="float">
            <text:p>0.000</text:p>
          </table:table-cell>
          <table:table-cell table:style-name="ce246" table:formula="of:=+[.B3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3]" office:value-type="float" office:value="1" calcext:value-type="float">
            <text:p>1.000</text:p>
          </table:table-cell>
          <table:table-cell table:style-name="ce246" table:formula="of:=+[.E3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4]" office:value-type="string" office:string-value="mFaceEyebrowOuterRight" calcext:value-type="string">
            <text:p>mFaceEyebrowOut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4]" office:value-type="float" office:value="0" calcext:value-type="float">
            <text:p>0.000</text:p>
          </table:table-cell>
          <table:table-cell table:style-name="ce246" table:formula="of:=+[.B3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4]" office:value-type="float" office:value="1" calcext:value-type="float">
            <text:p>1.000</text:p>
          </table:table-cell>
          <table:table-cell table:style-name="ce246" table:formula="of:=+[.E3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5]" office:value-type="string" office:string-value="mFaceEyebrowCenterRight" calcext:value-type="string">
            <text:p>mFaceEyebrowCent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5]" office:value-type="float" office:value="0" calcext:value-type="float">
            <text:p>0.000</text:p>
          </table:table-cell>
          <table:table-cell table:style-name="ce246" table:formula="of:=+[.B3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5]" office:value-type="float" office:value="1" calcext:value-type="float">
            <text:p>1.000</text:p>
          </table:table-cell>
          <table:table-cell table:style-name="ce246" table:formula="of:=+[.E3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6]" office:value-type="string" office:string-value="mFaceEyebrowInnerRight" calcext:value-type="string">
            <text:p>mFaceEyebrowInn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6]" office:value-type="float" office:value="0" calcext:value-type="float">
            <text:p>0.000</text:p>
          </table:table-cell>
          <table:table-cell table:style-name="ce246" table:formula="of:=+[.B3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6]" office:value-type="float" office:value="1" calcext:value-type="float">
            <text:p>1.000</text:p>
          </table:table-cell>
          <table:table-cell table:style-name="ce246" table:formula="of:=+[.E3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7]" office:value-type="string" office:string-value="mFaceEyeLidUpperLeft" calcext:value-type="string">
            <text:p>mFaceEyeLidUpp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7]" office:value-type="float" office:value="0" calcext:value-type="float">
            <text:p>0.000</text:p>
          </table:table-cell>
          <table:table-cell table:style-name="ce246" table:formula="of:=+[.B3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7]" office:value-type="float" office:value="1" calcext:value-type="float">
            <text:p>1.000</text:p>
          </table:table-cell>
          <table:table-cell table:style-name="ce246" table:formula="of:=+[.E3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8]" office:value-type="string" office:string-value="mFaceEyeLidLowerLeft" calcext:value-type="string">
            <text:p>mFaceEyeLidLow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8]" office:value-type="float" office:value="0" calcext:value-type="float">
            <text:p>0.000</text:p>
          </table:table-cell>
          <table:table-cell table:style-name="ce246" table:formula="of:=+[.B3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8]" office:value-type="float" office:value="1" calcext:value-type="float">
            <text:p>1.000</text:p>
          </table:table-cell>
          <table:table-cell table:style-name="ce246" table:formula="of:=+[.E3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9]" office:value-type="string" office:string-value="mFaceEyeLidUpperRight" calcext:value-type="string">
            <text:p>mFaceEyeLidUpp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9]" office:value-type="float" office:value="0" calcext:value-type="float">
            <text:p>0.000</text:p>
          </table:table-cell>
          <table:table-cell table:style-name="ce246" table:formula="of:=+[.B3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9]" office:value-type="float" office:value="1" calcext:value-type="float">
            <text:p>1.000</text:p>
          </table:table-cell>
          <table:table-cell table:style-name="ce246" table:formula="of:=+[.E3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0]" office:value-type="string" office:string-value="mFaceEyeLidLowerRight" calcext:value-type="string">
            <text:p>mFaceEyeLidLow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0]" office:value-type="float" office:value="0" calcext:value-type="float">
            <text:p>0.000</text:p>
          </table:table-cell>
          <table:table-cell table:style-name="ce246" table:formula="of:=+[.B4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0]" office:value-type="float" office:value="1" calcext:value-type="float">
            <text:p>1.000</text:p>
          </table:table-cell>
          <table:table-cell table:style-name="ce246" table:formula="of:=+[.E4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1]" office:value-type="string" office:string-value="mFaceEar1Left" calcext:value-type="string">
            <text:p>mFaceEar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1]" office:value-type="float" office:value="0" calcext:value-type="float">
            <text:p>0.000</text:p>
          </table:table-cell>
          <table:table-cell table:style-name="ce246" table:formula="of:=+[.B4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1]" office:value-type="float" office:value="1" calcext:value-type="float">
            <text:p>1.000</text:p>
          </table:table-cell>
          <table:table-cell table:style-name="ce246" table:formula="of:=+[.E4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2]" office:value-type="string" office:string-value="mFaceEar2Left" calcext:value-type="string">
            <text:p>mFaceEar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2]" office:value-type="float" office:value="0" calcext:value-type="float">
            <text:p>0.000</text:p>
          </table:table-cell>
          <table:table-cell table:style-name="ce246" table:formula="of:=+[.B4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2]" office:value-type="float" office:value="1" calcext:value-type="float">
            <text:p>1.000</text:p>
          </table:table-cell>
          <table:table-cell table:style-name="ce246" table:formula="of:=+[.E4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3]" office:value-type="string" office:string-value="mFaceEar1Right" calcext:value-type="string">
            <text:p>mFaceEar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3]" office:value-type="float" office:value="0" calcext:value-type="float">
            <text:p>0.000</text:p>
          </table:table-cell>
          <table:table-cell table:style-name="ce246" table:formula="of:=+[.B4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3]" office:value-type="float" office:value="1" calcext:value-type="float">
            <text:p>1.000</text:p>
          </table:table-cell>
          <table:table-cell table:style-name="ce246" table:formula="of:=+[.E4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4]" office:value-type="string" office:string-value="mFaceEar2Right" calcext:value-type="string">
            <text:p>mFaceEar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4]" office:value-type="float" office:value="0" calcext:value-type="float">
            <text:p>0.000</text:p>
          </table:table-cell>
          <table:table-cell table:style-name="ce246" table:formula="of:=+[.B4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4]" office:value-type="float" office:value="1" calcext:value-type="float">
            <text:p>1.000</text:p>
          </table:table-cell>
          <table:table-cell table:style-name="ce246" table:formula="of:=+[.E4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5]" office:value-type="string" office:string-value="mFaceNoseLeft" calcext:value-type="string">
            <text:p>mFaceNose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5]" office:value-type="float" office:value="0" calcext:value-type="float">
            <text:p>0.000</text:p>
          </table:table-cell>
          <table:table-cell table:style-name="ce246" table:formula="of:=+[.B4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5]" office:value-type="float" office:value="1" calcext:value-type="float">
            <text:p>1.000</text:p>
          </table:table-cell>
          <table:table-cell table:style-name="ce246" table:formula="of:=+[.E4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6]" office:value-type="string" office:string-value="mFaceNoseCenter" calcext:value-type="string">
            <text:p>mFaceNoseCent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6]" office:value-type="float" office:value="0" calcext:value-type="float">
            <text:p>0.000</text:p>
          </table:table-cell>
          <table:table-cell table:style-name="ce246" table:formula="of:=+[.B4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6]" office:value-type="float" office:value="1" calcext:value-type="float">
            <text:p>1.000</text:p>
          </table:table-cell>
          <table:table-cell table:style-name="ce246" table:formula="of:=+[.E4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7]" office:value-type="string" office:string-value="mFaceNoseRight" calcext:value-type="string">
            <text:p>mFaceNose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7]" office:value-type="float" office:value="0" calcext:value-type="float">
            <text:p>0.000</text:p>
          </table:table-cell>
          <table:table-cell table:style-name="ce246" table:formula="of:=+[.B4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7]" office:value-type="float" office:value="1" calcext:value-type="float">
            <text:p>1.000</text:p>
          </table:table-cell>
          <table:table-cell table:style-name="ce246" table:formula="of:=+[.E4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8]" office:value-type="string" office:string-value="mFaceCheekLowerLeft" calcext:value-type="string">
            <text:p>mFaceCheekLow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8]" office:value-type="float" office:value="0" calcext:value-type="float">
            <text:p>0.000</text:p>
          </table:table-cell>
          <table:table-cell table:style-name="ce246" table:formula="of:=+[.B4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8]" office:value-type="float" office:value="1" calcext:value-type="float">
            <text:p>1.000</text:p>
          </table:table-cell>
          <table:table-cell table:style-name="ce246" table:formula="of:=+[.E4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9]" office:value-type="string" office:string-value="mFaceCheekUpperLeft" calcext:value-type="string">
            <text:p>mFaceCheekUpp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9]" office:value-type="float" office:value="0" calcext:value-type="float">
            <text:p>0.000</text:p>
          </table:table-cell>
          <table:table-cell table:style-name="ce246" table:formula="of:=+[.B4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9]" office:value-type="float" office:value="1" calcext:value-type="float">
            <text:p>1.000</text:p>
          </table:table-cell>
          <table:table-cell table:style-name="ce246" table:formula="of:=+[.E4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0]" office:value-type="string" office:string-value="mFaceCheekLowerRight" calcext:value-type="string">
            <text:p>mFaceCheekLow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0]" office:value-type="float" office:value="0" calcext:value-type="float">
            <text:p>0.000</text:p>
          </table:table-cell>
          <table:table-cell table:style-name="ce246" table:formula="of:=+[.B5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0]" office:value-type="float" office:value="1" calcext:value-type="float">
            <text:p>1.000</text:p>
          </table:table-cell>
          <table:table-cell table:style-name="ce246" table:formula="of:=+[.E5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1]" office:value-type="string" office:string-value="mFaceCheekUpperRight" calcext:value-type="string">
            <text:p>mFaceCheekUpp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1]" office:value-type="float" office:value="0" calcext:value-type="float">
            <text:p>0.000</text:p>
          </table:table-cell>
          <table:table-cell table:style-name="ce246" table:formula="of:=+[.B5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1]" office:value-type="float" office:value="1" calcext:value-type="float">
            <text:p>1.000</text:p>
          </table:table-cell>
          <table:table-cell table:style-name="ce246" table:formula="of:=+[.E5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2]" office:value-type="string" office:string-value="mFaceJaw" calcext:value-type="string">
            <text:p>mFaceJaw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2]" office:value-type="float" office:value="0" calcext:value-type="float">
            <text:p>0.000</text:p>
          </table:table-cell>
          <table:table-cell table:style-name="ce246" table:formula="of:=+[.B5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2]" office:value-type="float" office:value="1" calcext:value-type="float">
            <text:p>1.000</text:p>
          </table:table-cell>
          <table:table-cell table:style-name="ce246" table:formula="of:=+[.E5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3]" office:value-type="string" office:string-value="mFaceChin" calcext:value-type="string">
            <text:p>mFaceChin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3]" office:value-type="float" office:value="0" calcext:value-type="float">
            <text:p>0.000</text:p>
          </table:table-cell>
          <table:table-cell table:style-name="ce246" table:formula="of:=+[.B5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3]" office:value-type="float" office:value="1" calcext:value-type="float">
            <text:p>1.000</text:p>
          </table:table-cell>
          <table:table-cell table:style-name="ce246" table:formula="of:=+[.E5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4]" office:value-type="string" office:string-value="mFaceTeethLower" calcext:value-type="string">
            <text:p>mFaceTeethLow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4]" office:value-type="float" office:value="0" calcext:value-type="float">
            <text:p>0.000</text:p>
          </table:table-cell>
          <table:table-cell table:style-name="ce246" table:formula="of:=+[.B5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4]" office:value-type="float" office:value="1" calcext:value-type="float">
            <text:p>1.000</text:p>
          </table:table-cell>
          <table:table-cell table:style-name="ce246" table:formula="of:=+[.E5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5]" office:value-type="string" office:string-value="mFaceLipLowerLeft" calcext:value-type="string">
            <text:p>mFaceLipLow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5]" office:value-type="float" office:value="0" calcext:value-type="float">
            <text:p>0.000</text:p>
          </table:table-cell>
          <table:table-cell table:style-name="ce246" table:formula="of:=+[.B5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5]" office:value-type="float" office:value="1" calcext:value-type="float">
            <text:p>1.000</text:p>
          </table:table-cell>
          <table:table-cell table:style-name="ce246" table:formula="of:=+[.E5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6]" office:value-type="string" office:string-value="mFaceLipLowerRight" calcext:value-type="string">
            <text:p>mFaceLipLow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6]" office:value-type="float" office:value="0" calcext:value-type="float">
            <text:p>0.000</text:p>
          </table:table-cell>
          <table:table-cell table:style-name="ce246" table:formula="of:=+[.B5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6]" office:value-type="float" office:value="1" calcext:value-type="float">
            <text:p>1.000</text:p>
          </table:table-cell>
          <table:table-cell table:style-name="ce246" table:formula="of:=+[.E5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7]" office:value-type="string" office:string-value="mFaceLipLowerCenter" calcext:value-type="string">
            <text:p>mFaceLipLowerCent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7]" office:value-type="float" office:value="0" calcext:value-type="float">
            <text:p>0.000</text:p>
          </table:table-cell>
          <table:table-cell table:style-name="ce246" table:formula="of:=+[.B5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7]" office:value-type="float" office:value="1" calcext:value-type="float">
            <text:p>1.000</text:p>
          </table:table-cell>
          <table:table-cell table:style-name="ce246" table:formula="of:=+[.E5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8]" office:value-type="string" office:string-value="mFaceTongueBase" calcext:value-type="string">
            <text:p>mFaceTongueBase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8]" office:value-type="float" office:value="0" calcext:value-type="float">
            <text:p>0.000</text:p>
          </table:table-cell>
          <table:table-cell table:style-name="ce246" table:formula="of:=+[.B5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8]" office:value-type="float" office:value="1" calcext:value-type="float">
            <text:p>1.000</text:p>
          </table:table-cell>
          <table:table-cell table:style-name="ce246" table:formula="of:=+[.E5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9]" office:value-type="string" office:string-value="mFaceTongueTip" calcext:value-type="string">
            <text:p>mFaceTongueTip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9]" office:value-type="float" office:value="0" calcext:value-type="float">
            <text:p>0.000</text:p>
          </table:table-cell>
          <table:table-cell table:style-name="ce246" table:formula="of:=+[.B5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9]" office:value-type="float" office:value="1" calcext:value-type="float">
            <text:p>1.000</text:p>
          </table:table-cell>
          <table:table-cell table:style-name="ce246" table:formula="of:=+[.E5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0]" office:value-type="string" office:string-value="mFaceJawShaper" calcext:value-type="string">
            <text:p>mFaceJawShap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0]" office:value-type="float" office:value="0" calcext:value-type="float">
            <text:p>0.000</text:p>
          </table:table-cell>
          <table:table-cell table:style-name="ce246" table:formula="of:=+[.B6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0]" office:value-type="float" office:value="1" calcext:value-type="float">
            <text:p>1.000</text:p>
          </table:table-cell>
          <table:table-cell table:style-name="ce246" table:formula="of:=+[.E6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1]" office:value-type="string" office:string-value="mFaceForeheadCenter" calcext:value-type="string">
            <text:p>mFaceForeheadCent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1]" office:value-type="float" office:value="0" calcext:value-type="float">
            <text:p>0.000</text:p>
          </table:table-cell>
          <table:table-cell table:style-name="ce246" table:formula="of:=+[.B6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1]" office:value-type="float" office:value="1" calcext:value-type="float">
            <text:p>1.000</text:p>
          </table:table-cell>
          <table:table-cell table:style-name="ce246" table:formula="of:=+[.E6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2]" office:value-type="string" office:string-value="mFaceNoseBase" calcext:value-type="string">
            <text:p>mFaceNoseBase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2]" office:value-type="float" office:value="0" calcext:value-type="float">
            <text:p>0.000</text:p>
          </table:table-cell>
          <table:table-cell table:style-name="ce246" table:formula="of:=+[.B6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2]" office:value-type="float" office:value="1" calcext:value-type="float">
            <text:p>1.000</text:p>
          </table:table-cell>
          <table:table-cell table:style-name="ce246" table:formula="of:=+[.E6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3]" office:value-type="string" office:string-value="mFaceTeethUpper" calcext:value-type="string">
            <text:p>mFaceTeethUpp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3]" office:value-type="float" office:value="0" calcext:value-type="float">
            <text:p>0.000</text:p>
          </table:table-cell>
          <table:table-cell table:style-name="ce246" table:formula="of:=+[.B6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3]" office:value-type="float" office:value="1" calcext:value-type="float">
            <text:p>1.000</text:p>
          </table:table-cell>
          <table:table-cell table:style-name="ce246" table:formula="of:=+[.E6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4]" office:value-type="string" office:string-value="mFaceLipUpperLeft" calcext:value-type="string">
            <text:p>mFaceLipUpp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4]" office:value-type="float" office:value="0" calcext:value-type="float">
            <text:p>0.000</text:p>
          </table:table-cell>
          <table:table-cell table:style-name="ce246" table:formula="of:=+[.B6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4]" office:value-type="float" office:value="1" calcext:value-type="float">
            <text:p>1.000</text:p>
          </table:table-cell>
          <table:table-cell table:style-name="ce246" table:formula="of:=+[.E6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5]" office:value-type="string" office:string-value="mFaceLipUpperRight" calcext:value-type="string">
            <text:p>mFaceLipUpp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5]" office:value-type="float" office:value="0" calcext:value-type="float">
            <text:p>0.000</text:p>
          </table:table-cell>
          <table:table-cell table:style-name="ce246" table:formula="of:=+[.B6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5]" office:value-type="float" office:value="1" calcext:value-type="float">
            <text:p>1.000</text:p>
          </table:table-cell>
          <table:table-cell table:style-name="ce246" table:formula="of:=+[.E6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6]" office:value-type="string" office:string-value="mFaceLipCornerLeft" calcext:value-type="string">
            <text:p>mFaceLipCorn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6]" office:value-type="float" office:value="0" calcext:value-type="float">
            <text:p>0.000</text:p>
          </table:table-cell>
          <table:table-cell table:style-name="ce246" table:formula="of:=+[.B6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6]" office:value-type="float" office:value="1" calcext:value-type="float">
            <text:p>1.000</text:p>
          </table:table-cell>
          <table:table-cell table:style-name="ce246" table:formula="of:=+[.E6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7]" office:value-type="string" office:string-value="mFaceLipCornerRight" calcext:value-type="string">
            <text:p>mFaceLipCorn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7]" office:value-type="float" office:value="0" calcext:value-type="float">
            <text:p>0.000</text:p>
          </table:table-cell>
          <table:table-cell table:style-name="ce246" table:formula="of:=+[.B6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7]" office:value-type="float" office:value="1" calcext:value-type="float">
            <text:p>1.000</text:p>
          </table:table-cell>
          <table:table-cell table:style-name="ce246" table:formula="of:=+[.E6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8]" office:value-type="string" office:string-value="mFaceLipUpperCenter" calcext:value-type="string">
            <text:p>mFaceLipUpperCent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8]" office:value-type="float" office:value="0" calcext:value-type="float">
            <text:p>0.000</text:p>
          </table:table-cell>
          <table:table-cell table:style-name="ce246" table:formula="of:=+[.B6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8]" office:value-type="float" office:value="1" calcext:value-type="float">
            <text:p>1.000</text:p>
          </table:table-cell>
          <table:table-cell table:style-name="ce246" table:formula="of:=+[.E6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9]" office:value-type="string" office:string-value="mFaceEyecornerInnerLeft" calcext:value-type="string">
            <text:p>mFaceEyecornerInn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9]" office:value-type="float" office:value="0" calcext:value-type="float">
            <text:p>0.000</text:p>
          </table:table-cell>
          <table:table-cell table:style-name="ce246" table:formula="of:=+[.B6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9]" office:value-type="float" office:value="1" calcext:value-type="float">
            <text:p>1.000</text:p>
          </table:table-cell>
          <table:table-cell table:style-name="ce246" table:formula="of:=+[.E6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0]" office:value-type="string" office:string-value="mFaceEyecornerInnerRight" calcext:value-type="string">
            <text:p>mFaceEyecornerInn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0]" office:value-type="float" office:value="0" calcext:value-type="float">
            <text:p>0.000</text:p>
          </table:table-cell>
          <table:table-cell table:style-name="ce246" table:formula="of:=+[.B7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0]" office:value-type="float" office:value="1" calcext:value-type="float">
            <text:p>1.000</text:p>
          </table:table-cell>
          <table:table-cell table:style-name="ce246" table:formula="of:=+[.E7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1]" office:value-type="string" office:string-value="mFaceNoseBridge" calcext:value-type="string">
            <text:p>mFaceNoseBridge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1]" office:value-type="float" office:value="0" calcext:value-type="float">
            <text:p>0.000</text:p>
          </table:table-cell>
          <table:table-cell table:style-name="ce246" table:formula="of:=+[.B7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1]" office:value-type="float" office:value="1" calcext:value-type="float">
            <text:p>1.000</text:p>
          </table:table-cell>
          <table:table-cell table:style-name="ce246" table:formula="of:=+[.E7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2]" office:value-type="string" office:string-value="mCollarLeft" calcext:value-type="string">
            <text:p>mColla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2]" office:value-type="float" office:value="0" calcext:value-type="float">
            <text:p>0.000</text:p>
          </table:table-cell>
          <table:table-cell table:style-name="ce246" table:formula="of:=+[.B7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2]" office:value-type="float" office:value="1" calcext:value-type="float">
            <text:p>1.000</text:p>
          </table:table-cell>
          <table:table-cell table:style-name="ce246" table:formula="of:=+[.E7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3]" office:value-type="string" office:string-value="L_CLAVICLE" calcext:value-type="string">
            <text:p>L_CLAVICLE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0900000035762787" calcext:value-type="float">
            <text:p>0.090</text:p>
          </table:table-cell>
          <table:table-cell table:style-name="ce308" office:value-type="float" office:value="0.140000000596046" calcext:value-type="float">
            <text:p>0.140</text:p>
          </table:table-cell>
          <table:table-cell table:style-name="ce308" office:value-type="float" office:value="0.0599999986588955" calcext:value-type="float">
            <text:p>0.060</text:p>
          </table:table-cell>
          <table:table-cell table:style-name="ce222" table:formula="of:=+[.C73]" office:value-type="float" office:value="0" calcext:value-type="float">
            <text:p>0.000</text:p>
          </table:table-cell>
          <table:table-cell table:style-name="ce242" table:formula="of:=+[.B73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73]" office:value-type="float" office:value="0.140000000596046" calcext:value-type="float">
            <text:p>0.140</text:p>
          </table:table-cell>
          <table:table-cell table:style-name="ce242" table:formula="of:=+[.E73]" office:value-type="float" office:value="0.0900000035762787" calcext:value-type="float">
            <text:p>0.090</text:p>
          </table:table-cell>
          <table:table-cell table:style-name="ce242" office:value-type="float" office:value="0.0599999986588955" calcext:value-type="float">
            <text:p>0.060</text:p>
          </table:table-cell>
          <table:table-cell table:number-columns-repeated="1011"/>
        </table:table-row>
        <table:table-row table:style-name="ro3">
          <table:table-cell table:formula="of:=+[$'avatar_skeleton.xml convert'.A74]" office:value-type="string" office:string-value="mShoulderLeft" calcext:value-type="string">
            <text:p>mShould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4]" office:value-type="float" office:value="0" calcext:value-type="float">
            <text:p>0.000</text:p>
          </table:table-cell>
          <table:table-cell table:style-name="ce246" table:formula="of:=+[.B7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4]" office:value-type="float" office:value="1" calcext:value-type="float">
            <text:p>1.000</text:p>
          </table:table-cell>
          <table:table-cell table:style-name="ce246" table:formula="of:=+[.E7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5]" office:value-type="string" office:string-value="L_UPPER_ARM" calcext:value-type="string">
            <text:p>L_UPPER_ARM</text:p>
          </table:table-cell>
          <table:table-cell table:style-name="ce222" office:value-type="float" office:value="-5" calcext:value-type="float">
            <text:p>-5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22" table:formula="of:=+[.C75]" office:value-type="float" office:value="0" calcext:value-type="float">
            <text:p>0.000</text:p>
          </table:table-cell>
          <table:table-cell table:style-name="ce242" table:formula="of:=+[.B75]" office:value-type="float" office:value="-5" calcext:value-type="float">
            <text:p>-5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75]" office:value-type="float" office:value="0.17" calcext:value-type="float">
            <text:p>0.170</text:p>
          </table:table-cell>
          <table:table-cell table:style-name="ce242" table:formula="of:=+[.E75]" office:value-type="float" office:value="0.06" calcext:value-type="float">
            <text:p>0.060</text:p>
          </table:table-cell>
          <table:table-cell table:style-name="ce242" office:value-type="float" office:value="0.06" calcext:value-type="float">
            <text:p>0.060</text:p>
          </table:table-cell>
          <table:table-cell table:number-columns-repeated="1011"/>
        </table:table-row>
        <table:table-row table:style-name="ro3">
          <table:table-cell table:formula="of:=+[$'avatar_skeleton.xml convert'.A76]" office:value-type="string" office:string-value="mElbowLeft" calcext:value-type="string">
            <text:p>mElbow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6]" office:value-type="float" office:value="0" calcext:value-type="float">
            <text:p>0.000</text:p>
          </table:table-cell>
          <table:table-cell table:style-name="ce246" table:formula="of:=+[.B7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6]" office:value-type="float" office:value="1" calcext:value-type="float">
            <text:p>1.000</text:p>
          </table:table-cell>
          <table:table-cell table:style-name="ce246" table:formula="of:=+[.E7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7]" office:value-type="string" office:string-value="L_LOWER_ARM" calcext:value-type="string">
            <text:p>L_LOWER_ARM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45" calcext:value-type="float">
            <text:p>0.045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5" calcext:value-type="float">
            <text:p>0.045</text:p>
          </table:table-cell>
          <table:table-cell table:style-name="ce222" table:formula="of:=+[.C77]" office:value-type="float" office:value="0" calcext:value-type="float">
            <text:p>0.000</text:p>
          </table:table-cell>
          <table:table-cell table:style-name="ce242" table:formula="of:=+[.B77]" office:value-type="float" office:value="-3" calcext:value-type="float">
            <text:p>-3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77]" office:value-type="float" office:value="0.14" calcext:value-type="float">
            <text:p>0.140</text:p>
          </table:table-cell>
          <table:table-cell table:style-name="ce242" table:formula="of:=+[.E77]" office:value-type="float" office:value="0.045" calcext:value-type="float">
            <text:p>0.045</text:p>
          </table:table-cell>
          <table:table-cell table:style-name="ce242" office:value-type="float" office:value="0.045" calcext:value-type="float">
            <text:p>0.045</text:p>
          </table:table-cell>
          <table:table-cell table:number-columns-repeated="1011"/>
        </table:table-row>
        <table:table-row table:style-name="ro3">
          <table:table-cell table:formula="of:=+[$'avatar_skeleton.xml convert'.A78]" office:value-type="string" office:string-value="mWristLeft" calcext:value-type="string">
            <text:p>mWrist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8]" office:value-type="float" office:value="0" calcext:value-type="float">
            <text:p>0.000</text:p>
          </table:table-cell>
          <table:table-cell table:style-name="ce246" table:formula="of:=+[.B7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8]" office:value-type="float" office:value="1" calcext:value-type="float">
            <text:p>1.000</text:p>
          </table:table-cell>
          <table:table-cell table:style-name="ce246" table:formula="of:=+[.E7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9]" office:value-type="string" office:string-value="L_HAND" calcext:value-type="string">
            <text:p>L_HAND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10" calcext:value-type="float">
            <text:p>-10.0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C79]" office:value-type="float" office:value="0" calcext:value-type="float">
            <text:p>0.000</text:p>
          </table:table-cell>
          <table:table-cell table:style-name="ce242" table:formula="of:=+[.B79]" office:value-type="float" office:value="-3" calcext:value-type="float">
            <text:p>-3.000</text:p>
          </table:table-cell>
          <table:table-cell table:style-name="ce308" office:value-type="float" office:value="-10" calcext:value-type="float">
            <text:p>-10.000</text:p>
          </table:table-cell>
          <table:table-cell table:style-name="ce242" table:formula="of:=+[.F79]" office:value-type="float" office:value="0.08" calcext:value-type="float">
            <text:p>0.080</text:p>
          </table:table-cell>
          <table:table-cell table:style-name="ce242" table:formula="of:=+[.E79]" office:value-type="float" office:value="0.05" calcext:value-type="float">
            <text:p>0.050</text:p>
          </table:table-cell>
          <table:table-cell table:style-name="ce242" office:value-type="float" office:value="0.03" calcext:value-type="float">
            <text:p>0.030</text:p>
          </table:table-cell>
          <table:table-cell table:number-columns-repeated="1011"/>
        </table:table-row>
        <table:table-row table:style-name="ro3">
          <table:table-cell table:formula="of:=+[$'avatar_skeleton.xml convert'.A80]" office:value-type="string" office:string-value="mHandMiddle1Left" calcext:value-type="string">
            <text:p>mHandMiddle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0]" office:value-type="float" office:value="0" calcext:value-type="float">
            <text:p>0.000</text:p>
          </table:table-cell>
          <table:table-cell table:style-name="ce246" table:formula="of:=+[.B8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0]" office:value-type="float" office:value="1" calcext:value-type="float">
            <text:p>1.000</text:p>
          </table:table-cell>
          <table:table-cell table:style-name="ce246" table:formula="of:=+[.E8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1]" office:value-type="string" office:string-value="mHandMiddle2Left" calcext:value-type="string">
            <text:p>mHandMiddle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1]" office:value-type="float" office:value="0" calcext:value-type="float">
            <text:p>0.000</text:p>
          </table:table-cell>
          <table:table-cell table:style-name="ce246" table:formula="of:=+[.B8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1]" office:value-type="float" office:value="1" calcext:value-type="float">
            <text:p>1.000</text:p>
          </table:table-cell>
          <table:table-cell table:style-name="ce246" table:formula="of:=+[.E8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2]" office:value-type="string" office:string-value="mHandMiddle3Left" calcext:value-type="string">
            <text:p>mHandMiddle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2]" office:value-type="float" office:value="0" calcext:value-type="float">
            <text:p>0.000</text:p>
          </table:table-cell>
          <table:table-cell table:style-name="ce246" table:formula="of:=+[.B8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2]" office:value-type="float" office:value="1" calcext:value-type="float">
            <text:p>1.000</text:p>
          </table:table-cell>
          <table:table-cell table:style-name="ce246" table:formula="of:=+[.E8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3]" office:value-type="string" office:string-value="mHandIndex1Left" calcext:value-type="string">
            <text:p>mHandIndex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3]" office:value-type="float" office:value="0" calcext:value-type="float">
            <text:p>0.000</text:p>
          </table:table-cell>
          <table:table-cell table:style-name="ce246" table:formula="of:=+[.B8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3]" office:value-type="float" office:value="1" calcext:value-type="float">
            <text:p>1.000</text:p>
          </table:table-cell>
          <table:table-cell table:style-name="ce246" table:formula="of:=+[.E8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4]" office:value-type="string" office:string-value="mHandIndex2Left" calcext:value-type="string">
            <text:p>mHandIndex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4]" office:value-type="float" office:value="0" calcext:value-type="float">
            <text:p>0.000</text:p>
          </table:table-cell>
          <table:table-cell table:style-name="ce246" table:formula="of:=+[.B8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4]" office:value-type="float" office:value="1" calcext:value-type="float">
            <text:p>1.000</text:p>
          </table:table-cell>
          <table:table-cell table:style-name="ce246" table:formula="of:=+[.E8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5]" office:value-type="string" office:string-value="mHandIndex3Left" calcext:value-type="string">
            <text:p>mHandIndex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5]" office:value-type="float" office:value="0" calcext:value-type="float">
            <text:p>0.000</text:p>
          </table:table-cell>
          <table:table-cell table:style-name="ce246" table:formula="of:=+[.B8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5]" office:value-type="float" office:value="1" calcext:value-type="float">
            <text:p>1.000</text:p>
          </table:table-cell>
          <table:table-cell table:style-name="ce246" table:formula="of:=+[.E8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6]" office:value-type="string" office:string-value="mHandRing1Left" calcext:value-type="string">
            <text:p>mHandRing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6]" office:value-type="float" office:value="0" calcext:value-type="float">
            <text:p>0.000</text:p>
          </table:table-cell>
          <table:table-cell table:style-name="ce246" table:formula="of:=+[.B8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6]" office:value-type="float" office:value="1" calcext:value-type="float">
            <text:p>1.000</text:p>
          </table:table-cell>
          <table:table-cell table:style-name="ce246" table:formula="of:=+[.E8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7]" office:value-type="string" office:string-value="mHandRing2Left" calcext:value-type="string">
            <text:p>mHandRing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7]" office:value-type="float" office:value="0" calcext:value-type="float">
            <text:p>0.000</text:p>
          </table:table-cell>
          <table:table-cell table:style-name="ce246" table:formula="of:=+[.B8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7]" office:value-type="float" office:value="1" calcext:value-type="float">
            <text:p>1.000</text:p>
          </table:table-cell>
          <table:table-cell table:style-name="ce246" table:formula="of:=+[.E8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8]" office:value-type="string" office:string-value="mHandRing3Left" calcext:value-type="string">
            <text:p>mHandRing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8]" office:value-type="float" office:value="0" calcext:value-type="float">
            <text:p>0.000</text:p>
          </table:table-cell>
          <table:table-cell table:style-name="ce246" table:formula="of:=+[.B8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8]" office:value-type="float" office:value="1" calcext:value-type="float">
            <text:p>1.000</text:p>
          </table:table-cell>
          <table:table-cell table:style-name="ce246" table:formula="of:=+[.E8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9]" office:value-type="string" office:string-value="mHandPinky1Left" calcext:value-type="string">
            <text:p>mHandPinky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9]" office:value-type="float" office:value="0" calcext:value-type="float">
            <text:p>0.000</text:p>
          </table:table-cell>
          <table:table-cell table:style-name="ce246" table:formula="of:=+[.B8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9]" office:value-type="float" office:value="1" calcext:value-type="float">
            <text:p>1.000</text:p>
          </table:table-cell>
          <table:table-cell table:style-name="ce246" table:formula="of:=+[.E8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0]" office:value-type="string" office:string-value="mHandPinky2Left" calcext:value-type="string">
            <text:p>mHandPinky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0]" office:value-type="float" office:value="0" calcext:value-type="float">
            <text:p>0.000</text:p>
          </table:table-cell>
          <table:table-cell table:style-name="ce246" table:formula="of:=+[.B9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0]" office:value-type="float" office:value="1" calcext:value-type="float">
            <text:p>1.000</text:p>
          </table:table-cell>
          <table:table-cell table:style-name="ce246" table:formula="of:=+[.E9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1]" office:value-type="string" office:string-value="mHandPinky3Left" calcext:value-type="string">
            <text:p>mHandPinky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1]" office:value-type="float" office:value="0" calcext:value-type="float">
            <text:p>0.000</text:p>
          </table:table-cell>
          <table:table-cell table:style-name="ce246" table:formula="of:=+[.B9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1]" office:value-type="float" office:value="1" calcext:value-type="float">
            <text:p>1.000</text:p>
          </table:table-cell>
          <table:table-cell table:style-name="ce246" table:formula="of:=+[.E9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2]" office:value-type="string" office:string-value="mHandThumb1Left" calcext:value-type="string">
            <text:p>mHandThumb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2]" office:value-type="float" office:value="0" calcext:value-type="float">
            <text:p>0.000</text:p>
          </table:table-cell>
          <table:table-cell table:style-name="ce246" table:formula="of:=+[.B9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2]" office:value-type="float" office:value="1" calcext:value-type="float">
            <text:p>1.000</text:p>
          </table:table-cell>
          <table:table-cell table:style-name="ce246" table:formula="of:=+[.E9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3]" office:value-type="string" office:string-value="mHandThumb2Left" calcext:value-type="string">
            <text:p>mHandThumb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3]" office:value-type="float" office:value="0" calcext:value-type="float">
            <text:p>0.000</text:p>
          </table:table-cell>
          <table:table-cell table:style-name="ce246" table:formula="of:=+[.B9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3]" office:value-type="float" office:value="1" calcext:value-type="float">
            <text:p>1.000</text:p>
          </table:table-cell>
          <table:table-cell table:style-name="ce246" table:formula="of:=+[.E9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4]" office:value-type="string" office:string-value="mHandThumb3Left" calcext:value-type="string">
            <text:p>mHandThumb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4]" office:value-type="float" office:value="0" calcext:value-type="float">
            <text:p>0.000</text:p>
          </table:table-cell>
          <table:table-cell table:style-name="ce246" table:formula="of:=+[.B9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4]" office:value-type="float" office:value="1" calcext:value-type="float">
            <text:p>1.000</text:p>
          </table:table-cell>
          <table:table-cell table:style-name="ce246" table:formula="of:=+[.E9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5]" office:value-type="string" office:string-value="mCollarRight" calcext:value-type="string">
            <text:p>mColla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5]" office:value-type="float" office:value="0" calcext:value-type="float">
            <text:p>0.000</text:p>
          </table:table-cell>
          <table:table-cell table:style-name="ce246" table:formula="of:=+[.B9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5]" office:value-type="float" office:value="1" calcext:value-type="float">
            <text:p>1.000</text:p>
          </table:table-cell>
          <table:table-cell table:style-name="ce246" table:formula="of:=+[.E9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6]" office:value-type="string" office:string-value="R_CLAVICLE" calcext:value-type="string">
            <text:p>R_CLAVICLE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09" calcext:value-type="float">
            <text:p>0.09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308" office:value-type="float" office:value="0.06" calcext:value-type="float">
            <text:p>0.060</text:p>
          </table:table-cell>
          <table:table-cell table:style-name="ce222" table:formula="of:=+[.C96]" office:value-type="float" office:value="0" calcext:value-type="float">
            <text:p>0.000</text:p>
          </table:table-cell>
          <table:table-cell table:style-name="ce242" table:formula="of:=+[.B96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96]" office:value-type="float" office:value="0.14" calcext:value-type="float">
            <text:p>0.140</text:p>
          </table:table-cell>
          <table:table-cell table:style-name="ce242" table:formula="of:=+[.E96]" office:value-type="float" office:value="0.09" calcext:value-type="float">
            <text:p>0.090</text:p>
          </table:table-cell>
          <table:table-cell table:style-name="ce242" office:value-type="float" office:value="0.06" calcext:value-type="float">
            <text:p>0.060</text:p>
          </table:table-cell>
          <table:table-cell table:number-columns-repeated="1011"/>
        </table:table-row>
        <table:table-row table:style-name="ro3">
          <table:table-cell table:formula="of:=+[$'avatar_skeleton.xml convert'.A97]" office:value-type="string" office:string-value="mShoulderRight" calcext:value-type="string">
            <text:p>mShould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7]" office:value-type="float" office:value="0" calcext:value-type="float">
            <text:p>0.000</text:p>
          </table:table-cell>
          <table:table-cell table:style-name="ce246" table:formula="of:=+[.B9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7]" office:value-type="float" office:value="1" calcext:value-type="float">
            <text:p>1.000</text:p>
          </table:table-cell>
          <table:table-cell table:style-name="ce246" table:formula="of:=+[.E9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8]" office:value-type="string" office:string-value="R_UPPER_ARM" calcext:value-type="string">
            <text:p>R_UPPER_ARM</text:p>
          </table:table-cell>
          <table:table-cell table:style-name="ce222" office:value-type="float" office:value="5" calcext:value-type="float">
            <text:p>5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06" calcext:value-type="float">
            <text:p>0.0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308" office:value-type="float" office:value="0.06" calcext:value-type="float">
            <text:p>0.060</text:p>
          </table:table-cell>
          <table:table-cell table:style-name="ce222" table:formula="of:=+[.C98]" office:value-type="float" office:value="0" calcext:value-type="float">
            <text:p>0.000</text:p>
          </table:table-cell>
          <table:table-cell table:style-name="ce242" table:formula="of:=+[.B98]" office:value-type="float" office:value="5" calcext:value-type="float">
            <text:p>5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98]" office:value-type="float" office:value="0.17" calcext:value-type="float">
            <text:p>0.170</text:p>
          </table:table-cell>
          <table:table-cell table:style-name="ce242" table:formula="of:=+[.E98]" office:value-type="float" office:value="0.06" calcext:value-type="float">
            <text:p>0.060</text:p>
          </table:table-cell>
          <table:table-cell table:style-name="ce242" office:value-type="float" office:value="0.06" calcext:value-type="float">
            <text:p>0.060</text:p>
          </table:table-cell>
          <table:table-cell table:number-columns-repeated="1011"/>
        </table:table-row>
        <table:table-row table:style-name="ro3">
          <table:table-cell table:formula="of:=+[$'avatar_skeleton.xml convert'.A99]" office:value-type="string" office:string-value="mElbowRight" calcext:value-type="string">
            <text:p>mElbow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9]" office:value-type="float" office:value="0" calcext:value-type="float">
            <text:p>0.000</text:p>
          </table:table-cell>
          <table:table-cell table:style-name="ce246" table:formula="of:=+[.B9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9]" office:value-type="float" office:value="1" calcext:value-type="float">
            <text:p>1.000</text:p>
          </table:table-cell>
          <table:table-cell table:style-name="ce246" table:formula="of:=+[.E9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0]" office:value-type="string" office:string-value="R_LOWER_ARM" calcext:value-type="string">
            <text:p>R_LOWER_ARM</text:p>
          </table:table-cell>
          <table:table-cell table:style-name="ce222" office:value-type="float" office:value="3" calcext:value-type="float">
            <text:p>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045" calcext:value-type="float">
            <text:p>0.045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308" office:value-type="float" office:value="0.045" calcext:value-type="float">
            <text:p>0.045</text:p>
          </table:table-cell>
          <table:table-cell table:style-name="ce222" table:formula="of:=+[.C100]" office:value-type="float" office:value="0" calcext:value-type="float">
            <text:p>0.000</text:p>
          </table:table-cell>
          <table:table-cell table:style-name="ce242" table:formula="of:=+[.B100]" office:value-type="float" office:value="3" calcext:value-type="float">
            <text:p>3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00]" office:value-type="float" office:value="0.14" calcext:value-type="float">
            <text:p>0.140</text:p>
          </table:table-cell>
          <table:table-cell table:style-name="ce242" table:formula="of:=+[.E100]" office:value-type="float" office:value="0.045" calcext:value-type="float">
            <text:p>0.045</text:p>
          </table:table-cell>
          <table:table-cell table:style-name="ce242" office:value-type="float" office:value="0.045" calcext:value-type="float">
            <text:p>0.045</text:p>
          </table:table-cell>
          <table:table-cell table:number-columns-repeated="1011"/>
        </table:table-row>
        <table:table-row table:style-name="ro3">
          <table:table-cell table:formula="of:=+[$'avatar_skeleton.xml convert'.A101]" office:value-type="string" office:string-value="mWristRight" calcext:value-type="string">
            <text:p>mWrist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1]" office:value-type="float" office:value="0" calcext:value-type="float">
            <text:p>0.000</text:p>
          </table:table-cell>
          <table:table-cell table:style-name="ce246" table:formula="of:=+[.B10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1]" office:value-type="float" office:value="1" calcext:value-type="float">
            <text:p>1.000</text:p>
          </table:table-cell>
          <table:table-cell table:style-name="ce246" table:formula="of:=+[.E10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2]" office:value-type="string" office:string-value="R_HAND" calcext:value-type="string">
            <text:p>R_HAND</text:p>
          </table:table-cell>
          <table:table-cell table:style-name="ce222" office:value-type="float" office:value="3" calcext:value-type="float">
            <text:p>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10" calcext:value-type="float">
            <text:p>10.0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C102]" office:value-type="float" office:value="0" calcext:value-type="float">
            <text:p>0.000</text:p>
          </table:table-cell>
          <table:table-cell table:style-name="ce242" table:formula="of:=+[.B102]" office:value-type="float" office:value="3" calcext:value-type="float">
            <text:p>3.000</text:p>
          </table:table-cell>
          <table:table-cell table:style-name="ce308" office:value-type="float" office:value="10" calcext:value-type="float">
            <text:p>10.000</text:p>
          </table:table-cell>
          <table:table-cell table:style-name="ce242" table:formula="of:=+[.F102]" office:value-type="float" office:value="0.08" calcext:value-type="float">
            <text:p>0.080</text:p>
          </table:table-cell>
          <table:table-cell table:style-name="ce242" table:formula="of:=+[.E102]" office:value-type="float" office:value="0.05" calcext:value-type="float">
            <text:p>0.050</text:p>
          </table:table-cell>
          <table:table-cell table:style-name="ce242" office:value-type="float" office:value="0.03" calcext:value-type="float">
            <text:p>0.030</text:p>
          </table:table-cell>
          <table:table-cell table:number-columns-repeated="1011"/>
        </table:table-row>
        <table:table-row table:style-name="ro3">
          <table:table-cell table:formula="of:=+[$'avatar_skeleton.xml convert'.A103]" office:value-type="string" office:string-value="mHandMiddle1Right" calcext:value-type="string">
            <text:p>mHandMiddle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3]" office:value-type="float" office:value="0" calcext:value-type="float">
            <text:p>0.000</text:p>
          </table:table-cell>
          <table:table-cell table:style-name="ce246" table:formula="of:=+[.B10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3]" office:value-type="float" office:value="1" calcext:value-type="float">
            <text:p>1.000</text:p>
          </table:table-cell>
          <table:table-cell table:style-name="ce246" table:formula="of:=+[.E10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4]" office:value-type="string" office:string-value="mHandMiddle2Right" calcext:value-type="string">
            <text:p>mHandMiddle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4]" office:value-type="float" office:value="0" calcext:value-type="float">
            <text:p>0.000</text:p>
          </table:table-cell>
          <table:table-cell table:style-name="ce246" table:formula="of:=+[.B10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4]" office:value-type="float" office:value="1" calcext:value-type="float">
            <text:p>1.000</text:p>
          </table:table-cell>
          <table:table-cell table:style-name="ce246" table:formula="of:=+[.E10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5]" office:value-type="string" office:string-value="mHandMiddle3Right" calcext:value-type="string">
            <text:p>mHandMiddle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5]" office:value-type="float" office:value="0" calcext:value-type="float">
            <text:p>0.000</text:p>
          </table:table-cell>
          <table:table-cell table:style-name="ce246" table:formula="of:=+[.B10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5]" office:value-type="float" office:value="1" calcext:value-type="float">
            <text:p>1.000</text:p>
          </table:table-cell>
          <table:table-cell table:style-name="ce246" table:formula="of:=+[.E10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6]" office:value-type="string" office:string-value="mHandIndex1Right" calcext:value-type="string">
            <text:p>mHandIndex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6]" office:value-type="float" office:value="0" calcext:value-type="float">
            <text:p>0.000</text:p>
          </table:table-cell>
          <table:table-cell table:style-name="ce246" table:formula="of:=+[.B10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6]" office:value-type="float" office:value="1" calcext:value-type="float">
            <text:p>1.000</text:p>
          </table:table-cell>
          <table:table-cell table:style-name="ce246" table:formula="of:=+[.E10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7]" office:value-type="string" office:string-value="mHandIndex2Right" calcext:value-type="string">
            <text:p>mHandIndex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7]" office:value-type="float" office:value="0" calcext:value-type="float">
            <text:p>0.000</text:p>
          </table:table-cell>
          <table:table-cell table:style-name="ce246" table:formula="of:=+[.B10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7]" office:value-type="float" office:value="1" calcext:value-type="float">
            <text:p>1.000</text:p>
          </table:table-cell>
          <table:table-cell table:style-name="ce246" table:formula="of:=+[.E10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8]" office:value-type="string" office:string-value="mHandIndex3Right" calcext:value-type="string">
            <text:p>mHandIndex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8]" office:value-type="float" office:value="0" calcext:value-type="float">
            <text:p>0.000</text:p>
          </table:table-cell>
          <table:table-cell table:style-name="ce246" table:formula="of:=+[.B10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8]" office:value-type="float" office:value="1" calcext:value-type="float">
            <text:p>1.000</text:p>
          </table:table-cell>
          <table:table-cell table:style-name="ce246" table:formula="of:=+[.E10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9]" office:value-type="string" office:string-value="mHandRing1Right" calcext:value-type="string">
            <text:p>mHandRing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9]" office:value-type="float" office:value="0" calcext:value-type="float">
            <text:p>0.000</text:p>
          </table:table-cell>
          <table:table-cell table:style-name="ce246" table:formula="of:=+[.B10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9]" office:value-type="float" office:value="1" calcext:value-type="float">
            <text:p>1.000</text:p>
          </table:table-cell>
          <table:table-cell table:style-name="ce246" table:formula="of:=+[.E10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0]" office:value-type="string" office:string-value="mHandRing2Right" calcext:value-type="string">
            <text:p>mHandRing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0]" office:value-type="float" office:value="0" calcext:value-type="float">
            <text:p>0.000</text:p>
          </table:table-cell>
          <table:table-cell table:style-name="ce246" table:formula="of:=+[.B11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0]" office:value-type="float" office:value="1" calcext:value-type="float">
            <text:p>1.000</text:p>
          </table:table-cell>
          <table:table-cell table:style-name="ce246" table:formula="of:=+[.E11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1]" office:value-type="string" office:string-value="mHandRing3Right" calcext:value-type="string">
            <text:p>mHandRing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1]" office:value-type="float" office:value="0" calcext:value-type="float">
            <text:p>0.000</text:p>
          </table:table-cell>
          <table:table-cell table:style-name="ce246" table:formula="of:=+[.B11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1]" office:value-type="float" office:value="1" calcext:value-type="float">
            <text:p>1.000</text:p>
          </table:table-cell>
          <table:table-cell table:style-name="ce246" table:formula="of:=+[.E11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2]" office:value-type="string" office:string-value="mHandPinky1Right" calcext:value-type="string">
            <text:p>mHandPinky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2]" office:value-type="float" office:value="0" calcext:value-type="float">
            <text:p>0.000</text:p>
          </table:table-cell>
          <table:table-cell table:style-name="ce246" table:formula="of:=+[.B11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2]" office:value-type="float" office:value="1" calcext:value-type="float">
            <text:p>1.000</text:p>
          </table:table-cell>
          <table:table-cell table:style-name="ce246" table:formula="of:=+[.E11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3]" office:value-type="string" office:string-value="mHandPinky2Right" calcext:value-type="string">
            <text:p>mHandPinky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3]" office:value-type="float" office:value="0" calcext:value-type="float">
            <text:p>0.000</text:p>
          </table:table-cell>
          <table:table-cell table:style-name="ce246" table:formula="of:=+[.B11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3]" office:value-type="float" office:value="1" calcext:value-type="float">
            <text:p>1.000</text:p>
          </table:table-cell>
          <table:table-cell table:style-name="ce246" table:formula="of:=+[.E11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4]" office:value-type="string" office:string-value="mHandPinky3Right" calcext:value-type="string">
            <text:p>mHandPinky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4]" office:value-type="float" office:value="0" calcext:value-type="float">
            <text:p>0.000</text:p>
          </table:table-cell>
          <table:table-cell table:style-name="ce246" table:formula="of:=+[.B11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4]" office:value-type="float" office:value="1" calcext:value-type="float">
            <text:p>1.000</text:p>
          </table:table-cell>
          <table:table-cell table:style-name="ce246" table:formula="of:=+[.E11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5]" office:value-type="string" office:string-value="mHandThumb1Right" calcext:value-type="string">
            <text:p>mHandThumb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5]" office:value-type="float" office:value="0" calcext:value-type="float">
            <text:p>0.000</text:p>
          </table:table-cell>
          <table:table-cell table:style-name="ce246" table:formula="of:=+[.B11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5]" office:value-type="float" office:value="1" calcext:value-type="float">
            <text:p>1.000</text:p>
          </table:table-cell>
          <table:table-cell table:style-name="ce246" table:formula="of:=+[.E11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6]" office:value-type="string" office:string-value="mHandThumb2Right" calcext:value-type="string">
            <text:p>mHandThumb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6]" office:value-type="float" office:value="0" calcext:value-type="float">
            <text:p>0.000</text:p>
          </table:table-cell>
          <table:table-cell table:style-name="ce246" table:formula="of:=+[.B11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6]" office:value-type="float" office:value="1" calcext:value-type="float">
            <text:p>1.000</text:p>
          </table:table-cell>
          <table:table-cell table:style-name="ce246" table:formula="of:=+[.E11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7]" office:value-type="string" office:string-value="mHandThumb3Right" calcext:value-type="string">
            <text:p>mHandThumb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7]" office:value-type="float" office:value="0" calcext:value-type="float">
            <text:p>0.000</text:p>
          </table:table-cell>
          <table:table-cell table:style-name="ce246" table:formula="of:=+[.B11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7]" office:value-type="float" office:value="1" calcext:value-type="float">
            <text:p>1.000</text:p>
          </table:table-cell>
          <table:table-cell table:style-name="ce246" table:formula="of:=+[.E11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8]" office:value-type="string" office:string-value="mWingsRoot" calcext:value-type="string">
            <text:p>mWingsRoo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8]" office:value-type="float" office:value="0" calcext:value-type="float">
            <text:p>0.000</text:p>
          </table:table-cell>
          <table:table-cell table:style-name="ce246" table:formula="of:=+[.B11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8]" office:value-type="float" office:value="1" calcext:value-type="float">
            <text:p>1.000</text:p>
          </table:table-cell>
          <table:table-cell table:style-name="ce246" table:formula="of:=+[.E11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9]" office:value-type="string" office:string-value="mWing1Left" calcext:value-type="string">
            <text:p>mWing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9]" office:value-type="float" office:value="0" calcext:value-type="float">
            <text:p>0.000</text:p>
          </table:table-cell>
          <table:table-cell table:style-name="ce246" table:formula="of:=+[.B11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9]" office:value-type="float" office:value="1" calcext:value-type="float">
            <text:p>1.000</text:p>
          </table:table-cell>
          <table:table-cell table:style-name="ce246" table:formula="of:=+[.E11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0]" office:value-type="string" office:string-value="mWing2Left" calcext:value-type="string">
            <text:p>mWing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0]" office:value-type="float" office:value="0" calcext:value-type="float">
            <text:p>0.000</text:p>
          </table:table-cell>
          <table:table-cell table:style-name="ce246" table:formula="of:=+[.B12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0]" office:value-type="float" office:value="1" calcext:value-type="float">
            <text:p>1.000</text:p>
          </table:table-cell>
          <table:table-cell table:style-name="ce246" table:formula="of:=+[.E12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1]" office:value-type="string" office:string-value="mWing3Left" calcext:value-type="string">
            <text:p>mWing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1]" office:value-type="float" office:value="0" calcext:value-type="float">
            <text:p>0.000</text:p>
          </table:table-cell>
          <table:table-cell table:style-name="ce246" table:formula="of:=+[.B12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1]" office:value-type="float" office:value="1" calcext:value-type="float">
            <text:p>1.000</text:p>
          </table:table-cell>
          <table:table-cell table:style-name="ce246" table:formula="of:=+[.E12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2]" office:value-type="string" office:string-value="mWing4Left" calcext:value-type="string">
            <text:p>mWing4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2]" office:value-type="float" office:value="0" calcext:value-type="float">
            <text:p>0.000</text:p>
          </table:table-cell>
          <table:table-cell table:style-name="ce246" table:formula="of:=+[.B12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2]" office:value-type="float" office:value="1" calcext:value-type="float">
            <text:p>1.000</text:p>
          </table:table-cell>
          <table:table-cell table:style-name="ce246" table:formula="of:=+[.E12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3]" office:value-type="string" office:string-value="mWing4FanLeft" calcext:value-type="string">
            <text:p>mWing4Fan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3]" office:value-type="float" office:value="0" calcext:value-type="float">
            <text:p>0.000</text:p>
          </table:table-cell>
          <table:table-cell table:style-name="ce246" table:formula="of:=+[.B12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3]" office:value-type="float" office:value="1" calcext:value-type="float">
            <text:p>1.000</text:p>
          </table:table-cell>
          <table:table-cell table:style-name="ce246" table:formula="of:=+[.E12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4]" office:value-type="string" office:string-value="mWing1Right" calcext:value-type="string">
            <text:p>mWing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4]" office:value-type="float" office:value="0" calcext:value-type="float">
            <text:p>0.000</text:p>
          </table:table-cell>
          <table:table-cell table:style-name="ce246" table:formula="of:=+[.B12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4]" office:value-type="float" office:value="1" calcext:value-type="float">
            <text:p>1.000</text:p>
          </table:table-cell>
          <table:table-cell table:style-name="ce246" table:formula="of:=+[.E12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5]" office:value-type="string" office:string-value="mWing2Right" calcext:value-type="string">
            <text:p>mWing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5]" office:value-type="float" office:value="0" calcext:value-type="float">
            <text:p>0.000</text:p>
          </table:table-cell>
          <table:table-cell table:style-name="ce246" table:formula="of:=+[.B12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5]" office:value-type="float" office:value="1" calcext:value-type="float">
            <text:p>1.000</text:p>
          </table:table-cell>
          <table:table-cell table:style-name="ce246" table:formula="of:=+[.E12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6]" office:value-type="string" office:string-value="mWing3Right" calcext:value-type="string">
            <text:p>mWing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6]" office:value-type="float" office:value="0" calcext:value-type="float">
            <text:p>0.000</text:p>
          </table:table-cell>
          <table:table-cell table:style-name="ce246" table:formula="of:=+[.B12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6]" office:value-type="float" office:value="1" calcext:value-type="float">
            <text:p>1.000</text:p>
          </table:table-cell>
          <table:table-cell table:style-name="ce246" table:formula="of:=+[.E12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7]" office:value-type="string" office:string-value="mWing4Right" calcext:value-type="string">
            <text:p>mWing4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7]" office:value-type="float" office:value="0" calcext:value-type="float">
            <text:p>0.000</text:p>
          </table:table-cell>
          <table:table-cell table:style-name="ce246" table:formula="of:=+[.B12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7]" office:value-type="float" office:value="1" calcext:value-type="float">
            <text:p>1.000</text:p>
          </table:table-cell>
          <table:table-cell table:style-name="ce246" table:formula="of:=+[.E12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8]" office:value-type="string" office:string-value="mWing4FanRight" calcext:value-type="string">
            <text:p>mWing4Fan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8]" office:value-type="float" office:value="0" calcext:value-type="float">
            <text:p>0.000</text:p>
          </table:table-cell>
          <table:table-cell table:style-name="ce246" table:formula="of:=+[.B12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8]" office:value-type="float" office:value="1" calcext:value-type="float">
            <text:p>1.000</text:p>
          </table:table-cell>
          <table:table-cell table:style-name="ce246" table:formula="of:=+[.E12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9]" office:value-type="string" office:string-value="mHipRight" calcext:value-type="string">
            <text:p>mHip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9]" office:value-type="float" office:value="0" calcext:value-type="float">
            <text:p>0.000</text:p>
          </table:table-cell>
          <table:table-cell table:style-name="ce246" table:formula="of:=+[.B12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9]" office:value-type="float" office:value="1" calcext:value-type="float">
            <text:p>1.000</text:p>
          </table:table-cell>
          <table:table-cell table:style-name="ce246" table:formula="of:=+[.E12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0]" office:value-type="string" office:string-value="R_UPPER_LEG" calcext:value-type="string">
            <text:p>R_UPPER_LEG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C130]" office:value-type="float" office:value="0" calcext:value-type="float">
            <text:p>0.000</text:p>
          </table:table-cell>
          <table:table-cell table:style-name="ce242" table:formula="of:=+[.B13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30]" office:value-type="float" office:value="0.09" calcext:value-type="float">
            <text:p>0.090</text:p>
          </table:table-cell>
          <table:table-cell table:style-name="ce242" table:formula="of:=+[.E130]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number-columns-repeated="1011"/>
        </table:table-row>
        <table:table-row table:style-name="ro3">
          <table:table-cell table:formula="of:=+[$'avatar_skeleton.xml convert'.A131]" office:value-type="string" office:string-value="mKneeRight" calcext:value-type="string">
            <text:p>mKnee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1]" office:value-type="float" office:value="0" calcext:value-type="float">
            <text:p>0.000</text:p>
          </table:table-cell>
          <table:table-cell table:style-name="ce246" table:formula="of:=+[.B13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1]" office:value-type="float" office:value="1" calcext:value-type="float">
            <text:p>1.000</text:p>
          </table:table-cell>
          <table:table-cell table:style-name="ce246" table:formula="of:=+[.E13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2]" office:value-type="string" office:string-value="R_LOWER_LEG" calcext:value-type="string">
            <text:p>R_LOWER_LEG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C132]" office:value-type="float" office:value="0" calcext:value-type="float">
            <text:p>0.000</text:p>
          </table:table-cell>
          <table:table-cell table:style-name="ce242" table:formula="of:=+[.B132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32]" office:value-type="float" office:value="0.06" calcext:value-type="float">
            <text:p>0.060</text:p>
          </table:table-cell>
          <table:table-cell table:style-name="ce242" table:formula="of:=+[.E132]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number-columns-repeated="1011"/>
        </table:table-row>
        <table:table-row table:style-name="ro3">
          <table:table-cell table:formula="of:=+[$'avatar_skeleton.xml convert'.A133]" office:value-type="string" office:string-value="mAnkleRight" calcext:value-type="string">
            <text:p>mAnkle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3]" office:value-type="float" office:value="0" calcext:value-type="float">
            <text:p>0.000</text:p>
          </table:table-cell>
          <table:table-cell table:style-name="ce246" table:formula="of:=+[.B13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3]" office:value-type="float" office:value="1" calcext:value-type="float">
            <text:p>1.000</text:p>
          </table:table-cell>
          <table:table-cell table:style-name="ce246" table:formula="of:=+[.E13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4]" office:value-type="string" office:string-value="R_FOOT" calcext:value-type="string">
            <text:p>R_FOOT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10" calcext:value-type="float">
            <text:p>1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C134]" office:value-type="float" office:value="10" calcext:value-type="float">
            <text:p>10.000</text:p>
          </table:table-cell>
          <table:table-cell table:style-name="ce242" table:formula="of:=+[.B134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34]" office:value-type="float" office:value="0.05" calcext:value-type="float">
            <text:p>0.050</text:p>
          </table:table-cell>
          <table:table-cell table:style-name="ce242" table:formula="of:=+[.E134]" office:value-type="float" office:value="0.13" calcext:value-type="float">
            <text:p>0.13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35]" office:value-type="string" office:string-value="mFootRight" calcext:value-type="string">
            <text:p>mFoot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5]" office:value-type="float" office:value="0" calcext:value-type="float">
            <text:p>0.000</text:p>
          </table:table-cell>
          <table:table-cell table:style-name="ce246" table:formula="of:=+[.B13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5]" office:value-type="float" office:value="1" calcext:value-type="float">
            <text:p>1.000</text:p>
          </table:table-cell>
          <table:table-cell table:style-name="ce246" table:formula="of:=+[.E13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6]" office:value-type="string" office:string-value="mToeRight" calcext:value-type="string">
            <text:p>mToe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6]" office:value-type="float" office:value="0" calcext:value-type="float">
            <text:p>0.000</text:p>
          </table:table-cell>
          <table:table-cell table:style-name="ce246" table:formula="of:=+[.B13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6]" office:value-type="float" office:value="1" calcext:value-type="float">
            <text:p>1.000</text:p>
          </table:table-cell>
          <table:table-cell table:style-name="ce246" table:formula="of:=+[.E13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7]" office:value-type="string" office:string-value="mHipLeft" calcext:value-type="string">
            <text:p>mHip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7]" office:value-type="float" office:value="0" calcext:value-type="float">
            <text:p>0.000</text:p>
          </table:table-cell>
          <table:table-cell table:style-name="ce246" table:formula="of:=+[.B13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7]" office:value-type="float" office:value="1" calcext:value-type="float">
            <text:p>1.000</text:p>
          </table:table-cell>
          <table:table-cell table:style-name="ce246" table:formula="of:=+[.E13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8]" office:value-type="string" office:string-value="L_UPPER_LEG" calcext:value-type="string">
            <text:p>L_UPPER_LEG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C138]" office:value-type="float" office:value="0" calcext:value-type="float">
            <text:p>0.000</text:p>
          </table:table-cell>
          <table:table-cell table:style-name="ce242" table:formula="of:=+[.B13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38]" office:value-type="float" office:value="0.09" calcext:value-type="float">
            <text:p>0.090</text:p>
          </table:table-cell>
          <table:table-cell table:style-name="ce242" table:formula="of:=+[.E138]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number-columns-repeated="1011"/>
        </table:table-row>
        <table:table-row table:style-name="ro3">
          <table:table-cell table:formula="of:=+[$'avatar_skeleton.xml convert'.A139]" office:value-type="string" office:string-value="mKneeLeft" calcext:value-type="string">
            <text:p>mKnee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9]" office:value-type="float" office:value="0" calcext:value-type="float">
            <text:p>0.000</text:p>
          </table:table-cell>
          <table:table-cell table:style-name="ce246" table:formula="of:=+[.B13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9]" office:value-type="float" office:value="1" calcext:value-type="float">
            <text:p>1.000</text:p>
          </table:table-cell>
          <table:table-cell table:style-name="ce246" table:formula="of:=+[.E13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0]" office:value-type="string" office:string-value="L_LOWER_LEG" calcext:value-type="string">
            <text:p>L_LOWER_LEG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C140]" office:value-type="float" office:value="0" calcext:value-type="float">
            <text:p>0.000</text:p>
          </table:table-cell>
          <table:table-cell table:style-name="ce242" table:formula="of:=+[.B14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40]" office:value-type="float" office:value="0.06" calcext:value-type="float">
            <text:p>0.060</text:p>
          </table:table-cell>
          <table:table-cell table:style-name="ce242" table:formula="of:=+[.E140]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number-columns-repeated="1011"/>
        </table:table-row>
        <table:table-row table:style-name="ro3">
          <table:table-cell table:formula="of:=+[$'avatar_skeleton.xml convert'.A141]" office:value-type="string" office:string-value="mAnkleLeft" calcext:value-type="string">
            <text:p>mAnkle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1]" office:value-type="float" office:value="0" calcext:value-type="float">
            <text:p>0.000</text:p>
          </table:table-cell>
          <table:table-cell table:style-name="ce246" table:formula="of:=+[.B14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1]" office:value-type="float" office:value="1" calcext:value-type="float">
            <text:p>1.000</text:p>
          </table:table-cell>
          <table:table-cell table:style-name="ce246" table:formula="of:=+[.E14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2]" office:value-type="string" office:string-value="L_FOOT" calcext:value-type="string">
            <text:p>L_FOOT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10" calcext:value-type="float">
            <text:p>1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C142]" office:value-type="float" office:value="10" calcext:value-type="float">
            <text:p>10.000</text:p>
          </table:table-cell>
          <table:table-cell table:style-name="ce242" table:formula="of:=+[.B142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42]" office:value-type="float" office:value="0.05" calcext:value-type="float">
            <text:p>0.050</text:p>
          </table:table-cell>
          <table:table-cell table:style-name="ce242" table:formula="of:=+[.E142]" office:value-type="float" office:value="0.13" calcext:value-type="float">
            <text:p>0.13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43]" office:value-type="string" office:string-value="mFootLeft" calcext:value-type="string">
            <text:p>mFoot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3]" office:value-type="float" office:value="0" calcext:value-type="float">
            <text:p>0.000</text:p>
          </table:table-cell>
          <table:table-cell table:style-name="ce246" table:formula="of:=+[.B14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3]" office:value-type="float" office:value="1" calcext:value-type="float">
            <text:p>1.000</text:p>
          </table:table-cell>
          <table:table-cell table:style-name="ce246" table:formula="of:=+[.E14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4]" office:value-type="string" office:string-value="mToeLeft" calcext:value-type="string">
            <text:p>mToe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4]" office:value-type="float" office:value="0" calcext:value-type="float">
            <text:p>0.000</text:p>
          </table:table-cell>
          <table:table-cell table:style-name="ce246" table:formula="of:=+[.B14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4]" office:value-type="float" office:value="1" calcext:value-type="float">
            <text:p>1.000</text:p>
          </table:table-cell>
          <table:table-cell table:style-name="ce246" table:formula="of:=+[.E14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5]" office:value-type="string" office:string-value="mTail1" calcext:value-type="string">
            <text:p>mTail1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5]" office:value-type="float" office:value="0" calcext:value-type="float">
            <text:p>0.000</text:p>
          </table:table-cell>
          <table:table-cell table:style-name="ce246" table:formula="of:=+[.B14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5]" office:value-type="float" office:value="1" calcext:value-type="float">
            <text:p>1.000</text:p>
          </table:table-cell>
          <table:table-cell table:style-name="ce246" table:formula="of:=+[.E14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6]" office:value-type="string" office:string-value="mTail2" calcext:value-type="string">
            <text:p>mTail2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6]" office:value-type="float" office:value="0" calcext:value-type="float">
            <text:p>0.000</text:p>
          </table:table-cell>
          <table:table-cell table:style-name="ce246" table:formula="of:=+[.B14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6]" office:value-type="float" office:value="1" calcext:value-type="float">
            <text:p>1.000</text:p>
          </table:table-cell>
          <table:table-cell table:style-name="ce246" table:formula="of:=+[.E14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7]" office:value-type="string" office:string-value="mTail3" calcext:value-type="string">
            <text:p>mTail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7]" office:value-type="float" office:value="0" calcext:value-type="float">
            <text:p>0.000</text:p>
          </table:table-cell>
          <table:table-cell table:style-name="ce246" table:formula="of:=+[.B14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7]" office:value-type="float" office:value="1" calcext:value-type="float">
            <text:p>1.000</text:p>
          </table:table-cell>
          <table:table-cell table:style-name="ce246" table:formula="of:=+[.E14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8]" office:value-type="string" office:string-value="mTail4" calcext:value-type="string">
            <text:p>mTail4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8]" office:value-type="float" office:value="0" calcext:value-type="float">
            <text:p>0.000</text:p>
          </table:table-cell>
          <table:table-cell table:style-name="ce246" table:formula="of:=+[.B14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8]" office:value-type="float" office:value="1" calcext:value-type="float">
            <text:p>1.000</text:p>
          </table:table-cell>
          <table:table-cell table:style-name="ce246" table:formula="of:=+[.E14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9]" office:value-type="string" office:string-value="mTail5" calcext:value-type="string">
            <text:p>mTail5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9]" office:value-type="float" office:value="0" calcext:value-type="float">
            <text:p>0.000</text:p>
          </table:table-cell>
          <table:table-cell table:style-name="ce246" table:formula="of:=+[.B14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9]" office:value-type="float" office:value="1" calcext:value-type="float">
            <text:p>1.000</text:p>
          </table:table-cell>
          <table:table-cell table:style-name="ce246" table:formula="of:=+[.E14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0]" office:value-type="string" office:string-value="mTail6" calcext:value-type="string">
            <text:p>mTail6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0]" office:value-type="float" office:value="0" calcext:value-type="float">
            <text:p>0.000</text:p>
          </table:table-cell>
          <table:table-cell table:style-name="ce246" table:formula="of:=+[.B15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0]" office:value-type="float" office:value="1" calcext:value-type="float">
            <text:p>1.000</text:p>
          </table:table-cell>
          <table:table-cell table:style-name="ce246" table:formula="of:=+[.E15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1]" office:value-type="string" office:string-value="mGroin" calcext:value-type="string">
            <text:p>mGroin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1]" office:value-type="float" office:value="0" calcext:value-type="float">
            <text:p>0.000</text:p>
          </table:table-cell>
          <table:table-cell table:style-name="ce246" table:formula="of:=+[.B15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1]" office:value-type="float" office:value="1" calcext:value-type="float">
            <text:p>1.000</text:p>
          </table:table-cell>
          <table:table-cell table:style-name="ce246" table:formula="of:=+[.E15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2]" office:value-type="string" office:string-value="mHindLimbRoot" calcext:value-type="string">
            <text:p>mHindLimbRoo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2]" office:value-type="float" office:value="0" calcext:value-type="float">
            <text:p>0.000</text:p>
          </table:table-cell>
          <table:table-cell table:style-name="ce246" table:formula="of:=+[.B15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2]" office:value-type="float" office:value="1" calcext:value-type="float">
            <text:p>1.000</text:p>
          </table:table-cell>
          <table:table-cell table:style-name="ce246" table:formula="of:=+[.E15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3]" office:value-type="string" office:string-value="mHindLimb1Left" calcext:value-type="string">
            <text:p>mHindLimb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3]" office:value-type="float" office:value="0" calcext:value-type="float">
            <text:p>0.000</text:p>
          </table:table-cell>
          <table:table-cell table:style-name="ce246" table:formula="of:=+[.B15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3]" office:value-type="float" office:value="1" calcext:value-type="float">
            <text:p>1.000</text:p>
          </table:table-cell>
          <table:table-cell table:style-name="ce246" table:formula="of:=+[.E15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4]" office:value-type="string" office:string-value="mHindLimb2Left" calcext:value-type="string">
            <text:p>mHindLimb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4]" office:value-type="float" office:value="0" calcext:value-type="float">
            <text:p>0.000</text:p>
          </table:table-cell>
          <table:table-cell table:style-name="ce246" table:formula="of:=+[.B15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4]" office:value-type="float" office:value="1" calcext:value-type="float">
            <text:p>1.000</text:p>
          </table:table-cell>
          <table:table-cell table:style-name="ce246" table:formula="of:=+[.E15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5]" office:value-type="string" office:string-value="mHindLimb3Left" calcext:value-type="string">
            <text:p>mHindLimb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5]" office:value-type="float" office:value="0" calcext:value-type="float">
            <text:p>0.000</text:p>
          </table:table-cell>
          <table:table-cell table:style-name="ce246" table:formula="of:=+[.B15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5]" office:value-type="float" office:value="1" calcext:value-type="float">
            <text:p>1.000</text:p>
          </table:table-cell>
          <table:table-cell table:style-name="ce246" table:formula="of:=+[.E15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6]" office:value-type="string" office:string-value="mHindLimb4Left" calcext:value-type="string">
            <text:p>mHindLimb4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6]" office:value-type="float" office:value="0" calcext:value-type="float">
            <text:p>0.000</text:p>
          </table:table-cell>
          <table:table-cell table:style-name="ce246" table:formula="of:=+[.B15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6]" office:value-type="float" office:value="1" calcext:value-type="float">
            <text:p>1.000</text:p>
          </table:table-cell>
          <table:table-cell table:style-name="ce246" table:formula="of:=+[.E15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7]" office:value-type="string" office:string-value="mHindLimb1Right" calcext:value-type="string">
            <text:p>mHindLimb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7]" office:value-type="float" office:value="0" calcext:value-type="float">
            <text:p>0.000</text:p>
          </table:table-cell>
          <table:table-cell table:style-name="ce246" table:formula="of:=+[.B15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7]" office:value-type="float" office:value="1" calcext:value-type="float">
            <text:p>1.000</text:p>
          </table:table-cell>
          <table:table-cell table:style-name="ce246" table:formula="of:=+[.E15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8]" office:value-type="string" office:string-value="mHindLimb2Right" calcext:value-type="string">
            <text:p>mHindLimb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8]" office:value-type="float" office:value="0" calcext:value-type="float">
            <text:p>0.000</text:p>
          </table:table-cell>
          <table:table-cell table:style-name="ce246" table:formula="of:=+[.B15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8]" office:value-type="float" office:value="1" calcext:value-type="float">
            <text:p>1.000</text:p>
          </table:table-cell>
          <table:table-cell table:style-name="ce246" table:formula="of:=+[.E15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9]" office:value-type="string" office:string-value="mHindLimb3Right" calcext:value-type="string">
            <text:p>mHindLimb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9]" office:value-type="float" office:value="0" calcext:value-type="float">
            <text:p>0.000</text:p>
          </table:table-cell>
          <table:table-cell table:style-name="ce246" table:formula="of:=+[.B15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9]" office:value-type="float" office:value="1" calcext:value-type="float">
            <text:p>1.000</text:p>
          </table:table-cell>
          <table:table-cell table:style-name="ce246" table:formula="of:=+[.E15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60]" office:value-type="string" office:string-value="mHindLimb4Right" calcext:value-type="string">
            <text:p>mHindLimb4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60]" office:value-type="float" office:value="0" calcext:value-type="float">
            <text:p>0.000</text:p>
          </table:table-cell>
          <table:table-cell table:style-name="ce246" table:formula="of:=+[.B16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60]" office:value-type="float" office:value="1" calcext:value-type="float">
            <text:p>1.000</text:p>
          </table:table-cell>
          <table:table-cell table:style-name="ce246" table:formula="of:=+[.E16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397"/>
          <table:table-cell table:number-columns-repeated="5"/>
          <table:table-cell table:style-name="ce397"/>
          <table:table-cell table:number-columns-repeated="1015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/>
          <table:table-cell table:style-name="ce239"/>
          <table:table-cell table:style-name="ce260"/>
          <table:table-cell table:style-name="ce344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260" table:number-columns-repeated="3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06:40:00.9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29T08:06:12.890000000</dc:date>
    <meta:editing-duration>P1DT14H54M17S</meta:editing-duration>
    <meta:editing-cycles>110</meta:editing-cycles>
    <dc:creator>Ada Radius</dc:creator>
    <meta:document-statistic meta:table-count="5" meta:cell-count="14291" meta:object-count="0"/>
  </office:meta>
</office:document-meta>
</file>